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36">
      <style:table-cell-properties style:vertical-align="automatic" fo:background-color="#000000"/>
      <style:text-properties fo:color="#FFFFFF"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32_2" style:data-style-name="N0">
      <style:table-cell-properties style:vertical-align="automatic" fo:background-color="#000000"/>
      <style:text-properties fo:color="#FFFFFF" style:font-name="Arial" style:font-name-asian="Arial" style:font-name-complex="Arial" fo:font-size="10pt" style:font-size-asian="10pt" style:font-size-complex="10pt"/>
    </style:style>
    <style:style style:name="ce4" style:family="table-cell" style:parent-style-name="Normal_32_2" style:data-style-name="N0">
      <style:table-cell-properties style:vertical-align="automatic" fo:background-color="#000000"/>
      <style:paragraph-properties fo:margin-left="0cm" style:writing-mode="lr"/>
      <style:text-properties fo:color="#FFFFFF" style:font-name="Arial" style:font-name-asian="Arial" style:font-name-complex="Arial" fo:font-size="10pt" style:font-size-asian="10pt" style:font-size-complex="10pt"/>
    </style:style>
    <style:style style:name="ce5" style:family="table-cell" style:parent-style-name="Normal_32_2" style:data-style-name="N0">
      <style:table-cell-properties style:vertical-align="automatic" fo:background-color="#000000" style:repeat-content="false"/>
      <style:paragraph-properties fo:text-align="end" fo:margin-right="0cm"/>
      <style:text-properties fo:color="#FFFFFF" style:font-name="Arial" style:font-name-asian="Arial" style:font-name-complex="Arial" fo:font-size="10pt" style:font-size-asian="10pt" style:font-size-complex="10pt"/>
    </style:style>
    <style:style style:name="ce6" style:family="table-cell" style:parent-style-name="Normal_32_3" style:data-style-name="N0">
      <style:table-cell-properties style:vertical-align="automatic" fo:background-color="#000000"/>
    </style:style>
    <style:style style:name="ce7" style:family="table-cell" style:parent-style-name="Normal_32_3" style:data-style-name="N0">
      <style:table-cell-properties style:vertical-align="automatic" fo:background-color="transparent"/>
    </style:style>
    <style:style style:name="ce8" style:family="table-cell" style:parent-style-name="Normal_32_3_32_2" style:data-style-name="N0">
      <style:table-cell-properties fo:border-top="thin solid #000000" fo:border-bottom="2pt solid #000000" fo:border-left="none" fo:border-right="none" style:vertical-align="automatic" fo:background-color="transparent"/>
      <style:text-properties style:font-name="Arial" style:font-name-asian="Arial" style:font-name-complex="Arial" fo:font-size="10pt" style:font-size-asian="10pt" style:font-size-complex="10pt"/>
    </style:style>
    <style:style style:name="ce9" style:family="table-cell" style:parent-style-name="Normal_32_3_32_2" style:data-style-name="N0">
      <style:table-cell-properties fo:border-top="thin solid #000000" fo:border-bottom="2pt solid #000000" fo:border-left="none" fo:border-right="none" style:vertical-align="automatic" fo:wrap-option="wrap" fo:background-color="transparent" style:cell-protect="none" style:repeat-content="false"/>
      <style:paragraph-properties fo:text-align="start" fo:margin-left="0cm" style:writing-mode="lr"/>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Normal_32_3_32_2" style:data-style-name="N0">
      <style:table-cell-properties fo:border-top="thin solid #000000" fo:border-bottom="2pt solid #000000" fo:border-left="none" fo:border-right="none" style:vertical-align="automatic"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Normal_32_3_32_2" style:data-style-name="N0">
      <style:table-cell-properties style:vertical-align="automatic"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Normal_32_3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3" style:family="table-cell" style:parent-style-name="Normal_32_3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4" style:family="table-cell" style:parent-style-name="Normal_32_3"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5" style:family="table-cell" style:parent-style-name="Normal_32_3_32_2"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3_32_2"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3_32_2" style:data-style-name="N4">
      <style:table-cell-properties fo:border-top="thin solid #000000" fo:border-bottom="thin solid #000000" fo:border-left="none"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Normal_32_3_32_2" style:data-style-name="N4">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Normal_32_3_32_2" style:data-style-name="N4">
      <style:table-cell-properties style:vertical-align="automatic" fo:background-color="transparent"/>
      <style:text-properties style:font-name="Arial" style:font-name-asian="Arial" style:font-name-complex="Arial" fo:font-size="10pt" style:font-size-asian="10pt" style:font-size-complex="10pt"/>
    </style:style>
    <style:style style:name="ce20" style:family="table-cell" style:parent-style-name="Normal_32_3" style:data-style-name="N4">
      <style:table-cell-properties style:vertical-align="automatic" fo:background-color="transparent"/>
    </style:style>
    <style:style style:name="ce21" style:family="table-cell" style:parent-style-name="Normal_32_3" style:data-style-name="N4">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22" style:family="table-cell" style:parent-style-name="Default" style:data-style-name="N2">
      <style:table-cell-properties fo:border-top="thin solid #000000" fo:border-bottom="thin solid #000000" fo:border-left="none" fo:border-right="none"/>
      <style:text-properties style:font-name="Arial" style:font-name-asian="Arial" style:font-name-complex="Arial" fo:font-size="10pt" style:font-size-asian="10pt" style:font-size-complex="10pt" fo:font-weight="bold" style:font-weight-asian="bold" style:font-weight-complex="bold"/>
    </style:style>
    <style:style style:name="ce23" style:family="table-cell" style:parent-style-name="Normal_32_10" style:data-style-name="N2">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4" style:family="table-cell" style:parent-style-name="Normal_32_10"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5" style:family="table-cell" style:parent-style-name="Normal_32_10" style:data-style-name="N2">
      <style:table-cell-properties fo:border-top="thin solid #000000" fo:border-bottom="thin solid #000000" fo:border-left="none"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Normal_32_3_32_2" style:data-style-name="N2">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Normal_32_3" style:data-style-name="N0">
      <style:table-cell-properties fo:border-top="none" fo:border-bottom="2pt solid #000000" fo:border-left="none" fo:border-right="none" style:vertical-align="automatic" fo:background-color="transparent"/>
    </style:style>
    <style:style style:name="ce28"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29" style:family="table-cell" style:parent-style-name="Normal_32_2"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0" style:family="table-cell" style:parent-style-name="Normal_32_2" style:data-style-name="N3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Normal_32_2" style:data-style-name="N30">
      <style:table-cell-properties style:vertical-align="automatic" fo:background-color="transparent" style:repeat-content="false"/>
      <style:paragraph-properties fo:text-align="center"/>
      <style:text-properties fo:color="#FFFFFF" style:font-name="Arial" style:font-name-asian="Arial" style:font-name-complex="Arial" fo:font-size="10pt" style:font-size-asian="10pt" style:font-size-complex="10pt"/>
    </style:style>
    <style:style style:name="ce32"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3" style:family="table-cell" style:parent-style-name="Normal_32_2" style:data-style-name="N3">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4" style:family="table-cell" style:parent-style-name="Normal_32_2" style:data-style-name="N3">
      <style:table-cell-properties style:vertical-align="middle" fo:background-color="transparent" style:repeat-content="false"/>
      <style:paragraph-properties fo:text-align="end" fo:margin-right="0cm"/>
      <style:text-properties style:font-name="Arial" style:font-name-asian="Arial" style:font-name-complex="Arial" fo:font-size="7pt" style:font-size-asian="7pt" style:font-size-complex="7pt"/>
    </style:style>
    <style:style style:name="ce35" style:family="table-cell" style:parent-style-name="Normal_32_2" style:data-style-name="N0">
      <style:table-cell-properties style:vertical-align="to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6"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7" style:family="table-cell" style:parent-style-name="Normal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8" style:family="table-cell" style:parent-style-name="Normal_32_2" style:data-style-name="N0">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9"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Normal_32_2" style:data-style-name="N0">
      <style:table-cell-properties style:vertical-align="top"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1" style:family="table-cell" style:parent-style-name="Normal_32_2" style:data-style-name="N0">
      <style:table-cell-properties style:vertical-align="top" fo:wrap-option="wrap" fo:background-color="transparent" style:shrink-to-fit="true" style:repeat-content="false"/>
      <style:paragraph-properties fo:text-align="start" fo:margin-left="0cm"/>
      <style:text-properties style:font-name="Arial" style:font-name-asian="Arial" style:font-name-complex="Arial" fo:font-size="10pt" style:font-size-asian="10pt" style:font-size-complex="10pt"/>
    </style:style>
    <style:style style:name="ce42" style:family="table-cell" style:parent-style-name="Normal_32_2" style:data-style-name="N0">
      <style:table-cell-properties style:vertical-align="top" fo:wrap-option="wrap" fo:background-color="transparent" style:shrink-to-fit="true" style:repeat-content="false"/>
      <style:paragraph-properties fo:text-align="end" fo:margin-right="0cm"/>
      <style:text-properties style:font-name="Arial" style:font-name-asian="Arial" style:font-name-complex="Arial" fo:font-size="10pt" style:font-size-asian="10pt" style:font-size-complex="10pt"/>
    </style:style>
    <style:style style:name="ce43" style:family="table-cell" style:parent-style-name="Normal_32_2" style:data-style-name="N30">
      <style:table-cell-properties style:vertical-align="middle" fo:background-color="transparent"/>
      <style:text-properties style:font-name="Arial" style:font-name-asian="Arial" style:font-name-complex="Arial" fo:font-size="10pt" style:font-size-asian="10pt" style:font-size-complex="10pt"/>
    </style:style>
    <style:style style:name="ce44" style:family="table-cell" style:parent-style-name="Normal_32_2" style:data-style-name="N30">
      <style:table-cell-properties style:vertical-align="automatic" fo:background-color="transparent"/>
      <style:text-properties style:font-name="Arial" style:font-name-asian="Arial" style:font-name-complex="Arial" fo:font-size="10pt" style:font-size-asian="10pt" style:font-size-complex="10pt"/>
    </style:style>
    <style:style style:name="ce45" style:family="table-cell" style:parent-style-name="Normal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Normal_32_2"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47"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48" style:family="table-cell" style:parent-style-name="Default" style:data-style-name="N3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Hyperlink" style:data-style-name="N0">
      <style:text-properties fo:color="#0563C1" style:font-name="Arial" style:font-name-asian="Arial" style:font-name-complex="Arial" fo:font-size="10pt" style:font-size-asian="10pt" style:font-size-complex="10pt" style:text-underline-style="solid" style:text-underline-type="single"/>
    </style:style>
    <style:style style:name="ce50" style:family="table-cell" style:parent-style-name="Default" style:data-style-name="N0">
      <style:text-properties style:font-name="Arial" style:font-name-asian="Arial" style:font-name-complex="Arial" fo:font-size="10pt" style:font-size-asian="10pt" style:font-size-complex="10pt"/>
    </style:style>
    <style:style style:name="ce51" style:family="table-cell" style:parent-style-name="Normal_32_3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4.7625cm" style:use-optimal-column-width="true"/>
    </style:style>
    <style:style style:name="co2" style:family="table-column">
      <style:table-column-properties fo:break-before="auto" style:column-width="2.11666666666667cm" style:use-optimal-column-width="true"/>
    </style:style>
    <style:style style:name="co3" style:family="table-column">
      <style:table-column-properties fo:break-before="auto" style:column-width="5.05354166666667cm"/>
    </style:style>
    <style:style style:name="co4" style:family="table-column">
      <style:table-column-properties fo:break-before="auto" style:column-width="1.905cm"/>
    </style:style>
    <style:style style:name="co5" style:family="table-column">
      <style:table-column-properties fo:break-before="auto" style:column-width="0.423333333333333cm"/>
    </style:style>
    <style:style style:name="co6" style:family="table-column">
      <style:table-column-properties fo:break-before="auto" style:column-width="2.24895833333333cm"/>
    </style:style>
    <style:style style:name="co7" style:family="table-column">
      <style:table-column-properties fo:break-before="auto" style:column-width="1.61395833333333cm"/>
    </style:style>
    <style:style style:name="ro1" style:family="table-row">
      <style:table-row-properties style:row-height="18.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false" fo:break-before="auto"/>
    </style:style>
    <style:style style:name="ta1" style:family="table" style:master-page-name="mp1">
      <style:table-properties table:display="true" style:writing-mode="lr-tb"/>
    </style:style>
    <style:style style:name="ce52" style:family="table-cell" style:parent-style-name="Normal_32_3_32_2" style:data-style-name="N4">
      <style:table-cell-properties fo:border-top="thin solid #000000" fo:border-bottom="thin solid #000000" fo:border-left="none"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map style:condition="of:cell-content()=&quot;MYT&quot;" style:apply-style-name="cf19"/>
      <style:map style:condition="of:cell-content()=&quot;LSVT&quot;" style:apply-style-name="cf19"/>
    </style:style>
    <style:style style:name="ce53" style:family="table-cell" style:parent-style-name="Normal_32_3_32_2" style:data-style-name="N4">
      <style:table-cell-properties style:vertical-align="automatic" fo:background-color="transparent"/>
      <style:text-properties style:font-name="Arial" style:font-name-asian="Arial" style:font-name-complex="Arial" fo:font-size="10pt" style:font-size-asian="10pt" style:font-size-complex="10pt"/>
      <style:map style:condition="of:cell-content()=&quot;MYT&quot;" style:apply-style-name="cf19"/>
      <style:map style:condition="of:cell-content()=&quot;LSVT&quot;" style:apply-style-name="cf19"/>
    </style:style>
    <style:style style:name="ce54" style:family="table-cell" style:parent-style-name="Normal_32_3" style:data-style-name="N4">
      <style:table-cell-properties style:vertical-align="automatic" fo:background-color="transparent"/>
      <style:map style:condition="of:cell-content()=&quot;MYT&quot;" style:apply-style-name="cf19"/>
      <style:map style:condition="of:cell-content()=&quot;LSVT&quot;" style:apply-style-name="cf19"/>
    </style:style>
    <style:style style:name="ce55" style:family="table-cell" style:parent-style-name="Normal_32_3" style:data-style-name="N4">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map style:condition="of:cell-content()=&quot;MYT&quot;" style:apply-style-name="cf19"/>
      <style:map style:condition="of:cell-content()=&quot;LSVT&quot;" style:apply-style-name="cf19"/>
    </style:style>
    <style:style style:name="ce56" style:family="table-cell" style:parent-style-name="Normal_32_10" style:data-style-name="N2">
      <style:table-cell-properties fo:border-top="thin solid #000000" fo:border-bottom="thin solid #000000" fo:border-left="none"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map style:condition="of:cell-content()=&quot;MYT&quot;" style:apply-style-name="cf19"/>
      <style:map style:condition="of:cell-content()=&quot;LSVT&quot;" style:apply-style-name="cf19"/>
    </style:style>
    <style:style style:name="ce57" style:family="table-cell" style:parent-style-name="Normal_32_3_32_2"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quot;MYT&quot;" style:apply-style-name="cf19"/>
      <style:map style:condition="of:cell-content()=&quot;LSVT&quot;" style:apply-style-name="cf19"/>
    </style:style>
    <style:style style:name="ce58" style:family="table-cell" style:parent-style-name="Normal_32_3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map style:condition="of:cell-content()=&quot;MYT&quot;" style:apply-style-name="cf19"/>
      <style:map style:condition="of:cell-content()=&quot;LSVT&quot;" style:apply-style-name="cf19"/>
    </style:style>
    <style:style style:name="ce59" style:family="table-cell" style:parent-style-name="Normal_32_3" style:data-style-name="N0">
      <style:table-cell-properties style:vertical-align="automatic" fo:background-color="transparent"/>
      <style:map style:condition="of:cell-content()=&quot;MYT&quot;" style:apply-style-name="cf19"/>
      <style:map style:condition="of:cell-content()=&quot;LSVT&quot;" style:apply-style-name="cf19"/>
    </style:style>
    <style:style style:name="ce60" style:family="table-cell" style:parent-style-name="Default" style:data-style-name="N2">
      <style:table-cell-properties fo:border-top="thin solid #000000" fo:border-bottom="thin solid #000000" fo:border-left="none" fo:border-right="none"/>
      <style:text-properties style:font-name="Arial" style:font-name-asian="Arial" style:font-name-complex="Arial" fo:font-size="10pt" style:font-size-asian="10pt" style:font-size-complex="10pt" fo:font-weight="bold" style:font-weight-asian="bold" style:font-weight-complex="bold"/>
      <style:map style:condition="of:cell-content()=&quot;MYT&quot;" style:apply-style-name="cf19"/>
      <style:map style:condition="of:cell-content()=&quot;LSVT&quot;" style:apply-style-name="cf19"/>
    </style:style>
    <style:style style:name="ce61" style:family="table-cell" style:parent-style-name="Normal_32_10" style:data-style-name="N2">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quot;MYT&quot;" style:apply-style-name="cf19"/>
      <style:map style:condition="of:cell-content()=&quot;LSVT&quot;" style:apply-style-name="cf19"/>
    </style:style>
    <style:style style:name="ce62" style:family="table-cell" style:parent-style-name="Normal_32_10"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quot;MYT&quot;" style:apply-style-name="cf19"/>
      <style:map style:condition="of:cell-content()=&quot;LSVT&quot;" style:apply-style-name="cf19"/>
    </style:style>
    <style:style style:name="ce63" style:family="table-cell" style:parent-style-name="Normal_32_3_32_2" style:data-style-name="N2">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cell-content()=&quot;MYT&quot;" style:apply-style-name="cf19"/>
      <style:map style:condition="of:cell-content()=&quot;LSVT&quot;" style:apply-style-name="cf19"/>
    </style:style>
    <style:style style:name="ce64" style:family="table-cell" style:parent-style-name="Normal_32_3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map style:condition="of:cell-content()=&quot;MISS&quot;" style:apply-style-name="cf20"/>
    </style:style>
  </office:automatic-styles>
  <office:body>
    <office:spreadsheet>
      <table:calculation-settings table:case-sensitive="false" table:search-criteria-must-apply-to-whole-cell="true" table:use-wildcards="true" table:use-regular-expressions="false" table:automatic-find-labels="false"/>
      <table:table table:name="LT_702_2021" table:style-name="ta1">
        <table:table-column table:style-name="co1" table:default-cell-style-name="ce7"/>
        <table:table-column table:style-name="co2" table:default-cell-style-name="ce7"/>
        <table:table-column table:style-name="co3" table:default-cell-style-name="ce7"/>
        <table:table-column table:style-name="co4" table:number-columns-repeated="28" table:default-cell-style-name="ce7"/>
        <table:table-column table:style-name="co5" table:default-cell-style-name="ce7"/>
        <table:table-column table:style-name="co4" table:number-columns-repeated="2" table:default-cell-style-name="ce7"/>
        <table:table-column table:style-name="co6" table:default-cell-style-name="ce7"/>
        <table:table-column table:style-name="co7" table:number-columns-repeated="16349" table:default-cell-style-name="ce7"/>
        <table:table-row table:style-name="ro1">
          <table:table-cell office:value-type="string" table:style-name="ce2">
            <text:p>Table 702 Local authority average weekly (social and affordable) rents, by district, England 1998-99 to 2021-22<text:span text:style-name="T3">1,2,3,4,5,6,7,8,9,10</text:span></text:p>
          </table:table-cell>
          <table:table-cell table:number-columns-repeated="2" table:style-name="ce3"/>
          <table:table-cell table:style-name="ce4"/>
          <table:table-cell table:number-columns-repeated="2" table:style-name="ce3"/>
          <table:table-cell table:number-columns-repeated="25" table:style-name="ce5"/>
          <table:table-cell table:style-name="ce6"/>
          <table:table-cell table:number-columns-repeated="3" table:style-name="ce5"/>
          <table:table-cell table:number-columns-repeated="16349"/>
        </table:table-row>
        <table:table-row table:number-rows-repeated="2" table:style-name="ro2">
          <table:table-cell table:number-columns-repeated="16384"/>
        </table:table-row>
        <table:table-row table:style-name="ro3">
          <table:table-cell table:style-name="ce8"/>
          <table:table-cell office:value-type="string" table:style-name="ce9">
            <text:p>Current</text:p>
            <text:p>ONS code</text:p>
          </table:table-cell>
          <table:table-cell office:value-type="string" table:style-name="ce9">
            <text:p>Lower and Single Tier Authority Data</text:p>
          </table:table-cell>
          <table:table-cell office:value-type="string" table:style-name="ce10">
            <text:p>1991-92</text:p>
          </table:table-cell>
          <table:table-cell office:value-type="string" table:style-name="ce10">
            <text:p>1992-93</text:p>
          </table:table-cell>
          <table:table-cell office:value-type="string" table:style-name="ce10">
            <text:p>1993-94</text:p>
          </table:table-cell>
          <table:table-cell office:value-type="string" table:style-name="ce10">
            <text:p>1994-95</text:p>
          </table:table-cell>
          <table:table-cell office:value-type="string" table:style-name="ce10">
            <text:p>1995-96</text:p>
          </table:table-cell>
          <table:table-cell office:value-type="string" table:style-name="ce10">
            <text:p>1996-97</text:p>
          </table:table-cell>
          <table:table-cell office:value-type="string" table:style-name="ce10">
            <text:p>1997-98</text:p>
          </table:table-cell>
          <table:table-cell office:value-type="string" table:style-name="ce10">
            <text:p>1998-99</text:p>
          </table:table-cell>
          <table:table-cell office:value-type="string" table:style-name="ce10">
            <text:p>1999-00</text:p>
          </table:table-cell>
          <table:table-cell office:value-type="string" table:style-name="ce10">
            <text:p>2000-01</text:p>
          </table:table-cell>
          <table:table-cell office:value-type="string" table:style-name="ce10">
            <text:p>2001-02</text:p>
          </table:table-cell>
          <table:table-cell office:value-type="string" table:style-name="ce10">
            <text:p>2002-03</text:p>
          </table:table-cell>
          <table:table-cell office:value-type="string" table:style-name="ce10">
            <text:p>2003-04</text:p>
          </table:table-cell>
          <table:table-cell office:value-type="string" table:style-name="ce10">
            <text:p>2004-05</text:p>
          </table:table-cell>
          <table:table-cell office:value-type="string" table:style-name="ce10">
            <text:p>2005-06</text:p>
          </table:table-cell>
          <table:table-cell office:value-type="string" table:style-name="ce10">
            <text:p>2006-07</text:p>
          </table:table-cell>
          <table:table-cell office:value-type="string" table:style-name="ce10">
            <text:p>2007-08</text:p>
          </table:table-cell>
          <table:table-cell office:value-type="string" table:style-name="ce10">
            <text:p>2008-09</text:p>
          </table:table-cell>
          <table:table-cell office:value-type="string" table:style-name="ce10">
            <text:p>2009-10</text:p>
          </table:table-cell>
          <table:table-cell office:value-type="string" table:style-name="ce10">
            <text:p>2010-11</text:p>
          </table:table-cell>
          <table:table-cell office:value-type="string" table:style-name="ce10">
            <text:p>2011-12</text:p>
          </table:table-cell>
          <table:table-cell office:value-type="string" table:style-name="ce10">
            <text:p>2012-13</text:p>
          </table:table-cell>
          <table:table-cell office:value-type="string" table:style-name="ce10">
            <text:p>2013-14</text:p>
          </table:table-cell>
          <table:table-cell office:value-type="string" table:style-name="ce10">
            <text:p>2014-15</text:p>
          </table:table-cell>
          <table:table-cell office:value-type="string" table:style-name="ce10">
            <text:p>2015-16</text:p>
          </table:table-cell>
          <table:table-cell office:value-type="string" table:style-name="ce10">
            <text:p>2016-17</text:p>
          </table:table-cell>
          <table:table-cell office:value-type="string" table:style-name="ce10">
            <text:p>2017-18</text:p>
          </table:table-cell>
          <table:table-cell office:value-type="string" table:style-name="ce10">
            <text:p>2018-19</text:p>
          </table:table-cell>
          <table:table-cell table:style-name="ce11"/>
          <table:table-cell office:value-type="string" table:style-name="ce10">
            <text:p>2019-20</text:p>
          </table:table-cell>
          <table:table-cell office:value-type="string" table:style-name="ce10">
            <text:p>2020-21</text:p>
          </table:table-cell>
          <table:table-cell office:value-type="string" table:style-name="ce10">
            <text:p>2021-22</text:p>
          </table:table-cell>
          <table:table-cell table:number-columns-repeated="16349"/>
        </table:table-row>
        <table:table-row table:style-name="ro2">
          <table:table-cell table:number-columns-repeated="3" table:style-name="ce12"/>
          <table:table-cell table:number-columns-repeated="7" table:style-name="ce13"/>
          <table:table-cell table:style-name="ce14"/>
          <table:table-cell table:number-columns-repeated="23" table:style-name="ce12"/>
          <table:table-cell table:number-columns-repeated="16350" table:style-name="ce7"/>
        </table:table-row>
        <table:table-row table:style-name="ro2">
          <table:table-cell office:value-type="string" table:style-name="ce15">
            <text:p>England</text:p>
          </table:table-cell>
          <table:table-cell office:value-type="string" table:style-name="ce15">
            <text:p>E92000001</text:p>
          </table:table-cell>
          <table:table-cell table:style-name="ce15"/>
          <table:table-cell office:value-type="float" office:value="27.29" table:style-name="ce57">
            <text:p>27.29</text:p>
          </table:table-cell>
          <table:table-cell office:value-type="float" office:value="30.57" table:style-name="ce57">
            <text:p>30.57</text:p>
          </table:table-cell>
          <table:table-cell office:value-type="float" office:value="33.619999999999997" table:style-name="ce57">
            <text:p>33.62</text:p>
          </table:table-cell>
          <table:table-cell office:value-type="float" office:value="35.68" table:style-name="ce57">
            <text:p>35.68</text:p>
          </table:table-cell>
          <table:table-cell office:value-type="float" office:value="38.31" table:style-name="ce57">
            <text:p>38.31</text:p>
          </table:table-cell>
          <table:table-cell office:value-type="float" office:value="40.130000000000003" table:style-name="ce57">
            <text:p>40.13</text:p>
          </table:table-cell>
          <table:table-cell office:value-type="float" office:value="41.17" table:style-name="ce57">
            <text:p>41.17</text:p>
          </table:table-cell>
          <table:table-cell office:value-type="float" office:value="42.25" table:style-name="ce52">
            <text:p>42.25</text:p>
          </table:table-cell>
          <table:table-cell office:value-type="float" office:value="43.83" table:style-name="ce52">
            <text:p>43.83</text:p>
          </table:table-cell>
          <table:table-cell office:value-type="float" office:value="45.62" table:style-name="ce52">
            <text:p>45.62</text:p>
          </table:table-cell>
          <table:table-cell office:value-type="float" office:value="47.87" table:style-name="ce52">
            <text:p>47.87</text:p>
          </table:table-cell>
          <table:table-cell office:value-type="float" office:value="49.93" table:style-name="ce52">
            <text:p>49.93</text:p>
          </table:table-cell>
          <table:table-cell office:value-type="float" office:value="51.02" table:style-name="ce52">
            <text:p>51.02</text:p>
          </table:table-cell>
          <table:table-cell office:value-type="float" office:value="52.9" table:style-name="ce52">
            <text:p>52.90</text:p>
          </table:table-cell>
          <table:table-cell office:value-type="float" office:value="55.27" table:style-name="ce52">
            <text:p>55.27</text:p>
          </table:table-cell>
          <table:table-cell office:value-type="float" office:value="57.93" table:style-name="ce52">
            <text:p>57.93</text:p>
          </table:table-cell>
          <table:table-cell office:value-type="float" office:value="61.62" table:style-name="ce52">
            <text:p>61.62</text:p>
          </table:table-cell>
          <table:table-cell office:value-type="float" office:value="64.209999999999994" table:style-name="ce52">
            <text:p>64.21</text:p>
          </table:table-cell>
          <table:table-cell office:value-type="float" office:value="66.05" table:style-name="ce52">
            <text:p>66.05</text:p>
          </table:table-cell>
          <table:table-cell office:value-type="float" office:value="67.83" table:style-name="ce52">
            <text:p>67.83</text:p>
          </table:table-cell>
          <table:table-cell office:value-type="float" office:value="73.58" table:style-name="ce52">
            <text:p>73.58</text:p>
          </table:table-cell>
          <table:table-cell office:value-type="float" office:value="78.61" table:style-name="ce52">
            <text:p>78.61</text:p>
          </table:table-cell>
          <table:table-cell office:value-type="float" office:value="82.64" table:style-name="ce52">
            <text:p>82.64</text:p>
          </table:table-cell>
          <table:table-cell office:value-type="float" office:value="86.29" table:style-name="ce52">
            <text:p>86.29</text:p>
          </table:table-cell>
          <table:table-cell office:value-type="float" office:value="88.16" table:style-name="ce52">
            <text:p>88.16</text:p>
          </table:table-cell>
          <table:table-cell office:value-type="float" office:value="87.37" table:style-name="ce52">
            <text:p>87.37</text:p>
          </table:table-cell>
          <table:table-cell office:value-type="float" office:value="86.71" table:style-name="ce52">
            <text:p>86.71</text:p>
          </table:table-cell>
          <table:table-cell office:value-type="float" office:value="85.85" table:style-name="ce52">
            <text:p>85.85</text:p>
          </table:table-cell>
          <table:table-cell table:style-name="ce18"/>
          <table:table-cell office:value-type="float" office:value="85.56" table:style-name="ce52">
            <text:p>85.56</text:p>
          </table:table-cell>
          <table:table-cell office:value-type="float" office:value="88.17" table:style-name="ce52">
            <text:p>88.17</text:p>
          </table:table-cell>
          <table:table-cell office:value-type="float" office:value="89.69" table:style-name="ce52">
            <text:p>89.69</text:p>
          </table:table-cell>
          <table:table-cell table:number-columns-repeated="16349"/>
        </table:table-row>
        <table:table-row table:style-name="ro2">
          <table:table-cell table:number-columns-repeated="3"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19"/>
          <table:table-cell table:style-name="ce53"/>
          <table:table-cell table:style-name="ce53"/>
          <table:table-cell table:style-name="ce53"/>
          <table:table-cell table:number-columns-repeated="16349"/>
        </table:table-row>
        <table:table-row table:style-name="ro2">
          <table:table-cell office:value-type="string" table:style-name="ce15">
            <text:p>North East</text:p>
          </table:table-cell>
          <table:table-cell office:value-type="string" table:style-name="ce15">
            <text:p>E12000001</text:p>
          </table:table-cell>
          <table:table-cell table:style-name="ce15"/>
          <table:table-cell office:value-type="float" office:value="22.71" table:style-name="ce57">
            <text:p>22.71</text:p>
          </table:table-cell>
          <table:table-cell office:value-type="float" office:value="25.46" table:style-name="ce57">
            <text:p>25.46</text:p>
          </table:table-cell>
          <table:table-cell office:value-type="float" office:value="28.09" table:style-name="ce57">
            <text:p>28.09</text:p>
          </table:table-cell>
          <table:table-cell office:value-type="float" office:value="30.01" table:style-name="ce57">
            <text:p>30.01</text:p>
          </table:table-cell>
          <table:table-cell office:value-type="float" office:value="32.270000000000003" table:style-name="ce57">
            <text:p>32.27</text:p>
          </table:table-cell>
          <table:table-cell office:value-type="float" office:value="33.369999999999997" table:style-name="ce57">
            <text:p>33.37</text:p>
          </table:table-cell>
          <table:table-cell office:value-type="float" office:value="34.17" table:style-name="ce57">
            <text:p>34.17</text:p>
          </table:table-cell>
          <table:table-cell office:value-type="float" office:value="35.28" table:style-name="ce52">
            <text:p>35.28</text:p>
          </table:table-cell>
          <table:table-cell office:value-type="float" office:value="36.76" table:style-name="ce52">
            <text:p>36.76</text:p>
          </table:table-cell>
          <table:table-cell office:value-type="float" office:value="38.54" table:style-name="ce52">
            <text:p>38.54</text:p>
          </table:table-cell>
          <table:table-cell office:value-type="float" office:value="40.43" table:style-name="ce52">
            <text:p>40.43</text:p>
          </table:table-cell>
          <table:table-cell office:value-type="float" office:value="41.52" table:style-name="ce52">
            <text:p>41.52</text:p>
          </table:table-cell>
          <table:table-cell office:value-type="float" office:value="42" table:style-name="ce52">
            <text:p>42.00</text:p>
          </table:table-cell>
          <table:table-cell office:value-type="float" office:value="43.48" table:style-name="ce52">
            <text:p>43.48</text:p>
          </table:table-cell>
          <table:table-cell office:value-type="float" office:value="45.56" table:style-name="ce52">
            <text:p>45.56</text:p>
          </table:table-cell>
          <table:table-cell office:value-type="float" office:value="47.82" table:style-name="ce52">
            <text:p>47.82</text:p>
          </table:table-cell>
          <table:table-cell office:value-type="float" office:value="51.07" table:style-name="ce52">
            <text:p>51.07</text:p>
          </table:table-cell>
          <table:table-cell office:value-type="float" office:value="53.09" table:style-name="ce52">
            <text:p>53.09</text:p>
          </table:table-cell>
          <table:table-cell office:value-type="float" office:value="54.61" table:style-name="ce52">
            <text:p>54.61</text:p>
          </table:table-cell>
          <table:table-cell office:value-type="float" office:value="56.02" table:style-name="ce52">
            <text:p>56.02</text:p>
          </table:table-cell>
          <table:table-cell office:value-type="float" office:value="59.38" table:style-name="ce52">
            <text:p>59.38</text:p>
          </table:table-cell>
          <table:table-cell office:value-type="float" office:value="68.739999999999995" table:style-name="ce52">
            <text:p>68.74</text:p>
          </table:table-cell>
          <table:table-cell office:value-type="float" office:value="69.39" table:style-name="ce52">
            <text:p>69.39</text:p>
          </table:table-cell>
          <table:table-cell office:value-type="float" office:value="73.540000000000006" table:style-name="ce52">
            <text:p>73.54</text:p>
          </table:table-cell>
          <table:table-cell office:value-type="float" office:value="75.59" table:style-name="ce52">
            <text:p>75.59</text:p>
          </table:table-cell>
          <table:table-cell office:value-type="float" office:value="74.959999999999994" table:style-name="ce52">
            <text:p>74.96</text:p>
          </table:table-cell>
          <table:table-cell office:value-type="float" office:value="74.400000000000006" table:style-name="ce52">
            <text:p>74.40</text:p>
          </table:table-cell>
          <table:table-cell office:value-type="float" office:value="73.790000000000006" table:style-name="ce52">
            <text:p>73.79</text:p>
          </table:table-cell>
          <table:table-cell table:style-name="ce18"/>
          <table:table-cell office:value-type="float" office:value="72.819999999999993" table:style-name="ce52">
            <text:p>72.82</text:p>
          </table:table-cell>
          <table:table-cell office:value-type="float" office:value="75.28" table:style-name="ce52">
            <text:p>75.28</text:p>
          </table:table-cell>
          <table:table-cell office:value-type="float" office:value="76.59" table:style-name="ce52">
            <text:p>76.59</text:p>
          </table:table-cell>
          <table:table-cell table:number-columns-repeated="16349"/>
        </table:table-row>
        <table:table-row table:style-name="ro2">
          <table:table-cell table:number-columns-repeated="3"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table-row>
        <table:table-row table:style-name="ro2">
          <table:table-cell table:style-name="ce7"/>
          <table:table-cell office:value-type="string" table:style-name="ce12">
            <text:p>E07000157</text:p>
          </table:table-cell>
          <table:table-cell office:value-type="string" table:style-name="ce12">
            <text:p>Alnwick</text:p>
          </table:table-cell>
          <table:table-cell table:style-name="ce58"/>
          <table:table-cell table:style-name="ce58"/>
          <table:table-cell table:style-name="ce58"/>
          <table:table-cell table:style-name="ce58"/>
          <table:table-cell table:style-name="ce58"/>
          <table:table-cell office:value-type="float" office:value="31.75" table:style-name="ce58">
            <text:p>31.75</text:p>
          </table:table-cell>
          <table:table-cell office:value-type="float" office:value="32.729999999999997" table:style-name="ce58">
            <text:p>32.73</text:p>
          </table:table-cell>
          <table:table-cell office:value-type="float" office:value="33.89" table:style-name="ce55">
            <text:p>33.89</text:p>
          </table:table-cell>
          <table:table-cell office:value-type="float" office:value="37.54" table:style-name="ce55">
            <text:p>37.54</text:p>
          </table:table-cell>
          <table:table-cell office:value-type="float" office:value="36.229999999999997" table:style-name="ce55">
            <text:p>36.23</text:p>
          </table:table-cell>
          <table:table-cell office:value-type="float" office:value="37.619999999999997" table:style-name="ce55">
            <text:p>37.62</text:p>
          </table:table-cell>
          <table:table-cell office:value-type="float" office:value="39.96" table:style-name="ce55">
            <text:p>39.96</text:p>
          </table:table-cell>
          <table:table-cell office:value-type="float" office:value="40.94" table:style-name="ce55">
            <text:p>40.94</text:p>
          </table:table-cell>
          <table:table-cell office:value-type="float" office:value="42.71" table:style-name="ce55">
            <text:p>42.71</text:p>
          </table:table-cell>
          <table:table-cell office:value-type="float" office:value="44.75" table:style-name="ce55">
            <text:p>44.75</text:p>
          </table:table-cell>
          <table:table-cell office:value-type="float" office:value="46.99" table:style-name="ce55">
            <text:p>46.99</text:p>
          </table:table-cell>
          <table:table-cell office:value-type="float" office:value="50.3" table:style-name="ce55">
            <text:p>50.30</text:p>
          </table:table-cell>
          <table:table-cell office:value-type="float" office:value="52.33" table:style-name="ce55">
            <text:p>52.33</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58</text:p>
          </table:table-cell>
          <table:table-cell office:value-type="string" table:style-name="ce12">
            <text:p>Berwick-upon-Tweed</text:p>
          </table:table-cell>
          <table:table-cell table:style-name="ce58"/>
          <table:table-cell table:style-name="ce58"/>
          <table:table-cell table:style-name="ce58"/>
          <table:table-cell table:style-name="ce58"/>
          <table:table-cell table:style-name="ce58"/>
          <table:table-cell office:value-type="float" office:value="28.66" table:style-name="ce58">
            <text:p>28.66</text:p>
          </table:table-cell>
          <table:table-cell office:value-type="float" office:value="32.22" table:style-name="ce58">
            <text:p>32.22</text:p>
          </table:table-cell>
          <table:table-cell office:value-type="float" office:value="33.6" table:style-name="ce55">
            <text:p>33.60</text:p>
          </table:table-cell>
          <table:table-cell office:value-type="float" office:value="36.950000000000003" table:style-name="ce55">
            <text:p>36.95</text:p>
          </table:table-cell>
          <table:table-cell office:value-type="float" office:value="38.54" table:style-name="ce55">
            <text:p>38.54</text:p>
          </table:table-cell>
          <table:table-cell office:value-type="float" office:value="40.24" table:style-name="ce55">
            <text:p>40.24</text:p>
          </table:table-cell>
          <table:table-cell office:value-type="float" office:value="42.29" table:style-name="ce55">
            <text:p>42.29</text:p>
          </table:table-cell>
          <table:table-cell office:value-type="float" office:value="43.12" table:style-name="ce55">
            <text:p>43.12</text:p>
          </table:table-cell>
          <table:table-cell office:value-type="float" office:value="44.63" table:style-name="ce55">
            <text:p>44.63</text:p>
          </table:table-cell>
          <table:table-cell office:value-type="float" office:value="46.33" table:style-name="ce55">
            <text:p>46.33</text:p>
          </table:table-cell>
          <table:table-cell office:value-type="float" office:value="48.61" table:style-name="ce55">
            <text:p>48.61</text:p>
          </table:table-cell>
          <table:table-cell office:value-type="float" office:value="52" table:style-name="ce55">
            <text:p>52.00</text:p>
          </table:table-cell>
          <table:table-cell office:value-type="string" table:style-name="ce55">
            <text:p>MY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59</text:p>
          </table:table-cell>
          <table:table-cell office:value-type="string" table:style-name="ce12">
            <text:p>Blyth Valley</text:p>
          </table:table-cell>
          <table:table-cell table:style-name="ce58"/>
          <table:table-cell table:style-name="ce58"/>
          <table:table-cell table:style-name="ce58"/>
          <table:table-cell table:style-name="ce58"/>
          <table:table-cell table:style-name="ce58"/>
          <table:table-cell office:value-type="float" office:value="29.28" table:style-name="ce58">
            <text:p>29.28</text:p>
          </table:table-cell>
          <table:table-cell office:value-type="float" office:value="29.77" table:style-name="ce58">
            <text:p>29.77</text:p>
          </table:table-cell>
          <table:table-cell office:value-type="float" office:value="30.87" table:style-name="ce55">
            <text:p>30.87</text:p>
          </table:table-cell>
          <table:table-cell office:value-type="float" office:value="31.76" table:style-name="ce55">
            <text:p>31.76</text:p>
          </table:table-cell>
          <table:table-cell office:value-type="float" office:value="33.090000000000003" table:style-name="ce55">
            <text:p>33.09</text:p>
          </table:table-cell>
          <table:table-cell office:value-type="float" office:value="34.44" table:style-name="ce55">
            <text:p>34.44</text:p>
          </table:table-cell>
          <table:table-cell office:value-type="float" office:value="36.020000000000003" table:style-name="ce55">
            <text:p>36.02</text:p>
          </table:table-cell>
          <table:table-cell office:value-type="float" office:value="37.409999999999997" table:style-name="ce55">
            <text:p>37.41</text:p>
          </table:table-cell>
          <table:table-cell office:value-type="float" office:value="38.97" table:style-name="ce55">
            <text:p>38.97</text:p>
          </table:table-cell>
          <table:table-cell office:value-type="float" office:value="40.799999999999997" table:style-name="ce55">
            <text:p>40.80</text:p>
          </table:table-cell>
          <table:table-cell office:value-type="float" office:value="42.79" table:style-name="ce55">
            <text:p>42.79</text:p>
          </table:table-cell>
          <table:table-cell office:value-type="float" office:value="44.88" table:style-name="ce55">
            <text:p>44.88</text:p>
          </table:table-cell>
          <table:table-cell office:value-type="float" office:value="47.9" table:style-name="ce55">
            <text:p>47.90</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60</text:p>
          </table:table-cell>
          <table:table-cell office:value-type="string" table:style-name="ce12">
            <text:p>Castle Morpeth</text:p>
          </table:table-cell>
          <table:table-cell table:style-name="ce58"/>
          <table:table-cell table:style-name="ce58"/>
          <table:table-cell table:style-name="ce58"/>
          <table:table-cell table:style-name="ce58"/>
          <table:table-cell table:style-name="ce58"/>
          <table:table-cell office:value-type="float" office:value="33.33" table:style-name="ce58">
            <text:p>33.33</text:p>
          </table:table-cell>
          <table:table-cell office:value-type="float" office:value="34.01" table:style-name="ce58">
            <text:p>34.01</text:p>
          </table:table-cell>
          <table:table-cell office:value-type="float" office:value="35.380000000000003" table:style-name="ce55">
            <text:p>35.38</text:p>
          </table:table-cell>
          <table:table-cell office:value-type="float" office:value="38.880000000000003" table:style-name="ce55">
            <text:p>38.88</text:p>
          </table:table-cell>
          <table:table-cell office:value-type="float" office:value="40.43" table:style-name="ce55">
            <text:p>40.43</text:p>
          </table:table-cell>
          <table:table-cell office:value-type="float" office:value="41.46" table:style-name="ce55">
            <text:p>41.46</text:p>
          </table:table-cell>
          <table:table-cell office:value-type="float" office:value="43.61" table:style-name="ce55">
            <text:p>43.61</text:p>
          </table:table-cell>
          <table:table-cell office:value-type="float" office:value="43.74" table:style-name="ce55">
            <text:p>43.74</text:p>
          </table:table-cell>
          <table:table-cell office:value-type="float" office:value="45.45" table:style-name="ce55">
            <text:p>45.45</text:p>
          </table:table-cell>
          <table:table-cell office:value-type="float" office:value="47.04" table:style-name="ce55">
            <text:p>47.04</text:p>
          </table:table-cell>
          <table:table-cell office:value-type="float" office:value="49.21" table:style-name="ce55">
            <text:p>49.21</text:p>
          </table:table-cell>
          <table:table-cell office:value-type="string" table:style-name="ce55">
            <text:p>MY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054</text:p>
          </table:table-cell>
          <table:table-cell office:value-type="string" table:style-name="ce12">
            <text:p>Chester-le-Street</text:p>
          </table:table-cell>
          <table:table-cell table:style-name="ce58"/>
          <table:table-cell table:style-name="ce58"/>
          <table:table-cell table:style-name="ce58"/>
          <table:table-cell table:style-name="ce58"/>
          <table:table-cell table:style-name="ce58"/>
          <table:table-cell office:value-type="float" office:value="32.229999999999997" table:style-name="ce58">
            <text:p>32.23</text:p>
          </table:table-cell>
          <table:table-cell office:value-type="float" office:value="32.700000000000003" table:style-name="ce58">
            <text:p>32.7</text:p>
          </table:table-cell>
          <table:table-cell office:value-type="float" office:value="33.46" table:style-name="ce55">
            <text:p>33.46</text:p>
          </table:table-cell>
          <table:table-cell office:value-type="float" office:value="35.04" table:style-name="ce55">
            <text:p>35.04</text:p>
          </table:table-cell>
          <table:table-cell office:value-type="float" office:value="36.49" table:style-name="ce55">
            <text:p>36.49</text:p>
          </table:table-cell>
          <table:table-cell office:value-type="float" office:value="38.049999999999997" table:style-name="ce55">
            <text:p>38.05</text:p>
          </table:table-cell>
          <table:table-cell office:value-type="float" office:value="40.49" table:style-name="ce55">
            <text:p>40.49</text:p>
          </table:table-cell>
          <table:table-cell office:value-type="float" office:value="41.19" table:style-name="ce55">
            <text:p>41.19</text:p>
          </table:table-cell>
          <table:table-cell office:value-type="float" office:value="42.98" table:style-name="ce55">
            <text:p>42.98</text:p>
          </table:table-cell>
          <table:table-cell office:value-type="float" office:value="44.82" table:style-name="ce55">
            <text:p>44.82</text:p>
          </table:table-cell>
          <table:table-cell office:value-type="float" office:value="47.03" table:style-name="ce55">
            <text:p>47.03</text:p>
          </table:table-cell>
          <table:table-cell office:value-type="string" table:style-name="ce55">
            <text:p>MY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6000047</text:p>
          </table:table-cell>
          <table:table-cell office:value-type="string" table:style-name="ce12">
            <text:p>County Durham</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float" office:value="54.76" table:style-name="ce55">
            <text:p>54.76</text:p>
          </table:table-cell>
          <table:table-cell office:value-type="float" office:value="55.47" table:style-name="ce55">
            <text:p>55.47</text:p>
          </table:table-cell>
          <table:table-cell office:value-type="float" office:value="59.32" table:style-name="ce55">
            <text:p>59.32</text:p>
          </table:table-cell>
          <table:table-cell office:value-type="float" office:value="62.77" table:style-name="ce55">
            <text:p>62.77</text:p>
          </table:table-cell>
          <table:table-cell office:value-type="float" office:value="65.59" table:style-name="ce55">
            <text:p>65.59</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79.010000000000005" table:style-name="ce55">
            <text:p>79.01</text:p>
          </table:table-cell>
          <table:table-cell office:value-type="float" office:value="78.31" table:style-name="ce55">
            <text:p>78.31</text:p>
          </table:table-cell>
          <table:table-cell table:number-columns-repeated="16349"/>
        </table:table-row>
        <table:table-row table:style-name="ro2">
          <table:table-cell table:style-name="ce7"/>
          <table:table-cell office:value-type="string" table:style-name="ce12">
            <text:p>E06000005</text:p>
          </table:table-cell>
          <table:table-cell office:value-type="string" table:style-name="ce12">
            <text:p>Darlington</text:p>
          </table:table-cell>
          <table:table-cell table:style-name="ce58"/>
          <table:table-cell table:style-name="ce58"/>
          <table:table-cell table:style-name="ce58"/>
          <table:table-cell table:style-name="ce58"/>
          <table:table-cell table:style-name="ce58"/>
          <table:table-cell office:value-type="float" office:value="33.33" table:style-name="ce58">
            <text:p>33.33</text:p>
          </table:table-cell>
          <table:table-cell office:value-type="float" office:value="34.36" table:style-name="ce58">
            <text:p>34.36</text:p>
          </table:table-cell>
          <table:table-cell office:value-type="float" office:value="35.53" table:style-name="ce55">
            <text:p>35.53</text:p>
          </table:table-cell>
          <table:table-cell office:value-type="float" office:value="37.21" table:style-name="ce55">
            <text:p>37.21</text:p>
          </table:table-cell>
          <table:table-cell office:value-type="float" office:value="39.090000000000003" table:style-name="ce55">
            <text:p>39.09</text:p>
          </table:table-cell>
          <table:table-cell office:value-type="float" office:value="40.619999999999997" table:style-name="ce55">
            <text:p>40.62</text:p>
          </table:table-cell>
          <table:table-cell office:value-type="float" office:value="41.66" table:style-name="ce55">
            <text:p>41.66</text:p>
          </table:table-cell>
          <table:table-cell office:value-type="float" office:value="42.84" table:style-name="ce55">
            <text:p>42.84</text:p>
          </table:table-cell>
          <table:table-cell office:value-type="float" office:value="44.26" table:style-name="ce55">
            <text:p>44.26</text:p>
          </table:table-cell>
          <table:table-cell office:value-type="float" office:value="45.94" table:style-name="ce55">
            <text:p>45.94</text:p>
          </table:table-cell>
          <table:table-cell office:value-type="float" office:value="48.24" table:style-name="ce55">
            <text:p>48.24</text:p>
          </table:table-cell>
          <table:table-cell office:value-type="float" office:value="51.63" table:style-name="ce55">
            <text:p>51.63</text:p>
          </table:table-cell>
          <table:table-cell office:value-type="float" office:value="53.36" table:style-name="ce55">
            <text:p>53.36</text:p>
          </table:table-cell>
          <table:table-cell office:value-type="float" office:value="54.89" table:style-name="ce55">
            <text:p>54.89</text:p>
          </table:table-cell>
          <table:table-cell office:value-type="float" office:value="56" table:style-name="ce55">
            <text:p>56.00</text:p>
          </table:table-cell>
          <table:table-cell office:value-type="float" office:value="59.62" table:style-name="ce55">
            <text:p>59.62</text:p>
          </table:table-cell>
          <table:table-cell office:value-type="float" office:value="64.39" table:style-name="ce55">
            <text:p>64.39</text:p>
          </table:table-cell>
          <table:table-cell office:value-type="float" office:value="67.209999999999994" table:style-name="ce55">
            <text:p>67.21</text:p>
          </table:table-cell>
          <table:table-cell office:value-type="float" office:value="70.489999999999995" table:style-name="ce55">
            <text:p>70.49</text:p>
          </table:table-cell>
          <table:table-cell office:value-type="float" office:value="72.89" table:style-name="ce55">
            <text:p>72.89</text:p>
          </table:table-cell>
          <table:table-cell office:value-type="float" office:value="72.540000000000006" table:style-name="ce55">
            <text:p>72.54</text:p>
          </table:table-cell>
          <table:table-cell office:value-type="float" office:value="72.59" table:style-name="ce55">
            <text:p>72.59</text:p>
          </table:table-cell>
          <table:table-cell office:value-type="float" office:value="73.989999999999995" table:style-name="ce55">
            <text:p>73.99</text:p>
          </table:table-cell>
          <table:table-cell table:style-name="ce55"/>
          <table:table-cell office:value-type="float" office:value="72.569999999999993" table:style-name="ce55">
            <text:p>72.57</text:p>
          </table:table-cell>
          <table:table-cell office:value-type="float" office:value="78.67" table:style-name="ce55">
            <text:p>78.67</text:p>
          </table:table-cell>
          <table:table-cell office:value-type="float" office:value="80.489999999999995" table:style-name="ce55">
            <text:p>80.49</text:p>
          </table:table-cell>
          <table:table-cell table:number-columns-repeated="16349"/>
        </table:table-row>
        <table:table-row table:style-name="ro2">
          <table:table-cell table:style-name="ce7"/>
          <table:table-cell office:value-type="string" table:style-name="ce12">
            <text:p>E07000055</text:p>
          </table:table-cell>
          <table:table-cell office:value-type="string" table:style-name="ce12">
            <text:p>Derwentside</text:p>
          </table:table-cell>
          <table:table-cell table:style-name="ce58"/>
          <table:table-cell table:style-name="ce58"/>
          <table:table-cell table:style-name="ce58"/>
          <table:table-cell table:style-name="ce58"/>
          <table:table-cell table:style-name="ce58"/>
          <table:table-cell office:value-type="float" office:value="37.83" table:style-name="ce58">
            <text:p>37.83</text:p>
          </table:table-cell>
          <table:table-cell office:value-type="float" office:value="38.32" table:style-name="ce58">
            <text:p>38.32</text:p>
          </table:table-cell>
          <table:table-cell office:value-type="float" office:value="38.28" table:style-name="ce55">
            <text:p>38.28</text:p>
          </table:table-cell>
          <table:table-cell office:value-type="float" office:value="39.18" table:style-name="ce55">
            <text:p>39.18</text:p>
          </table:table-cell>
          <table:table-cell office:value-type="float" office:value="40.51" table:style-name="ce55">
            <text:p>40.51</text:p>
          </table:table-cell>
          <table:table-cell office:value-type="float" office:value="42" table:style-name="ce55">
            <text:p>42.00</text:p>
          </table:table-cell>
          <table:table-cell office:value-type="float" office:value="42.63" table:style-name="ce55">
            <text:p>42.63</text:p>
          </table:table-cell>
          <table:table-cell office:value-type="float" office:value="44.31" table:style-name="ce55">
            <text:p>44.31</text:p>
          </table:table-cell>
          <table:table-cell office:value-type="float" office:value="44.84" table:style-name="ce55">
            <text:p>44.84</text:p>
          </table:table-cell>
          <table:table-cell office:value-type="float" office:value="46.58" table:style-name="ce55">
            <text:p>46.58</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056</text:p>
          </table:table-cell>
          <table:table-cell office:value-type="string" table:style-name="ce12">
            <text:p>Durham</text:p>
          </table:table-cell>
          <table:table-cell table:style-name="ce58"/>
          <table:table-cell table:style-name="ce58"/>
          <table:table-cell table:style-name="ce58"/>
          <table:table-cell table:style-name="ce58"/>
          <table:table-cell table:style-name="ce58"/>
          <table:table-cell office:value-type="float" office:value="35.36" table:style-name="ce58">
            <text:p>35.36</text:p>
          </table:table-cell>
          <table:table-cell office:value-type="float" office:value="36.590000000000003" table:style-name="ce58">
            <text:p>36.59</text:p>
          </table:table-cell>
          <table:table-cell office:value-type="float" office:value="38.369999999999997" table:style-name="ce55">
            <text:p>38.37</text:p>
          </table:table-cell>
          <table:table-cell office:value-type="float" office:value="39.22" table:style-name="ce55">
            <text:p>39.22</text:p>
          </table:table-cell>
          <table:table-cell office:value-type="float" office:value="39.17" table:style-name="ce55">
            <text:p>39.17</text:p>
          </table:table-cell>
          <table:table-cell office:value-type="float" office:value="39.92" table:style-name="ce55">
            <text:p>39.92</text:p>
          </table:table-cell>
          <table:table-cell office:value-type="float" office:value="41.4" table:style-name="ce55">
            <text:p>41.40</text:p>
          </table:table-cell>
          <table:table-cell office:value-type="float" office:value="42.66" table:style-name="ce55">
            <text:p>42.66</text:p>
          </table:table-cell>
          <table:table-cell office:value-type="float" office:value="44.33" table:style-name="ce55">
            <text:p>44.33</text:p>
          </table:table-cell>
          <table:table-cell office:value-type="float" office:value="46.22" table:style-name="ce55">
            <text:p>46.22</text:p>
          </table:table-cell>
          <table:table-cell office:value-type="float" office:value="48.4" table:style-name="ce55">
            <text:p>48.40</text:p>
          </table:table-cell>
          <table:table-cell office:value-type="float" office:value="46.89" table:style-name="ce55">
            <text:p>46.89</text:p>
          </table:table-cell>
          <table:table-cell office:value-type="float" office:value="53.59" table:style-name="ce55">
            <text:p>53.59</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057</text:p>
          </table:table-cell>
          <table:table-cell office:value-type="string" table:style-name="ce12">
            <text:p>Easington</text:p>
          </table:table-cell>
          <table:table-cell table:style-name="ce58"/>
          <table:table-cell table:style-name="ce58"/>
          <table:table-cell table:style-name="ce58"/>
          <table:table-cell table:style-name="ce58"/>
          <table:table-cell table:style-name="ce58"/>
          <table:table-cell office:value-type="float" office:value="35.93" table:style-name="ce58">
            <text:p>35.93</text:p>
          </table:table-cell>
          <table:table-cell office:value-type="float" office:value="37.68" table:style-name="ce58">
            <text:p>37.68</text:p>
          </table:table-cell>
          <table:table-cell office:value-type="float" office:value="38.369999999999997" table:style-name="ce59">
            <text:p>38.37</text:p>
          </table:table-cell>
          <table:table-cell office:value-type="float" office:value="38.340000000000003" table:style-name="ce55">
            <text:p>38.34</text:p>
          </table:table-cell>
          <table:table-cell office:value-type="float" office:value="39.380000000000003" table:style-name="ce55">
            <text:p>39.38</text:p>
          </table:table-cell>
          <table:table-cell office:value-type="float" office:value="40.880000000000003" table:style-name="ce55">
            <text:p>40.88</text:p>
          </table:table-cell>
          <table:table-cell office:value-type="float" office:value="42.75" table:style-name="ce55">
            <text:p>42.75</text:p>
          </table:table-cell>
          <table:table-cell office:value-type="float" office:value="39.47" table:style-name="ce55">
            <text:p>39.47</text:p>
          </table:table-cell>
          <table:table-cell office:value-type="float" office:value="44.07" table:style-name="ce55">
            <text:p>44.07</text:p>
          </table:table-cell>
          <table:table-cell office:value-type="float" office:value="45.44" table:style-name="ce55">
            <text:p>45.44</text:p>
          </table:table-cell>
          <table:table-cell office:value-type="float" office:value="47.47" table:style-name="ce55">
            <text:p>47.47</text:p>
          </table:table-cell>
          <table:table-cell office:value-type="float" office:value="50.57" table:style-name="ce55">
            <text:p>50.57</text:p>
          </table:table-cell>
          <table:table-cell office:value-type="float" office:value="51.87" table:style-name="ce55">
            <text:p>51.87</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8000037</text:p>
          </table:table-cell>
          <table:table-cell office:value-type="string" table:style-name="ce12">
            <text:p>Gateshead</text:p>
          </table:table-cell>
          <table:table-cell table:style-name="ce58"/>
          <table:table-cell table:style-name="ce58"/>
          <table:table-cell table:style-name="ce58"/>
          <table:table-cell table:style-name="ce58"/>
          <table:table-cell table:style-name="ce58"/>
          <table:table-cell office:value-type="float" office:value="32.159999999999997" table:style-name="ce58">
            <text:p>32.16</text:p>
          </table:table-cell>
          <table:table-cell office:value-type="float" office:value="32.69" table:style-name="ce58">
            <text:p>32.69</text:p>
          </table:table-cell>
          <table:table-cell office:value-type="float" office:value="33.880000000000003" table:style-name="ce59">
            <text:p>33.88</text:p>
          </table:table-cell>
          <table:table-cell office:value-type="float" office:value="35.47" table:style-name="ce55">
            <text:p>35.47</text:p>
          </table:table-cell>
          <table:table-cell office:value-type="float" office:value="36.840000000000003" table:style-name="ce55">
            <text:p>36.84</text:p>
          </table:table-cell>
          <table:table-cell office:value-type="float" office:value="40.22" table:style-name="ce55">
            <text:p>40.22</text:p>
          </table:table-cell>
          <table:table-cell office:value-type="float" office:value="41.78" table:style-name="ce55">
            <text:p>41.78</text:p>
          </table:table-cell>
          <table:table-cell office:value-type="float" office:value="43.24" table:style-name="ce55">
            <text:p>43.24</text:p>
          </table:table-cell>
          <table:table-cell office:value-type="float" office:value="45.07" table:style-name="ce55">
            <text:p>45.07</text:p>
          </table:table-cell>
          <table:table-cell office:value-type="float" office:value="47.12" table:style-name="ce55">
            <text:p>47.12</text:p>
          </table:table-cell>
          <table:table-cell office:value-type="float" office:value="49.48" table:style-name="ce55">
            <text:p>49.48</text:p>
          </table:table-cell>
          <table:table-cell office:value-type="float" office:value="52.96" table:style-name="ce55">
            <text:p>52.96</text:p>
          </table:table-cell>
          <table:table-cell office:value-type="float" office:value="54.94" table:style-name="ce55">
            <text:p>54.94</text:p>
          </table:table-cell>
          <table:table-cell office:value-type="float" office:value="56.66" table:style-name="ce55">
            <text:p>56.66</text:p>
          </table:table-cell>
          <table:table-cell office:value-type="float" office:value="58.07" table:style-name="ce55">
            <text:p>58.07</text:p>
          </table:table-cell>
          <table:table-cell office:value-type="float" office:value="61.6" table:style-name="ce55">
            <text:p>61.60</text:p>
          </table:table-cell>
          <table:table-cell office:value-type="float" office:value="87.63" table:style-name="ce55">
            <text:p>87.63</text:p>
          </table:table-cell>
          <table:table-cell office:value-type="float" office:value="72.72" table:style-name="ce55">
            <text:p>72.72</text:p>
          </table:table-cell>
          <table:table-cell office:value-type="float" office:value="75.78" table:style-name="ce55">
            <text:p>75.78</text:p>
          </table:table-cell>
          <table:table-cell office:value-type="float" office:value="77.41" table:style-name="ce55">
            <text:p>77.41</text:p>
          </table:table-cell>
          <table:table-cell office:value-type="float" office:value="76.739999999999995" table:style-name="ce55">
            <text:p>76.74</text:p>
          </table:table-cell>
          <table:table-cell office:value-type="float" office:value="75.95" table:style-name="ce55">
            <text:p>75.95</text:p>
          </table:table-cell>
          <table:table-cell office:value-type="float" office:value="75.17" table:style-name="ce55">
            <text:p>75.17</text:p>
          </table:table-cell>
          <table:table-cell table:style-name="ce55"/>
          <table:table-cell office:value-type="float" office:value="74.47" table:style-name="ce55">
            <text:p>74.47</text:p>
          </table:table-cell>
          <table:table-cell office:value-type="float" office:value="76.510000000000005" table:style-name="ce55">
            <text:p>76.51</text:p>
          </table:table-cell>
          <table:table-cell office:value-type="float" office:value="77.69" table:style-name="ce55">
            <text:p>77.69</text:p>
          </table:table-cell>
          <table:table-cell table:number-columns-repeated="16349"/>
        </table:table-row>
        <table:table-row table:style-name="ro2">
          <table:table-cell table:style-name="ce12"/>
          <table:table-cell office:value-type="string" table:style-name="ce12">
            <text:p>E06000001</text:p>
          </table:table-cell>
          <table:table-cell office:value-type="string" table:style-name="ce12">
            <text:p>Hartlepool</text:p>
          </table:table-cell>
          <table:table-cell table:style-name="ce58"/>
          <table:table-cell table:style-name="ce58"/>
          <table:table-cell table:style-name="ce58"/>
          <table:table-cell table:style-name="ce58"/>
          <table:table-cell table:style-name="ce58"/>
          <table:table-cell office:value-type="float" office:value="35.18" table:style-name="ce58">
            <text:p>35.18</text:p>
          </table:table-cell>
          <table:table-cell office:value-type="float" office:value="35.659999999999997" table:style-name="ce58">
            <text:p>35.66</text:p>
          </table:table-cell>
          <table:table-cell office:value-type="float" office:value="36.69" table:style-name="ce59">
            <text:p>36.69</text:p>
          </table:table-cell>
          <table:table-cell office:value-type="float" office:value="37.58" table:style-name="ce55">
            <text:p>37.58</text:p>
          </table:table-cell>
          <table:table-cell office:value-type="float" office:value="38.82" table:style-name="ce55">
            <text:p>38.82</text:p>
          </table:table-cell>
          <table:table-cell office:value-type="float" office:value="41.53" table:style-name="ce55">
            <text:p>41.53</text:p>
          </table:table-cell>
          <table:table-cell office:value-type="float" office:value="43.16" table:style-name="ce55">
            <text:p>43.16</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float" office:value="81.23" table:style-name="ce55">
            <text:p>81.23</text:p>
          </table:table-cell>
          <table:table-cell office:value-type="float" office:value="76.28" table:style-name="ce55">
            <text:p>76.28</text:p>
          </table:table-cell>
          <table:table-cell office:value-type="float" office:value="87.69" table:style-name="ce55">
            <text:p>87.69</text:p>
          </table:table-cell>
          <table:table-cell table:style-name="ce55"/>
          <table:table-cell office:value-type="float" office:value="84.49" table:style-name="ce55">
            <text:p>84.49</text:p>
          </table:table-cell>
          <table:table-cell office:value-type="float" office:value="84.76" table:style-name="ce55">
            <text:p>84.76</text:p>
          </table:table-cell>
          <table:table-cell office:value-type="float" office:value="92" table:style-name="ce55">
            <text:p>92.00</text:p>
          </table:table-cell>
          <table:table-cell table:number-columns-repeated="16349"/>
        </table:table-row>
        <table:table-row table:style-name="ro2">
          <table:table-cell table:style-name="ce12"/>
          <table:table-cell office:value-type="string" table:style-name="ce12">
            <text:p>E06000002</text:p>
          </table:table-cell>
          <table:table-cell office:value-type="string" table:style-name="ce12">
            <text:p>Middlesbrough</text:p>
          </table:table-cell>
          <table:table-cell table:style-name="ce58"/>
          <table:table-cell table:style-name="ce58"/>
          <table:table-cell table:style-name="ce58"/>
          <table:table-cell table:style-name="ce58"/>
          <table:table-cell table:style-name="ce58"/>
          <table:table-cell office:value-type="float" office:value="40.86" table:style-name="ce58">
            <text:p>40.86</text:p>
          </table:table-cell>
          <table:table-cell office:value-type="float" office:value="41.35" table:style-name="ce58">
            <text:p>41.35</text:p>
          </table:table-cell>
          <table:table-cell office:value-type="float" office:value="44.65" table:style-name="ce55">
            <text:p>44.65</text:p>
          </table:table-cell>
          <table:table-cell office:value-type="float" office:value="43.18" table:style-name="ce55">
            <text:p>43.18</text:p>
          </table:table-cell>
          <table:table-cell office:value-type="float" office:value="44.33" table:style-name="ce55">
            <text:p>44.33</text:p>
          </table:table-cell>
          <table:table-cell office:value-type="float" office:value="46.09" table:style-name="ce55">
            <text:p>46.09</text:p>
          </table:table-cell>
          <table:table-cell office:value-type="float" office:value="47.28" table:style-name="ce55">
            <text:p>47.28</text:p>
          </table:table-cell>
          <table:table-cell office:value-type="float" office:value="49.58" table:style-name="ce55">
            <text:p>49.58</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8000021</text:p>
          </table:table-cell>
          <table:table-cell office:value-type="string" table:style-name="ce12">
            <text:p>Newcastle upon Tyne</text:p>
          </table:table-cell>
          <table:table-cell table:style-name="ce58"/>
          <table:table-cell table:style-name="ce58"/>
          <table:table-cell table:style-name="ce58"/>
          <table:table-cell table:style-name="ce58"/>
          <table:table-cell table:style-name="ce58"/>
          <table:table-cell office:value-type="float" office:value="35.380000000000003" table:style-name="ce58">
            <text:p>35.38</text:p>
          </table:table-cell>
          <table:table-cell office:value-type="float" office:value="35.89" table:style-name="ce58">
            <text:p>35.89</text:p>
          </table:table-cell>
          <table:table-cell office:value-type="float" office:value="36.5" table:style-name="ce55">
            <text:p>36.50</text:p>
          </table:table-cell>
          <table:table-cell office:value-type="float" office:value="36.74" table:style-name="ce55">
            <text:p>36.74</text:p>
          </table:table-cell>
          <table:table-cell office:value-type="float" office:value="38.18" table:style-name="ce55">
            <text:p>38.18</text:p>
          </table:table-cell>
          <table:table-cell office:value-type="float" office:value="39.56" table:style-name="ce55">
            <text:p>39.56</text:p>
          </table:table-cell>
          <table:table-cell office:value-type="float" office:value="42.07" table:style-name="ce55">
            <text:p>42.07</text:p>
          </table:table-cell>
          <table:table-cell office:value-type="float" office:value="41.06" table:style-name="ce55">
            <text:p>41.06</text:p>
          </table:table-cell>
          <table:table-cell office:value-type="float" office:value="44.31" table:style-name="ce55">
            <text:p>44.31</text:p>
          </table:table-cell>
          <table:table-cell office:value-type="float" office:value="46.02" table:style-name="ce55">
            <text:p>46.02</text:p>
          </table:table-cell>
          <table:table-cell office:value-type="float" office:value="48.73" table:style-name="ce55">
            <text:p>48.73</text:p>
          </table:table-cell>
          <table:table-cell office:value-type="float" office:value="52.21" table:style-name="ce55">
            <text:p>52.21</text:p>
          </table:table-cell>
          <table:table-cell office:value-type="float" office:value="53.18" table:style-name="ce55">
            <text:p>53.18</text:p>
          </table:table-cell>
          <table:table-cell office:value-type="float" office:value="52.73" table:style-name="ce55">
            <text:p>52.73</text:p>
          </table:table-cell>
          <table:table-cell office:value-type="float" office:value="57.43" table:style-name="ce55">
            <text:p>57.43</text:p>
          </table:table-cell>
          <table:table-cell office:value-type="float" office:value="61.79" table:style-name="ce55">
            <text:p>61.79</text:p>
          </table:table-cell>
          <table:table-cell office:value-type="float" office:value="67.02" table:style-name="ce55">
            <text:p>67.02</text:p>
          </table:table-cell>
          <table:table-cell office:value-type="float" office:value="71.77" table:style-name="ce55">
            <text:p>71.77</text:p>
          </table:table-cell>
          <table:table-cell office:value-type="float" office:value="74.459999999999994" table:style-name="ce55">
            <text:p>74.46</text:p>
          </table:table-cell>
          <table:table-cell office:value-type="float" office:value="77.52" table:style-name="ce55">
            <text:p>77.52</text:p>
          </table:table-cell>
          <table:table-cell office:value-type="float" office:value="76.77" table:style-name="ce55">
            <text:p>76.77</text:p>
          </table:table-cell>
          <table:table-cell office:value-type="float" office:value="76.150000000000006" table:style-name="ce55">
            <text:p>76.15</text:p>
          </table:table-cell>
          <table:table-cell office:value-type="float" office:value="75.650000000000006" table:style-name="ce55">
            <text:p>75.65</text:p>
          </table:table-cell>
          <table:table-cell table:style-name="ce55"/>
          <table:table-cell office:value-type="float" office:value="74.53" table:style-name="ce55">
            <text:p>74.53</text:p>
          </table:table-cell>
          <table:table-cell office:value-type="float" office:value="76.959999999999994" table:style-name="ce55">
            <text:p>76.96</text:p>
          </table:table-cell>
          <table:table-cell office:value-type="float" office:value="78.52" table:style-name="ce55">
            <text:p>78.52</text:p>
          </table:table-cell>
          <table:table-cell table:number-columns-repeated="16349"/>
        </table:table-row>
        <table:table-row table:style-name="ro2">
          <table:table-cell table:style-name="ce7"/>
          <table:table-cell office:value-type="string" table:style-name="ce12">
            <text:p>E08000022</text:p>
          </table:table-cell>
          <table:table-cell office:value-type="string" table:style-name="ce12">
            <text:p>North Tyneside</text:p>
          </table:table-cell>
          <table:table-cell table:style-name="ce58"/>
          <table:table-cell table:style-name="ce58"/>
          <table:table-cell table:style-name="ce58"/>
          <table:table-cell table:style-name="ce58"/>
          <table:table-cell table:style-name="ce58"/>
          <table:table-cell office:value-type="float" office:value="28.26" table:style-name="ce58">
            <text:p>28.26</text:p>
          </table:table-cell>
          <table:table-cell office:value-type="float" office:value="29.2" table:style-name="ce58">
            <text:p>29.2</text:p>
          </table:table-cell>
          <table:table-cell office:value-type="float" office:value="30.36" table:style-name="ce55">
            <text:p>30.36</text:p>
          </table:table-cell>
          <table:table-cell office:value-type="float" office:value="32.159999999999997" table:style-name="ce55">
            <text:p>32.16</text:p>
          </table:table-cell>
          <table:table-cell office:value-type="float" office:value="34.450000000000003" table:style-name="ce55">
            <text:p>34.45</text:p>
          </table:table-cell>
          <table:table-cell office:value-type="float" office:value="37.42" table:style-name="ce55">
            <text:p>37.42</text:p>
          </table:table-cell>
          <table:table-cell office:value-type="float" office:value="38.799999999999997" table:style-name="ce55">
            <text:p>38.80</text:p>
          </table:table-cell>
          <table:table-cell office:value-type="float" office:value="40.479999999999997" table:style-name="ce55">
            <text:p>40.48</text:p>
          </table:table-cell>
          <table:table-cell office:value-type="float" office:value="42.67" table:style-name="ce55">
            <text:p>42.67</text:p>
          </table:table-cell>
          <table:table-cell office:value-type="float" office:value="44.86" table:style-name="ce55">
            <text:p>44.86</text:p>
          </table:table-cell>
          <table:table-cell office:value-type="float" office:value="47.09" table:style-name="ce55">
            <text:p>47.09</text:p>
          </table:table-cell>
          <table:table-cell office:value-type="float" office:value="50.45" table:style-name="ce55">
            <text:p>50.45</text:p>
          </table:table-cell>
          <table:table-cell office:value-type="float" office:value="52.75" table:style-name="ce55">
            <text:p>52.75</text:p>
          </table:table-cell>
          <table:table-cell office:value-type="float" office:value="54.38" table:style-name="ce55">
            <text:p>54.38</text:p>
          </table:table-cell>
          <table:table-cell office:value-type="float" office:value="55.95" table:style-name="ce55">
            <text:p>55.95</text:p>
          </table:table-cell>
          <table:table-cell office:value-type="float" office:value="65.98" table:style-name="ce55">
            <text:p>65.98</text:p>
          </table:table-cell>
          <table:table-cell office:value-type="float" office:value="65.98" table:style-name="ce55">
            <text:p>65.98</text:p>
          </table:table-cell>
          <table:table-cell office:value-type="float" office:value="69.849999999999994" table:style-name="ce55">
            <text:p>69.85</text:p>
          </table:table-cell>
          <table:table-cell office:value-type="float" office:value="74.260000000000005" table:style-name="ce55">
            <text:p>74.26</text:p>
          </table:table-cell>
          <table:table-cell office:value-type="float" office:value="76.38" table:style-name="ce55">
            <text:p>76.38</text:p>
          </table:table-cell>
          <table:table-cell office:value-type="float" office:value="75.849999999999994" table:style-name="ce55">
            <text:p>75.85</text:p>
          </table:table-cell>
          <table:table-cell office:value-type="float" office:value="75.819999999999993" table:style-name="ce55">
            <text:p>75.82</text:p>
          </table:table-cell>
          <table:table-cell office:value-type="float" office:value="74.56" table:style-name="ce55">
            <text:p>74.56</text:p>
          </table:table-cell>
          <table:table-cell table:style-name="ce55"/>
          <table:table-cell office:value-type="float" office:value="73.84" table:style-name="ce55">
            <text:p>73.84</text:p>
          </table:table-cell>
          <table:table-cell office:value-type="float" office:value="75.849999999999994" table:style-name="ce55">
            <text:p>75.85</text:p>
          </table:table-cell>
          <table:table-cell office:value-type="float" office:value="76.92" table:style-name="ce55">
            <text:p>76.92</text:p>
          </table:table-cell>
          <table:table-cell table:number-columns-repeated="16349"/>
        </table:table-row>
        <table:table-row table:style-name="ro2">
          <table:table-cell table:style-name="ce7"/>
          <table:table-cell office:value-type="string" table:style-name="ce12">
            <text:p>E06000057</text:p>
          </table:table-cell>
          <table:table-cell office:value-type="string" table:style-name="ce12">
            <text:p>Northumberland</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float" office:value="51.65" table:style-name="ce55">
            <text:p>51.65</text:p>
          </table:table-cell>
          <table:table-cell office:value-type="float" office:value="51.83" table:style-name="ce55">
            <text:p>51.83</text:p>
          </table:table-cell>
          <table:table-cell office:value-type="float" office:value="55.65" table:style-name="ce55">
            <text:p>55.65</text:p>
          </table:table-cell>
          <table:table-cell office:value-type="float" office:value="60.31" table:style-name="ce55">
            <text:p>60.31</text:p>
          </table:table-cell>
          <table:table-cell office:value-type="float" office:value="63.62" table:style-name="ce55">
            <text:p>63.62</text:p>
          </table:table-cell>
          <table:table-cell office:value-type="float" office:value="69.52" table:style-name="ce55">
            <text:p>69.52</text:p>
          </table:table-cell>
          <table:table-cell office:value-type="float" office:value="69.569999999999993" table:style-name="ce55">
            <text:p>69.57</text:p>
          </table:table-cell>
          <table:table-cell office:value-type="float" office:value="69.03" table:style-name="ce55">
            <text:p>69.03</text:p>
          </table:table-cell>
          <table:table-cell office:value-type="float" office:value="68.33" table:style-name="ce55">
            <text:p>68.33</text:p>
          </table:table-cell>
          <table:table-cell office:value-type="float" office:value="67.63" table:style-name="ce55">
            <text:p>67.63</text:p>
          </table:table-cell>
          <table:table-cell table:style-name="ce55"/>
          <table:table-cell office:value-type="float" office:value="65.680000000000007" table:style-name="ce55">
            <text:p>65.68</text:p>
          </table:table-cell>
          <table:table-cell office:value-type="float" office:value="68.760000000000005" table:style-name="ce55">
            <text:p>68.76</text:p>
          </table:table-cell>
          <table:table-cell office:value-type="float" office:value="69.790000000000006" table:style-name="ce55">
            <text:p>69.79</text:p>
          </table:table-cell>
          <table:table-cell table:number-columns-repeated="16349"/>
        </table:table-row>
        <table:table-row table:style-name="ro2">
          <table:table-cell table:style-name="ce7"/>
          <table:table-cell office:value-type="string" table:style-name="ce12">
            <text:p>E06000003</text:p>
          </table:table-cell>
          <table:table-cell office:value-type="string" table:style-name="ce12">
            <text:p>Redcar and Cleveland</text:p>
          </table:table-cell>
          <table:table-cell table:style-name="ce58"/>
          <table:table-cell table:style-name="ce58"/>
          <table:table-cell table:style-name="ce58"/>
          <table:table-cell table:style-name="ce58"/>
          <table:table-cell table:style-name="ce58"/>
          <table:table-cell office:value-type="float" office:value="37.14" table:style-name="ce58">
            <text:p>37.14</text:p>
          </table:table-cell>
          <table:table-cell office:value-type="float" office:value="37.869999999999997" table:style-name="ce58">
            <text:p>37.87</text:p>
          </table:table-cell>
          <table:table-cell office:value-type="float" office:value="39.14" table:style-name="ce55">
            <text:p>39.14</text:p>
          </table:table-cell>
          <table:table-cell office:value-type="float" office:value="40.78" table:style-name="ce55">
            <text:p>40.78</text:p>
          </table:table-cell>
          <table:table-cell office:value-type="float" office:value="42.21" table:style-name="ce55">
            <text:p>42.21</text:p>
          </table:table-cell>
          <table:table-cell office:value-type="float" office:value="43.34" table:style-name="ce55">
            <text:p>43.34</text:p>
          </table:table-cell>
          <table:table-cell office:value-type="float" office:value="45.41" table:style-name="ce55">
            <text:p>45.41</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058</text:p>
          </table:table-cell>
          <table:table-cell office:value-type="string" table:style-name="ce12">
            <text:p>Sedgefield</text:p>
          </table:table-cell>
          <table:table-cell table:style-name="ce58"/>
          <table:table-cell table:style-name="ce58"/>
          <table:table-cell table:style-name="ce58"/>
          <table:table-cell table:style-name="ce58"/>
          <table:table-cell table:style-name="ce58"/>
          <table:table-cell office:value-type="float" office:value="32.79" table:style-name="ce58">
            <text:p>32.79</text:p>
          </table:table-cell>
          <table:table-cell office:value-type="float" office:value="34.619999999999997" table:style-name="ce58">
            <text:p>34.62</text:p>
          </table:table-cell>
          <table:table-cell office:value-type="float" office:value="35.49" table:style-name="ce55">
            <text:p>35.49</text:p>
          </table:table-cell>
          <table:table-cell office:value-type="float" office:value="36.4" table:style-name="ce55">
            <text:p>36.40</text:p>
          </table:table-cell>
          <table:table-cell office:value-type="float" office:value="37.75" table:style-name="ce55">
            <text:p>37.75</text:p>
          </table:table-cell>
          <table:table-cell office:value-type="float" office:value="39.340000000000003" table:style-name="ce55">
            <text:p>39.34</text:p>
          </table:table-cell>
          <table:table-cell office:value-type="float" office:value="40.92" table:style-name="ce55">
            <text:p>40.92</text:p>
          </table:table-cell>
          <table:table-cell office:value-type="float" office:value="43.37" table:style-name="ce55">
            <text:p>43.37</text:p>
          </table:table-cell>
          <table:table-cell office:value-type="float" office:value="45.06" table:style-name="ce55">
            <text:p>45.06</text:p>
          </table:table-cell>
          <table:table-cell office:value-type="float" office:value="46.13" table:style-name="ce55">
            <text:p>46.13</text:p>
          </table:table-cell>
          <table:table-cell office:value-type="float" office:value="48.45" table:style-name="ce55">
            <text:p>48.45</text:p>
          </table:table-cell>
          <table:table-cell office:value-type="float" office:value="51.92" table:style-name="ce55">
            <text:p>51.92</text:p>
          </table:table-cell>
          <table:table-cell office:value-type="string" table:style-name="ce55">
            <text:p>MY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8000023</text:p>
          </table:table-cell>
          <table:table-cell office:value-type="string" table:style-name="ce12">
            <text:p>South Tyneside</text:p>
          </table:table-cell>
          <table:table-cell table:style-name="ce58"/>
          <table:table-cell table:style-name="ce58"/>
          <table:table-cell table:style-name="ce58"/>
          <table:table-cell table:style-name="ce58"/>
          <table:table-cell table:style-name="ce58"/>
          <table:table-cell office:value-type="float" office:value="27.84" table:style-name="ce58">
            <text:p>27.84</text:p>
          </table:table-cell>
          <table:table-cell office:value-type="float" office:value="28.83" table:style-name="ce58">
            <text:p>28.83</text:p>
          </table:table-cell>
          <table:table-cell office:value-type="float" office:value="30.04" table:style-name="ce55">
            <text:p>30.04</text:p>
          </table:table-cell>
          <table:table-cell office:value-type="float" office:value="31.7" table:style-name="ce55">
            <text:p>31.70</text:p>
          </table:table-cell>
          <table:table-cell office:value-type="float" office:value="33.83" table:style-name="ce55">
            <text:p>33.83</text:p>
          </table:table-cell>
          <table:table-cell office:value-type="float" office:value="35.799999999999997" table:style-name="ce55">
            <text:p>35.80</text:p>
          </table:table-cell>
          <table:table-cell office:value-type="float" office:value="38.369999999999997" table:style-name="ce55">
            <text:p>38.37</text:p>
          </table:table-cell>
          <table:table-cell office:value-type="float" office:value="39.44" table:style-name="ce55">
            <text:p>39.44</text:p>
          </table:table-cell>
          <table:table-cell office:value-type="float" office:value="41.47" table:style-name="ce55">
            <text:p>41.47</text:p>
          </table:table-cell>
          <table:table-cell office:value-type="float" office:value="43.74" table:style-name="ce55">
            <text:p>43.74</text:p>
          </table:table-cell>
          <table:table-cell office:value-type="float" office:value="45.9" table:style-name="ce55">
            <text:p>45.90</text:p>
          </table:table-cell>
          <table:table-cell office:value-type="float" office:value="49.21" table:style-name="ce55">
            <text:p>49.21</text:p>
          </table:table-cell>
          <table:table-cell office:value-type="float" office:value="50.88" table:style-name="ce55">
            <text:p>50.88</text:p>
          </table:table-cell>
          <table:table-cell office:value-type="float" office:value="52.52" table:style-name="ce55">
            <text:p>52.52</text:p>
          </table:table-cell>
          <table:table-cell office:value-type="float" office:value="54.04" table:style-name="ce55">
            <text:p>54.04</text:p>
          </table:table-cell>
          <table:table-cell office:value-type="float" office:value="58.51" table:style-name="ce55">
            <text:p>58.51</text:p>
          </table:table-cell>
          <table:table-cell office:value-type="float" office:value="63.84" table:style-name="ce55">
            <text:p>63.84</text:p>
          </table:table-cell>
          <table:table-cell office:value-type="float" office:value="69.09" table:style-name="ce55">
            <text:p>69.09</text:p>
          </table:table-cell>
          <table:table-cell office:value-type="float" office:value="71.92" table:style-name="ce55">
            <text:p>71.92</text:p>
          </table:table-cell>
          <table:table-cell office:value-type="float" office:value="73.73" table:style-name="ce55">
            <text:p>73.73</text:p>
          </table:table-cell>
          <table:table-cell office:value-type="float" office:value="73.08" table:style-name="ce55">
            <text:p>73.08</text:p>
          </table:table-cell>
          <table:table-cell office:value-type="float" office:value="72.36" table:style-name="ce55">
            <text:p>72.36</text:p>
          </table:table-cell>
          <table:table-cell office:value-type="float" office:value="71.66" table:style-name="ce55">
            <text:p>71.66</text:p>
          </table:table-cell>
          <table:table-cell table:style-name="ce55"/>
          <table:table-cell office:value-type="float" office:value="70.92" table:style-name="ce55">
            <text:p>70.92</text:p>
          </table:table-cell>
          <table:table-cell office:value-type="float" office:value="72.83" table:style-name="ce55">
            <text:p>72.83</text:p>
          </table:table-cell>
          <table:table-cell office:value-type="float" office:value="73.900000000000006" table:style-name="ce55">
            <text:p>73.90</text:p>
          </table:table-cell>
          <table:table-cell table:number-columns-repeated="16349"/>
        </table:table-row>
        <table:table-row table:style-name="ro2">
          <table:table-cell table:style-name="ce7"/>
          <table:table-cell office:value-type="string" table:style-name="ce12">
            <text:p>E06000004</text:p>
          </table:table-cell>
          <table:table-cell office:value-type="string" table:style-name="ce12">
            <text:p>Stockton-on-Tees</text:p>
          </table:table-cell>
          <table:table-cell table:style-name="ce58"/>
          <table:table-cell table:style-name="ce58"/>
          <table:table-cell table:style-name="ce58"/>
          <table:table-cell table:style-name="ce58"/>
          <table:table-cell table:style-name="ce58"/>
          <table:table-cell office:value-type="float" office:value="35.43" table:style-name="ce58">
            <text:p>35.43</text:p>
          </table:table-cell>
          <table:table-cell office:value-type="float" office:value="36.409999999999997" table:style-name="ce58">
            <text:p>36.41</text:p>
          </table:table-cell>
          <table:table-cell office:value-type="float" office:value="37.630000000000003" table:style-name="ce55">
            <text:p>37.63</text:p>
          </table:table-cell>
          <table:table-cell office:value-type="float" office:value="39.270000000000003" table:style-name="ce55">
            <text:p>39.27</text:p>
          </table:table-cell>
          <table:table-cell office:value-type="float" office:value="40.86" table:style-name="ce55">
            <text:p>40.86</text:p>
          </table:table-cell>
          <table:table-cell office:value-type="float" office:value="42.64" table:style-name="ce55">
            <text:p>42.64</text:p>
          </table:table-cell>
          <table:table-cell office:value-type="float" office:value="42.98" table:style-name="ce55">
            <text:p>42.98</text:p>
          </table:table-cell>
          <table:table-cell office:value-type="float" office:value="44.54" table:style-name="ce55">
            <text:p>44.54</text:p>
          </table:table-cell>
          <table:table-cell office:value-type="float" office:value="44.27" table:style-name="ce55">
            <text:p>44.27</text:p>
          </table:table-cell>
          <table:table-cell office:value-type="float" office:value="49.26" table:style-name="ce55">
            <text:p>49.26</text:p>
          </table:table-cell>
          <table:table-cell office:value-type="float" office:value="51.42" table:style-name="ce55">
            <text:p>51.42</text:p>
          </table:table-cell>
          <table:table-cell office:value-type="float" office:value="53.99" table:style-name="ce55">
            <text:p>53.99</text:p>
          </table:table-cell>
          <table:table-cell office:value-type="float" office:value="57.37" table:style-name="ce55">
            <text:p>57.37</text:p>
          </table:table-cell>
          <table:table-cell office:value-type="float" office:value="61.79" table:style-name="ce55">
            <text:p>61.79</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8000024</text:p>
          </table:table-cell>
          <table:table-cell office:value-type="string" table:style-name="ce12">
            <text:p>Sunderland</text:p>
          </table:table-cell>
          <table:table-cell table:style-name="ce58"/>
          <table:table-cell table:style-name="ce58"/>
          <table:table-cell table:style-name="ce58"/>
          <table:table-cell table:style-name="ce58"/>
          <table:table-cell table:style-name="ce58"/>
          <table:table-cell office:value-type="float" office:value="33.03" table:style-name="ce58">
            <text:p>33.03</text:p>
          </table:table-cell>
          <table:table-cell office:value-type="float" office:value="33.409999999999997" table:style-name="ce58">
            <text:p>33.41</text:p>
          </table:table-cell>
          <table:table-cell office:value-type="float" office:value="34.61" table:style-name="ce55">
            <text:p>34.61</text:p>
          </table:table-cell>
          <table:table-cell office:value-type="float" office:value="38.76" table:style-name="ce55">
            <text:p>38.76</text:p>
          </table:table-cell>
          <table:table-cell office:value-type="float" office:value="42.78" table:style-name="ce55">
            <text:p>42.78</text:p>
          </table:table-cell>
          <table:table-cell office:value-type="float" office:value="44.59" table:style-name="ce55">
            <text:p>44.59</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93.95" table:style-name="ce55">
            <text:p>93.95</text:p>
          </table:table-cell>
          <table:table-cell office:value-type="float" office:value="104.72" table:style-name="ce55">
            <text:p>104.72</text:p>
          </table:table-cell>
          <table:table-cell table:number-columns-repeated="16349"/>
        </table:table-row>
        <table:table-row table:style-name="ro2">
          <table:table-cell table:style-name="ce7"/>
          <table:table-cell office:value-type="string" table:style-name="ce12">
            <text:p>E07000059</text:p>
          </table:table-cell>
          <table:table-cell office:value-type="string" table:style-name="ce12">
            <text:p>Teesdale</text:p>
          </table:table-cell>
          <table:table-cell table:style-name="ce58"/>
          <table:table-cell table:style-name="ce58"/>
          <table:table-cell table:style-name="ce58"/>
          <table:table-cell table:style-name="ce58"/>
          <table:table-cell table:style-name="ce58"/>
          <table:table-cell office:value-type="float" office:value="32.75" table:style-name="ce58">
            <text:p>32.75</text:p>
          </table:table-cell>
          <table:table-cell office:value-type="float" office:value="33.65" table:style-name="ce58">
            <text:p>33.65</text:p>
          </table:table-cell>
          <table:table-cell office:value-type="float" office:value="35.07" table:style-name="ce55">
            <text:p>35.07</text:p>
          </table:table-cell>
          <table:table-cell office:value-type="float" office:value="36.799999999999997" table:style-name="ce55">
            <text:p>36.80</text:p>
          </table:table-cell>
          <table:table-cell office:value-type="float" office:value="38.97" table:style-name="ce55">
            <text:p>38.97</text:p>
          </table:table-cell>
          <table:table-cell office:value-type="float" office:value="40.51" table:style-name="ce55">
            <text:p>40.51</text:p>
          </table:table-cell>
          <table:table-cell office:value-type="float" office:value="41.9" table:style-name="ce55">
            <text:p>41.90</text:p>
          </table:table-cell>
          <table:table-cell office:value-type="float" office:value="42.88" table:style-name="ce55">
            <text:p>42.88</text:p>
          </table:table-cell>
          <table:table-cell office:value-type="float" office:value="44.46" table:style-name="ce55">
            <text:p>44.46</text:p>
          </table:table-cell>
          <table:table-cell office:value-type="float" office:value="46.01" table:style-name="ce55">
            <text:p>46.01</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61</text:p>
          </table:table-cell>
          <table:table-cell office:value-type="string" table:style-name="ce12">
            <text:p>Tynedale</text:p>
          </table:table-cell>
          <table:table-cell table:style-name="ce58"/>
          <table:table-cell table:style-name="ce58"/>
          <table:table-cell table:style-name="ce58"/>
          <table:table-cell table:style-name="ce58"/>
          <table:table-cell table:style-name="ce58"/>
          <table:table-cell office:value-type="float" office:value="36.28" table:style-name="ce58">
            <text:p>36.28</text:p>
          </table:table-cell>
          <table:table-cell office:value-type="float" office:value="37.26" table:style-name="ce58">
            <text:p>37.26</text:p>
          </table:table-cell>
          <table:table-cell office:value-type="float" office:value="38.43" table:style-name="ce55">
            <text:p>38.43</text:p>
          </table:table-cell>
          <table:table-cell office:value-type="float" office:value="39.99" table:style-name="ce55">
            <text:p>39.99</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62</text:p>
          </table:table-cell>
          <table:table-cell office:value-type="string" table:style-name="ce12">
            <text:p>Wansbeck</text:p>
          </table:table-cell>
          <table:table-cell table:style-name="ce58"/>
          <table:table-cell table:style-name="ce58"/>
          <table:table-cell table:style-name="ce58"/>
          <table:table-cell table:style-name="ce58"/>
          <table:table-cell table:style-name="ce58"/>
          <table:table-cell office:value-type="float" office:value="28.36" table:style-name="ce58">
            <text:p>28.36</text:p>
          </table:table-cell>
          <table:table-cell office:value-type="float" office:value="30.25" table:style-name="ce58">
            <text:p>30.25</text:p>
          </table:table-cell>
          <table:table-cell office:value-type="float" office:value="29.67" table:style-name="ce55">
            <text:p>29.67</text:p>
          </table:table-cell>
          <table:table-cell office:value-type="float" office:value="30.49" table:style-name="ce55">
            <text:p>30.49</text:p>
          </table:table-cell>
          <table:table-cell office:value-type="float" office:value="31.79" table:style-name="ce55">
            <text:p>31.79</text:p>
          </table:table-cell>
          <table:table-cell office:value-type="float" office:value="33.83" table:style-name="ce55">
            <text:p>33.83</text:p>
          </table:table-cell>
          <table:table-cell office:value-type="float" office:value="35.65" table:style-name="ce55">
            <text:p>35.65</text:p>
          </table:table-cell>
          <table:table-cell office:value-type="float" office:value="36.46" table:style-name="ce55">
            <text:p>36.46</text:p>
          </table:table-cell>
          <table:table-cell office:value-type="float" office:value="38.36" table:style-name="ce55">
            <text:p>38.36</text:p>
          </table:table-cell>
          <table:table-cell office:value-type="float" office:value="39.76" table:style-name="ce55">
            <text:p>39.76</text:p>
          </table:table-cell>
          <table:table-cell office:value-type="float" office:value="42.3" table:style-name="ce55">
            <text:p>42.30</text:p>
          </table:table-cell>
          <table:table-cell office:value-type="string" table:style-name="ce55">
            <text:p>MY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060</text:p>
          </table:table-cell>
          <table:table-cell office:value-type="string" table:style-name="ce12">
            <text:p>Wear Valley</text:p>
          </table:table-cell>
          <table:table-cell table:style-name="ce58"/>
          <table:table-cell table:style-name="ce58"/>
          <table:table-cell table:style-name="ce58"/>
          <table:table-cell table:style-name="ce58"/>
          <table:table-cell table:style-name="ce58"/>
          <table:table-cell office:value-type="float" office:value="35.14" table:style-name="ce58">
            <text:p>35.14</text:p>
          </table:table-cell>
          <table:table-cell office:value-type="float" office:value="35.619999999999997" table:style-name="ce58">
            <text:p>35.62</text:p>
          </table:table-cell>
          <table:table-cell office:value-type="float" office:value="36.340000000000003" table:style-name="ce55">
            <text:p>36.34</text:p>
          </table:table-cell>
          <table:table-cell office:value-type="float" office:value="37.21" table:style-name="ce55">
            <text:p>37.21</text:p>
          </table:table-cell>
          <table:table-cell office:value-type="float" office:value="38.61" table:style-name="ce55">
            <text:p>38.61</text:p>
          </table:table-cell>
          <table:table-cell office:value-type="float" office:value="40.19" table:style-name="ce55">
            <text:p>40.19</text:p>
          </table:table-cell>
          <table:table-cell office:value-type="float" office:value="42.35" table:style-name="ce55">
            <text:p>42.35</text:p>
          </table:table-cell>
          <table:table-cell office:value-type="float" office:value="42.78" table:style-name="ce55">
            <text:p>42.78</text:p>
          </table:table-cell>
          <table:table-cell office:value-type="float" office:value="42.77" table:style-name="ce55">
            <text:p>42.77</text:p>
          </table:table-cell>
          <table:table-cell office:value-type="float" office:value="45.99" table:style-name="ce55">
            <text:p>45.99</text:p>
          </table:table-cell>
          <table:table-cell office:value-type="string" table:style-name="ce55">
            <text:p>.</text:p>
          </table:table-cell>
          <table:table-cell office:value-type="string" table:style-name="ce55">
            <text:p>.</text:p>
          </table:table-cell>
          <table:table-cell office:value-type="float" office:value="53.42" table:style-name="ce55">
            <text:p>53.42</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number-columns-repeated="3"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table-row>
        <table:table-row table:style-name="ro2">
          <table:table-cell office:value-type="string" table:style-name="ce15">
            <text:p>North West</text:p>
          </table:table-cell>
          <table:table-cell office:value-type="string" table:style-name="ce15">
            <text:p>E12000002</text:p>
          </table:table-cell>
          <table:table-cell table:style-name="ce15"/>
          <table:table-cell office:value-type="float" office:value="24.55" table:style-name="ce57">
            <text:p>24.55</text:p>
          </table:table-cell>
          <table:table-cell office:value-type="float" office:value="26.76" table:style-name="ce57">
            <text:p>26.76</text:p>
          </table:table-cell>
          <table:table-cell office:value-type="float" office:value="29.46" table:style-name="ce57">
            <text:p>29.46</text:p>
          </table:table-cell>
          <table:table-cell office:value-type="float" office:value="31.65" table:style-name="ce57">
            <text:p>31.65</text:p>
          </table:table-cell>
          <table:table-cell office:value-type="float" office:value="34.700000000000003" table:style-name="ce57">
            <text:p>34.7</text:p>
          </table:table-cell>
          <table:table-cell office:value-type="float" office:value="37.701887189114551" table:style-name="ce60">
            <text:p>37.70</text:p>
          </table:table-cell>
          <table:table-cell office:value-type="float" office:value="38.381459906650925" table:style-name="ce60">
            <text:p>38.38</text:p>
          </table:table-cell>
          <table:table-cell office:value-type="float" office:value="39.49" table:style-name="ce61">
            <text:p>39.49</text:p>
          </table:table-cell>
          <table:table-cell office:value-type="float" office:value="40.57" table:style-name="ce61">
            <text:p>40.57</text:p>
          </table:table-cell>
          <table:table-cell office:value-type="float" office:value="42.24" table:style-name="ce61">
            <text:p>42.24</text:p>
          </table:table-cell>
          <table:table-cell office:value-type="float" office:value="44.2" table:style-name="ce61">
            <text:p>44.20</text:p>
          </table:table-cell>
          <table:table-cell office:value-type="float" office:value="45.83" table:style-name="ce61">
            <text:p>45.83</text:p>
          </table:table-cell>
          <table:table-cell office:value-type="float" office:value="46.53" table:style-name="ce61">
            <text:p>46.53</text:p>
          </table:table-cell>
          <table:table-cell office:value-type="float" office:value="47.29" table:style-name="ce61">
            <text:p>47.29</text:p>
          </table:table-cell>
          <table:table-cell office:value-type="float" office:value="48.97" table:style-name="ce61">
            <text:p>48.97</text:p>
          </table:table-cell>
          <table:table-cell office:value-type="float" office:value="50.79" table:style-name="ce61">
            <text:p>50.79</text:p>
          </table:table-cell>
          <table:table-cell office:value-type="float" office:value="53.6" table:style-name="ce61">
            <text:p>53.60</text:p>
          </table:table-cell>
          <table:table-cell office:value-type="float" office:value="55.63" table:style-name="ce61">
            <text:p>55.63</text:p>
          </table:table-cell>
          <table:table-cell office:value-type="float" office:value="57.19" table:style-name="ce62">
            <text:p>57.19</text:p>
          </table:table-cell>
          <table:table-cell office:value-type="float" office:value="58.76" table:style-name="ce56">
            <text:p>58.76</text:p>
          </table:table-cell>
          <table:table-cell office:value-type="float" office:value="62.63" table:style-name="ce56">
            <text:p>62.63</text:p>
          </table:table-cell>
          <table:table-cell office:value-type="float" office:value="68.7" table:style-name="ce56">
            <text:p>68.70</text:p>
          </table:table-cell>
          <table:table-cell office:value-type="float" office:value="71.69" table:style-name="ce56">
            <text:p>71.69</text:p>
          </table:table-cell>
          <table:table-cell office:value-type="float" office:value="74.28" table:style-name="ce56">
            <text:p>74.28</text:p>
          </table:table-cell>
          <table:table-cell office:value-type="float" office:value="75.650000000000006" table:style-name="ce56">
            <text:p>75.65</text:p>
          </table:table-cell>
          <table:table-cell office:value-type="float" office:value="75.3" table:style-name="ce56">
            <text:p>75.30</text:p>
          </table:table-cell>
          <table:table-cell office:value-type="float" office:value="74.72" table:style-name="ce56">
            <text:p>74.72</text:p>
          </table:table-cell>
          <table:table-cell office:value-type="float" office:value="74.52" table:style-name="ce56">
            <text:p>74.52</text:p>
          </table:table-cell>
          <table:table-cell table:style-name="ce18"/>
          <table:table-cell office:value-type="float" office:value="74.5" table:style-name="ce56">
            <text:p>74.50</text:p>
          </table:table-cell>
          <table:table-cell office:value-type="float" office:value="76.45" table:style-name="ce56">
            <text:p>76.45</text:p>
          </table:table-cell>
          <table:table-cell office:value-type="float" office:value="77.83" table:style-name="ce56">
            <text:p>77.83</text:p>
          </table:table-cell>
          <table:table-cell table:number-columns-repeated="16349"/>
        </table:table-row>
        <table:table-row table:style-name="ro2">
          <table:table-cell table:number-columns-repeated="3"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table-row>
        <table:table-row table:style-name="ro2">
          <table:table-cell table:style-name="ce7"/>
          <table:table-cell office:value-type="string" table:style-name="ce12">
            <text:p>E07000026</text:p>
          </table:table-cell>
          <table:table-cell office:value-type="string" table:style-name="ce12">
            <text:p>Allerdale</text:p>
          </table:table-cell>
          <table:table-cell table:style-name="ce58"/>
          <table:table-cell table:style-name="ce58"/>
          <table:table-cell table:style-name="ce58"/>
          <table:table-cell table:style-name="ce58"/>
          <table:table-cell table:style-name="ce58"/>
          <table:table-cell office:value-type="float" office:value="36.090000000000003" table:style-name="ce58">
            <text:p>36.09</text:p>
          </table:table-cell>
          <table:table-cell office:value-type="float" office:value="38.840000000000003" table:style-name="ce58">
            <text:p>38.84</text:p>
          </table:table-cell>
          <table:table-cell office:value-type="float" office:value="40.64" table:style-name="ce55">
            <text:p>40.64</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027</text:p>
          </table:table-cell>
          <table:table-cell office:value-type="string" table:style-name="ce12">
            <text:p>Barrow-in-Furness</text:p>
          </table:table-cell>
          <table:table-cell table:style-name="ce58"/>
          <table:table-cell table:style-name="ce58"/>
          <table:table-cell table:style-name="ce58"/>
          <table:table-cell table:style-name="ce58"/>
          <table:table-cell table:style-name="ce58"/>
          <table:table-cell office:value-type="float" office:value="41.13" table:style-name="ce58">
            <text:p>41.13</text:p>
          </table:table-cell>
          <table:table-cell office:value-type="float" office:value="41.89" table:style-name="ce58">
            <text:p>41.89</text:p>
          </table:table-cell>
          <table:table-cell office:value-type="float" office:value="42.51" table:style-name="ce55">
            <text:p>42.51</text:p>
          </table:table-cell>
          <table:table-cell office:value-type="float" office:value="43.43" table:style-name="ce55">
            <text:p>43.43</text:p>
          </table:table-cell>
          <table:table-cell office:value-type="float" office:value="44.8" table:style-name="ce55">
            <text:p>44.80</text:p>
          </table:table-cell>
          <table:table-cell office:value-type="float" office:value="46.37" table:style-name="ce55">
            <text:p>46.37</text:p>
          </table:table-cell>
          <table:table-cell office:value-type="float" office:value="48.43" table:style-name="ce55">
            <text:p>48.43</text:p>
          </table:table-cell>
          <table:table-cell office:value-type="float" office:value="47.98" table:style-name="ce55">
            <text:p>47.98</text:p>
          </table:table-cell>
          <table:table-cell office:value-type="float" office:value="49.21" table:style-name="ce55">
            <text:p>49.21</text:p>
          </table:table-cell>
          <table:table-cell office:value-type="float" office:value="50.14" table:style-name="ce55">
            <text:p>50.14</text:p>
          </table:table-cell>
          <table:table-cell office:value-type="float" office:value="52.31" table:style-name="ce55">
            <text:p>52.31</text:p>
          </table:table-cell>
          <table:table-cell office:value-type="float" office:value="55.18" table:style-name="ce55">
            <text:p>55.18</text:p>
          </table:table-cell>
          <table:table-cell office:value-type="float" office:value="57.89" table:style-name="ce55">
            <text:p>57.89</text:p>
          </table:table-cell>
          <table:table-cell office:value-type="float" office:value="59.72" table:style-name="ce55">
            <text:p>59.72</text:p>
          </table:table-cell>
          <table:table-cell office:value-type="float" office:value="60.48" table:style-name="ce55">
            <text:p>60.48</text:p>
          </table:table-cell>
          <table:table-cell office:value-type="float" office:value="64.14" table:style-name="ce55">
            <text:p>64.14</text:p>
          </table:table-cell>
          <table:table-cell office:value-type="float" office:value="63.37" table:style-name="ce55">
            <text:p>63.37</text:p>
          </table:table-cell>
          <table:table-cell office:value-type="float" office:value="64.67" table:style-name="ce55">
            <text:p>64.67</text:p>
          </table:table-cell>
          <table:table-cell office:value-type="float" office:value="75.33" table:style-name="ce55">
            <text:p>75.33</text:p>
          </table:table-cell>
          <table:table-cell office:value-type="float" office:value="76.97" table:style-name="ce55">
            <text:p>76.97</text:p>
          </table:table-cell>
          <table:table-cell office:value-type="float" office:value="75.33" table:style-name="ce55">
            <text:p>75.33</text:p>
          </table:table-cell>
          <table:table-cell office:value-type="float" office:value="74.58" table:style-name="ce55">
            <text:p>74.58</text:p>
          </table:table-cell>
          <table:table-cell office:value-type="float" office:value="74.510000000000005" table:style-name="ce55">
            <text:p>74.51</text:p>
          </table:table-cell>
          <table:table-cell table:style-name="ce55"/>
          <table:table-cell office:value-type="float" office:value="74.849999999999994" table:style-name="ce55">
            <text:p>74.85</text:p>
          </table:table-cell>
          <table:table-cell office:value-type="float" office:value="75.64" table:style-name="ce55">
            <text:p>75.64</text:p>
          </table:table-cell>
          <table:table-cell office:value-type="float" office:value="76.75" table:style-name="ce55">
            <text:p>76.75</text:p>
          </table:table-cell>
          <table:table-cell table:number-columns-repeated="16349"/>
        </table:table-row>
        <table:table-row table:style-name="ro2">
          <table:table-cell table:style-name="ce7"/>
          <table:table-cell office:value-type="string" table:style-name="ce12">
            <text:p>E06000008</text:p>
          </table:table-cell>
          <table:table-cell office:value-type="string" table:style-name="ce12">
            <text:p>Blackburn with Darwen</text:p>
          </table:table-cell>
          <table:table-cell table:style-name="ce58"/>
          <table:table-cell table:style-name="ce58"/>
          <table:table-cell table:style-name="ce58"/>
          <table:table-cell table:style-name="ce58"/>
          <table:table-cell table:style-name="ce58"/>
          <table:table-cell office:value-type="float" office:value="40.409999999999997" table:style-name="ce58">
            <text:p>40.41</text:p>
          </table:table-cell>
          <table:table-cell office:value-type="float" office:value="44.15" table:style-name="ce58">
            <text:p>44.15</text:p>
          </table:table-cell>
          <table:table-cell office:value-type="float" office:value="46.35" table:style-name="ce55">
            <text:p>46.35</text:p>
          </table:table-cell>
          <table:table-cell office:value-type="float" office:value="47.98" table:style-name="ce55">
            <text:p>47.98</text:p>
          </table:table-cell>
          <table:table-cell office:value-type="float" office:value="49.2" table:style-name="ce55">
            <text:p>49.20</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6000009</text:p>
          </table:table-cell>
          <table:table-cell office:value-type="string" table:style-name="ce12">
            <text:p>Blackpool</text:p>
          </table:table-cell>
          <table:table-cell table:style-name="ce58"/>
          <table:table-cell table:style-name="ce58"/>
          <table:table-cell table:style-name="ce58"/>
          <table:table-cell table:style-name="ce58"/>
          <table:table-cell table:style-name="ce58"/>
          <table:table-cell office:value-type="float" office:value="33" table:style-name="ce58">
            <text:p>33</text:p>
          </table:table-cell>
          <table:table-cell office:value-type="float" office:value="33.46" table:style-name="ce58">
            <text:p>33.46</text:p>
          </table:table-cell>
          <table:table-cell office:value-type="float" office:value="34.18" table:style-name="ce55">
            <text:p>34.18</text:p>
          </table:table-cell>
          <table:table-cell office:value-type="float" office:value="35.07" table:style-name="ce55">
            <text:p>35.07</text:p>
          </table:table-cell>
          <table:table-cell office:value-type="float" office:value="36.53" table:style-name="ce55">
            <text:p>36.53</text:p>
          </table:table-cell>
          <table:table-cell office:value-type="float" office:value="42.04" table:style-name="ce55">
            <text:p>42.04</text:p>
          </table:table-cell>
          <table:table-cell office:value-type="float" office:value="45.92" table:style-name="ce55">
            <text:p>45.92</text:p>
          </table:table-cell>
          <table:table-cell office:value-type="float" office:value="46.23" table:style-name="ce55">
            <text:p>46.23</text:p>
          </table:table-cell>
          <table:table-cell office:value-type="float" office:value="48.49" table:style-name="ce55">
            <text:p>48.49</text:p>
          </table:table-cell>
          <table:table-cell office:value-type="float" office:value="49.72" table:style-name="ce55">
            <text:p>49.72</text:p>
          </table:table-cell>
          <table:table-cell office:value-type="float" office:value="51.31" table:style-name="ce55">
            <text:p>51.31</text:p>
          </table:table-cell>
          <table:table-cell office:value-type="float" office:value="54.7" table:style-name="ce55">
            <text:p>54.70</text:p>
          </table:table-cell>
          <table:table-cell office:value-type="float" office:value="56.1" table:style-name="ce55">
            <text:p>56.10</text:p>
          </table:table-cell>
          <table:table-cell office:value-type="float" office:value="57.53" table:style-name="ce55">
            <text:p>57.53</text:p>
          </table:table-cell>
          <table:table-cell office:value-type="float" office:value="58.85" table:style-name="ce55">
            <text:p>58.85</text:p>
          </table:table-cell>
          <table:table-cell office:value-type="float" office:value="58.84" table:style-name="ce55">
            <text:p>58.84</text:p>
          </table:table-cell>
          <table:table-cell office:value-type="float" office:value="62.81" table:style-name="ce55">
            <text:p>62.81</text:p>
          </table:table-cell>
          <table:table-cell office:value-type="float" office:value="65.959999999999994" table:style-name="ce55">
            <text:p>65.96</text:p>
          </table:table-cell>
          <table:table-cell office:value-type="float" office:value="68.900000000000006" table:style-name="ce55">
            <text:p>68.90</text:p>
          </table:table-cell>
          <table:table-cell office:value-type="float" office:value="70.06" table:style-name="ce55">
            <text:p>70.06</text:p>
          </table:table-cell>
          <table:table-cell office:value-type="float" office:value="70.36" table:style-name="ce55">
            <text:p>70.36</text:p>
          </table:table-cell>
          <table:table-cell office:value-type="float" office:value="69.790000000000006" table:style-name="ce55">
            <text:p>69.79</text:p>
          </table:table-cell>
          <table:table-cell office:value-type="float" office:value="69.8" table:style-name="ce55">
            <text:p>69.80</text:p>
          </table:table-cell>
          <table:table-cell table:style-name="ce55"/>
          <table:table-cell office:value-type="float" office:value="69.849999999999994" table:style-name="ce55">
            <text:p>69.85</text:p>
          </table:table-cell>
          <table:table-cell office:value-type="float" office:value="72.040000000000006" table:style-name="ce55">
            <text:p>72.04</text:p>
          </table:table-cell>
          <table:table-cell office:value-type="float" office:value="73.62" table:style-name="ce55">
            <text:p>73.62</text:p>
          </table:table-cell>
          <table:table-cell table:number-columns-repeated="16349"/>
        </table:table-row>
        <table:table-row table:style-name="ro2">
          <table:table-cell table:style-name="ce7"/>
          <table:table-cell office:value-type="string" table:style-name="ce12">
            <text:p>E08000001</text:p>
          </table:table-cell>
          <table:table-cell office:value-type="string" table:style-name="ce12">
            <text:p>Bolton</text:p>
          </table:table-cell>
          <table:table-cell table:style-name="ce58"/>
          <table:table-cell table:style-name="ce58"/>
          <table:table-cell table:style-name="ce58"/>
          <table:table-cell table:style-name="ce58"/>
          <table:table-cell table:style-name="ce58"/>
          <table:table-cell office:value-type="float" office:value="31.67" table:style-name="ce58">
            <text:p>31.67</text:p>
          </table:table-cell>
          <table:table-cell office:value-type="float" office:value="32.65" table:style-name="ce58">
            <text:p>32.65</text:p>
          </table:table-cell>
          <table:table-cell office:value-type="float" office:value="36.090000000000003" table:style-name="ce55">
            <text:p>36.09</text:p>
          </table:table-cell>
          <table:table-cell office:value-type="float" office:value="35.409999999999997" table:style-name="ce55">
            <text:p>35.41</text:p>
          </table:table-cell>
          <table:table-cell office:value-type="float" office:value="36.130000000000003" table:style-name="ce55">
            <text:p>36.13</text:p>
          </table:table-cell>
          <table:table-cell office:value-type="float" office:value="37.71" table:style-name="ce55">
            <text:p>37.71</text:p>
          </table:table-cell>
          <table:table-cell office:value-type="float" office:value="40.270000000000003" table:style-name="ce55">
            <text:p>40.27</text:p>
          </table:table-cell>
          <table:table-cell office:value-type="float" office:value="40.950000000000003" table:style-name="ce55">
            <text:p>40.95</text:p>
          </table:table-cell>
          <table:table-cell office:value-type="float" office:value="42.82" table:style-name="ce55">
            <text:p>42.82</text:p>
          </table:table-cell>
          <table:table-cell office:value-type="float" office:value="44.85" table:style-name="ce55">
            <text:p>44.85</text:p>
          </table:table-cell>
          <table:table-cell office:value-type="float" office:value="47.07" table:style-name="ce55">
            <text:p>47.07</text:p>
          </table:table-cell>
          <table:table-cell office:value-type="float" office:value="50.45" table:style-name="ce55">
            <text:p>50.45</text:p>
          </table:table-cell>
          <table:table-cell office:value-type="float" office:value="53.57" table:style-name="ce55">
            <text:p>53.57</text:p>
          </table:table-cell>
          <table:table-cell office:value-type="float" office:value="55.24" table:style-name="ce55">
            <text:p>55.24</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17</text:p>
          </table:table-cell>
          <table:table-cell office:value-type="string" table:style-name="ce12">
            <text:p>Burnley</text:p>
          </table:table-cell>
          <table:table-cell table:style-name="ce58"/>
          <table:table-cell table:style-name="ce58"/>
          <table:table-cell table:style-name="ce58"/>
          <table:table-cell table:style-name="ce58"/>
          <table:table-cell table:style-name="ce58"/>
          <table:table-cell office:value-type="float" office:value="37.39" table:style-name="ce58">
            <text:p>37.39</text:p>
          </table:table-cell>
          <table:table-cell office:value-type="float" office:value="38.340000000000003" table:style-name="ce58">
            <text:p>38.34</text:p>
          </table:table-cell>
          <table:table-cell office:value-type="float" office:value="39.6" table:style-name="ce55">
            <text:p>39.60</text:p>
          </table:table-cell>
          <table:table-cell office:value-type="float" office:value="41.5" table:style-name="ce55">
            <text:p>41.50</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8000002</text:p>
          </table:table-cell>
          <table:table-cell office:value-type="string" table:style-name="ce12">
            <text:p>Bury</text:p>
          </table:table-cell>
          <table:table-cell table:style-name="ce58"/>
          <table:table-cell table:style-name="ce58"/>
          <table:table-cell table:style-name="ce58"/>
          <table:table-cell table:style-name="ce58"/>
          <table:table-cell table:style-name="ce58"/>
          <table:table-cell office:value-type="float" office:value="35.94" table:style-name="ce58">
            <text:p>35.94</text:p>
          </table:table-cell>
          <table:table-cell office:value-type="float" office:value="36.94" table:style-name="ce58">
            <text:p>36.94</text:p>
          </table:table-cell>
          <table:table-cell office:value-type="float" office:value="38.08" table:style-name="ce55">
            <text:p>38.08</text:p>
          </table:table-cell>
          <table:table-cell office:value-type="float" office:value="39.68" table:style-name="ce55">
            <text:p>39.68</text:p>
          </table:table-cell>
          <table:table-cell office:value-type="float" office:value="41.63" table:style-name="ce55">
            <text:p>41.63</text:p>
          </table:table-cell>
          <table:table-cell office:value-type="float" office:value="43.81" table:style-name="ce55">
            <text:p>43.81</text:p>
          </table:table-cell>
          <table:table-cell office:value-type="float" office:value="45.12" table:style-name="ce55">
            <text:p>45.12</text:p>
          </table:table-cell>
          <table:table-cell office:value-type="float" office:value="46.35" table:style-name="ce55">
            <text:p>46.35</text:p>
          </table:table-cell>
          <table:table-cell office:value-type="float" office:value="48.1" table:style-name="ce55">
            <text:p>48.10</text:p>
          </table:table-cell>
          <table:table-cell office:value-type="float" office:value="49.85" table:style-name="ce55">
            <text:p>49.85</text:p>
          </table:table-cell>
          <table:table-cell office:value-type="float" office:value="52.28" table:style-name="ce55">
            <text:p>52.28</text:p>
          </table:table-cell>
          <table:table-cell office:value-type="float" office:value="54.87" table:style-name="ce55">
            <text:p>54.87</text:p>
          </table:table-cell>
          <table:table-cell office:value-type="float" office:value="57.77" table:style-name="ce55">
            <text:p>57.77</text:p>
          </table:table-cell>
          <table:table-cell office:value-type="float" office:value="59.56" table:style-name="ce55">
            <text:p>59.56</text:p>
          </table:table-cell>
          <table:table-cell office:value-type="float" office:value="60.62" table:style-name="ce55">
            <text:p>60.62</text:p>
          </table:table-cell>
          <table:table-cell office:value-type="float" office:value="64.25" table:style-name="ce55">
            <text:p>64.25</text:p>
          </table:table-cell>
          <table:table-cell office:value-type="float" office:value="68.260000000000005" table:style-name="ce55">
            <text:p>68.26</text:p>
          </table:table-cell>
          <table:table-cell office:value-type="float" office:value="71.03" table:style-name="ce55">
            <text:p>71.03</text:p>
          </table:table-cell>
          <table:table-cell office:value-type="float" office:value="72.77" table:style-name="ce55">
            <text:p>72.77</text:p>
          </table:table-cell>
          <table:table-cell office:value-type="float" office:value="72.739999999999995" table:style-name="ce55">
            <text:p>72.74</text:p>
          </table:table-cell>
          <table:table-cell office:value-type="float" office:value="72.59" table:style-name="ce55">
            <text:p>72.59</text:p>
          </table:table-cell>
          <table:table-cell office:value-type="float" office:value="72.209999999999994" table:style-name="ce55">
            <text:p>72.21</text:p>
          </table:table-cell>
          <table:table-cell office:value-type="float" office:value="72.53" table:style-name="ce55">
            <text:p>72.53</text:p>
          </table:table-cell>
          <table:table-cell table:style-name="ce55"/>
          <table:table-cell office:value-type="float" office:value="72.11" table:style-name="ce55">
            <text:p>72.11</text:p>
          </table:table-cell>
          <table:table-cell office:value-type="float" office:value="74.28" table:style-name="ce55">
            <text:p>74.28</text:p>
          </table:table-cell>
          <table:table-cell office:value-type="float" office:value="75.739999999999995" table:style-name="ce55">
            <text:p>75.74</text:p>
          </table:table-cell>
          <table:table-cell table:number-columns-repeated="16349"/>
        </table:table-row>
        <table:table-row table:style-name="ro2">
          <table:table-cell table:style-name="ce7"/>
          <table:table-cell office:value-type="string" table:style-name="ce12">
            <text:p>E07000028</text:p>
          </table:table-cell>
          <table:table-cell office:value-type="string" table:style-name="ce12">
            <text:p>Carlisle</text:p>
          </table:table-cell>
          <table:table-cell table:style-name="ce58"/>
          <table:table-cell table:style-name="ce58"/>
          <table:table-cell table:style-name="ce58"/>
          <table:table-cell table:style-name="ce58"/>
          <table:table-cell table:style-name="ce58"/>
          <table:table-cell office:value-type="float" office:value="34.14" table:style-name="ce58">
            <text:p>34.14</text:p>
          </table:table-cell>
          <table:table-cell office:value-type="float" office:value="35.119999999999997" table:style-name="ce58">
            <text:p>35.12</text:p>
          </table:table-cell>
          <table:table-cell office:value-type="float" office:value="36.33" table:style-name="ce55">
            <text:p>36.33</text:p>
          </table:table-cell>
          <table:table-cell office:value-type="float" office:value="38.01" table:style-name="ce55">
            <text:p>38.01</text:p>
          </table:table-cell>
          <table:table-cell office:value-type="float" office:value="40.090000000000003" table:style-name="ce55">
            <text:p>40.09</text:p>
          </table:table-cell>
          <table:table-cell office:value-type="float" office:value="42.94" table:style-name="ce55">
            <text:p>42.94</text:p>
          </table:table-cell>
          <table:table-cell office:value-type="float" office:value="44.98" table:style-name="ce55">
            <text:p>44.98</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6000049</text:p>
          </table:table-cell>
          <table:table-cell office:value-type="string" table:style-name="ce12">
            <text:p>Cheshire East</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6000050</text:p>
          </table:table-cell>
          <table:table-cell office:value-type="string" table:style-name="ce12">
            <text:p>Cheshire West and Chester</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float" office:value="55.53" table:style-name="ce55">
            <text:p>55.53</text:p>
          </table:table-cell>
          <table:table-cell office:value-type="float" office:value="57.03" table:style-name="ce55">
            <text:p>57.03</text:p>
          </table:table-cell>
          <table:table-cell office:value-type="float" office:value="61.73" table:style-name="ce55">
            <text:p>61.73</text:p>
          </table:table-cell>
          <table:table-cell office:value-type="float" office:value="67.06" table:style-name="ce55">
            <text:p>67.06</text:p>
          </table:table-cell>
          <table:table-cell office:value-type="float" office:value="76.16" table:style-name="ce55">
            <text:p>76.16</text:p>
          </table:table-cell>
          <table:table-cell office:value-type="float" office:value="78.06" table:style-name="ce55">
            <text:p>78.06</text:p>
          </table:table-cell>
          <table:table-cell office:value-type="float" office:value="78.260000000000005" table:style-name="ce55">
            <text:p>78.26</text:p>
          </table:table-cell>
          <table:table-cell office:value-type="float" office:value="77.67" table:style-name="ce55">
            <text:p>77.67</text:p>
          </table:table-cell>
          <table:table-cell office:value-type="float" office:value="77.09" table:style-name="ce55">
            <text:p>77.09</text:p>
          </table:table-cell>
          <table:table-cell office:value-type="float" office:value="76.959999999999994" table:style-name="ce55">
            <text:p>76.96</text:p>
          </table:table-cell>
          <table:table-cell table:style-name="ce55"/>
          <table:table-cell office:value-type="float" office:value="76.56" table:style-name="ce55">
            <text:p>76.56</text:p>
          </table:table-cell>
          <table:table-cell office:value-type="float" office:value="78.83" table:style-name="ce55">
            <text:p>78.83</text:p>
          </table:table-cell>
          <table:table-cell office:value-type="float" office:value="80.45" table:style-name="ce55">
            <text:p>80.45</text:p>
          </table:table-cell>
          <table:table-cell table:number-columns-repeated="16349"/>
        </table:table-row>
        <table:table-row table:style-name="ro2">
          <table:table-cell table:style-name="ce7"/>
          <table:table-cell office:value-type="string" table:style-name="ce12">
            <text:p>E07000013</text:p>
          </table:table-cell>
          <table:table-cell office:value-type="string" table:style-name="ce12">
            <text:p>Chester</text:p>
          </table:table-cell>
          <table:table-cell table:style-name="ce58"/>
          <table:table-cell table:style-name="ce58"/>
          <table:table-cell table:style-name="ce58"/>
          <table:table-cell table:style-name="ce58"/>
          <table:table-cell table:style-name="ce58"/>
          <table:table-cell office:value-type="float" office:value="34.770000000000003" table:style-name="ce58">
            <text:p>34.77</text:p>
          </table:table-cell>
          <table:table-cell office:value-type="float" office:value="35.700000000000003" table:style-name="ce58">
            <text:p>35.7</text:p>
          </table:table-cell>
          <table:table-cell office:value-type="float" office:value="36.86" table:style-name="ce55">
            <text:p>36.86</text:p>
          </table:table-cell>
          <table:table-cell office:value-type="float" office:value="38.36" table:style-name="ce55">
            <text:p>38.36</text:p>
          </table:table-cell>
          <table:table-cell office:value-type="float" office:value="39.4" table:style-name="ce55">
            <text:p>39.40</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18</text:p>
          </table:table-cell>
          <table:table-cell office:value-type="string" table:style-name="ce12">
            <text:p>Chorley</text:p>
          </table:table-cell>
          <table:table-cell table:style-name="ce58"/>
          <table:table-cell table:style-name="ce58"/>
          <table:table-cell table:style-name="ce58"/>
          <table:table-cell table:style-name="ce58"/>
          <table:table-cell table:style-name="ce58"/>
          <table:table-cell office:value-type="float" office:value="28.16" table:style-name="ce58">
            <text:p>28.16</text:p>
          </table:table-cell>
          <table:table-cell office:value-type="float" office:value="29.16" table:style-name="ce58">
            <text:p>29.16</text:p>
          </table:table-cell>
          <table:table-cell office:value-type="float" office:value="30.96" table:style-name="ce55">
            <text:p>30.96</text:p>
          </table:table-cell>
          <table:table-cell office:value-type="float" office:value="32.46" table:style-name="ce55">
            <text:p>32.46</text:p>
          </table:table-cell>
          <table:table-cell office:value-type="float" office:value="35.56" table:style-name="ce55">
            <text:p>35.56</text:p>
          </table:table-cell>
          <table:table-cell office:value-type="float" office:value="38.090000000000003" table:style-name="ce55">
            <text:p>38.09</text:p>
          </table:table-cell>
          <table:table-cell office:value-type="float" office:value="40.49" table:style-name="ce55">
            <text:p>40.49</text:p>
          </table:table-cell>
          <table:table-cell office:value-type="float" office:value="41.5" table:style-name="ce55">
            <text:p>41.50</text:p>
          </table:table-cell>
          <table:table-cell office:value-type="float" office:value="43.26" table:style-name="ce55">
            <text:p>43.26</text:p>
          </table:table-cell>
          <table:table-cell office:value-type="float" office:value="45.26" table:style-name="ce55">
            <text:p>45.26</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192.86" table:style-name="ce55">
            <text:p>192.86</text:p>
          </table:table-cell>
          <table:table-cell office:value-type="float" office:value="151.1" table:style-name="ce55">
            <text:p>151.10</text:p>
          </table:table-cell>
          <table:table-cell office:value-type="float" office:value="151.1" table:style-name="ce55">
            <text:p>151.10</text:p>
          </table:table-cell>
          <table:table-cell table:number-columns-repeated="16349"/>
        </table:table-row>
        <table:table-row table:style-name="ro2">
          <table:table-cell table:style-name="ce7"/>
          <table:table-cell office:value-type="string" table:style-name="ce12">
            <text:p>E07000014</text:p>
          </table:table-cell>
          <table:table-cell office:value-type="string" table:style-name="ce12">
            <text:p>Congleton</text:p>
          </table:table-cell>
          <table:table-cell table:style-name="ce58"/>
          <table:table-cell table:style-name="ce58"/>
          <table:table-cell table:style-name="ce58"/>
          <table:table-cell table:style-name="ce58"/>
          <table:table-cell table:style-name="ce58"/>
          <table:table-cell office:value-type="float" office:value="33.340000000000003" table:style-name="ce58">
            <text:p>33.34</text:p>
          </table:table-cell>
          <table:table-cell office:value-type="float" office:value="35.94" table:style-name="ce58">
            <text:p>35.94</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029</text:p>
          </table:table-cell>
          <table:table-cell office:value-type="string" table:style-name="ce12">
            <text:p>Copeland</text:p>
          </table:table-cell>
          <table:table-cell table:style-name="ce58"/>
          <table:table-cell table:style-name="ce58"/>
          <table:table-cell table:style-name="ce58"/>
          <table:table-cell table:style-name="ce58"/>
          <table:table-cell table:style-name="ce58"/>
          <table:table-cell office:value-type="float" office:value="34.04" table:style-name="ce58">
            <text:p>34.04</text:p>
          </table:table-cell>
          <table:table-cell office:value-type="float" office:value="35.21" table:style-name="ce58">
            <text:p>35.21</text:p>
          </table:table-cell>
          <table:table-cell office:value-type="float" office:value="36.43" table:style-name="ce55">
            <text:p>36.43</text:p>
          </table:table-cell>
          <table:table-cell office:value-type="float" office:value="38.25" table:style-name="ce55">
            <text:p>38.25</text:p>
          </table:table-cell>
          <table:table-cell office:value-type="float" office:value="39.36" table:style-name="ce55">
            <text:p>39.36</text:p>
          </table:table-cell>
          <table:table-cell office:value-type="float" office:value="40.94" table:style-name="ce55">
            <text:p>40.94</text:p>
          </table:table-cell>
          <table:table-cell office:value-type="float" office:value="42.93" table:style-name="ce55">
            <text:p>42.93</text:p>
          </table:table-cell>
          <table:table-cell office:value-type="float" office:value="44.71" table:style-name="ce55">
            <text:p>44.71</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015</text:p>
          </table:table-cell>
          <table:table-cell office:value-type="string" table:style-name="ce12">
            <text:p>Crewe and Nantwich</text:p>
          </table:table-cell>
          <table:table-cell table:style-name="ce58"/>
          <table:table-cell table:style-name="ce58"/>
          <table:table-cell table:style-name="ce58"/>
          <table:table-cell table:style-name="ce58"/>
          <table:table-cell table:style-name="ce58"/>
          <table:table-cell office:value-type="float" office:value="34.44" table:style-name="ce58">
            <text:p>34.44</text:p>
          </table:table-cell>
          <table:table-cell office:value-type="float" office:value="35.58" table:style-name="ce58">
            <text:p>35.58</text:p>
          </table:table-cell>
          <table:table-cell office:value-type="float" office:value="36.5" table:style-name="ce55">
            <text:p>36.50</text:p>
          </table:table-cell>
          <table:table-cell office:value-type="float" office:value="38.130000000000003" table:style-name="ce55">
            <text:p>38.13</text:p>
          </table:table-cell>
          <table:table-cell office:value-type="float" office:value="40.369999999999997" table:style-name="ce55">
            <text:p>40.37</text:p>
          </table:table-cell>
          <table:table-cell office:value-type="float" office:value="46.88" table:style-name="ce55">
            <text:p>46.88</text:p>
          </table:table-cell>
          <table:table-cell office:value-type="float" office:value="51.4" table:style-name="ce55">
            <text:p>51.40</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030</text:p>
          </table:table-cell>
          <table:table-cell office:value-type="string" table:style-name="ce12">
            <text:p>Eden</text:p>
          </table:table-cell>
          <table:table-cell table:style-name="ce58"/>
          <table:table-cell table:style-name="ce58"/>
          <table:table-cell table:style-name="ce58"/>
          <table:table-cell table:style-name="ce58"/>
          <table:table-cell table:style-name="ce58"/>
          <table:table-cell office:value-type="float" office:value="46.49" table:style-name="ce58">
            <text:p>46.49</text:p>
          </table:table-cell>
          <table:table-cell office:value-type="float" office:value="53.08" table:style-name="ce58">
            <text:p>53.08</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016</text:p>
          </table:table-cell>
          <table:table-cell office:value-type="string" table:style-name="ce12">
            <text:p>Ellesmere Port &amp; Neston</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float" office:value="29.3" table:style-name="ce55">
            <text:p>29.30</text:p>
          </table:table-cell>
          <table:table-cell office:value-type="float" office:value="29.73" table:style-name="ce55">
            <text:p>29.73</text:p>
          </table:table-cell>
          <table:table-cell office:value-type="float" office:value="30.66" table:style-name="ce55">
            <text:p>30.66</text:p>
          </table:table-cell>
          <table:table-cell office:value-type="float" office:value="33.36" table:style-name="ce55">
            <text:p>33.36</text:p>
          </table:table-cell>
          <table:table-cell office:value-type="float" office:value="36.619999999999997" table:style-name="ce55">
            <text:p>36.62</text:p>
          </table:table-cell>
          <table:table-cell office:value-type="float" office:value="38.08" table:style-name="ce55">
            <text:p>38.08</text:p>
          </table:table-cell>
          <table:table-cell office:value-type="float" office:value="41.48" table:style-name="ce55">
            <text:p>41.48</text:p>
          </table:table-cell>
          <table:table-cell office:value-type="float" office:value="44.55" table:style-name="ce55">
            <text:p>44.55</text:p>
          </table:table-cell>
          <table:table-cell office:value-type="float" office:value="46.93" table:style-name="ce55">
            <text:p>46.93</text:p>
          </table:table-cell>
          <table:table-cell office:value-type="float" office:value="50.3" table:style-name="ce55">
            <text:p>50.30</text:p>
          </table:table-cell>
          <table:table-cell office:value-type="float" office:value="53.1" table:style-name="ce55">
            <text:p>53.10</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19</text:p>
          </table:table-cell>
          <table:table-cell office:value-type="string" table:style-name="ce12">
            <text:p>Fylde</text:p>
          </table:table-cell>
          <table:table-cell table:style-name="ce58"/>
          <table:table-cell table:style-name="ce58"/>
          <table:table-cell table:style-name="ce58"/>
          <table:table-cell table:style-name="ce58"/>
          <table:table-cell table:style-name="ce58"/>
          <table:table-cell office:value-type="float" office:value="31.61" table:style-name="ce58">
            <text:p>31.61</text:p>
          </table:table-cell>
          <table:table-cell office:value-type="float" office:value="32.590000000000003" table:style-name="ce58">
            <text:p>32.59</text:p>
          </table:table-cell>
          <table:table-cell office:value-type="float" office:value="33.86" table:style-name="ce55">
            <text:p>33.86</text:p>
          </table:table-cell>
          <table:table-cell office:value-type="float" office:value="35.51" table:style-name="ce55">
            <text:p>35.51</text:p>
          </table:table-cell>
          <table:table-cell office:value-type="float" office:value="36.880000000000003" table:style-name="ce55">
            <text:p>36.88</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12"/>
          <table:table-cell office:value-type="string" table:style-name="ce12">
            <text:p>E06000006</text:p>
          </table:table-cell>
          <table:table-cell office:value-type="string" table:style-name="ce12">
            <text:p>Halton</text:p>
          </table:table-cell>
          <table:table-cell table:style-name="ce58"/>
          <table:table-cell table:style-name="ce58"/>
          <table:table-cell table:style-name="ce58"/>
          <table:table-cell table:style-name="ce58"/>
          <table:table-cell table:style-name="ce58"/>
          <table:table-cell office:value-type="float" office:value="30.8" table:style-name="ce58">
            <text:p>30.8</text:p>
          </table:table-cell>
          <table:table-cell office:value-type="float" office:value="31.66" table:style-name="ce58">
            <text:p>31.66</text:p>
          </table:table-cell>
          <table:table-cell office:value-type="float" office:value="33.01" table:style-name="ce55">
            <text:p>33.01</text:p>
          </table:table-cell>
          <table:table-cell office:value-type="float" office:value="34.49" table:style-name="ce55">
            <text:p>34.49</text:p>
          </table:table-cell>
          <table:table-cell office:value-type="float" office:value="36.9" table:style-name="ce55">
            <text:p>36.90</text:p>
          </table:table-cell>
          <table:table-cell office:value-type="float" office:value="39.54" table:style-name="ce55">
            <text:p>39.54</text:p>
          </table:table-cell>
          <table:table-cell office:value-type="float" office:value="42.45" table:style-name="ce55">
            <text:p>42.45</text:p>
          </table:table-cell>
          <table:table-cell office:value-type="float" office:value="44.64" table:style-name="ce55">
            <text:p>44.64</text:p>
          </table:table-cell>
          <table:table-cell office:value-type="float" office:value="47.33" table:style-name="ce55">
            <text:p>47.33</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20</text:p>
          </table:table-cell>
          <table:table-cell office:value-type="string" table:style-name="ce12">
            <text:p>Hyndburn</text:p>
          </table:table-cell>
          <table:table-cell table:style-name="ce58"/>
          <table:table-cell table:style-name="ce58"/>
          <table:table-cell table:style-name="ce58"/>
          <table:table-cell table:style-name="ce58"/>
          <table:table-cell table:style-name="ce58"/>
          <table:table-cell office:value-type="float" office:value="38.53" table:style-name="ce58">
            <text:p>38.53</text:p>
          </table:table-cell>
          <table:table-cell office:value-type="float" office:value="38.950000000000003" table:style-name="ce58">
            <text:p>38.95</text:p>
          </table:table-cell>
          <table:table-cell office:value-type="float" office:value="38.17" table:style-name="ce55">
            <text:p>38.17</text:p>
          </table:table-cell>
          <table:table-cell office:value-type="float" office:value="40.659999999999997" table:style-name="ce55">
            <text:p>40.66</text:p>
          </table:table-cell>
          <table:table-cell office:value-type="float" office:value="41.98" table:style-name="ce55">
            <text:p>41.98</text:p>
          </table:table-cell>
          <table:table-cell office:value-type="float" office:value="43.51" table:style-name="ce55">
            <text:p>43.51</text:p>
          </table:table-cell>
          <table:table-cell office:value-type="float" office:value="44.37" table:style-name="ce55">
            <text:p>44.37</text:p>
          </table:table-cell>
          <table:table-cell office:value-type="float" office:value="42.61" table:style-name="ce55">
            <text:p>42.61</text:p>
          </table:table-cell>
          <table:table-cell office:value-type="float" office:value="45.44" table:style-name="ce55">
            <text:p>45.44</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8000011</text:p>
          </table:table-cell>
          <table:table-cell office:value-type="string" table:style-name="ce12">
            <text:p>Knowsley</text:p>
          </table:table-cell>
          <table:table-cell table:style-name="ce58"/>
          <table:table-cell table:style-name="ce58"/>
          <table:table-cell table:style-name="ce58"/>
          <table:table-cell table:style-name="ce58"/>
          <table:table-cell table:style-name="ce58"/>
          <table:table-cell office:value-type="float" office:value="43.83" table:style-name="ce58">
            <text:p>43.83</text:p>
          </table:table-cell>
          <table:table-cell office:value-type="float" office:value="44.32" table:style-name="ce58">
            <text:p>44.32</text:p>
          </table:table-cell>
          <table:table-cell office:value-type="float" office:value="44.62" table:style-name="ce55">
            <text:p>44.62</text:p>
          </table:table-cell>
          <table:table-cell office:value-type="float" office:value="44.88" table:style-name="ce55">
            <text:p>44.88</text:p>
          </table:table-cell>
          <table:table-cell office:value-type="float" office:value="46.25" table:style-name="ce55">
            <text:p>46.25</text:p>
          </table:table-cell>
          <table:table-cell office:value-type="float" office:value="47.92" table:style-name="ce55">
            <text:p>47.92</text:p>
          </table:table-cell>
          <table:table-cell office:value-type="float" office:value="49.32" table:style-name="ce55">
            <text:p>49.32</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float" office:value="83.07" table:style-name="ce55">
            <text:p>83.07</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21</text:p>
          </table:table-cell>
          <table:table-cell office:value-type="string" table:style-name="ce12">
            <text:p>Lancaster</text:p>
          </table:table-cell>
          <table:table-cell table:style-name="ce58"/>
          <table:table-cell table:style-name="ce58"/>
          <table:table-cell table:style-name="ce58"/>
          <table:table-cell table:style-name="ce58"/>
          <table:table-cell table:style-name="ce58"/>
          <table:table-cell office:value-type="float" office:value="34.85" table:style-name="ce58">
            <text:p>34.85</text:p>
          </table:table-cell>
          <table:table-cell office:value-type="float" office:value="36.07" table:style-name="ce58">
            <text:p>36.07</text:p>
          </table:table-cell>
          <table:table-cell office:value-type="float" office:value="37.340000000000003" table:style-name="ce55">
            <text:p>37.34</text:p>
          </table:table-cell>
          <table:table-cell office:value-type="float" office:value="39" table:style-name="ce55">
            <text:p>39.00</text:p>
          </table:table-cell>
          <table:table-cell office:value-type="float" office:value="40.67" table:style-name="ce55">
            <text:p>40.67</text:p>
          </table:table-cell>
          <table:table-cell office:value-type="float" office:value="42.18" table:style-name="ce55">
            <text:p>42.18</text:p>
          </table:table-cell>
          <table:table-cell office:value-type="float" office:value="43.64" table:style-name="ce55">
            <text:p>43.64</text:p>
          </table:table-cell>
          <table:table-cell office:value-type="float" office:value="45.13" table:style-name="ce55">
            <text:p>45.13</text:p>
          </table:table-cell>
          <table:table-cell office:value-type="float" office:value="47.12" table:style-name="ce55">
            <text:p>47.12</text:p>
          </table:table-cell>
          <table:table-cell office:value-type="float" office:value="49.08" table:style-name="ce55">
            <text:p>49.08</text:p>
          </table:table-cell>
          <table:table-cell office:value-type="float" office:value="51.5" table:style-name="ce55">
            <text:p>51.50</text:p>
          </table:table-cell>
          <table:table-cell office:value-type="float" office:value="54.02" table:style-name="ce55">
            <text:p>54.02</text:p>
          </table:table-cell>
          <table:table-cell office:value-type="float" office:value="56.72" table:style-name="ce55">
            <text:p>56.72</text:p>
          </table:table-cell>
          <table:table-cell office:value-type="float" office:value="58.45" table:style-name="ce55">
            <text:p>58.45</text:p>
          </table:table-cell>
          <table:table-cell office:value-type="float" office:value="60.04" table:style-name="ce55">
            <text:p>60.04</text:p>
          </table:table-cell>
          <table:table-cell office:value-type="float" office:value="64.180000000000007" table:style-name="ce55">
            <text:p>64.18</text:p>
          </table:table-cell>
          <table:table-cell office:value-type="float" office:value="69.19" table:style-name="ce55">
            <text:p>69.19</text:p>
          </table:table-cell>
          <table:table-cell office:value-type="float" office:value="69.87" table:style-name="ce55">
            <text:p>69.87</text:p>
          </table:table-cell>
          <table:table-cell office:value-type="float" office:value="71.239999999999995" table:style-name="ce55">
            <text:p>71.24</text:p>
          </table:table-cell>
          <table:table-cell office:value-type="float" office:value="71.290000000000006" table:style-name="ce55">
            <text:p>71.29</text:p>
          </table:table-cell>
          <table:table-cell office:value-type="float" office:value="70.739999999999995" table:style-name="ce55">
            <text:p>70.74</text:p>
          </table:table-cell>
          <table:table-cell office:value-type="float" office:value="70.47" table:style-name="ce55">
            <text:p>70.47</text:p>
          </table:table-cell>
          <table:table-cell office:value-type="float" office:value="70.86" table:style-name="ce55">
            <text:p>70.86</text:p>
          </table:table-cell>
          <table:table-cell table:style-name="ce55"/>
          <table:table-cell office:value-type="float" office:value="70.650000000000006" table:style-name="ce55">
            <text:p>70.65</text:p>
          </table:table-cell>
          <table:table-cell office:value-type="float" office:value="72.77" table:style-name="ce55">
            <text:p>72.77</text:p>
          </table:table-cell>
          <table:table-cell office:value-type="float" office:value="74.150000000000006" table:style-name="ce55">
            <text:p>74.15</text:p>
          </table:table-cell>
          <table:table-cell table:number-columns-repeated="16349"/>
        </table:table-row>
        <table:table-row table:style-name="ro2">
          <table:table-cell table:style-name="ce7"/>
          <table:table-cell office:value-type="string" table:style-name="ce12">
            <text:p>E08000012</text:p>
          </table:table-cell>
          <table:table-cell office:value-type="string" table:style-name="ce12">
            <text:p>Liverpool</text:p>
          </table:table-cell>
          <table:table-cell table:style-name="ce58"/>
          <table:table-cell table:style-name="ce58"/>
          <table:table-cell table:style-name="ce58"/>
          <table:table-cell table:style-name="ce58"/>
          <table:table-cell table:style-name="ce58"/>
          <table:table-cell office:value-type="float" office:value="41.04" table:style-name="ce58">
            <text:p>41.04</text:p>
          </table:table-cell>
          <table:table-cell office:value-type="float" office:value="41.12" table:style-name="ce58">
            <text:p>41.12</text:p>
          </table:table-cell>
          <table:table-cell office:value-type="float" office:value="41.12" table:style-name="ce55">
            <text:p>41.12</text:p>
          </table:table-cell>
          <table:table-cell office:value-type="float" office:value="41.11" table:style-name="ce55">
            <text:p>41.11</text:p>
          </table:table-cell>
          <table:table-cell office:value-type="float" office:value="41" table:style-name="ce55">
            <text:p>41.00</text:p>
          </table:table-cell>
          <table:table-cell office:value-type="float" office:value="42.96" table:style-name="ce55">
            <text:p>42.96</text:p>
          </table:table-cell>
          <table:table-cell office:value-type="float" office:value="43.23" table:style-name="ce55">
            <text:p>43.23</text:p>
          </table:table-cell>
          <table:table-cell office:value-type="float" office:value="47.86" table:style-name="ce55">
            <text:p>47.86</text:p>
          </table:table-cell>
          <table:table-cell office:value-type="float" office:value="47.22" table:style-name="ce55">
            <text:p>47.22</text:p>
          </table:table-cell>
          <table:table-cell office:value-type="float" office:value="49.27" table:style-name="ce55">
            <text:p>49.27</text:p>
          </table:table-cell>
          <table:table-cell office:value-type="float" office:value="51.73" table:style-name="ce55">
            <text:p>51.73</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85.46" table:style-name="ce55">
            <text:p>85.46</text:p>
          </table:table-cell>
          <table:table-cell office:value-type="float" office:value="85.54" table:style-name="ce55">
            <text:p>85.54</text:p>
          </table:table-cell>
          <table:table-cell office:value-type="float" office:value="85.54" table:style-name="ce55">
            <text:p>85.54</text:p>
          </table:table-cell>
          <table:table-cell table:number-columns-repeated="16349"/>
        </table:table-row>
        <table:table-row table:style-name="ro2">
          <table:table-cell table:style-name="ce7"/>
          <table:table-cell office:value-type="string" table:style-name="ce12">
            <text:p>E07000017</text:p>
          </table:table-cell>
          <table:table-cell office:value-type="string" table:style-name="ce12">
            <text:p>Macclesfield</text:p>
          </table:table-cell>
          <table:table-cell table:style-name="ce58"/>
          <table:table-cell table:style-name="ce58"/>
          <table:table-cell table:style-name="ce58"/>
          <table:table-cell table:style-name="ce58"/>
          <table:table-cell table:style-name="ce58"/>
          <table:table-cell office:value-type="float" office:value="36.22" table:style-name="ce58">
            <text:p>36.22</text:p>
          </table:table-cell>
          <table:table-cell office:value-type="float" office:value="37.32" table:style-name="ce58">
            <text:p>37.32</text:p>
          </table:table-cell>
          <table:table-cell office:value-type="float" office:value="38.630000000000003" table:style-name="ce55">
            <text:p>38.63</text:p>
          </table:table-cell>
          <table:table-cell office:value-type="float" office:value="40.31" table:style-name="ce55">
            <text:p>40.31</text:p>
          </table:table-cell>
          <table:table-cell office:value-type="float" office:value="42.95" table:style-name="ce55">
            <text:p>42.95</text:p>
          </table:table-cell>
          <table:table-cell office:value-type="float" office:value="44.7" table:style-name="ce55">
            <text:p>44.70</text:p>
          </table:table-cell>
          <table:table-cell office:value-type="float" office:value="46.58" table:style-name="ce55">
            <text:p>46.58</text:p>
          </table:table-cell>
          <table:table-cell office:value-type="float" office:value="49.26" table:style-name="ce55">
            <text:p>49.26</text:p>
          </table:table-cell>
          <table:table-cell office:value-type="float" office:value="51.61" table:style-name="ce55">
            <text:p>51.61</text:p>
          </table:table-cell>
          <table:table-cell office:value-type="float" office:value="50.7" table:style-name="ce55">
            <text:p>50.70</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8000003</text:p>
          </table:table-cell>
          <table:table-cell office:value-type="string" table:style-name="ce12">
            <text:p>Manchester</text:p>
          </table:table-cell>
          <table:table-cell table:style-name="ce58"/>
          <table:table-cell table:style-name="ce58"/>
          <table:table-cell table:style-name="ce58"/>
          <table:table-cell table:style-name="ce58"/>
          <table:table-cell table:style-name="ce58"/>
          <table:table-cell office:value-type="float" office:value="46.65" table:style-name="ce58">
            <text:p>46.65</text:p>
          </table:table-cell>
          <table:table-cell office:value-type="float" office:value="45.04" table:style-name="ce58">
            <text:p>45.04</text:p>
          </table:table-cell>
          <table:table-cell office:value-type="float" office:value="46.08" table:style-name="ce55">
            <text:p>46.08</text:p>
          </table:table-cell>
          <table:table-cell office:value-type="float" office:value="47.59" table:style-name="ce55">
            <text:p>47.59</text:p>
          </table:table-cell>
          <table:table-cell office:value-type="float" office:value="49.43" table:style-name="ce55">
            <text:p>49.43</text:p>
          </table:table-cell>
          <table:table-cell office:value-type="float" office:value="51.51" table:style-name="ce55">
            <text:p>51.51</text:p>
          </table:table-cell>
          <table:table-cell office:value-type="float" office:value="52.36" table:style-name="ce55">
            <text:p>52.36</text:p>
          </table:table-cell>
          <table:table-cell office:value-type="float" office:value="51.42" table:style-name="ce55">
            <text:p>51.42</text:p>
          </table:table-cell>
          <table:table-cell office:value-type="float" office:value="51.28" table:style-name="ce55">
            <text:p>51.28</text:p>
          </table:table-cell>
          <table:table-cell office:value-type="float" office:value="52.48" table:style-name="ce55">
            <text:p>52.48</text:p>
          </table:table-cell>
          <table:table-cell office:value-type="float" office:value="53.79" table:style-name="ce55">
            <text:p>53.79</text:p>
          </table:table-cell>
          <table:table-cell office:value-type="float" office:value="57.28" table:style-name="ce55">
            <text:p>57.28</text:p>
          </table:table-cell>
          <table:table-cell office:value-type="float" office:value="58.31" table:style-name="ce55">
            <text:p>58.31</text:p>
          </table:table-cell>
          <table:table-cell office:value-type="float" office:value="59.67" table:style-name="ce55">
            <text:p>59.67</text:p>
          </table:table-cell>
          <table:table-cell office:value-type="float" office:value="60.36" table:style-name="ce55">
            <text:p>60.36</text:p>
          </table:table-cell>
          <table:table-cell office:value-type="float" office:value="64.430000000000007" table:style-name="ce55">
            <text:p>64.43</text:p>
          </table:table-cell>
          <table:table-cell office:value-type="float" office:value="70.349999999999994" table:style-name="ce55">
            <text:p>70.35</text:p>
          </table:table-cell>
          <table:table-cell office:value-type="float" office:value="71.709999999999994" table:style-name="ce55">
            <text:p>71.71</text:p>
          </table:table-cell>
          <table:table-cell office:value-type="float" office:value="72.900000000000006" table:style-name="ce55">
            <text:p>72.90</text:p>
          </table:table-cell>
          <table:table-cell office:value-type="float" office:value="74.44" table:style-name="ce55">
            <text:p>74.44</text:p>
          </table:table-cell>
          <table:table-cell office:value-type="float" office:value="74.540000000000006" table:style-name="ce55">
            <text:p>74.54</text:p>
          </table:table-cell>
          <table:table-cell office:value-type="float" office:value="74.209999999999994" table:style-name="ce55">
            <text:p>74.21</text:p>
          </table:table-cell>
          <table:table-cell office:value-type="float" office:value="74.239999999999995" table:style-name="ce55">
            <text:p>74.24</text:p>
          </table:table-cell>
          <table:table-cell table:style-name="ce55"/>
          <table:table-cell office:value-type="float" office:value="73.569999999999993" table:style-name="ce55">
            <text:p>73.57</text:p>
          </table:table-cell>
          <table:table-cell office:value-type="float" office:value="75.56" table:style-name="ce55">
            <text:p>75.56</text:p>
          </table:table-cell>
          <table:table-cell office:value-type="float" office:value="76.650000000000006" table:style-name="ce55">
            <text:p>76.65</text:p>
          </table:table-cell>
          <table:table-cell table:number-columns-repeated="16349"/>
        </table:table-row>
        <table:table-row table:style-name="ro2">
          <table:table-cell table:style-name="ce7"/>
          <table:table-cell office:value-type="string" table:style-name="ce12">
            <text:p>E08000004</text:p>
          </table:table-cell>
          <table:table-cell office:value-type="string" table:style-name="ce12">
            <text:p>Oldham</text:p>
          </table:table-cell>
          <table:table-cell table:style-name="ce58"/>
          <table:table-cell table:style-name="ce58"/>
          <table:table-cell table:style-name="ce58"/>
          <table:table-cell table:style-name="ce58"/>
          <table:table-cell table:style-name="ce58"/>
          <table:table-cell office:value-type="float" office:value="32.24" table:style-name="ce58">
            <text:p>32.24</text:p>
          </table:table-cell>
          <table:table-cell office:value-type="float" office:value="33.24" table:style-name="ce58">
            <text:p>33.24</text:p>
          </table:table-cell>
          <table:table-cell office:value-type="float" office:value="33.06" table:style-name="ce55">
            <text:p>33.06</text:p>
          </table:table-cell>
          <table:table-cell office:value-type="float" office:value="35.5" table:style-name="ce55">
            <text:p>35.50</text:p>
          </table:table-cell>
          <table:table-cell office:value-type="float" office:value="37.43" table:style-name="ce55">
            <text:p>37.43</text:p>
          </table:table-cell>
          <table:table-cell office:value-type="float" office:value="39.92" table:style-name="ce55">
            <text:p>39.92</text:p>
          </table:table-cell>
          <table:table-cell office:value-type="float" office:value="41.82" table:style-name="ce55">
            <text:p>41.82</text:p>
          </table:table-cell>
          <table:table-cell office:value-type="float" office:value="43.04" table:style-name="ce55">
            <text:p>43.04</text:p>
          </table:table-cell>
          <table:table-cell office:value-type="float" office:value="44.62" table:style-name="ce55">
            <text:p>44.62</text:p>
          </table:table-cell>
          <table:table-cell office:value-type="float" office:value="46.15" table:style-name="ce55">
            <text:p>46.15</text:p>
          </table:table-cell>
          <table:table-cell office:value-type="float" office:value="48.5" table:style-name="ce55">
            <text:p>48.50</text:p>
          </table:table-cell>
          <table:table-cell office:value-type="float" office:value="51.79" table:style-name="ce55">
            <text:p>51.79</text:p>
          </table:table-cell>
          <table:table-cell office:value-type="float" office:value="54.42" table:style-name="ce55">
            <text:p>54.42</text:p>
          </table:table-cell>
          <table:table-cell office:value-type="float" office:value="56.04" table:style-name="ce55">
            <text:p>56.04</text:p>
          </table:table-cell>
          <table:table-cell office:value-type="float" office:value="57.28" table:style-name="ce55">
            <text:p>57.28</text:p>
          </table:table-cell>
          <table:table-cell office:value-type="float" office:value="59" table:style-name="ce55">
            <text:p>59.00</text:p>
          </table:table-cell>
          <table:table-cell office:value-type="float" office:value="63.18" table:style-name="ce55">
            <text:p>63.18</text:p>
          </table:table-cell>
          <table:table-cell office:value-type="float" office:value="66.33" table:style-name="ce55">
            <text:p>66.33</text:p>
          </table:table-cell>
          <table:table-cell office:value-type="float" office:value="71.09" table:style-name="ce55">
            <text:p>71.09</text:p>
          </table:table-cell>
          <table:table-cell office:value-type="float" office:value="73.23" table:style-name="ce55">
            <text:p>73.23</text:p>
          </table:table-cell>
          <table:table-cell office:value-type="float" office:value="73.86" table:style-name="ce55">
            <text:p>73.86</text:p>
          </table:table-cell>
          <table:table-cell office:value-type="float" office:value="75.319999999999993" table:style-name="ce55">
            <text:p>75.32</text:p>
          </table:table-cell>
          <table:table-cell office:value-type="float" office:value="78.34" table:style-name="ce55">
            <text:p>78.34</text:p>
          </table:table-cell>
          <table:table-cell table:style-name="ce55"/>
          <table:table-cell office:value-type="float" office:value="79.78" table:style-name="ce55">
            <text:p>79.78</text:p>
          </table:table-cell>
          <table:table-cell office:value-type="float" office:value="82.91" table:style-name="ce55">
            <text:p>82.91</text:p>
          </table:table-cell>
          <table:table-cell office:value-type="float" office:value="85.08" table:style-name="ce55">
            <text:p>85.08</text:p>
          </table:table-cell>
          <table:table-cell table:number-columns-repeated="16349"/>
        </table:table-row>
        <table:table-row table:style-name="ro2">
          <table:table-cell table:style-name="ce7"/>
          <table:table-cell office:value-type="string" table:style-name="ce12">
            <text:p>E07000122</text:p>
          </table:table-cell>
          <table:table-cell office:value-type="string" table:style-name="ce12">
            <text:p>Pendle</text:p>
          </table:table-cell>
          <table:table-cell table:style-name="ce58"/>
          <table:table-cell table:style-name="ce58"/>
          <table:table-cell table:style-name="ce58"/>
          <table:table-cell table:style-name="ce58"/>
          <table:table-cell table:style-name="ce58"/>
          <table:table-cell office:value-type="float" office:value="35.79" table:style-name="ce58">
            <text:p>35.79</text:p>
          </table:table-cell>
          <table:table-cell office:value-type="float" office:value="36.49" table:style-name="ce58">
            <text:p>36.49</text:p>
          </table:table-cell>
          <table:table-cell office:value-type="float" office:value="36.89" table:style-name="ce55">
            <text:p>36.89</text:p>
          </table:table-cell>
          <table:table-cell office:value-type="float" office:value="37.76" table:style-name="ce55">
            <text:p>37.76</text:p>
          </table:table-cell>
          <table:table-cell office:value-type="float" office:value="39.14" table:style-name="ce55">
            <text:p>39.14</text:p>
          </table:table-cell>
          <table:table-cell office:value-type="float" office:value="40.72" table:style-name="ce55">
            <text:p>40.72</text:p>
          </table:table-cell>
          <table:table-cell office:value-type="float" office:value="42.74" table:style-name="ce55">
            <text:p>42.74</text:p>
          </table:table-cell>
          <table:table-cell office:value-type="float" office:value="42.31" table:style-name="ce55">
            <text:p>42.31</text:p>
          </table:table-cell>
          <table:table-cell office:value-type="float" office:value="43.67" table:style-name="ce55">
            <text:p>43.67</text:p>
          </table:table-cell>
          <table:table-cell office:value-type="float" office:value="45.27" table:style-name="ce55">
            <text:p>45.27</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123</text:p>
          </table:table-cell>
          <table:table-cell office:value-type="string" table:style-name="ce12">
            <text:p>Preston</text:p>
          </table:table-cell>
          <table:table-cell table:style-name="ce58"/>
          <table:table-cell table:style-name="ce58"/>
          <table:table-cell table:style-name="ce58"/>
          <table:table-cell table:style-name="ce58"/>
          <table:table-cell table:style-name="ce58"/>
          <table:table-cell office:value-type="float" office:value="35.909999999999997" table:style-name="ce58">
            <text:p>35.91</text:p>
          </table:table-cell>
          <table:table-cell office:value-type="float" office:value="39.61" table:style-name="ce58">
            <text:p>39.61</text:p>
          </table:table-cell>
          <table:table-cell office:value-type="float" office:value="40.44" table:style-name="ce55">
            <text:p>40.44</text:p>
          </table:table-cell>
          <table:table-cell office:value-type="float" office:value="41.06" table:style-name="ce55">
            <text:p>41.06</text:p>
          </table:table-cell>
          <table:table-cell office:value-type="float" office:value="42.94" table:style-name="ce55">
            <text:p>42.94</text:p>
          </table:table-cell>
          <table:table-cell office:value-type="float" office:value="44.53" table:style-name="ce55">
            <text:p>44.53</text:p>
          </table:table-cell>
          <table:table-cell office:value-type="float" office:value="46.71" table:style-name="ce55">
            <text:p>46.71</text:p>
          </table:table-cell>
          <table:table-cell office:value-type="float" office:value="46.46" table:style-name="ce55">
            <text:p>46.46</text:p>
          </table:table-cell>
          <table:table-cell office:value-type="float" office:value="47.77" table:style-name="ce55">
            <text:p>47.77</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124</text:p>
          </table:table-cell>
          <table:table-cell office:value-type="string" table:style-name="ce12">
            <text:p>Ribble Valley</text:p>
          </table:table-cell>
          <table:table-cell table:style-name="ce58"/>
          <table:table-cell table:style-name="ce58"/>
          <table:table-cell table:style-name="ce58"/>
          <table:table-cell table:style-name="ce58"/>
          <table:table-cell table:style-name="ce58"/>
          <table:table-cell office:value-type="float" office:value="31.7" table:style-name="ce58">
            <text:p>31.7</text:p>
          </table:table-cell>
          <table:table-cell office:value-type="float" office:value="33.17" table:style-name="ce58">
            <text:p>33.17</text:p>
          </table:table-cell>
          <table:table-cell office:value-type="float" office:value="33.729999999999997" table:style-name="ce55">
            <text:p>33.73</text:p>
          </table:table-cell>
          <table:table-cell office:value-type="float" office:value="35.909999999999997" table:style-name="ce55">
            <text:p>35.91</text:p>
          </table:table-cell>
          <table:table-cell office:value-type="float" office:value="36.619999999999997" table:style-name="ce55">
            <text:p>36.62</text:p>
          </table:table-cell>
          <table:table-cell office:value-type="float" office:value="37.979999999999997" table:style-name="ce55">
            <text:p>37.98</text:p>
          </table:table-cell>
          <table:table-cell office:value-type="float" office:value="39.450000000000003" table:style-name="ce55">
            <text:p>39.45</text:p>
          </table:table-cell>
          <table:table-cell office:value-type="float" office:value="40.65" table:style-name="ce55">
            <text:p>40.65</text:p>
          </table:table-cell>
          <table:table-cell office:value-type="float" office:value="42.76" table:style-name="ce55">
            <text:p>42.76</text:p>
          </table:table-cell>
          <table:table-cell office:value-type="float" office:value="46.1" table:style-name="ce55">
            <text:p>46.10</text:p>
          </table:table-cell>
          <table:table-cell office:value-type="float" office:value="48.81" table:style-name="ce55">
            <text:p>48.81</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63.48" table:style-name="ce55">
            <text:p>63.48</text:p>
          </table:table-cell>
          <table:table-cell office:value-type="float" office:value="68.42" table:style-name="ce55">
            <text:p>68.42</text:p>
          </table:table-cell>
          <table:table-cell office:value-type="float" office:value="69.290000000000006" table:style-name="ce55">
            <text:p>69.29</text:p>
          </table:table-cell>
          <table:table-cell table:number-columns-repeated="16349"/>
        </table:table-row>
        <table:table-row table:style-name="ro2">
          <table:table-cell/>
          <table:table-cell office:value-type="string" table:style-name="ce12">
            <text:p>E08000005</text:p>
          </table:table-cell>
          <table:table-cell office:value-type="string" table:style-name="ce12">
            <text:p>Rochdale</text:p>
          </table:table-cell>
          <table:table-cell table:style-name="ce58"/>
          <table:table-cell table:style-name="ce58"/>
          <table:table-cell table:style-name="ce58"/>
          <table:table-cell table:style-name="ce58"/>
          <table:table-cell table:style-name="ce58"/>
          <table:table-cell office:value-type="float" office:value="35.47" table:style-name="ce58">
            <text:p>35.47</text:p>
          </table:table-cell>
          <table:table-cell office:value-type="float" office:value="35.96" table:style-name="ce58">
            <text:p>35.96</text:p>
          </table:table-cell>
          <table:table-cell office:value-type="float" office:value="36.57" table:style-name="ce55">
            <text:p>36.57</text:p>
          </table:table-cell>
          <table:table-cell office:value-type="float" office:value="37.51" table:style-name="ce55">
            <text:p>37.51</text:p>
          </table:table-cell>
          <table:table-cell office:value-type="float" office:value="38.869999999999997" table:style-name="ce55">
            <text:p>38.87</text:p>
          </table:table-cell>
          <table:table-cell office:value-type="float" office:value="40.49" table:style-name="ce55">
            <text:p>40.49</text:p>
          </table:table-cell>
          <table:table-cell office:value-type="float" office:value="42.77" table:style-name="ce55">
            <text:p>42.77</text:p>
          </table:table-cell>
          <table:table-cell office:value-type="float" office:value="43.17" table:style-name="ce55">
            <text:p>43.17</text:p>
          </table:table-cell>
          <table:table-cell office:value-type="float" office:value="44.7" table:style-name="ce55">
            <text:p>44.70</text:p>
          </table:table-cell>
          <table:table-cell office:value-type="float" office:value="46.38" table:style-name="ce55">
            <text:p>46.38</text:p>
          </table:table-cell>
          <table:table-cell office:value-type="float" office:value="48.58" table:style-name="ce55">
            <text:p>48.58</text:p>
          </table:table-cell>
          <table:table-cell office:value-type="float" office:value="51.99" table:style-name="ce55">
            <text:p>51.99</text:p>
          </table:table-cell>
          <table:table-cell office:value-type="float" office:value="52.86" table:style-name="ce55">
            <text:p>52.86</text:p>
          </table:table-cell>
          <table:table-cell office:value-type="float" office:value="54.47" table:style-name="ce55">
            <text:p>54.47</text:p>
          </table:table-cell>
          <table:table-cell office:value-type="float" office:value="55.91" table:style-name="ce55">
            <text:p>55.91</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125</text:p>
          </table:table-cell>
          <table:table-cell office:value-type="string" table:style-name="ce12">
            <text:p>Rossendale</text:p>
          </table:table-cell>
          <table:table-cell table:style-name="ce58"/>
          <table:table-cell table:style-name="ce58"/>
          <table:table-cell table:style-name="ce58"/>
          <table:table-cell table:style-name="ce58"/>
          <table:table-cell table:style-name="ce58"/>
          <table:table-cell office:value-type="float" office:value="36.06" table:style-name="ce58">
            <text:p>36.06</text:p>
          </table:table-cell>
          <table:table-cell office:value-type="float" office:value="36.54" table:style-name="ce58">
            <text:p>36.54</text:p>
          </table:table-cell>
          <table:table-cell office:value-type="float" office:value="37.880000000000003" table:style-name="ce55">
            <text:p>37.88</text:p>
          </table:table-cell>
          <table:table-cell office:value-type="float" office:value="39.39" table:style-name="ce55">
            <text:p>39.39</text:p>
          </table:table-cell>
          <table:table-cell office:value-type="float" office:value="40.85" table:style-name="ce55">
            <text:p>40.85</text:p>
          </table:table-cell>
          <table:table-cell office:value-type="float" office:value="40.08" table:style-name="ce55">
            <text:p>40.08</text:p>
          </table:table-cell>
          <table:table-cell office:value-type="float" office:value="42.21" table:style-name="ce55">
            <text:p>42.21</text:p>
          </table:table-cell>
          <table:table-cell office:value-type="float" office:value="43.28" table:style-name="ce55">
            <text:p>43.28</text:p>
          </table:table-cell>
          <table:table-cell office:value-type="float" office:value="44.8" table:style-name="ce55">
            <text:p>44.80</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80.91" table:style-name="ce55">
            <text:p>80.91</text:p>
          </table:table-cell>
          <table:table-cell office:value-type="float" office:value="82.03" table:style-name="ce55">
            <text:p>82.03</text:p>
          </table:table-cell>
          <table:table-cell office:value-type="float" office:value="84.09" table:style-name="ce55">
            <text:p>84.09</text:p>
          </table:table-cell>
          <table:table-cell table:number-columns-repeated="16349"/>
        </table:table-row>
        <table:table-row table:style-name="ro2">
          <table:table-cell/>
          <table:table-cell office:value-type="string" table:style-name="ce12">
            <text:p>E08000006</text:p>
          </table:table-cell>
          <table:table-cell office:value-type="string" table:style-name="ce12">
            <text:p>Salford</text:p>
          </table:table-cell>
          <table:table-cell table:style-name="ce58"/>
          <table:table-cell table:style-name="ce58"/>
          <table:table-cell table:style-name="ce58"/>
          <table:table-cell table:style-name="ce58"/>
          <table:table-cell table:style-name="ce58"/>
          <table:table-cell office:value-type="float" office:value="37.56" table:style-name="ce58">
            <text:p>37.56</text:p>
          </table:table-cell>
          <table:table-cell office:value-type="float" office:value="39.130000000000003" table:style-name="ce58">
            <text:p>39.13</text:p>
          </table:table-cell>
          <table:table-cell office:value-type="float" office:value="40.44" table:style-name="ce55">
            <text:p>40.44</text:p>
          </table:table-cell>
          <table:table-cell office:value-type="float" office:value="40.81" table:style-name="ce55">
            <text:p>40.81</text:p>
          </table:table-cell>
          <table:table-cell office:value-type="float" office:value="43.54" table:style-name="ce55">
            <text:p>43.54</text:p>
          </table:table-cell>
          <table:table-cell office:value-type="float" office:value="45.16" table:style-name="ce55">
            <text:p>45.16</text:p>
          </table:table-cell>
          <table:table-cell office:value-type="float" office:value="46.01" table:style-name="ce55">
            <text:p>46.01</text:p>
          </table:table-cell>
          <table:table-cell office:value-type="float" office:value="47.22" table:style-name="ce55">
            <text:p>47.22</text:p>
          </table:table-cell>
          <table:table-cell office:value-type="float" office:value="49.88" table:style-name="ce55">
            <text:p>49.88</text:p>
          </table:table-cell>
          <table:table-cell office:value-type="float" office:value="50.7" table:style-name="ce55">
            <text:p>50.70</text:p>
          </table:table-cell>
          <table:table-cell office:value-type="float" office:value="51.62" table:style-name="ce55">
            <text:p>51.62</text:p>
          </table:table-cell>
          <table:table-cell office:value-type="float" office:value="54.14" table:style-name="ce55">
            <text:p>54.14</text:p>
          </table:table-cell>
          <table:table-cell office:value-type="float" office:value="56.21" table:style-name="ce55">
            <text:p>56.21</text:p>
          </table:table-cell>
          <table:table-cell office:value-type="float" office:value="57.92" table:style-name="ce55">
            <text:p>57.92</text:p>
          </table:table-cell>
          <table:table-cell office:value-type="float" office:value="59.24" table:style-name="ce55">
            <text:p>59.24</text:p>
          </table:table-cell>
          <table:table-cell office:value-type="float" office:value="63.27" table:style-name="ce55">
            <text:p>63.27</text:p>
          </table:table-cell>
          <table:table-cell office:value-type="float" office:value="76.349999999999994" table:style-name="ce55">
            <text:p>76.35</text:p>
          </table:table-cell>
          <table:table-cell office:value-type="float" office:value="75.7" table:style-name="ce55">
            <text:p>75.70</text:p>
          </table:table-cell>
          <table:table-cell office:value-type="float" office:value="78.209999999999994" table:style-name="ce55">
            <text:p>78.21</text:p>
          </table:table-cell>
          <table:table-cell office:value-type="float" office:value="82.01" table:style-name="ce55">
            <text:p>82.01</text:p>
          </table:table-cell>
          <table:table-cell office:value-type="float" office:value="83.64" table:style-name="ce55">
            <text:p>83.64</text:p>
          </table:table-cell>
          <table:table-cell office:value-type="float" office:value="76.34" table:style-name="ce55">
            <text:p>76.34</text:p>
          </table:table-cell>
          <table:table-cell office:value-type="float" office:value="78.930000000000007" table:style-name="ce55">
            <text:p>78.93</text:p>
          </table:table-cell>
          <table:table-cell table:style-name="ce55"/>
          <table:table-cell office:value-type="float" office:value="82.04" table:style-name="ce55">
            <text:p>82.04</text:p>
          </table:table-cell>
          <table:table-cell office:value-type="float" office:value="84.23" table:style-name="ce55">
            <text:p>84.23</text:p>
          </table:table-cell>
          <table:table-cell office:value-type="float" office:value="90.06" table:style-name="ce55">
            <text:p>90.06</text:p>
          </table:table-cell>
          <table:table-cell table:number-columns-repeated="16349"/>
        </table:table-row>
        <table:table-row table:style-name="ro2">
          <table:table-cell/>
          <table:table-cell office:value-type="string" table:style-name="ce12">
            <text:p>E08000014</text:p>
          </table:table-cell>
          <table:table-cell office:value-type="string" table:style-name="ce12">
            <text:p>Sefton</text:p>
          </table:table-cell>
          <table:table-cell table:style-name="ce58"/>
          <table:table-cell table:style-name="ce58"/>
          <table:table-cell table:style-name="ce58"/>
          <table:table-cell table:style-name="ce58"/>
          <table:table-cell table:style-name="ce58"/>
          <table:table-cell office:value-type="float" office:value="39.22" table:style-name="ce58">
            <text:p>39.22</text:p>
          </table:table-cell>
          <table:table-cell office:value-type="float" office:value="39.26" table:style-name="ce58">
            <text:p>39.26</text:p>
          </table:table-cell>
          <table:table-cell office:value-type="float" office:value="39.869999999999997" table:style-name="ce55">
            <text:p>39.87</text:p>
          </table:table-cell>
          <table:table-cell office:value-type="float" office:value="41.55" table:style-name="ce55">
            <text:p>41.55</text:p>
          </table:table-cell>
          <table:table-cell office:value-type="float" office:value="43.67" table:style-name="ce55">
            <text:p>43.67</text:p>
          </table:table-cell>
          <table:table-cell office:value-type="float" office:value="45.97" table:style-name="ce55">
            <text:p>45.97</text:p>
          </table:table-cell>
          <table:table-cell office:value-type="float" office:value="47.02" table:style-name="ce55">
            <text:p>47.02</text:p>
          </table:table-cell>
          <table:table-cell office:value-type="float" office:value="48.34" table:style-name="ce55">
            <text:p>48.34</text:p>
          </table:table-cell>
          <table:table-cell office:value-type="float" office:value="48.25" table:style-name="ce55">
            <text:p>48.25</text:p>
          </table:table-cell>
          <table:table-cell office:value-type="float" office:value="50.48" table:style-name="ce55">
            <text:p>50.48</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031</text:p>
          </table:table-cell>
          <table:table-cell office:value-type="string" table:style-name="ce12">
            <text:p>South Lakeland</text:p>
          </table:table-cell>
          <table:table-cell table:style-name="ce58"/>
          <table:table-cell table:style-name="ce58"/>
          <table:table-cell table:style-name="ce58"/>
          <table:table-cell table:style-name="ce58"/>
          <table:table-cell table:style-name="ce58"/>
          <table:table-cell office:value-type="float" office:value="36.94" table:style-name="ce58">
            <text:p>36.94</text:p>
          </table:table-cell>
          <table:table-cell office:value-type="float" office:value="37.94" table:style-name="ce58">
            <text:p>37.94</text:p>
          </table:table-cell>
          <table:table-cell office:value-type="float" office:value="40.89" table:style-name="ce55">
            <text:p>40.89</text:p>
          </table:table-cell>
          <table:table-cell office:value-type="float" office:value="39.229999999999997" table:style-name="ce55">
            <text:p>39.23</text:p>
          </table:table-cell>
          <table:table-cell office:value-type="float" office:value="43.58" table:style-name="ce55">
            <text:p>43.58</text:p>
          </table:table-cell>
          <table:table-cell office:value-type="float" office:value="46.64" table:style-name="ce55">
            <text:p>46.64</text:p>
          </table:table-cell>
          <table:table-cell office:value-type="float" office:value="46.47" table:style-name="ce55">
            <text:p>46.47</text:p>
          </table:table-cell>
          <table:table-cell office:value-type="float" office:value="48.53" table:style-name="ce55">
            <text:p>48.53</text:p>
          </table:table-cell>
          <table:table-cell office:value-type="float" office:value="50.97" table:style-name="ce55">
            <text:p>50.97</text:p>
          </table:table-cell>
          <table:table-cell office:value-type="float" office:value="60.52" table:style-name="ce55">
            <text:p>60.52</text:p>
          </table:table-cell>
          <table:table-cell office:value-type="float" office:value="63.35" table:style-name="ce55">
            <text:p>63.35</text:p>
          </table:table-cell>
          <table:table-cell office:value-type="float" office:value="59.23" table:style-name="ce55">
            <text:p>59.23</text:p>
          </table:table-cell>
          <table:table-cell office:value-type="float" office:value="63.04" table:style-name="ce55">
            <text:p>63.04</text:p>
          </table:table-cell>
          <table:table-cell office:value-type="float" office:value="64.98" table:style-name="ce55">
            <text:p>64.98</text:p>
          </table:table-cell>
          <table:table-cell office:value-type="float" office:value="66.28" table:style-name="ce55">
            <text:p>66.28</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113.7" table:style-name="ce55">
            <text:p>113.70</text:p>
          </table:table-cell>
          <table:table-cell office:value-type="float" office:value="113.7" table:style-name="ce55">
            <text:p>113.70</text:p>
          </table:table-cell>
          <table:table-cell table:number-columns-repeated="16349"/>
        </table:table-row>
        <table:table-row table:style-name="ro2">
          <table:table-cell/>
          <table:table-cell office:value-type="string" table:style-name="ce12">
            <text:p>E07000126</text:p>
          </table:table-cell>
          <table:table-cell office:value-type="string" table:style-name="ce12">
            <text:p>South Ribble</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8000013</text:p>
          </table:table-cell>
          <table:table-cell office:value-type="string" table:style-name="ce12">
            <text:p>St. Helens</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float" office:value="41.69" table:style-name="ce55">
            <text:p>41.69</text:p>
          </table:table-cell>
          <table:table-cell office:value-type="float" office:value="43.16" table:style-name="ce55">
            <text:p>43.16</text:p>
          </table:table-cell>
          <table:table-cell office:value-type="float" office:value="45.38" table:style-name="ce55">
            <text:p>45.38</text:p>
          </table:table-cell>
          <table:table-cell office:value-type="float" office:value="46.93" table:style-name="ce55">
            <text:p>46.93</text:p>
          </table:table-cell>
          <table:table-cell office:value-type="float" office:value="50.11" table:style-name="ce55">
            <text:p>50.11</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8000007</text:p>
          </table:table-cell>
          <table:table-cell office:value-type="string" table:style-name="ce12">
            <text:p>Stockport</text:p>
          </table:table-cell>
          <table:table-cell table:style-name="ce58"/>
          <table:table-cell table:style-name="ce58"/>
          <table:table-cell table:style-name="ce58"/>
          <table:table-cell table:style-name="ce58"/>
          <table:table-cell table:style-name="ce58"/>
          <table:table-cell office:value-type="float" office:value="31.65" table:style-name="ce58">
            <text:p>31.65</text:p>
          </table:table-cell>
          <table:table-cell office:value-type="float" office:value="32.549999999999997" table:style-name="ce58">
            <text:p>32.55</text:p>
          </table:table-cell>
          <table:table-cell office:value-type="float" office:value="33.44" table:style-name="ce55">
            <text:p>33.44</text:p>
          </table:table-cell>
          <table:table-cell office:value-type="float" office:value="34.75" table:style-name="ce55">
            <text:p>34.75</text:p>
          </table:table-cell>
          <table:table-cell office:value-type="float" office:value="36.75" table:style-name="ce55">
            <text:p>36.75</text:p>
          </table:table-cell>
          <table:table-cell office:value-type="float" office:value="39.270000000000003" table:style-name="ce55">
            <text:p>39.27</text:p>
          </table:table-cell>
          <table:table-cell office:value-type="float" office:value="40.92" table:style-name="ce55">
            <text:p>40.92</text:p>
          </table:table-cell>
          <table:table-cell office:value-type="float" office:value="42.89" table:style-name="ce55">
            <text:p>42.89</text:p>
          </table:table-cell>
          <table:table-cell office:value-type="float" office:value="42.98" table:style-name="ce55">
            <text:p>42.98</text:p>
          </table:table-cell>
          <table:table-cell office:value-type="float" office:value="45.16" table:style-name="ce55">
            <text:p>45.16</text:p>
          </table:table-cell>
          <table:table-cell office:value-type="float" office:value="47.31" table:style-name="ce55">
            <text:p>47.31</text:p>
          </table:table-cell>
          <table:table-cell office:value-type="float" office:value="49.68" table:style-name="ce55">
            <text:p>49.68</text:p>
          </table:table-cell>
          <table:table-cell office:value-type="float" office:value="53.88" table:style-name="ce55">
            <text:p>53.88</text:p>
          </table:table-cell>
          <table:table-cell office:value-type="float" office:value="55.59" table:style-name="ce55">
            <text:p>55.59</text:p>
          </table:table-cell>
          <table:table-cell office:value-type="float" office:value="57.25" table:style-name="ce55">
            <text:p>57.25</text:p>
          </table:table-cell>
          <table:table-cell office:value-type="float" office:value="61.44" table:style-name="ce55">
            <text:p>61.44</text:p>
          </table:table-cell>
          <table:table-cell office:value-type="float" office:value="66.81" table:style-name="ce55">
            <text:p>66.81</text:p>
          </table:table-cell>
          <table:table-cell office:value-type="float" office:value="71.8" table:style-name="ce55">
            <text:p>71.80</text:p>
          </table:table-cell>
          <table:table-cell office:value-type="float" office:value="74.62" table:style-name="ce55">
            <text:p>74.62</text:p>
          </table:table-cell>
          <table:table-cell office:value-type="float" office:value="76.400000000000006" table:style-name="ce55">
            <text:p>76.40</text:p>
          </table:table-cell>
          <table:table-cell office:value-type="float" office:value="75.599999999999994" table:style-name="ce55">
            <text:p>75.60</text:p>
          </table:table-cell>
          <table:table-cell office:value-type="float" office:value="75.27" table:style-name="ce55">
            <text:p>75.27</text:p>
          </table:table-cell>
          <table:table-cell office:value-type="float" office:value="74.28" table:style-name="ce55">
            <text:p>74.28</text:p>
          </table:table-cell>
          <table:table-cell table:style-name="ce55"/>
          <table:table-cell office:value-type="float" office:value="74.430000000000007" table:style-name="ce55">
            <text:p>74.43</text:p>
          </table:table-cell>
          <table:table-cell office:value-type="float" office:value="75.81" table:style-name="ce55">
            <text:p>75.81</text:p>
          </table:table-cell>
          <table:table-cell office:value-type="float" office:value="76.95" table:style-name="ce55">
            <text:p>76.95</text:p>
          </table:table-cell>
          <table:table-cell table:number-columns-repeated="16349"/>
        </table:table-row>
        <table:table-row table:style-name="ro2">
          <table:table-cell/>
          <table:table-cell office:value-type="string" table:style-name="ce12">
            <text:p>E08000008</text:p>
          </table:table-cell>
          <table:table-cell office:value-type="string" table:style-name="ce12">
            <text:p>Tameside</text:p>
          </table:table-cell>
          <table:table-cell table:style-name="ce58"/>
          <table:table-cell table:style-name="ce58"/>
          <table:table-cell table:style-name="ce58"/>
          <table:table-cell table:style-name="ce58"/>
          <table:table-cell table:style-name="ce58"/>
          <table:table-cell office:value-type="float" office:value="35.71" table:style-name="ce58">
            <text:p>35.71</text:p>
          </table:table-cell>
          <table:table-cell office:value-type="float" office:value="37.11" table:style-name="ce58">
            <text:p>37.11</text:p>
          </table:table-cell>
          <table:table-cell office:value-type="float" office:value="39.44" table:style-name="ce55">
            <text:p>39.44</text:p>
          </table:table-cell>
          <table:table-cell office:value-type="float" office:value="41.37" table:style-name="ce55">
            <text:p>41.37</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8000009</text:p>
          </table:table-cell>
          <table:table-cell office:value-type="string" table:style-name="ce12">
            <text:p>Trafford</text:p>
          </table:table-cell>
          <table:table-cell table:style-name="ce58"/>
          <table:table-cell table:style-name="ce58"/>
          <table:table-cell table:style-name="ce58"/>
          <table:table-cell table:style-name="ce58"/>
          <table:table-cell table:style-name="ce58"/>
          <table:table-cell office:value-type="float" office:value="36.479999999999997" table:style-name="ce58">
            <text:p>36.48</text:p>
          </table:table-cell>
          <table:table-cell office:value-type="float" office:value="37.44" table:style-name="ce58">
            <text:p>37.44</text:p>
          </table:table-cell>
          <table:table-cell office:value-type="float" office:value="38.51" table:style-name="ce55">
            <text:p>38.51</text:p>
          </table:table-cell>
          <table:table-cell office:value-type="float" office:value="39.979999999999997" table:style-name="ce55">
            <text:p>39.98</text:p>
          </table:table-cell>
          <table:table-cell office:value-type="float" office:value="42.18" table:style-name="ce55">
            <text:p>42.18</text:p>
          </table:table-cell>
          <table:table-cell office:value-type="float" office:value="44.56" table:style-name="ce55">
            <text:p>44.56</text:p>
          </table:table-cell>
          <table:table-cell office:value-type="float" office:value="46.61" table:style-name="ce55">
            <text:p>46.61</text:p>
          </table:table-cell>
          <table:table-cell office:value-type="float" office:value="47.27" table:style-name="ce55">
            <text:p>47.27</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018</text:p>
          </table:table-cell>
          <table:table-cell office:value-type="string" table:style-name="ce12">
            <text:p>Vale Royal</text:p>
          </table:table-cell>
          <table:table-cell table:style-name="ce58"/>
          <table:table-cell table:style-name="ce58"/>
          <table:table-cell table:style-name="ce58"/>
          <table:table-cell table:style-name="ce58"/>
          <table:table-cell table:style-name="ce58"/>
          <table:table-cell office:value-type="float" office:value="34.369999999999997" table:style-name="ce58">
            <text:p>34.37</text:p>
          </table:table-cell>
          <table:table-cell office:value-type="float" office:value="37.119999999999997" table:style-name="ce58">
            <text:p>37.12</text:p>
          </table:table-cell>
          <table:table-cell office:value-type="float" office:value="38.270000000000003" table:style-name="ce55">
            <text:p>38.27</text:p>
          </table:table-cell>
          <table:table-cell office:value-type="float" office:value="39.9" table:style-name="ce55">
            <text:p>39.90</text:p>
          </table:table-cell>
          <table:table-cell office:value-type="float" office:value="42.02" table:style-name="ce55">
            <text:p>42.02</text:p>
          </table:table-cell>
          <table:table-cell office:value-type="float" office:value="43.69" table:style-name="ce55">
            <text:p>43.69</text:p>
          </table:table-cell>
          <table:table-cell office:value-type="float" office:value="47.78" table:style-name="ce55">
            <text:p>47.78</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6000007</text:p>
          </table:table-cell>
          <table:table-cell office:value-type="string" table:style-name="ce12">
            <text:p>Warrington</text:p>
          </table:table-cell>
          <table:table-cell table:style-name="ce58"/>
          <table:table-cell table:style-name="ce58"/>
          <table:table-cell table:style-name="ce58"/>
          <table:table-cell table:style-name="ce58"/>
          <table:table-cell table:style-name="ce58"/>
          <table:table-cell office:value-type="float" office:value="30.39" table:style-name="ce58">
            <text:p>30.39</text:p>
          </table:table-cell>
          <table:table-cell office:value-type="float" office:value="31.48" table:style-name="ce58">
            <text:p>31.48</text:p>
          </table:table-cell>
          <table:table-cell office:value-type="float" office:value="35.53" table:style-name="ce55">
            <text:p>35.53</text:p>
          </table:table-cell>
          <table:table-cell office:value-type="float" office:value="37.840000000000003" table:style-name="ce55">
            <text:p>37.84</text:p>
          </table:table-cell>
          <table:table-cell office:value-type="float" office:value="41.26" table:style-name="ce55">
            <text:p>41.26</text:p>
          </table:table-cell>
          <table:table-cell office:value-type="float" office:value="43.77" table:style-name="ce55">
            <text:p>43.77</text:p>
          </table:table-cell>
          <table:table-cell office:value-type="float" office:value="46.2" table:style-name="ce55">
            <text:p>46.20</text:p>
          </table:table-cell>
          <table:table-cell office:value-type="float" office:value="54.33" table:style-name="ce55">
            <text:p>54.33</text:p>
          </table:table-cell>
          <table:table-cell office:value-type="float" office:value="50.13" table:style-name="ce55">
            <text:p>50.13</text:p>
          </table:table-cell>
          <table:table-cell office:value-type="float" office:value="50.13" table:style-name="ce55">
            <text:p>50.13</text:p>
          </table:table-cell>
          <table:table-cell office:value-type="float" office:value="52.57" table:style-name="ce55">
            <text:p>52.57</text:p>
          </table:table-cell>
          <table:table-cell office:value-type="float" office:value="57.04" table:style-name="ce55">
            <text:p>57.04</text:p>
          </table:table-cell>
          <table:table-cell office:value-type="float" office:value="59.58" table:style-name="ce55">
            <text:p>59.58</text:p>
          </table:table-cell>
          <table:table-cell office:value-type="float" office:value="59.34" table:style-name="ce55">
            <text:p>59.34</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106.18" table:style-name="ce55">
            <text:p>106.18</text:p>
          </table:table-cell>
          <table:table-cell office:value-type="float" office:value="106.18" table:style-name="ce55">
            <text:p>106.18</text:p>
          </table:table-cell>
          <table:table-cell office:value-type="float" office:value="107.78" table:style-name="ce55">
            <text:p>107.78</text:p>
          </table:table-cell>
          <table:table-cell table:number-columns-repeated="16349"/>
        </table:table-row>
        <table:table-row table:style-name="ro2">
          <table:table-cell/>
          <table:table-cell office:value-type="string" table:style-name="ce12">
            <text:p>E07000127</text:p>
          </table:table-cell>
          <table:table-cell office:value-type="string" table:style-name="ce12">
            <text:p>West Lancashire</text:p>
          </table:table-cell>
          <table:table-cell table:style-name="ce58"/>
          <table:table-cell table:style-name="ce58"/>
          <table:table-cell table:style-name="ce58"/>
          <table:table-cell table:style-name="ce58"/>
          <table:table-cell table:style-name="ce58"/>
          <table:table-cell office:value-type="float" office:value="34.6" table:style-name="ce58">
            <text:p>34.6</text:p>
          </table:table-cell>
          <table:table-cell office:value-type="float" office:value="36.24" table:style-name="ce58">
            <text:p>36.24</text:p>
          </table:table-cell>
          <table:table-cell office:value-type="float" office:value="37.299999999999997" table:style-name="ce55">
            <text:p>37.30</text:p>
          </table:table-cell>
          <table:table-cell office:value-type="float" office:value="37.82" table:style-name="ce55">
            <text:p>37.82</text:p>
          </table:table-cell>
          <table:table-cell office:value-type="float" office:value="39.26" table:style-name="ce55">
            <text:p>39.26</text:p>
          </table:table-cell>
          <table:table-cell office:value-type="float" office:value="41.48" table:style-name="ce55">
            <text:p>41.48</text:p>
          </table:table-cell>
          <table:table-cell office:value-type="float" office:value="43.11" table:style-name="ce55">
            <text:p>43.11</text:p>
          </table:table-cell>
          <table:table-cell office:value-type="float" office:value="43.79" table:style-name="ce55">
            <text:p>43.79</text:p>
          </table:table-cell>
          <table:table-cell office:value-type="float" office:value="45.3" table:style-name="ce55">
            <text:p>45.30</text:p>
          </table:table-cell>
          <table:table-cell office:value-type="float" office:value="47.1" table:style-name="ce55">
            <text:p>47.10</text:p>
          </table:table-cell>
          <table:table-cell office:value-type="float" office:value="49.38" table:style-name="ce55">
            <text:p>49.38</text:p>
          </table:table-cell>
          <table:table-cell office:value-type="float" office:value="50.56" table:style-name="ce55">
            <text:p>50.56</text:p>
          </table:table-cell>
          <table:table-cell office:value-type="float" office:value="54.74" table:style-name="ce55">
            <text:p>54.74</text:p>
          </table:table-cell>
          <table:table-cell office:value-type="float" office:value="56.45" table:style-name="ce55">
            <text:p>56.45</text:p>
          </table:table-cell>
          <table:table-cell office:value-type="float" office:value="58.19" table:style-name="ce55">
            <text:p>58.19</text:p>
          </table:table-cell>
          <table:table-cell office:value-type="float" office:value="62.21" table:style-name="ce55">
            <text:p>62.21</text:p>
          </table:table-cell>
          <table:table-cell office:value-type="float" office:value="67.319999999999993" table:style-name="ce55">
            <text:p>67.32</text:p>
          </table:table-cell>
          <table:table-cell office:value-type="float" office:value="70.760000000000005" table:style-name="ce55">
            <text:p>70.76</text:p>
          </table:table-cell>
          <table:table-cell office:value-type="float" office:value="75.08" table:style-name="ce55">
            <text:p>75.08</text:p>
          </table:table-cell>
          <table:table-cell office:value-type="float" office:value="76.959999999999994" table:style-name="ce55">
            <text:p>76.96</text:p>
          </table:table-cell>
          <table:table-cell office:value-type="float" office:value="76.599999999999994" table:style-name="ce55">
            <text:p>76.60</text:p>
          </table:table-cell>
          <table:table-cell office:value-type="float" office:value="75.95" table:style-name="ce55">
            <text:p>75.95</text:p>
          </table:table-cell>
          <table:table-cell office:value-type="float" office:value="75.22" table:style-name="ce55">
            <text:p>75.22</text:p>
          </table:table-cell>
          <table:table-cell table:style-name="ce55"/>
          <table:table-cell office:value-type="float" office:value="74.91" table:style-name="ce55">
            <text:p>74.91</text:p>
          </table:table-cell>
          <table:table-cell office:value-type="float" office:value="76.680000000000007" table:style-name="ce55">
            <text:p>76.68</text:p>
          </table:table-cell>
          <table:table-cell office:value-type="float" office:value="78.03" table:style-name="ce55">
            <text:p>78.03</text:p>
          </table:table-cell>
          <table:table-cell table:number-columns-repeated="16349"/>
        </table:table-row>
        <table:table-row table:style-name="ro2">
          <table:table-cell/>
          <table:table-cell office:value-type="string" table:style-name="ce12">
            <text:p>E08000010</text:p>
          </table:table-cell>
          <table:table-cell office:value-type="string" table:style-name="ce12">
            <text:p>Wigan</text:p>
          </table:table-cell>
          <table:table-cell table:style-name="ce58"/>
          <table:table-cell table:style-name="ce58"/>
          <table:table-cell table:style-name="ce58"/>
          <table:table-cell table:style-name="ce58"/>
          <table:table-cell table:style-name="ce58"/>
          <table:table-cell office:value-type="float" office:value="30.6" table:style-name="ce58">
            <text:p>30.6</text:p>
          </table:table-cell>
          <table:table-cell office:value-type="float" office:value="31.8" table:style-name="ce58">
            <text:p>31.8</text:p>
          </table:table-cell>
          <table:table-cell office:value-type="float" office:value="32.79" table:style-name="ce55">
            <text:p>32.79</text:p>
          </table:table-cell>
          <table:table-cell office:value-type="float" office:value="35.799999999999997" table:style-name="ce55">
            <text:p>35.80</text:p>
          </table:table-cell>
          <table:table-cell office:value-type="float" office:value="38.82" table:style-name="ce55">
            <text:p>38.82</text:p>
          </table:table-cell>
          <table:table-cell office:value-type="float" office:value="41.16" table:style-name="ce55">
            <text:p>41.16</text:p>
          </table:table-cell>
          <table:table-cell office:value-type="float" office:value="42.58" table:style-name="ce55">
            <text:p>42.58</text:p>
          </table:table-cell>
          <table:table-cell office:value-type="float" office:value="44.91" table:style-name="ce55">
            <text:p>44.91</text:p>
          </table:table-cell>
          <table:table-cell office:value-type="float" office:value="45.9" table:style-name="ce55">
            <text:p>45.90</text:p>
          </table:table-cell>
          <table:table-cell office:value-type="float" office:value="47.85" table:style-name="ce55">
            <text:p>47.85</text:p>
          </table:table-cell>
          <table:table-cell office:value-type="float" office:value="50.21" table:style-name="ce55">
            <text:p>50.21</text:p>
          </table:table-cell>
          <table:table-cell office:value-type="float" office:value="53.8" table:style-name="ce55">
            <text:p>53.80</text:p>
          </table:table-cell>
          <table:table-cell office:value-type="float" office:value="55.2" table:style-name="ce55">
            <text:p>55.20</text:p>
          </table:table-cell>
          <table:table-cell office:value-type="float" office:value="56.92" table:style-name="ce55">
            <text:p>56.92</text:p>
          </table:table-cell>
          <table:table-cell office:value-type="float" office:value="58.34" table:style-name="ce55">
            <text:p>58.34</text:p>
          </table:table-cell>
          <table:table-cell office:value-type="float" office:value="62.58" table:style-name="ce55">
            <text:p>62.58</text:p>
          </table:table-cell>
          <table:table-cell office:value-type="float" office:value="68.2" table:style-name="ce55">
            <text:p>68.20</text:p>
          </table:table-cell>
          <table:table-cell office:value-type="float" office:value="72.069999999999993" table:style-name="ce55">
            <text:p>72.07</text:p>
          </table:table-cell>
          <table:table-cell office:value-type="float" office:value="76.17" table:style-name="ce55">
            <text:p>76.17</text:p>
          </table:table-cell>
          <table:table-cell office:value-type="float" office:value="77.849999999999994" table:style-name="ce55">
            <text:p>77.85</text:p>
          </table:table-cell>
          <table:table-cell office:value-type="float" office:value="77.22" table:style-name="ce55">
            <text:p>77.22</text:p>
          </table:table-cell>
          <table:table-cell office:value-type="float" office:value="76.47" table:style-name="ce55">
            <text:p>76.47</text:p>
          </table:table-cell>
          <table:table-cell office:value-type="float" office:value="75.819999999999993" table:style-name="ce55">
            <text:p>75.82</text:p>
          </table:table-cell>
          <table:table-cell table:style-name="ce55"/>
          <table:table-cell office:value-type="float" office:value="75.66" table:style-name="ce55">
            <text:p>75.66</text:p>
          </table:table-cell>
          <table:table-cell office:value-type="float" office:value="77.680000000000007" table:style-name="ce55">
            <text:p>77.68</text:p>
          </table:table-cell>
          <table:table-cell office:value-type="float" office:value="78.97" table:style-name="ce55">
            <text:p>78.97</text:p>
          </table:table-cell>
          <table:table-cell table:number-columns-repeated="16349"/>
        </table:table-row>
        <table:table-row table:style-name="ro2">
          <table:table-cell table:style-name="ce7"/>
          <table:table-cell office:value-type="string" table:style-name="ce12">
            <text:p>E08000015</text:p>
          </table:table-cell>
          <table:table-cell office:value-type="string" table:style-name="ce12">
            <text:p>Wirral</text:p>
          </table:table-cell>
          <table:table-cell table:style-name="ce58"/>
          <table:table-cell table:style-name="ce58"/>
          <table:table-cell table:style-name="ce58"/>
          <table:table-cell table:style-name="ce58"/>
          <table:table-cell table:style-name="ce58"/>
          <table:table-cell office:value-type="float" office:value="43.36" table:style-name="ce58">
            <text:p>43.36</text:p>
          </table:table-cell>
          <table:table-cell office:value-type="float" office:value="45.13" table:style-name="ce58">
            <text:p>45.13</text:p>
          </table:table-cell>
          <table:table-cell office:value-type="float" office:value="45.65" table:style-name="ce55">
            <text:p>45.65</text:p>
          </table:table-cell>
          <table:table-cell office:value-type="float" office:value="46.23" table:style-name="ce55">
            <text:p>46.23</text:p>
          </table:table-cell>
          <table:table-cell office:value-type="float" office:value="48.1" table:style-name="ce55">
            <text:p>48.10</text:p>
          </table:table-cell>
          <table:table-cell office:value-type="float" office:value="48.94" table:style-name="ce55">
            <text:p>48.94</text:p>
          </table:table-cell>
          <table:table-cell office:value-type="float" office:value="50.25" table:style-name="ce55">
            <text:p>50.25</text:p>
          </table:table-cell>
          <table:table-cell office:value-type="float" office:value="50.03" table:style-name="ce55">
            <text:p>50.03</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74.66" table:style-name="ce55">
            <text:p>74.66</text:p>
          </table:table-cell>
          <table:table-cell office:value-type="float" office:value="76.67" table:style-name="ce55">
            <text:p>76.67</text:p>
          </table:table-cell>
          <table:table-cell office:value-type="float" office:value="77.83" table:style-name="ce55">
            <text:p>77.83</text:p>
          </table:table-cell>
          <table:table-cell table:number-columns-repeated="16349"/>
        </table:table-row>
        <table:table-row table:style-name="ro2">
          <table:table-cell table:style-name="ce7"/>
          <table:table-cell office:value-type="string" table:style-name="ce12">
            <text:p>E07000128</text:p>
          </table:table-cell>
          <table:table-cell office:value-type="string" table:style-name="ce12">
            <text:p>Wyre</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table-row>
        <table:table-row table:style-name="ro2">
          <table:table-cell office:value-type="string" table:style-name="ce15">
            <text:p>Yorkshire and The Humber</text:p>
          </table:table-cell>
          <table:table-cell office:value-type="string" table:style-name="ce15">
            <text:p>E12000003</text:p>
          </table:table-cell>
          <table:table-cell table:style-name="ce15"/>
          <table:table-cell office:value-type="float" office:value="21.64" table:style-name="ce57">
            <text:p>21.64</text:p>
          </table:table-cell>
          <table:table-cell office:value-type="float" office:value="23.41" table:style-name="ce57">
            <text:p>23.41</text:p>
          </table:table-cell>
          <table:table-cell office:value-type="float" office:value="25.65" table:style-name="ce57">
            <text:p>25.65</text:p>
          </table:table-cell>
          <table:table-cell office:value-type="float" office:value="27.63" table:style-name="ce57">
            <text:p>27.63</text:p>
          </table:table-cell>
          <table:table-cell office:value-type="float" office:value="29.68" table:style-name="ce57">
            <text:p>29.68</text:p>
          </table:table-cell>
          <table:table-cell office:value-type="float" office:value="31.444991897607732" table:style-name="ce60">
            <text:p>31.44</text:p>
          </table:table-cell>
          <table:table-cell office:value-type="float" office:value="32.356993920251561" table:style-name="ce60">
            <text:p>32.36</text:p>
          </table:table-cell>
          <table:table-cell office:value-type="float" office:value="33.64" table:style-name="ce61">
            <text:p>33.64</text:p>
          </table:table-cell>
          <table:table-cell office:value-type="float" office:value="35.11" table:style-name="ce61">
            <text:p>35.11</text:p>
          </table:table-cell>
          <table:table-cell office:value-type="float" office:value="36.950000000000003" table:style-name="ce61">
            <text:p>36.95</text:p>
          </table:table-cell>
          <table:table-cell office:value-type="float" office:value="39.44" table:style-name="ce61">
            <text:p>39.44</text:p>
          </table:table-cell>
          <table:table-cell office:value-type="float" office:value="41.7" table:style-name="ce61">
            <text:p>41.70</text:p>
          </table:table-cell>
          <table:table-cell office:value-type="float" office:value="42.48" table:style-name="ce61">
            <text:p>42.48</text:p>
          </table:table-cell>
          <table:table-cell office:value-type="float" office:value="44.18" table:style-name="ce61">
            <text:p>44.18</text:p>
          </table:table-cell>
          <table:table-cell office:value-type="float" office:value="46.03" table:style-name="ce61">
            <text:p>46.03</text:p>
          </table:table-cell>
          <table:table-cell office:value-type="float" office:value="48.28" table:style-name="ce61">
            <text:p>48.28</text:p>
          </table:table-cell>
          <table:table-cell office:value-type="float" office:value="51.74" table:style-name="ce61">
            <text:p>51.74</text:p>
          </table:table-cell>
          <table:table-cell office:value-type="float" office:value="53.87" table:style-name="ce61">
            <text:p>53.87</text:p>
          </table:table-cell>
          <table:table-cell office:value-type="float" office:value="55.63" table:style-name="ce62">
            <text:p>55.63</text:p>
          </table:table-cell>
          <table:table-cell office:value-type="float" office:value="56.84" table:style-name="ce56">
            <text:p>56.84</text:p>
          </table:table-cell>
          <table:table-cell office:value-type="float" office:value="60.55" table:style-name="ce56">
            <text:p>60.55</text:p>
          </table:table-cell>
          <table:table-cell office:value-type="float" office:value="65.3" table:style-name="ce56">
            <text:p>65.30</text:p>
          </table:table-cell>
          <table:table-cell office:value-type="float" office:value="69.31" table:style-name="ce56">
            <text:p>69.31</text:p>
          </table:table-cell>
          <table:table-cell office:value-type="float" office:value="73.25" table:style-name="ce56">
            <text:p>73.25</text:p>
          </table:table-cell>
          <table:table-cell office:value-type="float" office:value="74.97" table:style-name="ce56">
            <text:p>74.97</text:p>
          </table:table-cell>
          <table:table-cell office:value-type="float" office:value="73.650000000000006" table:style-name="ce56">
            <text:p>73.65</text:p>
          </table:table-cell>
          <table:table-cell office:value-type="float" office:value="73.17" table:style-name="ce56">
            <text:p>73.17</text:p>
          </table:table-cell>
          <table:table-cell office:value-type="float" office:value="72.58" table:style-name="ce56">
            <text:p>72.58</text:p>
          </table:table-cell>
          <table:table-cell table:style-name="ce18"/>
          <table:table-cell office:value-type="float" office:value="72.16" table:style-name="ce56">
            <text:p>72.16</text:p>
          </table:table-cell>
          <table:table-cell office:value-type="float" office:value="74.349999999999994" table:style-name="ce56">
            <text:p>74.35</text:p>
          </table:table-cell>
          <table:table-cell office:value-type="float" office:value="75.55" table:style-name="ce56">
            <text:p>75.55</text:p>
          </table:table-cell>
          <table:table-cell table:number-columns-repeated="16349"/>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table-row>
        <table:table-row table:style-name="ro2">
          <table:table-cell table:style-name="ce7"/>
          <table:table-cell office:value-type="string" table:style-name="ce12">
            <text:p>E08000016</text:p>
          </table:table-cell>
          <table:table-cell office:value-type="string" table:style-name="ce12">
            <text:p>Barnsley</text:p>
          </table:table-cell>
          <table:table-cell table:style-name="ce58"/>
          <table:table-cell table:style-name="ce58"/>
          <table:table-cell table:style-name="ce58"/>
          <table:table-cell table:style-name="ce58"/>
          <table:table-cell table:style-name="ce58"/>
          <table:table-cell office:value-type="float" office:value="28.63" table:style-name="ce58">
            <text:p>28.63</text:p>
          </table:table-cell>
          <table:table-cell office:value-type="float" office:value="29.62" table:style-name="ce58">
            <text:p>29.62</text:p>
          </table:table-cell>
          <table:table-cell office:value-type="float" office:value="30.82" table:style-name="ce55">
            <text:p>30.82</text:p>
          </table:table-cell>
          <table:table-cell office:value-type="float" office:value="32.53" table:style-name="ce55">
            <text:p>32.53</text:p>
          </table:table-cell>
          <table:table-cell office:value-type="float" office:value="34.6" table:style-name="ce55">
            <text:p>34.60</text:p>
          </table:table-cell>
          <table:table-cell office:value-type="float" office:value="36.92" table:style-name="ce55">
            <text:p>36.92</text:p>
          </table:table-cell>
          <table:table-cell office:value-type="float" office:value="37.92" table:style-name="ce55">
            <text:p>37.92</text:p>
          </table:table-cell>
          <table:table-cell office:value-type="float" office:value="39.65" table:style-name="ce55">
            <text:p>39.65</text:p>
          </table:table-cell>
          <table:table-cell office:value-type="float" office:value="41.73" table:style-name="ce55">
            <text:p>41.73</text:p>
          </table:table-cell>
          <table:table-cell office:value-type="float" office:value="43.97" table:style-name="ce55">
            <text:p>43.97</text:p>
          </table:table-cell>
          <table:table-cell office:value-type="float" office:value="46.21" table:style-name="ce55">
            <text:p>46.21</text:p>
          </table:table-cell>
          <table:table-cell office:value-type="float" office:value="49.53" table:style-name="ce55">
            <text:p>49.53</text:p>
          </table:table-cell>
          <table:table-cell office:value-type="float" office:value="51.72" table:style-name="ce55">
            <text:p>51.72</text:p>
          </table:table-cell>
          <table:table-cell office:value-type="float" office:value="53.38" table:style-name="ce55">
            <text:p>53.38</text:p>
          </table:table-cell>
          <table:table-cell office:value-type="float" office:value="54.94" table:style-name="ce55">
            <text:p>54.94</text:p>
          </table:table-cell>
          <table:table-cell office:value-type="float" office:value="59.4" table:style-name="ce55">
            <text:p>59.40</text:p>
          </table:table-cell>
          <table:table-cell office:value-type="float" office:value="64.58" table:style-name="ce55">
            <text:p>64.58</text:p>
          </table:table-cell>
          <table:table-cell office:value-type="float" office:value="69.92" table:style-name="ce55">
            <text:p>69.92</text:p>
          </table:table-cell>
          <table:table-cell office:value-type="float" office:value="72.930000000000007" table:style-name="ce55">
            <text:p>72.93</text:p>
          </table:table-cell>
          <table:table-cell office:value-type="float" office:value="74.7" table:style-name="ce55">
            <text:p>74.70</text:p>
          </table:table-cell>
          <table:table-cell office:value-type="float" office:value="74.11" table:style-name="ce55">
            <text:p>74.11</text:p>
          </table:table-cell>
          <table:table-cell office:value-type="float" office:value="73.5" table:style-name="ce55">
            <text:p>73.50</text:p>
          </table:table-cell>
          <table:table-cell office:value-type="float" office:value="72.900000000000006" table:style-name="ce55">
            <text:p>72.90</text:p>
          </table:table-cell>
          <table:table-cell table:style-name="ce55"/>
          <table:table-cell office:value-type="float" office:value="72.39" table:style-name="ce55">
            <text:p>72.39</text:p>
          </table:table-cell>
          <table:table-cell office:value-type="float" office:value="74.319999999999993" table:style-name="ce55">
            <text:p>74.32</text:p>
          </table:table-cell>
          <table:table-cell office:value-type="float" office:value="75.48" table:style-name="ce55">
            <text:p>75.48</text:p>
          </table:table-cell>
          <table:table-cell table:number-columns-repeated="16349"/>
        </table:table-row>
        <table:table-row table:style-name="ro2">
          <table:table-cell table:style-name="ce7"/>
          <table:table-cell office:value-type="string" table:style-name="ce12">
            <text:p>E08000032</text:p>
          </table:table-cell>
          <table:table-cell office:value-type="string" table:style-name="ce12">
            <text:p>Bradford</text:p>
          </table:table-cell>
          <table:table-cell table:style-name="ce58"/>
          <table:table-cell table:style-name="ce58"/>
          <table:table-cell table:style-name="ce58"/>
          <table:table-cell table:style-name="ce58"/>
          <table:table-cell table:style-name="ce58"/>
          <table:table-cell office:value-type="float" office:value="35.020000000000003" table:style-name="ce58">
            <text:p>35.02</text:p>
          </table:table-cell>
          <table:table-cell office:value-type="float" office:value="35.81" table:style-name="ce58">
            <text:p>35.81</text:p>
          </table:table-cell>
          <table:table-cell office:value-type="float" office:value="37.340000000000003" table:style-name="ce55">
            <text:p>37.34</text:p>
          </table:table-cell>
          <table:table-cell office:value-type="float" office:value="37.47" table:style-name="ce55">
            <text:p>37.47</text:p>
          </table:table-cell>
          <table:table-cell office:value-type="float" office:value="38.880000000000003" table:style-name="ce55">
            <text:p>38.88</text:p>
          </table:table-cell>
          <table:table-cell office:value-type="float" office:value="40.17" table:style-name="ce55">
            <text:p>40.17</text:p>
          </table:table-cell>
          <table:table-cell office:value-type="float" office:value="42.36" table:style-name="ce55">
            <text:p>42.36</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float" office:value="92.66" table:style-name="ce55">
            <text:p>92.66</text:p>
          </table:table-cell>
          <table:table-cell office:value-type="float" office:value="94.56" table:style-name="ce55">
            <text:p>94.56</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100.07" table:style-name="ce55">
            <text:p>100.07</text:p>
          </table:table-cell>
          <table:table-cell office:value-type="float" office:value="103.65" table:style-name="ce55">
            <text:p>103.65</text:p>
          </table:table-cell>
          <table:table-cell office:value-type="float" office:value="105.17" table:style-name="ce55">
            <text:p>105.17</text:p>
          </table:table-cell>
          <table:table-cell table:number-columns-repeated="16349"/>
        </table:table-row>
        <table:table-row table:style-name="ro2">
          <table:table-cell table:style-name="ce7"/>
          <table:table-cell office:value-type="string" table:style-name="ce12">
            <text:p>E08000033</text:p>
          </table:table-cell>
          <table:table-cell office:value-type="string" table:style-name="ce12">
            <text:p>Calderdale</text:p>
          </table:table-cell>
          <table:table-cell table:style-name="ce58"/>
          <table:table-cell table:style-name="ce58"/>
          <table:table-cell table:style-name="ce58"/>
          <table:table-cell table:style-name="ce58"/>
          <table:table-cell table:style-name="ce58"/>
          <table:table-cell office:value-type="float" office:value="32.409999999999997" table:style-name="ce58">
            <text:p>32.41</text:p>
          </table:table-cell>
          <table:table-cell office:value-type="float" office:value="33.68" table:style-name="ce58">
            <text:p>33.68</text:p>
          </table:table-cell>
          <table:table-cell office:value-type="float" office:value="34.89" table:style-name="ce55">
            <text:p>34.89</text:p>
          </table:table-cell>
          <table:table-cell office:value-type="float" office:value="35.880000000000003" table:style-name="ce55">
            <text:p>35.88</text:p>
          </table:table-cell>
          <table:table-cell office:value-type="float" office:value="37.15" table:style-name="ce55">
            <text:p>37.15</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63</text:p>
          </table:table-cell>
          <table:table-cell office:value-type="string" table:style-name="ce12">
            <text:p>Craven</text:p>
          </table:table-cell>
          <table:table-cell table:style-name="ce58"/>
          <table:table-cell table:style-name="ce58"/>
          <table:table-cell table:style-name="ce58"/>
          <table:table-cell table:style-name="ce58"/>
          <table:table-cell table:style-name="ce58"/>
          <table:table-cell office:value-type="float" office:value="38.729999999999997" table:style-name="ce58">
            <text:p>38.73</text:p>
          </table:table-cell>
          <table:table-cell office:value-type="float" office:value="40.08" table:style-name="ce58">
            <text:p>40.08</text:p>
          </table:table-cell>
          <table:table-cell office:value-type="float" office:value="40.85" table:style-name="ce55">
            <text:p>40.85</text:p>
          </table:table-cell>
          <table:table-cell office:value-type="float" office:value="42.65" table:style-name="ce55">
            <text:p>42.65</text:p>
          </table:table-cell>
          <table:table-cell office:value-type="float" office:value="44.61" table:style-name="ce55">
            <text:p>44.61</text:p>
          </table:table-cell>
          <table:table-cell office:value-type="float" office:value="46.75" table:style-name="ce55">
            <text:p>46.75</text:p>
          </table:table-cell>
          <table:table-cell office:value-type="float" office:value="49.7" table:style-name="ce55">
            <text:p>49.70</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166.03" table:style-name="ce55">
            <text:p>166.03</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8000017</text:p>
          </table:table-cell>
          <table:table-cell office:value-type="string" table:style-name="ce12">
            <text:p>Doncaster</text:p>
          </table:table-cell>
          <table:table-cell table:style-name="ce58"/>
          <table:table-cell table:style-name="ce58"/>
          <table:table-cell table:style-name="ce58"/>
          <table:table-cell table:style-name="ce58"/>
          <table:table-cell table:style-name="ce58"/>
          <table:table-cell office:value-type="float" office:value="28.45" table:style-name="ce58">
            <text:p>28.45</text:p>
          </table:table-cell>
          <table:table-cell office:value-type="float" office:value="30.36" table:style-name="ce58">
            <text:p>30.36</text:p>
          </table:table-cell>
          <table:table-cell office:value-type="float" office:value="31.57" table:style-name="ce55">
            <text:p>31.57</text:p>
          </table:table-cell>
          <table:table-cell office:value-type="float" office:value="33.25" table:style-name="ce55">
            <text:p>33.25</text:p>
          </table:table-cell>
          <table:table-cell office:value-type="float" office:value="35.11" table:style-name="ce55">
            <text:p>35.11</text:p>
          </table:table-cell>
          <table:table-cell office:value-type="float" office:value="38.21" table:style-name="ce55">
            <text:p>38.21</text:p>
          </table:table-cell>
          <table:table-cell office:value-type="float" office:value="41.31" table:style-name="ce55">
            <text:p>41.31</text:p>
          </table:table-cell>
          <table:table-cell office:value-type="float" office:value="40.6" table:style-name="ce55">
            <text:p>40.60</text:p>
          </table:table-cell>
          <table:table-cell office:value-type="float" office:value="42.06" table:style-name="ce55">
            <text:p>42.06</text:p>
          </table:table-cell>
          <table:table-cell office:value-type="float" office:value="44.18" table:style-name="ce55">
            <text:p>44.18</text:p>
          </table:table-cell>
          <table:table-cell office:value-type="float" office:value="46.38" table:style-name="ce55">
            <text:p>46.38</text:p>
          </table:table-cell>
          <table:table-cell office:value-type="float" office:value="49.89" table:style-name="ce55">
            <text:p>49.89</text:p>
          </table:table-cell>
          <table:table-cell office:value-type="float" office:value="51.97" table:style-name="ce55">
            <text:p>51.97</text:p>
          </table:table-cell>
          <table:table-cell office:value-type="float" office:value="53.82" table:style-name="ce55">
            <text:p>53.82</text:p>
          </table:table-cell>
          <table:table-cell office:value-type="float" office:value="55.26" table:style-name="ce55">
            <text:p>55.26</text:p>
          </table:table-cell>
          <table:table-cell office:value-type="float" office:value="59.43" table:style-name="ce55">
            <text:p>59.43</text:p>
          </table:table-cell>
          <table:table-cell office:value-type="float" office:value="62.74" table:style-name="ce55">
            <text:p>62.74</text:p>
          </table:table-cell>
          <table:table-cell office:value-type="float" office:value="66.569999999999993" table:style-name="ce55">
            <text:p>66.57</text:p>
          </table:table-cell>
          <table:table-cell office:value-type="float" office:value="69.430000000000007" table:style-name="ce55">
            <text:p>69.43</text:p>
          </table:table-cell>
          <table:table-cell office:value-type="float" office:value="71.319999999999993" table:style-name="ce55">
            <text:p>71.32</text:p>
          </table:table-cell>
          <table:table-cell office:value-type="float" office:value="71.06" table:style-name="ce55">
            <text:p>71.06</text:p>
          </table:table-cell>
          <table:table-cell office:value-type="float" office:value="70.61" table:style-name="ce55">
            <text:p>70.61</text:p>
          </table:table-cell>
          <table:table-cell office:value-type="float" office:value="70.17" table:style-name="ce55">
            <text:p>70.17</text:p>
          </table:table-cell>
          <table:table-cell table:style-name="ce55"/>
          <table:table-cell office:value-type="float" office:value="69.790000000000006" table:style-name="ce55">
            <text:p>69.79</text:p>
          </table:table-cell>
          <table:table-cell office:value-type="float" office:value="71.88" table:style-name="ce55">
            <text:p>71.88</text:p>
          </table:table-cell>
          <table:table-cell office:value-type="float" office:value="73.08" table:style-name="ce55">
            <text:p>73.08</text:p>
          </table:table-cell>
          <table:table-cell table:number-columns-repeated="16349"/>
        </table:table-row>
        <table:table-row table:style-name="ro2">
          <table:table-cell table:style-name="ce7"/>
          <table:table-cell office:value-type="string" table:style-name="ce12">
            <text:p>E06000011</text:p>
          </table:table-cell>
          <table:table-cell office:value-type="string" table:style-name="ce12">
            <text:p>East Riding of Yorkshire</text:p>
          </table:table-cell>
          <table:table-cell table:style-name="ce58"/>
          <table:table-cell table:style-name="ce58"/>
          <table:table-cell table:style-name="ce58"/>
          <table:table-cell table:style-name="ce58"/>
          <table:table-cell table:style-name="ce58"/>
          <table:table-cell office:value-type="float" office:value="32.049999999999997" table:style-name="ce58">
            <text:p>32.05</text:p>
          </table:table-cell>
          <table:table-cell office:value-type="float" office:value="33.14" table:style-name="ce58">
            <text:p>33.14</text:p>
          </table:table-cell>
          <table:table-cell office:value-type="float" office:value="34.51" table:style-name="ce55">
            <text:p>34.51</text:p>
          </table:table-cell>
          <table:table-cell office:value-type="float" office:value="36.15" table:style-name="ce55">
            <text:p>36.15</text:p>
          </table:table-cell>
          <table:table-cell office:value-type="float" office:value="38.25" table:style-name="ce55">
            <text:p>38.25</text:p>
          </table:table-cell>
          <table:table-cell office:value-type="float" office:value="40.46" table:style-name="ce55">
            <text:p>40.46</text:p>
          </table:table-cell>
          <table:table-cell office:value-type="float" office:value="43.13" table:style-name="ce55">
            <text:p>43.13</text:p>
          </table:table-cell>
          <table:table-cell office:value-type="float" office:value="45.6" table:style-name="ce55">
            <text:p>45.60</text:p>
          </table:table-cell>
          <table:table-cell office:value-type="float" office:value="46.98" table:style-name="ce55">
            <text:p>46.98</text:p>
          </table:table-cell>
          <table:table-cell office:value-type="float" office:value="48.53" table:style-name="ce55">
            <text:p>48.53</text:p>
          </table:table-cell>
          <table:table-cell office:value-type="float" office:value="50.14" table:style-name="ce55">
            <text:p>50.14</text:p>
          </table:table-cell>
          <table:table-cell office:value-type="float" office:value="52.68" table:style-name="ce55">
            <text:p>52.68</text:p>
          </table:table-cell>
          <table:table-cell office:value-type="float" office:value="55.84" table:style-name="ce55">
            <text:p>55.84</text:p>
          </table:table-cell>
          <table:table-cell office:value-type="float" office:value="57.61" table:style-name="ce55">
            <text:p>57.61</text:p>
          </table:table-cell>
          <table:table-cell office:value-type="float" office:value="59.09" table:style-name="ce55">
            <text:p>59.09</text:p>
          </table:table-cell>
          <table:table-cell office:value-type="float" office:value="64.400000000000006" table:style-name="ce55">
            <text:p>64.40</text:p>
          </table:table-cell>
          <table:table-cell office:value-type="float" office:value="70.010000000000005" table:style-name="ce55">
            <text:p>70.01</text:p>
          </table:table-cell>
          <table:table-cell office:value-type="float" office:value="73.989999999999995" table:style-name="ce55">
            <text:p>73.99</text:p>
          </table:table-cell>
          <table:table-cell office:value-type="float" office:value="78.86" table:style-name="ce55">
            <text:p>78.86</text:p>
          </table:table-cell>
          <table:table-cell office:value-type="float" office:value="82.05" table:style-name="ce55">
            <text:p>82.05</text:p>
          </table:table-cell>
          <table:table-cell office:value-type="float" office:value="81.63" table:style-name="ce55">
            <text:p>81.63</text:p>
          </table:table-cell>
          <table:table-cell office:value-type="float" office:value="80.94" table:style-name="ce55">
            <text:p>80.94</text:p>
          </table:table-cell>
          <table:table-cell office:value-type="float" office:value="80.319999999999993" table:style-name="ce55">
            <text:p>80.32</text:p>
          </table:table-cell>
          <table:table-cell table:style-name="ce55"/>
          <table:table-cell office:value-type="float" office:value="79.650000000000006" table:style-name="ce55">
            <text:p>79.65</text:p>
          </table:table-cell>
          <table:table-cell office:value-type="float" office:value="82.03" table:style-name="ce55">
            <text:p>82.03</text:p>
          </table:table-cell>
          <table:table-cell office:value-type="float" office:value="83.34" table:style-name="ce55">
            <text:p>83.34</text:p>
          </table:table-cell>
          <table:table-cell table:number-columns-repeated="16349"/>
        </table:table-row>
        <table:table-row table:style-name="ro2">
          <table:table-cell table:style-name="ce7"/>
          <table:table-cell office:value-type="string" table:style-name="ce12">
            <text:p>E07000164</text:p>
          </table:table-cell>
          <table:table-cell office:value-type="string" table:style-name="ce12">
            <text:p>Hambleton</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65</text:p>
          </table:table-cell>
          <table:table-cell office:value-type="string" table:style-name="ce12">
            <text:p>Harrogate</text:p>
          </table:table-cell>
          <table:table-cell table:style-name="ce58"/>
          <table:table-cell table:style-name="ce58"/>
          <table:table-cell table:style-name="ce58"/>
          <table:table-cell table:style-name="ce58"/>
          <table:table-cell table:style-name="ce58"/>
          <table:table-cell office:value-type="float" office:value="42.19" table:style-name="ce58">
            <text:p>42.19</text:p>
          </table:table-cell>
          <table:table-cell office:value-type="float" office:value="42.96" table:style-name="ce58">
            <text:p>42.96</text:p>
          </table:table-cell>
          <table:table-cell office:value-type="float" office:value="43.76" table:style-name="ce55">
            <text:p>43.76</text:p>
          </table:table-cell>
          <table:table-cell office:value-type="float" office:value="45.33" table:style-name="ce55">
            <text:p>45.33</text:p>
          </table:table-cell>
          <table:table-cell office:value-type="float" office:value="47.6" table:style-name="ce55">
            <text:p>47.60</text:p>
          </table:table-cell>
          <table:table-cell office:value-type="float" office:value="50.04" table:style-name="ce55">
            <text:p>50.04</text:p>
          </table:table-cell>
          <table:table-cell office:value-type="float" office:value="51.16" table:style-name="ce55">
            <text:p>51.16</text:p>
          </table:table-cell>
          <table:table-cell office:value-type="float" office:value="53.3" table:style-name="ce55">
            <text:p>53.30</text:p>
          </table:table-cell>
          <table:table-cell office:value-type="float" office:value="53.92" table:style-name="ce55">
            <text:p>53.92</text:p>
          </table:table-cell>
          <table:table-cell office:value-type="float" office:value="55.62" table:style-name="ce55">
            <text:p>55.62</text:p>
          </table:table-cell>
          <table:table-cell office:value-type="float" office:value="57.79" table:style-name="ce55">
            <text:p>57.79</text:p>
          </table:table-cell>
          <table:table-cell office:value-type="float" office:value="60.57" table:style-name="ce55">
            <text:p>60.57</text:p>
          </table:table-cell>
          <table:table-cell office:value-type="float" office:value="63.27" table:style-name="ce55">
            <text:p>63.27</text:p>
          </table:table-cell>
          <table:table-cell office:value-type="float" office:value="65.3" table:style-name="ce55">
            <text:p>65.30</text:p>
          </table:table-cell>
          <table:table-cell office:value-type="float" office:value="66" table:style-name="ce55">
            <text:p>66.00</text:p>
          </table:table-cell>
          <table:table-cell office:value-type="float" office:value="69.83" table:style-name="ce55">
            <text:p>69.83</text:p>
          </table:table-cell>
          <table:table-cell office:value-type="float" office:value="74.52" table:style-name="ce55">
            <text:p>74.52</text:p>
          </table:table-cell>
          <table:table-cell office:value-type="float" office:value="77.28" table:style-name="ce55">
            <text:p>77.28</text:p>
          </table:table-cell>
          <table:table-cell office:value-type="float" office:value="80.64" table:style-name="ce55">
            <text:p>80.64</text:p>
          </table:table-cell>
          <table:table-cell office:value-type="float" office:value="82.55" table:style-name="ce55">
            <text:p>82.55</text:p>
          </table:table-cell>
          <table:table-cell office:value-type="float" office:value="81.81" table:style-name="ce55">
            <text:p>81.81</text:p>
          </table:table-cell>
          <table:table-cell office:value-type="float" office:value="81.03" table:style-name="ce55">
            <text:p>81.03</text:p>
          </table:table-cell>
          <table:table-cell office:value-type="float" office:value="80.66" table:style-name="ce55">
            <text:p>80.66</text:p>
          </table:table-cell>
          <table:table-cell table:style-name="ce55"/>
          <table:table-cell office:value-type="float" office:value="79.430000000000007" table:style-name="ce55">
            <text:p>79.43</text:p>
          </table:table-cell>
          <table:table-cell office:value-type="float" office:value="81.59" table:style-name="ce55">
            <text:p>81.59</text:p>
          </table:table-cell>
          <table:table-cell office:value-type="float" office:value="82.88" table:style-name="ce55">
            <text:p>82.88</text:p>
          </table:table-cell>
          <table:table-cell table:number-columns-repeated="16349"/>
        </table:table-row>
        <table:table-row table:style-name="ro2">
          <table:table-cell table:style-name="ce7"/>
          <table:table-cell office:value-type="string" table:style-name="ce12">
            <text:p>E06000010</text:p>
          </table:table-cell>
          <table:table-cell office:value-type="string" table:style-name="ce12">
            <text:p>Kingston upon Hull, City of</text:p>
          </table:table-cell>
          <table:table-cell table:style-name="ce58"/>
          <table:table-cell table:style-name="ce58"/>
          <table:table-cell table:style-name="ce58"/>
          <table:table-cell table:style-name="ce58"/>
          <table:table-cell table:style-name="ce58"/>
          <table:table-cell office:value-type="float" office:value="31.18" table:style-name="ce58">
            <text:p>31.18</text:p>
          </table:table-cell>
          <table:table-cell office:value-type="float" office:value="32.17" table:style-name="ce58">
            <text:p>32.17</text:p>
          </table:table-cell>
          <table:table-cell office:value-type="float" office:value="34.24" table:style-name="ce55">
            <text:p>34.24</text:p>
          </table:table-cell>
          <table:table-cell office:value-type="float" office:value="35.200000000000003" table:style-name="ce55">
            <text:p>35.20</text:p>
          </table:table-cell>
          <table:table-cell office:value-type="float" office:value="37.06" table:style-name="ce55">
            <text:p>37.06</text:p>
          </table:table-cell>
          <table:table-cell office:value-type="float" office:value="42.1" table:style-name="ce55">
            <text:p>42.10</text:p>
          </table:table-cell>
          <table:table-cell office:value-type="float" office:value="45.24" table:style-name="ce55">
            <text:p>45.24</text:p>
          </table:table-cell>
          <table:table-cell office:value-type="float" office:value="46.12" table:style-name="ce55">
            <text:p>46.12</text:p>
          </table:table-cell>
          <table:table-cell office:value-type="float" office:value="47.61" table:style-name="ce55">
            <text:p>47.61</text:p>
          </table:table-cell>
          <table:table-cell office:value-type="float" office:value="49.21" table:style-name="ce55">
            <text:p>49.21</text:p>
          </table:table-cell>
          <table:table-cell office:value-type="float" office:value="51.55" table:style-name="ce55">
            <text:p>51.55</text:p>
          </table:table-cell>
          <table:table-cell office:value-type="float" office:value="55.21" table:style-name="ce55">
            <text:p>55.21</text:p>
          </table:table-cell>
          <table:table-cell office:value-type="float" office:value="56.87" table:style-name="ce55">
            <text:p>56.87</text:p>
          </table:table-cell>
          <table:table-cell office:value-type="float" office:value="58.43" table:style-name="ce55">
            <text:p>58.43</text:p>
          </table:table-cell>
          <table:table-cell office:value-type="float" office:value="59.18" table:style-name="ce55">
            <text:p>59.18</text:p>
          </table:table-cell>
          <table:table-cell office:value-type="float" office:value="62.87" table:style-name="ce55">
            <text:p>62.87</text:p>
          </table:table-cell>
          <table:table-cell office:value-type="float" office:value="66.28" table:style-name="ce55">
            <text:p>66.28</text:p>
          </table:table-cell>
          <table:table-cell office:value-type="float" office:value="69.849999999999994" table:style-name="ce55">
            <text:p>69.85</text:p>
          </table:table-cell>
          <table:table-cell office:value-type="float" office:value="72.61" table:style-name="ce55">
            <text:p>72.61</text:p>
          </table:table-cell>
          <table:table-cell office:value-type="float" office:value="74.23" table:style-name="ce55">
            <text:p>74.23</text:p>
          </table:table-cell>
          <table:table-cell office:value-type="float" office:value="73.709999999999994" table:style-name="ce55">
            <text:p>73.71</text:p>
          </table:table-cell>
          <table:table-cell office:value-type="float" office:value="73.23" table:style-name="ce55">
            <text:p>73.23</text:p>
          </table:table-cell>
          <table:table-cell office:value-type="float" office:value="72.760000000000005" table:style-name="ce55">
            <text:p>72.76</text:p>
          </table:table-cell>
          <table:table-cell table:style-name="ce55"/>
          <table:table-cell office:value-type="float" office:value="72.209999999999994" table:style-name="ce55">
            <text:p>72.21</text:p>
          </table:table-cell>
          <table:table-cell office:value-type="float" office:value="74.16" table:style-name="ce55">
            <text:p>74.16</text:p>
          </table:table-cell>
          <table:table-cell office:value-type="float" office:value="75.459999999999994" table:style-name="ce55">
            <text:p>75.46</text:p>
          </table:table-cell>
          <table:table-cell table:number-columns-repeated="16349"/>
        </table:table-row>
        <table:table-row table:style-name="ro2">
          <table:table-cell table:style-name="ce7"/>
          <table:table-cell office:value-type="string" table:style-name="ce12">
            <text:p>E08000034</text:p>
          </table:table-cell>
          <table:table-cell office:value-type="string" table:style-name="ce12">
            <text:p>Kirklees</text:p>
          </table:table-cell>
          <table:table-cell table:style-name="ce58"/>
          <table:table-cell table:style-name="ce58"/>
          <table:table-cell table:style-name="ce58"/>
          <table:table-cell table:style-name="ce58"/>
          <table:table-cell table:style-name="ce58"/>
          <table:table-cell office:value-type="float" office:value="36.369999999999997" table:style-name="ce58">
            <text:p>36.37</text:p>
          </table:table-cell>
          <table:table-cell office:value-type="float" office:value="36.4" table:style-name="ce58">
            <text:p>36.4</text:p>
          </table:table-cell>
          <table:table-cell office:value-type="float" office:value="38.6" table:style-name="ce55">
            <text:p>38.60</text:p>
          </table:table-cell>
          <table:table-cell office:value-type="float" office:value="40.17" table:style-name="ce55">
            <text:p>40.17</text:p>
          </table:table-cell>
          <table:table-cell office:value-type="float" office:value="41.53" table:style-name="ce55">
            <text:p>41.53</text:p>
          </table:table-cell>
          <table:table-cell office:value-type="float" office:value="43.16" table:style-name="ce55">
            <text:p>43.16</text:p>
          </table:table-cell>
          <table:table-cell office:value-type="float" office:value="44.17" table:style-name="ce55">
            <text:p>44.17</text:p>
          </table:table-cell>
          <table:table-cell office:value-type="float" office:value="45.06" table:style-name="ce55">
            <text:p>45.06</text:p>
          </table:table-cell>
          <table:table-cell office:value-type="float" office:value="46.47" table:style-name="ce55">
            <text:p>46.47</text:p>
          </table:table-cell>
          <table:table-cell office:value-type="float" office:value="48.78" table:style-name="ce55">
            <text:p>48.78</text:p>
          </table:table-cell>
          <table:table-cell office:value-type="float" office:value="49.64" table:style-name="ce55">
            <text:p>49.64</text:p>
          </table:table-cell>
          <table:table-cell office:value-type="float" office:value="53.17" table:style-name="ce55">
            <text:p>53.17</text:p>
          </table:table-cell>
          <table:table-cell office:value-type="float" office:value="54.53" table:style-name="ce55">
            <text:p>54.53</text:p>
          </table:table-cell>
          <table:table-cell office:value-type="float" office:value="56.1" table:style-name="ce55">
            <text:p>56.10</text:p>
          </table:table-cell>
          <table:table-cell office:value-type="float" office:value="56.68" table:style-name="ce55">
            <text:p>56.68</text:p>
          </table:table-cell>
          <table:table-cell office:value-type="float" office:value="60.02" table:style-name="ce55">
            <text:p>60.02</text:p>
          </table:table-cell>
          <table:table-cell office:value-type="float" office:value="64.14" table:style-name="ce55">
            <text:p>64.14</text:p>
          </table:table-cell>
          <table:table-cell office:value-type="float" office:value="64.14" table:style-name="ce55">
            <text:p>64.14</text:p>
          </table:table-cell>
          <table:table-cell office:value-type="float" office:value="69.790000000000006" table:style-name="ce55">
            <text:p>69.79</text:p>
          </table:table-cell>
          <table:table-cell office:value-type="float" office:value="71.319999999999993" table:style-name="ce55">
            <text:p>71.32</text:p>
          </table:table-cell>
          <table:table-cell office:value-type="float" office:value="70.52" table:style-name="ce55">
            <text:p>70.52</text:p>
          </table:table-cell>
          <table:table-cell office:value-type="float" office:value="69.77" table:style-name="ce55">
            <text:p>69.77</text:p>
          </table:table-cell>
          <table:table-cell office:value-type="float" office:value="69.02" table:style-name="ce55">
            <text:p>69.02</text:p>
          </table:table-cell>
          <table:table-cell table:style-name="ce55"/>
          <table:table-cell office:value-type="float" office:value="68.290000000000006" table:style-name="ce55">
            <text:p>68.29</text:p>
          </table:table-cell>
          <table:table-cell office:value-type="float" office:value="70.13" table:style-name="ce55">
            <text:p>70.13</text:p>
          </table:table-cell>
          <table:table-cell office:value-type="float" office:value="71.150000000000006" table:style-name="ce55">
            <text:p>71.15</text:p>
          </table:table-cell>
          <table:table-cell table:number-columns-repeated="16349"/>
        </table:table-row>
        <table:table-row table:style-name="ro2">
          <table:table-cell table:style-name="ce7"/>
          <table:table-cell office:value-type="string" table:style-name="ce12">
            <text:p>E08000035</text:p>
          </table:table-cell>
          <table:table-cell office:value-type="string" table:style-name="ce12">
            <text:p>Leeds</text:p>
          </table:table-cell>
          <table:table-cell table:style-name="ce58"/>
          <table:table-cell table:style-name="ce58"/>
          <table:table-cell table:style-name="ce58"/>
          <table:table-cell table:style-name="ce58"/>
          <table:table-cell table:style-name="ce58"/>
          <table:table-cell office:value-type="float" office:value="30.03" table:style-name="ce58">
            <text:p>30.03</text:p>
          </table:table-cell>
          <table:table-cell office:value-type="float" office:value="31.07" table:style-name="ce58">
            <text:p>31.07</text:p>
          </table:table-cell>
          <table:table-cell office:value-type="float" office:value="32.270000000000003" table:style-name="ce55">
            <text:p>32.27</text:p>
          </table:table-cell>
          <table:table-cell office:value-type="float" office:value="34.17" table:style-name="ce55">
            <text:p>34.17</text:p>
          </table:table-cell>
          <table:table-cell office:value-type="float" office:value="36.46" table:style-name="ce55">
            <text:p>36.46</text:p>
          </table:table-cell>
          <table:table-cell office:value-type="float" office:value="38.57" table:style-name="ce55">
            <text:p>38.57</text:p>
          </table:table-cell>
          <table:table-cell office:value-type="float" office:value="40.35" table:style-name="ce55">
            <text:p>40.35</text:p>
          </table:table-cell>
          <table:table-cell office:value-type="float" office:value="41.87" table:style-name="ce55">
            <text:p>41.87</text:p>
          </table:table-cell>
          <table:table-cell office:value-type="float" office:value="43.47" table:style-name="ce55">
            <text:p>43.47</text:p>
          </table:table-cell>
          <table:table-cell office:value-type="float" office:value="45.17" table:style-name="ce55">
            <text:p>45.17</text:p>
          </table:table-cell>
          <table:table-cell office:value-type="float" office:value="47.67" table:style-name="ce55">
            <text:p>47.67</text:p>
          </table:table-cell>
          <table:table-cell office:value-type="float" office:value="51.02" table:style-name="ce55">
            <text:p>51.02</text:p>
          </table:table-cell>
          <table:table-cell office:value-type="float" office:value="53.03" table:style-name="ce55">
            <text:p>53.03</text:p>
          </table:table-cell>
          <table:table-cell office:value-type="float" office:value="55.06" table:style-name="ce55">
            <text:p>55.06</text:p>
          </table:table-cell>
          <table:table-cell office:value-type="float" office:value="56.4" table:style-name="ce55">
            <text:p>56.40</text:p>
          </table:table-cell>
          <table:table-cell office:value-type="float" office:value="60.28" table:style-name="ce55">
            <text:p>60.28</text:p>
          </table:table-cell>
          <table:table-cell office:value-type="float" office:value="64.430000000000007" table:style-name="ce55">
            <text:p>64.43</text:p>
          </table:table-cell>
          <table:table-cell office:value-type="float" office:value="68.25" table:style-name="ce55">
            <text:p>68.25</text:p>
          </table:table-cell>
          <table:table-cell office:value-type="float" office:value="74.78" table:style-name="ce55">
            <text:p>74.78</text:p>
          </table:table-cell>
          <table:table-cell office:value-type="float" office:value="76.239999999999995" table:style-name="ce55">
            <text:p>76.24</text:p>
          </table:table-cell>
          <table:table-cell office:value-type="float" office:value="72.63" table:style-name="ce55">
            <text:p>72.63</text:p>
          </table:table-cell>
          <table:table-cell office:value-type="float" office:value="72.63" table:style-name="ce55">
            <text:p>72.63</text:p>
          </table:table-cell>
          <table:table-cell office:value-type="float" office:value="72.010000000000005" table:style-name="ce55">
            <text:p>72.01</text:p>
          </table:table-cell>
          <table:table-cell table:style-name="ce55"/>
          <table:table-cell office:value-type="float" office:value="72.010000000000005" table:style-name="ce55">
            <text:p>72.01</text:p>
          </table:table-cell>
          <table:table-cell office:value-type="float" office:value="74.040000000000006" table:style-name="ce55">
            <text:p>74.04</text:p>
          </table:table-cell>
          <table:table-cell office:value-type="float" office:value="74.95" table:style-name="ce55">
            <text:p>74.95</text:p>
          </table:table-cell>
          <table:table-cell table:number-columns-repeated="16349"/>
        </table:table-row>
        <table:table-row table:style-name="ro2">
          <table:table-cell table:style-name="ce7"/>
          <table:table-cell office:value-type="string" table:style-name="ce12">
            <text:p>E06000012</text:p>
          </table:table-cell>
          <table:table-cell office:value-type="string" table:style-name="ce12">
            <text:p>North East Lincolnshire</text:p>
          </table:table-cell>
          <table:table-cell table:style-name="ce58"/>
          <table:table-cell table:style-name="ce58"/>
          <table:table-cell table:style-name="ce58"/>
          <table:table-cell table:style-name="ce58"/>
          <table:table-cell table:style-name="ce58"/>
          <table:table-cell office:value-type="float" office:value="32.28" table:style-name="ce58">
            <text:p>32.28</text:p>
          </table:table-cell>
          <table:table-cell office:value-type="float" office:value="33.270000000000003" table:style-name="ce58">
            <text:p>33.27</text:p>
          </table:table-cell>
          <table:table-cell office:value-type="float" office:value="34.86" table:style-name="ce55">
            <text:p>34.86</text:p>
          </table:table-cell>
          <table:table-cell office:value-type="float" office:value="36.659999999999997" table:style-name="ce55">
            <text:p>36.66</text:p>
          </table:table-cell>
          <table:table-cell office:value-type="float" office:value="38.32" table:style-name="ce55">
            <text:p>38.32</text:p>
          </table:table-cell>
          <table:table-cell office:value-type="float" office:value="39.82" table:style-name="ce55">
            <text:p>39.82</text:p>
          </table:table-cell>
          <table:table-cell office:value-type="float" office:value="42.96" table:style-name="ce55">
            <text:p>42.96</text:p>
          </table:table-cell>
          <table:table-cell office:value-type="float" office:value="42.9" table:style-name="ce55">
            <text:p>42.90</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6000013</text:p>
          </table:table-cell>
          <table:table-cell office:value-type="string" table:style-name="ce12">
            <text:p>North Lincolnshire</text:p>
          </table:table-cell>
          <table:table-cell table:style-name="ce58"/>
          <table:table-cell table:style-name="ce58"/>
          <table:table-cell table:style-name="ce58"/>
          <table:table-cell table:style-name="ce58"/>
          <table:table-cell table:style-name="ce58"/>
          <table:table-cell office:value-type="float" office:value="30.96" table:style-name="ce58">
            <text:p>30.96</text:p>
          </table:table-cell>
          <table:table-cell office:value-type="float" office:value="31.84" table:style-name="ce58">
            <text:p>31.84</text:p>
          </table:table-cell>
          <table:table-cell office:value-type="float" office:value="32.78" table:style-name="ce55">
            <text:p>32.78</text:p>
          </table:table-cell>
          <table:table-cell office:value-type="float" office:value="34.71" table:style-name="ce55">
            <text:p>34.71</text:p>
          </table:table-cell>
          <table:table-cell office:value-type="float" office:value="37" table:style-name="ce55">
            <text:p>37.00</text:p>
          </table:table-cell>
          <table:table-cell office:value-type="float" office:value="38.340000000000003" table:style-name="ce55">
            <text:p>38.34</text:p>
          </table:table-cell>
          <table:table-cell office:value-type="float" office:value="40.9" table:style-name="ce55">
            <text:p>40.90</text:p>
          </table:table-cell>
          <table:table-cell office:value-type="float" office:value="40.79" table:style-name="ce55">
            <text:p>40.79</text:p>
          </table:table-cell>
          <table:table-cell office:value-type="float" office:value="42.96" table:style-name="ce55">
            <text:p>42.96</text:p>
          </table:table-cell>
          <table:table-cell office:value-type="float" office:value="45.58" table:style-name="ce55">
            <text:p>45.58</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66</text:p>
          </table:table-cell>
          <table:table-cell office:value-type="string" table:style-name="ce12">
            <text:p>Richmondshire</text:p>
          </table:table-cell>
          <table:table-cell table:style-name="ce58"/>
          <table:table-cell table:style-name="ce58"/>
          <table:table-cell table:style-name="ce58"/>
          <table:table-cell table:style-name="ce58"/>
          <table:table-cell table:style-name="ce58"/>
          <table:table-cell office:value-type="float" office:value="37.15" table:style-name="ce58">
            <text:p>37.15</text:p>
          </table:table-cell>
          <table:table-cell office:value-type="float" office:value="38.36" table:style-name="ce58">
            <text:p>38.36</text:p>
          </table:table-cell>
          <table:table-cell office:value-type="float" office:value="39.54" table:style-name="ce55">
            <text:p>39.54</text:p>
          </table:table-cell>
          <table:table-cell office:value-type="float" office:value="41.36" table:style-name="ce55">
            <text:p>41.36</text:p>
          </table:table-cell>
          <table:table-cell office:value-type="float" office:value="43.4" table:style-name="ce55">
            <text:p>43.40</text:p>
          </table:table-cell>
          <table:table-cell office:value-type="float" office:value="45.21" table:style-name="ce55">
            <text:p>45.21</text:p>
          </table:table-cell>
          <table:table-cell office:value-type="float" office:value="47.38" table:style-name="ce55">
            <text:p>47.38</text:p>
          </table:table-cell>
          <table:table-cell office:value-type="float" office:value="45.96" table:style-name="ce55">
            <text:p>45.96</text:p>
          </table:table-cell>
          <table:table-cell office:value-type="float" office:value="49.3" table:style-name="ce55">
            <text:p>49.30</text:p>
          </table:table-cell>
          <table:table-cell office:value-type="float" office:value="51.04" table:style-name="ce55">
            <text:p>51.04</text:p>
          </table:table-cell>
          <table:table-cell office:value-type="float" office:value="53.53" table:style-name="ce55">
            <text:p>53.53</text:p>
          </table:table-cell>
          <table:table-cell office:value-type="float" office:value="56.2" table:style-name="ce55">
            <text:p>56.20</text:p>
          </table:table-cell>
          <table:table-cell office:value-type="float" office:value="60.27" table:style-name="ce55">
            <text:p>60.27</text:p>
          </table:table-cell>
          <table:table-cell office:value-type="float" office:value="60.86" table:style-name="ce55">
            <text:p>60.86</text:p>
          </table:table-cell>
          <table:table-cell office:value-type="float" office:value="62.05" table:style-name="ce55">
            <text:p>62.05</text:p>
          </table:table-cell>
          <table:table-cell office:value-type="float" office:value="66.36" table:style-name="ce55">
            <text:p>66.36</text:p>
          </table:table-cell>
          <table:table-cell office:value-type="float" office:value="71.069999999999993" table:style-name="ce55">
            <text:p>71.07</text:p>
          </table:table-cell>
          <table:table-cell office:value-type="float" office:value="73.92" table:style-name="ce55">
            <text:p>73.92</text:p>
          </table:table-cell>
          <table:table-cell office:value-type="float" office:value="77.38" table:style-name="ce55">
            <text:p>77.38</text:p>
          </table:table-cell>
          <table:table-cell office:value-type="float" office:value="79.709999999999994" table:style-name="ce55">
            <text:p>79.71</text:p>
          </table:table-cell>
          <table:table-cell office:value-type="float" office:value="78.91" table:style-name="ce55">
            <text:p>78.91</text:p>
          </table:table-cell>
          <table:table-cell office:value-type="float" office:value="78.09" table:style-name="ce55">
            <text:p>78.09</text:p>
          </table:table-cell>
          <table:table-cell office:value-type="float" office:value="77.25" table:style-name="ce55">
            <text:p>77.25</text:p>
          </table:table-cell>
          <table:table-cell table:style-name="ce55"/>
          <table:table-cell office:value-type="float" office:value="75.040000000000006" table:style-name="ce55">
            <text:p>75.04</text:p>
          </table:table-cell>
          <table:table-cell office:value-type="float" office:value="78.52" table:style-name="ce55">
            <text:p>78.52</text:p>
          </table:table-cell>
          <table:table-cell office:value-type="float" office:value="79.680000000000007" table:style-name="ce55">
            <text:p>79.68</text:p>
          </table:table-cell>
          <table:table-cell table:number-columns-repeated="16349"/>
        </table:table-row>
        <table:table-row table:style-name="ro2">
          <table:table-cell table:style-name="ce7"/>
          <table:table-cell office:value-type="string" table:style-name="ce12">
            <text:p>E08000018</text:p>
          </table:table-cell>
          <table:table-cell office:value-type="string" table:style-name="ce12">
            <text:p>Rotherham</text:p>
          </table:table-cell>
          <table:table-cell table:style-name="ce58"/>
          <table:table-cell table:style-name="ce58"/>
          <table:table-cell table:style-name="ce58"/>
          <table:table-cell table:style-name="ce58"/>
          <table:table-cell table:style-name="ce58"/>
          <table:table-cell office:value-type="float" office:value="26.35" table:style-name="ce58">
            <text:p>26.35</text:p>
          </table:table-cell>
          <table:table-cell office:value-type="float" office:value="27.38" table:style-name="ce58">
            <text:p>27.38</text:p>
          </table:table-cell>
          <table:table-cell office:value-type="float" office:value="28.58" table:style-name="ce55">
            <text:p>28.58</text:p>
          </table:table-cell>
          <table:table-cell office:value-type="float" office:value="30.21" table:style-name="ce55">
            <text:p>30.21</text:p>
          </table:table-cell>
          <table:table-cell office:value-type="float" office:value="32.340000000000003" table:style-name="ce55">
            <text:p>32.34</text:p>
          </table:table-cell>
          <table:table-cell office:value-type="float" office:value="33.56" table:style-name="ce55">
            <text:p>33.56</text:p>
          </table:table-cell>
          <table:table-cell office:value-type="float" office:value="36.36" table:style-name="ce55">
            <text:p>36.36</text:p>
          </table:table-cell>
          <table:table-cell office:value-type="float" office:value="38.22" table:style-name="ce55">
            <text:p>38.22</text:p>
          </table:table-cell>
          <table:table-cell office:value-type="float" office:value="39.82" table:style-name="ce55">
            <text:p>39.82</text:p>
          </table:table-cell>
          <table:table-cell office:value-type="float" office:value="42.89" table:style-name="ce55">
            <text:p>42.89</text:p>
          </table:table-cell>
          <table:table-cell office:value-type="float" office:value="45.03" table:style-name="ce55">
            <text:p>45.03</text:p>
          </table:table-cell>
          <table:table-cell office:value-type="float" office:value="48.24" table:style-name="ce55">
            <text:p>48.24</text:p>
          </table:table-cell>
          <table:table-cell office:value-type="float" office:value="50.68" table:style-name="ce55">
            <text:p>50.68</text:p>
          </table:table-cell>
          <table:table-cell office:value-type="float" office:value="52.5" table:style-name="ce55">
            <text:p>52.50</text:p>
          </table:table-cell>
          <table:table-cell office:value-type="float" office:value="54.04" table:style-name="ce55">
            <text:p>54.04</text:p>
          </table:table-cell>
          <table:table-cell office:value-type="float" office:value="63.88" table:style-name="ce55">
            <text:p>63.88</text:p>
          </table:table-cell>
          <table:table-cell office:value-type="float" office:value="64.27" table:style-name="ce55">
            <text:p>64.27</text:p>
          </table:table-cell>
          <table:table-cell office:value-type="float" office:value="72.78" table:style-name="ce55">
            <text:p>72.78</text:p>
          </table:table-cell>
          <table:table-cell office:value-type="float" office:value="72.790000000000006" table:style-name="ce55">
            <text:p>72.79</text:p>
          </table:table-cell>
          <table:table-cell office:value-type="float" office:value="74.760000000000005" table:style-name="ce55">
            <text:p>74.76</text:p>
          </table:table-cell>
          <table:table-cell office:value-type="float" office:value="74.27" table:style-name="ce55">
            <text:p>74.27</text:p>
          </table:table-cell>
          <table:table-cell office:value-type="float" office:value="73.540000000000006" table:style-name="ce55">
            <text:p>73.54</text:p>
          </table:table-cell>
          <table:table-cell office:value-type="float" office:value="72.98" table:style-name="ce55">
            <text:p>72.98</text:p>
          </table:table-cell>
          <table:table-cell table:style-name="ce55"/>
          <table:table-cell office:value-type="float" office:value="72.400000000000006" table:style-name="ce55">
            <text:p>72.40</text:p>
          </table:table-cell>
          <table:table-cell office:value-type="float" office:value="74.39" table:style-name="ce55">
            <text:p>74.39</text:p>
          </table:table-cell>
          <table:table-cell office:value-type="float" office:value="76.11" table:style-name="ce55">
            <text:p>76.11</text:p>
          </table:table-cell>
          <table:table-cell table:number-columns-repeated="16349"/>
        </table:table-row>
        <table:table-row table:style-name="ro2">
          <table:table-cell table:style-name="ce7"/>
          <table:table-cell office:value-type="string" table:style-name="ce12">
            <text:p>E07000167</text:p>
          </table:table-cell>
          <table:table-cell office:value-type="string" table:style-name="ce12">
            <text:p>Ryedale</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164.47" table:style-name="ce55">
            <text:p>164.47</text:p>
          </table:table-cell>
          <table:table-cell office:value-type="float" office:value="144.65" table:style-name="ce55">
            <text:p>144.65</text:p>
          </table:table-cell>
          <table:table-cell office:value-type="float" office:value="161" table:style-name="ce55">
            <text:p>161.00</text:p>
          </table:table-cell>
          <table:table-cell table:number-columns-repeated="16349"/>
        </table:table-row>
        <table:table-row table:style-name="ro2">
          <table:table-cell table:style-name="ce7"/>
          <table:table-cell office:value-type="string" table:style-name="ce12">
            <text:p>E07000168</text:p>
          </table:table-cell>
          <table:table-cell office:value-type="string" table:style-name="ce12">
            <text:p>Scarborough</text:p>
          </table:table-cell>
          <table:table-cell table:style-name="ce58"/>
          <table:table-cell table:style-name="ce58"/>
          <table:table-cell table:style-name="ce58"/>
          <table:table-cell table:style-name="ce58"/>
          <table:table-cell table:style-name="ce58"/>
          <table:table-cell office:value-type="float" office:value="37.909999999999997" table:style-name="ce58">
            <text:p>37.91</text:p>
          </table:table-cell>
          <table:table-cell office:value-type="float" office:value="38.9" table:style-name="ce58">
            <text:p>38.9</text:p>
          </table:table-cell>
          <table:table-cell office:value-type="float" office:value="40" table:style-name="ce55">
            <text:p>40.00</text:p>
          </table:table-cell>
          <table:table-cell office:value-type="float" office:value="41.6" table:style-name="ce55">
            <text:p>41.60</text:p>
          </table:table-cell>
          <table:table-cell office:value-type="float" office:value="43.84" table:style-name="ce55">
            <text:p>43.84</text:p>
          </table:table-cell>
          <table:table-cell office:value-type="float" office:value="45.92" table:style-name="ce55">
            <text:p>45.92</text:p>
          </table:table-cell>
          <table:table-cell office:value-type="float" office:value="48.3" table:style-name="ce55">
            <text:p>48.30</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69</text:p>
          </table:table-cell>
          <table:table-cell office:value-type="string" table:style-name="ce12">
            <text:p>Selby</text:p>
          </table:table-cell>
          <table:table-cell table:style-name="ce58"/>
          <table:table-cell table:style-name="ce58"/>
          <table:table-cell table:style-name="ce58"/>
          <table:table-cell table:style-name="ce58"/>
          <table:table-cell table:style-name="ce58"/>
          <table:table-cell office:value-type="float" office:value="36.5" table:style-name="ce58">
            <text:p>36.5</text:p>
          </table:table-cell>
          <table:table-cell office:value-type="float" office:value="37.44" table:style-name="ce58">
            <text:p>37.44</text:p>
          </table:table-cell>
          <table:table-cell office:value-type="float" office:value="38.42" table:style-name="ce55">
            <text:p>38.42</text:p>
          </table:table-cell>
          <table:table-cell office:value-type="float" office:value="39.18" table:style-name="ce55">
            <text:p>39.18</text:p>
          </table:table-cell>
          <table:table-cell office:value-type="float" office:value="40.44" table:style-name="ce55">
            <text:p>40.44</text:p>
          </table:table-cell>
          <table:table-cell office:value-type="float" office:value="41.62" table:style-name="ce55">
            <text:p>41.62</text:p>
          </table:table-cell>
          <table:table-cell office:value-type="float" office:value="43.28" table:style-name="ce55">
            <text:p>43.28</text:p>
          </table:table-cell>
          <table:table-cell office:value-type="float" office:value="44.94" table:style-name="ce55">
            <text:p>44.94</text:p>
          </table:table-cell>
          <table:table-cell office:value-type="float" office:value="46.78" table:style-name="ce55">
            <text:p>46.78</text:p>
          </table:table-cell>
          <table:table-cell office:value-type="float" office:value="48.82" table:style-name="ce55">
            <text:p>48.82</text:p>
          </table:table-cell>
          <table:table-cell office:value-type="float" office:value="51.24" table:style-name="ce55">
            <text:p>51.24</text:p>
          </table:table-cell>
          <table:table-cell office:value-type="float" office:value="53.43" table:style-name="ce55">
            <text:p>53.43</text:p>
          </table:table-cell>
          <table:table-cell office:value-type="float" office:value="57.22" table:style-name="ce55">
            <text:p>57.22</text:p>
          </table:table-cell>
          <table:table-cell office:value-type="float" office:value="58.92" table:style-name="ce55">
            <text:p>58.92</text:p>
          </table:table-cell>
          <table:table-cell office:value-type="float" office:value="60.25" table:style-name="ce55">
            <text:p>60.25</text:p>
          </table:table-cell>
          <table:table-cell office:value-type="float" office:value="64.75" table:style-name="ce55">
            <text:p>64.75</text:p>
          </table:table-cell>
          <table:table-cell office:value-type="float" office:value="69.84" table:style-name="ce55">
            <text:p>69.84</text:p>
          </table:table-cell>
          <table:table-cell office:value-type="float" office:value="73.040000000000006" table:style-name="ce55">
            <text:p>73.04</text:p>
          </table:table-cell>
          <table:table-cell office:value-type="float" office:value="77.05" table:style-name="ce55">
            <text:p>77.05</text:p>
          </table:table-cell>
          <table:table-cell office:value-type="float" office:value="78.78" table:style-name="ce55">
            <text:p>78.78</text:p>
          </table:table-cell>
          <table:table-cell office:value-type="float" office:value="78.06" table:style-name="ce55">
            <text:p>78.06</text:p>
          </table:table-cell>
          <table:table-cell office:value-type="float" office:value="77.53" table:style-name="ce55">
            <text:p>77.53</text:p>
          </table:table-cell>
          <table:table-cell office:value-type="float" office:value="77.19" table:style-name="ce55">
            <text:p>77.19</text:p>
          </table:table-cell>
          <table:table-cell table:style-name="ce55"/>
          <table:table-cell office:value-type="float" office:value="75.02" table:style-name="ce55">
            <text:p>75.02</text:p>
          </table:table-cell>
          <table:table-cell office:value-type="float" office:value="78.58" table:style-name="ce55">
            <text:p>78.58</text:p>
          </table:table-cell>
          <table:table-cell office:value-type="float" office:value="79.83" table:style-name="ce55">
            <text:p>79.83</text:p>
          </table:table-cell>
          <table:table-cell table:number-columns-repeated="16349"/>
        </table:table-row>
        <table:table-row table:style-name="ro2">
          <table:table-cell table:style-name="ce7"/>
          <table:table-cell office:value-type="string" table:style-name="ce12">
            <text:p>E08000019</text:p>
          </table:table-cell>
          <table:table-cell office:value-type="string" table:style-name="ce12">
            <text:p>Sheffield</text:p>
          </table:table-cell>
          <table:table-cell table:style-name="ce58"/>
          <table:table-cell table:style-name="ce58"/>
          <table:table-cell table:style-name="ce58"/>
          <table:table-cell table:style-name="ce58"/>
          <table:table-cell table:style-name="ce58"/>
          <table:table-cell office:value-type="float" office:value="31.12" table:style-name="ce58">
            <text:p>31.12</text:p>
          </table:table-cell>
          <table:table-cell office:value-type="float" office:value="31.57" table:style-name="ce58">
            <text:p>31.57</text:p>
          </table:table-cell>
          <table:table-cell office:value-type="float" office:value="32.51" table:style-name="ce55">
            <text:p>32.51</text:p>
          </table:table-cell>
          <table:table-cell office:value-type="float" office:value="33.85" table:style-name="ce55">
            <text:p>33.85</text:p>
          </table:table-cell>
          <table:table-cell office:value-type="float" office:value="35.130000000000003" table:style-name="ce55">
            <text:p>35.13</text:p>
          </table:table-cell>
          <table:table-cell office:value-type="float" office:value="38.630000000000003" table:style-name="ce55">
            <text:p>38.63</text:p>
          </table:table-cell>
          <table:table-cell office:value-type="float" office:value="41.01" table:style-name="ce55">
            <text:p>41.01</text:p>
          </table:table-cell>
          <table:table-cell office:value-type="float" office:value="41.65" table:style-name="ce55">
            <text:p>41.65</text:p>
          </table:table-cell>
          <table:table-cell office:value-type="float" office:value="43.44" table:style-name="ce55">
            <text:p>43.44</text:p>
          </table:table-cell>
          <table:table-cell office:value-type="float" office:value="44.35" table:style-name="ce55">
            <text:p>44.35</text:p>
          </table:table-cell>
          <table:table-cell office:value-type="float" office:value="47.6" table:style-name="ce55">
            <text:p>47.60</text:p>
          </table:table-cell>
          <table:table-cell office:value-type="float" office:value="50.75" table:style-name="ce55">
            <text:p>50.75</text:p>
          </table:table-cell>
          <table:table-cell office:value-type="float" office:value="53.12" table:style-name="ce55">
            <text:p>53.12</text:p>
          </table:table-cell>
          <table:table-cell office:value-type="float" office:value="54.81" table:style-name="ce55">
            <text:p>54.81</text:p>
          </table:table-cell>
          <table:table-cell office:value-type="float" office:value="56.06" table:style-name="ce55">
            <text:p>56.06</text:p>
          </table:table-cell>
          <table:table-cell office:value-type="float" office:value="59.9" table:style-name="ce55">
            <text:p>59.90</text:p>
          </table:table-cell>
          <table:table-cell office:value-type="float" office:value="64.64" table:style-name="ce55">
            <text:p>64.64</text:p>
          </table:table-cell>
          <table:table-cell office:value-type="float" office:value="69.02" table:style-name="ce55">
            <text:p>69.02</text:p>
          </table:table-cell>
          <table:table-cell office:value-type="float" office:value="71.900000000000006" table:style-name="ce55">
            <text:p>71.90</text:p>
          </table:table-cell>
          <table:table-cell office:value-type="float" office:value="73.52" table:style-name="ce55">
            <text:p>73.52</text:p>
          </table:table-cell>
          <table:table-cell office:value-type="float" office:value="72.849999999999994" table:style-name="ce55">
            <text:p>72.85</text:p>
          </table:table-cell>
          <table:table-cell office:value-type="float" office:value="72.14" table:style-name="ce55">
            <text:p>72.14</text:p>
          </table:table-cell>
          <table:table-cell office:value-type="float" office:value="71.52" table:style-name="ce55">
            <text:p>71.52</text:p>
          </table:table-cell>
          <table:table-cell table:style-name="ce55"/>
          <table:table-cell office:value-type="float" office:value="71.13" table:style-name="ce55">
            <text:p>71.13</text:p>
          </table:table-cell>
          <table:table-cell office:value-type="float" office:value="73.760000000000005" table:style-name="ce55">
            <text:p>73.76</text:p>
          </table:table-cell>
          <table:table-cell office:value-type="float" office:value="75.23" table:style-name="ce55">
            <text:p>75.23</text:p>
          </table:table-cell>
          <table:table-cell table:number-columns-repeated="16349"/>
        </table:table-row>
        <table:table-row table:style-name="ro2">
          <table:table-cell table:style-name="ce7"/>
          <table:table-cell office:value-type="string" table:style-name="ce12">
            <text:p>E08000036</text:p>
          </table:table-cell>
          <table:table-cell office:value-type="string" table:style-name="ce12">
            <text:p>Wakefield</text:p>
          </table:table-cell>
          <table:table-cell table:style-name="ce58"/>
          <table:table-cell table:style-name="ce58"/>
          <table:table-cell table:style-name="ce58"/>
          <table:table-cell table:style-name="ce58"/>
          <table:table-cell table:style-name="ce58"/>
          <table:table-cell office:value-type="float" office:value="30.62" table:style-name="ce58">
            <text:p>30.62</text:p>
          </table:table-cell>
          <table:table-cell office:value-type="float" office:value="31.66" table:style-name="ce58">
            <text:p>31.66</text:p>
          </table:table-cell>
          <table:table-cell office:value-type="float" office:value="32.770000000000003" table:style-name="ce55">
            <text:p>32.77</text:p>
          </table:table-cell>
          <table:table-cell office:value-type="float" office:value="34.51" table:style-name="ce55">
            <text:p>34.51</text:p>
          </table:table-cell>
          <table:table-cell office:value-type="float" office:value="36.65" table:style-name="ce55">
            <text:p>36.65</text:p>
          </table:table-cell>
          <table:table-cell office:value-type="float" office:value="38.799999999999997" table:style-name="ce55">
            <text:p>38.80</text:p>
          </table:table-cell>
          <table:table-cell office:value-type="float" office:value="41.33" table:style-name="ce55">
            <text:p>41.33</text:p>
          </table:table-cell>
          <table:table-cell office:value-type="float" office:value="42.15" table:style-name="ce55">
            <text:p>42.15</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6000014</text:p>
          </table:table-cell>
          <table:table-cell office:value-type="string" table:style-name="ce12">
            <text:p>York</text:p>
          </table:table-cell>
          <table:table-cell table:style-name="ce58"/>
          <table:table-cell table:style-name="ce58"/>
          <table:table-cell table:style-name="ce58"/>
          <table:table-cell table:style-name="ce58"/>
          <table:table-cell table:style-name="ce58"/>
          <table:table-cell office:value-type="float" office:value="38.57" table:style-name="ce58">
            <text:p>38.57</text:p>
          </table:table-cell>
          <table:table-cell office:value-type="float" office:value="39.68" table:style-name="ce58">
            <text:p>39.68</text:p>
          </table:table-cell>
          <table:table-cell office:value-type="float" office:value="40.090000000000003" table:style-name="ce55">
            <text:p>40.09</text:p>
          </table:table-cell>
          <table:table-cell office:value-type="float" office:value="41.51" table:style-name="ce55">
            <text:p>41.51</text:p>
          </table:table-cell>
          <table:table-cell office:value-type="float" office:value="43.6" table:style-name="ce55">
            <text:p>43.60</text:p>
          </table:table-cell>
          <table:table-cell office:value-type="float" office:value="45.7" table:style-name="ce55">
            <text:p>45.70</text:p>
          </table:table-cell>
          <table:table-cell office:value-type="float" office:value="48.95" table:style-name="ce55">
            <text:p>48.95</text:p>
          </table:table-cell>
          <table:table-cell office:value-type="float" office:value="48.23" table:style-name="ce55">
            <text:p>48.23</text:p>
          </table:table-cell>
          <table:table-cell office:value-type="float" office:value="50.05" table:style-name="ce55">
            <text:p>50.05</text:p>
          </table:table-cell>
          <table:table-cell office:value-type="float" office:value="52" table:style-name="ce55">
            <text:p>52.00</text:p>
          </table:table-cell>
          <table:table-cell office:value-type="float" office:value="50.42" table:style-name="ce55">
            <text:p>50.42</text:p>
          </table:table-cell>
          <table:table-cell office:value-type="float" office:value="58.47" table:style-name="ce55">
            <text:p>58.47</text:p>
          </table:table-cell>
          <table:table-cell office:value-type="float" office:value="60.37" table:style-name="ce55">
            <text:p>60.37</text:p>
          </table:table-cell>
          <table:table-cell office:value-type="float" office:value="61.86" table:style-name="ce55">
            <text:p>61.86</text:p>
          </table:table-cell>
          <table:table-cell office:value-type="float" office:value="62.97" table:style-name="ce55">
            <text:p>62.97</text:p>
          </table:table-cell>
          <table:table-cell office:value-type="float" office:value="67.08" table:style-name="ce55">
            <text:p>67.08</text:p>
          </table:table-cell>
          <table:table-cell office:value-type="float" office:value="72.069999999999993" table:style-name="ce55">
            <text:p>72.07</text:p>
          </table:table-cell>
          <table:table-cell office:value-type="float" office:value="75.08" table:style-name="ce55">
            <text:p>75.08</text:p>
          </table:table-cell>
          <table:table-cell office:value-type="float" office:value="78.89" table:style-name="ce55">
            <text:p>78.89</text:p>
          </table:table-cell>
          <table:table-cell office:value-type="float" office:value="80.680000000000007" table:style-name="ce55">
            <text:p>80.68</text:p>
          </table:table-cell>
          <table:table-cell office:value-type="float" office:value="79.89" table:style-name="ce55">
            <text:p>79.89</text:p>
          </table:table-cell>
          <table:table-cell office:value-type="float" office:value="79.069999999999993" table:style-name="ce55">
            <text:p>79.07</text:p>
          </table:table-cell>
          <table:table-cell office:value-type="float" office:value="78.290000000000006" table:style-name="ce55">
            <text:p>78.29</text:p>
          </table:table-cell>
          <table:table-cell table:style-name="ce55"/>
          <table:table-cell office:value-type="float" office:value="76.89" table:style-name="ce55">
            <text:p>76.89</text:p>
          </table:table-cell>
          <table:table-cell office:value-type="float" office:value="79.42" table:style-name="ce55">
            <text:p>79.42</text:p>
          </table:table-cell>
          <table:table-cell office:value-type="float" office:value="79.95" table:style-name="ce55">
            <text:p>79.95</text:p>
          </table:table-cell>
          <table:table-cell table:number-columns-repeated="16349"/>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table-row>
        <table:table-row table:style-name="ro2">
          <table:table-cell office:value-type="string" table:style-name="ce15">
            <text:p>East Midlands</text:p>
          </table:table-cell>
          <table:table-cell office:value-type="string" table:style-name="ce15">
            <text:p>E12000004</text:p>
          </table:table-cell>
          <table:table-cell table:style-name="ce15"/>
          <table:table-cell office:value-type="float" office:value="23.34" table:style-name="ce57">
            <text:p>23.34</text:p>
          </table:table-cell>
          <table:table-cell office:value-type="float" office:value="25.61" table:style-name="ce57">
            <text:p>25.61</text:p>
          </table:table-cell>
          <table:table-cell office:value-type="float" office:value="27.88" table:style-name="ce57">
            <text:p>27.88</text:p>
          </table:table-cell>
          <table:table-cell office:value-type="float" office:value="29.98" table:style-name="ce57">
            <text:p>29.98</text:p>
          </table:table-cell>
          <table:table-cell office:value-type="float" office:value="32.590000000000003" table:style-name="ce57">
            <text:p>32.59</text:p>
          </table:table-cell>
          <table:table-cell office:value-type="float" office:value="34.203810033077971" table:style-name="ce60">
            <text:p>34.20</text:p>
          </table:table-cell>
          <table:table-cell office:value-type="float" office:value="35.671339970117096" table:style-name="ce60">
            <text:p>35.67</text:p>
          </table:table-cell>
          <table:table-cell office:value-type="float" office:value="36.67" table:style-name="ce52">
            <text:p>36.67</text:p>
          </table:table-cell>
          <table:table-cell office:value-type="float" office:value="38.049999999999997" table:style-name="ce52">
            <text:p>38.05</text:p>
          </table:table-cell>
          <table:table-cell office:value-type="float" office:value="39.659999999999997" table:style-name="ce52">
            <text:p>39.66</text:p>
          </table:table-cell>
          <table:table-cell office:value-type="float" office:value="41.45" table:style-name="ce52">
            <text:p>41.45</text:p>
          </table:table-cell>
          <table:table-cell office:value-type="float" office:value="43.63" table:style-name="ce52">
            <text:p>43.63</text:p>
          </table:table-cell>
          <table:table-cell office:value-type="float" office:value="44.42" table:style-name="ce52">
            <text:p>44.42</text:p>
          </table:table-cell>
          <table:table-cell office:value-type="float" office:value="45.94" table:style-name="ce52">
            <text:p>45.94</text:p>
          </table:table-cell>
          <table:table-cell office:value-type="float" office:value="48.27" table:style-name="ce52">
            <text:p>48.27</text:p>
          </table:table-cell>
          <table:table-cell office:value-type="float" office:value="50.38" table:style-name="ce52">
            <text:p>50.38</text:p>
          </table:table-cell>
          <table:table-cell office:value-type="float" office:value="53.65" table:style-name="ce52">
            <text:p>53.65</text:p>
          </table:table-cell>
          <table:table-cell office:value-type="float" office:value="56" table:style-name="ce52">
            <text:p>56.00</text:p>
          </table:table-cell>
          <table:table-cell office:value-type="float" office:value="57.46" table:style-name="ce52">
            <text:p>57.46</text:p>
          </table:table-cell>
          <table:table-cell office:value-type="float" office:value="59.06" table:style-name="ce52">
            <text:p>59.06</text:p>
          </table:table-cell>
          <table:table-cell office:value-type="float" office:value="62.94" table:style-name="ce52">
            <text:p>62.94</text:p>
          </table:table-cell>
          <table:table-cell office:value-type="float" office:value="69.39" table:style-name="ce52">
            <text:p>69.39</text:p>
          </table:table-cell>
          <table:table-cell office:value-type="float" office:value="72.88" table:style-name="ce52">
            <text:p>72.88</text:p>
          </table:table-cell>
          <table:table-cell office:value-type="float" office:value="75.34" table:style-name="ce52">
            <text:p>75.34</text:p>
          </table:table-cell>
          <table:table-cell office:value-type="float" office:value="76.27" table:style-name="ce52">
            <text:p>76.27</text:p>
          </table:table-cell>
          <table:table-cell office:value-type="float" office:value="75.7" table:style-name="ce52">
            <text:p>75.70</text:p>
          </table:table-cell>
          <table:table-cell office:value-type="float" office:value="75.040000000000006" table:style-name="ce52">
            <text:p>75.04</text:p>
          </table:table-cell>
          <table:table-cell office:value-type="float" office:value="74.14" table:style-name="ce52">
            <text:p>74.14</text:p>
          </table:table-cell>
          <table:table-cell table:style-name="ce18"/>
          <table:table-cell office:value-type="float" office:value="74.05" table:style-name="ce52">
            <text:p>74.05</text:p>
          </table:table-cell>
          <table:table-cell office:value-type="float" office:value="76.680000000000007" table:style-name="ce52">
            <text:p>76.68</text:p>
          </table:table-cell>
          <table:table-cell office:value-type="float" office:value="77.84" table:style-name="ce52">
            <text:p>77.84</text:p>
          </table:table-cell>
          <table:table-cell table:number-columns-repeated="16349"/>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table-row>
        <table:table-row table:style-name="ro2">
          <table:table-cell table:style-name="ce7"/>
          <table:table-cell office:value-type="string" table:style-name="ce12">
            <text:p>E07000032</text:p>
          </table:table-cell>
          <table:table-cell office:value-type="string" table:style-name="ce12">
            <text:p>Amber Valley</text:p>
          </table:table-cell>
          <table:table-cell table:style-name="ce58"/>
          <table:table-cell table:style-name="ce58"/>
          <table:table-cell table:style-name="ce58"/>
          <table:table-cell table:style-name="ce58"/>
          <table:table-cell table:style-name="ce58"/>
          <table:table-cell office:value-type="float" office:value="33.26" table:style-name="ce58">
            <text:p>33.26</text:p>
          </table:table-cell>
          <table:table-cell office:value-type="float" office:value="36.729999999999997" table:style-name="ce58">
            <text:p>36.73</text:p>
          </table:table-cell>
          <table:table-cell office:value-type="float" office:value="37.950000000000003" table:style-name="ce55">
            <text:p>37.95</text:p>
          </table:table-cell>
          <table:table-cell office:value-type="float" office:value="39.590000000000003" table:style-name="ce55">
            <text:p>39.59</text:p>
          </table:table-cell>
          <table:table-cell office:value-type="float" office:value="41.98" table:style-name="ce55">
            <text:p>41.98</text:p>
          </table:table-cell>
          <table:table-cell office:value-type="float" office:value="43.67" table:style-name="ce55">
            <text:p>43.67</text:p>
          </table:table-cell>
          <table:table-cell office:value-type="float" office:value="44.44" table:style-name="ce55">
            <text:p>44.44</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7000170</text:p>
          </table:table-cell>
          <table:table-cell office:value-type="string" table:style-name="ce12">
            <text:p>Ashfield</text:p>
          </table:table-cell>
          <table:table-cell table:style-name="ce58"/>
          <table:table-cell table:style-name="ce58"/>
          <table:table-cell table:style-name="ce58"/>
          <table:table-cell table:style-name="ce58"/>
          <table:table-cell table:style-name="ce58"/>
          <table:table-cell office:value-type="float" office:value="32.979999999999997" table:style-name="ce58">
            <text:p>32.98</text:p>
          </table:table-cell>
          <table:table-cell office:value-type="float" office:value="35.85" table:style-name="ce58">
            <text:p>35.85</text:p>
          </table:table-cell>
          <table:table-cell office:value-type="float" office:value="36.729999999999997" table:style-name="ce55">
            <text:p>36.73</text:p>
          </table:table-cell>
          <table:table-cell office:value-type="float" office:value="37.65" table:style-name="ce55">
            <text:p>37.65</text:p>
          </table:table-cell>
          <table:table-cell office:value-type="float" office:value="39.53" table:style-name="ce55">
            <text:p>39.53</text:p>
          </table:table-cell>
          <table:table-cell office:value-type="float" office:value="41.05" table:style-name="ce55">
            <text:p>41.05</text:p>
          </table:table-cell>
          <table:table-cell office:value-type="float" office:value="43.17" table:style-name="ce55">
            <text:p>43.17</text:p>
          </table:table-cell>
          <table:table-cell office:value-type="float" office:value="44.22" table:style-name="ce55">
            <text:p>44.22</text:p>
          </table:table-cell>
          <table:table-cell office:value-type="float" office:value="45.56" table:style-name="ce55">
            <text:p>45.56</text:p>
          </table:table-cell>
          <table:table-cell office:value-type="float" office:value="47.99" table:style-name="ce55">
            <text:p>47.99</text:p>
          </table:table-cell>
          <table:table-cell office:value-type="float" office:value="49.25" table:style-name="ce55">
            <text:p>49.25</text:p>
          </table:table-cell>
          <table:table-cell office:value-type="float" office:value="53" table:style-name="ce55">
            <text:p>53.00</text:p>
          </table:table-cell>
          <table:table-cell office:value-type="float" office:value="54.94" table:style-name="ce55">
            <text:p>54.94</text:p>
          </table:table-cell>
          <table:table-cell office:value-type="float" office:value="56.68" table:style-name="ce55">
            <text:p>56.68</text:p>
          </table:table-cell>
          <table:table-cell office:value-type="float" office:value="57.99" table:style-name="ce55">
            <text:p>57.99</text:p>
          </table:table-cell>
          <table:table-cell office:value-type="float" office:value="60.73" table:style-name="ce55">
            <text:p>60.73</text:p>
          </table:table-cell>
          <table:table-cell office:value-type="float" office:value="65.069999999999993" table:style-name="ce55">
            <text:p>65.07</text:p>
          </table:table-cell>
          <table:table-cell office:value-type="float" office:value="66.48" table:style-name="ce55">
            <text:p>66.48</text:p>
          </table:table-cell>
          <table:table-cell office:value-type="float" office:value="67.77" table:style-name="ce55">
            <text:p>67.77</text:p>
          </table:table-cell>
          <table:table-cell office:value-type="float" office:value="68.77" table:style-name="ce55">
            <text:p>68.77</text:p>
          </table:table-cell>
          <table:table-cell office:value-type="float" office:value="68.040000000000006" table:style-name="ce55">
            <text:p>68.04</text:p>
          </table:table-cell>
          <table:table-cell office:value-type="float" office:value="67.33" table:style-name="ce55">
            <text:p>67.33</text:p>
          </table:table-cell>
          <table:table-cell office:value-type="float" office:value="67.040000000000006" table:style-name="ce55">
            <text:p>67.04</text:p>
          </table:table-cell>
          <table:table-cell table:style-name="ce55"/>
          <table:table-cell office:value-type="float" office:value="66.62" table:style-name="ce55">
            <text:p>66.62</text:p>
          </table:table-cell>
          <table:table-cell office:value-type="float" office:value="68.69" table:style-name="ce55">
            <text:p>68.69</text:p>
          </table:table-cell>
          <table:table-cell office:value-type="float" office:value="70.37" table:style-name="ce55">
            <text:p>70.37</text:p>
          </table:table-cell>
          <table:table-cell table:number-columns-repeated="16349"/>
        </table:table-row>
        <table:table-row table:style-name="ro2">
          <table:table-cell table:style-name="ce7"/>
          <table:table-cell office:value-type="string" table:style-name="ce12">
            <text:p>E07000171</text:p>
          </table:table-cell>
          <table:table-cell office:value-type="string" table:style-name="ce12">
            <text:p>Bassetlaw</text:p>
          </table:table-cell>
          <table:table-cell table:style-name="ce58"/>
          <table:table-cell table:style-name="ce58"/>
          <table:table-cell table:style-name="ce58"/>
          <table:table-cell table:style-name="ce58"/>
          <table:table-cell table:style-name="ce58"/>
          <table:table-cell office:value-type="float" office:value="36.06" table:style-name="ce58">
            <text:p>36.06</text:p>
          </table:table-cell>
          <table:table-cell office:value-type="float" office:value="37.31" table:style-name="ce58">
            <text:p>37.31</text:p>
          </table:table-cell>
          <table:table-cell office:value-type="float" office:value="37.44" table:style-name="ce55">
            <text:p>37.44</text:p>
          </table:table-cell>
          <table:table-cell office:value-type="float" office:value="40.98" table:style-name="ce55">
            <text:p>40.98</text:p>
          </table:table-cell>
          <table:table-cell office:value-type="float" office:value="43.52" table:style-name="ce55">
            <text:p>43.52</text:p>
          </table:table-cell>
          <table:table-cell office:value-type="float" office:value="46.49" table:style-name="ce55">
            <text:p>46.49</text:p>
          </table:table-cell>
          <table:table-cell office:value-type="float" office:value="48.66" table:style-name="ce55">
            <text:p>48.66</text:p>
          </table:table-cell>
          <table:table-cell office:value-type="float" office:value="48.51" table:style-name="ce55">
            <text:p>48.51</text:p>
          </table:table-cell>
          <table:table-cell office:value-type="float" office:value="49.68" table:style-name="ce55">
            <text:p>49.68</text:p>
          </table:table-cell>
          <table:table-cell office:value-type="float" office:value="50.83" table:style-name="ce55">
            <text:p>50.83</text:p>
          </table:table-cell>
          <table:table-cell office:value-type="float" office:value="52.66" table:style-name="ce55">
            <text:p>52.66</text:p>
          </table:table-cell>
          <table:table-cell office:value-type="float" office:value="57.34" table:style-name="ce55">
            <text:p>57.34</text:p>
          </table:table-cell>
          <table:table-cell office:value-type="float" office:value="57.76" table:style-name="ce55">
            <text:p>57.76</text:p>
          </table:table-cell>
          <table:table-cell office:value-type="float" office:value="59.81" table:style-name="ce55">
            <text:p>59.81</text:p>
          </table:table-cell>
          <table:table-cell office:value-type="float" office:value="62" table:style-name="ce55">
            <text:p>62.00</text:p>
          </table:table-cell>
          <table:table-cell office:value-type="float" office:value="64.63" table:style-name="ce55">
            <text:p>64.63</text:p>
          </table:table-cell>
          <table:table-cell office:value-type="float" office:value="71.03" table:style-name="ce55">
            <text:p>71.03</text:p>
          </table:table-cell>
          <table:table-cell office:value-type="float" office:value="72.42" table:style-name="ce55">
            <text:p>72.42</text:p>
          </table:table-cell>
          <table:table-cell office:value-type="float" office:value="73.260000000000005" table:style-name="ce55">
            <text:p>73.26</text:p>
          </table:table-cell>
          <table:table-cell office:value-type="float" office:value="74.91" table:style-name="ce55">
            <text:p>74.91</text:p>
          </table:table-cell>
          <table:table-cell office:value-type="float" office:value="74.22" table:style-name="ce55">
            <text:p>74.22</text:p>
          </table:table-cell>
          <table:table-cell office:value-type="float" office:value="73.59" table:style-name="ce55">
            <text:p>73.59</text:p>
          </table:table-cell>
          <table:table-cell office:value-type="float" office:value="72.83" table:style-name="ce55">
            <text:p>72.83</text:p>
          </table:table-cell>
          <table:table-cell table:style-name="ce55"/>
          <table:table-cell office:value-type="float" office:value="72.77" table:style-name="ce55">
            <text:p>72.77</text:p>
          </table:table-cell>
          <table:table-cell office:value-type="float" office:value="74.37" table:style-name="ce55">
            <text:p>74.37</text:p>
          </table:table-cell>
          <table:table-cell office:value-type="float" office:value="75.569999999999993" table:style-name="ce55">
            <text:p>75.57</text:p>
          </table:table-cell>
          <table:table-cell table:number-columns-repeated="16349"/>
        </table:table-row>
        <table:table-row table:style-name="ro2">
          <table:table-cell/>
          <table:table-cell office:value-type="string" table:style-name="ce12">
            <text:p>E07000129</text:p>
          </table:table-cell>
          <table:table-cell office:value-type="string" table:style-name="ce12">
            <text:p>Blaby</text:p>
          </table:table-cell>
          <table:table-cell table:style-name="ce58"/>
          <table:table-cell table:style-name="ce58"/>
          <table:table-cell table:style-name="ce58"/>
          <table:table-cell table:style-name="ce58"/>
          <table:table-cell table:style-name="ce58"/>
          <table:table-cell office:value-type="float" office:value="31.13" table:style-name="ce58">
            <text:p>31.13</text:p>
          </table:table-cell>
          <table:table-cell office:value-type="float" office:value="32.619999999999997" table:style-name="ce58">
            <text:p>32.62</text:p>
          </table:table-cell>
          <table:table-cell office:value-type="float" office:value="33.840000000000003" table:style-name="ce55">
            <text:p>33.84</text:p>
          </table:table-cell>
          <table:table-cell office:value-type="float" office:value="35.479999999999997" table:style-name="ce55">
            <text:p>35.48</text:p>
          </table:table-cell>
          <table:table-cell office:value-type="float" office:value="37.22" table:style-name="ce55">
            <text:p>37.22</text:p>
          </table:table-cell>
          <table:table-cell office:value-type="float" office:value="38.99" table:style-name="ce55">
            <text:p>38.99</text:p>
          </table:table-cell>
          <table:table-cell office:value-type="float" office:value="41.59" table:style-name="ce55">
            <text:p>41.59</text:p>
          </table:table-cell>
          <table:table-cell office:value-type="float" office:value="42.62" table:style-name="ce55">
            <text:p>42.62</text:p>
          </table:table-cell>
          <table:table-cell office:value-type="float" office:value="44.75" table:style-name="ce55">
            <text:p>44.75</text:p>
          </table:table-cell>
          <table:table-cell office:value-type="float" office:value="47.03" table:style-name="ce55">
            <text:p>47.03</text:p>
          </table:table-cell>
          <table:table-cell office:value-type="float" office:value="49.37" table:style-name="ce55">
            <text:p>49.37</text:p>
          </table:table-cell>
          <table:table-cell office:value-type="float" office:value="52.8" table:style-name="ce55">
            <text:p>52.80</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033</text:p>
          </table:table-cell>
          <table:table-cell office:value-type="string" table:style-name="ce12">
            <text:p>Bolsover</text:p>
          </table:table-cell>
          <table:table-cell table:style-name="ce58"/>
          <table:table-cell table:style-name="ce58"/>
          <table:table-cell table:style-name="ce58"/>
          <table:table-cell table:style-name="ce58"/>
          <table:table-cell table:style-name="ce58"/>
          <table:table-cell office:value-type="float" office:value="28.75" table:style-name="ce58">
            <text:p>28.75</text:p>
          </table:table-cell>
          <table:table-cell office:value-type="float" office:value="29.4" table:style-name="ce58">
            <text:p>29.4</text:p>
          </table:table-cell>
          <table:table-cell office:value-type="float" office:value="30.67" table:style-name="ce55">
            <text:p>30.67</text:p>
          </table:table-cell>
          <table:table-cell office:value-type="float" office:value="31.97" table:style-name="ce55">
            <text:p>31.97</text:p>
          </table:table-cell>
          <table:table-cell office:value-type="float" office:value="33.36" table:style-name="ce55">
            <text:p>33.36</text:p>
          </table:table-cell>
          <table:table-cell office:value-type="float" office:value="34.86" table:style-name="ce55">
            <text:p>34.86</text:p>
          </table:table-cell>
          <table:table-cell office:value-type="float" office:value="37.14" table:style-name="ce55">
            <text:p>37.14</text:p>
          </table:table-cell>
          <table:table-cell office:value-type="float" office:value="39.29" table:style-name="ce55">
            <text:p>39.29</text:p>
          </table:table-cell>
          <table:table-cell office:value-type="float" office:value="41.98" table:style-name="ce55">
            <text:p>41.98</text:p>
          </table:table-cell>
          <table:table-cell office:value-type="float" office:value="44.85" table:style-name="ce55">
            <text:p>44.85</text:p>
          </table:table-cell>
          <table:table-cell office:value-type="float" office:value="48.16" table:style-name="ce55">
            <text:p>48.16</text:p>
          </table:table-cell>
          <table:table-cell office:value-type="float" office:value="50.58" table:style-name="ce55">
            <text:p>50.58</text:p>
          </table:table-cell>
          <table:table-cell office:value-type="float" office:value="54.24" table:style-name="ce55">
            <text:p>54.24</text:p>
          </table:table-cell>
          <table:table-cell office:value-type="float" office:value="56.94" table:style-name="ce55">
            <text:p>56.94</text:p>
          </table:table-cell>
          <table:table-cell office:value-type="float" office:value="58.32" table:style-name="ce55">
            <text:p>58.32</text:p>
          </table:table-cell>
          <table:table-cell office:value-type="float" office:value="63.43" table:style-name="ce55">
            <text:p>63.43</text:p>
          </table:table-cell>
          <table:table-cell office:value-type="float" office:value="69.66" table:style-name="ce55">
            <text:p>69.66</text:p>
          </table:table-cell>
          <table:table-cell office:value-type="float" office:value="74.069999999999993" table:style-name="ce55">
            <text:p>74.07</text:p>
          </table:table-cell>
          <table:table-cell office:value-type="float" office:value="78.2" table:style-name="ce55">
            <text:p>78.20</text:p>
          </table:table-cell>
          <table:table-cell office:value-type="float" office:value="80.12" table:style-name="ce55">
            <text:p>80.12</text:p>
          </table:table-cell>
          <table:table-cell office:value-type="float" office:value="79.569999999999993" table:style-name="ce55">
            <text:p>79.57</text:p>
          </table:table-cell>
          <table:table-cell office:value-type="float" office:value="79.489999999999995" table:style-name="ce55">
            <text:p>79.49</text:p>
          </table:table-cell>
          <table:table-cell office:value-type="float" office:value="78.48" table:style-name="ce55">
            <text:p>78.48</text:p>
          </table:table-cell>
          <table:table-cell table:style-name="ce55"/>
          <table:table-cell office:value-type="float" office:value="76.41" table:style-name="ce55">
            <text:p>76.41</text:p>
          </table:table-cell>
          <table:table-cell office:value-type="float" office:value="80.19" table:style-name="ce55">
            <text:p>80.19</text:p>
          </table:table-cell>
          <table:table-cell office:value-type="float" office:value="81.819999999999993" table:style-name="ce55">
            <text:p>81.82</text:p>
          </table:table-cell>
          <table:table-cell table:number-columns-repeated="16349"/>
        </table:table-row>
        <table:table-row table:style-name="ro2">
          <table:table-cell/>
          <table:table-cell office:value-type="string" table:style-name="ce12">
            <text:p>E07000136</text:p>
          </table:table-cell>
          <table:table-cell office:value-type="string" table:style-name="ce12">
            <text:p>Boston</text:p>
          </table:table-cell>
          <table:table-cell table:style-name="ce58"/>
          <table:table-cell table:style-name="ce58"/>
          <table:table-cell table:style-name="ce58"/>
          <table:table-cell table:style-name="ce58"/>
          <table:table-cell table:style-name="ce58"/>
          <table:table-cell office:value-type="float" office:value="34.159999999999997" table:style-name="ce58">
            <text:p>34.16</text:p>
          </table:table-cell>
          <table:table-cell office:value-type="float" office:value="34.619999999999997" table:style-name="ce58">
            <text:p>34.62</text:p>
          </table:table-cell>
          <table:table-cell office:value-type="float" office:value="35.450000000000003" table:style-name="ce55">
            <text:p>35.45</text:p>
          </table:table-cell>
          <table:table-cell office:value-type="float" office:value="37.69" table:style-name="ce55">
            <text:p>37.69</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172</text:p>
          </table:table-cell>
          <table:table-cell office:value-type="string" table:style-name="ce12">
            <text:p>Broxtowe</text:p>
          </table:table-cell>
          <table:table-cell table:style-name="ce58"/>
          <table:table-cell table:style-name="ce58"/>
          <table:table-cell table:style-name="ce58"/>
          <table:table-cell table:style-name="ce58"/>
          <table:table-cell table:style-name="ce58"/>
          <table:table-cell office:value-type="float" office:value="31.51" table:style-name="ce58">
            <text:p>31.51</text:p>
          </table:table-cell>
          <table:table-cell office:value-type="float" office:value="32.21" table:style-name="ce58">
            <text:p>32.21</text:p>
          </table:table-cell>
          <table:table-cell office:value-type="float" office:value="32.880000000000003" table:style-name="ce55">
            <text:p>32.88</text:p>
          </table:table-cell>
          <table:table-cell office:value-type="float" office:value="34.590000000000003" table:style-name="ce55">
            <text:p>34.59</text:p>
          </table:table-cell>
          <table:table-cell office:value-type="float" office:value="35.840000000000003" table:style-name="ce55">
            <text:p>35.84</text:p>
          </table:table-cell>
          <table:table-cell office:value-type="float" office:value="37.39" table:style-name="ce55">
            <text:p>37.39</text:p>
          </table:table-cell>
          <table:table-cell office:value-type="float" office:value="40.03" table:style-name="ce55">
            <text:p>40.03</text:p>
          </table:table-cell>
          <table:table-cell office:value-type="float" office:value="40.880000000000003" table:style-name="ce55">
            <text:p>40.88</text:p>
          </table:table-cell>
          <table:table-cell office:value-type="float" office:value="42.97" table:style-name="ce55">
            <text:p>42.97</text:p>
          </table:table-cell>
          <table:table-cell office:value-type="float" office:value="38.409999999999997" table:style-name="ce55">
            <text:p>38.41</text:p>
          </table:table-cell>
          <table:table-cell office:value-type="float" office:value="47.34" table:style-name="ce55">
            <text:p>47.34</text:p>
          </table:table-cell>
          <table:table-cell office:value-type="float" office:value="50.74" table:style-name="ce55">
            <text:p>50.74</text:p>
          </table:table-cell>
          <table:table-cell office:value-type="float" office:value="52.62" table:style-name="ce55">
            <text:p>52.62</text:p>
          </table:table-cell>
          <table:table-cell office:value-type="float" office:value="54.19" table:style-name="ce55">
            <text:p>54.19</text:p>
          </table:table-cell>
          <table:table-cell office:value-type="float" office:value="55.71" table:style-name="ce55">
            <text:p>55.71</text:p>
          </table:table-cell>
          <table:table-cell office:value-type="float" office:value="61.46" table:style-name="ce55">
            <text:p>61.46</text:p>
          </table:table-cell>
          <table:table-cell office:value-type="float" office:value="64.91" table:style-name="ce55">
            <text:p>64.91</text:p>
          </table:table-cell>
          <table:table-cell office:value-type="float" office:value="67.319999999999993" table:style-name="ce55">
            <text:p>67.32</text:p>
          </table:table-cell>
          <table:table-cell office:value-type="float" office:value="66.459999999999994" table:style-name="ce55">
            <text:p>66.46</text:p>
          </table:table-cell>
          <table:table-cell office:value-type="float" office:value="67.55" table:style-name="ce55">
            <text:p>67.55</text:p>
          </table:table-cell>
          <table:table-cell office:value-type="float" office:value="67.19" table:style-name="ce55">
            <text:p>67.19</text:p>
          </table:table-cell>
          <table:table-cell office:value-type="float" office:value="66.17" table:style-name="ce55">
            <text:p>66.17</text:p>
          </table:table-cell>
          <table:table-cell office:value-type="float" office:value="65.77" table:style-name="ce55">
            <text:p>65.77</text:p>
          </table:table-cell>
          <table:table-cell table:style-name="ce55"/>
          <table:table-cell office:value-type="float" office:value="65.22" table:style-name="ce55">
            <text:p>65.22</text:p>
          </table:table-cell>
          <table:table-cell office:value-type="float" office:value="67.260000000000005" table:style-name="ce55">
            <text:p>67.26</text:p>
          </table:table-cell>
          <table:table-cell office:value-type="float" office:value="68.72" table:style-name="ce55">
            <text:p>68.72</text:p>
          </table:table-cell>
          <table:table-cell table:number-columns-repeated="16349"/>
        </table:table-row>
        <table:table-row table:style-name="ro2">
          <table:table-cell/>
          <table:table-cell office:value-type="string" table:style-name="ce12">
            <text:p>E07000130</text:p>
          </table:table-cell>
          <table:table-cell office:value-type="string" table:style-name="ce12">
            <text:p>Charnwood</text:p>
          </table:table-cell>
          <table:table-cell table:style-name="ce58"/>
          <table:table-cell table:style-name="ce58"/>
          <table:table-cell table:style-name="ce58"/>
          <table:table-cell table:style-name="ce58"/>
          <table:table-cell table:style-name="ce58"/>
          <table:table-cell office:value-type="float" office:value="32.159999999999997" table:style-name="ce58">
            <text:p>32.16</text:p>
          </table:table-cell>
          <table:table-cell office:value-type="float" office:value="32.92" table:style-name="ce58">
            <text:p>32.92</text:p>
          </table:table-cell>
          <table:table-cell office:value-type="float" office:value="34.19" table:style-name="ce55">
            <text:p>34.19</text:p>
          </table:table-cell>
          <table:table-cell office:value-type="float" office:value="35.56" table:style-name="ce55">
            <text:p>35.56</text:p>
          </table:table-cell>
          <table:table-cell office:value-type="float" office:value="37.46" table:style-name="ce55">
            <text:p>37.46</text:p>
          </table:table-cell>
          <table:table-cell office:value-type="float" office:value="39.31" table:style-name="ce55">
            <text:p>39.31</text:p>
          </table:table-cell>
          <table:table-cell office:value-type="float" office:value="41.01" table:style-name="ce55">
            <text:p>41.01</text:p>
          </table:table-cell>
          <table:table-cell office:value-type="float" office:value="41.71" table:style-name="ce55">
            <text:p>41.71</text:p>
          </table:table-cell>
          <table:table-cell office:value-type="float" office:value="43.64" table:style-name="ce55">
            <text:p>43.64</text:p>
          </table:table-cell>
          <table:table-cell office:value-type="float" office:value="45.71" table:style-name="ce55">
            <text:p>45.71</text:p>
          </table:table-cell>
          <table:table-cell office:value-type="float" office:value="47.99" table:style-name="ce55">
            <text:p>47.99</text:p>
          </table:table-cell>
          <table:table-cell office:value-type="float" office:value="51.44" table:style-name="ce55">
            <text:p>51.44</text:p>
          </table:table-cell>
          <table:table-cell office:value-type="float" office:value="54.63" table:style-name="ce55">
            <text:p>54.63</text:p>
          </table:table-cell>
          <table:table-cell office:value-type="float" office:value="56.75" table:style-name="ce55">
            <text:p>56.75</text:p>
          </table:table-cell>
          <table:table-cell office:value-type="float" office:value="57.42" table:style-name="ce55">
            <text:p>57.42</text:p>
          </table:table-cell>
          <table:table-cell office:value-type="float" office:value="61.69" table:style-name="ce55">
            <text:p>61.69</text:p>
          </table:table-cell>
          <table:table-cell office:value-type="float" office:value="70.95" table:style-name="ce55">
            <text:p>70.95</text:p>
          </table:table-cell>
          <table:table-cell office:value-type="float" office:value="70.849999999999994" table:style-name="ce55">
            <text:p>70.85</text:p>
          </table:table-cell>
          <table:table-cell office:value-type="float" office:value="72.92" table:style-name="ce55">
            <text:p>72.92</text:p>
          </table:table-cell>
          <table:table-cell office:value-type="float" office:value="74.94" table:style-name="ce55">
            <text:p>74.94</text:p>
          </table:table-cell>
          <table:table-cell office:value-type="float" office:value="74.3" table:style-name="ce55">
            <text:p>74.30</text:p>
          </table:table-cell>
          <table:table-cell office:value-type="float" office:value="73.53" table:style-name="ce55">
            <text:p>73.53</text:p>
          </table:table-cell>
          <table:table-cell office:value-type="float" office:value="72.5" table:style-name="ce55">
            <text:p>72.50</text:p>
          </table:table-cell>
          <table:table-cell table:style-name="ce55"/>
          <table:table-cell office:value-type="float" office:value="72.290000000000006" table:style-name="ce55">
            <text:p>72.29</text:p>
          </table:table-cell>
          <table:table-cell office:value-type="float" office:value="74.11" table:style-name="ce55">
            <text:p>74.11</text:p>
          </table:table-cell>
          <table:table-cell office:value-type="float" office:value="75.23" table:style-name="ce55">
            <text:p>75.23</text:p>
          </table:table-cell>
          <table:table-cell table:number-columns-repeated="16349"/>
        </table:table-row>
        <table:table-row table:style-name="ro2">
          <table:table-cell/>
          <table:table-cell office:value-type="string" table:style-name="ce12">
            <text:p>E07000034</text:p>
          </table:table-cell>
          <table:table-cell office:value-type="string" table:style-name="ce12">
            <text:p>Chesterfield</text:p>
          </table:table-cell>
          <table:table-cell table:style-name="ce58"/>
          <table:table-cell table:style-name="ce58"/>
          <table:table-cell table:style-name="ce58"/>
          <table:table-cell table:style-name="ce58"/>
          <table:table-cell table:style-name="ce58"/>
          <table:table-cell office:value-type="float" office:value="29.87" table:style-name="ce58">
            <text:p>29.87</text:p>
          </table:table-cell>
          <table:table-cell office:value-type="float" office:value="30.96" table:style-name="ce58">
            <text:p>30.96</text:p>
          </table:table-cell>
          <table:table-cell office:value-type="float" office:value="31.57" table:style-name="ce55">
            <text:p>31.57</text:p>
          </table:table-cell>
          <table:table-cell office:value-type="float" office:value="33.24" table:style-name="ce55">
            <text:p>33.24</text:p>
          </table:table-cell>
          <table:table-cell office:value-type="float" office:value="35.119999999999997" table:style-name="ce55">
            <text:p>35.12</text:p>
          </table:table-cell>
          <table:table-cell office:value-type="float" office:value="37.479999999999997" table:style-name="ce55">
            <text:p>37.48</text:p>
          </table:table-cell>
          <table:table-cell office:value-type="float" office:value="38.69" table:style-name="ce55">
            <text:p>38.69</text:p>
          </table:table-cell>
          <table:table-cell office:value-type="float" office:value="40.700000000000003" table:style-name="ce55">
            <text:p>40.70</text:p>
          </table:table-cell>
          <table:table-cell office:value-type="float" office:value="43.1" table:style-name="ce55">
            <text:p>43.10</text:p>
          </table:table-cell>
          <table:table-cell office:value-type="float" office:value="45.69" table:style-name="ce55">
            <text:p>45.69</text:p>
          </table:table-cell>
          <table:table-cell office:value-type="float" office:value="47.9" table:style-name="ce55">
            <text:p>47.90</text:p>
          </table:table-cell>
          <table:table-cell office:value-type="float" office:value="52.31" table:style-name="ce55">
            <text:p>52.31</text:p>
          </table:table-cell>
          <table:table-cell office:value-type="float" office:value="54.19" table:style-name="ce55">
            <text:p>54.19</text:p>
          </table:table-cell>
          <table:table-cell office:value-type="float" office:value="56.15" table:style-name="ce55">
            <text:p>56.15</text:p>
          </table:table-cell>
          <table:table-cell office:value-type="float" office:value="57.61" table:style-name="ce55">
            <text:p>57.61</text:p>
          </table:table-cell>
          <table:table-cell office:value-type="float" office:value="62.65" table:style-name="ce55">
            <text:p>62.65</text:p>
          </table:table-cell>
          <table:table-cell office:value-type="float" office:value="71.67" table:style-name="ce55">
            <text:p>71.67</text:p>
          </table:table-cell>
          <table:table-cell office:value-type="float" office:value="73.13" table:style-name="ce55">
            <text:p>73.13</text:p>
          </table:table-cell>
          <table:table-cell office:value-type="float" office:value="76.430000000000007" table:style-name="ce55">
            <text:p>76.43</text:p>
          </table:table-cell>
          <table:table-cell office:value-type="float" office:value="77.83" table:style-name="ce55">
            <text:p>77.83</text:p>
          </table:table-cell>
          <table:table-cell office:value-type="float" office:value="77.81" table:style-name="ce55">
            <text:p>77.81</text:p>
          </table:table-cell>
          <table:table-cell office:value-type="float" office:value="77.239999999999995" table:style-name="ce55">
            <text:p>77.24</text:p>
          </table:table-cell>
          <table:table-cell office:value-type="float" office:value="76.66" table:style-name="ce55">
            <text:p>76.66</text:p>
          </table:table-cell>
          <table:table-cell table:style-name="ce55"/>
          <table:table-cell office:value-type="float" office:value="76.08" table:style-name="ce55">
            <text:p>76.08</text:p>
          </table:table-cell>
          <table:table-cell office:value-type="float" office:value="78.260000000000005" table:style-name="ce55">
            <text:p>78.26</text:p>
          </table:table-cell>
          <table:table-cell office:value-type="float" office:value="79.540000000000006" table:style-name="ce55">
            <text:p>79.54</text:p>
          </table:table-cell>
          <table:table-cell table:number-columns-repeated="16349"/>
        </table:table-row>
        <table:table-row table:style-name="ro2">
          <table:table-cell/>
          <table:table-cell office:value-type="string" table:style-name="ce12">
            <text:p>E07000150</text:p>
          </table:table-cell>
          <table:table-cell office:value-type="string" table:style-name="ce12">
            <text:p>Corby</text:p>
          </table:table-cell>
          <table:table-cell table:style-name="ce58"/>
          <table:table-cell table:style-name="ce58"/>
          <table:table-cell table:style-name="ce58"/>
          <table:table-cell table:style-name="ce58"/>
          <table:table-cell table:style-name="ce58"/>
          <table:table-cell office:value-type="float" office:value="33.11" table:style-name="ce58">
            <text:p>33.11</text:p>
          </table:table-cell>
          <table:table-cell office:value-type="float" office:value="35.590000000000003" table:style-name="ce58">
            <text:p>35.59</text:p>
          </table:table-cell>
          <table:table-cell office:value-type="float" office:value="35.65" table:style-name="ce55">
            <text:p>35.65</text:p>
          </table:table-cell>
          <table:table-cell office:value-type="float" office:value="38.090000000000003" table:style-name="ce55">
            <text:p>38.09</text:p>
          </table:table-cell>
          <table:table-cell office:value-type="float" office:value="40.14" table:style-name="ce55">
            <text:p>40.14</text:p>
          </table:table-cell>
          <table:table-cell office:value-type="float" office:value="42.05" table:style-name="ce55">
            <text:p>42.05</text:p>
          </table:table-cell>
          <table:table-cell office:value-type="float" office:value="43.5" table:style-name="ce55">
            <text:p>43.50</text:p>
          </table:table-cell>
          <table:table-cell office:value-type="float" office:value="45.97" table:style-name="ce55">
            <text:p>45.97</text:p>
          </table:table-cell>
          <table:table-cell office:value-type="float" office:value="47.44" table:style-name="ce55">
            <text:p>47.44</text:p>
          </table:table-cell>
          <table:table-cell office:value-type="float" office:value="49.21" table:style-name="ce55">
            <text:p>49.21</text:p>
          </table:table-cell>
          <table:table-cell office:value-type="float" office:value="51.84" table:style-name="ce55">
            <text:p>51.84</text:p>
          </table:table-cell>
          <table:table-cell office:value-type="float" office:value="55.67" table:style-name="ce55">
            <text:p>55.67</text:p>
          </table:table-cell>
          <table:table-cell office:value-type="float" office:value="57.7" table:style-name="ce55">
            <text:p>57.70</text:p>
          </table:table-cell>
          <table:table-cell office:value-type="float" office:value="59.48" table:style-name="ce55">
            <text:p>59.48</text:p>
          </table:table-cell>
          <table:table-cell office:value-type="float" office:value="61.38" table:style-name="ce55">
            <text:p>61.38</text:p>
          </table:table-cell>
          <table:table-cell office:value-type="float" office:value="65.63" table:style-name="ce55">
            <text:p>65.63</text:p>
          </table:table-cell>
          <table:table-cell office:value-type="float" office:value="71.400000000000006" table:style-name="ce55">
            <text:p>71.40</text:p>
          </table:table-cell>
          <table:table-cell office:value-type="float" office:value="73.52" table:style-name="ce55">
            <text:p>73.52</text:p>
          </table:table-cell>
          <table:table-cell office:value-type="float" office:value="76.16" table:style-name="ce55">
            <text:p>76.16</text:p>
          </table:table-cell>
          <table:table-cell office:value-type="float" office:value="78" table:style-name="ce55">
            <text:p>78.00</text:p>
          </table:table-cell>
          <table:table-cell office:value-type="float" office:value="77.16" table:style-name="ce55">
            <text:p>77.16</text:p>
          </table:table-cell>
          <table:table-cell office:value-type="float" office:value="76.92" table:style-name="ce55">
            <text:p>76.92</text:p>
          </table:table-cell>
          <table:table-cell office:value-type="float" office:value="76.78" table:style-name="ce55">
            <text:p>76.78</text:p>
          </table:table-cell>
          <table:table-cell table:style-name="ce55"/>
          <table:table-cell office:value-type="float" office:value="76.28" table:style-name="ce55">
            <text:p>76.28</text:p>
          </table:table-cell>
          <table:table-cell office:value-type="float" office:value="92.59" table:style-name="ce55">
            <text:p>92.59</text:p>
          </table:table-cell>
          <table:table-cell office:value-type="string" table:style-name="ce55">
            <text:p>..</text:p>
          </table:table-cell>
          <table:table-cell table:number-columns-repeated="16349"/>
        </table:table-row>
        <table:table-row table:style-name="ro2">
          <table:table-cell/>
          <table:table-cell office:value-type="string" table:style-name="ce12">
            <text:p>E07000151</text:p>
          </table:table-cell>
          <table:table-cell office:value-type="string" table:style-name="ce12">
            <text:p>Daventry</text:p>
          </table:table-cell>
          <table:table-cell table:style-name="ce58"/>
          <table:table-cell table:style-name="ce58"/>
          <table:table-cell table:style-name="ce58"/>
          <table:table-cell table:style-name="ce58"/>
          <table:table-cell table:style-name="ce58"/>
          <table:table-cell office:value-type="float" office:value="34.6" table:style-name="ce58">
            <text:p>34.6</text:p>
          </table:table-cell>
          <table:table-cell office:value-type="float" office:value="36.68" table:style-name="ce58">
            <text:p>36.68</text:p>
          </table:table-cell>
          <table:table-cell office:value-type="float" office:value="38.82" table:style-name="ce55">
            <text:p>38.82</text:p>
          </table:table-cell>
          <table:table-cell office:value-type="float" office:value="39.06" table:style-name="ce55">
            <text:p>39.06</text:p>
          </table:table-cell>
          <table:table-cell office:value-type="float" office:value="39.36" table:style-name="ce55">
            <text:p>39.36</text:p>
          </table:table-cell>
          <table:table-cell office:value-type="float" office:value="41.34" table:style-name="ce55">
            <text:p>41.34</text:p>
          </table:table-cell>
          <table:table-cell office:value-type="float" office:value="45.03" table:style-name="ce55">
            <text:p>45.03</text:p>
          </table:table-cell>
          <table:table-cell office:value-type="float" office:value="45.53" table:style-name="ce55">
            <text:p>45.53</text:p>
          </table:table-cell>
          <table:table-cell office:value-type="float" office:value="44.73" table:style-name="ce55">
            <text:p>44.73</text:p>
          </table:table-cell>
          <table:table-cell office:value-type="float" office:value="52.02" table:style-name="ce55">
            <text:p>52.02</text:p>
          </table:table-cell>
          <table:table-cell office:value-type="float" office:value="54.62" table:style-name="ce55">
            <text:p>54.62</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6000015</text:p>
          </table:table-cell>
          <table:table-cell office:value-type="string" table:style-name="ce12">
            <text:p>Derby</text:p>
          </table:table-cell>
          <table:table-cell table:style-name="ce58"/>
          <table:table-cell table:style-name="ce58"/>
          <table:table-cell table:style-name="ce58"/>
          <table:table-cell table:style-name="ce58"/>
          <table:table-cell table:style-name="ce58"/>
          <table:table-cell office:value-type="float" office:value="34.03" table:style-name="ce58">
            <text:p>34.03</text:p>
          </table:table-cell>
          <table:table-cell office:value-type="float" office:value="34.49" table:style-name="ce58">
            <text:p>34.49</text:p>
          </table:table-cell>
          <table:table-cell office:value-type="float" office:value="35.299999999999997" table:style-name="ce55">
            <text:p>35.30</text:p>
          </table:table-cell>
          <table:table-cell office:value-type="float" office:value="37.03" table:style-name="ce55">
            <text:p>37.03</text:p>
          </table:table-cell>
          <table:table-cell office:value-type="float" office:value="37.04" table:style-name="ce55">
            <text:p>37.04</text:p>
          </table:table-cell>
          <table:table-cell office:value-type="float" office:value="41.88" table:style-name="ce55">
            <text:p>41.88</text:p>
          </table:table-cell>
          <table:table-cell office:value-type="float" office:value="43.8" table:style-name="ce55">
            <text:p>43.80</text:p>
          </table:table-cell>
          <table:table-cell office:value-type="float" office:value="45.01" table:style-name="ce55">
            <text:p>45.01</text:p>
          </table:table-cell>
          <table:table-cell office:value-type="float" office:value="45.31" table:style-name="ce55">
            <text:p>45.31</text:p>
          </table:table-cell>
          <table:table-cell office:value-type="float" office:value="52.13" table:style-name="ce55">
            <text:p>52.13</text:p>
          </table:table-cell>
          <table:table-cell office:value-type="float" office:value="50.84" table:style-name="ce55">
            <text:p>50.84</text:p>
          </table:table-cell>
          <table:table-cell office:value-type="float" office:value="53.14" table:style-name="ce55">
            <text:p>53.14</text:p>
          </table:table-cell>
          <table:table-cell office:value-type="float" office:value="58.02" table:style-name="ce55">
            <text:p>58.02</text:p>
          </table:table-cell>
          <table:table-cell office:value-type="float" office:value="56.33" table:style-name="ce55">
            <text:p>56.33</text:p>
          </table:table-cell>
          <table:table-cell office:value-type="float" office:value="60.42" table:style-name="ce55">
            <text:p>60.42</text:p>
          </table:table-cell>
          <table:table-cell office:value-type="float" office:value="63.24" table:style-name="ce55">
            <text:p>63.24</text:p>
          </table:table-cell>
          <table:table-cell office:value-type="float" office:value="68.489999999999995" table:style-name="ce55">
            <text:p>68.49</text:p>
          </table:table-cell>
          <table:table-cell office:value-type="float" office:value="77.900000000000006" table:style-name="ce55">
            <text:p>77.90</text:p>
          </table:table-cell>
          <table:table-cell office:value-type="float" office:value="84.28" table:style-name="ce55">
            <text:p>84.28</text:p>
          </table:table-cell>
          <table:table-cell office:value-type="float" office:value="78.77" table:style-name="ce55">
            <text:p>78.77</text:p>
          </table:table-cell>
          <table:table-cell office:value-type="float" office:value="78.37" table:style-name="ce55">
            <text:p>78.37</text:p>
          </table:table-cell>
          <table:table-cell office:value-type="float" office:value="77.680000000000007" table:style-name="ce55">
            <text:p>77.68</text:p>
          </table:table-cell>
          <table:table-cell office:value-type="float" office:value="78.22" table:style-name="ce55">
            <text:p>78.22</text:p>
          </table:table-cell>
          <table:table-cell table:style-name="ce55"/>
          <table:table-cell office:value-type="float" office:value="77.27" table:style-name="ce55">
            <text:p>77.27</text:p>
          </table:table-cell>
          <table:table-cell office:value-type="float" office:value="79.56" table:style-name="ce55">
            <text:p>79.56</text:p>
          </table:table-cell>
          <table:table-cell office:value-type="float" office:value="80.98" table:style-name="ce55">
            <text:p>80.98</text:p>
          </table:table-cell>
          <table:table-cell table:number-columns-repeated="16349"/>
        </table:table-row>
        <table:table-row table:style-name="ro2">
          <table:table-cell/>
          <table:table-cell office:value-type="string" table:style-name="ce12">
            <text:p>E07000035</text:p>
          </table:table-cell>
          <table:table-cell office:value-type="string" table:style-name="ce12">
            <text:p>Derbyshire Dales</text:p>
          </table:table-cell>
          <table:table-cell table:style-name="ce58"/>
          <table:table-cell table:style-name="ce58"/>
          <table:table-cell table:style-name="ce58"/>
          <table:table-cell table:style-name="ce58"/>
          <table:table-cell table:style-name="ce58"/>
          <table:table-cell office:value-type="float" office:value="32.770000000000003" table:style-name="ce58">
            <text:p>32.77</text:p>
          </table:table-cell>
          <table:table-cell office:value-type="float" office:value="34.29" table:style-name="ce58">
            <text:p>34.29</text:p>
          </table:table-cell>
          <table:table-cell office:value-type="float" office:value="35.51" table:style-name="ce55">
            <text:p>35.51</text:p>
          </table:table-cell>
          <table:table-cell office:value-type="float" office:value="36.799999999999997" table:style-name="ce55">
            <text:p>36.80</text:p>
          </table:table-cell>
          <table:table-cell office:value-type="float" office:value="39.75" table:style-name="ce55">
            <text:p>39.75</text:p>
          </table:table-cell>
          <table:table-cell office:value-type="float" office:value="41.73" table:style-name="ce55">
            <text:p>41.73</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float" office:value="81.56" table:style-name="ce55">
            <text:p>81.56</text:p>
          </table:table-cell>
          <table:table-cell table:number-columns-repeated="16349"/>
        </table:table-row>
        <table:table-row table:style-name="ro2">
          <table:table-cell/>
          <table:table-cell office:value-type="string" table:style-name="ce12">
            <text:p>E07000137</text:p>
          </table:table-cell>
          <table:table-cell office:value-type="string" table:style-name="ce12">
            <text:p>East Lindsey</text:p>
          </table:table-cell>
          <table:table-cell table:style-name="ce58"/>
          <table:table-cell table:style-name="ce58"/>
          <table:table-cell table:style-name="ce58"/>
          <table:table-cell table:style-name="ce58"/>
          <table:table-cell table:style-name="ce58"/>
          <table:table-cell office:value-type="float" office:value="35.24" table:style-name="ce58">
            <text:p>35.24</text:p>
          </table:table-cell>
          <table:table-cell office:value-type="float" office:value="36.64" table:style-name="ce58">
            <text:p>36.64</text:p>
          </table:table-cell>
          <table:table-cell office:value-type="float" office:value="39.81" table:style-name="ce55">
            <text:p>39.81</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152</text:p>
          </table:table-cell>
          <table:table-cell office:value-type="string" table:style-name="ce12">
            <text:p>East Northamptonshire</text:p>
          </table:table-cell>
          <table:table-cell table:style-name="ce58"/>
          <table:table-cell table:style-name="ce58"/>
          <table:table-cell table:style-name="ce58"/>
          <table:table-cell table:style-name="ce58"/>
          <table:table-cell table:style-name="ce58"/>
          <table:table-cell office:value-type="float" office:value="35.81" table:style-name="ce58">
            <text:p>35.81</text:p>
          </table:table-cell>
          <table:table-cell office:value-type="float" office:value="37.200000000000003" table:style-name="ce58">
            <text:p>37.2</text:p>
          </table:table-cell>
          <table:table-cell office:value-type="float" office:value="37.770000000000003" table:style-name="ce55">
            <text:p>37.77</text:p>
          </table:table-cell>
          <table:table-cell office:value-type="float" office:value="38.090000000000003" table:style-name="ce55">
            <text:p>38.09</text:p>
          </table:table-cell>
          <table:table-cell office:value-type="float" office:value="44.28" table:style-name="ce55">
            <text:p>44.28</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036</text:p>
          </table:table-cell>
          <table:table-cell office:value-type="string" table:style-name="ce12">
            <text:p>Erewash</text:p>
          </table:table-cell>
          <table:table-cell table:style-name="ce58"/>
          <table:table-cell table:style-name="ce58"/>
          <table:table-cell table:style-name="ce58"/>
          <table:table-cell table:style-name="ce58"/>
          <table:table-cell table:style-name="ce58"/>
          <table:table-cell office:value-type="float" office:value="30.12" table:style-name="ce58">
            <text:p>30.12</text:p>
          </table:table-cell>
          <table:table-cell office:value-type="float" office:value="31.28" table:style-name="ce58">
            <text:p>31.28</text:p>
          </table:table-cell>
          <table:table-cell office:value-type="float" office:value="32.409999999999997" table:style-name="ce55">
            <text:p>32.41</text:p>
          </table:table-cell>
          <table:table-cell office:value-type="float" office:value="34.83" table:style-name="ce55">
            <text:p>34.83</text:p>
          </table:table-cell>
          <table:table-cell office:value-type="float" office:value="36.159999999999997" table:style-name="ce55">
            <text:p>36.16</text:p>
          </table:table-cell>
          <table:table-cell office:value-type="float" office:value="38.44" table:style-name="ce55">
            <text:p>38.44</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173</text:p>
          </table:table-cell>
          <table:table-cell office:value-type="string" table:style-name="ce12">
            <text:p>Gedling</text:p>
          </table:table-cell>
          <table:table-cell table:style-name="ce58"/>
          <table:table-cell table:style-name="ce58"/>
          <table:table-cell table:style-name="ce58"/>
          <table:table-cell table:style-name="ce58"/>
          <table:table-cell table:style-name="ce58"/>
          <table:table-cell office:value-type="float" office:value="31.39" table:style-name="ce58">
            <text:p>31.39</text:p>
          </table:table-cell>
          <table:table-cell office:value-type="float" office:value="32.19" table:style-name="ce58">
            <text:p>32.19</text:p>
          </table:table-cell>
          <table:table-cell office:value-type="float" office:value="33.33" table:style-name="ce55">
            <text:p>33.33</text:p>
          </table:table-cell>
          <table:table-cell office:value-type="float" office:value="35.08" table:style-name="ce55">
            <text:p>35.08</text:p>
          </table:table-cell>
          <table:table-cell office:value-type="float" office:value="36.61" table:style-name="ce55">
            <text:p>36.61</text:p>
          </table:table-cell>
          <table:table-cell office:value-type="float" office:value="38.29" table:style-name="ce55">
            <text:p>38.29</text:p>
          </table:table-cell>
          <table:table-cell office:value-type="float" office:value="39.93" table:style-name="ce55">
            <text:p>39.93</text:p>
          </table:table-cell>
          <table:table-cell office:value-type="float" office:value="41.59" table:style-name="ce55">
            <text:p>41.59</text:p>
          </table:table-cell>
          <table:table-cell office:value-type="float" office:value="43.59" table:style-name="ce55">
            <text:p>43.59</text:p>
          </table:table-cell>
          <table:table-cell office:value-type="float" office:value="45.76" table:style-name="ce55">
            <text:p>45.76</text:p>
          </table:table-cell>
          <table:table-cell office:value-type="float" office:value="48.05" table:style-name="ce55">
            <text:p>48.05</text:p>
          </table:table-cell>
          <table:table-cell office:value-type="float" office:value="50.29" table:style-name="ce55">
            <text:p>50.29</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131</text:p>
          </table:table-cell>
          <table:table-cell office:value-type="string" table:style-name="ce12">
            <text:p>Harborough</text:p>
          </table:table-cell>
          <table:table-cell table:style-name="ce58"/>
          <table:table-cell table:style-name="ce58"/>
          <table:table-cell table:style-name="ce58"/>
          <table:table-cell table:style-name="ce58"/>
          <table:table-cell table:style-name="ce58"/>
          <table:table-cell office:value-type="float" office:value="39.35" table:style-name="ce58">
            <text:p>39.35</text:p>
          </table:table-cell>
          <table:table-cell office:value-type="float" office:value="40.83" table:style-name="ce58">
            <text:p>40.83</text:p>
          </table:table-cell>
          <table:table-cell office:value-type="float" office:value="43.08" table:style-name="ce55">
            <text:p>43.08</text:p>
          </table:table-cell>
          <table:table-cell office:value-type="float" office:value="44.54" table:style-name="ce55">
            <text:p>44.54</text:p>
          </table:table-cell>
          <table:table-cell office:value-type="float" office:value="46.05" table:style-name="ce55">
            <text:p>46.05</text:p>
          </table:table-cell>
          <table:table-cell office:value-type="float" office:value="46.35" table:style-name="ce55">
            <text:p>46.35</text:p>
          </table:table-cell>
          <table:table-cell office:value-type="float" office:value="50.34" table:style-name="ce55">
            <text:p>50.34</text:p>
          </table:table-cell>
          <table:table-cell office:value-type="float" office:value="50.17" table:style-name="ce55">
            <text:p>50.17</text:p>
          </table:table-cell>
          <table:table-cell office:value-type="float" office:value="51.9" table:style-name="ce55">
            <text:p>51.90</text:p>
          </table:table-cell>
          <table:table-cell office:value-type="float" office:value="53.82" table:style-name="ce55">
            <text:p>53.82</text:p>
          </table:table-cell>
          <table:table-cell office:value-type="float" office:value="56.34" table:style-name="ce55">
            <text:p>56.34</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table-row>
        <table:table-row table:style-name="ro2">
          <table:table-cell/>
          <table:table-cell office:value-type="string" table:style-name="ce12">
            <text:p>E07000037</text:p>
          </table:table-cell>
          <table:table-cell office:value-type="string" table:style-name="ce12">
            <text:p>High Peak</text:p>
          </table:table-cell>
          <table:table-cell table:style-name="ce58"/>
          <table:table-cell table:style-name="ce58"/>
          <table:table-cell table:style-name="ce58"/>
          <table:table-cell table:style-name="ce58"/>
          <table:table-cell table:style-name="ce58"/>
          <table:table-cell office:value-type="float" office:value="36.28" table:style-name="ce58">
            <text:p>36.28</text:p>
          </table:table-cell>
          <table:table-cell office:value-type="float" office:value="38.19" table:style-name="ce58">
            <text:p>38.19</text:p>
          </table:table-cell>
          <table:table-cell office:value-type="float" office:value="39.799999999999997" table:style-name="ce55">
            <text:p>39.80</text:p>
          </table:table-cell>
          <table:table-cell office:value-type="float" office:value="41.65" table:style-name="ce55">
            <text:p>41.65</text:p>
          </table:table-cell>
          <table:table-cell office:value-type="float" office:value="43.57" table:style-name="ce55">
            <text:p>43.57</text:p>
          </table:table-cell>
          <table:table-cell office:value-type="float" office:value="44.91" table:style-name="ce55">
            <text:p>44.91</text:p>
          </table:table-cell>
          <table:table-cell office:value-type="float" office:value="46.8" table:style-name="ce55">
            <text:p>46.80</text:p>
          </table:table-cell>
          <table:table-cell office:value-type="float" office:value="47.69" table:style-name="ce55">
            <text:p>47.69</text:p>
          </table:table-cell>
          <table:table-cell office:value-type="float" office:value="48.94" table:style-name="ce55">
            <text:p>48.94</text:p>
          </table:table-cell>
          <table:table-cell office:value-type="float" office:value="50.26" table:style-name="ce55">
            <text:p>50.26</text:p>
          </table:table-cell>
          <table:table-cell office:value-type="float" office:value="52.29" table:style-name="ce55">
            <text:p>52.29</text:p>
          </table:table-cell>
          <table:table-cell office:value-type="float" office:value="55.93" table:style-name="ce55">
            <text:p>55.93</text:p>
          </table:table-cell>
          <table:table-cell office:value-type="float" office:value="57.5" table:style-name="ce55">
            <text:p>57.50</text:p>
          </table:table-cell>
          <table:table-cell office:value-type="float" office:value="58.99" table:style-name="ce55">
            <text:p>58.99</text:p>
          </table:table-cell>
          <table:table-cell office:value-type="float" office:value="59.54" table:style-name="ce55">
            <text:p>59.54</text:p>
          </table:table-cell>
          <table:table-cell office:value-type="float" office:value="63.06" table:style-name="ce55">
            <text:p>63.06</text:p>
          </table:table-cell>
          <table:table-cell office:value-type="float" office:value="65.91" table:style-name="ce55">
            <text:p>65.91</text:p>
          </table:table-cell>
          <table:table-cell office:value-type="float" office:value="68.260000000000005" table:style-name="ce55">
            <text:p>68.26</text:p>
          </table:table-cell>
          <table:table-cell office:value-type="float" office:value="70.64" table:style-name="ce55">
            <text:p>70.64</text:p>
          </table:table-cell>
          <table:table-cell office:value-type="float" office:value="72.180000000000007" table:style-name="ce55">
            <text:p>72.18</text:p>
          </table:table-cell>
          <table:table-cell office:value-type="float" office:value="71.430000000000007" table:style-name="ce55">
            <text:p>71.43</text:p>
          </table:table-cell>
          <table:table-cell office:value-type="float" office:value="70.7" table:style-name="ce55">
            <text:p>70.70</text:p>
          </table:table-cell>
          <table:table-cell office:value-type="float" office:value="69.98" table:style-name="ce55">
            <text:p>69.98</text:p>
          </table:table-cell>
          <table:table-cell table:style-name="ce55"/>
          <table:table-cell office:value-type="float" office:value="69.63" table:style-name="ce55">
            <text:p>69.63</text:p>
          </table:table-cell>
          <table:table-cell office:value-type="float" office:value="71.62" table:style-name="ce55">
            <text:p>71.62</text:p>
          </table:table-cell>
          <table:table-cell office:value-type="float" office:value="72.819999999999993" table:style-name="ce55">
            <text:p>72.82</text:p>
          </table:table-cell>
          <table:table-cell table:number-columns-repeated="16349"/>
        </table:table-row>
        <table:table-row table:style-name="ro2">
          <table:table-cell table:style-name="ce7"/>
          <table:table-cell office:value-type="string" table:style-name="ce12">
            <text:p>E07000132</text:p>
          </table:table-cell>
          <table:table-cell office:value-type="string" table:style-name="ce12">
            <text:p>Hinckley and Bosworth</text:p>
          </table:table-cell>
          <table:table-cell table:style-name="ce58"/>
          <table:table-cell table:style-name="ce58"/>
          <table:table-cell table:style-name="ce58"/>
          <table:table-cell table:style-name="ce58"/>
          <table:table-cell table:style-name="ce58"/>
          <table:table-cell office:value-type="float" office:value="35.28" table:style-name="ce58">
            <text:p>35.28</text:p>
          </table:table-cell>
          <table:table-cell office:value-type="float" office:value="36.71" table:style-name="ce58">
            <text:p>36.71</text:p>
          </table:table-cell>
          <table:table-cell office:value-type="float" office:value="38.520000000000003" table:style-name="ce55">
            <text:p>38.52</text:p>
          </table:table-cell>
          <table:table-cell office:value-type="float" office:value="40.15" table:style-name="ce55">
            <text:p>40.15</text:p>
          </table:table-cell>
          <table:table-cell office:value-type="float" office:value="41.69" table:style-name="ce55">
            <text:p>41.69</text:p>
          </table:table-cell>
          <table:table-cell office:value-type="float" office:value="42.92" table:style-name="ce55">
            <text:p>42.92</text:p>
          </table:table-cell>
          <table:table-cell office:value-type="float" office:value="42.42" table:style-name="ce55">
            <text:p>42.42</text:p>
          </table:table-cell>
          <table:table-cell office:value-type="float" office:value="42.87" table:style-name="ce55">
            <text:p>42.87</text:p>
          </table:table-cell>
          <table:table-cell office:value-type="float" office:value="45.05" table:style-name="ce55">
            <text:p>45.05</text:p>
          </table:table-cell>
          <table:table-cell office:value-type="float" office:value="47.27" table:style-name="ce55">
            <text:p>47.27</text:p>
          </table:table-cell>
          <table:table-cell office:value-type="float" office:value="49.63" table:style-name="ce55">
            <text:p>49.63</text:p>
          </table:table-cell>
          <table:table-cell office:value-type="float" office:value="53.11" table:style-name="ce55">
            <text:p>53.11</text:p>
          </table:table-cell>
          <table:table-cell office:value-type="float" office:value="55.37" table:style-name="ce55">
            <text:p>55.37</text:p>
          </table:table-cell>
          <table:table-cell office:value-type="float" office:value="57.46" table:style-name="ce55">
            <text:p>57.46</text:p>
          </table:table-cell>
          <table:table-cell office:value-type="float" office:value="58.94" table:style-name="ce55">
            <text:p>58.94</text:p>
          </table:table-cell>
          <table:table-cell office:value-type="float" office:value="61.18" table:style-name="ce55">
            <text:p>61.18</text:p>
          </table:table-cell>
          <table:table-cell office:value-type="float" office:value="66.87" table:style-name="ce55">
            <text:p>66.87</text:p>
          </table:table-cell>
          <table:table-cell office:value-type="float" office:value="70" table:style-name="ce55">
            <text:p>70.00</text:p>
          </table:table-cell>
          <table:table-cell office:value-type="float" office:value="73.53" table:style-name="ce55">
            <text:p>73.53</text:p>
          </table:table-cell>
          <table:table-cell office:value-type="float" office:value="80.12" table:style-name="ce55">
            <text:p>80.12</text:p>
          </table:table-cell>
          <table:table-cell office:value-type="float" office:value="80.180000000000007" table:style-name="ce55">
            <text:p>80.18</text:p>
          </table:table-cell>
          <table:table-cell office:value-type="float" office:value="77.63" table:style-name="ce55">
            <text:p>77.63</text:p>
          </table:table-cell>
          <table:table-cell office:value-type="float" office:value="76.84" table:style-name="ce55">
            <text:p>76.84</text:p>
          </table:table-cell>
          <table:table-cell table:style-name="ce55"/>
          <table:table-cell office:value-type="float" office:value="75.150000000000006" table:style-name="ce55">
            <text:p>75.15</text:p>
          </table:table-cell>
          <table:table-cell office:value-type="float" office:value="77.34" table:style-name="ce55">
            <text:p>77.34</text:p>
          </table:table-cell>
          <table:table-cell office:value-type="float" office:value="78.7" table:style-name="ce55">
            <text:p>78.70</text:p>
          </table:table-cell>
          <table:table-cell table:number-columns-repeated="16349"/>
        </table:table-row>
        <table:table-row table:style-name="ro2">
          <table:table-cell table:style-name="ce7"/>
          <table:table-cell office:value-type="string" table:style-name="ce12">
            <text:p>E07000153</text:p>
          </table:table-cell>
          <table:table-cell office:value-type="string" table:style-name="ce12">
            <text:p>Kettering</text:p>
          </table:table-cell>
          <table:table-cell table:style-name="ce58"/>
          <table:table-cell table:style-name="ce58"/>
          <table:table-cell table:style-name="ce58"/>
          <table:table-cell table:style-name="ce58"/>
          <table:table-cell table:style-name="ce58"/>
          <table:table-cell office:value-type="float" office:value="36.33" table:style-name="ce58">
            <text:p>36.33</text:p>
          </table:table-cell>
          <table:table-cell office:value-type="float" office:value="36.82" table:style-name="ce58">
            <text:p>36.82</text:p>
          </table:table-cell>
          <table:table-cell office:value-type="float" office:value="37.75" table:style-name="ce55">
            <text:p>37.75</text:p>
          </table:table-cell>
          <table:table-cell office:value-type="float" office:value="38.79" table:style-name="ce55">
            <text:p>38.79</text:p>
          </table:table-cell>
          <table:table-cell office:value-type="float" office:value="40.03" table:style-name="ce55">
            <text:p>40.03</text:p>
          </table:table-cell>
          <table:table-cell office:value-type="float" office:value="41.46" table:style-name="ce55">
            <text:p>41.46</text:p>
          </table:table-cell>
          <table:table-cell office:value-type="float" office:value="43.41" table:style-name="ce55">
            <text:p>43.41</text:p>
          </table:table-cell>
          <table:table-cell office:value-type="float" office:value="45.02" table:style-name="ce55">
            <text:p>45.02</text:p>
          </table:table-cell>
          <table:table-cell office:value-type="float" office:value="46.97" table:style-name="ce55">
            <text:p>46.97</text:p>
          </table:table-cell>
          <table:table-cell office:value-type="float" office:value="49.26" table:style-name="ce55">
            <text:p>49.26</text:p>
          </table:table-cell>
          <table:table-cell office:value-type="float" office:value="47.92" table:style-name="ce55">
            <text:p>47.92</text:p>
          </table:table-cell>
          <table:table-cell office:value-type="float" office:value="55.66" table:style-name="ce55">
            <text:p>55.66</text:p>
          </table:table-cell>
          <table:table-cell office:value-type="float" office:value="58.6" table:style-name="ce55">
            <text:p>58.60</text:p>
          </table:table-cell>
          <table:table-cell office:value-type="float" office:value="60.61" table:style-name="ce55">
            <text:p>60.61</text:p>
          </table:table-cell>
          <table:table-cell office:value-type="float" office:value="62.45" table:style-name="ce55">
            <text:p>62.45</text:p>
          </table:table-cell>
          <table:table-cell office:value-type="float" office:value="61.23" table:style-name="ce55">
            <text:p>61.23</text:p>
          </table:table-cell>
          <table:table-cell office:value-type="float" office:value="81.73" table:style-name="ce55">
            <text:p>81.73</text:p>
          </table:table-cell>
          <table:table-cell office:value-type="float" office:value="77.39" table:style-name="ce55">
            <text:p>77.39</text:p>
          </table:table-cell>
          <table:table-cell office:value-type="float" office:value="80.989999999999995" table:style-name="ce55">
            <text:p>80.99</text:p>
          </table:table-cell>
          <table:table-cell office:value-type="float" office:value="82.01" table:style-name="ce55">
            <text:p>82.01</text:p>
          </table:table-cell>
          <table:table-cell office:value-type="float" office:value="81.27" table:style-name="ce55">
            <text:p>81.27</text:p>
          </table:table-cell>
          <table:table-cell office:value-type="float" office:value="80.540000000000006" table:style-name="ce55">
            <text:p>80.54</text:p>
          </table:table-cell>
          <table:table-cell office:value-type="float" office:value="79.81" table:style-name="ce55">
            <text:p>79.81</text:p>
          </table:table-cell>
          <table:table-cell table:style-name="ce55"/>
          <table:table-cell office:value-type="float" office:value="78.88" table:style-name="ce55">
            <text:p>78.88</text:p>
          </table:table-cell>
          <table:table-cell office:value-type="float" office:value="81.12" table:style-name="ce55">
            <text:p>81.12</text:p>
          </table:table-cell>
          <table:table-cell office:value-type="string" table:style-name="ce55">
            <text:p>..</text:p>
          </table:table-cell>
          <table:table-cell table:number-columns-repeated="16349"/>
        </table:table-row>
        <table:table-row table:style-name="ro2">
          <table:table-cell table:style-name="ce7"/>
          <table:table-cell office:value-type="string" table:style-name="ce12">
            <text:p>E06000016</text:p>
          </table:table-cell>
          <table:table-cell office:value-type="string" table:style-name="ce12">
            <text:p>Leicester</text:p>
          </table:table-cell>
          <table:table-cell table:style-name="ce58"/>
          <table:table-cell table:style-name="ce58"/>
          <table:table-cell table:style-name="ce58"/>
          <table:table-cell table:style-name="ce58"/>
          <table:table-cell table:style-name="ce58"/>
          <table:table-cell office:value-type="float" office:value="37.909999999999997" table:style-name="ce58">
            <text:p>37.91</text:p>
          </table:table-cell>
          <table:table-cell office:value-type="float" office:value="41.91" table:style-name="ce58">
            <text:p>41.91</text:p>
          </table:table-cell>
          <table:table-cell office:value-type="float" office:value="42.72" table:style-name="ce55">
            <text:p>42.72</text:p>
          </table:table-cell>
          <table:table-cell office:value-type="float" office:value="42.85" table:style-name="ce55">
            <text:p>42.85</text:p>
          </table:table-cell>
          <table:table-cell office:value-type="float" office:value="42.92" table:style-name="ce55">
            <text:p>42.92</text:p>
          </table:table-cell>
          <table:table-cell office:value-type="float" office:value="41.62" table:style-name="ce55">
            <text:p>41.62</text:p>
          </table:table-cell>
          <table:table-cell office:value-type="float" office:value="44.35" table:style-name="ce55">
            <text:p>44.35</text:p>
          </table:table-cell>
          <table:table-cell office:value-type="float" office:value="44.34" table:style-name="ce55">
            <text:p>44.34</text:p>
          </table:table-cell>
          <table:table-cell office:value-type="float" office:value="45.83" table:style-name="ce55">
            <text:p>45.83</text:p>
          </table:table-cell>
          <table:table-cell office:value-type="float" office:value="47.23" table:style-name="ce55">
            <text:p>47.23</text:p>
          </table:table-cell>
          <table:table-cell office:value-type="float" office:value="49.59" table:style-name="ce55">
            <text:p>49.59</text:p>
          </table:table-cell>
          <table:table-cell office:value-type="float" office:value="53.19" table:style-name="ce55">
            <text:p>53.19</text:p>
          </table:table-cell>
          <table:table-cell office:value-type="float" office:value="54.86" table:style-name="ce55">
            <text:p>54.86</text:p>
          </table:table-cell>
          <table:table-cell office:value-type="float" office:value="56.6" table:style-name="ce55">
            <text:p>56.60</text:p>
          </table:table-cell>
          <table:table-cell office:value-type="float" office:value="57.71" table:style-name="ce55">
            <text:p>57.71</text:p>
          </table:table-cell>
          <table:table-cell office:value-type="float" office:value="61.34" table:style-name="ce55">
            <text:p>61.34</text:p>
          </table:table-cell>
          <table:table-cell office:value-type="float" office:value="67.97" table:style-name="ce55">
            <text:p>67.97</text:p>
          </table:table-cell>
          <table:table-cell office:value-type="float" office:value="69.37" table:style-name="ce55">
            <text:p>69.37</text:p>
          </table:table-cell>
          <table:table-cell office:value-type="float" office:value="73.39" table:style-name="ce55">
            <text:p>73.39</text:p>
          </table:table-cell>
          <table:table-cell office:value-type="float" office:value="72.37" table:style-name="ce55">
            <text:p>72.37</text:p>
          </table:table-cell>
          <table:table-cell office:value-type="float" office:value="71.52" table:style-name="ce55">
            <text:p>71.52</text:p>
          </table:table-cell>
          <table:table-cell office:value-type="float" office:value="70.66" table:style-name="ce55">
            <text:p>70.66</text:p>
          </table:table-cell>
          <table:table-cell office:value-type="float" office:value="70.12" table:style-name="ce55">
            <text:p>70.12</text:p>
          </table:table-cell>
          <table:table-cell table:style-name="ce55"/>
          <table:table-cell office:value-type="float" office:value="69.510000000000005" table:style-name="ce55">
            <text:p>69.51</text:p>
          </table:table-cell>
          <table:table-cell office:value-type="float" office:value="71.97" table:style-name="ce55">
            <text:p>71.97</text:p>
          </table:table-cell>
          <table:table-cell office:value-type="float" office:value="73.239999999999995" table:style-name="ce55">
            <text:p>73.24</text:p>
          </table:table-cell>
          <table:table-cell table:number-columns-repeated="16349"/>
        </table:table-row>
        <table:table-row table:style-name="ro2">
          <table:table-cell table:style-name="ce7"/>
          <table:table-cell office:value-type="string" table:style-name="ce12">
            <text:p>E07000138</text:p>
          </table:table-cell>
          <table:table-cell office:value-type="string" table:style-name="ce12">
            <text:p>Lincoln</text:p>
          </table:table-cell>
          <table:table-cell table:style-name="ce58"/>
          <table:table-cell table:style-name="ce58"/>
          <table:table-cell table:style-name="ce58"/>
          <table:table-cell table:style-name="ce58"/>
          <table:table-cell table:style-name="ce58"/>
          <table:table-cell office:value-type="float" office:value="30.47" table:style-name="ce58">
            <text:p>30.47</text:p>
          </table:table-cell>
          <table:table-cell office:value-type="float" office:value="30.9" table:style-name="ce58">
            <text:p>30.9</text:p>
          </table:table-cell>
          <table:table-cell office:value-type="float" office:value="31.77" table:style-name="ce55">
            <text:p>31.77</text:p>
          </table:table-cell>
          <table:table-cell office:value-type="float" office:value="34.630000000000003" table:style-name="ce55">
            <text:p>34.63</text:p>
          </table:table-cell>
          <table:table-cell office:value-type="float" office:value="35.700000000000003" table:style-name="ce55">
            <text:p>35.70</text:p>
          </table:table-cell>
          <table:table-cell office:value-type="float" office:value="40.369999999999997" table:style-name="ce55">
            <text:p>40.37</text:p>
          </table:table-cell>
          <table:table-cell office:value-type="float" office:value="42.29" table:style-name="ce55">
            <text:p>42.29</text:p>
          </table:table-cell>
          <table:table-cell office:value-type="float" office:value="41.91" table:style-name="ce55">
            <text:p>41.91</text:p>
          </table:table-cell>
          <table:table-cell office:value-type="float" office:value="43.13" table:style-name="ce55">
            <text:p>43.13</text:p>
          </table:table-cell>
          <table:table-cell office:value-type="float" office:value="45.24" table:style-name="ce55">
            <text:p>45.24</text:p>
          </table:table-cell>
          <table:table-cell office:value-type="float" office:value="47.5" table:style-name="ce55">
            <text:p>47.50</text:p>
          </table:table-cell>
          <table:table-cell office:value-type="float" office:value="51.74" table:style-name="ce55">
            <text:p>51.74</text:p>
          </table:table-cell>
          <table:table-cell office:value-type="float" office:value="52.82" table:style-name="ce55">
            <text:p>52.82</text:p>
          </table:table-cell>
          <table:table-cell office:value-type="float" office:value="54.91" table:style-name="ce55">
            <text:p>54.91</text:p>
          </table:table-cell>
          <table:table-cell office:value-type="float" office:value="55.71" table:style-name="ce55">
            <text:p>55.71</text:p>
          </table:table-cell>
          <table:table-cell office:value-type="float" office:value="58.97" table:style-name="ce55">
            <text:p>58.97</text:p>
          </table:table-cell>
          <table:table-cell office:value-type="float" office:value="63.41" table:style-name="ce55">
            <text:p>63.41</text:p>
          </table:table-cell>
          <table:table-cell office:value-type="float" office:value="65.930000000000007" table:style-name="ce55">
            <text:p>65.93</text:p>
          </table:table-cell>
          <table:table-cell office:value-type="float" office:value="69.42" table:style-name="ce55">
            <text:p>69.42</text:p>
          </table:table-cell>
          <table:table-cell office:value-type="float" office:value="70.510000000000005" table:style-name="ce55">
            <text:p>70.51</text:p>
          </table:table-cell>
          <table:table-cell office:value-type="float" office:value="70.16" table:style-name="ce55">
            <text:p>70.16</text:p>
          </table:table-cell>
          <table:table-cell office:value-type="float" office:value="68.849999999999994" table:style-name="ce55">
            <text:p>68.85</text:p>
          </table:table-cell>
          <table:table-cell office:value-type="float" office:value="68.989999999999995" table:style-name="ce55">
            <text:p>68.99</text:p>
          </table:table-cell>
          <table:table-cell table:style-name="ce55"/>
          <table:table-cell office:value-type="float" office:value="68.510000000000005" table:style-name="ce55">
            <text:p>68.51</text:p>
          </table:table-cell>
          <table:table-cell office:value-type="float" office:value="70.69" table:style-name="ce55">
            <text:p>70.69</text:p>
          </table:table-cell>
          <table:table-cell office:value-type="float" office:value="71.760000000000005" table:style-name="ce55">
            <text:p>71.76</text:p>
          </table:table-cell>
          <table:table-cell table:number-columns-repeated="16349"/>
        </table:table-row>
        <table:table-row table:style-name="ro2">
          <table:table-cell table:style-name="ce7"/>
          <table:table-cell office:value-type="string" table:style-name="ce12">
            <text:p>E07000174</text:p>
          </table:table-cell>
          <table:table-cell office:value-type="string" table:style-name="ce12">
            <text:p>Mansfield</text:p>
          </table:table-cell>
          <table:table-cell table:style-name="ce58"/>
          <table:table-cell table:style-name="ce58"/>
          <table:table-cell table:style-name="ce58"/>
          <table:table-cell table:style-name="ce58"/>
          <table:table-cell table:style-name="ce58"/>
          <table:table-cell office:value-type="float" office:value="39.590000000000003" table:style-name="ce58">
            <text:p>39.59</text:p>
          </table:table-cell>
          <table:table-cell office:value-type="float" office:value="41.39" table:style-name="ce58">
            <text:p>41.39</text:p>
          </table:table-cell>
          <table:table-cell office:value-type="float" office:value="41.92" table:style-name="ce55">
            <text:p>41.92</text:p>
          </table:table-cell>
          <table:table-cell office:value-type="float" office:value="42.32" table:style-name="ce55">
            <text:p>42.32</text:p>
          </table:table-cell>
          <table:table-cell office:value-type="float" office:value="42.78" table:style-name="ce55">
            <text:p>42.78</text:p>
          </table:table-cell>
          <table:table-cell office:value-type="float" office:value="43.38" table:style-name="ce55">
            <text:p>43.38</text:p>
          </table:table-cell>
          <table:table-cell office:value-type="float" office:value="44.12" table:style-name="ce55">
            <text:p>44.12</text:p>
          </table:table-cell>
          <table:table-cell office:value-type="float" office:value="44" table:style-name="ce55">
            <text:p>44.00</text:p>
          </table:table-cell>
          <table:table-cell office:value-type="float" office:value="43.89" table:style-name="ce55">
            <text:p>43.89</text:p>
          </table:table-cell>
          <table:table-cell office:value-type="float" office:value="45.7" table:style-name="ce55">
            <text:p>45.70</text:p>
          </table:table-cell>
          <table:table-cell office:value-type="float" office:value="47.96" table:style-name="ce55">
            <text:p>47.96</text:p>
          </table:table-cell>
          <table:table-cell office:value-type="float" office:value="51.32" table:style-name="ce55">
            <text:p>51.32</text:p>
          </table:table-cell>
          <table:table-cell office:value-type="float" office:value="53.31" table:style-name="ce55">
            <text:p>53.31</text:p>
          </table:table-cell>
          <table:table-cell office:value-type="float" office:value="55.01" table:style-name="ce55">
            <text:p>55.01</text:p>
          </table:table-cell>
          <table:table-cell office:value-type="float" office:value="56.27" table:style-name="ce55">
            <text:p>56.27</text:p>
          </table:table-cell>
          <table:table-cell office:value-type="float" office:value="60.39" table:style-name="ce55">
            <text:p>60.39</text:p>
          </table:table-cell>
          <table:table-cell office:value-type="float" office:value="65.540000000000006" table:style-name="ce55">
            <text:p>65.54</text:p>
          </table:table-cell>
          <table:table-cell office:value-type="float" office:value="69.73" table:style-name="ce55">
            <text:p>69.73</text:p>
          </table:table-cell>
          <table:table-cell office:value-type="float" office:value="66.459999999999994" table:style-name="ce55">
            <text:p>66.46</text:p>
          </table:table-cell>
          <table:table-cell office:value-type="float" office:value="74.319999999999993" table:style-name="ce55">
            <text:p>74.32</text:p>
          </table:table-cell>
          <table:table-cell office:value-type="float" office:value="74.22" table:style-name="ce55">
            <text:p>74.22</text:p>
          </table:table-cell>
          <table:table-cell office:value-type="float" office:value="73.489999999999995" table:style-name="ce55">
            <text:p>73.49</text:p>
          </table:table-cell>
          <table:table-cell office:value-type="float" office:value="72.8" table:style-name="ce55">
            <text:p>72.80</text:p>
          </table:table-cell>
          <table:table-cell table:style-name="ce55"/>
          <table:table-cell office:value-type="float" office:value="72.72" table:style-name="ce55">
            <text:p>72.72</text:p>
          </table:table-cell>
          <table:table-cell office:value-type="float" office:value="74.55" table:style-name="ce55">
            <text:p>74.55</text:p>
          </table:table-cell>
          <table:table-cell office:value-type="float" office:value="75.760000000000005" table:style-name="ce55">
            <text:p>75.76</text:p>
          </table:table-cell>
          <table:table-cell table:number-columns-repeated="16349"/>
        </table:table-row>
        <table:table-row table:style-name="ro2">
          <table:table-cell table:style-name="ce7"/>
          <table:table-cell office:value-type="string" table:style-name="ce12">
            <text:p>E07000133</text:p>
          </table:table-cell>
          <table:table-cell office:value-type="string" table:style-name="ce12">
            <text:p>Melton</text:p>
          </table:table-cell>
          <table:table-cell table:style-name="ce58"/>
          <table:table-cell table:style-name="ce58"/>
          <table:table-cell table:style-name="ce58"/>
          <table:table-cell table:style-name="ce58"/>
          <table:table-cell table:style-name="ce58"/>
          <table:table-cell office:value-type="float" office:value="32.42" table:style-name="ce58">
            <text:p>32.42</text:p>
          </table:table-cell>
          <table:table-cell office:value-type="float" office:value="33.65" table:style-name="ce58">
            <text:p>33.65</text:p>
          </table:table-cell>
          <table:table-cell office:value-type="float" office:value="34.82" table:style-name="ce55">
            <text:p>34.82</text:p>
          </table:table-cell>
          <table:table-cell office:value-type="float" office:value="35.72" table:style-name="ce55">
            <text:p>35.72</text:p>
          </table:table-cell>
          <table:table-cell office:value-type="float" office:value="37.11" table:style-name="ce55">
            <text:p>37.11</text:p>
          </table:table-cell>
          <table:table-cell office:value-type="float" office:value="38.68" table:style-name="ce55">
            <text:p>38.68</text:p>
          </table:table-cell>
          <table:table-cell office:value-type="float" office:value="41.45" table:style-name="ce55">
            <text:p>41.45</text:p>
          </table:table-cell>
          <table:table-cell office:value-type="float" office:value="43.94" table:style-name="ce55">
            <text:p>43.94</text:p>
          </table:table-cell>
          <table:table-cell office:value-type="float" office:value="46.15" table:style-name="ce55">
            <text:p>46.15</text:p>
          </table:table-cell>
          <table:table-cell office:value-type="float" office:value="48.48" table:style-name="ce55">
            <text:p>48.48</text:p>
          </table:table-cell>
          <table:table-cell office:value-type="float" office:value="51.22" table:style-name="ce55">
            <text:p>51.22</text:p>
          </table:table-cell>
          <table:table-cell office:value-type="float" office:value="53.79" table:style-name="ce55">
            <text:p>53.79</text:p>
          </table:table-cell>
          <table:table-cell office:value-type="float" office:value="57.89" table:style-name="ce55">
            <text:p>57.89</text:p>
          </table:table-cell>
          <table:table-cell office:value-type="float" office:value="58.54" table:style-name="ce55">
            <text:p>58.54</text:p>
          </table:table-cell>
          <table:table-cell office:value-type="float" office:value="59.95" table:style-name="ce55">
            <text:p>59.95</text:p>
          </table:table-cell>
          <table:table-cell office:value-type="float" office:value="64.180000000000007" table:style-name="ce55">
            <text:p>64.18</text:p>
          </table:table-cell>
          <table:table-cell office:value-type="float" office:value="69.02" table:style-name="ce55">
            <text:p>69.02</text:p>
          </table:table-cell>
          <table:table-cell office:value-type="float" office:value="71.84" table:style-name="ce55">
            <text:p>71.84</text:p>
          </table:table-cell>
          <table:table-cell office:value-type="float" office:value="75.13" table:style-name="ce55">
            <text:p>75.13</text:p>
          </table:table-cell>
          <table:table-cell office:value-type="float" office:value="76.95" table:style-name="ce55">
            <text:p>76.95</text:p>
          </table:table-cell>
          <table:table-cell office:value-type="float" office:value="76.59" table:style-name="ce55">
            <text:p>76.59</text:p>
          </table:table-cell>
          <table:table-cell office:value-type="float" office:value="75.84" table:style-name="ce55">
            <text:p>75.84</text:p>
          </table:table-cell>
          <table:table-cell office:value-type="float" office:value="75.09" table:style-name="ce55">
            <text:p>75.09</text:p>
          </table:table-cell>
          <table:table-cell table:style-name="ce55"/>
          <table:table-cell office:value-type="float" office:value="74.16" table:style-name="ce55">
            <text:p>74.16</text:p>
          </table:table-cell>
          <table:table-cell office:value-type="float" office:value="76.209999999999994" table:style-name="ce55">
            <text:p>76.21</text:p>
          </table:table-cell>
          <table:table-cell office:value-type="float" office:value="77.38" table:style-name="ce55">
            <text:p>77.38</text:p>
          </table:table-cell>
          <table:table-cell table:number-columns-repeated="16349"/>
        </table:table-row>
        <table:table-row table:style-name="ro2">
          <table:table-cell table:style-name="ce7"/>
          <table:table-cell office:value-type="string" table:style-name="ce12">
            <text:p>E07000175</text:p>
          </table:table-cell>
          <table:table-cell office:value-type="string" table:style-name="ce12">
            <text:p>Newark and Sherwood</text:p>
          </table:table-cell>
          <table:table-cell table:style-name="ce58"/>
          <table:table-cell table:style-name="ce58"/>
          <table:table-cell table:style-name="ce58"/>
          <table:table-cell table:style-name="ce58"/>
          <table:table-cell table:style-name="ce58"/>
          <table:table-cell office:value-type="float" office:value="34.14" table:style-name="ce58">
            <text:p>34.14</text:p>
          </table:table-cell>
          <table:table-cell office:value-type="float" office:value="35.21" table:style-name="ce58">
            <text:p>35.21</text:p>
          </table:table-cell>
          <table:table-cell office:value-type="float" office:value="37" table:style-name="ce55">
            <text:p>37.00</text:p>
          </table:table-cell>
          <table:table-cell office:value-type="float" office:value="37.64" table:style-name="ce55">
            <text:p>37.64</text:p>
          </table:table-cell>
          <table:table-cell office:value-type="float" office:value="38.92" table:style-name="ce55">
            <text:p>38.92</text:p>
          </table:table-cell>
          <table:table-cell office:value-type="float" office:value="40.119999999999997" table:style-name="ce55">
            <text:p>40.12</text:p>
          </table:table-cell>
          <table:table-cell office:value-type="float" office:value="42.64" table:style-name="ce55">
            <text:p>42.64</text:p>
          </table:table-cell>
          <table:table-cell office:value-type="float" office:value="43.26" table:style-name="ce55">
            <text:p>43.26</text:p>
          </table:table-cell>
          <table:table-cell office:value-type="float" office:value="44.62" table:style-name="ce55">
            <text:p>44.62</text:p>
          </table:table-cell>
          <table:table-cell office:value-type="float" office:value="46.88" table:style-name="ce55">
            <text:p>46.88</text:p>
          </table:table-cell>
          <table:table-cell office:value-type="float" office:value="49.23" table:style-name="ce55">
            <text:p>49.23</text:p>
          </table:table-cell>
          <table:table-cell office:value-type="float" office:value="52.74" table:style-name="ce55">
            <text:p>52.74</text:p>
          </table:table-cell>
          <table:table-cell office:value-type="float" office:value="54.93" table:style-name="ce55">
            <text:p>54.93</text:p>
          </table:table-cell>
          <table:table-cell office:value-type="float" office:value="56.63" table:style-name="ce55">
            <text:p>56.63</text:p>
          </table:table-cell>
          <table:table-cell office:value-type="float" office:value="58.11" table:style-name="ce55">
            <text:p>58.11</text:p>
          </table:table-cell>
          <table:table-cell office:value-type="float" office:value="68.180000000000007" table:style-name="ce55">
            <text:p>68.18</text:p>
          </table:table-cell>
          <table:table-cell office:value-type="float" office:value="71.95" table:style-name="ce55">
            <text:p>71.95</text:p>
          </table:table-cell>
          <table:table-cell office:value-type="float" office:value="73.42" table:style-name="ce55">
            <text:p>73.42</text:p>
          </table:table-cell>
          <table:table-cell office:value-type="float" office:value="74.760000000000005" table:style-name="ce55">
            <text:p>74.76</text:p>
          </table:table-cell>
          <table:table-cell office:value-type="float" office:value="76.37" table:style-name="ce55">
            <text:p>76.37</text:p>
          </table:table-cell>
          <table:table-cell office:value-type="float" office:value="76" table:style-name="ce55">
            <text:p>76.00</text:p>
          </table:table-cell>
          <table:table-cell office:value-type="float" office:value="76.47" table:style-name="ce55">
            <text:p>76.47</text:p>
          </table:table-cell>
          <table:table-cell office:value-type="float" office:value="76.430000000000007" table:style-name="ce55">
            <text:p>76.43</text:p>
          </table:table-cell>
          <table:table-cell table:style-name="ce55"/>
          <table:table-cell office:value-type="float" office:value="77.81" table:style-name="ce55">
            <text:p>77.81</text:p>
          </table:table-cell>
          <table:table-cell office:value-type="float" office:value="80.099999999999994" table:style-name="ce55">
            <text:p>80.10</text:p>
          </table:table-cell>
          <table:table-cell office:value-type="float" office:value="81.97" table:style-name="ce55">
            <text:p>81.97</text:p>
          </table:table-cell>
          <table:table-cell table:number-columns-repeated="16349"/>
        </table:table-row>
        <table:table-row table:style-name="ro2">
          <table:table-cell table:style-name="ce7"/>
          <table:table-cell office:value-type="string" table:style-name="ce12">
            <text:p>E07000038</text:p>
          </table:table-cell>
          <table:table-cell office:value-type="string" table:style-name="ce12">
            <text:p>North East Derbyshire</text:p>
          </table:table-cell>
          <table:table-cell table:style-name="ce58"/>
          <table:table-cell table:style-name="ce58"/>
          <table:table-cell table:style-name="ce58"/>
          <table:table-cell table:style-name="ce58"/>
          <table:table-cell table:style-name="ce58"/>
          <table:table-cell office:value-type="float" office:value="28.44" table:style-name="ce58">
            <text:p>28.44</text:p>
          </table:table-cell>
          <table:table-cell office:value-type="float" office:value="29.4" table:style-name="ce58">
            <text:p>29.4</text:p>
          </table:table-cell>
          <table:table-cell office:value-type="float" office:value="30.5" table:style-name="ce55">
            <text:p>30.50</text:p>
          </table:table-cell>
          <table:table-cell office:value-type="float" office:value="32.159999999999997" table:style-name="ce55">
            <text:p>32.16</text:p>
          </table:table-cell>
          <table:table-cell office:value-type="float" office:value="34.5" table:style-name="ce55">
            <text:p>34.50</text:p>
          </table:table-cell>
          <table:table-cell office:value-type="float" office:value="36.549999999999997" table:style-name="ce55">
            <text:p>36.55</text:p>
          </table:table-cell>
          <table:table-cell office:value-type="float" office:value="39.4" table:style-name="ce55">
            <text:p>39.40</text:p>
          </table:table-cell>
          <table:table-cell office:value-type="float" office:value="40.85" table:style-name="ce55">
            <text:p>40.85</text:p>
          </table:table-cell>
          <table:table-cell office:value-type="float" office:value="43.3" table:style-name="ce55">
            <text:p>43.30</text:p>
          </table:table-cell>
          <table:table-cell office:value-type="float" office:value="46.1" table:style-name="ce55">
            <text:p>46.10</text:p>
          </table:table-cell>
          <table:table-cell office:value-type="float" office:value="48.41" table:style-name="ce55">
            <text:p>48.41</text:p>
          </table:table-cell>
          <table:table-cell office:value-type="float" office:value="51.8" table:style-name="ce55">
            <text:p>51.80</text:p>
          </table:table-cell>
          <table:table-cell office:value-type="float" office:value="54.44" table:style-name="ce55">
            <text:p>54.44</text:p>
          </table:table-cell>
          <table:table-cell office:value-type="float" office:value="56.34" table:style-name="ce55">
            <text:p>56.34</text:p>
          </table:table-cell>
          <table:table-cell office:value-type="float" office:value="57.84" table:style-name="ce55">
            <text:p>57.84</text:p>
          </table:table-cell>
          <table:table-cell office:value-type="float" office:value="73.63" table:style-name="ce55">
            <text:p>73.63</text:p>
          </table:table-cell>
          <table:table-cell office:value-type="float" office:value="78.459999999999994" table:style-name="ce55">
            <text:p>78.46</text:p>
          </table:table-cell>
          <table:table-cell office:value-type="float" office:value="73.97" table:style-name="ce55">
            <text:p>73.97</text:p>
          </table:table-cell>
          <table:table-cell office:value-type="float" office:value="77.63" table:style-name="ce55">
            <text:p>77.63</text:p>
          </table:table-cell>
          <table:table-cell office:value-type="float" office:value="79.63" table:style-name="ce55">
            <text:p>79.63</text:p>
          </table:table-cell>
          <table:table-cell office:value-type="float" office:value="78.36" table:style-name="ce55">
            <text:p>78.36</text:p>
          </table:table-cell>
          <table:table-cell office:value-type="float" office:value="78.59" table:style-name="ce55">
            <text:p>78.59</text:p>
          </table:table-cell>
          <table:table-cell office:value-type="float" office:value="78.08" table:style-name="ce55">
            <text:p>78.08</text:p>
          </table:table-cell>
          <table:table-cell table:style-name="ce55"/>
          <table:table-cell office:value-type="float" office:value="77.430000000000007" table:style-name="ce55">
            <text:p>77.43</text:p>
          </table:table-cell>
          <table:table-cell office:value-type="float" office:value="78.8" table:style-name="ce55">
            <text:p>78.80</text:p>
          </table:table-cell>
          <table:table-cell office:value-type="float" office:value="80.12" table:style-name="ce55">
            <text:p>80.12</text:p>
          </table:table-cell>
          <table:table-cell table:number-columns-repeated="16349"/>
        </table:table-row>
        <table:table-row table:style-name="ro2">
          <table:table-cell table:style-name="ce7"/>
          <table:table-cell office:value-type="string" table:style-name="ce12">
            <text:p>E07000139</text:p>
          </table:table-cell>
          <table:table-cell office:value-type="string" table:style-name="ce12">
            <text:p>North Kesteven</text:p>
          </table:table-cell>
          <table:table-cell table:style-name="ce58"/>
          <table:table-cell table:style-name="ce58"/>
          <table:table-cell table:style-name="ce58"/>
          <table:table-cell table:style-name="ce58"/>
          <table:table-cell table:style-name="ce58"/>
          <table:table-cell office:value-type="float" office:value="33.880000000000003" table:style-name="ce58">
            <text:p>33.88</text:p>
          </table:table-cell>
          <table:table-cell office:value-type="float" office:value="34.72" table:style-name="ce58">
            <text:p>34.72</text:p>
          </table:table-cell>
          <table:table-cell office:value-type="float" office:value="35.380000000000003" table:style-name="ce55">
            <text:p>35.38</text:p>
          </table:table-cell>
          <table:table-cell office:value-type="float" office:value="36.31" table:style-name="ce55">
            <text:p>36.31</text:p>
          </table:table-cell>
          <table:table-cell office:value-type="float" office:value="39.01" table:style-name="ce55">
            <text:p>39.01</text:p>
          </table:table-cell>
          <table:table-cell office:value-type="float" office:value="39.85" table:style-name="ce55">
            <text:p>39.85</text:p>
          </table:table-cell>
          <table:table-cell office:value-type="float" office:value="41.81" table:style-name="ce55">
            <text:p>41.81</text:p>
          </table:table-cell>
          <table:table-cell office:value-type="float" office:value="44.05" table:style-name="ce55">
            <text:p>44.05</text:p>
          </table:table-cell>
          <table:table-cell office:value-type="float" office:value="45.98" table:style-name="ce55">
            <text:p>45.98</text:p>
          </table:table-cell>
          <table:table-cell office:value-type="float" office:value="47.66" table:style-name="ce55">
            <text:p>47.66</text:p>
          </table:table-cell>
          <table:table-cell office:value-type="float" office:value="50.06" table:style-name="ce55">
            <text:p>50.06</text:p>
          </table:table-cell>
          <table:table-cell office:value-type="float" office:value="53.65" table:style-name="ce55">
            <text:p>53.65</text:p>
          </table:table-cell>
          <table:table-cell office:value-type="float" office:value="55.22" table:style-name="ce55">
            <text:p>55.22</text:p>
          </table:table-cell>
          <table:table-cell office:value-type="float" office:value="58.88" table:style-name="ce55">
            <text:p>58.88</text:p>
          </table:table-cell>
          <table:table-cell office:value-type="float" office:value="60.02" table:style-name="ce55">
            <text:p>60.02</text:p>
          </table:table-cell>
          <table:table-cell office:value-type="float" office:value="64.08" table:style-name="ce55">
            <text:p>64.08</text:p>
          </table:table-cell>
          <table:table-cell office:value-type="float" office:value="69.010000000000005" table:style-name="ce55">
            <text:p>69.01</text:p>
          </table:table-cell>
          <table:table-cell office:value-type="float" office:value="73.72" table:style-name="ce55">
            <text:p>73.72</text:p>
          </table:table-cell>
          <table:table-cell office:value-type="float" office:value="76" table:style-name="ce55">
            <text:p>76.00</text:p>
          </table:table-cell>
          <table:table-cell office:value-type="float" office:value="77.62" table:style-name="ce55">
            <text:p>77.62</text:p>
          </table:table-cell>
          <table:table-cell office:value-type="float" office:value="76.97" table:style-name="ce55">
            <text:p>76.97</text:p>
          </table:table-cell>
          <table:table-cell office:value-type="float" office:value="76.209999999999994" table:style-name="ce55">
            <text:p>76.21</text:p>
          </table:table-cell>
          <table:table-cell office:value-type="float" office:value="75.459999999999994" table:style-name="ce55">
            <text:p>75.46</text:p>
          </table:table-cell>
          <table:table-cell table:style-name="ce55"/>
          <table:table-cell office:value-type="float" office:value="73.36" table:style-name="ce55">
            <text:p>73.36</text:p>
          </table:table-cell>
          <table:table-cell office:value-type="float" office:value="76.97" table:style-name="ce55">
            <text:p>76.97</text:p>
          </table:table-cell>
          <table:table-cell office:value-type="float" office:value="78.959999999999994" table:style-name="ce55">
            <text:p>78.96</text:p>
          </table:table-cell>
          <table:table-cell table:number-columns-repeated="16349"/>
        </table:table-row>
        <table:table-row table:style-name="ro2">
          <table:table-cell table:style-name="ce7"/>
          <table:table-cell office:value-type="string" table:style-name="ce12">
            <text:p>E07000134</text:p>
          </table:table-cell>
          <table:table-cell office:value-type="string" table:style-name="ce12">
            <text:p>North West Leicestershire</text:p>
          </table:table-cell>
          <table:table-cell table:style-name="ce58"/>
          <table:table-cell table:style-name="ce58"/>
          <table:table-cell table:style-name="ce58"/>
          <table:table-cell table:style-name="ce58"/>
          <table:table-cell table:style-name="ce58"/>
          <table:table-cell office:value-type="float" office:value="33.74" table:style-name="ce58">
            <text:p>33.74</text:p>
          </table:table-cell>
          <table:table-cell office:value-type="float" office:value="34.76" table:style-name="ce58">
            <text:p>34.76</text:p>
          </table:table-cell>
          <table:table-cell office:value-type="float" office:value="37.17" table:style-name="ce55">
            <text:p>37.17</text:p>
          </table:table-cell>
          <table:table-cell office:value-type="float" office:value="37.19" table:style-name="ce55">
            <text:p>37.19</text:p>
          </table:table-cell>
          <table:table-cell office:value-type="float" office:value="38.99" table:style-name="ce55">
            <text:p>38.99</text:p>
          </table:table-cell>
          <table:table-cell office:value-type="float" office:value="39.83" table:style-name="ce55">
            <text:p>39.83</text:p>
          </table:table-cell>
          <table:table-cell office:value-type="float" office:value="42.5" table:style-name="ce55">
            <text:p>42.50</text:p>
          </table:table-cell>
          <table:table-cell office:value-type="float" office:value="43.55" table:style-name="ce55">
            <text:p>43.55</text:p>
          </table:table-cell>
          <table:table-cell office:value-type="float" office:value="44.72" table:style-name="ce55">
            <text:p>44.72</text:p>
          </table:table-cell>
          <table:table-cell office:value-type="float" office:value="47.01" table:style-name="ce55">
            <text:p>47.01</text:p>
          </table:table-cell>
          <table:table-cell office:value-type="float" office:value="49.34" table:style-name="ce55">
            <text:p>49.34</text:p>
          </table:table-cell>
          <table:table-cell office:value-type="float" office:value="52.83" table:style-name="ce55">
            <text:p>52.83</text:p>
          </table:table-cell>
          <table:table-cell office:value-type="float" office:value="55.13" table:style-name="ce55">
            <text:p>55.13</text:p>
          </table:table-cell>
          <table:table-cell office:value-type="float" office:value="55.56" table:style-name="ce55">
            <text:p>55.56</text:p>
          </table:table-cell>
          <table:table-cell office:value-type="float" office:value="57.8" table:style-name="ce55">
            <text:p>57.80</text:p>
          </table:table-cell>
          <table:table-cell office:value-type="float" office:value="62.34" table:style-name="ce55">
            <text:p>62.34</text:p>
          </table:table-cell>
          <table:table-cell office:value-type="float" office:value="71.39" table:style-name="ce55">
            <text:p>71.39</text:p>
          </table:table-cell>
          <table:table-cell office:value-type="float" office:value="73.05" table:style-name="ce55">
            <text:p>73.05</text:p>
          </table:table-cell>
          <table:table-cell office:value-type="float" office:value="76.010000000000005" table:style-name="ce55">
            <text:p>76.01</text:p>
          </table:table-cell>
          <table:table-cell office:value-type="float" office:value="79.569999999999993" table:style-name="ce55">
            <text:p>79.57</text:p>
          </table:table-cell>
          <table:table-cell office:value-type="float" office:value="79.540000000000006" table:style-name="ce55">
            <text:p>79.54</text:p>
          </table:table-cell>
          <table:table-cell office:value-type="float" office:value="78.81" table:style-name="ce55">
            <text:p>78.81</text:p>
          </table:table-cell>
          <table:table-cell office:value-type="float" office:value="78.31" table:style-name="ce55">
            <text:p>78.31</text:p>
          </table:table-cell>
          <table:table-cell table:style-name="ce55"/>
          <table:table-cell office:value-type="float" office:value="77.73" table:style-name="ce55">
            <text:p>77.73</text:p>
          </table:table-cell>
          <table:table-cell office:value-type="float" office:value="79.989999999999995" table:style-name="ce55">
            <text:p>79.99</text:p>
          </table:table-cell>
          <table:table-cell office:value-type="float" office:value="81.13" table:style-name="ce55">
            <text:p>81.13</text:p>
          </table:table-cell>
          <table:table-cell table:number-columns-repeated="16349" table:style-name="ce1"/>
        </table:table-row>
        <table:table-row table:style-name="ro2">
          <table:table-cell table:style-name="ce7"/>
          <table:table-cell office:value-type="string" table:style-name="ce12">
            <text:p>E06000061</text:p>
          </table:table-cell>
          <table:table-cell office:value-type="string" table:style-name="ce12">
            <text:p>North Northamptonshire</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table:style-name="ce55"/>
          <table:table-cell office:value-type="string" table:style-name="ce55">
            <text:p>..</text:p>
          </table:table-cell>
          <table:table-cell office:value-type="string" table:style-name="ce55">
            <text:p>..</text:p>
          </table:table-cell>
          <table:table-cell office:value-type="float" office:value="84.91" table:style-name="ce55">
            <text:p>84.91</text:p>
          </table:table-cell>
          <table:table-cell table:number-columns-repeated="16349" table:style-name="ce1"/>
        </table:table-row>
        <table:table-row table:style-name="ro2">
          <table:table-cell table:style-name="ce7"/>
          <table:table-cell office:value-type="string" table:style-name="ce12">
            <text:p>E07000154</text:p>
          </table:table-cell>
          <table:table-cell office:value-type="string" table:style-name="ce12">
            <text:p>Northampton</text:p>
          </table:table-cell>
          <table:table-cell table:style-name="ce58"/>
          <table:table-cell table:style-name="ce58"/>
          <table:table-cell table:style-name="ce58"/>
          <table:table-cell table:style-name="ce58"/>
          <table:table-cell table:style-name="ce58"/>
          <table:table-cell office:value-type="float" office:value="39.39" table:style-name="ce58">
            <text:p>39.39</text:p>
          </table:table-cell>
          <table:table-cell office:value-type="float" office:value="39.869999999999997" table:style-name="ce58">
            <text:p>39.87</text:p>
          </table:table-cell>
          <table:table-cell office:value-type="float" office:value="40.57" table:style-name="ce55">
            <text:p>40.57</text:p>
          </table:table-cell>
          <table:table-cell office:value-type="float" office:value="43.47" table:style-name="ce55">
            <text:p>43.47</text:p>
          </table:table-cell>
          <table:table-cell office:value-type="float" office:value="48.16" table:style-name="ce55">
            <text:p>48.16</text:p>
          </table:table-cell>
          <table:table-cell office:value-type="float" office:value="52.08" table:style-name="ce55">
            <text:p>52.08</text:p>
          </table:table-cell>
          <table:table-cell office:value-type="float" office:value="54.71" table:style-name="ce55">
            <text:p>54.71</text:p>
          </table:table-cell>
          <table:table-cell office:value-type="float" office:value="54.7" table:style-name="ce55">
            <text:p>54.70</text:p>
          </table:table-cell>
          <table:table-cell office:value-type="float" office:value="56.15" table:style-name="ce55">
            <text:p>56.15</text:p>
          </table:table-cell>
          <table:table-cell office:value-type="float" office:value="57.75" table:style-name="ce55">
            <text:p>57.75</text:p>
          </table:table-cell>
          <table:table-cell office:value-type="float" office:value="59.95" table:style-name="ce55">
            <text:p>59.95</text:p>
          </table:table-cell>
          <table:table-cell office:value-type="float" office:value="64.11" table:style-name="ce55">
            <text:p>64.11</text:p>
          </table:table-cell>
          <table:table-cell office:value-type="float" office:value="65.84" table:style-name="ce55">
            <text:p>65.84</text:p>
          </table:table-cell>
          <table:table-cell office:value-type="float" office:value="67.64" table:style-name="ce55">
            <text:p>67.64</text:p>
          </table:table-cell>
          <table:table-cell office:value-type="float" office:value="68.09" table:style-name="ce55">
            <text:p>68.09</text:p>
          </table:table-cell>
          <table:table-cell office:value-type="float" office:value="75.459999999999994" table:style-name="ce55">
            <text:p>75.46</text:p>
          </table:table-cell>
          <table:table-cell office:value-type="float" office:value="78.59" table:style-name="ce55">
            <text:p>78.59</text:p>
          </table:table-cell>
          <table:table-cell office:value-type="float" office:value="84.78" table:style-name="ce55">
            <text:p>84.78</text:p>
          </table:table-cell>
          <table:table-cell office:value-type="float" office:value="83.09" table:style-name="ce55">
            <text:p>83.09</text:p>
          </table:table-cell>
          <table:table-cell office:value-type="float" office:value="85.01" table:style-name="ce55">
            <text:p>85.01</text:p>
          </table:table-cell>
          <table:table-cell office:value-type="float" office:value="84.21" table:style-name="ce55">
            <text:p>84.21</text:p>
          </table:table-cell>
          <table:table-cell office:value-type="float" office:value="83.5" table:style-name="ce55">
            <text:p>83.50</text:p>
          </table:table-cell>
          <table:table-cell office:value-type="float" office:value="82.84" table:style-name="ce55">
            <text:p>82.84</text:p>
          </table:table-cell>
          <table:table-cell table:style-name="ce55"/>
          <table:table-cell office:value-type="float" office:value="82.66" table:style-name="ce55">
            <text:p>82.66</text:p>
          </table:table-cell>
          <table:table-cell office:value-type="float" office:value="85" table:style-name="ce55">
            <text:p>85.00</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18</text:p>
          </table:table-cell>
          <table:table-cell office:value-type="string" table:style-name="ce12">
            <text:p>Nottingham</text:p>
          </table:table-cell>
          <table:table-cell table:style-name="ce58"/>
          <table:table-cell table:style-name="ce58"/>
          <table:table-cell table:style-name="ce58"/>
          <table:table-cell table:style-name="ce58"/>
          <table:table-cell table:style-name="ce58"/>
          <table:table-cell office:value-type="float" office:value="33.770000000000003" table:style-name="ce58">
            <text:p>33.77</text:p>
          </table:table-cell>
          <table:table-cell office:value-type="float" office:value="34.200000000000003" table:style-name="ce58">
            <text:p>34.2</text:p>
          </table:table-cell>
          <table:table-cell office:value-type="float" office:value="35" table:style-name="ce55">
            <text:p>35.00</text:p>
          </table:table-cell>
          <table:table-cell office:value-type="float" office:value="35.840000000000003" table:style-name="ce55">
            <text:p>35.84</text:p>
          </table:table-cell>
          <table:table-cell office:value-type="float" office:value="36.75" table:style-name="ce55">
            <text:p>36.75</text:p>
          </table:table-cell>
          <table:table-cell office:value-type="float" office:value="38.950000000000003" table:style-name="ce55">
            <text:p>38.95</text:p>
          </table:table-cell>
          <table:table-cell office:value-type="float" office:value="41.23" table:style-name="ce55">
            <text:p>41.23</text:p>
          </table:table-cell>
          <table:table-cell office:value-type="float" office:value="42.4" table:style-name="ce55">
            <text:p>42.40</text:p>
          </table:table-cell>
          <table:table-cell office:value-type="float" office:value="44.08" table:style-name="ce55">
            <text:p>44.08</text:p>
          </table:table-cell>
          <table:table-cell office:value-type="float" office:value="46.15" table:style-name="ce55">
            <text:p>46.15</text:p>
          </table:table-cell>
          <table:table-cell office:value-type="float" office:value="48.5" table:style-name="ce55">
            <text:p>48.50</text:p>
          </table:table-cell>
          <table:table-cell office:value-type="float" office:value="51.94" table:style-name="ce55">
            <text:p>51.94</text:p>
          </table:table-cell>
          <table:table-cell office:value-type="float" office:value="53.86" table:style-name="ce55">
            <text:p>53.86</text:p>
          </table:table-cell>
          <table:table-cell office:value-type="float" office:value="55.42" table:style-name="ce55">
            <text:p>55.42</text:p>
          </table:table-cell>
          <table:table-cell office:value-type="float" office:value="56.92" table:style-name="ce55">
            <text:p>56.92</text:p>
          </table:table-cell>
          <table:table-cell office:value-type="float" office:value="61.28" table:style-name="ce55">
            <text:p>61.28</text:p>
          </table:table-cell>
          <table:table-cell office:value-type="float" office:value="64.78" table:style-name="ce55">
            <text:p>64.78</text:p>
          </table:table-cell>
          <table:table-cell office:value-type="float" office:value="73.28" table:style-name="ce55">
            <text:p>73.28</text:p>
          </table:table-cell>
          <table:table-cell office:value-type="float" office:value="74.62" table:style-name="ce55">
            <text:p>74.62</text:p>
          </table:table-cell>
          <table:table-cell office:value-type="float" office:value="74.599999999999994" table:style-name="ce55">
            <text:p>74.60</text:p>
          </table:table-cell>
          <table:table-cell office:value-type="float" office:value="73.98" table:style-name="ce55">
            <text:p>73.98</text:p>
          </table:table-cell>
          <table:table-cell office:value-type="float" office:value="73.510000000000005" table:style-name="ce55">
            <text:p>73.51</text:p>
          </table:table-cell>
          <table:table-cell office:value-type="float" office:value="72.91" table:style-name="ce55">
            <text:p>72.91</text:p>
          </table:table-cell>
          <table:table-cell table:style-name="ce55"/>
          <table:table-cell office:value-type="float" office:value="72.790000000000006" table:style-name="ce55">
            <text:p>72.79</text:p>
          </table:table-cell>
          <table:table-cell office:value-type="float" office:value="75.12" table:style-name="ce55">
            <text:p>75.12</text:p>
          </table:table-cell>
          <table:table-cell office:value-type="float" office:value="76.48" table:style-name="ce55">
            <text:p>76.48</text:p>
          </table:table-cell>
          <table:table-cell table:number-columns-repeated="16349" table:style-name="ce1"/>
        </table:table-row>
        <table:table-row table:style-name="ro2">
          <table:table-cell table:style-name="ce7"/>
          <table:table-cell office:value-type="string" table:style-name="ce12">
            <text:p>E07000135</text:p>
          </table:table-cell>
          <table:table-cell office:value-type="string" table:style-name="ce12">
            <text:p>Oadby and Wigston</text:p>
          </table:table-cell>
          <table:table-cell table:style-name="ce58"/>
          <table:table-cell table:style-name="ce58"/>
          <table:table-cell table:style-name="ce58"/>
          <table:table-cell table:style-name="ce58"/>
          <table:table-cell table:style-name="ce58"/>
          <table:table-cell office:value-type="float" office:value="31.09" table:style-name="ce58">
            <text:p>31.09</text:p>
          </table:table-cell>
          <table:table-cell office:value-type="float" office:value="32.909999999999997" table:style-name="ce58">
            <text:p>32.91</text:p>
          </table:table-cell>
          <table:table-cell office:value-type="float" office:value="34.56" table:style-name="ce55">
            <text:p>34.56</text:p>
          </table:table-cell>
          <table:table-cell office:value-type="float" office:value="35.33" table:style-name="ce55">
            <text:p>35.33</text:p>
          </table:table-cell>
          <table:table-cell office:value-type="float" office:value="35.94" table:style-name="ce55">
            <text:p>35.94</text:p>
          </table:table-cell>
          <table:table-cell office:value-type="float" office:value="39.32" table:style-name="ce55">
            <text:p>39.32</text:p>
          </table:table-cell>
          <table:table-cell office:value-type="float" office:value="41.1" table:style-name="ce55">
            <text:p>41.10</text:p>
          </table:table-cell>
          <table:table-cell office:value-type="float" office:value="42.82" table:style-name="ce55">
            <text:p>42.82</text:p>
          </table:table-cell>
          <table:table-cell office:value-type="float" office:value="45.3" table:style-name="ce55">
            <text:p>45.30</text:p>
          </table:table-cell>
          <table:table-cell office:value-type="float" office:value="47.67" table:style-name="ce55">
            <text:p>47.67</text:p>
          </table:table-cell>
          <table:table-cell office:value-type="float" office:value="50.05" table:style-name="ce55">
            <text:p>50.05</text:p>
          </table:table-cell>
          <table:table-cell office:value-type="float" office:value="52.56" table:style-name="ce55">
            <text:p>52.56</text:p>
          </table:table-cell>
          <table:table-cell office:value-type="float" office:value="54.86" table:style-name="ce55">
            <text:p>54.86</text:p>
          </table:table-cell>
          <table:table-cell office:value-type="float" office:value="56.74" table:style-name="ce55">
            <text:p>56.74</text:p>
          </table:table-cell>
          <table:table-cell office:value-type="float" office:value="58.27" table:style-name="ce55">
            <text:p>58.27</text:p>
          </table:table-cell>
          <table:table-cell office:value-type="float" office:value="63.11" table:style-name="ce55">
            <text:p>63.11</text:p>
          </table:table-cell>
          <table:table-cell office:value-type="float" office:value="69.709999999999994" table:style-name="ce55">
            <text:p>69.71</text:p>
          </table:table-cell>
          <table:table-cell office:value-type="float" office:value="70.819999999999993" table:style-name="ce55">
            <text:p>70.82</text:p>
          </table:table-cell>
          <table:table-cell office:value-type="float" office:value="76.099999999999994" table:style-name="ce55">
            <text:p>76.10</text:p>
          </table:table-cell>
          <table:table-cell office:value-type="float" office:value="77.89" table:style-name="ce55">
            <text:p>77.89</text:p>
          </table:table-cell>
          <table:table-cell office:value-type="float" office:value="73.19" table:style-name="ce55">
            <text:p>73.19</text:p>
          </table:table-cell>
          <table:table-cell office:value-type="float" office:value="77.09" table:style-name="ce55">
            <text:p>77.09</text:p>
          </table:table-cell>
          <table:table-cell office:value-type="string" table:style-name="ce55">
            <text:p>.</text:p>
          </table:table-cell>
          <table:table-cell table:style-name="ce55"/>
          <table:table-cell office:value-type="float" office:value="74.099999999999994" table:style-name="ce55">
            <text:p>74.10</text:p>
          </table:table-cell>
          <table:table-cell office:value-type="float" office:value="77.53" table:style-name="ce55">
            <text:p>77.53</text:p>
          </table:table-cell>
          <table:table-cell office:value-type="float" office:value="78.540000000000006" table:style-name="ce55">
            <text:p>78.54</text:p>
          </table:table-cell>
          <table:table-cell table:number-columns-repeated="16349" table:style-name="ce1"/>
        </table:table-row>
        <table:table-row table:style-name="ro2">
          <table:table-cell table:style-name="ce7"/>
          <table:table-cell office:value-type="string" table:style-name="ce12">
            <text:p>E07000176</text:p>
          </table:table-cell>
          <table:table-cell office:value-type="string" table:style-name="ce12">
            <text:p>Rushcliffe</text:p>
          </table:table-cell>
          <table:table-cell table:style-name="ce58"/>
          <table:table-cell table:style-name="ce58"/>
          <table:table-cell table:style-name="ce58"/>
          <table:table-cell table:style-name="ce58"/>
          <table:table-cell table:style-name="ce58"/>
          <table:table-cell office:value-type="float" office:value="35.17" table:style-name="ce58">
            <text:p>35.17</text:p>
          </table:table-cell>
          <table:table-cell office:value-type="float" office:value="36.1" table:style-name="ce58">
            <text:p>36.1</text:p>
          </table:table-cell>
          <table:table-cell office:value-type="float" office:value="38.96" table:style-name="ce55">
            <text:p>38.96</text:p>
          </table:table-cell>
          <table:table-cell office:value-type="float" office:value="40.01" table:style-name="ce55">
            <text:p>40.01</text:p>
          </table:table-cell>
          <table:table-cell office:value-type="float" office:value="41.61" table:style-name="ce55">
            <text:p>41.61</text:p>
          </table:table-cell>
          <table:table-cell office:value-type="float" office:value="44.52" table:style-name="ce55">
            <text:p>44.52</text:p>
          </table:table-cell>
          <table:table-cell office:value-type="float" office:value="47.32" table:style-name="ce55">
            <text:p>47.32</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17</text:p>
          </table:table-cell>
          <table:table-cell office:value-type="string" table:style-name="ce12">
            <text:p>Rutland</text:p>
          </table:table-cell>
          <table:table-cell table:style-name="ce58"/>
          <table:table-cell table:style-name="ce58"/>
          <table:table-cell table:style-name="ce58"/>
          <table:table-cell table:style-name="ce58"/>
          <table:table-cell table:style-name="ce58"/>
          <table:table-cell office:value-type="float" office:value="41.71" table:style-name="ce58">
            <text:p>41.71</text:p>
          </table:table-cell>
          <table:table-cell office:value-type="float" office:value="43.44" table:style-name="ce58">
            <text:p>43.44</text:p>
          </table:table-cell>
          <table:table-cell office:value-type="float" office:value="44.21" table:style-name="ce55">
            <text:p>44.21</text:p>
          </table:table-cell>
          <table:table-cell office:value-type="float" office:value="45.17" table:style-name="ce55">
            <text:p>45.17</text:p>
          </table:table-cell>
          <table:table-cell office:value-type="float" office:value="46.5" table:style-name="ce55">
            <text:p>46.50</text:p>
          </table:table-cell>
          <table:table-cell office:value-type="float" office:value="47.83" table:style-name="ce55">
            <text:p>47.83</text:p>
          </table:table-cell>
          <table:table-cell office:value-type="float" office:value="49.05" table:style-name="ce55">
            <text:p>49.05</text:p>
          </table:table-cell>
          <table:table-cell office:value-type="float" office:value="49.07" table:style-name="ce55">
            <text:p>49.07</text:p>
          </table:table-cell>
          <table:table-cell office:value-type="float" office:value="52.04" table:style-name="ce55">
            <text:p>52.04</text:p>
          </table:table-cell>
          <table:table-cell office:value-type="float" office:value="56.22" table:style-name="ce55">
            <text:p>56.22</text:p>
          </table:table-cell>
          <table:table-cell office:value-type="float" office:value="50.78" table:style-name="ce55">
            <text:p>50.78</text:p>
          </table:table-cell>
          <table:table-cell office:value-type="float" office:value="58.95" table:style-name="ce55">
            <text:p>58.95</text:p>
          </table:table-cell>
          <table:table-cell office:value-type="float" office:value="61" table:style-name="ce55">
            <text:p>61.00</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39</text:p>
          </table:table-cell>
          <table:table-cell office:value-type="string" table:style-name="ce12">
            <text:p>South Derbyshire</text:p>
          </table:table-cell>
          <table:table-cell table:style-name="ce58"/>
          <table:table-cell table:style-name="ce58"/>
          <table:table-cell table:style-name="ce58"/>
          <table:table-cell table:style-name="ce58"/>
          <table:table-cell table:style-name="ce58"/>
          <table:table-cell office:value-type="float" office:value="33.450000000000003" table:style-name="ce58">
            <text:p>33.45</text:p>
          </table:table-cell>
          <table:table-cell office:value-type="float" office:value="34.450000000000003" table:style-name="ce58">
            <text:p>34.45</text:p>
          </table:table-cell>
          <table:table-cell office:value-type="float" office:value="35.67" table:style-name="ce55">
            <text:p>35.67</text:p>
          </table:table-cell>
          <table:table-cell office:value-type="float" office:value="37.36" table:style-name="ce55">
            <text:p>37.36</text:p>
          </table:table-cell>
          <table:table-cell office:value-type="float" office:value="40.5" table:style-name="ce55">
            <text:p>40.50</text:p>
          </table:table-cell>
          <table:table-cell office:value-type="float" office:value="43.55" table:style-name="ce55">
            <text:p>43.55</text:p>
          </table:table-cell>
          <table:table-cell office:value-type="float" office:value="47.42" table:style-name="ce55">
            <text:p>47.42</text:p>
          </table:table-cell>
          <table:table-cell office:value-type="float" office:value="47.42" table:style-name="ce55">
            <text:p>47.42</text:p>
          </table:table-cell>
          <table:table-cell office:value-type="float" office:value="47.65" table:style-name="ce55">
            <text:p>47.65</text:p>
          </table:table-cell>
          <table:table-cell office:value-type="float" office:value="49.79" table:style-name="ce55">
            <text:p>49.79</text:p>
          </table:table-cell>
          <table:table-cell office:value-type="float" office:value="52.27" table:style-name="ce55">
            <text:p>52.27</text:p>
          </table:table-cell>
          <table:table-cell office:value-type="float" office:value="55.95" table:style-name="ce55">
            <text:p>55.95</text:p>
          </table:table-cell>
          <table:table-cell office:value-type="float" office:value="58.11" table:style-name="ce55">
            <text:p>58.11</text:p>
          </table:table-cell>
          <table:table-cell office:value-type="float" office:value="59.91" table:style-name="ce55">
            <text:p>59.91</text:p>
          </table:table-cell>
          <table:table-cell office:value-type="float" office:value="62.82" table:style-name="ce55">
            <text:p>62.82</text:p>
          </table:table-cell>
          <table:table-cell office:value-type="float" office:value="64.92" table:style-name="ce55">
            <text:p>64.92</text:p>
          </table:table-cell>
          <table:table-cell office:value-type="float" office:value="69.02" table:style-name="ce55">
            <text:p>69.02</text:p>
          </table:table-cell>
          <table:table-cell office:value-type="float" office:value="73.97" table:style-name="ce55">
            <text:p>73.97</text:p>
          </table:table-cell>
          <table:table-cell office:value-type="float" office:value="78.02" table:style-name="ce55">
            <text:p>78.02</text:p>
          </table:table-cell>
          <table:table-cell office:value-type="float" office:value="80.36" table:style-name="ce55">
            <text:p>80.36</text:p>
          </table:table-cell>
          <table:table-cell office:value-type="float" office:value="82.61" table:style-name="ce55">
            <text:p>82.61</text:p>
          </table:table-cell>
          <table:table-cell office:value-type="float" office:value="78.95" table:style-name="ce55">
            <text:p>78.95</text:p>
          </table:table-cell>
          <table:table-cell office:value-type="float" office:value="78.760000000000005" table:style-name="ce55">
            <text:p>78.76</text:p>
          </table:table-cell>
          <table:table-cell table:style-name="ce55"/>
          <table:table-cell office:value-type="float" office:value="78.069999999999993" table:style-name="ce55">
            <text:p>78.07</text:p>
          </table:table-cell>
          <table:table-cell office:value-type="float" office:value="80.87" table:style-name="ce55">
            <text:p>80.87</text:p>
          </table:table-cell>
          <table:table-cell office:value-type="float" office:value="81.16" table:style-name="ce55">
            <text:p>81.16</text:p>
          </table:table-cell>
          <table:table-cell table:number-columns-repeated="16349" table:style-name="ce1"/>
        </table:table-row>
        <table:table-row table:style-name="ro2">
          <table:table-cell table:style-name="ce7"/>
          <table:table-cell office:value-type="string" table:style-name="ce12">
            <text:p>E07000140</text:p>
          </table:table-cell>
          <table:table-cell office:value-type="string" table:style-name="ce12">
            <text:p>South Holland</text:p>
          </table:table-cell>
          <table:table-cell table:style-name="ce58"/>
          <table:table-cell table:style-name="ce58"/>
          <table:table-cell table:style-name="ce58"/>
          <table:table-cell table:style-name="ce58"/>
          <table:table-cell table:style-name="ce58"/>
          <table:table-cell office:value-type="float" office:value="34.56" table:style-name="ce58">
            <text:p>34.56</text:p>
          </table:table-cell>
          <table:table-cell office:value-type="float" office:value="37.6" table:style-name="ce58">
            <text:p>37.6</text:p>
          </table:table-cell>
          <table:table-cell office:value-type="float" office:value="38.29" table:style-name="ce55">
            <text:p>38.29</text:p>
          </table:table-cell>
          <table:table-cell office:value-type="float" office:value="40.86" table:style-name="ce55">
            <text:p>40.86</text:p>
          </table:table-cell>
          <table:table-cell office:value-type="float" office:value="40.96" table:style-name="ce55">
            <text:p>40.96</text:p>
          </table:table-cell>
          <table:table-cell office:value-type="float" office:value="41.32" table:style-name="ce55">
            <text:p>41.32</text:p>
          </table:table-cell>
          <table:table-cell office:value-type="float" office:value="41.44" table:style-name="ce55">
            <text:p>41.44</text:p>
          </table:table-cell>
          <table:table-cell office:value-type="float" office:value="42.88" table:style-name="ce55">
            <text:p>42.88</text:p>
          </table:table-cell>
          <table:table-cell office:value-type="float" office:value="44.58" table:style-name="ce55">
            <text:p>44.58</text:p>
          </table:table-cell>
          <table:table-cell office:value-type="float" office:value="46.97" table:style-name="ce55">
            <text:p>46.97</text:p>
          </table:table-cell>
          <table:table-cell office:value-type="float" office:value="48.84" table:style-name="ce55">
            <text:p>48.84</text:p>
          </table:table-cell>
          <table:table-cell office:value-type="float" office:value="52.21" table:style-name="ce55">
            <text:p>52.21</text:p>
          </table:table-cell>
          <table:table-cell office:value-type="float" office:value="55.49" table:style-name="ce55">
            <text:p>55.49</text:p>
          </table:table-cell>
          <table:table-cell office:value-type="float" office:value="57.23" table:style-name="ce55">
            <text:p>57.23</text:p>
          </table:table-cell>
          <table:table-cell office:value-type="float" office:value="58.61" table:style-name="ce55">
            <text:p>58.61</text:p>
          </table:table-cell>
          <table:table-cell office:value-type="float" office:value="62.69" table:style-name="ce55">
            <text:p>62.69</text:p>
          </table:table-cell>
          <table:table-cell office:value-type="float" office:value="70.17" table:style-name="ce55">
            <text:p>70.17</text:p>
          </table:table-cell>
          <table:table-cell office:value-type="float" office:value="71.239999999999995" table:style-name="ce55">
            <text:p>71.24</text:p>
          </table:table-cell>
          <table:table-cell office:value-type="float" office:value="76.27" table:style-name="ce55">
            <text:p>76.27</text:p>
          </table:table-cell>
          <table:table-cell office:value-type="float" office:value="77.959999999999994" table:style-name="ce55">
            <text:p>77.96</text:p>
          </table:table-cell>
          <table:table-cell office:value-type="float" office:value="77.209999999999994" table:style-name="ce55">
            <text:p>77.21</text:p>
          </table:table-cell>
          <table:table-cell office:value-type="float" office:value="76.37" table:style-name="ce55">
            <text:p>76.37</text:p>
          </table:table-cell>
          <table:table-cell office:value-type="float" office:value="75.58" table:style-name="ce55">
            <text:p>75.58</text:p>
          </table:table-cell>
          <table:table-cell table:style-name="ce55"/>
          <table:table-cell office:value-type="float" office:value="75.680000000000007" table:style-name="ce55">
            <text:p>75.68</text:p>
          </table:table-cell>
          <table:table-cell office:value-type="float" office:value="77.180000000000007" table:style-name="ce55">
            <text:p>77.18</text:p>
          </table:table-cell>
          <table:table-cell office:value-type="float" office:value="78.52" table:style-name="ce55">
            <text:p>78.52</text:p>
          </table:table-cell>
          <table:table-cell table:number-columns-repeated="16349" table:style-name="ce1"/>
        </table:table-row>
        <table:table-row table:style-name="ro2">
          <table:table-cell table:style-name="ce7"/>
          <table:table-cell office:value-type="string" table:style-name="ce12">
            <text:p>E07000141</text:p>
          </table:table-cell>
          <table:table-cell office:value-type="string" table:style-name="ce12">
            <text:p>South Kesteven</text:p>
          </table:table-cell>
          <table:table-cell table:style-name="ce58"/>
          <table:table-cell table:style-name="ce58"/>
          <table:table-cell table:style-name="ce58"/>
          <table:table-cell table:style-name="ce58"/>
          <table:table-cell table:style-name="ce58"/>
          <table:table-cell office:value-type="float" office:value="33.58" table:style-name="ce58">
            <text:p>33.58</text:p>
          </table:table-cell>
          <table:table-cell office:value-type="float" office:value="36.92" table:style-name="ce58">
            <text:p>36.92</text:p>
          </table:table-cell>
          <table:table-cell office:value-type="float" office:value="38.340000000000003" table:style-name="ce55">
            <text:p>38.34</text:p>
          </table:table-cell>
          <table:table-cell office:value-type="float" office:value="39.25" table:style-name="ce55">
            <text:p>39.25</text:p>
          </table:table-cell>
          <table:table-cell office:value-type="float" office:value="40.85" table:style-name="ce55">
            <text:p>40.85</text:p>
          </table:table-cell>
          <table:table-cell office:value-type="float" office:value="42.43" table:style-name="ce55">
            <text:p>42.43</text:p>
          </table:table-cell>
          <table:table-cell office:value-type="float" office:value="44.09" table:style-name="ce55">
            <text:p>44.09</text:p>
          </table:table-cell>
          <table:table-cell office:value-type="float" office:value="45.53" table:style-name="ce55">
            <text:p>45.53</text:p>
          </table:table-cell>
          <table:table-cell office:value-type="float" office:value="47.55" table:style-name="ce55">
            <text:p>47.55</text:p>
          </table:table-cell>
          <table:table-cell office:value-type="float" office:value="49.61" table:style-name="ce55">
            <text:p>49.61</text:p>
          </table:table-cell>
          <table:table-cell office:value-type="float" office:value="52.25" table:style-name="ce55">
            <text:p>52.25</text:p>
          </table:table-cell>
          <table:table-cell office:value-type="float" office:value="55.18" table:style-name="ce55">
            <text:p>55.18</text:p>
          </table:table-cell>
          <table:table-cell office:value-type="float" office:value="59.06" table:style-name="ce55">
            <text:p>59.06</text:p>
          </table:table-cell>
          <table:table-cell office:value-type="float" office:value="60.79" table:style-name="ce55">
            <text:p>60.79</text:p>
          </table:table-cell>
          <table:table-cell office:value-type="float" office:value="61.89" table:style-name="ce55">
            <text:p>61.89</text:p>
          </table:table-cell>
          <table:table-cell office:value-type="float" office:value="66.02" table:style-name="ce55">
            <text:p>66.02</text:p>
          </table:table-cell>
          <table:table-cell office:value-type="float" office:value="71.069999999999993" table:style-name="ce55">
            <text:p>71.07</text:p>
          </table:table-cell>
          <table:table-cell office:value-type="float" office:value="74.290000000000006" table:style-name="ce55">
            <text:p>74.29</text:p>
          </table:table-cell>
          <table:table-cell office:value-type="float" office:value="78.13" table:style-name="ce55">
            <text:p>78.13</text:p>
          </table:table-cell>
          <table:table-cell office:value-type="float" office:value="80.930000000000007" table:style-name="ce55">
            <text:p>80.93</text:p>
          </table:table-cell>
          <table:table-cell office:value-type="float" office:value="80.040000000000006" table:style-name="ce55">
            <text:p>80.04</text:p>
          </table:table-cell>
          <table:table-cell office:value-type="float" office:value="79.19" table:style-name="ce55">
            <text:p>79.19</text:p>
          </table:table-cell>
          <table:table-cell office:value-type="float" office:value="66.78" table:style-name="ce55">
            <text:p>66.78</text:p>
          </table:table-cell>
          <table:table-cell table:style-name="ce55"/>
          <table:table-cell office:value-type="float" office:value="77.64" table:style-name="ce55">
            <text:p>77.64</text:p>
          </table:table-cell>
          <table:table-cell office:value-type="float" office:value="79.680000000000007" table:style-name="ce55">
            <text:p>79.68</text:p>
          </table:table-cell>
          <table:table-cell office:value-type="float" office:value="80.94" table:style-name="ce55">
            <text:p>80.94</text:p>
          </table:table-cell>
          <table:table-cell table:number-columns-repeated="16349" table:style-name="ce1"/>
        </table:table-row>
        <table:table-row table:style-name="ro2">
          <table:table-cell table:style-name="ce7"/>
          <table:table-cell office:value-type="string" table:style-name="ce12">
            <text:p>E07000155</text:p>
          </table:table-cell>
          <table:table-cell office:value-type="string" table:style-name="ce12">
            <text:p>South Northamptonshire</text:p>
          </table:table-cell>
          <table:table-cell table:style-name="ce58"/>
          <table:table-cell table:style-name="ce58"/>
          <table:table-cell table:style-name="ce58"/>
          <table:table-cell table:style-name="ce58"/>
          <table:table-cell table:style-name="ce58"/>
          <table:table-cell office:value-type="float" office:value="40.21" table:style-name="ce58">
            <text:p>40.21</text:p>
          </table:table-cell>
          <table:table-cell office:value-type="float" office:value="42.14" table:style-name="ce58">
            <text:p>42.14</text:p>
          </table:table-cell>
          <table:table-cell office:value-type="float" office:value="44.09" table:style-name="ce55">
            <text:p>44.09</text:p>
          </table:table-cell>
          <table:table-cell office:value-type="float" office:value="46.25" table:style-name="ce55">
            <text:p>46.25</text:p>
          </table:table-cell>
          <table:table-cell office:value-type="float" office:value="48.8" table:style-name="ce55">
            <text:p>48.80</text:p>
          </table:table-cell>
          <table:table-cell office:value-type="float" office:value="48.78" table:style-name="ce55">
            <text:p>48.78</text:p>
          </table:table-cell>
          <table:table-cell office:value-type="float" office:value="51.86" table:style-name="ce55">
            <text:p>51.86</text:p>
          </table:table-cell>
          <table:table-cell office:value-type="float" office:value="51.11" table:style-name="ce55">
            <text:p>51.11</text:p>
          </table:table-cell>
          <table:table-cell office:value-type="float" office:value="53.19" table:style-name="ce55">
            <text:p>53.19</text:p>
          </table:table-cell>
          <table:table-cell office:value-type="float" office:value="57.42" table:style-name="ce55">
            <text:p>57.42</text:p>
          </table:table-cell>
          <table:table-cell office:value-type="float" office:value="60.31" table:style-name="ce55">
            <text:p>60.31</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56</text:p>
          </table:table-cell>
          <table:table-cell office:value-type="string" table:style-name="ce12">
            <text:p>Wellingborough</text:p>
          </table:table-cell>
          <table:table-cell table:style-name="ce58"/>
          <table:table-cell table:style-name="ce58"/>
          <table:table-cell table:style-name="ce58"/>
          <table:table-cell table:style-name="ce58"/>
          <table:table-cell table:style-name="ce58"/>
          <table:table-cell office:value-type="float" office:value="33.24" table:style-name="ce58">
            <text:p>33.24</text:p>
          </table:table-cell>
          <table:table-cell office:value-type="float" office:value="34.24" table:style-name="ce58">
            <text:p>34.24</text:p>
          </table:table-cell>
          <table:table-cell office:value-type="float" office:value="34.46" table:style-name="ce55">
            <text:p>34.46</text:p>
          </table:table-cell>
          <table:table-cell office:value-type="float" office:value="36.35" table:style-name="ce55">
            <text:p>36.35</text:p>
          </table:table-cell>
          <table:table-cell office:value-type="float" office:value="40.83" table:style-name="ce55">
            <text:p>40.83</text:p>
          </table:table-cell>
          <table:table-cell office:value-type="float" office:value="42.61" table:style-name="ce55">
            <text:p>42.61</text:p>
          </table:table-cell>
          <table:table-cell office:value-type="float" office:value="44.61" table:style-name="ce55">
            <text:p>44.61</text:p>
          </table:table-cell>
          <table:table-cell office:value-type="float" office:value="46.56" table:style-name="ce55">
            <text:p>46.56</text:p>
          </table:table-cell>
          <table:table-cell office:value-type="float" office:value="48.06" table:style-name="ce55">
            <text:p>48.06</text:p>
          </table:table-cell>
          <table:table-cell office:value-type="float" office:value="50.66" table:style-name="ce55">
            <text:p>50.66</text:p>
          </table:table-cell>
          <table:table-cell office:value-type="float" office:value="53.38" table:style-name="ce55">
            <text:p>53.38</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42</text:p>
          </table:table-cell>
          <table:table-cell office:value-type="string" table:style-name="ce12">
            <text:p>West Lindsey</text:p>
          </table:table-cell>
          <table:table-cell table:style-name="ce58"/>
          <table:table-cell table:style-name="ce58"/>
          <table:table-cell table:style-name="ce58"/>
          <table:table-cell table:style-name="ce58"/>
          <table:table-cell table:style-name="ce58"/>
          <table:table-cell office:value-type="float" office:value="33.25" table:style-name="ce58">
            <text:p>33.25</text:p>
          </table:table-cell>
          <table:table-cell office:value-type="float" office:value="34.17" table:style-name="ce58">
            <text:p>34.17</text:p>
          </table:table-cell>
          <table:table-cell office:value-type="float" office:value="35.380000000000003" table:style-name="ce55">
            <text:p>35.38</text:p>
          </table:table-cell>
          <table:table-cell office:value-type="float" office:value="37.380000000000003" table:style-name="ce55">
            <text:p>37.38</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62</text:p>
          </table:table-cell>
          <table:table-cell office:value-type="string" table:style-name="ce12">
            <text:p>West Northamptonshire</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table:style-name="ce55"/>
          <table:table-cell office:value-type="string" table:style-name="ce55">
            <text:p>..</text:p>
          </table:table-cell>
          <table:table-cell office:value-type="string" table:style-name="ce55">
            <text:p>..</text:p>
          </table:table-cell>
          <table:table-cell office:value-type="float" office:value="86.69" table:style-name="ce55">
            <text:p>86.69</text:p>
          </table:table-cell>
          <table:table-cell table:number-columns-repeated="16349" table:style-name="ce1"/>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style-name="ce1"/>
        </table:table-row>
        <table:table-row table:style-name="ro2">
          <table:table-cell office:value-type="string" table:style-name="ce15">
            <text:p>West Midlands</text:p>
          </table:table-cell>
          <table:table-cell office:value-type="string" table:style-name="ce15">
            <text:p>E12000005</text:p>
          </table:table-cell>
          <table:table-cell table:style-name="ce15"/>
          <table:table-cell office:value-type="float" office:value="25.61" table:style-name="ce57">
            <text:p>25.61</text:p>
          </table:table-cell>
          <table:table-cell office:value-type="float" office:value="28.44" table:style-name="ce57">
            <text:p>28.44</text:p>
          </table:table-cell>
          <table:table-cell office:value-type="float" office:value="31.28" table:style-name="ce57">
            <text:p>31.28</text:p>
          </table:table-cell>
          <table:table-cell office:value-type="float" office:value="32.78" table:style-name="ce57">
            <text:p>32.78</text:p>
          </table:table-cell>
          <table:table-cell office:value-type="float" office:value="35.119999999999997" table:style-name="ce57">
            <text:p>35.12</text:p>
          </table:table-cell>
          <table:table-cell office:value-type="float" office:value="37.025044817450436" table:style-name="ce60">
            <text:p>37.03</text:p>
          </table:table-cell>
          <table:table-cell office:value-type="float" office:value="37.957157384417954" table:style-name="ce60">
            <text:p>37.96</text:p>
          </table:table-cell>
          <table:table-cell office:value-type="float" office:value="38.83" table:style-name="ce52">
            <text:p>38.83</text:p>
          </table:table-cell>
          <table:table-cell office:value-type="float" office:value="39.82" table:style-name="ce52">
            <text:p>39.82</text:p>
          </table:table-cell>
          <table:table-cell office:value-type="float" office:value="41.31" table:style-name="ce52">
            <text:p>41.31</text:p>
          </table:table-cell>
          <table:table-cell office:value-type="float" office:value="44.68" table:style-name="ce52">
            <text:p>44.68</text:p>
          </table:table-cell>
          <table:table-cell office:value-type="float" office:value="46.67" table:style-name="ce52">
            <text:p>46.67</text:p>
          </table:table-cell>
          <table:table-cell office:value-type="float" office:value="47.43" table:style-name="ce52">
            <text:p>47.43</text:p>
          </table:table-cell>
          <table:table-cell office:value-type="float" office:value="49.28" table:style-name="ce52">
            <text:p>49.28</text:p>
          </table:table-cell>
          <table:table-cell office:value-type="float" office:value="51.59" table:style-name="ce52">
            <text:p>51.59</text:p>
          </table:table-cell>
          <table:table-cell office:value-type="float" office:value="54.11" table:style-name="ce52">
            <text:p>54.11</text:p>
          </table:table-cell>
          <table:table-cell office:value-type="float" office:value="57.32" table:style-name="ce52">
            <text:p>57.32</text:p>
          </table:table-cell>
          <table:table-cell office:value-type="float" office:value="59.54" table:style-name="ce52">
            <text:p>59.54</text:p>
          </table:table-cell>
          <table:table-cell office:value-type="float" office:value="61.47" table:style-name="ce52">
            <text:p>61.47</text:p>
          </table:table-cell>
          <table:table-cell office:value-type="float" office:value="63.22" table:style-name="ce52">
            <text:p>63.22</text:p>
          </table:table-cell>
          <table:table-cell office:value-type="float" office:value="67.400000000000006" table:style-name="ce52">
            <text:p>67.40</text:p>
          </table:table-cell>
          <table:table-cell office:value-type="float" office:value="72.11" table:style-name="ce52">
            <text:p>72.11</text:p>
          </table:table-cell>
          <table:table-cell office:value-type="float" office:value="76.47" table:style-name="ce52">
            <text:p>76.47</text:p>
          </table:table-cell>
          <table:table-cell office:value-type="float" office:value="80.680000000000007" table:style-name="ce52">
            <text:p>80.68</text:p>
          </table:table-cell>
          <table:table-cell office:value-type="float" office:value="81.16" table:style-name="ce52">
            <text:p>81.16</text:p>
          </table:table-cell>
          <table:table-cell office:value-type="float" office:value="80.180000000000007" table:style-name="ce52">
            <text:p>80.18</text:p>
          </table:table-cell>
          <table:table-cell office:value-type="float" office:value="79.48" table:style-name="ce52">
            <text:p>79.48</text:p>
          </table:table-cell>
          <table:table-cell office:value-type="float" office:value="79.02" table:style-name="ce52">
            <text:p>79.02</text:p>
          </table:table-cell>
          <table:table-cell table:style-name="ce18"/>
          <table:table-cell office:value-type="float" office:value="77.98" table:style-name="ce52">
            <text:p>77.98</text:p>
          </table:table-cell>
          <table:table-cell office:value-type="float" office:value="80.290000000000006" table:style-name="ce52">
            <text:p>80.29</text:p>
          </table:table-cell>
          <table:table-cell office:value-type="float" office:value="81.650000000000006" table:style-name="ce52">
            <text:p>81.65</text:p>
          </table:table-cell>
          <table:table-cell table:number-columns-repeated="16349" table:style-name="ce1"/>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style-name="ce1"/>
        </table:table-row>
        <table:table-row table:style-name="ro2">
          <table:table-cell table:style-name="ce7"/>
          <table:table-cell office:value-type="string" table:style-name="ce12">
            <text:p>E08000025</text:p>
          </table:table-cell>
          <table:table-cell office:value-type="string" table:style-name="ce12">
            <text:p>Birmingham</text:p>
          </table:table-cell>
          <table:table-cell table:style-name="ce58"/>
          <table:table-cell table:style-name="ce58"/>
          <table:table-cell table:style-name="ce58"/>
          <table:table-cell table:style-name="ce58"/>
          <table:table-cell table:style-name="ce58"/>
          <table:table-cell office:value-type="float" office:value="39.51" table:style-name="ce58">
            <text:p>39.51</text:p>
          </table:table-cell>
          <table:table-cell office:value-type="float" office:value="40.49" table:style-name="ce58">
            <text:p>40.49</text:p>
          </table:table-cell>
          <table:table-cell office:value-type="float" office:value="40.770000000000003" table:style-name="ce55">
            <text:p>40.77</text:p>
          </table:table-cell>
          <table:table-cell office:value-type="float" office:value="41.44" table:style-name="ce55">
            <text:p>41.44</text:p>
          </table:table-cell>
          <table:table-cell office:value-type="float" office:value="41.91" table:style-name="ce55">
            <text:p>41.91</text:p>
          </table:table-cell>
          <table:table-cell office:value-type="float" office:value="45.74" table:style-name="ce55">
            <text:p>45.74</text:p>
          </table:table-cell>
          <table:table-cell office:value-type="float" office:value="47.68" table:style-name="ce55">
            <text:p>47.68</text:p>
          </table:table-cell>
          <table:table-cell office:value-type="float" office:value="47.59" table:style-name="ce55">
            <text:p>47.59</text:p>
          </table:table-cell>
          <table:table-cell office:value-type="float" office:value="49.84" table:style-name="ce55">
            <text:p>49.84</text:p>
          </table:table-cell>
          <table:table-cell office:value-type="float" office:value="52.23" table:style-name="ce55">
            <text:p>52.23</text:p>
          </table:table-cell>
          <table:table-cell office:value-type="float" office:value="54.63" table:style-name="ce55">
            <text:p>54.63</text:p>
          </table:table-cell>
          <table:table-cell office:value-type="float" office:value="57.42" table:style-name="ce55">
            <text:p>57.42</text:p>
          </table:table-cell>
          <table:table-cell office:value-type="float" office:value="58.9" table:style-name="ce55">
            <text:p>58.90</text:p>
          </table:table-cell>
          <table:table-cell office:value-type="float" office:value="61.23" table:style-name="ce55">
            <text:p>61.23</text:p>
          </table:table-cell>
          <table:table-cell office:value-type="float" office:value="63.54" table:style-name="ce55">
            <text:p>63.54</text:p>
          </table:table-cell>
          <table:table-cell office:value-type="float" office:value="68.2" table:style-name="ce55">
            <text:p>68.20</text:p>
          </table:table-cell>
          <table:table-cell office:value-type="float" office:value="72.260000000000005" table:style-name="ce55">
            <text:p>72.26</text:p>
          </table:table-cell>
          <table:table-cell office:value-type="float" office:value="76.11" table:style-name="ce55">
            <text:p>76.11</text:p>
          </table:table-cell>
          <table:table-cell office:value-type="float" office:value="80.540000000000006" table:style-name="ce55">
            <text:p>80.54</text:p>
          </table:table-cell>
          <table:table-cell office:value-type="float" office:value="81.98" table:style-name="ce55">
            <text:p>81.98</text:p>
          </table:table-cell>
          <table:table-cell office:value-type="float" office:value="81.17" table:style-name="ce55">
            <text:p>81.17</text:p>
          </table:table-cell>
          <table:table-cell office:value-type="float" office:value="80.55" table:style-name="ce55">
            <text:p>80.55</text:p>
          </table:table-cell>
          <table:table-cell office:value-type="float" office:value="80.63" table:style-name="ce55">
            <text:p>80.63</text:p>
          </table:table-cell>
          <table:table-cell table:style-name="ce55"/>
          <table:table-cell office:value-type="float" office:value="79.819999999999993" table:style-name="ce55">
            <text:p>79.82</text:p>
          </table:table-cell>
          <table:table-cell office:value-type="float" office:value="82.11" table:style-name="ce55">
            <text:p>82.11</text:p>
          </table:table-cell>
          <table:table-cell office:value-type="float" office:value="83.5" table:style-name="ce55">
            <text:p>83.50</text:p>
          </table:table-cell>
          <table:table-cell table:number-columns-repeated="16349" table:style-name="ce1"/>
        </table:table-row>
        <table:table-row table:style-name="ro2">
          <table:table-cell table:style-name="ce7"/>
          <table:table-cell office:value-type="string" table:style-name="ce12">
            <text:p>E07000182</text:p>
          </table:table-cell>
          <table:table-cell office:value-type="string" table:style-name="ce12">
            <text:p>Bridgnorth</text:p>
          </table:table-cell>
          <table:table-cell table:style-name="ce58"/>
          <table:table-cell table:style-name="ce58"/>
          <table:table-cell table:style-name="ce58"/>
          <table:table-cell table:style-name="ce58"/>
          <table:table-cell table:style-name="ce58"/>
          <table:table-cell office:value-type="float" office:value="36.18" table:style-name="ce58">
            <text:p>36.18</text:p>
          </table:table-cell>
          <table:table-cell office:value-type="float" office:value="37.18" table:style-name="ce58">
            <text:p>37.18</text:p>
          </table:table-cell>
          <table:table-cell office:value-type="float" office:value="38.869999999999997" table:style-name="ce55">
            <text:p>38.87</text:p>
          </table:table-cell>
          <table:table-cell office:value-type="float" office:value="40.15" table:style-name="ce55">
            <text:p>40.15</text:p>
          </table:table-cell>
          <table:table-cell office:value-type="float" office:value="42.25" table:style-name="ce55">
            <text:p>42.25</text:p>
          </table:table-cell>
          <table:table-cell office:value-type="float" office:value="44.5" table:style-name="ce55">
            <text:p>44.50</text:p>
          </table:table-cell>
          <table:table-cell office:value-type="float" office:value="46.74" table:style-name="ce55">
            <text:p>46.74</text:p>
          </table:table-cell>
          <table:table-cell office:value-type="float" office:value="48.33" table:style-name="ce55">
            <text:p>48.33</text:p>
          </table:table-cell>
          <table:table-cell office:value-type="float" office:value="51.25" table:style-name="ce55">
            <text:p>51.25</text:p>
          </table:table-cell>
          <table:table-cell office:value-type="float" office:value="53.25" table:style-name="ce55">
            <text:p>53.25</text:p>
          </table:table-cell>
          <table:table-cell office:value-type="float" office:value="56.08" table:style-name="ce55">
            <text:p>56.08</text:p>
          </table:table-cell>
          <table:table-cell office:value-type="float" office:value="58.98" table:style-name="ce55">
            <text:p>58.98</text:p>
          </table:table-cell>
          <table:table-cell office:value-type="float" office:value="62.25" table:style-name="ce55">
            <text:p>62.25</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34</text:p>
          </table:table-cell>
          <table:table-cell office:value-type="string" table:style-name="ce12">
            <text:p>Bromsgrove</text:p>
          </table:table-cell>
          <table:table-cell table:style-name="ce58"/>
          <table:table-cell table:style-name="ce58"/>
          <table:table-cell table:style-name="ce58"/>
          <table:table-cell table:style-name="ce58"/>
          <table:table-cell table:style-name="ce58"/>
          <table:table-cell office:value-type="float" office:value="33.04" table:style-name="ce58">
            <text:p>33.04</text:p>
          </table:table-cell>
          <table:table-cell office:value-type="float" office:value="34.369999999999997" table:style-name="ce58">
            <text:p>34.37</text:p>
          </table:table-cell>
          <table:table-cell office:value-type="float" office:value="35.700000000000003" table:style-name="ce55">
            <text:p>35.70</text:p>
          </table:table-cell>
          <table:table-cell office:value-type="float" office:value="37.22" table:style-name="ce55">
            <text:p>37.22</text:p>
          </table:table-cell>
          <table:table-cell office:value-type="float" office:value="41.7" table:style-name="ce55">
            <text:p>41.70</text:p>
          </table:table-cell>
          <table:table-cell office:value-type="float" office:value="45.62" table:style-name="ce55">
            <text:p>45.62</text:p>
          </table:table-cell>
          <table:table-cell office:value-type="float" office:value="47.94" table:style-name="ce55">
            <text:p>47.94</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92</text:p>
          </table:table-cell>
          <table:table-cell office:value-type="string" table:style-name="ce12">
            <text:p>Cannock Chase</text:p>
          </table:table-cell>
          <table:table-cell table:style-name="ce58"/>
          <table:table-cell table:style-name="ce58"/>
          <table:table-cell table:style-name="ce58"/>
          <table:table-cell table:style-name="ce58"/>
          <table:table-cell table:style-name="ce58"/>
          <table:table-cell office:value-type="float" office:value="39.19" table:style-name="ce58">
            <text:p>39.19</text:p>
          </table:table-cell>
          <table:table-cell office:value-type="float" office:value="40.26" table:style-name="ce58">
            <text:p>40.26</text:p>
          </table:table-cell>
          <table:table-cell office:value-type="float" office:value="40.71" table:style-name="ce55">
            <text:p>40.71</text:p>
          </table:table-cell>
          <table:table-cell office:value-type="float" office:value="42.94" table:style-name="ce55">
            <text:p>42.94</text:p>
          </table:table-cell>
          <table:table-cell office:value-type="float" office:value="44.56" table:style-name="ce55">
            <text:p>44.56</text:p>
          </table:table-cell>
          <table:table-cell office:value-type="float" office:value="46.79" table:style-name="ce55">
            <text:p>46.79</text:p>
          </table:table-cell>
          <table:table-cell office:value-type="float" office:value="48.61" table:style-name="ce55">
            <text:p>48.61</text:p>
          </table:table-cell>
          <table:table-cell office:value-type="float" office:value="49.3" table:style-name="ce55">
            <text:p>49.30</text:p>
          </table:table-cell>
          <table:table-cell office:value-type="float" office:value="50.24" table:style-name="ce55">
            <text:p>50.24</text:p>
          </table:table-cell>
          <table:table-cell office:value-type="float" office:value="51.44" table:style-name="ce55">
            <text:p>51.44</text:p>
          </table:table-cell>
          <table:table-cell office:value-type="float" office:value="53.17" table:style-name="ce55">
            <text:p>53.17</text:p>
          </table:table-cell>
          <table:table-cell office:value-type="float" office:value="54.37" table:style-name="ce55">
            <text:p>54.37</text:p>
          </table:table-cell>
          <table:table-cell office:value-type="float" office:value="57.9" table:style-name="ce55">
            <text:p>57.90</text:p>
          </table:table-cell>
          <table:table-cell office:value-type="float" office:value="56.98" table:style-name="ce55">
            <text:p>56.98</text:p>
          </table:table-cell>
          <table:table-cell office:value-type="float" office:value="61.15" table:style-name="ce55">
            <text:p>61.15</text:p>
          </table:table-cell>
          <table:table-cell office:value-type="float" office:value="68.19" table:style-name="ce55">
            <text:p>68.19</text:p>
          </table:table-cell>
          <table:table-cell office:value-type="float" office:value="72.73" table:style-name="ce55">
            <text:p>72.73</text:p>
          </table:table-cell>
          <table:table-cell office:value-type="float" office:value="72.53" table:style-name="ce55">
            <text:p>72.53</text:p>
          </table:table-cell>
          <table:table-cell office:value-type="float" office:value="73.94" table:style-name="ce55">
            <text:p>73.94</text:p>
          </table:table-cell>
          <table:table-cell office:value-type="float" office:value="74.510000000000005" table:style-name="ce55">
            <text:p>74.51</text:p>
          </table:table-cell>
          <table:table-cell office:value-type="float" office:value="74.06" table:style-name="ce55">
            <text:p>74.06</text:p>
          </table:table-cell>
          <table:table-cell office:value-type="float" office:value="73.260000000000005" table:style-name="ce55">
            <text:p>73.26</text:p>
          </table:table-cell>
          <table:table-cell office:value-type="float" office:value="72.540000000000006" table:style-name="ce55">
            <text:p>72.54</text:p>
          </table:table-cell>
          <table:table-cell table:style-name="ce55"/>
          <table:table-cell office:value-type="float" office:value="72.53" table:style-name="ce55">
            <text:p>72.53</text:p>
          </table:table-cell>
          <table:table-cell office:value-type="float" office:value="73.739999999999995" table:style-name="ce55">
            <text:p>73.74</text:p>
          </table:table-cell>
          <table:table-cell office:value-type="float" office:value="74.959999999999994" table:style-name="ce55">
            <text:p>74.96</text:p>
          </table:table-cell>
          <table:table-cell table:number-columns-repeated="16349" table:style-name="ce1"/>
        </table:table-row>
        <table:table-row table:style-name="ro2">
          <table:table-cell table:style-name="ce7"/>
          <table:table-cell office:value-type="string" table:style-name="ce12">
            <text:p>E08000026</text:p>
          </table:table-cell>
          <table:table-cell office:value-type="string" table:style-name="ce12">
            <text:p>Coventry</text:p>
          </table:table-cell>
          <table:table-cell table:style-name="ce58"/>
          <table:table-cell table:style-name="ce58"/>
          <table:table-cell table:style-name="ce58"/>
          <table:table-cell table:style-name="ce58"/>
          <table:table-cell table:style-name="ce58"/>
          <table:table-cell office:value-type="float" office:value="36.630000000000003" table:style-name="ce58">
            <text:p>36.63</text:p>
          </table:table-cell>
          <table:table-cell office:value-type="float" office:value="37.119999999999997" table:style-name="ce58">
            <text:p>37.12</text:p>
          </table:table-cell>
          <table:table-cell office:value-type="float" office:value="37.82" table:style-name="ce55">
            <text:p>37.82</text:p>
          </table:table-cell>
          <table:table-cell office:value-type="float" office:value="37.65" table:style-name="ce55">
            <text:p>37.65</text:p>
          </table:table-cell>
          <table:table-cell office:value-type="float" office:value="36.119999999999997" table:style-name="ce55">
            <text:p>36.12</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8000027</text:p>
          </table:table-cell>
          <table:table-cell office:value-type="string" table:style-name="ce12">
            <text:p>Dudley</text:p>
          </table:table-cell>
          <table:table-cell table:style-name="ce58"/>
          <table:table-cell table:style-name="ce58"/>
          <table:table-cell table:style-name="ce58"/>
          <table:table-cell table:style-name="ce58"/>
          <table:table-cell table:style-name="ce58"/>
          <table:table-cell office:value-type="float" office:value="35.979999999999997" table:style-name="ce58">
            <text:p>35.98</text:p>
          </table:table-cell>
          <table:table-cell office:value-type="float" office:value="38.659999999999997" table:style-name="ce58">
            <text:p>38.66</text:p>
          </table:table-cell>
          <table:table-cell office:value-type="float" office:value="38.81" table:style-name="ce55">
            <text:p>38.81</text:p>
          </table:table-cell>
          <table:table-cell office:value-type="float" office:value="39.979999999999997" table:style-name="ce55">
            <text:p>39.98</text:p>
          </table:table-cell>
          <table:table-cell office:value-type="float" office:value="41.73" table:style-name="ce55">
            <text:p>41.73</text:p>
          </table:table-cell>
          <table:table-cell office:value-type="float" office:value="45.08" table:style-name="ce55">
            <text:p>45.08</text:p>
          </table:table-cell>
          <table:table-cell office:value-type="float" office:value="47.19" table:style-name="ce55">
            <text:p>47.19</text:p>
          </table:table-cell>
          <table:table-cell office:value-type="float" office:value="48.74" table:style-name="ce55">
            <text:p>48.74</text:p>
          </table:table-cell>
          <table:table-cell office:value-type="float" office:value="50.33" table:style-name="ce55">
            <text:p>50.33</text:p>
          </table:table-cell>
          <table:table-cell office:value-type="float" office:value="52.13" table:style-name="ce55">
            <text:p>52.13</text:p>
          </table:table-cell>
          <table:table-cell office:value-type="float" office:value="55.05" table:style-name="ce55">
            <text:p>55.05</text:p>
          </table:table-cell>
          <table:table-cell office:value-type="float" office:value="58.15" table:style-name="ce55">
            <text:p>58.15</text:p>
          </table:table-cell>
          <table:table-cell office:value-type="float" office:value="61.82" table:style-name="ce55">
            <text:p>61.82</text:p>
          </table:table-cell>
          <table:table-cell office:value-type="float" office:value="63.68" table:style-name="ce55">
            <text:p>63.68</text:p>
          </table:table-cell>
          <table:table-cell office:value-type="float" office:value="65" table:style-name="ce55">
            <text:p>65.00</text:p>
          </table:table-cell>
          <table:table-cell office:value-type="float" office:value="69.44" table:style-name="ce55">
            <text:p>69.44</text:p>
          </table:table-cell>
          <table:table-cell office:value-type="float" office:value="74.760000000000005" table:style-name="ce55">
            <text:p>74.76</text:p>
          </table:table-cell>
          <table:table-cell office:value-type="float" office:value="78.16" table:style-name="ce55">
            <text:p>78.16</text:p>
          </table:table-cell>
          <table:table-cell office:value-type="float" office:value="82.12" table:style-name="ce55">
            <text:p>82.12</text:p>
          </table:table-cell>
          <table:table-cell office:value-type="float" office:value="82.69" table:style-name="ce55">
            <text:p>82.69</text:p>
          </table:table-cell>
          <table:table-cell office:value-type="float" office:value="78.42" table:style-name="ce55">
            <text:p>78.42</text:p>
          </table:table-cell>
          <table:table-cell office:value-type="float" office:value="78" table:style-name="ce55">
            <text:p>78.00</text:p>
          </table:table-cell>
          <table:table-cell office:value-type="float" office:value="77.38" table:style-name="ce55">
            <text:p>77.38</text:p>
          </table:table-cell>
          <table:table-cell table:style-name="ce55"/>
          <table:table-cell office:value-type="float" office:value="75.28" table:style-name="ce55">
            <text:p>75.28</text:p>
          </table:table-cell>
          <table:table-cell office:value-type="float" office:value="78.900000000000006" table:style-name="ce55">
            <text:p>78.90</text:p>
          </table:table-cell>
          <table:table-cell office:value-type="float" office:value="80.19" table:style-name="ce55">
            <text:p>80.19</text:p>
          </table:table-cell>
          <table:table-cell table:number-columns-repeated="16349" table:style-name="ce1"/>
        </table:table-row>
        <table:table-row table:style-name="ro2">
          <table:table-cell table:style-name="ce7"/>
          <table:table-cell office:value-type="string" table:style-name="ce12">
            <text:p>E07000193</text:p>
          </table:table-cell>
          <table:table-cell office:value-type="string" table:style-name="ce12">
            <text:p>East Staffordshire</text:p>
          </table:table-cell>
          <table:table-cell table:style-name="ce58"/>
          <table:table-cell table:style-name="ce58"/>
          <table:table-cell table:style-name="ce58"/>
          <table:table-cell table:style-name="ce58"/>
          <table:table-cell table:style-name="ce58"/>
          <table:table-cell office:value-type="float" office:value="32.46" table:style-name="ce58">
            <text:p>32.46</text:p>
          </table:table-cell>
          <table:table-cell office:value-type="float" office:value="33.46" table:style-name="ce58">
            <text:p>33.46</text:p>
          </table:table-cell>
          <table:table-cell office:value-type="float" office:value="34.67" table:style-name="ce55">
            <text:p>34.67</text:p>
          </table:table-cell>
          <table:table-cell office:value-type="float" office:value="36.299999999999997" table:style-name="ce55">
            <text:p>36.30</text:p>
          </table:table-cell>
          <table:table-cell office:value-type="float" office:value="38.119999999999997" table:style-name="ce55">
            <text:p>38.12</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19</text:p>
          </table:table-cell>
          <table:table-cell office:value-type="string" table:style-name="ce12">
            <text:p>Herefordshire, County of</text:p>
          </table:table-cell>
          <table:table-cell table:style-name="ce58"/>
          <table:table-cell table:style-name="ce58"/>
          <table:table-cell table:style-name="ce58"/>
          <table:table-cell table:style-name="ce58"/>
          <table:table-cell table:style-name="ce58"/>
          <table:table-cell office:value-type="float" office:value="35.315576395242459" table:style-name="ce58">
            <text:p>35.3155764</text:p>
          </table:table-cell>
          <table:table-cell office:value-type="float" office:value="35.646451812829255" table:style-name="ce58">
            <text:p>35.64645181</text:p>
          </table:table-cell>
          <table:table-cell office:value-type="float" office:value="37.200000000000003" table:style-name="ce55">
            <text:p>37.20</text:p>
          </table:table-cell>
          <table:table-cell office:value-type="float" office:value="38.68" table:style-name="ce55">
            <text:p>38.68</text:p>
          </table:table-cell>
          <table:table-cell office:value-type="float" office:value="39.49" table:style-name="ce55">
            <text:p>39.49</text:p>
          </table:table-cell>
          <table:table-cell office:value-type="float" office:value="41.14" table:style-name="ce55">
            <text:p>41.14</text:p>
          </table:table-cell>
          <table:table-cell office:value-type="float" office:value="43.1" table:style-name="ce55">
            <text:p>43.10</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239.96" table:style-name="ce55">
            <text:p>239.96</text:p>
          </table:table-cell>
          <table:table-cell office:value-type="float" office:value="168.76" table:style-name="ce55">
            <text:p>168.76</text:p>
          </table:table-cell>
          <table:table-cell table:number-columns-repeated="16349" table:style-name="ce1"/>
        </table:table-row>
        <table:table-row table:style-name="ro2">
          <table:table-cell table:style-name="ce7"/>
          <table:table-cell office:value-type="string" table:style-name="ce12">
            <text:p>E07000194</text:p>
          </table:table-cell>
          <table:table-cell office:value-type="string" table:style-name="ce12">
            <text:p>Lichfield</text:p>
          </table:table-cell>
          <table:table-cell table:style-name="ce58"/>
          <table:table-cell table:style-name="ce58"/>
          <table:table-cell table:style-name="ce58"/>
          <table:table-cell table:style-name="ce58"/>
          <table:table-cell table:style-name="ce58"/>
          <table:table-cell office:value-type="float" office:value="36.67" table:style-name="ce58">
            <text:p>36.67</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float" office:value="109.32" table:style-name="ce55">
            <text:p>109.32</text:p>
          </table:table-cell>
          <table:table-cell table:number-columns-repeated="16349" table:style-name="ce1"/>
        </table:table-row>
        <table:table-row table:style-name="ro2">
          <table:table-cell table:style-name="ce7"/>
          <table:table-cell office:value-type="string" table:style-name="ce12">
            <text:p>E07000235</text:p>
          </table:table-cell>
          <table:table-cell office:value-type="string" table:style-name="ce12">
            <text:p>Malvern Hills</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95</text:p>
          </table:table-cell>
          <table:table-cell office:value-type="string" table:style-name="ce12">
            <text:p>Newcastle-under-Lyme</text:p>
          </table:table-cell>
          <table:table-cell table:style-name="ce58"/>
          <table:table-cell table:style-name="ce58"/>
          <table:table-cell table:style-name="ce58"/>
          <table:table-cell table:style-name="ce58"/>
          <table:table-cell table:style-name="ce58"/>
          <table:table-cell office:value-type="float" office:value="29.74" table:style-name="ce58">
            <text:p>29.74</text:p>
          </table:table-cell>
          <table:table-cell office:value-type="float" office:value="30.74" table:style-name="ce58">
            <text:p>30.74</text:p>
          </table:table-cell>
          <table:table-cell office:value-type="float" office:value="31.86" table:style-name="ce55">
            <text:p>31.86</text:p>
          </table:table-cell>
          <table:table-cell office:value-type="float" office:value="33.520000000000003" table:style-name="ce55">
            <text:p>33.52</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83</text:p>
          </table:table-cell>
          <table:table-cell office:value-type="string" table:style-name="ce12">
            <text:p>North Shropshire</text:p>
          </table:table-cell>
          <table:table-cell table:style-name="ce58"/>
          <table:table-cell table:style-name="ce58"/>
          <table:table-cell table:style-name="ce58"/>
          <table:table-cell table:style-name="ce58"/>
          <table:table-cell table:style-name="ce58"/>
          <table:table-cell office:value-type="float" office:value="32.33" table:style-name="ce58">
            <text:p>32.33</text:p>
          </table:table-cell>
          <table:table-cell office:value-type="float" office:value="33.29" table:style-name="ce58">
            <text:p>33.29</text:p>
          </table:table-cell>
          <table:table-cell office:value-type="float" office:value="34.51" table:style-name="ce55">
            <text:p>34.51</text:p>
          </table:table-cell>
          <table:table-cell office:value-type="float" office:value="35.25" table:style-name="ce55">
            <text:p>35.25</text:p>
          </table:table-cell>
          <table:table-cell office:value-type="float" office:value="38.200000000000003" table:style-name="ce55">
            <text:p>38.20</text:p>
          </table:table-cell>
          <table:table-cell office:value-type="float" office:value="40.119999999999997" table:style-name="ce55">
            <text:p>40.12</text:p>
          </table:table-cell>
          <table:table-cell office:value-type="float" office:value="38.409999999999997" table:style-name="ce55">
            <text:p>38.41</text:p>
          </table:table-cell>
          <table:table-cell office:value-type="float" office:value="43.14" table:style-name="ce55">
            <text:p>43.14</text:p>
          </table:table-cell>
          <table:table-cell office:value-type="float" office:value="45.68" table:style-name="ce55">
            <text:p>45.68</text:p>
          </table:table-cell>
          <table:table-cell office:value-type="float" office:value="48.91" table:style-name="ce55">
            <text:p>48.91</text:p>
          </table:table-cell>
          <table:table-cell office:value-type="float" office:value="51.31" table:style-name="ce55">
            <text:p>51.31</text:p>
          </table:table-cell>
          <table:table-cell office:value-type="string" table:style-name="ce55">
            <text:p>MY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18</text:p>
          </table:table-cell>
          <table:table-cell office:value-type="string" table:style-name="ce12">
            <text:p>North Warwickshire</text:p>
          </table:table-cell>
          <table:table-cell table:style-name="ce58"/>
          <table:table-cell table:style-name="ce58"/>
          <table:table-cell table:style-name="ce58"/>
          <table:table-cell table:style-name="ce58"/>
          <table:table-cell table:style-name="ce58"/>
          <table:table-cell office:value-type="float" office:value="33.08" table:style-name="ce58">
            <text:p>33.08</text:p>
          </table:table-cell>
          <table:table-cell office:value-type="float" office:value="34.17" table:style-name="ce58">
            <text:p>34.17</text:p>
          </table:table-cell>
          <table:table-cell office:value-type="float" office:value="35.22" table:style-name="ce55">
            <text:p>35.22</text:p>
          </table:table-cell>
          <table:table-cell office:value-type="float" office:value="37.19" table:style-name="ce55">
            <text:p>37.19</text:p>
          </table:table-cell>
          <table:table-cell office:value-type="float" office:value="39.130000000000003" table:style-name="ce55">
            <text:p>39.13</text:p>
          </table:table-cell>
          <table:table-cell office:value-type="float" office:value="41.55" table:style-name="ce55">
            <text:p>41.55</text:p>
          </table:table-cell>
          <table:table-cell office:value-type="float" office:value="44.62" table:style-name="ce55">
            <text:p>44.62</text:p>
          </table:table-cell>
          <table:table-cell office:value-type="float" office:value="45.41" table:style-name="ce55">
            <text:p>45.41</text:p>
          </table:table-cell>
          <table:table-cell office:value-type="float" office:value="47.33" table:style-name="ce55">
            <text:p>47.33</text:p>
          </table:table-cell>
          <table:table-cell office:value-type="float" office:value="50.61" table:style-name="ce55">
            <text:p>50.61</text:p>
          </table:table-cell>
          <table:table-cell office:value-type="float" office:value="53.16" table:style-name="ce55">
            <text:p>53.16</text:p>
          </table:table-cell>
          <table:table-cell office:value-type="float" office:value="55.8" table:style-name="ce55">
            <text:p>55.80</text:p>
          </table:table-cell>
          <table:table-cell office:value-type="float" office:value="59.98" table:style-name="ce55">
            <text:p>59.98</text:p>
          </table:table-cell>
          <table:table-cell office:value-type="float" office:value="62.08" table:style-name="ce55">
            <text:p>62.08</text:p>
          </table:table-cell>
          <table:table-cell office:value-type="float" office:value="63.53" table:style-name="ce55">
            <text:p>63.53</text:p>
          </table:table-cell>
          <table:table-cell office:value-type="float" office:value="68.67" table:style-name="ce55">
            <text:p>68.67</text:p>
          </table:table-cell>
          <table:table-cell office:value-type="float" office:value="74.84" table:style-name="ce55">
            <text:p>74.84</text:p>
          </table:table-cell>
          <table:table-cell office:value-type="float" office:value="79.11" table:style-name="ce55">
            <text:p>79.11</text:p>
          </table:table-cell>
          <table:table-cell office:value-type="float" office:value="83.83" table:style-name="ce55">
            <text:p>83.83</text:p>
          </table:table-cell>
          <table:table-cell office:value-type="float" office:value="85.98" table:style-name="ce55">
            <text:p>85.98</text:p>
          </table:table-cell>
          <table:table-cell office:value-type="float" office:value="85.52" table:style-name="ce55">
            <text:p>85.52</text:p>
          </table:table-cell>
          <table:table-cell office:value-type="float" office:value="84.88" table:style-name="ce55">
            <text:p>84.88</text:p>
          </table:table-cell>
          <table:table-cell office:value-type="float" office:value="84.45" table:style-name="ce55">
            <text:p>84.45</text:p>
          </table:table-cell>
          <table:table-cell table:style-name="ce55"/>
          <table:table-cell office:value-type="float" office:value="83.38" table:style-name="ce55">
            <text:p>83.38</text:p>
          </table:table-cell>
          <table:table-cell office:value-type="float" office:value="85.73" table:style-name="ce55">
            <text:p>85.73</text:p>
          </table:table-cell>
          <table:table-cell office:value-type="float" office:value="87.45" table:style-name="ce55">
            <text:p>87.45</text:p>
          </table:table-cell>
          <table:table-cell table:number-columns-repeated="16349" table:style-name="ce1"/>
        </table:table-row>
        <table:table-row table:style-name="ro2">
          <table:table-cell table:style-name="ce7"/>
          <table:table-cell office:value-type="string" table:style-name="ce12">
            <text:p>E07000219</text:p>
          </table:table-cell>
          <table:table-cell office:value-type="string" table:style-name="ce12">
            <text:p>Nuneaton and Bedworth</text:p>
          </table:table-cell>
          <table:table-cell table:style-name="ce58"/>
          <table:table-cell table:style-name="ce58"/>
          <table:table-cell table:style-name="ce58"/>
          <table:table-cell table:style-name="ce58"/>
          <table:table-cell table:style-name="ce58"/>
          <table:table-cell office:value-type="float" office:value="33.17" table:style-name="ce58">
            <text:p>33.17</text:p>
          </table:table-cell>
          <table:table-cell office:value-type="float" office:value="35.549999999999997" table:style-name="ce58">
            <text:p>35.55</text:p>
          </table:table-cell>
          <table:table-cell office:value-type="float" office:value="37.65" table:style-name="ce55">
            <text:p>37.65</text:p>
          </table:table-cell>
          <table:table-cell office:value-type="float" office:value="39.86" table:style-name="ce55">
            <text:p>39.86</text:p>
          </table:table-cell>
          <table:table-cell office:value-type="float" office:value="39.82" table:style-name="ce55">
            <text:p>39.82</text:p>
          </table:table-cell>
          <table:table-cell office:value-type="float" office:value="40.950000000000003" table:style-name="ce55">
            <text:p>40.95</text:p>
          </table:table-cell>
          <table:table-cell office:value-type="float" office:value="43.97" table:style-name="ce55">
            <text:p>43.97</text:p>
          </table:table-cell>
          <table:table-cell office:value-type="float" office:value="45.16" table:style-name="ce55">
            <text:p>45.16</text:p>
          </table:table-cell>
          <table:table-cell office:value-type="float" office:value="47.02" table:style-name="ce55">
            <text:p>47.02</text:p>
          </table:table-cell>
          <table:table-cell office:value-type="float" office:value="48.38" table:style-name="ce55">
            <text:p>48.38</text:p>
          </table:table-cell>
          <table:table-cell office:value-type="float" office:value="50.83" table:style-name="ce55">
            <text:p>50.83</text:p>
          </table:table-cell>
          <table:table-cell office:value-type="float" office:value="54.96" table:style-name="ce55">
            <text:p>54.96</text:p>
          </table:table-cell>
          <table:table-cell office:value-type="float" office:value="56.28" table:style-name="ce55">
            <text:p>56.28</text:p>
          </table:table-cell>
          <table:table-cell office:value-type="float" office:value="57.9" table:style-name="ce55">
            <text:p>57.90</text:p>
          </table:table-cell>
          <table:table-cell office:value-type="float" office:value="59.77" table:style-name="ce55">
            <text:p>59.77</text:p>
          </table:table-cell>
          <table:table-cell office:value-type="float" office:value="64.06" table:style-name="ce55">
            <text:p>64.06</text:p>
          </table:table-cell>
          <table:table-cell office:value-type="float" office:value="69.08" table:style-name="ce55">
            <text:p>69.08</text:p>
          </table:table-cell>
          <table:table-cell office:value-type="float" office:value="74.47" table:style-name="ce55">
            <text:p>74.47</text:p>
          </table:table-cell>
          <table:table-cell office:value-type="float" office:value="77.23" table:style-name="ce55">
            <text:p>77.23</text:p>
          </table:table-cell>
          <table:table-cell office:value-type="float" office:value="79.69" table:style-name="ce55">
            <text:p>79.69</text:p>
          </table:table-cell>
          <table:table-cell office:value-type="float" office:value="79.14" table:style-name="ce55">
            <text:p>79.14</text:p>
          </table:table-cell>
          <table:table-cell office:value-type="float" office:value="78.33" table:style-name="ce55">
            <text:p>78.33</text:p>
          </table:table-cell>
          <table:table-cell office:value-type="float" office:value="77.55" table:style-name="ce55">
            <text:p>77.55</text:p>
          </table:table-cell>
          <table:table-cell table:style-name="ce55"/>
          <table:table-cell office:value-type="float" office:value="76.540000000000006" table:style-name="ce55">
            <text:p>76.54</text:p>
          </table:table-cell>
          <table:table-cell office:value-type="float" office:value="78.69" table:style-name="ce55">
            <text:p>78.69</text:p>
          </table:table-cell>
          <table:table-cell office:value-type="float" office:value="79.959999999999994" table:style-name="ce55">
            <text:p>79.96</text:p>
          </table:table-cell>
          <table:table-cell table:number-columns-repeated="16349" table:style-name="ce1"/>
        </table:table-row>
        <table:table-row table:style-name="ro2">
          <table:table-cell table:style-name="ce7"/>
          <table:table-cell office:value-type="string" table:style-name="ce12">
            <text:p>E07000184</text:p>
          </table:table-cell>
          <table:table-cell office:value-type="string" table:style-name="ce12">
            <text:p>Oswestry</text:p>
          </table:table-cell>
          <table:table-cell table:style-name="ce58"/>
          <table:table-cell table:style-name="ce58"/>
          <table:table-cell table:style-name="ce58"/>
          <table:table-cell table:style-name="ce58"/>
          <table:table-cell table:style-name="ce58"/>
          <table:table-cell office:value-type="float" office:value="33.25" table:style-name="ce58">
            <text:p>33.25</text:p>
          </table:table-cell>
          <table:table-cell office:value-type="float" office:value="34.159999999999997" table:style-name="ce58">
            <text:p>34.16</text:p>
          </table:table-cell>
          <table:table-cell office:value-type="float" office:value="35.69" table:style-name="ce55">
            <text:p>35.69</text:p>
          </table:table-cell>
          <table:table-cell office:value-type="float" office:value="38.76" table:style-name="ce55">
            <text:p>38.76</text:p>
          </table:table-cell>
          <table:table-cell office:value-type="float" office:value="39.51" table:style-name="ce55">
            <text:p>39.51</text:p>
          </table:table-cell>
          <table:table-cell office:value-type="float" office:value="41.42" table:style-name="ce55">
            <text:p>41.42</text:p>
          </table:table-cell>
          <table:table-cell office:value-type="float" office:value="43.67" table:style-name="ce55">
            <text:p>43.67</text:p>
          </table:table-cell>
          <table:table-cell office:value-type="float" office:value="44.82" table:style-name="ce55">
            <text:p>44.82</text:p>
          </table:table-cell>
          <table:table-cell office:value-type="float" office:value="46.82" table:style-name="ce55">
            <text:p>46.82</text:p>
          </table:table-cell>
          <table:table-cell office:value-type="float" office:value="48.6" table:style-name="ce55">
            <text:p>48.60</text:p>
          </table:table-cell>
          <table:table-cell office:value-type="float" office:value="51.4" table:style-name="ce55">
            <text:p>51.40</text:p>
          </table:table-cell>
          <table:table-cell office:value-type="float" office:value="54.78" table:style-name="ce55">
            <text:p>54.78</text:p>
          </table:table-cell>
          <table:table-cell office:value-type="float" office:value="58.05" table:style-name="ce55">
            <text:p>58.05</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36</text:p>
          </table:table-cell>
          <table:table-cell office:value-type="string" table:style-name="ce12">
            <text:p>Redditch</text:p>
          </table:table-cell>
          <table:table-cell table:style-name="ce58"/>
          <table:table-cell table:style-name="ce58"/>
          <table:table-cell table:style-name="ce58"/>
          <table:table-cell table:style-name="ce58"/>
          <table:table-cell table:style-name="ce58"/>
          <table:table-cell office:value-type="float" office:value="37.549999999999997" table:style-name="ce58">
            <text:p>37.55</text:p>
          </table:table-cell>
          <table:table-cell office:value-type="float" office:value="37.93" table:style-name="ce58">
            <text:p>37.93</text:p>
          </table:table-cell>
          <table:table-cell office:value-type="float" office:value="40.06" table:style-name="ce55">
            <text:p>40.06</text:p>
          </table:table-cell>
          <table:table-cell office:value-type="float" office:value="41.82" table:style-name="ce55">
            <text:p>41.82</text:p>
          </table:table-cell>
          <table:table-cell office:value-type="float" office:value="44.11" table:style-name="ce55">
            <text:p>44.11</text:p>
          </table:table-cell>
          <table:table-cell office:value-type="float" office:value="46.28" table:style-name="ce55">
            <text:p>46.28</text:p>
          </table:table-cell>
          <table:table-cell office:value-type="float" office:value="48.47" table:style-name="ce55">
            <text:p>48.47</text:p>
          </table:table-cell>
          <table:table-cell office:value-type="float" office:value="48.69" table:style-name="ce55">
            <text:p>48.69</text:p>
          </table:table-cell>
          <table:table-cell office:value-type="float" office:value="50.31" table:style-name="ce55">
            <text:p>50.31</text:p>
          </table:table-cell>
          <table:table-cell office:value-type="float" office:value="52.09" table:style-name="ce55">
            <text:p>52.09</text:p>
          </table:table-cell>
          <table:table-cell office:value-type="float" office:value="54.51" table:style-name="ce55">
            <text:p>54.51</text:p>
          </table:table-cell>
          <table:table-cell office:value-type="float" office:value="58.39" table:style-name="ce55">
            <text:p>58.39</text:p>
          </table:table-cell>
          <table:table-cell office:value-type="float" office:value="60.1" table:style-name="ce55">
            <text:p>60.10</text:p>
          </table:table-cell>
          <table:table-cell office:value-type="float" office:value="61.79" table:style-name="ce55">
            <text:p>61.79</text:p>
          </table:table-cell>
          <table:table-cell office:value-type="float" office:value="63.38" table:style-name="ce55">
            <text:p>63.38</text:p>
          </table:table-cell>
          <table:table-cell office:value-type="float" office:value="67.16" table:style-name="ce55">
            <text:p>67.16</text:p>
          </table:table-cell>
          <table:table-cell office:value-type="float" office:value="71.87" table:style-name="ce55">
            <text:p>71.87</text:p>
          </table:table-cell>
          <table:table-cell office:value-type="float" office:value="78.56" table:style-name="ce55">
            <text:p>78.56</text:p>
          </table:table-cell>
          <table:table-cell office:value-type="float" office:value="80.28" table:style-name="ce55">
            <text:p>80.28</text:p>
          </table:table-cell>
          <table:table-cell office:value-type="float" office:value="80.209999999999994" table:style-name="ce55">
            <text:p>80.21</text:p>
          </table:table-cell>
          <table:table-cell office:value-type="float" office:value="79.349999999999994" table:style-name="ce55">
            <text:p>79.35</text:p>
          </table:table-cell>
          <table:table-cell office:value-type="float" office:value="78.59" table:style-name="ce55">
            <text:p>78.59</text:p>
          </table:table-cell>
          <table:table-cell office:value-type="float" office:value="77.08" table:style-name="ce55">
            <text:p>77.08</text:p>
          </table:table-cell>
          <table:table-cell table:style-name="ce55"/>
          <table:table-cell office:value-type="float" office:value="77.290000000000006" table:style-name="ce55">
            <text:p>77.29</text:p>
          </table:table-cell>
          <table:table-cell office:value-type="float" office:value="79.39" table:style-name="ce55">
            <text:p>79.39</text:p>
          </table:table-cell>
          <table:table-cell office:value-type="float" office:value="80.72" table:style-name="ce55">
            <text:p>80.72</text:p>
          </table:table-cell>
          <table:table-cell table:number-columns-repeated="16349" table:style-name="ce1"/>
        </table:table-row>
        <table:table-row table:style-name="ro2">
          <table:table-cell table:style-name="ce7"/>
          <table:table-cell office:value-type="string" table:style-name="ce12">
            <text:p>E07000220</text:p>
          </table:table-cell>
          <table:table-cell office:value-type="string" table:style-name="ce12">
            <text:p>Rugby</text:p>
          </table:table-cell>
          <table:table-cell table:style-name="ce58"/>
          <table:table-cell table:style-name="ce58"/>
          <table:table-cell table:style-name="ce58"/>
          <table:table-cell table:style-name="ce58"/>
          <table:table-cell table:style-name="ce58"/>
          <table:table-cell office:value-type="float" office:value="36.17" table:style-name="ce58">
            <text:p>36.17</text:p>
          </table:table-cell>
          <table:table-cell office:value-type="float" office:value="36.65" table:style-name="ce58">
            <text:p>36.65</text:p>
          </table:table-cell>
          <table:table-cell office:value-type="float" office:value="37.53" table:style-name="ce55">
            <text:p>37.53</text:p>
          </table:table-cell>
          <table:table-cell office:value-type="float" office:value="40.020000000000003" table:style-name="ce55">
            <text:p>40.02</text:p>
          </table:table-cell>
          <table:table-cell office:value-type="float" office:value="41.23" table:style-name="ce55">
            <text:p>41.23</text:p>
          </table:table-cell>
          <table:table-cell office:value-type="float" office:value="43.26" table:style-name="ce55">
            <text:p>43.26</text:p>
          </table:table-cell>
          <table:table-cell office:value-type="float" office:value="46.08" table:style-name="ce55">
            <text:p>46.08</text:p>
          </table:table-cell>
          <table:table-cell office:value-type="float" office:value="48.15" table:style-name="ce55">
            <text:p>48.15</text:p>
          </table:table-cell>
          <table:table-cell office:value-type="float" office:value="49.52" table:style-name="ce55">
            <text:p>49.52</text:p>
          </table:table-cell>
          <table:table-cell office:value-type="float" office:value="52.07" table:style-name="ce55">
            <text:p>52.07</text:p>
          </table:table-cell>
          <table:table-cell office:value-type="float" office:value="55.14" table:style-name="ce55">
            <text:p>55.14</text:p>
          </table:table-cell>
          <table:table-cell office:value-type="float" office:value="57.89" table:style-name="ce55">
            <text:p>57.89</text:p>
          </table:table-cell>
          <table:table-cell office:value-type="float" office:value="60.94" table:style-name="ce55">
            <text:p>60.94</text:p>
          </table:table-cell>
          <table:table-cell office:value-type="float" office:value="63.11" table:style-name="ce55">
            <text:p>63.11</text:p>
          </table:table-cell>
          <table:table-cell office:value-type="float" office:value="64.36" table:style-name="ce55">
            <text:p>64.36</text:p>
          </table:table-cell>
          <table:table-cell office:value-type="float" office:value="69.150000000000006" table:style-name="ce55">
            <text:p>69.15</text:p>
          </table:table-cell>
          <table:table-cell office:value-type="float" office:value="66.81" table:style-name="ce55">
            <text:p>66.81</text:p>
          </table:table-cell>
          <table:table-cell office:value-type="float" office:value="76.510000000000005" table:style-name="ce55">
            <text:p>76.51</text:p>
          </table:table-cell>
          <table:table-cell office:value-type="float" office:value="87.7" table:style-name="ce55">
            <text:p>87.70</text:p>
          </table:table-cell>
          <table:table-cell office:value-type="float" office:value="93.13" table:style-name="ce55">
            <text:p>93.13</text:p>
          </table:table-cell>
          <table:table-cell office:value-type="float" office:value="97.88" table:style-name="ce55">
            <text:p>97.88</text:p>
          </table:table-cell>
          <table:table-cell office:value-type="float" office:value="97.41" table:style-name="ce55">
            <text:p>97.41</text:p>
          </table:table-cell>
          <table:table-cell office:value-type="float" office:value="96.72" table:style-name="ce55">
            <text:p>96.72</text:p>
          </table:table-cell>
          <table:table-cell table:style-name="ce55"/>
          <table:table-cell office:value-type="float" office:value="82.32" table:style-name="ce55">
            <text:p>82.32</text:p>
          </table:table-cell>
          <table:table-cell office:value-type="float" office:value="84.74" table:style-name="ce55">
            <text:p>84.74</text:p>
          </table:table-cell>
          <table:table-cell office:value-type="float" office:value="85.99" table:style-name="ce55">
            <text:p>85.99</text:p>
          </table:table-cell>
          <table:table-cell table:number-columns-repeated="16349" table:style-name="ce1"/>
        </table:table-row>
        <table:table-row table:style-name="ro2">
          <table:table-cell table:style-name="ce7"/>
          <table:table-cell office:value-type="string" table:style-name="ce12">
            <text:p>E08000028</text:p>
          </table:table-cell>
          <table:table-cell office:value-type="string" table:style-name="ce12">
            <text:p>Sandwell</text:p>
          </table:table-cell>
          <table:table-cell table:style-name="ce58"/>
          <table:table-cell table:style-name="ce58"/>
          <table:table-cell table:style-name="ce58"/>
          <table:table-cell table:style-name="ce58"/>
          <table:table-cell table:style-name="ce58"/>
          <table:table-cell office:value-type="float" office:value="40.74" table:style-name="ce58">
            <text:p>40.74</text:p>
          </table:table-cell>
          <table:table-cell office:value-type="float" office:value="41.65" table:style-name="ce58">
            <text:p>41.65</text:p>
          </table:table-cell>
          <table:table-cell office:value-type="float" office:value="43.32" table:style-name="ce55">
            <text:p>43.32</text:p>
          </table:table-cell>
          <table:table-cell office:value-type="float" office:value="44.64" table:style-name="ce55">
            <text:p>44.64</text:p>
          </table:table-cell>
          <table:table-cell office:value-type="float" office:value="46.62" table:style-name="ce55">
            <text:p>46.62</text:p>
          </table:table-cell>
          <table:table-cell office:value-type="float" office:value="48.57" table:style-name="ce55">
            <text:p>48.57</text:p>
          </table:table-cell>
          <table:table-cell office:value-type="float" office:value="51.95" table:style-name="ce55">
            <text:p>51.95</text:p>
          </table:table-cell>
          <table:table-cell office:value-type="float" office:value="51.13" table:style-name="ce55">
            <text:p>51.13</text:p>
          </table:table-cell>
          <table:table-cell office:value-type="float" office:value="52.92" table:style-name="ce55">
            <text:p>52.92</text:p>
          </table:table-cell>
          <table:table-cell office:value-type="float" office:value="55.35" table:style-name="ce55">
            <text:p>55.35</text:p>
          </table:table-cell>
          <table:table-cell office:value-type="float" office:value="58.12" table:style-name="ce55">
            <text:p>58.12</text:p>
          </table:table-cell>
          <table:table-cell office:value-type="float" office:value="60.35" table:style-name="ce55">
            <text:p>60.35</text:p>
          </table:table-cell>
          <table:table-cell office:value-type="float" office:value="62.18" table:style-name="ce55">
            <text:p>62.18</text:p>
          </table:table-cell>
          <table:table-cell office:value-type="float" office:value="64.06" table:style-name="ce55">
            <text:p>64.06</text:p>
          </table:table-cell>
          <table:table-cell office:value-type="float" office:value="65.13" table:style-name="ce55">
            <text:p>65.13</text:p>
          </table:table-cell>
          <table:table-cell office:value-type="float" office:value="71.260000000000005" table:style-name="ce55">
            <text:p>71.26</text:p>
          </table:table-cell>
          <table:table-cell office:value-type="float" office:value="71.239999999999995" table:style-name="ce55">
            <text:p>71.24</text:p>
          </table:table-cell>
          <table:table-cell office:value-type="float" office:value="81.11" table:style-name="ce55">
            <text:p>81.11</text:p>
          </table:table-cell>
          <table:table-cell office:value-type="float" office:value="86.93" table:style-name="ce55">
            <text:p>86.93</text:p>
          </table:table-cell>
          <table:table-cell office:value-type="float" office:value="82.04" table:style-name="ce55">
            <text:p>82.04</text:p>
          </table:table-cell>
          <table:table-cell office:value-type="float" office:value="81.19" table:style-name="ce55">
            <text:p>81.19</text:p>
          </table:table-cell>
          <table:table-cell office:value-type="float" office:value="80.41" table:style-name="ce55">
            <text:p>80.41</text:p>
          </table:table-cell>
          <table:table-cell office:value-type="float" office:value="79.599999999999994" table:style-name="ce55">
            <text:p>79.60</text:p>
          </table:table-cell>
          <table:table-cell table:style-name="ce55"/>
          <table:table-cell office:value-type="float" office:value="79.040000000000006" table:style-name="ce55">
            <text:p>79.04</text:p>
          </table:table-cell>
          <table:table-cell office:value-type="float" office:value="80.650000000000006" table:style-name="ce55">
            <text:p>80.65</text:p>
          </table:table-cell>
          <table:table-cell office:value-type="float" office:value="82.09" table:style-name="ce55">
            <text:p>82.09</text:p>
          </table:table-cell>
          <table:table-cell table:number-columns-repeated="16349" table:style-name="ce1"/>
        </table:table-row>
        <table:table-row table:style-name="ro2">
          <table:table-cell table:style-name="ce7"/>
          <table:table-cell office:value-type="string" table:style-name="ce12">
            <text:p>E07000185</text:p>
          </table:table-cell>
          <table:table-cell office:value-type="string" table:style-name="ce12">
            <text:p>Shrewsbury and Atcham</text:p>
          </table:table-cell>
          <table:table-cell table:style-name="ce58"/>
          <table:table-cell table:style-name="ce58"/>
          <table:table-cell table:style-name="ce58"/>
          <table:table-cell table:style-name="ce58"/>
          <table:table-cell table:style-name="ce58"/>
          <table:table-cell office:value-type="float" office:value="33.590000000000003" table:style-name="ce58">
            <text:p>33.59</text:p>
          </table:table-cell>
          <table:table-cell office:value-type="float" office:value="35.47" table:style-name="ce58">
            <text:p>35.47</text:p>
          </table:table-cell>
          <table:table-cell office:value-type="float" office:value="37.71" table:style-name="ce55">
            <text:p>37.71</text:p>
          </table:table-cell>
          <table:table-cell office:value-type="float" office:value="39.75" table:style-name="ce55">
            <text:p>39.75</text:p>
          </table:table-cell>
          <table:table-cell office:value-type="float" office:value="40.79" table:style-name="ce55">
            <text:p>40.79</text:p>
          </table:table-cell>
          <table:table-cell office:value-type="float" office:value="43.55" table:style-name="ce55">
            <text:p>43.55</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51</text:p>
          </table:table-cell>
          <table:table-cell office:value-type="string" table:style-name="ce12">
            <text:p>Shropshire</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float" office:value="61.93" table:style-name="ce55">
            <text:p>61.93</text:p>
          </table:table-cell>
          <table:table-cell office:value-type="float" office:value="63.12" table:style-name="ce55">
            <text:p>63.12</text:p>
          </table:table-cell>
          <table:table-cell office:value-type="float" office:value="67.510000000000005" table:style-name="ce55">
            <text:p>67.51</text:p>
          </table:table-cell>
          <table:table-cell office:value-type="float" office:value="72.75" table:style-name="ce55">
            <text:p>72.75</text:p>
          </table:table-cell>
          <table:table-cell office:value-type="float" office:value="76.819999999999993" table:style-name="ce55">
            <text:p>76.82</text:p>
          </table:table-cell>
          <table:table-cell office:value-type="float" office:value="81.42" table:style-name="ce55">
            <text:p>81.42</text:p>
          </table:table-cell>
          <table:table-cell office:value-type="float" office:value="83.69" table:style-name="ce55">
            <text:p>83.69</text:p>
          </table:table-cell>
          <table:table-cell office:value-type="float" office:value="83.94" table:style-name="ce55">
            <text:p>83.94</text:p>
          </table:table-cell>
          <table:table-cell office:value-type="float" office:value="82.84" table:style-name="ce55">
            <text:p>82.84</text:p>
          </table:table-cell>
          <table:table-cell office:value-type="float" office:value="82" table:style-name="ce55">
            <text:p>82.00</text:p>
          </table:table-cell>
          <table:table-cell table:style-name="ce55"/>
          <table:table-cell office:value-type="float" office:value="81.23" table:style-name="ce55">
            <text:p>81.23</text:p>
          </table:table-cell>
          <table:table-cell office:value-type="float" office:value="83.29" table:style-name="ce55">
            <text:p>83.29</text:p>
          </table:table-cell>
          <table:table-cell office:value-type="float" office:value="84.59" table:style-name="ce55">
            <text:p>84.59</text:p>
          </table:table-cell>
          <table:table-cell table:number-columns-repeated="16349" table:style-name="ce1"/>
        </table:table-row>
        <table:table-row table:style-name="ro2">
          <table:table-cell table:style-name="ce7"/>
          <table:table-cell office:value-type="string" table:style-name="ce12">
            <text:p>E08000029</text:p>
          </table:table-cell>
          <table:table-cell office:value-type="string" table:style-name="ce12">
            <text:p>Solihull</text:p>
          </table:table-cell>
          <table:table-cell table:style-name="ce58"/>
          <table:table-cell table:style-name="ce58"/>
          <table:table-cell table:style-name="ce58"/>
          <table:table-cell table:style-name="ce58"/>
          <table:table-cell table:style-name="ce58"/>
          <table:table-cell office:value-type="float" office:value="39.46" table:style-name="ce58">
            <text:p>39.46</text:p>
          </table:table-cell>
          <table:table-cell office:value-type="float" office:value="40.57" table:style-name="ce58">
            <text:p>40.57</text:p>
          </table:table-cell>
          <table:table-cell office:value-type="float" office:value="41.77" table:style-name="ce55">
            <text:p>41.77</text:p>
          </table:table-cell>
          <table:table-cell office:value-type="float" office:value="41.74" table:style-name="ce55">
            <text:p>41.74</text:p>
          </table:table-cell>
          <table:table-cell office:value-type="float" office:value="44.78" table:style-name="ce55">
            <text:p>44.78</text:p>
          </table:table-cell>
          <table:table-cell office:value-type="float" office:value="46.34" table:style-name="ce55">
            <text:p>46.34</text:p>
          </table:table-cell>
          <table:table-cell office:value-type="float" office:value="47.91" table:style-name="ce55">
            <text:p>47.91</text:p>
          </table:table-cell>
          <table:table-cell office:value-type="float" office:value="48.88" table:style-name="ce55">
            <text:p>48.88</text:p>
          </table:table-cell>
          <table:table-cell office:value-type="float" office:value="50.72" table:style-name="ce55">
            <text:p>50.72</text:p>
          </table:table-cell>
          <table:table-cell office:value-type="float" office:value="52.8" table:style-name="ce55">
            <text:p>52.80</text:p>
          </table:table-cell>
          <table:table-cell office:value-type="float" office:value="55.41" table:style-name="ce55">
            <text:p>55.41</text:p>
          </table:table-cell>
          <table:table-cell office:value-type="float" office:value="58.02" table:style-name="ce55">
            <text:p>58.02</text:p>
          </table:table-cell>
          <table:table-cell office:value-type="float" office:value="61.13" table:style-name="ce55">
            <text:p>61.13</text:p>
          </table:table-cell>
          <table:table-cell office:value-type="float" office:value="63.07" table:style-name="ce55">
            <text:p>63.07</text:p>
          </table:table-cell>
          <table:table-cell office:value-type="float" office:value="64.150000000000006" table:style-name="ce55">
            <text:p>64.15</text:p>
          </table:table-cell>
          <table:table-cell office:value-type="float" office:value="68.73" table:style-name="ce55">
            <text:p>68.73</text:p>
          </table:table-cell>
          <table:table-cell office:value-type="float" office:value="73.209999999999994" table:style-name="ce55">
            <text:p>73.21</text:p>
          </table:table-cell>
          <table:table-cell office:value-type="float" office:value="76.680000000000007" table:style-name="ce55">
            <text:p>76.68</text:p>
          </table:table-cell>
          <table:table-cell office:value-type="float" office:value="80.56" table:style-name="ce55">
            <text:p>80.56</text:p>
          </table:table-cell>
          <table:table-cell office:value-type="float" office:value="81.48" table:style-name="ce55">
            <text:p>81.48</text:p>
          </table:table-cell>
          <table:table-cell office:value-type="float" office:value="81.39" table:style-name="ce55">
            <text:p>81.39</text:p>
          </table:table-cell>
          <table:table-cell office:value-type="float" office:value="80.739999999999995" table:style-name="ce55">
            <text:p>80.74</text:p>
          </table:table-cell>
          <table:table-cell office:value-type="float" office:value="80.11" table:style-name="ce55">
            <text:p>80.11</text:p>
          </table:table-cell>
          <table:table-cell table:style-name="ce55"/>
          <table:table-cell office:value-type="float" office:value="79.37" table:style-name="ce55">
            <text:p>79.37</text:p>
          </table:table-cell>
          <table:table-cell office:value-type="float" office:value="81.650000000000006" table:style-name="ce55">
            <text:p>81.65</text:p>
          </table:table-cell>
          <table:table-cell office:value-type="float" office:value="82.98" table:style-name="ce55">
            <text:p>82.98</text:p>
          </table:table-cell>
          <table:table-cell table:number-columns-repeated="16349" table:style-name="ce1"/>
        </table:table-row>
        <table:table-row table:style-name="ro2">
          <table:table-cell table:style-name="ce7"/>
          <table:table-cell office:value-type="string" table:style-name="ce12">
            <text:p>E07000186</text:p>
          </table:table-cell>
          <table:table-cell office:value-type="string" table:style-name="ce12">
            <text:p>South Shropshire</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96</text:p>
          </table:table-cell>
          <table:table-cell office:value-type="string" table:style-name="ce12">
            <text:p>South Staffordshire</text:p>
          </table:table-cell>
          <table:table-cell table:style-name="ce58"/>
          <table:table-cell table:style-name="ce58"/>
          <table:table-cell table:style-name="ce58"/>
          <table:table-cell table:style-name="ce58"/>
          <table:table-cell table:style-name="ce58"/>
          <table:table-cell office:value-type="float" office:value="36.18" table:style-name="ce58">
            <text:p>36.18</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97</text:p>
          </table:table-cell>
          <table:table-cell office:value-type="string" table:style-name="ce12">
            <text:p>Stafford</text:p>
          </table:table-cell>
          <table:table-cell table:style-name="ce58"/>
          <table:table-cell table:style-name="ce58"/>
          <table:table-cell table:style-name="ce58"/>
          <table:table-cell table:style-name="ce58"/>
          <table:table-cell table:style-name="ce58"/>
          <table:table-cell office:value-type="float" office:value="34.5" table:style-name="ce58">
            <text:p>34.5</text:p>
          </table:table-cell>
          <table:table-cell office:value-type="float" office:value="35.47" table:style-name="ce58">
            <text:p>35.47</text:p>
          </table:table-cell>
          <table:table-cell office:value-type="float" office:value="37.14" table:style-name="ce55">
            <text:p>37.14</text:p>
          </table:table-cell>
          <table:table-cell office:value-type="float" office:value="37.26" table:style-name="ce55">
            <text:p>37.26</text:p>
          </table:table-cell>
          <table:table-cell office:value-type="float" office:value="38.619999999999997" table:style-name="ce55">
            <text:p>38.62</text:p>
          </table:table-cell>
          <table:table-cell office:value-type="float" office:value="40.380000000000003" table:style-name="ce55">
            <text:p>40.38</text:p>
          </table:table-cell>
          <table:table-cell office:value-type="float" office:value="43.03" table:style-name="ce55">
            <text:p>43.03</text:p>
          </table:table-cell>
          <table:table-cell office:value-type="float" office:value="43.58" table:style-name="ce55">
            <text:p>43.58</text:p>
          </table:table-cell>
          <table:table-cell office:value-type="float" office:value="44.38" table:style-name="ce55">
            <text:p>44.38</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98</text:p>
          </table:table-cell>
          <table:table-cell office:value-type="string" table:style-name="ce12">
            <text:p>Staffordshire Moorlands</text:p>
          </table:table-cell>
          <table:table-cell table:style-name="ce58"/>
          <table:table-cell table:style-name="ce58"/>
          <table:table-cell table:style-name="ce58"/>
          <table:table-cell table:style-name="ce58"/>
          <table:table-cell table:style-name="ce58"/>
          <table:table-cell office:value-type="float" office:value="33.75" table:style-name="ce58">
            <text:p>33.75</text:p>
          </table:table-cell>
          <table:table-cell office:value-type="float" office:value="34.69" table:style-name="ce58">
            <text:p>34.69</text:p>
          </table:table-cell>
          <table:table-cell office:value-type="float" office:value="35.99" table:style-name="ce55">
            <text:p>35.99</text:p>
          </table:table-cell>
          <table:table-cell office:value-type="float" office:value="38" table:style-name="ce55">
            <text:p>38.00</text:p>
          </table:table-cell>
          <table:table-cell office:value-type="float" office:value="40.33" table:style-name="ce55">
            <text:p>40.33</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21</text:p>
          </table:table-cell>
          <table:table-cell office:value-type="string" table:style-name="ce12">
            <text:p>Stoke-on-Trent</text:p>
          </table:table-cell>
          <table:table-cell table:style-name="ce58"/>
          <table:table-cell table:style-name="ce58"/>
          <table:table-cell table:style-name="ce58"/>
          <table:table-cell table:style-name="ce58"/>
          <table:table-cell table:style-name="ce58"/>
          <table:table-cell office:value-type="float" office:value="35.76" table:style-name="ce58">
            <text:p>35.76</text:p>
          </table:table-cell>
          <table:table-cell office:value-type="float" office:value="36.799999999999997" table:style-name="ce58">
            <text:p>36.8</text:p>
          </table:table-cell>
          <table:table-cell office:value-type="float" office:value="38.270000000000003" table:style-name="ce55">
            <text:p>38.27</text:p>
          </table:table-cell>
          <table:table-cell office:value-type="float" office:value="39.58" table:style-name="ce55">
            <text:p>39.58</text:p>
          </table:table-cell>
          <table:table-cell office:value-type="float" office:value="40.659999999999997" table:style-name="ce55">
            <text:p>40.66</text:p>
          </table:table-cell>
          <table:table-cell office:value-type="float" office:value="42.84" table:style-name="ce55">
            <text:p>42.84</text:p>
          </table:table-cell>
          <table:table-cell office:value-type="float" office:value="43.09" table:style-name="ce55">
            <text:p>43.09</text:p>
          </table:table-cell>
          <table:table-cell office:value-type="float" office:value="44.14" table:style-name="ce55">
            <text:p>44.14</text:p>
          </table:table-cell>
          <table:table-cell office:value-type="float" office:value="45.42" table:style-name="ce55">
            <text:p>45.42</text:p>
          </table:table-cell>
          <table:table-cell office:value-type="float" office:value="46.86" table:style-name="ce55">
            <text:p>46.86</text:p>
          </table:table-cell>
          <table:table-cell office:value-type="float" office:value="49" table:style-name="ce55">
            <text:p>49.00</text:p>
          </table:table-cell>
          <table:table-cell office:value-type="float" office:value="52.09" table:style-name="ce55">
            <text:p>52.09</text:p>
          </table:table-cell>
          <table:table-cell office:value-type="float" office:value="53.88" table:style-name="ce55">
            <text:p>53.88</text:p>
          </table:table-cell>
          <table:table-cell office:value-type="float" office:value="55.5" table:style-name="ce55">
            <text:p>55.50</text:p>
          </table:table-cell>
          <table:table-cell office:value-type="float" office:value="57.35" table:style-name="ce55">
            <text:p>57.35</text:p>
          </table:table-cell>
          <table:table-cell office:value-type="float" office:value="60.66" table:style-name="ce55">
            <text:p>60.66</text:p>
          </table:table-cell>
          <table:table-cell office:value-type="float" office:value="64.84" table:style-name="ce55">
            <text:p>64.84</text:p>
          </table:table-cell>
          <table:table-cell office:value-type="float" office:value="68.63" table:style-name="ce55">
            <text:p>68.63</text:p>
          </table:table-cell>
          <table:table-cell office:value-type="float" office:value="71.84" table:style-name="ce55">
            <text:p>71.84</text:p>
          </table:table-cell>
          <table:table-cell office:value-type="float" office:value="71.849999999999994" table:style-name="ce55">
            <text:p>71.85</text:p>
          </table:table-cell>
          <table:table-cell office:value-type="float" office:value="71.11" table:style-name="ce55">
            <text:p>71.11</text:p>
          </table:table-cell>
          <table:table-cell office:value-type="float" office:value="69.66" table:style-name="ce55">
            <text:p>69.66</text:p>
          </table:table-cell>
          <table:table-cell office:value-type="float" office:value="69.05" table:style-name="ce55">
            <text:p>69.05</text:p>
          </table:table-cell>
          <table:table-cell table:style-name="ce55"/>
          <table:table-cell office:value-type="float" office:value="68.989999999999995" table:style-name="ce55">
            <text:p>68.99</text:p>
          </table:table-cell>
          <table:table-cell office:value-type="float" office:value="71.19" table:style-name="ce55">
            <text:p>71.19</text:p>
          </table:table-cell>
          <table:table-cell office:value-type="float" office:value="72.25" table:style-name="ce55">
            <text:p>72.25</text:p>
          </table:table-cell>
          <table:table-cell table:number-columns-repeated="16349" table:style-name="ce1"/>
        </table:table-row>
        <table:table-row table:style-name="ro2">
          <table:table-cell table:style-name="ce7"/>
          <table:table-cell office:value-type="string" table:style-name="ce12">
            <text:p>E07000221</text:p>
          </table:table-cell>
          <table:table-cell office:value-type="string" table:style-name="ce12">
            <text:p>Stratford-on-Avon</text:p>
          </table:table-cell>
          <table:table-cell table:style-name="ce58"/>
          <table:table-cell table:style-name="ce58"/>
          <table:table-cell table:style-name="ce58"/>
          <table:table-cell table:style-name="ce58"/>
          <table:table-cell table:style-name="ce58"/>
          <table:table-cell office:value-type="float" office:value="37.590000000000003" table:style-name="ce58">
            <text:p>37.59</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94.42" table:style-name="ce55">
            <text:p>94.42</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99</text:p>
          </table:table-cell>
          <table:table-cell office:value-type="string" table:style-name="ce12">
            <text:p>Tamworth</text:p>
          </table:table-cell>
          <table:table-cell table:style-name="ce58"/>
          <table:table-cell table:style-name="ce58"/>
          <table:table-cell table:style-name="ce58"/>
          <table:table-cell table:style-name="ce58"/>
          <table:table-cell table:style-name="ce58"/>
          <table:table-cell office:value-type="float" office:value="40.049999999999997" table:style-name="ce58">
            <text:p>40.05</text:p>
          </table:table-cell>
          <table:table-cell office:value-type="float" office:value="41.27" table:style-name="ce58">
            <text:p>41.27</text:p>
          </table:table-cell>
          <table:table-cell office:value-type="float" office:value="41.92" table:style-name="ce55">
            <text:p>41.92</text:p>
          </table:table-cell>
          <table:table-cell office:value-type="float" office:value="42.81" table:style-name="ce55">
            <text:p>42.81</text:p>
          </table:table-cell>
          <table:table-cell office:value-type="float" office:value="44.06" table:style-name="ce55">
            <text:p>44.06</text:p>
          </table:table-cell>
          <table:table-cell office:value-type="float" office:value="45.6" table:style-name="ce55">
            <text:p>45.60</text:p>
          </table:table-cell>
          <table:table-cell office:value-type="float" office:value="47.01" table:style-name="ce55">
            <text:p>47.01</text:p>
          </table:table-cell>
          <table:table-cell office:value-type="float" office:value="48.89" table:style-name="ce55">
            <text:p>48.89</text:p>
          </table:table-cell>
          <table:table-cell office:value-type="float" office:value="50.36" table:style-name="ce55">
            <text:p>50.36</text:p>
          </table:table-cell>
          <table:table-cell office:value-type="float" office:value="52.67" table:style-name="ce55">
            <text:p>52.67</text:p>
          </table:table-cell>
          <table:table-cell office:value-type="float" office:value="52.01" table:style-name="ce55">
            <text:p>52.01</text:p>
          </table:table-cell>
          <table:table-cell office:value-type="float" office:value="57.39" table:style-name="ce55">
            <text:p>57.39</text:p>
          </table:table-cell>
          <table:table-cell office:value-type="float" office:value="60.91" table:style-name="ce55">
            <text:p>60.91</text:p>
          </table:table-cell>
          <table:table-cell office:value-type="float" office:value="62.87" table:style-name="ce55">
            <text:p>62.87</text:p>
          </table:table-cell>
          <table:table-cell office:value-type="float" office:value="64.41" table:style-name="ce55">
            <text:p>64.41</text:p>
          </table:table-cell>
          <table:table-cell office:value-type="float" office:value="68.56" table:style-name="ce55">
            <text:p>68.56</text:p>
          </table:table-cell>
          <table:table-cell office:value-type="float" office:value="76.33" table:style-name="ce55">
            <text:p>76.33</text:p>
          </table:table-cell>
          <table:table-cell office:value-type="float" office:value="81.349999999999994" table:style-name="ce55">
            <text:p>81.35</text:p>
          </table:table-cell>
          <table:table-cell office:value-type="float" office:value="79.31" table:style-name="ce55">
            <text:p>79.31</text:p>
          </table:table-cell>
          <table:table-cell office:value-type="float" office:value="80.78" table:style-name="ce55">
            <text:p>80.78</text:p>
          </table:table-cell>
          <table:table-cell office:value-type="float" office:value="79.709999999999994" table:style-name="ce55">
            <text:p>79.71</text:p>
          </table:table-cell>
          <table:table-cell office:value-type="float" office:value="81" table:style-name="ce55">
            <text:p>81.00</text:p>
          </table:table-cell>
          <table:table-cell office:value-type="float" office:value="80.33" table:style-name="ce55">
            <text:p>80.33</text:p>
          </table:table-cell>
          <table:table-cell table:style-name="ce55"/>
          <table:table-cell office:value-type="float" office:value="80.33" table:style-name="ce55">
            <text:p>80.33</text:p>
          </table:table-cell>
          <table:table-cell office:value-type="float" office:value="83.2" table:style-name="ce55">
            <text:p>83.20</text:p>
          </table:table-cell>
          <table:table-cell office:value-type="float" office:value="84.75" table:style-name="ce55">
            <text:p>84.75</text:p>
          </table:table-cell>
          <table:table-cell table:number-columns-repeated="16349" table:style-name="ce1"/>
        </table:table-row>
        <table:table-row table:style-name="ro2">
          <table:table-cell table:style-name="ce7"/>
          <table:table-cell office:value-type="string" table:style-name="ce12">
            <text:p>E06000020</text:p>
          </table:table-cell>
          <table:table-cell office:value-type="string" table:style-name="ce12">
            <text:p>Telford and Wrekin</text:p>
          </table:table-cell>
          <table:table-cell table:style-name="ce58"/>
          <table:table-cell table:style-name="ce58"/>
          <table:table-cell table:style-name="ce58"/>
          <table:table-cell table:style-name="ce58"/>
          <table:table-cell table:style-name="ce58"/>
          <table:table-cell office:value-type="float" office:value="42.05" table:style-name="ce58">
            <text:p>42.05</text:p>
          </table:table-cell>
          <table:table-cell office:value-type="float" office:value="39.909999999999997" table:style-name="ce58">
            <text:p>39.91</text:p>
          </table:table-cell>
          <table:table-cell office:value-type="float" office:value="41.58" table:style-name="ce55">
            <text:p>41.58</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82.95" table:style-name="ce55">
            <text:p>82.95</text:p>
          </table:table-cell>
          <table:table-cell office:value-type="float" office:value="84.74" table:style-name="ce55">
            <text:p>84.74</text:p>
          </table:table-cell>
          <table:table-cell table:number-columns-repeated="16349" table:style-name="ce1"/>
        </table:table-row>
        <table:table-row table:style-name="ro2">
          <table:table-cell table:style-name="ce7"/>
          <table:table-cell office:value-type="string" table:style-name="ce12">
            <text:p>E08000030</text:p>
          </table:table-cell>
          <table:table-cell office:value-type="string" table:style-name="ce12">
            <text:p>Walsall</text:p>
          </table:table-cell>
          <table:table-cell table:style-name="ce58"/>
          <table:table-cell table:style-name="ce58"/>
          <table:table-cell table:style-name="ce58"/>
          <table:table-cell table:style-name="ce58"/>
          <table:table-cell table:style-name="ce58"/>
          <table:table-cell office:value-type="float" office:value="32.58" table:style-name="ce58">
            <text:p>32.58</text:p>
          </table:table-cell>
          <table:table-cell office:value-type="float" office:value="33.549999999999997" table:style-name="ce58">
            <text:p>33.55</text:p>
          </table:table-cell>
          <table:table-cell office:value-type="float" office:value="34.76" table:style-name="ce55">
            <text:p>34.76</text:p>
          </table:table-cell>
          <table:table-cell office:value-type="float" office:value="33.14" table:style-name="ce55">
            <text:p>33.14</text:p>
          </table:table-cell>
          <table:table-cell office:value-type="float" office:value="38.36" table:style-name="ce55">
            <text:p>38.36</text:p>
          </table:table-cell>
          <table:table-cell office:value-type="float" office:value="44.65" table:style-name="ce55">
            <text:p>44.65</text:p>
          </table:table-cell>
          <table:table-cell office:value-type="float" office:value="46.19" table:style-name="ce55">
            <text:p>46.19</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22</text:p>
          </table:table-cell>
          <table:table-cell office:value-type="string" table:style-name="ce12">
            <text:p>Warwick</text:p>
          </table:table-cell>
          <table:table-cell table:style-name="ce58"/>
          <table:table-cell table:style-name="ce58"/>
          <table:table-cell table:style-name="ce58"/>
          <table:table-cell table:style-name="ce58"/>
          <table:table-cell table:style-name="ce58"/>
          <table:table-cell office:value-type="float" office:value="39.51" table:style-name="ce58">
            <text:p>39.51</text:p>
          </table:table-cell>
          <table:table-cell office:value-type="float" office:value="40" table:style-name="ce58">
            <text:p>40</text:p>
          </table:table-cell>
          <table:table-cell office:value-type="float" office:value="40.96" table:style-name="ce55">
            <text:p>40.96</text:p>
          </table:table-cell>
          <table:table-cell office:value-type="float" office:value="42.71" table:style-name="ce55">
            <text:p>42.71</text:p>
          </table:table-cell>
          <table:table-cell office:value-type="float" office:value="44.79" table:style-name="ce55">
            <text:p>44.79</text:p>
          </table:table-cell>
          <table:table-cell office:value-type="float" office:value="46.27" table:style-name="ce55">
            <text:p>46.27</text:p>
          </table:table-cell>
          <table:table-cell office:value-type="float" office:value="48.79" table:style-name="ce55">
            <text:p>48.79</text:p>
          </table:table-cell>
          <table:table-cell office:value-type="float" office:value="50.88" table:style-name="ce55">
            <text:p>50.88</text:p>
          </table:table-cell>
          <table:table-cell office:value-type="float" office:value="53.6" table:style-name="ce55">
            <text:p>53.60</text:p>
          </table:table-cell>
          <table:table-cell office:value-type="float" office:value="56.57" table:style-name="ce55">
            <text:p>56.57</text:p>
          </table:table-cell>
          <table:table-cell office:value-type="float" office:value="59.4" table:style-name="ce55">
            <text:p>59.40</text:p>
          </table:table-cell>
          <table:table-cell office:value-type="float" office:value="63.55" table:style-name="ce55">
            <text:p>63.55</text:p>
          </table:table-cell>
          <table:table-cell office:value-type="float" office:value="67.08" table:style-name="ce55">
            <text:p>67.08</text:p>
          </table:table-cell>
          <table:table-cell office:value-type="float" office:value="69.16" table:style-name="ce55">
            <text:p>69.16</text:p>
          </table:table-cell>
          <table:table-cell office:value-type="float" office:value="70.510000000000005" table:style-name="ce55">
            <text:p>70.51</text:p>
          </table:table-cell>
          <table:table-cell office:value-type="float" office:value="82.15" table:style-name="ce55">
            <text:p>82.15</text:p>
          </table:table-cell>
          <table:table-cell office:value-type="float" office:value="82.13" table:style-name="ce55">
            <text:p>82.13</text:p>
          </table:table-cell>
          <table:table-cell office:value-type="float" office:value="85.09" table:style-name="ce55">
            <text:p>85.09</text:p>
          </table:table-cell>
          <table:table-cell office:value-type="float" office:value="88.43" table:style-name="ce55">
            <text:p>88.43</text:p>
          </table:table-cell>
          <table:table-cell office:value-type="float" office:value="90.77" table:style-name="ce55">
            <text:p>90.77</text:p>
          </table:table-cell>
          <table:table-cell office:value-type="float" office:value="91.61" table:style-name="ce55">
            <text:p>91.61</text:p>
          </table:table-cell>
          <table:table-cell office:value-type="float" office:value="90.94" table:style-name="ce55">
            <text:p>90.94</text:p>
          </table:table-cell>
          <table:table-cell office:value-type="float" office:value="90.49" table:style-name="ce55">
            <text:p>90.49</text:p>
          </table:table-cell>
          <table:table-cell table:style-name="ce55"/>
          <table:table-cell office:value-type="float" office:value="89.41" table:style-name="ce55">
            <text:p>89.41</text:p>
          </table:table-cell>
          <table:table-cell office:value-type="float" office:value="91.96" table:style-name="ce55">
            <text:p>91.96</text:p>
          </table:table-cell>
          <table:table-cell office:value-type="float" office:value="94.15" table:style-name="ce55">
            <text:p>94.15</text:p>
          </table:table-cell>
          <table:table-cell table:number-columns-repeated="16349" table:style-name="ce1"/>
        </table:table-row>
        <table:table-row table:style-name="ro2">
          <table:table-cell table:style-name="ce7"/>
          <table:table-cell office:value-type="string" table:style-name="ce12">
            <text:p>E08000031</text:p>
          </table:table-cell>
          <table:table-cell office:value-type="string" table:style-name="ce12">
            <text:p>Wolverhampton</text:p>
          </table:table-cell>
          <table:table-cell table:style-name="ce58"/>
          <table:table-cell table:style-name="ce58"/>
          <table:table-cell table:style-name="ce58"/>
          <table:table-cell table:style-name="ce58"/>
          <table:table-cell table:style-name="ce58"/>
          <table:table-cell office:value-type="float" office:value="34.4" table:style-name="ce58">
            <text:p>34.4</text:p>
          </table:table-cell>
          <table:table-cell office:value-type="float" office:value="34.659999999999997" table:style-name="ce58">
            <text:p>34.66</text:p>
          </table:table-cell>
          <table:table-cell office:value-type="float" office:value="35.520000000000003" table:style-name="ce55">
            <text:p>35.52</text:p>
          </table:table-cell>
          <table:table-cell office:value-type="float" office:value="37.78" table:style-name="ce55">
            <text:p>37.78</text:p>
          </table:table-cell>
          <table:table-cell office:value-type="float" office:value="37.869999999999997" table:style-name="ce55">
            <text:p>37.87</text:p>
          </table:table-cell>
          <table:table-cell office:value-type="float" office:value="40.04" table:style-name="ce55">
            <text:p>40.04</text:p>
          </table:table-cell>
          <table:table-cell office:value-type="float" office:value="41.64" table:style-name="ce55">
            <text:p>41.64</text:p>
          </table:table-cell>
          <table:table-cell office:value-type="float" office:value="43.29" table:style-name="ce55">
            <text:p>43.29</text:p>
          </table:table-cell>
          <table:table-cell office:value-type="float" office:value="45.02" table:style-name="ce55">
            <text:p>45.02</text:p>
          </table:table-cell>
          <table:table-cell office:value-type="float" office:value="47.47" table:style-name="ce55">
            <text:p>47.47</text:p>
          </table:table-cell>
          <table:table-cell office:value-type="float" office:value="50.53" table:style-name="ce55">
            <text:p>50.53</text:p>
          </table:table-cell>
          <table:table-cell office:value-type="float" office:value="55.97" table:style-name="ce55">
            <text:p>55.97</text:p>
          </table:table-cell>
          <table:table-cell office:value-type="float" office:value="58.21" table:style-name="ce55">
            <text:p>58.21</text:p>
          </table:table-cell>
          <table:table-cell office:value-type="float" office:value="60.18" table:style-name="ce55">
            <text:p>60.18</text:p>
          </table:table-cell>
          <table:table-cell office:value-type="float" office:value="61.64" table:style-name="ce55">
            <text:p>61.64</text:p>
          </table:table-cell>
          <table:table-cell office:value-type="float" office:value="68.3" table:style-name="ce55">
            <text:p>68.30</text:p>
          </table:table-cell>
          <table:table-cell office:value-type="float" office:value="73.63" table:style-name="ce55">
            <text:p>73.63</text:p>
          </table:table-cell>
          <table:table-cell office:value-type="float" office:value="73.69" table:style-name="ce55">
            <text:p>73.69</text:p>
          </table:table-cell>
          <table:table-cell office:value-type="float" office:value="78.069999999999993" table:style-name="ce55">
            <text:p>78.07</text:p>
          </table:table-cell>
          <table:table-cell office:value-type="float" office:value="80.69" table:style-name="ce55">
            <text:p>80.69</text:p>
          </table:table-cell>
          <table:table-cell office:value-type="float" office:value="79.59" table:style-name="ce55">
            <text:p>79.59</text:p>
          </table:table-cell>
          <table:table-cell office:value-type="float" office:value="78.77" table:style-name="ce55">
            <text:p>78.77</text:p>
          </table:table-cell>
          <table:table-cell office:value-type="float" office:value="78.09" table:style-name="ce55">
            <text:p>78.09</text:p>
          </table:table-cell>
          <table:table-cell table:style-name="ce55"/>
          <table:table-cell office:value-type="float" office:value="77.34" table:style-name="ce55">
            <text:p>77.34</text:p>
          </table:table-cell>
          <table:table-cell office:value-type="float" office:value="79.58" table:style-name="ce55">
            <text:p>79.58</text:p>
          </table:table-cell>
          <table:table-cell office:value-type="float" office:value="80.790000000000006" table:style-name="ce55">
            <text:p>80.79</text:p>
          </table:table-cell>
          <table:table-cell table:number-columns-repeated="16349" table:style-name="ce1"/>
        </table:table-row>
        <table:table-row table:style-name="ro2">
          <table:table-cell table:style-name="ce7"/>
          <table:table-cell office:value-type="string" table:style-name="ce12">
            <text:p>E07000237</text:p>
          </table:table-cell>
          <table:table-cell office:value-type="string" table:style-name="ce12">
            <text:p>Worcester</text:p>
          </table:table-cell>
          <table:table-cell table:style-name="ce58"/>
          <table:table-cell table:style-name="ce58"/>
          <table:table-cell table:style-name="ce58"/>
          <table:table-cell table:style-name="ce58"/>
          <table:table-cell table:style-name="ce58"/>
          <table:table-cell office:value-type="float" office:value="35.21" table:style-name="ce58">
            <text:p>35.21</text:p>
          </table:table-cell>
          <table:table-cell office:value-type="float" office:value="35.590000000000003" table:style-name="ce58">
            <text:p>35.59</text:p>
          </table:table-cell>
          <table:table-cell office:value-type="float" office:value="35.61" table:style-name="ce55">
            <text:p>35.61</text:p>
          </table:table-cell>
          <table:table-cell office:value-type="float" office:value="37.61" table:style-name="ce55">
            <text:p>37.61</text:p>
          </table:table-cell>
          <table:table-cell office:value-type="float" office:value="38.89" table:style-name="ce55">
            <text:p>38.89</text:p>
          </table:table-cell>
          <table:table-cell office:value-type="float" office:value="41.24" table:style-name="ce55">
            <text:p>41.24</text:p>
          </table:table-cell>
          <table:table-cell office:value-type="float" office:value="43.11" table:style-name="ce55">
            <text:p>43.11</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38</text:p>
          </table:table-cell>
          <table:table-cell office:value-type="string" table:style-name="ce12">
            <text:p>Wychavon</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39</text:p>
          </table:table-cell>
          <table:table-cell office:value-type="string" table:style-name="ce12">
            <text:p>Wyre Forest</text:p>
          </table:table-cell>
          <table:table-cell table:style-name="ce58"/>
          <table:table-cell table:style-name="ce58"/>
          <table:table-cell table:style-name="ce58"/>
          <table:table-cell table:style-name="ce58"/>
          <table:table-cell table:style-name="ce58"/>
          <table:table-cell office:value-type="float" office:value="36.130000000000003" table:style-name="ce58">
            <text:p>36.13</text:p>
          </table:table-cell>
          <table:table-cell office:value-type="float" office:value="37.700000000000003" table:style-name="ce58">
            <text:p>37.7</text:p>
          </table:table-cell>
          <table:table-cell office:value-type="float" office:value="39.82" table:style-name="ce55">
            <text:p>39.82</text:p>
          </table:table-cell>
          <table:table-cell office:value-type="float" office:value="41.6" table:style-name="ce55">
            <text:p>41.60</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style-name="ce1"/>
        </table:table-row>
        <table:table-row table:style-name="ro2">
          <table:table-cell office:value-type="string" table:style-name="ce15">
            <text:p>East of England</text:p>
          </table:table-cell>
          <table:table-cell office:value-type="string" table:style-name="ce15">
            <text:p>E12000006</text:p>
          </table:table-cell>
          <table:table-cell table:style-name="ce15"/>
          <table:table-cell office:value-type="float" office:value="27.85" table:style-name="ce57">
            <text:p>27.85</text:p>
          </table:table-cell>
          <table:table-cell office:value-type="float" office:value="31.6" table:style-name="ce57">
            <text:p>31.6</text:p>
          </table:table-cell>
          <table:table-cell office:value-type="float" office:value="35.130000000000003" table:style-name="ce57">
            <text:p>35.13</text:p>
          </table:table-cell>
          <table:table-cell office:value-type="float" office:value="37.75" table:style-name="ce57">
            <text:p>37.75</text:p>
          </table:table-cell>
          <table:table-cell office:value-type="float" office:value="40.22" table:style-name="ce57">
            <text:p>40.22</text:p>
          </table:table-cell>
          <table:table-cell office:value-type="float" office:value="41.374348398116517" table:style-name="ce60">
            <text:p>41.37</text:p>
          </table:table-cell>
          <table:table-cell office:value-type="float" office:value="42.713712143295105" table:style-name="ce60">
            <text:p>42.71</text:p>
          </table:table-cell>
          <table:table-cell office:value-type="float" office:value="44.2" table:style-name="ce52">
            <text:p>44.20</text:p>
          </table:table-cell>
          <table:table-cell office:value-type="float" office:value="45.59" table:style-name="ce52">
            <text:p>45.59</text:p>
          </table:table-cell>
          <table:table-cell office:value-type="float" office:value="47.78" table:style-name="ce52">
            <text:p>47.78</text:p>
          </table:table-cell>
          <table:table-cell office:value-type="float" office:value="49.94" table:style-name="ce52">
            <text:p>49.94</text:p>
          </table:table-cell>
          <table:table-cell office:value-type="float" office:value="51.88" table:style-name="ce52">
            <text:p>51.88</text:p>
          </table:table-cell>
          <table:table-cell office:value-type="float" office:value="52.48" table:style-name="ce52">
            <text:p>52.48</text:p>
          </table:table-cell>
          <table:table-cell office:value-type="float" office:value="54.93" table:style-name="ce52">
            <text:p>54.93</text:p>
          </table:table-cell>
          <table:table-cell office:value-type="float" office:value="57.62" table:style-name="ce52">
            <text:p>57.62</text:p>
          </table:table-cell>
          <table:table-cell office:value-type="float" office:value="60.15" table:style-name="ce52">
            <text:p>60.15</text:p>
          </table:table-cell>
          <table:table-cell office:value-type="float" office:value="64.75" table:style-name="ce52">
            <text:p>64.75</text:p>
          </table:table-cell>
          <table:table-cell office:value-type="float" office:value="66.83" table:style-name="ce52">
            <text:p>66.83</text:p>
          </table:table-cell>
          <table:table-cell office:value-type="float" office:value="68.13" table:style-name="ce52">
            <text:p>68.13</text:p>
          </table:table-cell>
          <table:table-cell office:value-type="float" office:value="70.28" table:style-name="ce52">
            <text:p>70.28</text:p>
          </table:table-cell>
          <table:table-cell office:value-type="float" office:value="75.260000000000005" table:style-name="ce52">
            <text:p>75.26</text:p>
          </table:table-cell>
          <table:table-cell office:value-type="float" office:value="79.58" table:style-name="ce52">
            <text:p>79.58</text:p>
          </table:table-cell>
          <table:table-cell office:value-type="float" office:value="86.79" table:style-name="ce52">
            <text:p>86.79</text:p>
          </table:table-cell>
          <table:table-cell office:value-type="float" office:value="89.14" table:style-name="ce52">
            <text:p>89.14</text:p>
          </table:table-cell>
          <table:table-cell office:value-type="float" office:value="91.5" table:style-name="ce52">
            <text:p>91.50</text:p>
          </table:table-cell>
          <table:table-cell office:value-type="float" office:value="91.03" table:style-name="ce52">
            <text:p>91.03</text:p>
          </table:table-cell>
          <table:table-cell office:value-type="float" office:value="90.24" table:style-name="ce52">
            <text:p>90.24</text:p>
          </table:table-cell>
          <table:table-cell office:value-type="float" office:value="89.5" table:style-name="ce52">
            <text:p>89.50</text:p>
          </table:table-cell>
          <table:table-cell table:style-name="ce18"/>
          <table:table-cell office:value-type="float" office:value="89.27" table:style-name="ce52">
            <text:p>89.27</text:p>
          </table:table-cell>
          <table:table-cell office:value-type="float" office:value="92.1" table:style-name="ce52">
            <text:p>92.10</text:p>
          </table:table-cell>
          <table:table-cell office:value-type="float" office:value="93.86" table:style-name="ce52">
            <text:p>93.86</text:p>
          </table:table-cell>
          <table:table-cell table:number-columns-repeated="16349" table:style-name="ce1"/>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style-name="ce1"/>
        </table:table-row>
        <table:table-row table:style-name="ro2">
          <table:table-cell table:style-name="ce7"/>
          <table:table-cell office:value-type="string" table:style-name="ce12">
            <text:p>E07000200</text:p>
          </table:table-cell>
          <table:table-cell office:value-type="string" table:style-name="ce12">
            <text:p>Babergh</text:p>
          </table:table-cell>
          <table:table-cell table:style-name="ce58"/>
          <table:table-cell table:style-name="ce58"/>
          <table:table-cell table:style-name="ce58"/>
          <table:table-cell table:style-name="ce58"/>
          <table:table-cell table:style-name="ce58"/>
          <table:table-cell office:value-type="float" office:value="42.08" table:style-name="ce58">
            <text:p>42.08</text:p>
          </table:table-cell>
          <table:table-cell office:value-type="float" office:value="43.81" table:style-name="ce58">
            <text:p>43.81</text:p>
          </table:table-cell>
          <table:table-cell office:value-type="float" office:value="45.06" table:style-name="ce55">
            <text:p>45.06</text:p>
          </table:table-cell>
          <table:table-cell office:value-type="float" office:value="45.54" table:style-name="ce55">
            <text:p>45.54</text:p>
          </table:table-cell>
          <table:table-cell office:value-type="float" office:value="48.34" table:style-name="ce55">
            <text:p>48.34</text:p>
          </table:table-cell>
          <table:table-cell office:value-type="float" office:value="49.84" table:style-name="ce55">
            <text:p>49.84</text:p>
          </table:table-cell>
          <table:table-cell office:value-type="float" office:value="51.54" table:style-name="ce55">
            <text:p>51.54</text:p>
          </table:table-cell>
          <table:table-cell office:value-type="float" office:value="53.1" table:style-name="ce55">
            <text:p>53.10</text:p>
          </table:table-cell>
          <table:table-cell office:value-type="float" office:value="55.39" table:style-name="ce55">
            <text:p>55.39</text:p>
          </table:table-cell>
          <table:table-cell office:value-type="float" office:value="57.78" table:style-name="ce55">
            <text:p>57.78</text:p>
          </table:table-cell>
          <table:table-cell office:value-type="float" office:value="60.63" table:style-name="ce55">
            <text:p>60.63</text:p>
          </table:table-cell>
          <table:table-cell office:value-type="float" office:value="63.52" table:style-name="ce55">
            <text:p>63.52</text:p>
          </table:table-cell>
          <table:table-cell office:value-type="float" office:value="67.72" table:style-name="ce55">
            <text:p>67.72</text:p>
          </table:table-cell>
          <table:table-cell office:value-type="float" office:value="69.75" table:style-name="ce55">
            <text:p>69.75</text:p>
          </table:table-cell>
          <table:table-cell office:value-type="float" office:value="71.06" table:style-name="ce55">
            <text:p>71.06</text:p>
          </table:table-cell>
          <table:table-cell office:value-type="float" office:value="80.83" table:style-name="ce55">
            <text:p>80.83</text:p>
          </table:table-cell>
          <table:table-cell office:value-type="float" office:value="79.12" table:style-name="ce55">
            <text:p>79.12</text:p>
          </table:table-cell>
          <table:table-cell office:value-type="float" office:value="89.02" table:style-name="ce55">
            <text:p>89.02</text:p>
          </table:table-cell>
          <table:table-cell office:value-type="float" office:value="89.06" table:style-name="ce55">
            <text:p>89.06</text:p>
          </table:table-cell>
          <table:table-cell office:value-type="float" office:value="91.84" table:style-name="ce55">
            <text:p>91.84</text:p>
          </table:table-cell>
          <table:table-cell office:value-type="float" office:value="91.12" table:style-name="ce55">
            <text:p>91.12</text:p>
          </table:table-cell>
          <table:table-cell office:value-type="float" office:value="90.55" table:style-name="ce55">
            <text:p>90.55</text:p>
          </table:table-cell>
          <table:table-cell office:value-type="float" office:value="89.82" table:style-name="ce55">
            <text:p>89.82</text:p>
          </table:table-cell>
          <table:table-cell table:style-name="ce55"/>
          <table:table-cell office:value-type="float" office:value="88.98" table:style-name="ce55">
            <text:p>88.98</text:p>
          </table:table-cell>
          <table:table-cell office:value-type="float" office:value="91.59" table:style-name="ce55">
            <text:p>91.59</text:p>
          </table:table-cell>
          <table:table-cell office:value-type="float" office:value="93.51" table:style-name="ce55">
            <text:p>93.51</text:p>
          </table:table-cell>
          <table:table-cell table:number-columns-repeated="16349" table:style-name="ce1"/>
        </table:table-row>
        <table:table-row table:style-name="ro2">
          <table:table-cell table:style-name="ce7"/>
          <table:table-cell office:value-type="string" table:style-name="ce12">
            <text:p>E07000066</text:p>
          </table:table-cell>
          <table:table-cell office:value-type="string" table:style-name="ce12">
            <text:p>Basildon</text:p>
          </table:table-cell>
          <table:table-cell table:style-name="ce58"/>
          <table:table-cell table:style-name="ce58"/>
          <table:table-cell table:style-name="ce58"/>
          <table:table-cell table:style-name="ce58"/>
          <table:table-cell table:style-name="ce58"/>
          <table:table-cell office:value-type="float" office:value="40.700000000000003" table:style-name="ce58">
            <text:p>40.7</text:p>
          </table:table-cell>
          <table:table-cell office:value-type="float" office:value="44.35" table:style-name="ce58">
            <text:p>44.35</text:p>
          </table:table-cell>
          <table:table-cell office:value-type="float" office:value="46.62" table:style-name="ce55">
            <text:p>46.62</text:p>
          </table:table-cell>
          <table:table-cell office:value-type="float" office:value="48.48" table:style-name="ce55">
            <text:p>48.48</text:p>
          </table:table-cell>
          <table:table-cell office:value-type="float" office:value="50.05" table:style-name="ce55">
            <text:p>50.05</text:p>
          </table:table-cell>
          <table:table-cell office:value-type="float" office:value="53.02" table:style-name="ce55">
            <text:p>53.02</text:p>
          </table:table-cell>
          <table:table-cell office:value-type="float" office:value="55.61" table:style-name="ce55">
            <text:p>55.61</text:p>
          </table:table-cell>
          <table:table-cell office:value-type="float" office:value="53.83" table:style-name="ce55">
            <text:p>53.83</text:p>
          </table:table-cell>
          <table:table-cell office:value-type="float" office:value="56.18" table:style-name="ce55">
            <text:p>56.18</text:p>
          </table:table-cell>
          <table:table-cell office:value-type="float" office:value="58.04" table:style-name="ce55">
            <text:p>58.04</text:p>
          </table:table-cell>
          <table:table-cell office:value-type="float" office:value="60.74" table:style-name="ce55">
            <text:p>60.74</text:p>
          </table:table-cell>
          <table:table-cell office:value-type="float" office:value="65.099999999999994" table:style-name="ce55">
            <text:p>65.10</text:p>
          </table:table-cell>
          <table:table-cell office:value-type="float" office:value="67.510000000000005" table:style-name="ce55">
            <text:p>67.51</text:p>
          </table:table-cell>
          <table:table-cell office:value-type="float" office:value="69.489999999999995" table:style-name="ce55">
            <text:p>69.49</text:p>
          </table:table-cell>
          <table:table-cell office:value-type="float" office:value="70.209999999999994" table:style-name="ce55">
            <text:p>70.21</text:p>
          </table:table-cell>
          <table:table-cell office:value-type="float" office:value="74.430000000000007" table:style-name="ce55">
            <text:p>74.43</text:p>
          </table:table-cell>
          <table:table-cell office:value-type="float" office:value="79.64" table:style-name="ce55">
            <text:p>79.64</text:p>
          </table:table-cell>
          <table:table-cell office:value-type="float" office:value="83" table:style-name="ce55">
            <text:p>83.00</text:p>
          </table:table-cell>
          <table:table-cell office:value-type="float" office:value="85.83" table:style-name="ce55">
            <text:p>85.83</text:p>
          </table:table-cell>
          <table:table-cell office:value-type="float" office:value="87.69" table:style-name="ce55">
            <text:p>87.69</text:p>
          </table:table-cell>
          <table:table-cell office:value-type="float" office:value="86.81" table:style-name="ce55">
            <text:p>86.81</text:p>
          </table:table-cell>
          <table:table-cell office:value-type="float" office:value="87.05" table:style-name="ce55">
            <text:p>87.05</text:p>
          </table:table-cell>
          <table:table-cell office:value-type="float" office:value="86.82" table:style-name="ce55">
            <text:p>86.82</text:p>
          </table:table-cell>
          <table:table-cell table:style-name="ce55"/>
          <table:table-cell office:value-type="float" office:value="85.92" table:style-name="ce55">
            <text:p>85.92</text:p>
          </table:table-cell>
          <table:table-cell office:value-type="float" office:value="88.67" table:style-name="ce55">
            <text:p>88.67</text:p>
          </table:table-cell>
          <table:table-cell office:value-type="float" office:value="89.75" table:style-name="ce55">
            <text:p>89.75</text:p>
          </table:table-cell>
          <table:table-cell table:number-columns-repeated="16349" table:style-name="ce1"/>
        </table:table-row>
        <table:table-row table:style-name="ro2">
          <table:table-cell table:style-name="ce7"/>
          <table:table-cell office:value-type="string" table:style-name="ce12">
            <text:p>E06000055</text:p>
          </table:table-cell>
          <table:table-cell office:value-type="string" table:style-name="ce12">
            <text:p>Bedford</text:p>
          </table:table-cell>
          <table:table-cell table:style-name="ce58"/>
          <table:table-cell table:style-name="ce58"/>
          <table:table-cell table:style-name="ce58"/>
          <table:table-cell table:style-name="ce58"/>
          <table:table-cell table:style-name="ce58"/>
          <table:table-cell office:value-type="float" office:value="36.76" table:style-name="ce58">
            <text:p>36.76</text:p>
          </table:table-cell>
          <table:table-cell office:value-type="float" office:value="35.99" table:style-name="ce58">
            <text:p>35.99</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float" office:value="155" table:style-name="ce55">
            <text:p>155.00</text:p>
          </table:table-cell>
          <table:table-cell table:number-columns-repeated="16349" table:style-name="ce1"/>
        </table:table-row>
        <table:table-row table:style-name="ro2">
          <table:table-cell table:style-name="ce7"/>
          <table:table-cell office:value-type="string" table:style-name="ce12">
            <text:p>E07000002</text:p>
          </table:table-cell>
          <table:table-cell office:value-type="string" table:style-name="ce12">
            <text:p>Bedford</text:p>
          </table:table-cell>
          <table:table-cell table:style-name="ce58"/>
          <table:table-cell table:style-name="ce58"/>
          <table:table-cell table:style-name="ce58"/>
          <table:table-cell table:style-name="ce58"/>
          <table:table-cell table:style-name="ce58"/>
          <table:table-cell office:value-type="float" office:value="36.76" table:style-name="ce58">
            <text:p>36.76</text:p>
          </table:table-cell>
          <table:table-cell office:value-type="float" office:value="35.99" table:style-name="ce58">
            <text:p>35.99</text:p>
          </table:table-cell>
          <table:table-cell office:value-type="float" office:value="38.26" table:style-name="ce55">
            <text:p>38.26</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67</text:p>
          </table:table-cell>
          <table:table-cell office:value-type="string" table:style-name="ce12">
            <text:p>Braintree</text:p>
          </table:table-cell>
          <table:table-cell table:style-name="ce58"/>
          <table:table-cell table:style-name="ce58"/>
          <table:table-cell table:style-name="ce58"/>
          <table:table-cell table:style-name="ce58"/>
          <table:table-cell table:style-name="ce58"/>
          <table:table-cell office:value-type="float" office:value="41.77" table:style-name="ce58">
            <text:p>41.77</text:p>
          </table:table-cell>
          <table:table-cell office:value-type="float" office:value="42.39" table:style-name="ce58">
            <text:p>42.39</text:p>
          </table:table-cell>
          <table:table-cell office:value-type="float" office:value="43.22" table:style-name="ce55">
            <text:p>43.22</text:p>
          </table:table-cell>
          <table:table-cell office:value-type="float" office:value="44.25" table:style-name="ce55">
            <text:p>44.25</text:p>
          </table:table-cell>
          <table:table-cell office:value-type="float" office:value="45.14" table:style-name="ce55">
            <text:p>45.14</text:p>
          </table:table-cell>
          <table:table-cell office:value-type="float" office:value="47.87" table:style-name="ce55">
            <text:p>47.87</text:p>
          </table:table-cell>
          <table:table-cell office:value-type="float" office:value="50.36" table:style-name="ce55">
            <text:p>50.36</text:p>
          </table:table-cell>
          <table:table-cell office:value-type="float" office:value="52.03" table:style-name="ce55">
            <text:p>52.03</text:p>
          </table:table-cell>
          <table:table-cell office:value-type="float" office:value="54.94" table:style-name="ce55">
            <text:p>54.94</text:p>
          </table:table-cell>
          <table:table-cell office:value-type="float" office:value="58.71" table:style-name="ce55">
            <text:p>58.71</text:p>
          </table:table-cell>
          <table:table-cell office:value-type="float" office:value="61.69" table:style-name="ce55">
            <text:p>61.69</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43</text:p>
          </table:table-cell>
          <table:table-cell office:value-type="string" table:style-name="ce12">
            <text:p>Breckland</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68</text:p>
          </table:table-cell>
          <table:table-cell office:value-type="string" table:style-name="ce12">
            <text:p>Brentwood</text:p>
          </table:table-cell>
          <table:table-cell table:style-name="ce58"/>
          <table:table-cell table:style-name="ce58"/>
          <table:table-cell table:style-name="ce58"/>
          <table:table-cell table:style-name="ce58"/>
          <table:table-cell table:style-name="ce58"/>
          <table:table-cell office:value-type="float" office:value="48.6" table:style-name="ce58">
            <text:p>48.6</text:p>
          </table:table-cell>
          <table:table-cell office:value-type="float" office:value="49.01" table:style-name="ce58">
            <text:p>49.01</text:p>
          </table:table-cell>
          <table:table-cell office:value-type="float" office:value="49.73" table:style-name="ce55">
            <text:p>49.73</text:p>
          </table:table-cell>
          <table:table-cell office:value-type="float" office:value="50.62" table:style-name="ce55">
            <text:p>50.62</text:p>
          </table:table-cell>
          <table:table-cell office:value-type="float" office:value="52.74" table:style-name="ce55">
            <text:p>52.74</text:p>
          </table:table-cell>
          <table:table-cell office:value-type="float" office:value="54.82" table:style-name="ce55">
            <text:p>54.82</text:p>
          </table:table-cell>
          <table:table-cell office:value-type="float" office:value="57.08" table:style-name="ce55">
            <text:p>57.08</text:p>
          </table:table-cell>
          <table:table-cell office:value-type="float" office:value="59.25" table:style-name="ce55">
            <text:p>59.25</text:p>
          </table:table-cell>
          <table:table-cell office:value-type="float" office:value="60.44" table:style-name="ce55">
            <text:p>60.44</text:p>
          </table:table-cell>
          <table:table-cell office:value-type="float" office:value="62.86" table:style-name="ce55">
            <text:p>62.86</text:p>
          </table:table-cell>
          <table:table-cell office:value-type="float" office:value="65.5" table:style-name="ce55">
            <text:p>65.50</text:p>
          </table:table-cell>
          <table:table-cell office:value-type="float" office:value="70.099999999999994" table:style-name="ce55">
            <text:p>70.10</text:p>
          </table:table-cell>
          <table:table-cell office:value-type="float" office:value="71.86" table:style-name="ce55">
            <text:p>71.86</text:p>
          </table:table-cell>
          <table:table-cell office:value-type="float" office:value="72.510000000000005" table:style-name="ce55">
            <text:p>72.51</text:p>
          </table:table-cell>
          <table:table-cell office:value-type="float" office:value="74.790000000000006" table:style-name="ce55">
            <text:p>74.79</text:p>
          </table:table-cell>
          <table:table-cell office:value-type="float" office:value="79.16" table:style-name="ce55">
            <text:p>79.16</text:p>
          </table:table-cell>
          <table:table-cell office:value-type="float" office:value="85.02" table:style-name="ce55">
            <text:p>85.02</text:p>
          </table:table-cell>
          <table:table-cell office:value-type="float" office:value="86.13" table:style-name="ce55">
            <text:p>86.13</text:p>
          </table:table-cell>
          <table:table-cell office:value-type="float" office:value="95.6" table:style-name="ce55">
            <text:p>95.60</text:p>
          </table:table-cell>
          <table:table-cell office:value-type="float" office:value="92.13" table:style-name="ce55">
            <text:p>92.13</text:p>
          </table:table-cell>
          <table:table-cell office:value-type="float" office:value="93.27" table:style-name="ce55">
            <text:p>93.27</text:p>
          </table:table-cell>
          <table:table-cell office:value-type="float" office:value="94.45" table:style-name="ce55">
            <text:p>94.45</text:p>
          </table:table-cell>
          <table:table-cell office:value-type="float" office:value="92.99" table:style-name="ce55">
            <text:p>92.99</text:p>
          </table:table-cell>
          <table:table-cell table:style-name="ce55"/>
          <table:table-cell office:value-type="float" office:value="93.61" table:style-name="ce55">
            <text:p>93.61</text:p>
          </table:table-cell>
          <table:table-cell office:value-type="float" office:value="96.04" table:style-name="ce55">
            <text:p>96.04</text:p>
          </table:table-cell>
          <table:table-cell office:value-type="float" office:value="96.38" table:style-name="ce55">
            <text:p>96.38</text:p>
          </table:table-cell>
          <table:table-cell table:number-columns-repeated="16349" table:style-name="ce1"/>
        </table:table-row>
        <table:table-row table:style-name="ro2">
          <table:table-cell table:style-name="ce7"/>
          <table:table-cell office:value-type="string" table:style-name="ce12">
            <text:p>E07000144</text:p>
          </table:table-cell>
          <table:table-cell office:value-type="string" table:style-name="ce12">
            <text:p>Broadland</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95</text:p>
          </table:table-cell>
          <table:table-cell office:value-type="string" table:style-name="ce12">
            <text:p>Broxbourne</text:p>
          </table:table-cell>
          <table:table-cell table:style-name="ce58"/>
          <table:table-cell table:style-name="ce58"/>
          <table:table-cell table:style-name="ce58"/>
          <table:table-cell table:style-name="ce58"/>
          <table:table-cell table:style-name="ce58"/>
          <table:table-cell office:value-type="float" office:value="51.99" table:style-name="ce58">
            <text:p>51.99</text:p>
          </table:table-cell>
          <table:table-cell office:value-type="float" office:value="52.99" table:style-name="ce58">
            <text:p>52.99</text:p>
          </table:table-cell>
          <table:table-cell office:value-type="float" office:value="54.85" table:style-name="ce55">
            <text:p>54.85</text:p>
          </table:table-cell>
          <table:table-cell office:value-type="float" office:value="55.44" table:style-name="ce55">
            <text:p>55.44</text:p>
          </table:table-cell>
          <table:table-cell office:value-type="float" office:value="58.59" table:style-name="ce55">
            <text:p>58.59</text:p>
          </table:table-cell>
          <table:table-cell office:value-type="float" office:value="59.39" table:style-name="ce55">
            <text:p>59.39</text:p>
          </table:table-cell>
          <table:table-cell office:value-type="float" office:value="60.85" table:style-name="ce55">
            <text:p>60.85</text:p>
          </table:table-cell>
          <table:table-cell office:value-type="float" office:value="62.7" table:style-name="ce55">
            <text:p>62.70</text:p>
          </table:table-cell>
          <table:table-cell office:value-type="float" office:value="64.78" table:style-name="ce55">
            <text:p>64.78</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08</text:p>
          </table:table-cell>
          <table:table-cell office:value-type="string" table:style-name="ce12">
            <text:p>Cambridge</text:p>
          </table:table-cell>
          <table:table-cell table:style-name="ce58"/>
          <table:table-cell table:style-name="ce58"/>
          <table:table-cell table:style-name="ce58"/>
          <table:table-cell table:style-name="ce58"/>
          <table:table-cell table:style-name="ce58"/>
          <table:table-cell office:value-type="float" office:value="41.03" table:style-name="ce58">
            <text:p>41.03</text:p>
          </table:table-cell>
          <table:table-cell office:value-type="float" office:value="41.77" table:style-name="ce58">
            <text:p>41.77</text:p>
          </table:table-cell>
          <table:table-cell office:value-type="float" office:value="42.52" table:style-name="ce55">
            <text:p>42.52</text:p>
          </table:table-cell>
          <table:table-cell office:value-type="float" office:value="43.03" table:style-name="ce55">
            <text:p>43.03</text:p>
          </table:table-cell>
          <table:table-cell office:value-type="float" office:value="50.4" table:style-name="ce55">
            <text:p>50.40</text:p>
          </table:table-cell>
          <table:table-cell office:value-type="float" office:value="49.39" table:style-name="ce55">
            <text:p>49.39</text:p>
          </table:table-cell>
          <table:table-cell office:value-type="float" office:value="52.12" table:style-name="ce55">
            <text:p>52.12</text:p>
          </table:table-cell>
          <table:table-cell office:value-type="float" office:value="55.47" table:style-name="ce55">
            <text:p>55.47</text:p>
          </table:table-cell>
          <table:table-cell office:value-type="float" office:value="57.5" table:style-name="ce55">
            <text:p>57.50</text:p>
          </table:table-cell>
          <table:table-cell office:value-type="float" office:value="60.5" table:style-name="ce55">
            <text:p>60.50</text:p>
          </table:table-cell>
          <table:table-cell office:value-type="float" office:value="58.39" table:style-name="ce55">
            <text:p>58.39</text:p>
          </table:table-cell>
          <table:table-cell office:value-type="float" office:value="66.52" table:style-name="ce55">
            <text:p>66.52</text:p>
          </table:table-cell>
          <table:table-cell office:value-type="float" office:value="71.400000000000006" table:style-name="ce55">
            <text:p>71.40</text:p>
          </table:table-cell>
          <table:table-cell office:value-type="float" office:value="73.78" table:style-name="ce55">
            <text:p>73.78</text:p>
          </table:table-cell>
          <table:table-cell office:value-type="float" office:value="75.16" table:style-name="ce55">
            <text:p>75.16</text:p>
          </table:table-cell>
          <table:table-cell office:value-type="float" office:value="87.8" table:style-name="ce55">
            <text:p>87.80</text:p>
          </table:table-cell>
          <table:table-cell office:value-type="float" office:value="87.41" table:style-name="ce55">
            <text:p>87.41</text:p>
          </table:table-cell>
          <table:table-cell office:value-type="float" office:value="94.72" table:style-name="ce55">
            <text:p>94.72</text:p>
          </table:table-cell>
          <table:table-cell office:value-type="float" office:value="98.78" table:style-name="ce55">
            <text:p>98.78</text:p>
          </table:table-cell>
          <table:table-cell office:value-type="float" office:value="101.52" table:style-name="ce55">
            <text:p>101.52</text:p>
          </table:table-cell>
          <table:table-cell office:value-type="float" office:value="101.21" table:style-name="ce55">
            <text:p>101.21</text:p>
          </table:table-cell>
          <table:table-cell office:value-type="float" office:value="101.27" table:style-name="ce55">
            <text:p>101.27</text:p>
          </table:table-cell>
          <table:table-cell office:value-type="float" office:value="101.05" table:style-name="ce55">
            <text:p>101.05</text:p>
          </table:table-cell>
          <table:table-cell table:style-name="ce55"/>
          <table:table-cell office:value-type="float" office:value="101.09" table:style-name="ce55">
            <text:p>101.09</text:p>
          </table:table-cell>
          <table:table-cell office:value-type="float" office:value="104.44" table:style-name="ce55">
            <text:p>104.44</text:p>
          </table:table-cell>
          <table:table-cell office:value-type="float" office:value="106.65" table:style-name="ce55">
            <text:p>106.65</text:p>
          </table:table-cell>
          <table:table-cell table:number-columns-repeated="16349" table:style-name="ce1"/>
        </table:table-row>
        <table:table-row table:style-name="ro2">
          <table:table-cell table:style-name="ce7"/>
          <table:table-cell office:value-type="string" table:style-name="ce12">
            <text:p>E07000069</text:p>
          </table:table-cell>
          <table:table-cell office:value-type="string" table:style-name="ce12">
            <text:p>Castle Point</text:p>
          </table:table-cell>
          <table:table-cell table:style-name="ce58"/>
          <table:table-cell table:style-name="ce58"/>
          <table:table-cell table:style-name="ce58"/>
          <table:table-cell table:style-name="ce58"/>
          <table:table-cell table:style-name="ce58"/>
          <table:table-cell office:value-type="float" office:value="52.78" table:style-name="ce58">
            <text:p>52.78</text:p>
          </table:table-cell>
          <table:table-cell office:value-type="float" office:value="53.27" table:style-name="ce58">
            <text:p>53.27</text:p>
          </table:table-cell>
          <table:table-cell office:value-type="float" office:value="53.98" table:style-name="ce55">
            <text:p>53.98</text:p>
          </table:table-cell>
          <table:table-cell office:value-type="float" office:value="54.87" table:style-name="ce55">
            <text:p>54.87</text:p>
          </table:table-cell>
          <table:table-cell office:value-type="float" office:value="56.24" table:style-name="ce55">
            <text:p>56.24</text:p>
          </table:table-cell>
          <table:table-cell office:value-type="float" office:value="57.48" table:style-name="ce55">
            <text:p>57.48</text:p>
          </table:table-cell>
          <table:table-cell office:value-type="float" office:value="59.65" table:style-name="ce55">
            <text:p>59.65</text:p>
          </table:table-cell>
          <table:table-cell office:value-type="float" office:value="59.66" table:style-name="ce55">
            <text:p>59.66</text:p>
          </table:table-cell>
          <table:table-cell office:value-type="float" office:value="61.24" table:style-name="ce55">
            <text:p>61.24</text:p>
          </table:table-cell>
          <table:table-cell office:value-type="float" office:value="62.93" table:style-name="ce55">
            <text:p>62.93</text:p>
          </table:table-cell>
          <table:table-cell office:value-type="float" office:value="64.95" table:style-name="ce55">
            <text:p>64.95</text:p>
          </table:table-cell>
          <table:table-cell office:value-type="float" office:value="69.16" table:style-name="ce55">
            <text:p>69.16</text:p>
          </table:table-cell>
          <table:table-cell office:value-type="float" office:value="71.010000000000005" table:style-name="ce55">
            <text:p>71.01</text:p>
          </table:table-cell>
          <table:table-cell office:value-type="float" office:value="72.930000000000007" table:style-name="ce55">
            <text:p>72.93</text:p>
          </table:table-cell>
          <table:table-cell office:value-type="float" office:value="73.2" table:style-name="ce55">
            <text:p>73.20</text:p>
          </table:table-cell>
          <table:table-cell office:value-type="float" office:value="77.34" table:style-name="ce55">
            <text:p>77.34</text:p>
          </table:table-cell>
          <table:table-cell office:value-type="float" office:value="82.41" table:style-name="ce55">
            <text:p>82.41</text:p>
          </table:table-cell>
          <table:table-cell office:value-type="float" office:value="85.29" table:style-name="ce55">
            <text:p>85.29</text:p>
          </table:table-cell>
          <table:table-cell office:value-type="float" office:value="88.95" table:style-name="ce55">
            <text:p>88.95</text:p>
          </table:table-cell>
          <table:table-cell office:value-type="float" office:value="90.88" table:style-name="ce55">
            <text:p>90.88</text:p>
          </table:table-cell>
          <table:table-cell office:value-type="float" office:value="89.94" table:style-name="ce55">
            <text:p>89.94</text:p>
          </table:table-cell>
          <table:table-cell office:value-type="float" office:value="89.11" table:style-name="ce55">
            <text:p>89.11</text:p>
          </table:table-cell>
          <table:table-cell office:value-type="float" office:value="88.1" table:style-name="ce55">
            <text:p>88.10</text:p>
          </table:table-cell>
          <table:table-cell table:style-name="ce55"/>
          <table:table-cell office:value-type="float" office:value="87.22" table:style-name="ce55">
            <text:p>87.22</text:p>
          </table:table-cell>
          <table:table-cell office:value-type="float" office:value="89.74" table:style-name="ce55">
            <text:p>89.74</text:p>
          </table:table-cell>
          <table:table-cell office:value-type="float" office:value="91.03" table:style-name="ce55">
            <text:p>91.03</text:p>
          </table:table-cell>
          <table:table-cell table:number-columns-repeated="16349" table:style-name="ce1"/>
        </table:table-row>
        <table:table-row table:style-name="ro2">
          <table:table-cell table:style-name="ce7"/>
          <table:table-cell office:value-type="string" table:style-name="ce12">
            <text:p>E06000056</text:p>
          </table:table-cell>
          <table:table-cell office:value-type="string" table:style-name="ce12">
            <text:p>Central Bedfordshire</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float" office:value="76.52" table:style-name="ce55">
            <text:p>76.52</text:p>
          </table:table-cell>
          <table:table-cell office:value-type="float" office:value="77.790000000000006" table:style-name="ce55">
            <text:p>77.79</text:p>
          </table:table-cell>
          <table:table-cell office:value-type="float" office:value="83.59" table:style-name="ce55">
            <text:p>83.59</text:p>
          </table:table-cell>
          <table:table-cell office:value-type="float" office:value="90.46" table:style-name="ce55">
            <text:p>90.46</text:p>
          </table:table-cell>
          <table:table-cell office:value-type="float" office:value="96.51" table:style-name="ce55">
            <text:p>96.51</text:p>
          </table:table-cell>
          <table:table-cell office:value-type="float" office:value="99.98" table:style-name="ce55">
            <text:p>99.98</text:p>
          </table:table-cell>
          <table:table-cell office:value-type="float" office:value="102.2" table:style-name="ce55">
            <text:p>102.20</text:p>
          </table:table-cell>
          <table:table-cell office:value-type="float" office:value="101.67" table:style-name="ce55">
            <text:p>101.67</text:p>
          </table:table-cell>
          <table:table-cell office:value-type="float" office:value="101.23" table:style-name="ce55">
            <text:p>101.23</text:p>
          </table:table-cell>
          <table:table-cell office:value-type="float" office:value="100.36" table:style-name="ce55">
            <text:p>100.36</text:p>
          </table:table-cell>
          <table:table-cell table:style-name="ce55"/>
          <table:table-cell office:value-type="float" office:value="100.04" table:style-name="ce55">
            <text:p>100.04</text:p>
          </table:table-cell>
          <table:table-cell office:value-type="float" office:value="102.99" table:style-name="ce55">
            <text:p>102.99</text:p>
          </table:table-cell>
          <table:table-cell office:value-type="float" office:value="106.05" table:style-name="ce55">
            <text:p>106.05</text:p>
          </table:table-cell>
          <table:table-cell table:number-columns-repeated="16349" table:style-name="ce1"/>
        </table:table-row>
        <table:table-row table:style-name="ro2">
          <table:table-cell table:style-name="ce7"/>
          <table:table-cell office:value-type="string" table:style-name="ce12">
            <text:p>E07000070</text:p>
          </table:table-cell>
          <table:table-cell office:value-type="string" table:style-name="ce12">
            <text:p>Chelmsford</text:p>
          </table:table-cell>
          <table:table-cell table:style-name="ce58"/>
          <table:table-cell table:style-name="ce58"/>
          <table:table-cell table:style-name="ce58"/>
          <table:table-cell table:style-name="ce58"/>
          <table:table-cell table:style-name="ce58"/>
          <table:table-cell office:value-type="float" office:value="44.29" table:style-name="ce58">
            <text:p>44.29</text:p>
          </table:table-cell>
          <table:table-cell office:value-type="float" office:value="45.87" table:style-name="ce58">
            <text:p>45.87</text:p>
          </table:table-cell>
          <table:table-cell office:value-type="float" office:value="48.36" table:style-name="ce55">
            <text:p>48.36</text:p>
          </table:table-cell>
          <table:table-cell office:value-type="float" office:value="50.05" table:style-name="ce55">
            <text:p>50.05</text:p>
          </table:table-cell>
          <table:table-cell office:value-type="float" office:value="52.48" table:style-name="ce55">
            <text:p>52.48</text:p>
          </table:table-cell>
          <table:table-cell office:value-type="float" office:value="55.23" table:style-name="ce55">
            <text:p>55.23</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197.68" table:style-name="ce55">
            <text:p>197.68</text:p>
          </table:table-cell>
          <table:table-cell office:value-type="float" office:value="212.51" table:style-name="ce55">
            <text:p>212.51</text:p>
          </table:table-cell>
          <table:table-cell table:number-columns-repeated="16349" table:style-name="ce1"/>
        </table:table-row>
        <table:table-row table:style-name="ro2">
          <table:table-cell table:style-name="ce7"/>
          <table:table-cell office:value-type="string" table:style-name="ce12">
            <text:p>E07000071</text:p>
          </table:table-cell>
          <table:table-cell office:value-type="string" table:style-name="ce12">
            <text:p>Colchester</text:p>
          </table:table-cell>
          <table:table-cell table:style-name="ce58"/>
          <table:table-cell table:style-name="ce58"/>
          <table:table-cell table:style-name="ce58"/>
          <table:table-cell table:style-name="ce58"/>
          <table:table-cell table:style-name="ce58"/>
          <table:table-cell office:value-type="float" office:value="42.59" table:style-name="ce58">
            <text:p>42.59</text:p>
          </table:table-cell>
          <table:table-cell office:value-type="float" office:value="43.53" table:style-name="ce58">
            <text:p>43.53</text:p>
          </table:table-cell>
          <table:table-cell office:value-type="float" office:value="44.47" table:style-name="ce55">
            <text:p>44.47</text:p>
          </table:table-cell>
          <table:table-cell office:value-type="float" office:value="45.21" table:style-name="ce55">
            <text:p>45.21</text:p>
          </table:table-cell>
          <table:table-cell office:value-type="float" office:value="49.44" table:style-name="ce55">
            <text:p>49.44</text:p>
          </table:table-cell>
          <table:table-cell office:value-type="float" office:value="51.28" table:style-name="ce55">
            <text:p>51.28</text:p>
          </table:table-cell>
          <table:table-cell office:value-type="float" office:value="54.46" table:style-name="ce55">
            <text:p>54.46</text:p>
          </table:table-cell>
          <table:table-cell office:value-type="float" office:value="51.94" table:style-name="ce55">
            <text:p>51.94</text:p>
          </table:table-cell>
          <table:table-cell office:value-type="float" office:value="51.53" table:style-name="ce55">
            <text:p>51.53</text:p>
          </table:table-cell>
          <table:table-cell office:value-type="float" office:value="54.78" table:style-name="ce55">
            <text:p>54.78</text:p>
          </table:table-cell>
          <table:table-cell office:value-type="float" office:value="57.59" table:style-name="ce55">
            <text:p>57.59</text:p>
          </table:table-cell>
          <table:table-cell office:value-type="float" office:value="61.64" table:style-name="ce55">
            <text:p>61.64</text:p>
          </table:table-cell>
          <table:table-cell office:value-type="float" office:value="63.82" table:style-name="ce55">
            <text:p>63.82</text:p>
          </table:table-cell>
          <table:table-cell office:value-type="float" office:value="65.790000000000006" table:style-name="ce55">
            <text:p>65.79</text:p>
          </table:table-cell>
          <table:table-cell office:value-type="float" office:value="67.11" table:style-name="ce55">
            <text:p>67.11</text:p>
          </table:table-cell>
          <table:table-cell office:value-type="float" office:value="71.84" table:style-name="ce55">
            <text:p>71.84</text:p>
          </table:table-cell>
          <table:table-cell office:value-type="float" office:value="77.69" table:style-name="ce55">
            <text:p>77.69</text:p>
          </table:table-cell>
          <table:table-cell office:value-type="float" office:value="81.75" table:style-name="ce55">
            <text:p>81.75</text:p>
          </table:table-cell>
          <table:table-cell office:value-type="float" office:value="86.06" table:style-name="ce55">
            <text:p>86.06</text:p>
          </table:table-cell>
          <table:table-cell office:value-type="float" office:value="87.28" table:style-name="ce55">
            <text:p>87.28</text:p>
          </table:table-cell>
          <table:table-cell office:value-type="float" office:value="87.57" table:style-name="ce55">
            <text:p>87.57</text:p>
          </table:table-cell>
          <table:table-cell office:value-type="float" office:value="86.57" table:style-name="ce55">
            <text:p>86.57</text:p>
          </table:table-cell>
          <table:table-cell office:value-type="float" office:value="85.77" table:style-name="ce55">
            <text:p>85.77</text:p>
          </table:table-cell>
          <table:table-cell table:style-name="ce55"/>
          <table:table-cell office:value-type="float" office:value="85.28" table:style-name="ce55">
            <text:p>85.28</text:p>
          </table:table-cell>
          <table:table-cell office:value-type="float" office:value="87.61" table:style-name="ce55">
            <text:p>87.61</text:p>
          </table:table-cell>
          <table:table-cell office:value-type="float" office:value="89.14" table:style-name="ce55">
            <text:p>89.14</text:p>
          </table:table-cell>
          <table:table-cell table:number-columns-repeated="16349" table:style-name="ce1"/>
        </table:table-row>
        <table:table-row table:style-name="ro2">
          <table:table-cell table:style-name="ce7"/>
          <table:table-cell office:value-type="string" table:style-name="ce12">
            <text:p>E07000096</text:p>
          </table:table-cell>
          <table:table-cell office:value-type="string" table:style-name="ce12">
            <text:p>Dacorum</text:p>
          </table:table-cell>
          <table:table-cell table:style-name="ce58"/>
          <table:table-cell table:style-name="ce58"/>
          <table:table-cell table:style-name="ce58"/>
          <table:table-cell table:style-name="ce58"/>
          <table:table-cell table:style-name="ce58"/>
          <table:table-cell office:value-type="float" office:value="40.31" table:style-name="ce58">
            <text:p>40.31</text:p>
          </table:table-cell>
          <table:table-cell office:value-type="float" office:value="42.62" table:style-name="ce58">
            <text:p>42.62</text:p>
          </table:table-cell>
          <table:table-cell office:value-type="float" office:value="44.5" table:style-name="ce55">
            <text:p>44.50</text:p>
          </table:table-cell>
          <table:table-cell office:value-type="float" office:value="45.88" table:style-name="ce55">
            <text:p>45.88</text:p>
          </table:table-cell>
          <table:table-cell office:value-type="float" office:value="48.42" table:style-name="ce55">
            <text:p>48.42</text:p>
          </table:table-cell>
          <table:table-cell office:value-type="float" office:value="50.12" table:style-name="ce55">
            <text:p>50.12</text:p>
          </table:table-cell>
          <table:table-cell office:value-type="float" office:value="52.79" table:style-name="ce55">
            <text:p>52.79</text:p>
          </table:table-cell>
          <table:table-cell office:value-type="float" office:value="52.79" table:style-name="ce55">
            <text:p>52.79</text:p>
          </table:table-cell>
          <table:table-cell office:value-type="float" office:value="58.74" table:style-name="ce55">
            <text:p>58.74</text:p>
          </table:table-cell>
          <table:table-cell office:value-type="float" office:value="62.27" table:style-name="ce55">
            <text:p>62.27</text:p>
          </table:table-cell>
          <table:table-cell office:value-type="float" office:value="65.569999999999993" table:style-name="ce55">
            <text:p>65.57</text:p>
          </table:table-cell>
          <table:table-cell office:value-type="float" office:value="68.87" table:style-name="ce55">
            <text:p>68.87</text:p>
          </table:table-cell>
          <table:table-cell office:value-type="float" office:value="73.89" table:style-name="ce55">
            <text:p>73.89</text:p>
          </table:table-cell>
          <table:table-cell office:value-type="float" office:value="77.44" table:style-name="ce55">
            <text:p>77.44</text:p>
          </table:table-cell>
          <table:table-cell office:value-type="float" office:value="78.56" table:style-name="ce55">
            <text:p>78.56</text:p>
          </table:table-cell>
          <table:table-cell office:value-type="float" office:value="84.22" table:style-name="ce55">
            <text:p>84.22</text:p>
          </table:table-cell>
          <table:table-cell office:value-type="float" office:value="92.26" table:style-name="ce55">
            <text:p>92.26</text:p>
          </table:table-cell>
          <table:table-cell office:value-type="float" office:value="97.05" table:style-name="ce55">
            <text:p>97.05</text:p>
          </table:table-cell>
          <table:table-cell office:value-type="float" office:value="102.2" table:style-name="ce55">
            <text:p>102.20</text:p>
          </table:table-cell>
          <table:table-cell office:value-type="float" office:value="105.75" table:style-name="ce55">
            <text:p>105.75</text:p>
          </table:table-cell>
          <table:table-cell office:value-type="float" office:value="105.23" table:style-name="ce55">
            <text:p>105.23</text:p>
          </table:table-cell>
          <table:table-cell office:value-type="float" office:value="103" table:style-name="ce55">
            <text:p>103.00</text:p>
          </table:table-cell>
          <table:table-cell office:value-type="float" office:value="101.16" table:style-name="ce55">
            <text:p>101.16</text:p>
          </table:table-cell>
          <table:table-cell table:style-name="ce55"/>
          <table:table-cell office:value-type="float" office:value="102.69" table:style-name="ce55">
            <text:p>102.69</text:p>
          </table:table-cell>
          <table:table-cell office:value-type="float" office:value="106.11" table:style-name="ce55">
            <text:p>106.11</text:p>
          </table:table-cell>
          <table:table-cell office:value-type="float" office:value="107.1" table:style-name="ce55">
            <text:p>107.10</text:p>
          </table:table-cell>
          <table:table-cell table:number-columns-repeated="16349" table:style-name="ce1"/>
        </table:table-row>
        <table:table-row table:style-name="ro2">
          <table:table-cell table:style-name="ce7"/>
          <table:table-cell office:value-type="string" table:style-name="ce12">
            <text:p>E07000009</text:p>
          </table:table-cell>
          <table:table-cell office:value-type="string" table:style-name="ce12">
            <text:p>East Cambridgeshire</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42</text:p>
          </table:table-cell>
          <table:table-cell office:value-type="string" table:style-name="ce12">
            <text:p>East Hertfordshire</text:p>
          </table:table-cell>
          <table:table-cell table:style-name="ce58"/>
          <table:table-cell table:style-name="ce58"/>
          <table:table-cell table:style-name="ce58"/>
          <table:table-cell table:style-name="ce58"/>
          <table:table-cell table:style-name="ce58"/>
          <table:table-cell office:value-type="float" office:value="45.76" table:style-name="ce58">
            <text:p>45.76</text:p>
          </table:table-cell>
          <table:table-cell office:value-type="float" office:value="47.59" table:style-name="ce58">
            <text:p>47.59</text:p>
          </table:table-cell>
          <table:table-cell office:value-type="float" office:value="48.95" table:style-name="ce55">
            <text:p>48.95</text:p>
          </table:table-cell>
          <table:table-cell office:value-type="float" office:value="49.94" table:style-name="ce55">
            <text:p>49.94</text:p>
          </table:table-cell>
          <table:table-cell office:value-type="float" office:value="53.45" table:style-name="ce55">
            <text:p>53.45</text:p>
          </table:table-cell>
          <table:table-cell office:value-type="float" office:value="58.8" table:style-name="ce55">
            <text:p>58.80</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220" table:style-name="ce55">
            <text:p>220.00</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44</text:p>
          </table:table-cell>
          <table:table-cell office:value-type="string" table:style-name="ce12">
            <text:p>East Suffolk</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float" office:value="82.6" table:style-name="ce55">
            <text:p>82.60</text:p>
          </table:table-cell>
          <table:table-cell office:value-type="float" office:value="84.15" table:style-name="ce55">
            <text:p>84.15</text:p>
          </table:table-cell>
          <table:table-cell office:value-type="float" office:value="84.8" table:style-name="ce55">
            <text:p>84.80</text:p>
          </table:table-cell>
          <table:table-cell table:number-columns-repeated="16349" table:style-name="ce1"/>
        </table:table-row>
        <table:table-row table:style-name="ro2">
          <table:table-cell table:style-name="ce7"/>
          <table:table-cell office:value-type="string" table:style-name="ce12">
            <text:p>E07000072</text:p>
          </table:table-cell>
          <table:table-cell office:value-type="string" table:style-name="ce12">
            <text:p>Epping Forest</text:p>
          </table:table-cell>
          <table:table-cell table:style-name="ce58"/>
          <table:table-cell table:style-name="ce58"/>
          <table:table-cell table:style-name="ce58"/>
          <table:table-cell table:style-name="ce58"/>
          <table:table-cell table:style-name="ce58"/>
          <table:table-cell office:value-type="float" office:value="45.92" table:style-name="ce58">
            <text:p>45.92</text:p>
          </table:table-cell>
          <table:table-cell office:value-type="float" office:value="46.41" table:style-name="ce58">
            <text:p>46.41</text:p>
          </table:table-cell>
          <table:table-cell office:value-type="float" office:value="47.15" table:style-name="ce55">
            <text:p>47.15</text:p>
          </table:table-cell>
          <table:table-cell office:value-type="float" office:value="48.8" table:style-name="ce55">
            <text:p>48.80</text:p>
          </table:table-cell>
          <table:table-cell office:value-type="float" office:value="50.22" table:style-name="ce55">
            <text:p>50.22</text:p>
          </table:table-cell>
          <table:table-cell office:value-type="float" office:value="52.28" table:style-name="ce55">
            <text:p>52.28</text:p>
          </table:table-cell>
          <table:table-cell office:value-type="float" office:value="55.5" table:style-name="ce55">
            <text:p>55.50</text:p>
          </table:table-cell>
          <table:table-cell office:value-type="float" office:value="55.8" table:style-name="ce55">
            <text:p>55.80</text:p>
          </table:table-cell>
          <table:table-cell office:value-type="float" office:value="58.7" table:style-name="ce55">
            <text:p>58.70</text:p>
          </table:table-cell>
          <table:table-cell office:value-type="float" office:value="61.81" table:style-name="ce55">
            <text:p>61.81</text:p>
          </table:table-cell>
          <table:table-cell office:value-type="float" office:value="64.819999999999993" table:style-name="ce55">
            <text:p>64.82</text:p>
          </table:table-cell>
          <table:table-cell office:value-type="float" office:value="67.790000000000006" table:style-name="ce55">
            <text:p>67.79</text:p>
          </table:table-cell>
          <table:table-cell office:value-type="float" office:value="72.3" table:style-name="ce55">
            <text:p>72.30</text:p>
          </table:table-cell>
          <table:table-cell office:value-type="float" office:value="74.53" table:style-name="ce55">
            <text:p>74.53</text:p>
          </table:table-cell>
          <table:table-cell office:value-type="float" office:value="76.290000000000006" table:style-name="ce55">
            <text:p>76.29</text:p>
          </table:table-cell>
          <table:table-cell office:value-type="float" office:value="81.849999999999994" table:style-name="ce55">
            <text:p>81.85</text:p>
          </table:table-cell>
          <table:table-cell office:value-type="float" office:value="87.15" table:style-name="ce55">
            <text:p>87.15</text:p>
          </table:table-cell>
          <table:table-cell office:value-type="float" office:value="90.96" table:style-name="ce55">
            <text:p>90.96</text:p>
          </table:table-cell>
          <table:table-cell office:value-type="float" office:value="95.44" table:style-name="ce55">
            <text:p>95.44</text:p>
          </table:table-cell>
          <table:table-cell office:value-type="float" office:value="97.72" table:style-name="ce55">
            <text:p>97.72</text:p>
          </table:table-cell>
          <table:table-cell office:value-type="float" office:value="96.99" table:style-name="ce55">
            <text:p>96.99</text:p>
          </table:table-cell>
          <table:table-cell office:value-type="float" office:value="96.79" table:style-name="ce55">
            <text:p>96.79</text:p>
          </table:table-cell>
          <table:table-cell office:value-type="float" office:value="96.43" table:style-name="ce55">
            <text:p>96.43</text:p>
          </table:table-cell>
          <table:table-cell table:style-name="ce55"/>
          <table:table-cell office:value-type="float" office:value="95.29" table:style-name="ce55">
            <text:p>95.29</text:p>
          </table:table-cell>
          <table:table-cell office:value-type="float" office:value="98.62" table:style-name="ce55">
            <text:p>98.62</text:p>
          </table:table-cell>
          <table:table-cell office:value-type="float" office:value="102.11" table:style-name="ce55">
            <text:p>102.11</text:p>
          </table:table-cell>
          <table:table-cell table:number-columns-repeated="16349" table:style-name="ce1"/>
        </table:table-row>
        <table:table-row table:style-name="ro2">
          <table:table-cell table:style-name="ce7"/>
          <table:table-cell office:value-type="string" table:style-name="ce12">
            <text:p>E07000010</text:p>
          </table:table-cell>
          <table:table-cell office:value-type="string" table:style-name="ce12">
            <text:p>Fenland</text:p>
          </table:table-cell>
          <table:table-cell table:style-name="ce58"/>
          <table:table-cell table:style-name="ce58"/>
          <table:table-cell table:style-name="ce58"/>
          <table:table-cell table:style-name="ce58"/>
          <table:table-cell table:style-name="ce58"/>
          <table:table-cell office:value-type="float" office:value="40.1" table:style-name="ce58">
            <text:p>40.1</text:p>
          </table:table-cell>
          <table:table-cell office:value-type="float" office:value="41.1" table:style-name="ce58">
            <text:p>41.1</text:p>
          </table:table-cell>
          <table:table-cell office:value-type="float" office:value="41.88" table:style-name="ce55">
            <text:p>41.88</text:p>
          </table:table-cell>
          <table:table-cell office:value-type="float" office:value="43.52" table:style-name="ce55">
            <text:p>43.52</text:p>
          </table:table-cell>
          <table:table-cell office:value-type="float" office:value="45.04" table:style-name="ce55">
            <text:p>45.04</text:p>
          </table:table-cell>
          <table:table-cell office:value-type="float" office:value="46.8" table:style-name="ce55">
            <text:p>46.80</text:p>
          </table:table-cell>
          <table:table-cell office:value-type="float" office:value="49.67" table:style-name="ce55">
            <text:p>49.67</text:p>
          </table:table-cell>
          <table:table-cell office:value-type="float" office:value="50.16" table:style-name="ce55">
            <text:p>50.16</text:p>
          </table:table-cell>
          <table:table-cell office:value-type="float" office:value="51.68" table:style-name="ce55">
            <text:p>51.68</text:p>
          </table:table-cell>
          <table:table-cell office:value-type="float" office:value="53.68" table:style-name="ce55">
            <text:p>53.68</text:p>
          </table:table-cell>
          <table:table-cell office:value-type="float" office:value="56.36" table:style-name="ce55">
            <text:p>56.36</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01</text:p>
          </table:table-cell>
          <table:table-cell office:value-type="string" table:style-name="ce12">
            <text:p>Forest Heath</text:p>
          </table:table-cell>
          <table:table-cell table:style-name="ce58"/>
          <table:table-cell table:style-name="ce58"/>
          <table:table-cell table:style-name="ce58"/>
          <table:table-cell table:style-name="ce58"/>
          <table:table-cell table:style-name="ce58"/>
          <table:table-cell office:value-type="float" office:value="37.21" table:style-name="ce58">
            <text:p>37.21</text:p>
          </table:table-cell>
          <table:table-cell office:value-type="float" office:value="38.39" table:style-name="ce58">
            <text:p>38.39</text:p>
          </table:table-cell>
          <table:table-cell office:value-type="float" office:value="38.36" table:style-name="ce55">
            <text:p>38.36</text:p>
          </table:table-cell>
          <table:table-cell office:value-type="float" office:value="40.71" table:style-name="ce55">
            <text:p>40.71</text:p>
          </table:table-cell>
          <table:table-cell office:value-type="float" office:value="42.5" table:style-name="ce55">
            <text:p>42.50</text:p>
          </table:table-cell>
          <table:table-cell office:value-type="float" office:value="45.58" table:style-name="ce55">
            <text:p>45.58</text:p>
          </table:table-cell>
          <table:table-cell office:value-type="float" office:value="47.21" table:style-name="ce55">
            <text:p>47.21</text:p>
          </table:table-cell>
          <table:table-cell office:value-type="float" office:value="48.68" table:style-name="ce55">
            <text:p>48.68</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45</text:p>
          </table:table-cell>
          <table:table-cell office:value-type="string" table:style-name="ce12">
            <text:p>Great Yarmouth</text:p>
          </table:table-cell>
          <table:table-cell table:style-name="ce58"/>
          <table:table-cell table:style-name="ce58"/>
          <table:table-cell table:style-name="ce58"/>
          <table:table-cell table:style-name="ce58"/>
          <table:table-cell table:style-name="ce58"/>
          <table:table-cell office:value-type="float" office:value="32.06" table:style-name="ce58">
            <text:p>32.06</text:p>
          </table:table-cell>
          <table:table-cell office:value-type="float" office:value="34.770000000000003" table:style-name="ce58">
            <text:p>34.77</text:p>
          </table:table-cell>
          <table:table-cell office:value-type="float" office:value="34.11" table:style-name="ce55">
            <text:p>34.11</text:p>
          </table:table-cell>
          <table:table-cell office:value-type="float" office:value="33.590000000000003" table:style-name="ce55">
            <text:p>33.59</text:p>
          </table:table-cell>
          <table:table-cell office:value-type="float" office:value="35.159999999999997" table:style-name="ce55">
            <text:p>35.16</text:p>
          </table:table-cell>
          <table:table-cell office:value-type="float" office:value="37.25" table:style-name="ce55">
            <text:p>37.25</text:p>
          </table:table-cell>
          <table:table-cell office:value-type="float" office:value="39.270000000000003" table:style-name="ce55">
            <text:p>39.27</text:p>
          </table:table-cell>
          <table:table-cell office:value-type="float" office:value="40.54" table:style-name="ce55">
            <text:p>40.54</text:p>
          </table:table-cell>
          <table:table-cell office:value-type="float" office:value="42.87" table:style-name="ce55">
            <text:p>42.87</text:p>
          </table:table-cell>
          <table:table-cell office:value-type="float" office:value="45.54" table:style-name="ce55">
            <text:p>45.54</text:p>
          </table:table-cell>
          <table:table-cell office:value-type="float" office:value="47.3" table:style-name="ce55">
            <text:p>47.30</text:p>
          </table:table-cell>
          <table:table-cell office:value-type="float" office:value="51.46" table:style-name="ce55">
            <text:p>51.46</text:p>
          </table:table-cell>
          <table:table-cell office:value-type="float" office:value="53.7" table:style-name="ce55">
            <text:p>53.70</text:p>
          </table:table-cell>
          <table:table-cell office:value-type="float" office:value="55.34" table:style-name="ce55">
            <text:p>55.34</text:p>
          </table:table-cell>
          <table:table-cell office:value-type="float" office:value="56.86" table:style-name="ce55">
            <text:p>56.86</text:p>
          </table:table-cell>
          <table:table-cell office:value-type="float" office:value="61.44" table:style-name="ce55">
            <text:p>61.44</text:p>
          </table:table-cell>
          <table:table-cell office:value-type="float" office:value="67.53" table:style-name="ce55">
            <text:p>67.53</text:p>
          </table:table-cell>
          <table:table-cell office:value-type="float" office:value="71.040000000000006" table:style-name="ce55">
            <text:p>71.04</text:p>
          </table:table-cell>
          <table:table-cell office:value-type="float" office:value="74.73" table:style-name="ce55">
            <text:p>74.73</text:p>
          </table:table-cell>
          <table:table-cell office:value-type="float" office:value="73.349999999999994" table:style-name="ce55">
            <text:p>73.35</text:p>
          </table:table-cell>
          <table:table-cell office:value-type="float" office:value="69.97" table:style-name="ce55">
            <text:p>69.97</text:p>
          </table:table-cell>
          <table:table-cell office:value-type="float" office:value="72.31" table:style-name="ce55">
            <text:p>72.31</text:p>
          </table:table-cell>
          <table:table-cell office:value-type="float" office:value="72.150000000000006" table:style-name="ce55">
            <text:p>72.15</text:p>
          </table:table-cell>
          <table:table-cell table:style-name="ce55"/>
          <table:table-cell office:value-type="float" office:value="70.209999999999994" table:style-name="ce55">
            <text:p>70.21</text:p>
          </table:table-cell>
          <table:table-cell office:value-type="float" office:value="73.849999999999994" table:style-name="ce55">
            <text:p>73.85</text:p>
          </table:table-cell>
          <table:table-cell office:value-type="float" office:value="75.3" table:style-name="ce55">
            <text:p>75.30</text:p>
          </table:table-cell>
          <table:table-cell table:number-columns-repeated="16349" table:style-name="ce1"/>
        </table:table-row>
        <table:table-row table:style-name="ro2">
          <table:table-cell table:style-name="ce7"/>
          <table:table-cell office:value-type="string" table:style-name="ce12">
            <text:p>E07000073</text:p>
          </table:table-cell>
          <table:table-cell office:value-type="string" table:style-name="ce12">
            <text:p>Harlow</text:p>
          </table:table-cell>
          <table:table-cell table:style-name="ce58"/>
          <table:table-cell table:style-name="ce58"/>
          <table:table-cell table:style-name="ce58"/>
          <table:table-cell table:style-name="ce58"/>
          <table:table-cell table:style-name="ce58"/>
          <table:table-cell office:value-type="float" office:value="39.94" table:style-name="ce58">
            <text:p>39.94</text:p>
          </table:table-cell>
          <table:table-cell office:value-type="float" office:value="41.72" table:style-name="ce58">
            <text:p>41.72</text:p>
          </table:table-cell>
          <table:table-cell office:value-type="float" office:value="44.32" table:style-name="ce55">
            <text:p>44.32</text:p>
          </table:table-cell>
          <table:table-cell office:value-type="float" office:value="46.57" table:style-name="ce55">
            <text:p>46.57</text:p>
          </table:table-cell>
          <table:table-cell office:value-type="float" office:value="48.69" table:style-name="ce55">
            <text:p>48.69</text:p>
          </table:table-cell>
          <table:table-cell office:value-type="float" office:value="50.46" table:style-name="ce55">
            <text:p>50.46</text:p>
          </table:table-cell>
          <table:table-cell office:value-type="float" office:value="53.38" table:style-name="ce55">
            <text:p>53.38</text:p>
          </table:table-cell>
          <table:table-cell office:value-type="float" office:value="53.87" table:style-name="ce55">
            <text:p>53.87</text:p>
          </table:table-cell>
          <table:table-cell office:value-type="float" office:value="56.66" table:style-name="ce55">
            <text:p>56.66</text:p>
          </table:table-cell>
          <table:table-cell office:value-type="float" office:value="59.08" table:style-name="ce55">
            <text:p>59.08</text:p>
          </table:table-cell>
          <table:table-cell office:value-type="float" office:value="62.13" table:style-name="ce55">
            <text:p>62.13</text:p>
          </table:table-cell>
          <table:table-cell office:value-type="float" office:value="64.47" table:style-name="ce55">
            <text:p>64.47</text:p>
          </table:table-cell>
          <table:table-cell office:value-type="float" office:value="67.89" table:style-name="ce55">
            <text:p>67.89</text:p>
          </table:table-cell>
          <table:table-cell office:value-type="float" office:value="72.930000000000007" table:style-name="ce55">
            <text:p>72.93</text:p>
          </table:table-cell>
          <table:table-cell office:value-type="float" office:value="73.56" table:style-name="ce55">
            <text:p>73.56</text:p>
          </table:table-cell>
          <table:table-cell office:value-type="float" office:value="83.86" table:style-name="ce55">
            <text:p>83.86</text:p>
          </table:table-cell>
          <table:table-cell office:value-type="float" office:value="83.95" table:style-name="ce55">
            <text:p>83.95</text:p>
          </table:table-cell>
          <table:table-cell office:value-type="float" office:value="87.39" table:style-name="ce55">
            <text:p>87.39</text:p>
          </table:table-cell>
          <table:table-cell office:value-type="float" office:value="91.59" table:style-name="ce55">
            <text:p>91.59</text:p>
          </table:table-cell>
          <table:table-cell office:value-type="float" office:value="93.56" table:style-name="ce55">
            <text:p>93.56</text:p>
          </table:table-cell>
          <table:table-cell office:value-type="float" office:value="92.63" table:style-name="ce55">
            <text:p>92.63</text:p>
          </table:table-cell>
          <table:table-cell office:value-type="float" office:value="91.73" table:style-name="ce55">
            <text:p>91.73</text:p>
          </table:table-cell>
          <table:table-cell office:value-type="float" office:value="90.74" table:style-name="ce55">
            <text:p>90.74</text:p>
          </table:table-cell>
          <table:table-cell table:style-name="ce55"/>
          <table:table-cell office:value-type="float" office:value="89.71" table:style-name="ce55">
            <text:p>89.71</text:p>
          </table:table-cell>
          <table:table-cell office:value-type="float" office:value="92.06" table:style-name="ce55">
            <text:p>92.06</text:p>
          </table:table-cell>
          <table:table-cell office:value-type="float" office:value="93.36" table:style-name="ce55">
            <text:p>93.36</text:p>
          </table:table-cell>
          <table:table-cell table:number-columns-repeated="16349" table:style-name="ce1"/>
        </table:table-row>
        <table:table-row table:style-name="ro2">
          <table:table-cell table:style-name="ce7"/>
          <table:table-cell office:value-type="string" table:style-name="ce12">
            <text:p>E07000098</text:p>
          </table:table-cell>
          <table:table-cell office:value-type="string" table:style-name="ce12">
            <text:p>Hertsmere</text:p>
          </table:table-cell>
          <table:table-cell table:style-name="ce58"/>
          <table:table-cell table:style-name="ce58"/>
          <table:table-cell table:style-name="ce58"/>
          <table:table-cell table:style-name="ce58"/>
          <table:table-cell table:style-name="ce58"/>
          <table:table-cell office:value-type="float" office:value="45" table:style-name="ce58">
            <text:p>45</text:p>
          </table:table-cell>
          <table:table-cell office:value-type="float" office:value="42.93" table:style-name="ce58">
            <text:p>42.93</text:p>
          </table:table-cell>
          <table:table-cell office:value-type="float" office:value="55.08" table:style-name="ce55">
            <text:p>55.08</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11</text:p>
          </table:table-cell>
          <table:table-cell office:value-type="string" table:style-name="ce12">
            <text:p>Huntingdonshire</text:p>
          </table:table-cell>
          <table:table-cell table:style-name="ce58"/>
          <table:table-cell table:style-name="ce58"/>
          <table:table-cell table:style-name="ce58"/>
          <table:table-cell table:style-name="ce58"/>
          <table:table-cell table:style-name="ce58"/>
          <table:table-cell office:value-type="float" office:value="39.479999999999997" table:style-name="ce58">
            <text:p>39.48</text:p>
          </table:table-cell>
          <table:table-cell office:value-type="float" office:value="40.659999999999997" table:style-name="ce58">
            <text:p>40.66</text:p>
          </table:table-cell>
          <table:table-cell office:value-type="float" office:value="45.67" table:style-name="ce55">
            <text:p>45.67</text:p>
          </table:table-cell>
          <table:table-cell office:value-type="float" office:value="53.78" table:style-name="ce55">
            <text:p>53.78</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02</text:p>
          </table:table-cell>
          <table:table-cell office:value-type="string" table:style-name="ce12">
            <text:p>Ipswich</text:p>
          </table:table-cell>
          <table:table-cell table:style-name="ce58"/>
          <table:table-cell table:style-name="ce58"/>
          <table:table-cell table:style-name="ce58"/>
          <table:table-cell table:style-name="ce58"/>
          <table:table-cell table:style-name="ce58"/>
          <table:table-cell office:value-type="float" office:value="38.450000000000003" table:style-name="ce58">
            <text:p>38.45</text:p>
          </table:table-cell>
          <table:table-cell office:value-type="float" office:value="39.270000000000003" table:style-name="ce58">
            <text:p>39.27</text:p>
          </table:table-cell>
          <table:table-cell office:value-type="float" office:value="38.86" table:style-name="ce55">
            <text:p>38.86</text:p>
          </table:table-cell>
          <table:table-cell office:value-type="float" office:value="39.33" table:style-name="ce55">
            <text:p>39.33</text:p>
          </table:table-cell>
          <table:table-cell office:value-type="float" office:value="43.76" table:style-name="ce55">
            <text:p>43.76</text:p>
          </table:table-cell>
          <table:table-cell office:value-type="float" office:value="46.26" table:style-name="ce55">
            <text:p>46.26</text:p>
          </table:table-cell>
          <table:table-cell office:value-type="float" office:value="47.93" table:style-name="ce55">
            <text:p>47.93</text:p>
          </table:table-cell>
          <table:table-cell office:value-type="float" office:value="47.71" table:style-name="ce55">
            <text:p>47.71</text:p>
          </table:table-cell>
          <table:table-cell office:value-type="float" office:value="50.01" table:style-name="ce55">
            <text:p>50.01</text:p>
          </table:table-cell>
          <table:table-cell office:value-type="float" office:value="52.31" table:style-name="ce55">
            <text:p>52.31</text:p>
          </table:table-cell>
          <table:table-cell office:value-type="float" office:value="55.26" table:style-name="ce55">
            <text:p>55.26</text:p>
          </table:table-cell>
          <table:table-cell office:value-type="float" office:value="58.2" table:style-name="ce55">
            <text:p>58.20</text:p>
          </table:table-cell>
          <table:table-cell office:value-type="float" office:value="61.47" table:style-name="ce55">
            <text:p>61.47</text:p>
          </table:table-cell>
          <table:table-cell office:value-type="float" office:value="63.38" table:style-name="ce55">
            <text:p>63.38</text:p>
          </table:table-cell>
          <table:table-cell office:value-type="float" office:value="64.680000000000007" table:style-name="ce55">
            <text:p>64.68</text:p>
          </table:table-cell>
          <table:table-cell office:value-type="float" office:value="70.02" table:style-name="ce55">
            <text:p>70.02</text:p>
          </table:table-cell>
          <table:table-cell office:value-type="float" office:value="73.81" table:style-name="ce55">
            <text:p>73.81</text:p>
          </table:table-cell>
          <table:table-cell office:value-type="float" office:value="77.41" table:style-name="ce55">
            <text:p>77.41</text:p>
          </table:table-cell>
          <table:table-cell office:value-type="float" office:value="83.42" table:style-name="ce55">
            <text:p>83.42</text:p>
          </table:table-cell>
          <table:table-cell office:value-type="float" office:value="83.46" table:style-name="ce55">
            <text:p>83.46</text:p>
          </table:table-cell>
          <table:table-cell office:value-type="float" office:value="82.71" table:style-name="ce55">
            <text:p>82.71</text:p>
          </table:table-cell>
          <table:table-cell office:value-type="float" office:value="81.94" table:style-name="ce55">
            <text:p>81.94</text:p>
          </table:table-cell>
          <table:table-cell office:value-type="float" office:value="81.08" table:style-name="ce55">
            <text:p>81.08</text:p>
          </table:table-cell>
          <table:table-cell table:style-name="ce55"/>
          <table:table-cell office:value-type="float" office:value="80.31" table:style-name="ce55">
            <text:p>80.31</text:p>
          </table:table-cell>
          <table:table-cell office:value-type="float" office:value="83.21" table:style-name="ce55">
            <text:p>83.21</text:p>
          </table:table-cell>
          <table:table-cell office:value-type="float" office:value="83.71" table:style-name="ce55">
            <text:p>83.71</text:p>
          </table:table-cell>
          <table:table-cell table:number-columns-repeated="16349" table:style-name="ce1"/>
        </table:table-row>
        <table:table-row table:style-name="ro2">
          <table:table-cell table:style-name="ce7"/>
          <table:table-cell office:value-type="string" table:style-name="ce12">
            <text:p>E07000146</text:p>
          </table:table-cell>
          <table:table-cell office:value-type="string" table:style-name="ce12">
            <text:p>King's Lynn and West Norfolk</text:p>
          </table:table-cell>
          <table:table-cell table:style-name="ce58"/>
          <table:table-cell table:style-name="ce58"/>
          <table:table-cell table:style-name="ce58"/>
          <table:table-cell table:style-name="ce58"/>
          <table:table-cell table:style-name="ce58"/>
          <table:table-cell office:value-type="float" office:value="35.340000000000003" table:style-name="ce58">
            <text:p>35.34</text:p>
          </table:table-cell>
          <table:table-cell office:value-type="float" office:value="36.22" table:style-name="ce58">
            <text:p>36.22</text:p>
          </table:table-cell>
          <table:table-cell office:value-type="float" office:value="36.880000000000003" table:style-name="ce55">
            <text:p>36.88</text:p>
          </table:table-cell>
          <table:table-cell office:value-type="float" office:value="34.97" table:style-name="ce55">
            <text:p>34.97</text:p>
          </table:table-cell>
          <table:table-cell office:value-type="float" office:value="40.42" table:style-name="ce55">
            <text:p>40.42</text:p>
          </table:table-cell>
          <table:table-cell office:value-type="float" office:value="41.65" table:style-name="ce55">
            <text:p>41.65</text:p>
          </table:table-cell>
          <table:table-cell office:value-type="float" office:value="45.49" table:style-name="ce55">
            <text:p>45.49</text:p>
          </table:table-cell>
          <table:table-cell office:value-type="float" office:value="47.51" table:style-name="ce55">
            <text:p>47.51</text:p>
          </table:table-cell>
          <table:table-cell office:value-type="float" office:value="49.16" table:style-name="ce55">
            <text:p>49.16</text:p>
          </table:table-cell>
          <table:table-cell office:value-type="float" office:value="50.69" table:style-name="ce55">
            <text:p>50.69</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32</text:p>
          </table:table-cell>
          <table:table-cell office:value-type="string" table:style-name="ce12">
            <text:p>Luton</text:p>
          </table:table-cell>
          <table:table-cell table:style-name="ce58"/>
          <table:table-cell table:style-name="ce58"/>
          <table:table-cell table:style-name="ce58"/>
          <table:table-cell table:style-name="ce58"/>
          <table:table-cell table:style-name="ce58"/>
          <table:table-cell office:value-type="float" office:value="42.34" table:style-name="ce58">
            <text:p>42.34</text:p>
          </table:table-cell>
          <table:table-cell office:value-type="float" office:value="45.23" table:style-name="ce58">
            <text:p>45.23</text:p>
          </table:table-cell>
          <table:table-cell office:value-type="float" office:value="47.97" table:style-name="ce55">
            <text:p>47.97</text:p>
          </table:table-cell>
          <table:table-cell office:value-type="float" office:value="50.33" table:style-name="ce55">
            <text:p>50.33</text:p>
          </table:table-cell>
          <table:table-cell office:value-type="float" office:value="52.2" table:style-name="ce55">
            <text:p>52.20</text:p>
          </table:table-cell>
          <table:table-cell office:value-type="float" office:value="52.77" table:style-name="ce55">
            <text:p>52.77</text:p>
          </table:table-cell>
          <table:table-cell office:value-type="float" office:value="54.63" table:style-name="ce55">
            <text:p>54.63</text:p>
          </table:table-cell>
          <table:table-cell office:value-type="float" office:value="53.88" table:style-name="ce55">
            <text:p>53.88</text:p>
          </table:table-cell>
          <table:table-cell office:value-type="float" office:value="55.71" table:style-name="ce55">
            <text:p>55.71</text:p>
          </table:table-cell>
          <table:table-cell office:value-type="float" office:value="57.59" table:style-name="ce55">
            <text:p>57.59</text:p>
          </table:table-cell>
          <table:table-cell office:value-type="float" office:value="56.23" table:style-name="ce55">
            <text:p>56.23</text:p>
          </table:table-cell>
          <table:table-cell office:value-type="float" office:value="59.93" table:style-name="ce55">
            <text:p>59.93</text:p>
          </table:table-cell>
          <table:table-cell office:value-type="float" office:value="61.04" table:style-name="ce55">
            <text:p>61.04</text:p>
          </table:table-cell>
          <table:table-cell office:value-type="float" office:value="61.72" table:style-name="ce55">
            <text:p>61.72</text:p>
          </table:table-cell>
          <table:table-cell office:value-type="float" office:value="65.33" table:style-name="ce55">
            <text:p>65.33</text:p>
          </table:table-cell>
          <table:table-cell office:value-type="float" office:value="71.83" table:style-name="ce55">
            <text:p>71.83</text:p>
          </table:table-cell>
          <table:table-cell office:value-type="float" office:value="74.13" table:style-name="ce55">
            <text:p>74.13</text:p>
          </table:table-cell>
          <table:table-cell office:value-type="float" office:value="79.489999999999995" table:style-name="ce55">
            <text:p>79.49</text:p>
          </table:table-cell>
          <table:table-cell office:value-type="float" office:value="81.63" table:style-name="ce55">
            <text:p>81.63</text:p>
          </table:table-cell>
          <table:table-cell office:value-type="float" office:value="83.26" table:style-name="ce55">
            <text:p>83.26</text:p>
          </table:table-cell>
          <table:table-cell office:value-type="float" office:value="81.849999999999994" table:style-name="ce55">
            <text:p>81.85</text:p>
          </table:table-cell>
          <table:table-cell office:value-type="float" office:value="82.53" table:style-name="ce55">
            <text:p>82.53</text:p>
          </table:table-cell>
          <table:table-cell office:value-type="float" office:value="81.62" table:style-name="ce55">
            <text:p>81.62</text:p>
          </table:table-cell>
          <table:table-cell table:style-name="ce55"/>
          <table:table-cell office:value-type="float" office:value="82.37" table:style-name="ce55">
            <text:p>82.37</text:p>
          </table:table-cell>
          <table:table-cell office:value-type="float" office:value="84.97" table:style-name="ce55">
            <text:p>84.97</text:p>
          </table:table-cell>
          <table:table-cell office:value-type="float" office:value="87.02" table:style-name="ce55">
            <text:p>87.02</text:p>
          </table:table-cell>
          <table:table-cell table:number-columns-repeated="16349" table:style-name="ce1"/>
        </table:table-row>
        <table:table-row table:style-name="ro2">
          <table:table-cell table:style-name="ce7"/>
          <table:table-cell office:value-type="string" table:style-name="ce12">
            <text:p>E07000074</text:p>
          </table:table-cell>
          <table:table-cell office:value-type="string" table:style-name="ce12">
            <text:p>Maldon</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01</text:p>
          </table:table-cell>
          <table:table-cell office:value-type="string" table:style-name="ce12">
            <text:p>Mid Bedfordshire</text:p>
          </table:table-cell>
          <table:table-cell table:style-name="ce58"/>
          <table:table-cell table:style-name="ce58"/>
          <table:table-cell table:style-name="ce58"/>
          <table:table-cell table:style-name="ce58"/>
          <table:table-cell table:style-name="ce58"/>
          <table:table-cell office:value-type="float" office:value="41.13" table:style-name="ce58">
            <text:p>41.13</text:p>
          </table:table-cell>
          <table:table-cell office:value-type="float" office:value="42.64" table:style-name="ce58">
            <text:p>42.64</text:p>
          </table:table-cell>
          <table:table-cell office:value-type="float" office:value="43.46" table:style-name="ce55">
            <text:p>43.46</text:p>
          </table:table-cell>
          <table:table-cell office:value-type="float" office:value="44.48" table:style-name="ce55">
            <text:p>44.48</text:p>
          </table:table-cell>
          <table:table-cell office:value-type="float" office:value="47.1" table:style-name="ce55">
            <text:p>47.10</text:p>
          </table:table-cell>
          <table:table-cell office:value-type="float" office:value="49.71" table:style-name="ce55">
            <text:p>49.71</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03</text:p>
          </table:table-cell>
          <table:table-cell office:value-type="string" table:style-name="ce12">
            <text:p>Mid Suffolk</text:p>
          </table:table-cell>
          <table:table-cell table:style-name="ce58"/>
          <table:table-cell table:style-name="ce58"/>
          <table:table-cell table:style-name="ce58"/>
          <table:table-cell table:style-name="ce58"/>
          <table:table-cell table:style-name="ce58"/>
          <table:table-cell office:value-type="float" office:value="41.48" table:style-name="ce58">
            <text:p>41.48</text:p>
          </table:table-cell>
          <table:table-cell office:value-type="float" office:value="42.03" table:style-name="ce58">
            <text:p>42.03</text:p>
          </table:table-cell>
          <table:table-cell office:value-type="float" office:value="42.8" table:style-name="ce55">
            <text:p>42.80</text:p>
          </table:table-cell>
          <table:table-cell office:value-type="float" office:value="40.020000000000003" table:style-name="ce55">
            <text:p>40.02</text:p>
          </table:table-cell>
          <table:table-cell office:value-type="float" office:value="45.08" table:style-name="ce55">
            <text:p>45.08</text:p>
          </table:table-cell>
          <table:table-cell office:value-type="float" office:value="46.55" table:style-name="ce55">
            <text:p>46.55</text:p>
          </table:table-cell>
          <table:table-cell office:value-type="float" office:value="48.12" table:style-name="ce55">
            <text:p>48.12</text:p>
          </table:table-cell>
          <table:table-cell office:value-type="float" office:value="49.24" table:style-name="ce55">
            <text:p>49.24</text:p>
          </table:table-cell>
          <table:table-cell office:value-type="float" office:value="51.64" table:style-name="ce55">
            <text:p>51.64</text:p>
          </table:table-cell>
          <table:table-cell office:value-type="float" office:value="53.51" table:style-name="ce55">
            <text:p>53.51</text:p>
          </table:table-cell>
          <table:table-cell office:value-type="float" office:value="56.18" table:style-name="ce55">
            <text:p>56.18</text:p>
          </table:table-cell>
          <table:table-cell office:value-type="float" office:value="60.11" table:style-name="ce55">
            <text:p>60.11</text:p>
          </table:table-cell>
          <table:table-cell office:value-type="float" office:value="62.71" table:style-name="ce55">
            <text:p>62.71</text:p>
          </table:table-cell>
          <table:table-cell office:value-type="float" office:value="64.64" table:style-name="ce55">
            <text:p>64.64</text:p>
          </table:table-cell>
          <table:table-cell office:value-type="float" office:value="65.959999999999994" table:style-name="ce55">
            <text:p>65.96</text:p>
          </table:table-cell>
          <table:table-cell office:value-type="float" office:value="70.33" table:style-name="ce55">
            <text:p>70.33</text:p>
          </table:table-cell>
          <table:table-cell office:value-type="float" office:value="75.19" table:style-name="ce55">
            <text:p>75.19</text:p>
          </table:table-cell>
          <table:table-cell office:value-type="float" office:value="79.95" table:style-name="ce55">
            <text:p>79.95</text:p>
          </table:table-cell>
          <table:table-cell office:value-type="float" office:value="82.12" table:style-name="ce55">
            <text:p>82.12</text:p>
          </table:table-cell>
          <table:table-cell office:value-type="float" office:value="84.75" table:style-name="ce55">
            <text:p>84.75</text:p>
          </table:table-cell>
          <table:table-cell office:value-type="float" office:value="84.33" table:style-name="ce55">
            <text:p>84.33</text:p>
          </table:table-cell>
          <table:table-cell office:value-type="float" office:value="83.76" table:style-name="ce55">
            <text:p>83.76</text:p>
          </table:table-cell>
          <table:table-cell office:value-type="float" office:value="83.12" table:style-name="ce55">
            <text:p>83.12</text:p>
          </table:table-cell>
          <table:table-cell table:style-name="ce55"/>
          <table:table-cell office:value-type="float" office:value="82.38" table:style-name="ce55">
            <text:p>82.38</text:p>
          </table:table-cell>
          <table:table-cell office:value-type="float" office:value="84.97" table:style-name="ce55">
            <text:p>84.97</text:p>
          </table:table-cell>
          <table:table-cell office:value-type="float" office:value="86.55" table:style-name="ce55">
            <text:p>86.55</text:p>
          </table:table-cell>
          <table:table-cell table:number-columns-repeated="16349" table:style-name="ce1"/>
        </table:table-row>
        <table:table-row table:style-name="ro2">
          <table:table-cell table:style-name="ce7"/>
          <table:table-cell office:value-type="string" table:style-name="ce12">
            <text:p>E07000099</text:p>
          </table:table-cell>
          <table:table-cell office:value-type="string" table:style-name="ce12">
            <text:p>North Hertfordshire</text:p>
          </table:table-cell>
          <table:table-cell table:style-name="ce58"/>
          <table:table-cell table:style-name="ce58"/>
          <table:table-cell table:style-name="ce58"/>
          <table:table-cell table:style-name="ce58"/>
          <table:table-cell table:style-name="ce58"/>
          <table:table-cell office:value-type="float" office:value="45.14" table:style-name="ce58">
            <text:p>45.14</text:p>
          </table:table-cell>
          <table:table-cell office:value-type="float" office:value="45.69" table:style-name="ce58">
            <text:p>45.69</text:p>
          </table:table-cell>
          <table:table-cell office:value-type="float" office:value="46.37" table:style-name="ce55">
            <text:p>46.37</text:p>
          </table:table-cell>
          <table:table-cell office:value-type="float" office:value="55.05" table:style-name="ce55">
            <text:p>55.05</text:p>
          </table:table-cell>
          <table:table-cell office:value-type="float" office:value="51.19" table:style-name="ce55">
            <text:p>51.19</text:p>
          </table:table-cell>
          <table:table-cell office:value-type="float" office:value="53.22" table:style-name="ce55">
            <text:p>53.22</text:p>
          </table:table-cell>
          <table:table-cell office:value-type="float" office:value="54.38" table:style-name="ce55">
            <text:p>54.38</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47</text:p>
          </table:table-cell>
          <table:table-cell office:value-type="string" table:style-name="ce12">
            <text:p>North Norfolk</text:p>
          </table:table-cell>
          <table:table-cell table:style-name="ce58"/>
          <table:table-cell table:style-name="ce58"/>
          <table:table-cell table:style-name="ce58"/>
          <table:table-cell table:style-name="ce58"/>
          <table:table-cell table:style-name="ce58"/>
          <table:table-cell office:value-type="float" office:value="37.85" table:style-name="ce58">
            <text:p>37.85</text:p>
          </table:table-cell>
          <table:table-cell office:value-type="float" office:value="38.340000000000003" table:style-name="ce58">
            <text:p>38.34</text:p>
          </table:table-cell>
          <table:table-cell office:value-type="float" office:value="38.72" table:style-name="ce55">
            <text:p>38.72</text:p>
          </table:table-cell>
          <table:table-cell office:value-type="float" office:value="40.409999999999997" table:style-name="ce55">
            <text:p>40.41</text:p>
          </table:table-cell>
          <table:table-cell office:value-type="float" office:value="40.97" table:style-name="ce55">
            <text:p>40.97</text:p>
          </table:table-cell>
          <table:table-cell office:value-type="float" office:value="42.62" table:style-name="ce55">
            <text:p>42.62</text:p>
          </table:table-cell>
          <table:table-cell office:value-type="float" office:value="44.54" table:style-name="ce55">
            <text:p>44.54</text:p>
          </table:table-cell>
          <table:table-cell office:value-type="float" office:value="45.35" table:style-name="ce55">
            <text:p>45.35</text:p>
          </table:table-cell>
          <table:table-cell office:value-type="float" office:value="47.27" table:style-name="ce55">
            <text:p>47.27</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48</text:p>
          </table:table-cell>
          <table:table-cell office:value-type="string" table:style-name="ce12">
            <text:p>Norwich</text:p>
          </table:table-cell>
          <table:table-cell table:style-name="ce58"/>
          <table:table-cell table:style-name="ce58"/>
          <table:table-cell table:style-name="ce58"/>
          <table:table-cell table:style-name="ce58"/>
          <table:table-cell table:style-name="ce58"/>
          <table:table-cell office:value-type="float" office:value="36.17" table:style-name="ce58">
            <text:p>36.17</text:p>
          </table:table-cell>
          <table:table-cell office:value-type="float" office:value="36.96" table:style-name="ce58">
            <text:p>36.96</text:p>
          </table:table-cell>
          <table:table-cell office:value-type="float" office:value="37.61" table:style-name="ce55">
            <text:p>37.61</text:p>
          </table:table-cell>
          <table:table-cell office:value-type="float" office:value="35.909999999999997" table:style-name="ce55">
            <text:p>35.91</text:p>
          </table:table-cell>
          <table:table-cell office:value-type="float" office:value="39.619999999999997" table:style-name="ce55">
            <text:p>39.62</text:p>
          </table:table-cell>
          <table:table-cell office:value-type="float" office:value="41.81" table:style-name="ce55">
            <text:p>41.81</text:p>
          </table:table-cell>
          <table:table-cell office:value-type="float" office:value="44.36" table:style-name="ce55">
            <text:p>44.36</text:p>
          </table:table-cell>
          <table:table-cell office:value-type="float" office:value="43.78" table:style-name="ce55">
            <text:p>43.78</text:p>
          </table:table-cell>
          <table:table-cell office:value-type="float" office:value="45.92" table:style-name="ce55">
            <text:p>45.92</text:p>
          </table:table-cell>
          <table:table-cell office:value-type="float" office:value="48.29" table:style-name="ce55">
            <text:p>48.29</text:p>
          </table:table-cell>
          <table:table-cell office:value-type="float" office:value="50.76" table:style-name="ce55">
            <text:p>50.76</text:p>
          </table:table-cell>
          <table:table-cell office:value-type="float" office:value="54.36" table:style-name="ce55">
            <text:p>54.36</text:p>
          </table:table-cell>
          <table:table-cell office:value-type="float" office:value="56.24" table:style-name="ce55">
            <text:p>56.24</text:p>
          </table:table-cell>
          <table:table-cell office:value-type="float" office:value="57.99" table:style-name="ce55">
            <text:p>57.99</text:p>
          </table:table-cell>
          <table:table-cell office:value-type="float" office:value="59.58" table:style-name="ce55">
            <text:p>59.58</text:p>
          </table:table-cell>
          <table:table-cell office:value-type="float" office:value="64.7" table:style-name="ce55">
            <text:p>64.70</text:p>
          </table:table-cell>
          <table:table-cell office:value-type="float" office:value="69.22" table:style-name="ce55">
            <text:p>69.22</text:p>
          </table:table-cell>
          <table:table-cell office:value-type="string" table:style-name="ce55">
            <text:p>LSVT</text:p>
          </table:table-cell>
          <table:table-cell office:value-type="float" office:value="74.400000000000006" table:style-name="ce55">
            <text:p>74.40</text:p>
          </table:table-cell>
          <table:table-cell office:value-type="float" office:value="76.28" table:style-name="ce55">
            <text:p>76.28</text:p>
          </table:table-cell>
          <table:table-cell office:value-type="float" office:value="75.73" table:style-name="ce55">
            <text:p>75.73</text:p>
          </table:table-cell>
          <table:table-cell office:value-type="float" office:value="75.12" table:style-name="ce55">
            <text:p>75.12</text:p>
          </table:table-cell>
          <table:table-cell office:value-type="float" office:value="74.3" table:style-name="ce55">
            <text:p>74.30</text:p>
          </table:table-cell>
          <table:table-cell table:style-name="ce55"/>
          <table:table-cell office:value-type="float" office:value="74.03" table:style-name="ce55">
            <text:p>74.03</text:p>
          </table:table-cell>
          <table:table-cell office:value-type="float" office:value="76.12" table:style-name="ce55">
            <text:p>76.12</text:p>
          </table:table-cell>
          <table:table-cell office:value-type="float" office:value="77.349999999999994" table:style-name="ce55">
            <text:p>77.35</text:p>
          </table:table-cell>
          <table:table-cell table:number-columns-repeated="16349" table:style-name="ce1"/>
        </table:table-row>
        <table:table-row table:style-name="ro2">
          <table:table-cell table:style-name="ce7"/>
          <table:table-cell office:value-type="string" table:style-name="ce12">
            <text:p>E06000031</text:p>
          </table:table-cell>
          <table:table-cell office:value-type="string" table:style-name="ce12">
            <text:p>Peterborough</text:p>
          </table:table-cell>
          <table:table-cell table:style-name="ce58"/>
          <table:table-cell table:style-name="ce58"/>
          <table:table-cell table:style-name="ce58"/>
          <table:table-cell table:style-name="ce58"/>
          <table:table-cell table:style-name="ce58"/>
          <table:table-cell office:value-type="float" office:value="39.82" table:style-name="ce58">
            <text:p>39.82</text:p>
          </table:table-cell>
          <table:table-cell office:value-type="float" office:value="42.13" table:style-name="ce58">
            <text:p>42.13</text:p>
          </table:table-cell>
          <table:table-cell office:value-type="float" office:value="44.98" table:style-name="ce55">
            <text:p>44.98</text:p>
          </table:table-cell>
          <table:table-cell office:value-type="float" office:value="47.31" table:style-name="ce55">
            <text:p>47.31</text:p>
          </table:table-cell>
          <table:table-cell office:value-type="float" office:value="50.93" table:style-name="ce55">
            <text:p>50.93</text:p>
          </table:table-cell>
          <table:table-cell office:value-type="float" office:value="53.09" table:style-name="ce55">
            <text:p>53.09</text:p>
          </table:table-cell>
          <table:table-cell office:value-type="float" office:value="55.37" table:style-name="ce55">
            <text:p>55.37</text:p>
          </table:table-cell>
          <table:table-cell office:value-type="float" office:value="55.14" table:style-name="ce55">
            <text:p>55.14</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154.22" table:style-name="ce55">
            <text:p>154.22</text:p>
          </table:table-cell>
          <table:table-cell office:value-type="float" office:value="108.7" table:style-name="ce55">
            <text:p>108.70</text:p>
          </table:table-cell>
          <table:table-cell table:number-columns-repeated="16349" table:style-name="ce1"/>
        </table:table-row>
        <table:table-row table:style-name="ro2">
          <table:table-cell table:style-name="ce7"/>
          <table:table-cell office:value-type="string" table:style-name="ce12">
            <text:p>E07000075</text:p>
          </table:table-cell>
          <table:table-cell office:value-type="string" table:style-name="ce12">
            <text:p>Rochford</text:p>
          </table:table-cell>
          <table:table-cell table:style-name="ce58"/>
          <table:table-cell table:style-name="ce58"/>
          <table:table-cell table:style-name="ce58"/>
          <table:table-cell table:style-name="ce58"/>
          <table:table-cell table:style-name="ce58"/>
          <table:table-cell office:value-type="float" office:value="43.26" table:style-name="ce58">
            <text:p>43.26</text:p>
          </table:table-cell>
          <table:table-cell office:value-type="float" office:value="43.7" table:style-name="ce58">
            <text:p>43.7</text:p>
          </table:table-cell>
          <table:table-cell office:value-type="float" office:value="44.32" table:style-name="ce55">
            <text:p>44.32</text:p>
          </table:table-cell>
          <table:table-cell office:value-type="float" office:value="45.18" table:style-name="ce55">
            <text:p>45.18</text:p>
          </table:table-cell>
          <table:table-cell office:value-type="float" office:value="46.56" table:style-name="ce55">
            <text:p>46.56</text:p>
          </table:table-cell>
          <table:table-cell office:value-type="float" office:value="48.56" table:style-name="ce55">
            <text:p>48.56</text:p>
          </table:table-cell>
          <table:table-cell office:value-type="float" office:value="49.86" table:style-name="ce55">
            <text:p>49.86</text:p>
          </table:table-cell>
          <table:table-cell office:value-type="float" office:value="51.92" table:style-name="ce55">
            <text:p>51.92</text:p>
          </table:table-cell>
          <table:table-cell office:value-type="float" office:value="54.27" table:style-name="ce55">
            <text:p>54.27</text:p>
          </table:table-cell>
          <table:table-cell office:value-type="float" office:value="56.69" table:style-name="ce55">
            <text:p>56.69</text:p>
          </table:table-cell>
          <table:table-cell office:value-type="float" office:value="59.46" table:style-name="ce55">
            <text:p>59.46</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03</text:p>
          </table:table-cell>
          <table:table-cell office:value-type="string" table:style-name="ce12">
            <text:p>South Bedfordshire</text:p>
          </table:table-cell>
          <table:table-cell table:style-name="ce58"/>
          <table:table-cell table:style-name="ce58"/>
          <table:table-cell table:style-name="ce58"/>
          <table:table-cell table:style-name="ce58"/>
          <table:table-cell table:style-name="ce58"/>
          <table:table-cell office:value-type="float" office:value="44.33" table:style-name="ce58">
            <text:p>44.33</text:p>
          </table:table-cell>
          <table:table-cell office:value-type="float" office:value="44.33" table:style-name="ce58">
            <text:p>44.33</text:p>
          </table:table-cell>
          <table:table-cell office:value-type="float" office:value="45.3" table:style-name="ce55">
            <text:p>45.30</text:p>
          </table:table-cell>
          <table:table-cell office:value-type="float" office:value="48.15" table:style-name="ce55">
            <text:p>48.15</text:p>
          </table:table-cell>
          <table:table-cell office:value-type="float" office:value="51.45" table:style-name="ce55">
            <text:p>51.45</text:p>
          </table:table-cell>
          <table:table-cell office:value-type="float" office:value="54.56" table:style-name="ce55">
            <text:p>54.56</text:p>
          </table:table-cell>
          <table:table-cell office:value-type="float" office:value="58.01" table:style-name="ce55">
            <text:p>58.01</text:p>
          </table:table-cell>
          <table:table-cell office:value-type="float" office:value="58.25" table:style-name="ce55">
            <text:p>58.25</text:p>
          </table:table-cell>
          <table:table-cell office:value-type="float" office:value="60.74" table:style-name="ce55">
            <text:p>60.74</text:p>
          </table:table-cell>
          <table:table-cell office:value-type="float" office:value="63.4" table:style-name="ce55">
            <text:p>63.40</text:p>
          </table:table-cell>
          <table:table-cell office:value-type="float" office:value="66.75" table:style-name="ce55">
            <text:p>66.75</text:p>
          </table:table-cell>
          <table:table-cell office:value-type="float" office:value="71.55" table:style-name="ce55">
            <text:p>71.55</text:p>
          </table:table-cell>
          <table:table-cell office:value-type="float" office:value="74.05" table:style-name="ce55">
            <text:p>74.05</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12</text:p>
          </table:table-cell>
          <table:table-cell office:value-type="string" table:style-name="ce12">
            <text:p>South Cambridgeshire</text:p>
          </table:table-cell>
          <table:table-cell table:style-name="ce58"/>
          <table:table-cell table:style-name="ce58"/>
          <table:table-cell table:style-name="ce58"/>
          <table:table-cell table:style-name="ce58"/>
          <table:table-cell table:style-name="ce58"/>
          <table:table-cell office:value-type="float" office:value="42.29" table:style-name="ce58">
            <text:p>42.29</text:p>
          </table:table-cell>
          <table:table-cell office:value-type="float" office:value="44.57" table:style-name="ce58">
            <text:p>44.57</text:p>
          </table:table-cell>
          <table:table-cell office:value-type="float" office:value="46.53" table:style-name="ce55">
            <text:p>46.53</text:p>
          </table:table-cell>
          <table:table-cell office:value-type="float" office:value="49.02" table:style-name="ce55">
            <text:p>49.02</text:p>
          </table:table-cell>
          <table:table-cell office:value-type="float" office:value="50.74" table:style-name="ce55">
            <text:p>50.74</text:p>
          </table:table-cell>
          <table:table-cell office:value-type="float" office:value="52.88" table:style-name="ce55">
            <text:p>52.88</text:p>
          </table:table-cell>
          <table:table-cell office:value-type="float" office:value="55.18" table:style-name="ce55">
            <text:p>55.18</text:p>
          </table:table-cell>
          <table:table-cell office:value-type="float" office:value="56.92" table:style-name="ce55">
            <text:p>56.92</text:p>
          </table:table-cell>
          <table:table-cell office:value-type="float" office:value="57.42" table:style-name="ce55">
            <text:p>57.42</text:p>
          </table:table-cell>
          <table:table-cell office:value-type="float" office:value="62.29" table:style-name="ce55">
            <text:p>62.29</text:p>
          </table:table-cell>
          <table:table-cell office:value-type="float" office:value="65.52" table:style-name="ce55">
            <text:p>65.52</text:p>
          </table:table-cell>
          <table:table-cell office:value-type="float" office:value="68.069999999999993" table:style-name="ce55">
            <text:p>68.07</text:p>
          </table:table-cell>
          <table:table-cell office:value-type="float" office:value="72.540000000000006" table:style-name="ce55">
            <text:p>72.54</text:p>
          </table:table-cell>
          <table:table-cell office:value-type="float" office:value="74.86" table:style-name="ce55">
            <text:p>74.86</text:p>
          </table:table-cell>
          <table:table-cell office:value-type="float" office:value="77.41" table:style-name="ce55">
            <text:p>77.41</text:p>
          </table:table-cell>
          <table:table-cell office:value-type="float" office:value="84.08" table:style-name="ce55">
            <text:p>84.08</text:p>
          </table:table-cell>
          <table:table-cell office:value-type="float" office:value="52" table:style-name="ce55">
            <text:p>52.00</text:p>
          </table:table-cell>
          <table:table-cell office:value-type="float" office:value="95" table:style-name="ce55">
            <text:p>95.00</text:p>
          </table:table-cell>
          <table:table-cell office:value-type="float" office:value="101.36" table:style-name="ce55">
            <text:p>101.36</text:p>
          </table:table-cell>
          <table:table-cell office:value-type="float" office:value="104.05" table:style-name="ce55">
            <text:p>104.05</text:p>
          </table:table-cell>
          <table:table-cell office:value-type="float" office:value="103.31" table:style-name="ce55">
            <text:p>103.31</text:p>
          </table:table-cell>
          <table:table-cell office:value-type="float" office:value="103" table:style-name="ce55">
            <text:p>103.00</text:p>
          </table:table-cell>
          <table:table-cell office:value-type="float" office:value="101.96" table:style-name="ce55">
            <text:p>101.96</text:p>
          </table:table-cell>
          <table:table-cell table:style-name="ce55"/>
          <table:table-cell office:value-type="float" office:value="102.15" table:style-name="ce55">
            <text:p>102.15</text:p>
          </table:table-cell>
          <table:table-cell office:value-type="float" office:value="105.37" table:style-name="ce55">
            <text:p>105.37</text:p>
          </table:table-cell>
          <table:table-cell office:value-type="float" office:value="107.62" table:style-name="ce55">
            <text:p>107.62</text:p>
          </table:table-cell>
          <table:table-cell table:number-columns-repeated="16349" table:style-name="ce1"/>
        </table:table-row>
        <table:table-row table:style-name="ro2">
          <table:table-cell table:style-name="ce7"/>
          <table:table-cell office:value-type="string" table:style-name="ce12">
            <text:p>E07000149</text:p>
          </table:table-cell>
          <table:table-cell office:value-type="string" table:style-name="ce12">
            <text:p>South Norfolk</text:p>
          </table:table-cell>
          <table:table-cell table:style-name="ce58"/>
          <table:table-cell table:style-name="ce58"/>
          <table:table-cell table:style-name="ce58"/>
          <table:table-cell table:style-name="ce58"/>
          <table:table-cell table:style-name="ce58"/>
          <table:table-cell office:value-type="float" office:value="39.56" table:style-name="ce58">
            <text:p>39.56</text:p>
          </table:table-cell>
          <table:table-cell office:value-type="float" office:value="39.92" table:style-name="ce58">
            <text:p>39.92</text:p>
          </table:table-cell>
          <table:table-cell office:value-type="float" office:value="40.89" table:style-name="ce55">
            <text:p>40.89</text:p>
          </table:table-cell>
          <table:table-cell office:value-type="float" office:value="41.55" table:style-name="ce55">
            <text:p>41.55</text:p>
          </table:table-cell>
          <table:table-cell office:value-type="float" office:value="42.46" table:style-name="ce55">
            <text:p>42.46</text:p>
          </table:table-cell>
          <table:table-cell office:value-type="float" office:value="44.86" table:style-name="ce55">
            <text:p>44.86</text:p>
          </table:table-cell>
          <table:table-cell office:value-type="float" office:value="46.08" table:style-name="ce55">
            <text:p>46.08</text:p>
          </table:table-cell>
          <table:table-cell office:value-type="float" office:value="46.74" table:style-name="ce55">
            <text:p>46.74</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33</text:p>
          </table:table-cell>
          <table:table-cell office:value-type="string" table:style-name="ce12">
            <text:p>Southend-on-Sea</text:p>
          </table:table-cell>
          <table:table-cell table:style-name="ce58"/>
          <table:table-cell table:style-name="ce58"/>
          <table:table-cell table:style-name="ce58"/>
          <table:table-cell table:style-name="ce58"/>
          <table:table-cell table:style-name="ce58"/>
          <table:table-cell office:value-type="float" office:value="45.5" table:style-name="ce58">
            <text:p>45.5</text:p>
          </table:table-cell>
          <table:table-cell office:value-type="float" office:value="45.99" table:style-name="ce58">
            <text:p>45.99</text:p>
          </table:table-cell>
          <table:table-cell office:value-type="float" office:value="46.7" table:style-name="ce55">
            <text:p>46.70</text:p>
          </table:table-cell>
          <table:table-cell office:value-type="float" office:value="47.59" table:style-name="ce55">
            <text:p>47.59</text:p>
          </table:table-cell>
          <table:table-cell office:value-type="float" office:value="48.96" table:style-name="ce55">
            <text:p>48.96</text:p>
          </table:table-cell>
          <table:table-cell office:value-type="float" office:value="50.31" table:style-name="ce55">
            <text:p>50.31</text:p>
          </table:table-cell>
          <table:table-cell office:value-type="float" office:value="51.2" table:style-name="ce55">
            <text:p>51.20</text:p>
          </table:table-cell>
          <table:table-cell office:value-type="float" office:value="50.11" table:style-name="ce55">
            <text:p>50.11</text:p>
          </table:table-cell>
          <table:table-cell office:value-type="float" office:value="52.03" table:style-name="ce55">
            <text:p>52.03</text:p>
          </table:table-cell>
          <table:table-cell office:value-type="float" office:value="54.48" table:style-name="ce55">
            <text:p>54.48</text:p>
          </table:table-cell>
          <table:table-cell office:value-type="float" office:value="57.2" table:style-name="ce55">
            <text:p>57.20</text:p>
          </table:table-cell>
          <table:table-cell office:value-type="float" office:value="61.31" table:style-name="ce55">
            <text:p>61.31</text:p>
          </table:table-cell>
          <table:table-cell office:value-type="float" office:value="63.09" table:style-name="ce55">
            <text:p>63.09</text:p>
          </table:table-cell>
          <table:table-cell office:value-type="float" office:value="65.209999999999994" table:style-name="ce55">
            <text:p>65.21</text:p>
          </table:table-cell>
          <table:table-cell office:value-type="float" office:value="64.64" table:style-name="ce55">
            <text:p>64.64</text:p>
          </table:table-cell>
          <table:table-cell office:value-type="float" office:value="76.010000000000005" table:style-name="ce55">
            <text:p>76.01</text:p>
          </table:table-cell>
          <table:table-cell office:value-type="float" office:value="75.69" table:style-name="ce55">
            <text:p>75.69</text:p>
          </table:table-cell>
          <table:table-cell office:value-type="float" office:value="79.92" table:style-name="ce55">
            <text:p>79.92</text:p>
          </table:table-cell>
          <table:table-cell office:value-type="float" office:value="84.66" table:style-name="ce55">
            <text:p>84.66</text:p>
          </table:table-cell>
          <table:table-cell office:value-type="float" office:value="88.05" table:style-name="ce55">
            <text:p>88.05</text:p>
          </table:table-cell>
          <table:table-cell office:value-type="float" office:value="88.88" table:style-name="ce55">
            <text:p>88.88</text:p>
          </table:table-cell>
          <table:table-cell office:value-type="float" office:value="86.06" table:style-name="ce55">
            <text:p>86.06</text:p>
          </table:table-cell>
          <table:table-cell office:value-type="float" office:value="85.49" table:style-name="ce55">
            <text:p>85.49</text:p>
          </table:table-cell>
          <table:table-cell table:style-name="ce55"/>
          <table:table-cell office:value-type="float" office:value="85.27" table:style-name="ce55">
            <text:p>85.27</text:p>
          </table:table-cell>
          <table:table-cell office:value-type="float" office:value="88.11" table:style-name="ce55">
            <text:p>88.11</text:p>
          </table:table-cell>
          <table:table-cell office:value-type="float" office:value="89.63" table:style-name="ce55">
            <text:p>89.63</text:p>
          </table:table-cell>
          <table:table-cell table:number-columns-repeated="16349" table:style-name="ce1"/>
        </table:table-row>
        <table:table-row table:style-name="ro2">
          <table:table-cell table:style-name="ce7"/>
          <table:table-cell office:value-type="string" table:style-name="ce12">
            <text:p>E07000240</text:p>
          </table:table-cell>
          <table:table-cell office:value-type="string" table:style-name="ce12">
            <text:p>St Albans</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float" office:value="49.81" table:style-name="ce55">
            <text:p>49.81</text:p>
          </table:table-cell>
          <table:table-cell office:value-type="float" office:value="49.84" table:style-name="ce55">
            <text:p>49.84</text:p>
          </table:table-cell>
          <table:table-cell office:value-type="float" office:value="52.2" table:style-name="ce55">
            <text:p>52.20</text:p>
          </table:table-cell>
          <table:table-cell office:value-type="float" office:value="53.41" table:style-name="ce55">
            <text:p>53.41</text:p>
          </table:table-cell>
          <table:table-cell office:value-type="float" office:value="57.44" table:style-name="ce55">
            <text:p>57.44</text:p>
          </table:table-cell>
          <table:table-cell office:value-type="float" office:value="59.22" table:style-name="ce55">
            <text:p>59.22</text:p>
          </table:table-cell>
          <table:table-cell office:value-type="float" office:value="61.9" table:style-name="ce55">
            <text:p>61.90</text:p>
          </table:table-cell>
          <table:table-cell office:value-type="float" office:value="65.150000000000006" table:style-name="ce55">
            <text:p>65.15</text:p>
          </table:table-cell>
          <table:table-cell office:value-type="float" office:value="68.47" table:style-name="ce55">
            <text:p>68.47</text:p>
          </table:table-cell>
          <table:table-cell office:value-type="float" office:value="73.34" table:style-name="ce55">
            <text:p>73.34</text:p>
          </table:table-cell>
          <table:table-cell office:value-type="float" office:value="76.28" table:style-name="ce55">
            <text:p>76.28</text:p>
          </table:table-cell>
          <table:table-cell office:value-type="float" office:value="79.47" table:style-name="ce55">
            <text:p>79.47</text:p>
          </table:table-cell>
          <table:table-cell office:value-type="float" office:value="81.95" table:style-name="ce55">
            <text:p>81.95</text:p>
          </table:table-cell>
          <table:table-cell office:value-type="float" office:value="87.85" table:style-name="ce55">
            <text:p>87.85</text:p>
          </table:table-cell>
          <table:table-cell office:value-type="float" office:value="92.73" table:style-name="ce55">
            <text:p>92.73</text:p>
          </table:table-cell>
          <table:table-cell office:value-type="float" office:value="97.45" table:style-name="ce55">
            <text:p>97.45</text:p>
          </table:table-cell>
          <table:table-cell office:value-type="float" office:value="97.68" table:style-name="ce55">
            <text:p>97.68</text:p>
          </table:table-cell>
          <table:table-cell office:value-type="float" office:value="104.47" table:style-name="ce55">
            <text:p>104.47</text:p>
          </table:table-cell>
          <table:table-cell office:value-type="float" office:value="104.13" table:style-name="ce55">
            <text:p>104.13</text:p>
          </table:table-cell>
          <table:table-cell office:value-type="float" office:value="102.56" table:style-name="ce55">
            <text:p>102.56</text:p>
          </table:table-cell>
          <table:table-cell office:value-type="float" office:value="97.99" table:style-name="ce55">
            <text:p>97.99</text:p>
          </table:table-cell>
          <table:table-cell table:style-name="ce55"/>
          <table:table-cell office:value-type="float" office:value="101.15" table:style-name="ce55">
            <text:p>101.15</text:p>
          </table:table-cell>
          <table:table-cell office:value-type="float" office:value="103.63" table:style-name="ce55">
            <text:p>103.63</text:p>
          </table:table-cell>
          <table:table-cell office:value-type="float" office:value="106.47" table:style-name="ce55">
            <text:p>106.47</text:p>
          </table:table-cell>
          <table:table-cell table:number-columns-repeated="16349" table:style-name="ce1"/>
        </table:table-row>
        <table:table-row table:style-name="ro2">
          <table:table-cell table:style-name="ce7"/>
          <table:table-cell office:value-type="string" table:style-name="ce12">
            <text:p>E07000204</text:p>
          </table:table-cell>
          <table:table-cell office:value-type="string" table:style-name="ce12">
            <text:p>St Edmundsbury</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float" office:value="42.81" table:style-name="ce55">
            <text:p>42.81</text:p>
          </table:table-cell>
          <table:table-cell office:value-type="float" office:value="45.02" table:style-name="ce55">
            <text:p>45.02</text:p>
          </table:table-cell>
          <table:table-cell office:value-type="float" office:value="46.25" table:style-name="ce55">
            <text:p>46.25</text:p>
          </table:table-cell>
          <table:table-cell office:value-type="float" office:value="48.5" table:style-name="ce55">
            <text:p>48.50</text:p>
          </table:table-cell>
          <table:table-cell office:value-type="float" office:value="50.6" table:style-name="ce55">
            <text:p>50.60</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43</text:p>
          </table:table-cell>
          <table:table-cell office:value-type="string" table:style-name="ce12">
            <text:p>Stevenage</text:p>
          </table:table-cell>
          <table:table-cell table:style-name="ce58"/>
          <table:table-cell table:style-name="ce58"/>
          <table:table-cell table:style-name="ce58"/>
          <table:table-cell table:style-name="ce58"/>
          <table:table-cell table:style-name="ce58"/>
          <table:table-cell office:value-type="float" office:value="46.14" table:style-name="ce58">
            <text:p>46.14</text:p>
          </table:table-cell>
          <table:table-cell office:value-type="float" office:value="46.49" table:style-name="ce58">
            <text:p>46.49</text:p>
          </table:table-cell>
          <table:table-cell office:value-type="float" office:value="48.66" table:style-name="ce55">
            <text:p>48.66</text:p>
          </table:table-cell>
          <table:table-cell office:value-type="float" office:value="47.77" table:style-name="ce55">
            <text:p>47.77</text:p>
          </table:table-cell>
          <table:table-cell office:value-type="float" office:value="49.86" table:style-name="ce55">
            <text:p>49.86</text:p>
          </table:table-cell>
          <table:table-cell office:value-type="float" office:value="54.3" table:style-name="ce55">
            <text:p>54.30</text:p>
          </table:table-cell>
          <table:table-cell office:value-type="float" office:value="57.36" table:style-name="ce55">
            <text:p>57.36</text:p>
          </table:table-cell>
          <table:table-cell office:value-type="float" office:value="58.1" table:style-name="ce55">
            <text:p>58.10</text:p>
          </table:table-cell>
          <table:table-cell office:value-type="float" office:value="60.7" table:style-name="ce55">
            <text:p>60.70</text:p>
          </table:table-cell>
          <table:table-cell office:value-type="float" office:value="63.18" table:style-name="ce55">
            <text:p>63.18</text:p>
          </table:table-cell>
          <table:table-cell office:value-type="float" office:value="66.34" table:style-name="ce55">
            <text:p>66.34</text:p>
          </table:table-cell>
          <table:table-cell office:value-type="float" office:value="71.08" table:style-name="ce55">
            <text:p>71.08</text:p>
          </table:table-cell>
          <table:table-cell office:value-type="float" office:value="73.459999999999994" table:style-name="ce55">
            <text:p>73.46</text:p>
          </table:table-cell>
          <table:table-cell office:value-type="float" office:value="75.75" table:style-name="ce55">
            <text:p>75.75</text:p>
          </table:table-cell>
          <table:table-cell office:value-type="float" office:value="77.069999999999993" table:style-name="ce55">
            <text:p>77.07</text:p>
          </table:table-cell>
          <table:table-cell office:value-type="float" office:value="80.790000000000006" table:style-name="ce55">
            <text:p>80.79</text:p>
          </table:table-cell>
          <table:table-cell office:value-type="float" office:value="86.79" table:style-name="ce55">
            <text:p>86.79</text:p>
          </table:table-cell>
          <table:table-cell office:value-type="float" office:value="93.26" table:style-name="ce55">
            <text:p>93.26</text:p>
          </table:table-cell>
          <table:table-cell office:value-type="float" office:value="96.46" table:style-name="ce55">
            <text:p>96.46</text:p>
          </table:table-cell>
          <table:table-cell office:value-type="float" office:value="98.53" table:style-name="ce55">
            <text:p>98.53</text:p>
          </table:table-cell>
          <table:table-cell office:value-type="float" office:value="97.35" table:style-name="ce55">
            <text:p>97.35</text:p>
          </table:table-cell>
          <table:table-cell office:value-type="float" office:value="96.66" table:style-name="ce55">
            <text:p>96.66</text:p>
          </table:table-cell>
          <table:table-cell office:value-type="float" office:value="96.04" table:style-name="ce55">
            <text:p>96.04</text:p>
          </table:table-cell>
          <table:table-cell table:style-name="ce55"/>
          <table:table-cell office:value-type="float" office:value="95.14" table:style-name="ce55">
            <text:p>95.14</text:p>
          </table:table-cell>
          <table:table-cell office:value-type="float" office:value="97.69" table:style-name="ce55">
            <text:p>97.69</text:p>
          </table:table-cell>
          <table:table-cell office:value-type="float" office:value="99.29" table:style-name="ce55">
            <text:p>99.29</text:p>
          </table:table-cell>
          <table:table-cell table:number-columns-repeated="16349" table:style-name="ce1"/>
        </table:table-row>
        <table:table-row table:style-name="ro2">
          <table:table-cell table:style-name="ce7"/>
          <table:table-cell office:value-type="string" table:style-name="ce12">
            <text:p>E07000205</text:p>
          </table:table-cell>
          <table:table-cell office:value-type="string" table:style-name="ce12">
            <text:p>Suffolk Coastal</text:p>
          </table:table-cell>
          <table:table-cell table:style-name="ce58"/>
          <table:table-cell table:style-name="ce58"/>
          <table:table-cell table:style-name="ce58"/>
          <table:table-cell table:style-name="ce58"/>
          <table:table-cell table:style-name="ce58"/>
          <table:table-cell office:value-type="float" office:value="37.07" table:style-name="ce58">
            <text:p>37.07</text:p>
          </table:table-cell>
          <table:table-cell office:value-type="float" office:value="38.090000000000003" table:style-name="ce58">
            <text:p>38.09</text:p>
          </table:table-cell>
          <table:table-cell office:value-type="float" office:value="40.01" table:style-name="ce55">
            <text:p>40.01</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float" office:value="89" table:style-name="ce55">
            <text:p>89.00</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76</text:p>
          </table:table-cell>
          <table:table-cell office:value-type="string" table:style-name="ce12">
            <text:p>Tendring</text:p>
          </table:table-cell>
          <table:table-cell table:style-name="ce58"/>
          <table:table-cell table:style-name="ce58"/>
          <table:table-cell table:style-name="ce58"/>
          <table:table-cell table:style-name="ce58"/>
          <table:table-cell table:style-name="ce58"/>
          <table:table-cell office:value-type="float" office:value="40.299999999999997" table:style-name="ce58">
            <text:p>40.3</text:p>
          </table:table-cell>
          <table:table-cell office:value-type="float" office:value="41.45" table:style-name="ce58">
            <text:p>41.45</text:p>
          </table:table-cell>
          <table:table-cell office:value-type="float" office:value="43.66" table:style-name="ce55">
            <text:p>43.66</text:p>
          </table:table-cell>
          <table:table-cell office:value-type="float" office:value="43.64" table:style-name="ce55">
            <text:p>43.64</text:p>
          </table:table-cell>
          <table:table-cell office:value-type="float" office:value="44.46" table:style-name="ce55">
            <text:p>44.46</text:p>
          </table:table-cell>
          <table:table-cell office:value-type="float" office:value="45.13" table:style-name="ce55">
            <text:p>45.13</text:p>
          </table:table-cell>
          <table:table-cell office:value-type="float" office:value="46.02" table:style-name="ce55">
            <text:p>46.02</text:p>
          </table:table-cell>
          <table:table-cell office:value-type="float" office:value="48.2" table:style-name="ce55">
            <text:p>48.20</text:p>
          </table:table-cell>
          <table:table-cell office:value-type="float" office:value="49.61" table:style-name="ce55">
            <text:p>49.61</text:p>
          </table:table-cell>
          <table:table-cell office:value-type="float" office:value="51.86" table:style-name="ce55">
            <text:p>51.86</text:p>
          </table:table-cell>
          <table:table-cell office:value-type="float" office:value="54.72" table:style-name="ce55">
            <text:p>54.72</text:p>
          </table:table-cell>
          <table:table-cell office:value-type="float" office:value="56.87" table:style-name="ce55">
            <text:p>56.87</text:p>
          </table:table-cell>
          <table:table-cell office:value-type="float" office:value="60.55" table:style-name="ce55">
            <text:p>60.55</text:p>
          </table:table-cell>
          <table:table-cell office:value-type="float" office:value="62.12" table:style-name="ce55">
            <text:p>62.12</text:p>
          </table:table-cell>
          <table:table-cell office:value-type="float" office:value="63.1" table:style-name="ce55">
            <text:p>63.10</text:p>
          </table:table-cell>
          <table:table-cell office:value-type="float" office:value="63.56" table:style-name="ce55">
            <text:p>63.56</text:p>
          </table:table-cell>
          <table:table-cell office:value-type="float" office:value="72.12" table:style-name="ce55">
            <text:p>72.12</text:p>
          </table:table-cell>
          <table:table-cell office:value-type="float" office:value="77.16" table:style-name="ce55">
            <text:p>77.16</text:p>
          </table:table-cell>
          <table:table-cell office:value-type="float" office:value="76.150000000000006" table:style-name="ce55">
            <text:p>76.15</text:p>
          </table:table-cell>
          <table:table-cell office:value-type="float" office:value="82.34" table:style-name="ce55">
            <text:p>82.34</text:p>
          </table:table-cell>
          <table:table-cell office:value-type="float" office:value="81.56" table:style-name="ce55">
            <text:p>81.56</text:p>
          </table:table-cell>
          <table:table-cell office:value-type="float" office:value="79.3" table:style-name="ce55">
            <text:p>79.30</text:p>
          </table:table-cell>
          <table:table-cell office:value-type="float" office:value="78.510000000000005" table:style-name="ce55">
            <text:p>78.51</text:p>
          </table:table-cell>
          <table:table-cell table:style-name="ce55"/>
          <table:table-cell office:value-type="float" office:value="79.45" table:style-name="ce55">
            <text:p>79.45</text:p>
          </table:table-cell>
          <table:table-cell office:value-type="float" office:value="82.2" table:style-name="ce55">
            <text:p>82.20</text:p>
          </table:table-cell>
          <table:table-cell office:value-type="float" office:value="91.12" table:style-name="ce55">
            <text:p>91.12</text:p>
          </table:table-cell>
          <table:table-cell table:number-columns-repeated="16349" table:style-name="ce1"/>
        </table:table-row>
        <table:table-row table:style-name="ro2">
          <table:table-cell table:style-name="ce7"/>
          <table:table-cell office:value-type="string" table:style-name="ce12">
            <text:p>E07000102</text:p>
          </table:table-cell>
          <table:table-cell office:value-type="string" table:style-name="ce12">
            <text:p>Three Rivers</text:p>
          </table:table-cell>
          <table:table-cell table:style-name="ce58"/>
          <table:table-cell table:style-name="ce58"/>
          <table:table-cell table:style-name="ce58"/>
          <table:table-cell table:style-name="ce58"/>
          <table:table-cell table:style-name="ce58"/>
          <table:table-cell office:value-type="float" office:value="45.67" table:style-name="ce58">
            <text:p>45.67</text:p>
          </table:table-cell>
          <table:table-cell office:value-type="float" office:value="47.98" table:style-name="ce58">
            <text:p>47.98</text:p>
          </table:table-cell>
          <table:table-cell office:value-type="float" office:value="49.07" table:style-name="ce55">
            <text:p>49.07</text:p>
          </table:table-cell>
          <table:table-cell office:value-type="float" office:value="50.93" table:style-name="ce55">
            <text:p>50.93</text:p>
          </table:table-cell>
          <table:table-cell office:value-type="float" office:value="53.48" table:style-name="ce55">
            <text:p>53.48</text:p>
          </table:table-cell>
          <table:table-cell office:value-type="float" office:value="55.73" table:style-name="ce55">
            <text:p>55.73</text:p>
          </table:table-cell>
          <table:table-cell office:value-type="float" office:value="59.34" table:style-name="ce55">
            <text:p>59.34</text:p>
          </table:table-cell>
          <table:table-cell office:value-type="float" office:value="60.52" table:style-name="ce55">
            <text:p>60.52</text:p>
          </table:table-cell>
          <table:table-cell office:value-type="float" office:value="63.28" table:style-name="ce55">
            <text:p>63.28</text:p>
          </table:table-cell>
          <table:table-cell office:value-type="float" office:value="66.19" table:style-name="ce55">
            <text:p>66.19</text:p>
          </table:table-cell>
          <table:table-cell office:value-type="float" office:value="69.489999999999995" table:style-name="ce55">
            <text:p>69.49</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34</text:p>
          </table:table-cell>
          <table:table-cell office:value-type="string" table:style-name="ce12">
            <text:p>Thurrock</text:p>
          </table:table-cell>
          <table:table-cell table:style-name="ce58"/>
          <table:table-cell table:style-name="ce58"/>
          <table:table-cell table:style-name="ce58"/>
          <table:table-cell table:style-name="ce58"/>
          <table:table-cell table:style-name="ce58"/>
          <table:table-cell office:value-type="float" office:value="41.23" table:style-name="ce58">
            <text:p>41.23</text:p>
          </table:table-cell>
          <table:table-cell office:value-type="float" office:value="43" table:style-name="ce58">
            <text:p>43</text:p>
          </table:table-cell>
          <table:table-cell office:value-type="float" office:value="46.45" table:style-name="ce55">
            <text:p>46.45</text:p>
          </table:table-cell>
          <table:table-cell office:value-type="float" office:value="46.65" table:style-name="ce55">
            <text:p>46.65</text:p>
          </table:table-cell>
          <table:table-cell office:value-type="float" office:value="49.86" table:style-name="ce55">
            <text:p>49.86</text:p>
          </table:table-cell>
          <table:table-cell office:value-type="float" office:value="52.59" table:style-name="ce55">
            <text:p>52.59</text:p>
          </table:table-cell>
          <table:table-cell office:value-type="float" office:value="54.01" table:style-name="ce55">
            <text:p>54.01</text:p>
          </table:table-cell>
          <table:table-cell office:value-type="float" office:value="55.15" table:style-name="ce55">
            <text:p>55.15</text:p>
          </table:table-cell>
          <table:table-cell office:value-type="float" office:value="57.4" table:style-name="ce55">
            <text:p>57.40</text:p>
          </table:table-cell>
          <table:table-cell office:value-type="float" office:value="59.89" table:style-name="ce55">
            <text:p>59.89</text:p>
          </table:table-cell>
          <table:table-cell office:value-type="float" office:value="62.14" table:style-name="ce55">
            <text:p>62.14</text:p>
          </table:table-cell>
          <table:table-cell office:value-type="float" office:value="64.58" table:style-name="ce55">
            <text:p>64.58</text:p>
          </table:table-cell>
          <table:table-cell office:value-type="float" office:value="68.02" table:style-name="ce55">
            <text:p>68.02</text:p>
          </table:table-cell>
          <table:table-cell office:value-type="float" office:value="64.209999999999994" table:style-name="ce55">
            <text:p>64.21</text:p>
          </table:table-cell>
          <table:table-cell office:value-type="float" office:value="68.02" table:style-name="ce55">
            <text:p>68.02</text:p>
          </table:table-cell>
          <table:table-cell office:value-type="float" office:value="75.459999999999994" table:style-name="ce55">
            <text:p>75.46</text:p>
          </table:table-cell>
          <table:table-cell office:value-type="float" office:value="77.73" table:style-name="ce55">
            <text:p>77.73</text:p>
          </table:table-cell>
          <table:table-cell office:value-type="float" office:value="80.86" table:style-name="ce55">
            <text:p>80.86</text:p>
          </table:table-cell>
          <table:table-cell office:value-type="float" office:value="85.31" table:style-name="ce55">
            <text:p>85.31</text:p>
          </table:table-cell>
          <table:table-cell office:value-type="float" office:value="87.55" table:style-name="ce55">
            <text:p>87.55</text:p>
          </table:table-cell>
          <table:table-cell office:value-type="float" office:value="91.43" table:style-name="ce55">
            <text:p>91.43</text:p>
          </table:table-cell>
          <table:table-cell office:value-type="float" office:value="85.97" table:style-name="ce55">
            <text:p>85.97</text:p>
          </table:table-cell>
          <table:table-cell office:value-type="float" office:value="85.51" table:style-name="ce55">
            <text:p>85.51</text:p>
          </table:table-cell>
          <table:table-cell table:style-name="ce55"/>
          <table:table-cell office:value-type="float" office:value="84.55" table:style-name="ce55">
            <text:p>84.55</text:p>
          </table:table-cell>
          <table:table-cell office:value-type="float" office:value="87.5" table:style-name="ce55">
            <text:p>87.50</text:p>
          </table:table-cell>
          <table:table-cell office:value-type="float" office:value="89.33" table:style-name="ce55">
            <text:p>89.33</text:p>
          </table:table-cell>
          <table:table-cell table:number-columns-repeated="16349" table:style-name="ce1"/>
        </table:table-row>
        <table:table-row table:style-name="ro2">
          <table:table-cell table:style-name="ce7"/>
          <table:table-cell office:value-type="string" table:style-name="ce12">
            <text:p>E07000077</text:p>
          </table:table-cell>
          <table:table-cell office:value-type="string" table:style-name="ce12">
            <text:p>Uttlesford</text:p>
          </table:table-cell>
          <table:table-cell table:style-name="ce58"/>
          <table:table-cell table:style-name="ce58"/>
          <table:table-cell table:style-name="ce58"/>
          <table:table-cell table:style-name="ce58"/>
          <table:table-cell table:style-name="ce58"/>
          <table:table-cell office:value-type="float" office:value="45.65" table:style-name="ce58">
            <text:p>45.65</text:p>
          </table:table-cell>
          <table:table-cell office:value-type="float" office:value="46.27" table:style-name="ce58">
            <text:p>46.27</text:p>
          </table:table-cell>
          <table:table-cell office:value-type="float" office:value="48.03" table:style-name="ce55">
            <text:p>48.03</text:p>
          </table:table-cell>
          <table:table-cell office:value-type="float" office:value="48.03" table:style-name="ce55">
            <text:p>48.03</text:p>
          </table:table-cell>
          <table:table-cell office:value-type="float" office:value="50.89" table:style-name="ce55">
            <text:p>50.89</text:p>
          </table:table-cell>
          <table:table-cell office:value-type="float" office:value="54.33" table:style-name="ce55">
            <text:p>54.33</text:p>
          </table:table-cell>
          <table:table-cell office:value-type="float" office:value="56.46" table:style-name="ce55">
            <text:p>56.46</text:p>
          </table:table-cell>
          <table:table-cell office:value-type="float" office:value="57.63" table:style-name="ce55">
            <text:p>57.63</text:p>
          </table:table-cell>
          <table:table-cell office:value-type="float" office:value="60.43" table:style-name="ce55">
            <text:p>60.43</text:p>
          </table:table-cell>
          <table:table-cell office:value-type="float" office:value="63.12" table:style-name="ce55">
            <text:p>63.12</text:p>
          </table:table-cell>
          <table:table-cell office:value-type="float" office:value="66.2" table:style-name="ce55">
            <text:p>66.20</text:p>
          </table:table-cell>
          <table:table-cell office:value-type="float" office:value="70.819999999999993" table:style-name="ce55">
            <text:p>70.82</text:p>
          </table:table-cell>
          <table:table-cell office:value-type="float" office:value="74.14" table:style-name="ce55">
            <text:p>74.14</text:p>
          </table:table-cell>
          <table:table-cell office:value-type="float" office:value="76.349999999999994" table:style-name="ce55">
            <text:p>76.35</text:p>
          </table:table-cell>
          <table:table-cell office:value-type="float" office:value="77.48" table:style-name="ce55">
            <text:p>77.48</text:p>
          </table:table-cell>
          <table:table-cell office:value-type="float" office:value="82.71" table:style-name="ce55">
            <text:p>82.71</text:p>
          </table:table-cell>
          <table:table-cell office:value-type="float" office:value="89.24" table:style-name="ce55">
            <text:p>89.24</text:p>
          </table:table-cell>
          <table:table-cell office:value-type="float" office:value="94" table:style-name="ce55">
            <text:p>94.00</text:p>
          </table:table-cell>
          <table:table-cell office:value-type="float" office:value="98.17" table:style-name="ce55">
            <text:p>98.17</text:p>
          </table:table-cell>
          <table:table-cell office:value-type="float" office:value="101.56" table:style-name="ce55">
            <text:p>101.56</text:p>
          </table:table-cell>
          <table:table-cell office:value-type="float" office:value="101.12" table:style-name="ce55">
            <text:p>101.12</text:p>
          </table:table-cell>
          <table:table-cell office:value-type="float" office:value="100.01" table:style-name="ce55">
            <text:p>100.01</text:p>
          </table:table-cell>
          <table:table-cell office:value-type="float" office:value="101.48" table:style-name="ce55">
            <text:p>101.48</text:p>
          </table:table-cell>
          <table:table-cell table:style-name="ce55"/>
          <table:table-cell office:value-type="float" office:value="101.68" table:style-name="ce55">
            <text:p>101.68</text:p>
          </table:table-cell>
          <table:table-cell office:value-type="float" office:value="102.51" table:style-name="ce55">
            <text:p>102.51</text:p>
          </table:table-cell>
          <table:table-cell office:value-type="float" office:value="104.58" table:style-name="ce55">
            <text:p>104.58</text:p>
          </table:table-cell>
          <table:table-cell table:number-columns-repeated="16349" table:style-name="ce1"/>
        </table:table-row>
        <table:table-row table:style-name="ro2">
          <table:table-cell table:style-name="ce7"/>
          <table:table-cell office:value-type="string" table:style-name="ce12">
            <text:p>E07000103</text:p>
          </table:table-cell>
          <table:table-cell office:value-type="string" table:style-name="ce12">
            <text:p>Watford</text:p>
          </table:table-cell>
          <table:table-cell table:style-name="ce58"/>
          <table:table-cell table:style-name="ce58"/>
          <table:table-cell table:style-name="ce58"/>
          <table:table-cell table:style-name="ce58"/>
          <table:table-cell table:style-name="ce58"/>
          <table:table-cell office:value-type="float" office:value="43.87" table:style-name="ce58">
            <text:p>43.87</text:p>
          </table:table-cell>
          <table:table-cell office:value-type="float" office:value="43.87" table:style-name="ce58">
            <text:p>43.87</text:p>
          </table:table-cell>
          <table:table-cell office:value-type="float" office:value="45.93" table:style-name="ce55">
            <text:p>45.93</text:p>
          </table:table-cell>
          <table:table-cell office:value-type="float" office:value="57" table:style-name="ce55">
            <text:p>57.00</text:p>
          </table:table-cell>
          <table:table-cell office:value-type="float" office:value="50.31" table:style-name="ce55">
            <text:p>50.31</text:p>
          </table:table-cell>
          <table:table-cell office:value-type="float" office:value="54.12" table:style-name="ce55">
            <text:p>54.12</text:p>
          </table:table-cell>
          <table:table-cell office:value-type="float" office:value="56.32" table:style-name="ce55">
            <text:p>56.32</text:p>
          </table:table-cell>
          <table:table-cell office:value-type="float" office:value="57.54" table:style-name="ce55">
            <text:p>57.54</text:p>
          </table:table-cell>
          <table:table-cell office:value-type="float" office:value="60.7" table:style-name="ce55">
            <text:p>60.70</text:p>
          </table:table-cell>
          <table:table-cell office:value-type="float" office:value="63.86" table:style-name="ce55">
            <text:p>63.86</text:p>
          </table:table-cell>
          <table:table-cell office:value-type="float" office:value="66.14" table:style-name="ce55">
            <text:p>66.14</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06</text:p>
          </table:table-cell>
          <table:table-cell office:value-type="string" table:style-name="ce12">
            <text:p>Waveney</text:p>
          </table:table-cell>
          <table:table-cell table:style-name="ce58"/>
          <table:table-cell table:style-name="ce58"/>
          <table:table-cell table:style-name="ce58"/>
          <table:table-cell table:style-name="ce58"/>
          <table:table-cell table:style-name="ce58"/>
          <table:table-cell office:value-type="float" office:value="37.35" table:style-name="ce58">
            <text:p>37.35</text:p>
          </table:table-cell>
          <table:table-cell office:value-type="float" office:value="37.78" table:style-name="ce58">
            <text:p>37.78</text:p>
          </table:table-cell>
          <table:table-cell office:value-type="float" office:value="38.89" table:style-name="ce55">
            <text:p>38.89</text:p>
          </table:table-cell>
          <table:table-cell office:value-type="float" office:value="39.96" table:style-name="ce55">
            <text:p>39.96</text:p>
          </table:table-cell>
          <table:table-cell office:value-type="float" office:value="41.06" table:style-name="ce55">
            <text:p>41.06</text:p>
          </table:table-cell>
          <table:table-cell office:value-type="float" office:value="43.93" table:style-name="ce55">
            <text:p>43.93</text:p>
          </table:table-cell>
          <table:table-cell office:value-type="float" office:value="44.4" table:style-name="ce55">
            <text:p>44.40</text:p>
          </table:table-cell>
          <table:table-cell office:value-type="float" office:value="46.07" table:style-name="ce55">
            <text:p>46.07</text:p>
          </table:table-cell>
          <table:table-cell office:value-type="float" office:value="47.78" table:style-name="ce55">
            <text:p>47.78</text:p>
          </table:table-cell>
          <table:table-cell office:value-type="float" office:value="49.81" table:style-name="ce55">
            <text:p>49.81</text:p>
          </table:table-cell>
          <table:table-cell office:value-type="float" office:value="52.26" table:style-name="ce55">
            <text:p>52.26</text:p>
          </table:table-cell>
          <table:table-cell office:value-type="float" office:value="55.92" table:style-name="ce55">
            <text:p>55.92</text:p>
          </table:table-cell>
          <table:table-cell office:value-type="float" office:value="58.64" table:style-name="ce55">
            <text:p>58.64</text:p>
          </table:table-cell>
          <table:table-cell office:value-type="float" office:value="60.52" table:style-name="ce55">
            <text:p>60.52</text:p>
          </table:table-cell>
          <table:table-cell office:value-type="float" office:value="61.96" table:style-name="ce55">
            <text:p>61.96</text:p>
          </table:table-cell>
          <table:table-cell office:value-type="float" office:value="64.7" table:style-name="ce55">
            <text:p>64.70</text:p>
          </table:table-cell>
          <table:table-cell office:value-type="float" office:value="71.599999999999994" table:style-name="ce55">
            <text:p>71.60</text:p>
          </table:table-cell>
          <table:table-cell office:value-type="float" office:value="75.83" table:style-name="ce55">
            <text:p>75.83</text:p>
          </table:table-cell>
          <table:table-cell office:value-type="float" office:value="80.81" table:style-name="ce55">
            <text:p>80.81</text:p>
          </table:table-cell>
          <table:table-cell office:value-type="float" office:value="81.67" table:style-name="ce55">
            <text:p>81.67</text:p>
          </table:table-cell>
          <table:table-cell office:value-type="float" office:value="78.61" table:style-name="ce55">
            <text:p>78.61</text:p>
          </table:table-cell>
          <table:table-cell office:value-type="float" office:value="81.599999999999994" table:style-name="ce55">
            <text:p>81.60</text:p>
          </table:table-cell>
          <table:table-cell office:value-type="float" office:value="82.07" table:style-name="ce55">
            <text:p>82.07</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41</text:p>
          </table:table-cell>
          <table:table-cell office:value-type="string" table:style-name="ce12">
            <text:p>Welwyn Hatfield</text:p>
          </table:table-cell>
          <table:table-cell table:style-name="ce58"/>
          <table:table-cell table:style-name="ce58"/>
          <table:table-cell table:style-name="ce58"/>
          <table:table-cell table:style-name="ce58"/>
          <table:table-cell table:style-name="ce58"/>
          <table:table-cell office:value-type="float" office:value="40.270000000000003" table:style-name="ce58">
            <text:p>40.27</text:p>
          </table:table-cell>
          <table:table-cell office:value-type="float" office:value="41.23" table:style-name="ce58">
            <text:p>41.23</text:p>
          </table:table-cell>
          <table:table-cell office:value-type="float" office:value="42.5" table:style-name="ce55">
            <text:p>42.50</text:p>
          </table:table-cell>
          <table:table-cell office:value-type="float" office:value="42.59" table:style-name="ce55">
            <text:p>42.59</text:p>
          </table:table-cell>
          <table:table-cell office:value-type="float" office:value="47.99" table:style-name="ce55">
            <text:p>47.99</text:p>
          </table:table-cell>
          <table:table-cell office:value-type="float" office:value="49.93" table:style-name="ce55">
            <text:p>49.93</text:p>
          </table:table-cell>
          <table:table-cell office:value-type="float" office:value="52.27" table:style-name="ce55">
            <text:p>52.27</text:p>
          </table:table-cell>
          <table:table-cell office:value-type="float" office:value="55.13" table:style-name="ce55">
            <text:p>55.13</text:p>
          </table:table-cell>
          <table:table-cell office:value-type="float" office:value="58.6" table:style-name="ce55">
            <text:p>58.60</text:p>
          </table:table-cell>
          <table:table-cell office:value-type="float" office:value="62.17" table:style-name="ce55">
            <text:p>62.17</text:p>
          </table:table-cell>
          <table:table-cell office:value-type="float" office:value="65.33" table:style-name="ce55">
            <text:p>65.33</text:p>
          </table:table-cell>
          <table:table-cell office:value-type="float" office:value="68.61" table:style-name="ce55">
            <text:p>68.61</text:p>
          </table:table-cell>
          <table:table-cell office:value-type="float" office:value="73.180000000000007" table:style-name="ce55">
            <text:p>73.18</text:p>
          </table:table-cell>
          <table:table-cell office:value-type="float" office:value="75.63" table:style-name="ce55">
            <text:p>75.63</text:p>
          </table:table-cell>
          <table:table-cell office:value-type="float" office:value="76.930000000000007" table:style-name="ce55">
            <text:p>76.93</text:p>
          </table:table-cell>
          <table:table-cell office:value-type="float" office:value="82.75" table:style-name="ce55">
            <text:p>82.75</text:p>
          </table:table-cell>
          <table:table-cell office:value-type="float" office:value="89.76" table:style-name="ce55">
            <text:p>89.76</text:p>
          </table:table-cell>
          <table:table-cell office:value-type="float" office:value="96.24" table:style-name="ce55">
            <text:p>96.24</text:p>
          </table:table-cell>
          <table:table-cell office:value-type="float" office:value="101.36" table:style-name="ce55">
            <text:p>101.36</text:p>
          </table:table-cell>
          <table:table-cell office:value-type="float" office:value="107.29" table:style-name="ce55">
            <text:p>107.29</text:p>
          </table:table-cell>
          <table:table-cell office:value-type="float" office:value="106.4" table:style-name="ce55">
            <text:p>106.40</text:p>
          </table:table-cell>
          <table:table-cell office:value-type="float" office:value="105.31" table:style-name="ce55">
            <text:p>105.31</text:p>
          </table:table-cell>
          <table:table-cell office:value-type="float" office:value="104.88" table:style-name="ce55">
            <text:p>104.88</text:p>
          </table:table-cell>
          <table:table-cell table:style-name="ce55"/>
          <table:table-cell office:value-type="float" office:value="103.92" table:style-name="ce55">
            <text:p>103.92</text:p>
          </table:table-cell>
          <table:table-cell office:value-type="float" office:value="107.68" table:style-name="ce55">
            <text:p>107.68</text:p>
          </table:table-cell>
          <table:table-cell office:value-type="float" office:value="109.26" table:style-name="ce55">
            <text:p>109.26</text:p>
          </table:table-cell>
          <table:table-cell table:number-columns-repeated="16349" table:style-name="ce1"/>
        </table:table-row>
        <table:table-row table:style-name="ro2">
          <table:table-cell table:style-name="ce7"/>
          <table:table-cell office:value-type="string" table:style-name="ce12">
            <text:p>E07000245</text:p>
          </table:table-cell>
          <table:table-cell office:value-type="string" table:style-name="ce12">
            <text:p>West Suffolk</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float" office:value="119.07" table:style-name="ce55">
            <text:p>119.07</text:p>
          </table:table-cell>
          <table:table-cell office:value-type="float" office:value="132.96" table:style-name="ce55">
            <text:p>132.96</text:p>
          </table:table-cell>
          <table:table-cell office:value-type="float" office:value="61.94" table:style-name="ce55">
            <text:p>61.94</text:p>
          </table:table-cell>
          <table:table-cell table:number-columns-repeated="16349" table:style-name="ce1"/>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style-name="ce1"/>
        </table:table-row>
        <table:table-row table:style-name="ro2">
          <table:table-cell office:value-type="string" table:style-name="ce15">
            <text:p>London</text:p>
          </table:table-cell>
          <table:table-cell office:value-type="string" table:style-name="ce15">
            <text:p>E12000007</text:p>
          </table:table-cell>
          <table:table-cell table:style-name="ce15"/>
          <table:table-cell office:value-type="float" office:value="35.97" table:style-name="ce57">
            <text:p>35.97</text:p>
          </table:table-cell>
          <table:table-cell office:value-type="float" office:value="41.34" table:style-name="ce57">
            <text:p>41.34</text:p>
          </table:table-cell>
          <table:table-cell office:value-type="float" office:value="45.71" table:style-name="ce57">
            <text:p>45.71</text:p>
          </table:table-cell>
          <table:table-cell office:value-type="float" office:value="47.09" table:style-name="ce57">
            <text:p>47.09</text:p>
          </table:table-cell>
          <table:table-cell office:value-type="float" office:value="50.7" table:style-name="ce57">
            <text:p>50.7</text:p>
          </table:table-cell>
          <table:table-cell office:value-type="float" office:value="52.93965387969898" table:style-name="ce60">
            <text:p>52.94</text:p>
          </table:table-cell>
          <table:table-cell office:value-type="float" office:value="54.233036438050348" table:style-name="ce60">
            <text:p>54.23</text:p>
          </table:table-cell>
          <table:table-cell office:value-type="float" office:value="55.25" table:style-name="ce52">
            <text:p>55.25</text:p>
          </table:table-cell>
          <table:table-cell office:value-type="float" office:value="58" table:style-name="ce52">
            <text:p>58.00</text:p>
          </table:table-cell>
          <table:table-cell office:value-type="float" office:value="60.17" table:style-name="ce52">
            <text:p>60.17</text:p>
          </table:table-cell>
          <table:table-cell office:value-type="float" office:value="62.36" table:style-name="ce52">
            <text:p>62.36</text:p>
          </table:table-cell>
          <table:table-cell office:value-type="float" office:value="64.650000000000006" table:style-name="ce52">
            <text:p>64.65</text:p>
          </table:table-cell>
          <table:table-cell office:value-type="float" office:value="65.11" table:style-name="ce52">
            <text:p>65.11</text:p>
          </table:table-cell>
          <table:table-cell office:value-type="float" office:value="66.58" table:style-name="ce52">
            <text:p>66.58</text:p>
          </table:table-cell>
          <table:table-cell office:value-type="float" office:value="69.58" table:style-name="ce52">
            <text:p>69.58</text:p>
          </table:table-cell>
          <table:table-cell office:value-type="float" office:value="72.77" table:style-name="ce52">
            <text:p>72.77</text:p>
          </table:table-cell>
          <table:table-cell office:value-type="float" office:value="76.790000000000006" table:style-name="ce52">
            <text:p>76.79</text:p>
          </table:table-cell>
          <table:table-cell office:value-type="float" office:value="79.72" table:style-name="ce52">
            <text:p>79.72</text:p>
          </table:table-cell>
          <table:table-cell office:value-type="float" office:value="82.43" table:style-name="ce52">
            <text:p>82.43</text:p>
          </table:table-cell>
          <table:table-cell office:value-type="float" office:value="83.5" table:style-name="ce52">
            <text:p>83.50</text:p>
          </table:table-cell>
          <table:table-cell office:value-type="float" office:value="89.17" table:style-name="ce52">
            <text:p>89.17</text:p>
          </table:table-cell>
          <table:table-cell office:value-type="float" office:value="97.22" table:style-name="ce52">
            <text:p>97.22</text:p>
          </table:table-cell>
          <table:table-cell office:value-type="float" office:value="101.83" table:style-name="ce52">
            <text:p>101.83</text:p>
          </table:table-cell>
          <table:table-cell office:value-type="float" office:value="105.09" table:style-name="ce52">
            <text:p>105.09</text:p>
          </table:table-cell>
          <table:table-cell office:value-type="float" office:value="107.93" table:style-name="ce52">
            <text:p>107.93</text:p>
          </table:table-cell>
          <table:table-cell office:value-type="float" office:value="108.06" table:style-name="ce52">
            <text:p>108.06</text:p>
          </table:table-cell>
          <table:table-cell office:value-type="float" office:value="106.24" table:style-name="ce52">
            <text:p>106.24</text:p>
          </table:table-cell>
          <table:table-cell office:value-type="float" office:value="105.72" table:style-name="ce52">
            <text:p>105.72</text:p>
          </table:table-cell>
          <table:table-cell table:style-name="ce18"/>
          <table:table-cell office:value-type="float" office:value="104.91" table:style-name="ce52">
            <text:p>104.91</text:p>
          </table:table-cell>
          <table:table-cell office:value-type="float" office:value="107.88" table:style-name="ce52">
            <text:p>107.88</text:p>
          </table:table-cell>
          <table:table-cell office:value-type="float" office:value="109.79" table:style-name="ce52">
            <text:p>109.79</text:p>
          </table:table-cell>
          <table:table-cell table:number-columns-repeated="16349" table:style-name="ce1"/>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style-name="ce1"/>
        </table:table-row>
        <table:table-row table:style-name="ro2">
          <table:table-cell table:style-name="ce7"/>
          <table:table-cell office:value-type="string" table:style-name="ce12">
            <text:p>E09000002</text:p>
          </table:table-cell>
          <table:table-cell office:value-type="string" table:style-name="ce12">
            <text:p>Barking and Dagenham</text:p>
          </table:table-cell>
          <table:table-cell table:style-name="ce58"/>
          <table:table-cell table:style-name="ce58"/>
          <table:table-cell table:style-name="ce58"/>
          <table:table-cell table:style-name="ce58"/>
          <table:table-cell table:style-name="ce58"/>
          <table:table-cell office:value-type="float" office:value="39.71" table:style-name="ce58">
            <text:p>39.71</text:p>
          </table:table-cell>
          <table:table-cell office:value-type="float" office:value="42.1" table:style-name="ce58">
            <text:p>42.1</text:p>
          </table:table-cell>
          <table:table-cell office:value-type="float" office:value="44.43" table:style-name="ce55">
            <text:p>44.43</text:p>
          </table:table-cell>
          <table:table-cell office:value-type="float" office:value="49.68" table:style-name="ce55">
            <text:p>49.68</text:p>
          </table:table-cell>
          <table:table-cell office:value-type="float" office:value="52.24" table:style-name="ce55">
            <text:p>52.24</text:p>
          </table:table-cell>
          <table:table-cell office:value-type="float" office:value="54.52" table:style-name="ce55">
            <text:p>54.52</text:p>
          </table:table-cell>
          <table:table-cell office:value-type="float" office:value="57.56" table:style-name="ce55">
            <text:p>57.56</text:p>
          </table:table-cell>
          <table:table-cell office:value-type="float" office:value="58.42" table:style-name="ce55">
            <text:p>58.42</text:p>
          </table:table-cell>
          <table:table-cell office:value-type="float" office:value="60.7" table:style-name="ce55">
            <text:p>60.70</text:p>
          </table:table-cell>
          <table:table-cell office:value-type="float" office:value="63.06" table:style-name="ce55">
            <text:p>63.06</text:p>
          </table:table-cell>
          <table:table-cell office:value-type="float" office:value="66.13" table:style-name="ce55">
            <text:p>66.13</text:p>
          </table:table-cell>
          <table:table-cell office:value-type="float" office:value="71.069999999999993" table:style-name="ce55">
            <text:p>71.07</text:p>
          </table:table-cell>
          <table:table-cell office:value-type="float" office:value="74.05" table:style-name="ce55">
            <text:p>74.05</text:p>
          </table:table-cell>
          <table:table-cell office:value-type="float" office:value="72.7" table:style-name="ce55">
            <text:p>72.70</text:p>
          </table:table-cell>
          <table:table-cell office:value-type="float" office:value="73.97" table:style-name="ce55">
            <text:p>73.97</text:p>
          </table:table-cell>
          <table:table-cell office:value-type="float" office:value="79.3" table:style-name="ce55">
            <text:p>79.30</text:p>
          </table:table-cell>
          <table:table-cell office:value-type="float" office:value="88.29" table:style-name="ce55">
            <text:p>88.29</text:p>
          </table:table-cell>
          <table:table-cell office:value-type="float" office:value="90.39" table:style-name="ce55">
            <text:p>90.39</text:p>
          </table:table-cell>
          <table:table-cell office:value-type="float" office:value="91.99" table:style-name="ce55">
            <text:p>91.99</text:p>
          </table:table-cell>
          <table:table-cell office:value-type="float" office:value="98.58" table:style-name="ce55">
            <text:p>98.58</text:p>
          </table:table-cell>
          <table:table-cell office:value-type="string" table:style-name="ce55">
            <text:p>.</text:p>
          </table:table-cell>
          <table:table-cell office:value-type="float" office:value="97.27" table:style-name="ce55">
            <text:p>97.27</text:p>
          </table:table-cell>
          <table:table-cell office:value-type="float" office:value="94.89" table:style-name="ce55">
            <text:p>94.89</text:p>
          </table:table-cell>
          <table:table-cell table:style-name="ce55"/>
          <table:table-cell office:value-type="float" office:value="95.52" table:style-name="ce55">
            <text:p>95.52</text:p>
          </table:table-cell>
          <table:table-cell office:value-type="float" office:value="97.02" table:style-name="ce55">
            <text:p>97.02</text:p>
          </table:table-cell>
          <table:table-cell office:value-type="float" office:value="96.88" table:style-name="ce55">
            <text:p>96.88</text:p>
          </table:table-cell>
          <table:table-cell table:number-columns-repeated="16349" table:style-name="ce1"/>
        </table:table-row>
        <table:table-row table:style-name="ro2">
          <table:table-cell table:style-name="ce7"/>
          <table:table-cell office:value-type="string" table:style-name="ce12">
            <text:p>E09000003</text:p>
          </table:table-cell>
          <table:table-cell office:value-type="string" table:style-name="ce12">
            <text:p>Barnet</text:p>
          </table:table-cell>
          <table:table-cell table:style-name="ce58"/>
          <table:table-cell table:style-name="ce58"/>
          <table:table-cell table:style-name="ce58"/>
          <table:table-cell table:style-name="ce58"/>
          <table:table-cell table:style-name="ce58"/>
          <table:table-cell office:value-type="float" office:value="52.11" table:style-name="ce58">
            <text:p>52.11</text:p>
          </table:table-cell>
          <table:table-cell office:value-type="float" office:value="52.6" table:style-name="ce58">
            <text:p>52.6</text:p>
          </table:table-cell>
          <table:table-cell office:value-type="float" office:value="52.59" table:style-name="ce55">
            <text:p>52.59</text:p>
          </table:table-cell>
          <table:table-cell office:value-type="float" office:value="55.35" table:style-name="ce55">
            <text:p>55.35</text:p>
          </table:table-cell>
          <table:table-cell office:value-type="float" office:value="56.92" table:style-name="ce55">
            <text:p>56.92</text:p>
          </table:table-cell>
          <table:table-cell office:value-type="float" office:value="57.78" table:style-name="ce55">
            <text:p>57.78</text:p>
          </table:table-cell>
          <table:table-cell office:value-type="float" office:value="61.9" table:style-name="ce55">
            <text:p>61.90</text:p>
          </table:table-cell>
          <table:table-cell office:value-type="float" office:value="62.24" table:style-name="ce55">
            <text:p>62.24</text:p>
          </table:table-cell>
          <table:table-cell office:value-type="float" office:value="64.83" table:style-name="ce55">
            <text:p>64.83</text:p>
          </table:table-cell>
          <table:table-cell office:value-type="float" office:value="67.760000000000005" table:style-name="ce55">
            <text:p>67.76</text:p>
          </table:table-cell>
          <table:table-cell office:value-type="float" office:value="70.98" table:style-name="ce55">
            <text:p>70.98</text:p>
          </table:table-cell>
          <table:table-cell office:value-type="float" office:value="75.08" table:style-name="ce55">
            <text:p>75.08</text:p>
          </table:table-cell>
          <table:table-cell office:value-type="float" office:value="79.55" table:style-name="ce55">
            <text:p>79.55</text:p>
          </table:table-cell>
          <table:table-cell office:value-type="float" office:value="81.77" table:style-name="ce55">
            <text:p>81.77</text:p>
          </table:table-cell>
          <table:table-cell office:value-type="float" office:value="83.17" table:style-name="ce55">
            <text:p>83.17</text:p>
          </table:table-cell>
          <table:table-cell office:value-type="float" office:value="95.75" table:style-name="ce55">
            <text:p>95.75</text:p>
          </table:table-cell>
          <table:table-cell office:value-type="float" office:value="98.27" table:style-name="ce55">
            <text:p>98.27</text:p>
          </table:table-cell>
          <table:table-cell office:value-type="float" office:value="98.29" table:style-name="ce55">
            <text:p>98.29</text:p>
          </table:table-cell>
          <table:table-cell office:value-type="float" office:value="101.05" table:style-name="ce55">
            <text:p>101.05</text:p>
          </table:table-cell>
          <table:table-cell office:value-type="float" office:value="103.36" table:style-name="ce55">
            <text:p>103.36</text:p>
          </table:table-cell>
          <table:table-cell office:value-type="float" office:value="102.92" table:style-name="ce55">
            <text:p>102.92</text:p>
          </table:table-cell>
          <table:table-cell office:value-type="float" office:value="102.75" table:style-name="ce55">
            <text:p>102.75</text:p>
          </table:table-cell>
          <table:table-cell office:value-type="float" office:value="102.52" table:style-name="ce55">
            <text:p>102.52</text:p>
          </table:table-cell>
          <table:table-cell table:style-name="ce55"/>
          <table:table-cell office:value-type="float" office:value="101.37" table:style-name="ce55">
            <text:p>101.37</text:p>
          </table:table-cell>
          <table:table-cell office:value-type="float" office:value="104.61" table:style-name="ce55">
            <text:p>104.61</text:p>
          </table:table-cell>
          <table:table-cell office:value-type="float" office:value="107.27" table:style-name="ce55">
            <text:p>107.27</text:p>
          </table:table-cell>
          <table:table-cell table:number-columns-repeated="16349" table:style-name="ce1"/>
        </table:table-row>
        <table:table-row table:style-name="ro2">
          <table:table-cell table:style-name="ce7"/>
          <table:table-cell office:value-type="string" table:style-name="ce12">
            <text:p>E09000004</text:p>
          </table:table-cell>
          <table:table-cell office:value-type="string" table:style-name="ce12">
            <text:p>Bexley</text:p>
          </table:table-cell>
          <table:table-cell table:style-name="ce58"/>
          <table:table-cell table:style-name="ce58"/>
          <table:table-cell table:style-name="ce58"/>
          <table:table-cell table:style-name="ce58"/>
          <table:table-cell table:style-name="ce58"/>
          <table:table-cell office:value-type="float" office:value="53.02" table:style-name="ce58">
            <text:p>53.02</text:p>
          </table:table-cell>
          <table:table-cell office:value-type="float" office:value="58.52" table:style-name="ce58">
            <text:p>58.52</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9000005</text:p>
          </table:table-cell>
          <table:table-cell office:value-type="string" table:style-name="ce12">
            <text:p>Brent</text:p>
          </table:table-cell>
          <table:table-cell table:style-name="ce58"/>
          <table:table-cell table:style-name="ce58"/>
          <table:table-cell table:style-name="ce58"/>
          <table:table-cell table:style-name="ce58"/>
          <table:table-cell table:style-name="ce58"/>
          <table:table-cell office:value-type="float" office:value="69.81" table:style-name="ce58">
            <text:p>69.81</text:p>
          </table:table-cell>
          <table:table-cell office:value-type="float" office:value="69.05" table:style-name="ce58">
            <text:p>69.05</text:p>
          </table:table-cell>
          <table:table-cell office:value-type="float" office:value="70.37" table:style-name="ce55">
            <text:p>70.37</text:p>
          </table:table-cell>
          <table:table-cell office:value-type="float" office:value="72.59" table:style-name="ce55">
            <text:p>72.59</text:p>
          </table:table-cell>
          <table:table-cell office:value-type="float" office:value="72.81" table:style-name="ce55">
            <text:p>72.81</text:p>
          </table:table-cell>
          <table:table-cell office:value-type="float" office:value="74.48" table:style-name="ce55">
            <text:p>74.48</text:p>
          </table:table-cell>
          <table:table-cell office:value-type="float" office:value="74.150000000000006" table:style-name="ce55">
            <text:p>74.15</text:p>
          </table:table-cell>
          <table:table-cell office:value-type="float" office:value="74.28" table:style-name="ce55">
            <text:p>74.28</text:p>
          </table:table-cell>
          <table:table-cell office:value-type="float" office:value="77.03" table:style-name="ce55">
            <text:p>77.03</text:p>
          </table:table-cell>
          <table:table-cell office:value-type="float" office:value="79.87" table:style-name="ce55">
            <text:p>79.87</text:p>
          </table:table-cell>
          <table:table-cell office:value-type="float" office:value="78.64" table:style-name="ce55">
            <text:p>78.64</text:p>
          </table:table-cell>
          <table:table-cell office:value-type="float" office:value="83.32" table:style-name="ce55">
            <text:p>83.32</text:p>
          </table:table-cell>
          <table:table-cell office:value-type="float" office:value="86.83" table:style-name="ce55">
            <text:p>86.83</text:p>
          </table:table-cell>
          <table:table-cell office:value-type="float" office:value="87.48" table:style-name="ce55">
            <text:p>87.48</text:p>
          </table:table-cell>
          <table:table-cell office:value-type="float" office:value="88.35" table:style-name="ce55">
            <text:p>88.35</text:p>
          </table:table-cell>
          <table:table-cell office:value-type="float" office:value="95.08" table:style-name="ce55">
            <text:p>95.08</text:p>
          </table:table-cell>
          <table:table-cell office:value-type="float" office:value="104.52" table:style-name="ce55">
            <text:p>104.52</text:p>
          </table:table-cell>
          <table:table-cell office:value-type="float" office:value="112.81" table:style-name="ce55">
            <text:p>112.81</text:p>
          </table:table-cell>
          <table:table-cell office:value-type="float" office:value="114.53" table:style-name="ce55">
            <text:p>114.53</text:p>
          </table:table-cell>
          <table:table-cell office:value-type="float" office:value="113.62" table:style-name="ce55">
            <text:p>113.62</text:p>
          </table:table-cell>
          <table:table-cell office:value-type="float" office:value="112.71" table:style-name="ce55">
            <text:p>112.71</text:p>
          </table:table-cell>
          <table:table-cell office:value-type="float" office:value="113.66" table:style-name="ce55">
            <text:p>113.66</text:p>
          </table:table-cell>
          <table:table-cell office:value-type="float" office:value="113.25" table:style-name="ce55">
            <text:p>113.25</text:p>
          </table:table-cell>
          <table:table-cell table:style-name="ce55"/>
          <table:table-cell office:value-type="float" office:value="112.66" table:style-name="ce55">
            <text:p>112.66</text:p>
          </table:table-cell>
          <table:table-cell office:value-type="float" office:value="116.07" table:style-name="ce55">
            <text:p>116.07</text:p>
          </table:table-cell>
          <table:table-cell office:value-type="float" office:value="120.29" table:style-name="ce55">
            <text:p>120.29</text:p>
          </table:table-cell>
          <table:table-cell table:number-columns-repeated="16349" table:style-name="ce1"/>
        </table:table-row>
        <table:table-row table:style-name="ro2">
          <table:table-cell table:style-name="ce7"/>
          <table:table-cell office:value-type="string" table:style-name="ce12">
            <text:p>E09000006</text:p>
          </table:table-cell>
          <table:table-cell office:value-type="string" table:style-name="ce12">
            <text:p>Bromley</text:p>
          </table:table-cell>
          <table:table-cell table:style-name="ce58"/>
          <table:table-cell table:style-name="ce58"/>
          <table:table-cell table:style-name="ce58"/>
          <table:table-cell table:style-name="ce58"/>
          <table:table-cell table:style-name="ce58"/>
          <table:table-cell office:value-type="float" office:value="42.72" table:style-name="ce58">
            <text:p>42.72</text:p>
          </table:table-cell>
          <table:table-cell office:value-type="float" office:value="42.72" table:style-name="ce58">
            <text:p>42.72</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9000007</text:p>
          </table:table-cell>
          <table:table-cell office:value-type="string" table:style-name="ce12">
            <text:p>Camden</text:p>
          </table:table-cell>
          <table:table-cell table:style-name="ce58"/>
          <table:table-cell table:style-name="ce58"/>
          <table:table-cell table:style-name="ce58"/>
          <table:table-cell table:style-name="ce58"/>
          <table:table-cell table:style-name="ce58"/>
          <table:table-cell office:value-type="float" office:value="58.71" table:style-name="ce58">
            <text:p>58.71</text:p>
          </table:table-cell>
          <table:table-cell office:value-type="float" office:value="59.69" table:style-name="ce58">
            <text:p>59.69</text:p>
          </table:table-cell>
          <table:table-cell office:value-type="float" office:value="60.76" table:style-name="ce55">
            <text:p>60.76</text:p>
          </table:table-cell>
          <table:table-cell office:value-type="float" office:value="59.77" table:style-name="ce55">
            <text:p>59.77</text:p>
          </table:table-cell>
          <table:table-cell office:value-type="float" office:value="62.92" table:style-name="ce55">
            <text:p>62.92</text:p>
          </table:table-cell>
          <table:table-cell office:value-type="float" office:value="65.3" table:style-name="ce55">
            <text:p>65.30</text:p>
          </table:table-cell>
          <table:table-cell office:value-type="float" office:value="68.930000000000007" table:style-name="ce55">
            <text:p>68.93</text:p>
          </table:table-cell>
          <table:table-cell office:value-type="float" office:value="69.790000000000006" table:style-name="ce55">
            <text:p>69.79</text:p>
          </table:table-cell>
          <table:table-cell office:value-type="float" office:value="68.180000000000007" table:style-name="ce55">
            <text:p>68.18</text:p>
          </table:table-cell>
          <table:table-cell office:value-type="float" office:value="72.14" table:style-name="ce55">
            <text:p>72.14</text:p>
          </table:table-cell>
          <table:table-cell office:value-type="float" office:value="75.28" table:style-name="ce55">
            <text:p>75.28</text:p>
          </table:table-cell>
          <table:table-cell office:value-type="float" office:value="78.599999999999994" table:style-name="ce55">
            <text:p>78.60</text:p>
          </table:table-cell>
          <table:table-cell office:value-type="float" office:value="81.900000000000006" table:style-name="ce55">
            <text:p>81.90</text:p>
          </table:table-cell>
          <table:table-cell office:value-type="float" office:value="84.51" table:style-name="ce55">
            <text:p>84.51</text:p>
          </table:table-cell>
          <table:table-cell office:value-type="float" office:value="85.64" table:style-name="ce55">
            <text:p>85.64</text:p>
          </table:table-cell>
          <table:table-cell office:value-type="float" office:value="91.54" table:style-name="ce55">
            <text:p>91.54</text:p>
          </table:table-cell>
          <table:table-cell office:value-type="float" office:value="103.96" table:style-name="ce55">
            <text:p>103.96</text:p>
          </table:table-cell>
          <table:table-cell office:value-type="float" office:value="103.96" table:style-name="ce55">
            <text:p>103.96</text:p>
          </table:table-cell>
          <table:table-cell office:value-type="float" office:value="109.79" table:style-name="ce55">
            <text:p>109.79</text:p>
          </table:table-cell>
          <table:table-cell office:value-type="float" office:value="114.72" table:style-name="ce55">
            <text:p>114.72</text:p>
          </table:table-cell>
          <table:table-cell office:value-type="float" office:value="113.57" table:style-name="ce55">
            <text:p>113.57</text:p>
          </table:table-cell>
          <table:table-cell office:value-type="float" office:value="113.03" table:style-name="ce55">
            <text:p>113.03</text:p>
          </table:table-cell>
          <table:table-cell office:value-type="float" office:value="112.59" table:style-name="ce55">
            <text:p>112.59</text:p>
          </table:table-cell>
          <table:table-cell table:style-name="ce55"/>
          <table:table-cell office:value-type="float" office:value="111.03" table:style-name="ce55">
            <text:p>111.03</text:p>
          </table:table-cell>
          <table:table-cell office:value-type="float" office:value="113.88" table:style-name="ce55">
            <text:p>113.88</text:p>
          </table:table-cell>
          <table:table-cell office:value-type="float" office:value="115.4" table:style-name="ce55">
            <text:p>115.40</text:p>
          </table:table-cell>
          <table:table-cell table:number-columns-repeated="16349" table:style-name="ce1"/>
        </table:table-row>
        <table:table-row table:style-name="ro2">
          <table:table-cell table:style-name="ce7"/>
          <table:table-cell office:value-type="string" table:style-name="ce12">
            <text:p>E09000001</text:p>
          </table:table-cell>
          <table:table-cell office:value-type="string" table:style-name="ce12">
            <text:p>City of London</text:p>
          </table:table-cell>
          <table:table-cell table:style-name="ce58"/>
          <table:table-cell table:style-name="ce58"/>
          <table:table-cell table:style-name="ce58"/>
          <table:table-cell table:style-name="ce58"/>
          <table:table-cell table:style-name="ce58"/>
          <table:table-cell office:value-type="float" office:value="55.34" table:style-name="ce58">
            <text:p>55.34</text:p>
          </table:table-cell>
          <table:table-cell office:value-type="float" office:value="55.82" table:style-name="ce58">
            <text:p>55.82</text:p>
          </table:table-cell>
          <table:table-cell office:value-type="float" office:value="56.83" table:style-name="ce55">
            <text:p>56.83</text:p>
          </table:table-cell>
          <table:table-cell office:value-type="float" office:value="58.58" table:style-name="ce55">
            <text:p>58.58</text:p>
          </table:table-cell>
          <table:table-cell office:value-type="float" office:value="58.7" table:style-name="ce55">
            <text:p>58.70</text:p>
          </table:table-cell>
          <table:table-cell office:value-type="float" office:value="60.43" table:style-name="ce55">
            <text:p>60.43</text:p>
          </table:table-cell>
          <table:table-cell office:value-type="float" office:value="63.12" table:style-name="ce55">
            <text:p>63.12</text:p>
          </table:table-cell>
          <table:table-cell office:value-type="float" office:value="65.540000000000006" table:style-name="ce55">
            <text:p>65.54</text:p>
          </table:table-cell>
          <table:table-cell office:value-type="float" office:value="68.36" table:style-name="ce55">
            <text:p>68.36</text:p>
          </table:table-cell>
          <table:table-cell office:value-type="float" office:value="66.7" table:style-name="ce55">
            <text:p>66.70</text:p>
          </table:table-cell>
          <table:table-cell office:value-type="float" office:value="65.39" table:style-name="ce55">
            <text:p>65.39</text:p>
          </table:table-cell>
          <table:table-cell office:value-type="float" office:value="69.98" table:style-name="ce55">
            <text:p>69.98</text:p>
          </table:table-cell>
          <table:table-cell office:value-type="float" office:value="73.069999999999993" table:style-name="ce55">
            <text:p>73.07</text:p>
          </table:table-cell>
          <table:table-cell office:value-type="float" office:value="75.34" table:style-name="ce55">
            <text:p>75.34</text:p>
          </table:table-cell>
          <table:table-cell office:value-type="float" office:value="76.64" table:style-name="ce55">
            <text:p>76.64</text:p>
          </table:table-cell>
          <table:table-cell office:value-type="float" office:value="83" table:style-name="ce55">
            <text:p>83.00</text:p>
          </table:table-cell>
          <table:table-cell office:value-type="float" office:value="90.16" table:style-name="ce55">
            <text:p>90.16</text:p>
          </table:table-cell>
          <table:table-cell office:value-type="float" office:value="112.15" table:style-name="ce55">
            <text:p>112.15</text:p>
          </table:table-cell>
          <table:table-cell office:value-type="float" office:value="100.69" table:style-name="ce55">
            <text:p>100.69</text:p>
          </table:table-cell>
          <table:table-cell office:value-type="float" office:value="104.73" table:style-name="ce55">
            <text:p>104.73</text:p>
          </table:table-cell>
          <table:table-cell office:value-type="float" office:value="105.66" table:style-name="ce55">
            <text:p>105.66</text:p>
          </table:table-cell>
          <table:table-cell office:value-type="float" office:value="104.62" table:style-name="ce55">
            <text:p>104.62</text:p>
          </table:table-cell>
          <table:table-cell office:value-type="float" office:value="100.51" table:style-name="ce55">
            <text:p>100.51</text:p>
          </table:table-cell>
          <table:table-cell table:style-name="ce55"/>
          <table:table-cell office:value-type="float" office:value="103.08" table:style-name="ce55">
            <text:p>103.08</text:p>
          </table:table-cell>
          <table:table-cell office:value-type="float" office:value="106.01" table:style-name="ce55">
            <text:p>106.01</text:p>
          </table:table-cell>
          <table:table-cell office:value-type="float" office:value="107.87" table:style-name="ce55">
            <text:p>107.87</text:p>
          </table:table-cell>
          <table:table-cell table:number-columns-repeated="16349" table:style-name="ce1"/>
        </table:table-row>
        <table:table-row table:style-name="ro2">
          <table:table-cell table:style-name="ce7"/>
          <table:table-cell office:value-type="string" table:style-name="ce12">
            <text:p>E09000008</text:p>
          </table:table-cell>
          <table:table-cell office:value-type="string" table:style-name="ce12">
            <text:p>Croydon</text:p>
          </table:table-cell>
          <table:table-cell table:style-name="ce58"/>
          <table:table-cell table:style-name="ce58"/>
          <table:table-cell table:style-name="ce58"/>
          <table:table-cell table:style-name="ce58"/>
          <table:table-cell table:style-name="ce58"/>
          <table:table-cell office:value-type="float" office:value="62.1" table:style-name="ce58">
            <text:p>62.1</text:p>
          </table:table-cell>
          <table:table-cell office:value-type="float" office:value="62.78" table:style-name="ce58">
            <text:p>62.78</text:p>
          </table:table-cell>
          <table:table-cell office:value-type="float" office:value="62.78" table:style-name="ce55">
            <text:p>62.78</text:p>
          </table:table-cell>
          <table:table-cell office:value-type="float" office:value="64.2" table:style-name="ce55">
            <text:p>64.20</text:p>
          </table:table-cell>
          <table:table-cell office:value-type="float" office:value="67.95" table:style-name="ce55">
            <text:p>67.95</text:p>
          </table:table-cell>
          <table:table-cell office:value-type="float" office:value="65.69" table:style-name="ce55">
            <text:p>65.69</text:p>
          </table:table-cell>
          <table:table-cell office:value-type="float" office:value="69.05" table:style-name="ce55">
            <text:p>69.05</text:p>
          </table:table-cell>
          <table:table-cell office:value-type="float" office:value="65.53" table:style-name="ce55">
            <text:p>65.53</text:p>
          </table:table-cell>
          <table:table-cell office:value-type="float" office:value="67.89" table:style-name="ce55">
            <text:p>67.89</text:p>
          </table:table-cell>
          <table:table-cell office:value-type="float" office:value="70.48" table:style-name="ce55">
            <text:p>70.48</text:p>
          </table:table-cell>
          <table:table-cell office:value-type="float" office:value="73.680000000000007" table:style-name="ce55">
            <text:p>73.68</text:p>
          </table:table-cell>
          <table:table-cell office:value-type="float" office:value="79.19" table:style-name="ce55">
            <text:p>79.19</text:p>
          </table:table-cell>
          <table:table-cell office:value-type="float" office:value="81.569999999999993" table:style-name="ce55">
            <text:p>81.57</text:p>
          </table:table-cell>
          <table:table-cell office:value-type="float" office:value="84.33" table:style-name="ce55">
            <text:p>84.33</text:p>
          </table:table-cell>
          <table:table-cell office:value-type="float" office:value="85.12" table:style-name="ce55">
            <text:p>85.12</text:p>
          </table:table-cell>
          <table:table-cell office:value-type="float" office:value="95.81" table:style-name="ce55">
            <text:p>95.81</text:p>
          </table:table-cell>
          <table:table-cell office:value-type="float" office:value="100.13" table:style-name="ce55">
            <text:p>100.13</text:p>
          </table:table-cell>
          <table:table-cell office:value-type="float" office:value="104.99" table:style-name="ce55">
            <text:p>104.99</text:p>
          </table:table-cell>
          <table:table-cell office:value-type="float" office:value="107.37" table:style-name="ce55">
            <text:p>107.37</text:p>
          </table:table-cell>
          <table:table-cell office:value-type="float" office:value="106.64" table:style-name="ce55">
            <text:p>106.64</text:p>
          </table:table-cell>
          <table:table-cell office:value-type="float" office:value="105.46" table:style-name="ce55">
            <text:p>105.46</text:p>
          </table:table-cell>
          <table:table-cell office:value-type="float" office:value="104.42" table:style-name="ce55">
            <text:p>104.42</text:p>
          </table:table-cell>
          <table:table-cell office:value-type="float" office:value="103.4" table:style-name="ce55">
            <text:p>103.40</text:p>
          </table:table-cell>
          <table:table-cell table:style-name="ce55"/>
          <table:table-cell office:value-type="float" office:value="103.48" table:style-name="ce55">
            <text:p>103.48</text:p>
          </table:table-cell>
          <table:table-cell office:value-type="float" office:value="106.24" table:style-name="ce55">
            <text:p>106.24</text:p>
          </table:table-cell>
          <table:table-cell office:value-type="float" office:value="108.71" table:style-name="ce55">
            <text:p>108.71</text:p>
          </table:table-cell>
          <table:table-cell table:number-columns-repeated="16349" table:style-name="ce1"/>
        </table:table-row>
        <table:table-row table:style-name="ro2">
          <table:table-cell table:style-name="ce7"/>
          <table:table-cell office:value-type="string" table:style-name="ce12">
            <text:p>E09000009</text:p>
          </table:table-cell>
          <table:table-cell office:value-type="string" table:style-name="ce12">
            <text:p>Ealing</text:p>
          </table:table-cell>
          <table:table-cell table:style-name="ce58"/>
          <table:table-cell table:style-name="ce58"/>
          <table:table-cell table:style-name="ce58"/>
          <table:table-cell table:style-name="ce58"/>
          <table:table-cell table:style-name="ce58"/>
          <table:table-cell office:value-type="float" office:value="59.17" table:style-name="ce58">
            <text:p>59.17</text:p>
          </table:table-cell>
          <table:table-cell office:value-type="float" office:value="58.72" table:style-name="ce58">
            <text:p>58.72</text:p>
          </table:table-cell>
          <table:table-cell office:value-type="float" office:value="59.11" table:style-name="ce55">
            <text:p>59.11</text:p>
          </table:table-cell>
          <table:table-cell office:value-type="float" office:value="60.85" table:style-name="ce55">
            <text:p>60.85</text:p>
          </table:table-cell>
          <table:table-cell office:value-type="float" office:value="63.26" table:style-name="ce55">
            <text:p>63.26</text:p>
          </table:table-cell>
          <table:table-cell office:value-type="float" office:value="65.819999999999993" table:style-name="ce55">
            <text:p>65.82</text:p>
          </table:table-cell>
          <table:table-cell office:value-type="float" office:value="67.77" table:style-name="ce55">
            <text:p>67.77</text:p>
          </table:table-cell>
          <table:table-cell office:value-type="float" office:value="64.2" table:style-name="ce55">
            <text:p>64.20</text:p>
          </table:table-cell>
          <table:table-cell office:value-type="float" office:value="66.52" table:style-name="ce55">
            <text:p>66.52</text:p>
          </table:table-cell>
          <table:table-cell office:value-type="float" office:value="69.010000000000005" table:style-name="ce55">
            <text:p>69.01</text:p>
          </table:table-cell>
          <table:table-cell office:value-type="float" office:value="73.680000000000007" table:style-name="ce55">
            <text:p>73.68</text:p>
          </table:table-cell>
          <table:table-cell office:value-type="float" office:value="77.45" table:style-name="ce55">
            <text:p>77.45</text:p>
          </table:table-cell>
          <table:table-cell office:value-type="float" office:value="78.67" table:style-name="ce55">
            <text:p>78.67</text:p>
          </table:table-cell>
          <table:table-cell office:value-type="float" office:value="82.02" table:style-name="ce55">
            <text:p>82.02</text:p>
          </table:table-cell>
          <table:table-cell office:value-type="float" office:value="82.02" table:style-name="ce55">
            <text:p>82.02</text:p>
          </table:table-cell>
          <table:table-cell office:value-type="float" office:value="86.14" table:style-name="ce55">
            <text:p>86.14</text:p>
          </table:table-cell>
          <table:table-cell office:value-type="float" office:value="92.89" table:style-name="ce55">
            <text:p>92.89</text:p>
          </table:table-cell>
          <table:table-cell office:value-type="float" office:value="92.45" table:style-name="ce55">
            <text:p>92.45</text:p>
          </table:table-cell>
          <table:table-cell office:value-type="float" office:value="95.19" table:style-name="ce55">
            <text:p>95.19</text:p>
          </table:table-cell>
          <table:table-cell office:value-type="float" office:value="97.45" table:style-name="ce55">
            <text:p>97.45</text:p>
          </table:table-cell>
          <table:table-cell office:value-type="float" office:value="96.47" table:style-name="ce55">
            <text:p>96.47</text:p>
          </table:table-cell>
          <table:table-cell office:value-type="float" office:value="95.81" table:style-name="ce55">
            <text:p>95.81</text:p>
          </table:table-cell>
          <table:table-cell office:value-type="float" office:value="95.83" table:style-name="ce55">
            <text:p>95.83</text:p>
          </table:table-cell>
          <table:table-cell table:style-name="ce55"/>
          <table:table-cell office:value-type="float" office:value="95.46" table:style-name="ce55">
            <text:p>95.46</text:p>
          </table:table-cell>
          <table:table-cell office:value-type="float" office:value="98.34" table:style-name="ce55">
            <text:p>98.34</text:p>
          </table:table-cell>
          <table:table-cell office:value-type="float" office:value="100.12" table:style-name="ce55">
            <text:p>100.12</text:p>
          </table:table-cell>
          <table:table-cell table:number-columns-repeated="16349" table:style-name="ce1"/>
        </table:table-row>
        <table:table-row table:style-name="ro2">
          <table:table-cell table:style-name="ce7"/>
          <table:table-cell office:value-type="string" table:style-name="ce12">
            <text:p>E09000010</text:p>
          </table:table-cell>
          <table:table-cell office:value-type="string" table:style-name="ce12">
            <text:p>Enfield</text:p>
          </table:table-cell>
          <table:table-cell table:style-name="ce58"/>
          <table:table-cell table:style-name="ce58"/>
          <table:table-cell table:style-name="ce58"/>
          <table:table-cell table:style-name="ce58"/>
          <table:table-cell table:style-name="ce58"/>
          <table:table-cell office:value-type="float" office:value="51.98" table:style-name="ce58">
            <text:p>51.98</text:p>
          </table:table-cell>
          <table:table-cell office:value-type="float" office:value="52.79" table:style-name="ce58">
            <text:p>52.79</text:p>
          </table:table-cell>
          <table:table-cell office:value-type="float" office:value="53.5" table:style-name="ce55">
            <text:p>53.50</text:p>
          </table:table-cell>
          <table:table-cell office:value-type="float" office:value="55.55" table:style-name="ce55">
            <text:p>55.55</text:p>
          </table:table-cell>
          <table:table-cell office:value-type="float" office:value="57.93" table:style-name="ce55">
            <text:p>57.93</text:p>
          </table:table-cell>
          <table:table-cell office:value-type="float" office:value="62.75" table:style-name="ce55">
            <text:p>62.75</text:p>
          </table:table-cell>
          <table:table-cell office:value-type="float" office:value="65.739999999999995" table:style-name="ce55">
            <text:p>65.74</text:p>
          </table:table-cell>
          <table:table-cell office:value-type="float" office:value="64.87" table:style-name="ce55">
            <text:p>64.87</text:p>
          </table:table-cell>
          <table:table-cell office:value-type="float" office:value="66.72" table:style-name="ce55">
            <text:p>66.72</text:p>
          </table:table-cell>
          <table:table-cell office:value-type="float" office:value="69.05" table:style-name="ce55">
            <text:p>69.05</text:p>
          </table:table-cell>
          <table:table-cell office:value-type="float" office:value="72.05" table:style-name="ce55">
            <text:p>72.05</text:p>
          </table:table-cell>
          <table:table-cell office:value-type="float" office:value="76.930000000000007" table:style-name="ce55">
            <text:p>76.93</text:p>
          </table:table-cell>
          <table:table-cell office:value-type="float" office:value="79.099999999999994" table:style-name="ce55">
            <text:p>79.10</text:p>
          </table:table-cell>
          <table:table-cell office:value-type="float" office:value="81.06" table:style-name="ce55">
            <text:p>81.06</text:p>
          </table:table-cell>
          <table:table-cell office:value-type="float" office:value="81.27" table:style-name="ce55">
            <text:p>81.27</text:p>
          </table:table-cell>
          <table:table-cell office:value-type="float" office:value="86.3" table:style-name="ce55">
            <text:p>86.30</text:p>
          </table:table-cell>
          <table:table-cell office:value-type="float" office:value="92.44" table:style-name="ce55">
            <text:p>92.44</text:p>
          </table:table-cell>
          <table:table-cell office:value-type="float" office:value="96.1" table:style-name="ce55">
            <text:p>96.10</text:p>
          </table:table-cell>
          <table:table-cell office:value-type="float" office:value="102.75" table:style-name="ce55">
            <text:p>102.75</text:p>
          </table:table-cell>
          <table:table-cell office:value-type="float" office:value="101.78" table:style-name="ce55">
            <text:p>101.78</text:p>
          </table:table-cell>
          <table:table-cell office:value-type="float" office:value="100.97" table:style-name="ce55">
            <text:p>100.97</text:p>
          </table:table-cell>
          <table:table-cell office:value-type="float" office:value="100.38" table:style-name="ce55">
            <text:p>100.38</text:p>
          </table:table-cell>
          <table:table-cell office:value-type="float" office:value="101.06" table:style-name="ce55">
            <text:p>101.06</text:p>
          </table:table-cell>
          <table:table-cell table:style-name="ce55"/>
          <table:table-cell office:value-type="float" office:value="100.97" table:style-name="ce55">
            <text:p>100.97</text:p>
          </table:table-cell>
          <table:table-cell office:value-type="float" office:value="104.28" table:style-name="ce55">
            <text:p>104.28</text:p>
          </table:table-cell>
          <table:table-cell office:value-type="float" office:value="106.25" table:style-name="ce55">
            <text:p>106.25</text:p>
          </table:table-cell>
          <table:table-cell table:number-columns-repeated="16349" table:style-name="ce1"/>
        </table:table-row>
        <table:table-row table:style-name="ro2">
          <table:table-cell table:style-name="ce7"/>
          <table:table-cell office:value-type="string" table:style-name="ce12">
            <text:p>E09000011</text:p>
          </table:table-cell>
          <table:table-cell office:value-type="string" table:style-name="ce12">
            <text:p>Greenwich</text:p>
          </table:table-cell>
          <table:table-cell table:style-name="ce58"/>
          <table:table-cell table:style-name="ce58"/>
          <table:table-cell table:style-name="ce58"/>
          <table:table-cell table:style-name="ce58"/>
          <table:table-cell table:style-name="ce58"/>
          <table:table-cell office:value-type="float" office:value="50.5" table:style-name="ce58">
            <text:p>50.5</text:p>
          </table:table-cell>
          <table:table-cell office:value-type="float" office:value="51.14" table:style-name="ce58">
            <text:p>51.14</text:p>
          </table:table-cell>
          <table:table-cell office:value-type="float" office:value="53.95" table:style-name="ce55">
            <text:p>53.95</text:p>
          </table:table-cell>
          <table:table-cell office:value-type="float" office:value="56.25" table:style-name="ce55">
            <text:p>56.25</text:p>
          </table:table-cell>
          <table:table-cell office:value-type="float" office:value="54.65" table:style-name="ce55">
            <text:p>54.65</text:p>
          </table:table-cell>
          <table:table-cell office:value-type="float" office:value="59" table:style-name="ce55">
            <text:p>59.00</text:p>
          </table:table-cell>
          <table:table-cell office:value-type="float" office:value="60.93" table:style-name="ce55">
            <text:p>60.93</text:p>
          </table:table-cell>
          <table:table-cell office:value-type="float" office:value="63.87" table:style-name="ce55">
            <text:p>63.87</text:p>
          </table:table-cell>
          <table:table-cell office:value-type="float" office:value="64.959999999999994" table:style-name="ce55">
            <text:p>64.96</text:p>
          </table:table-cell>
          <table:table-cell office:value-type="float" office:value="67.44" table:style-name="ce55">
            <text:p>67.44</text:p>
          </table:table-cell>
          <table:table-cell office:value-type="float" office:value="70.55" table:style-name="ce55">
            <text:p>70.55</text:p>
          </table:table-cell>
          <table:table-cell office:value-type="float" office:value="75.87" table:style-name="ce55">
            <text:p>75.87</text:p>
          </table:table-cell>
          <table:table-cell office:value-type="float" office:value="78.44" table:style-name="ce55">
            <text:p>78.44</text:p>
          </table:table-cell>
          <table:table-cell office:value-type="float" office:value="80.58" table:style-name="ce55">
            <text:p>80.58</text:p>
          </table:table-cell>
          <table:table-cell office:value-type="float" office:value="81.55" table:style-name="ce55">
            <text:p>81.55</text:p>
          </table:table-cell>
          <table:table-cell office:value-type="float" office:value="87.07" table:style-name="ce55">
            <text:p>87.07</text:p>
          </table:table-cell>
          <table:table-cell office:value-type="float" office:value="93.44" table:style-name="ce55">
            <text:p>93.44</text:p>
          </table:table-cell>
          <table:table-cell office:value-type="float" office:value="97.46" table:style-name="ce55">
            <text:p>97.46</text:p>
          </table:table-cell>
          <table:table-cell office:value-type="float" office:value="102.18" table:style-name="ce55">
            <text:p>102.18</text:p>
          </table:table-cell>
          <table:table-cell office:value-type="float" office:value="104.62" table:style-name="ce55">
            <text:p>104.62</text:p>
          </table:table-cell>
          <table:table-cell office:value-type="float" office:value="103.58" table:style-name="ce55">
            <text:p>103.58</text:p>
          </table:table-cell>
          <table:table-cell office:value-type="float" office:value="90.71" table:style-name="ce55">
            <text:p>90.71</text:p>
          </table:table-cell>
          <table:table-cell office:value-type="float" office:value="89.9" table:style-name="ce55">
            <text:p>89.90</text:p>
          </table:table-cell>
          <table:table-cell table:style-name="ce55"/>
          <table:table-cell office:value-type="float" office:value="89.18" table:style-name="ce55">
            <text:p>89.18</text:p>
          </table:table-cell>
          <table:table-cell office:value-type="float" office:value="92" table:style-name="ce55">
            <text:p>92.00</text:p>
          </table:table-cell>
          <table:table-cell office:value-type="float" office:value="94.27" table:style-name="ce55">
            <text:p>94.27</text:p>
          </table:table-cell>
          <table:table-cell table:number-columns-repeated="16349" table:style-name="ce1"/>
        </table:table-row>
        <table:table-row table:style-name="ro2">
          <table:table-cell table:style-name="ce7"/>
          <table:table-cell office:value-type="string" table:style-name="ce12">
            <text:p>E09000012</text:p>
          </table:table-cell>
          <table:table-cell office:value-type="string" table:style-name="ce12">
            <text:p>Hackney</text:p>
          </table:table-cell>
          <table:table-cell table:style-name="ce58"/>
          <table:table-cell table:style-name="ce58"/>
          <table:table-cell table:style-name="ce58"/>
          <table:table-cell table:style-name="ce58"/>
          <table:table-cell table:style-name="ce58"/>
          <table:table-cell office:value-type="float" office:value="54.79" table:style-name="ce58">
            <text:p>54.79</text:p>
          </table:table-cell>
          <table:table-cell office:value-type="float" office:value="55.25" table:style-name="ce58">
            <text:p>55.25</text:p>
          </table:table-cell>
          <table:table-cell office:value-type="float" office:value="56.11" table:style-name="ce55">
            <text:p>56.11</text:p>
          </table:table-cell>
          <table:table-cell office:value-type="float" office:value="56.62" table:style-name="ce55">
            <text:p>56.62</text:p>
          </table:table-cell>
          <table:table-cell office:value-type="float" office:value="58.47" table:style-name="ce55">
            <text:p>58.47</text:p>
          </table:table-cell>
          <table:table-cell office:value-type="float" office:value="61.71" table:style-name="ce55">
            <text:p>61.71</text:p>
          </table:table-cell>
          <table:table-cell office:value-type="float" office:value="64.72" table:style-name="ce55">
            <text:p>64.72</text:p>
          </table:table-cell>
          <table:table-cell office:value-type="float" office:value="59.19" table:style-name="ce55">
            <text:p>59.19</text:p>
          </table:table-cell>
          <table:table-cell office:value-type="float" office:value="61.33" table:style-name="ce55">
            <text:p>61.33</text:p>
          </table:table-cell>
          <table:table-cell office:value-type="float" office:value="65" table:style-name="ce55">
            <text:p>65.00</text:p>
          </table:table-cell>
          <table:table-cell office:value-type="float" office:value="67.81" table:style-name="ce55">
            <text:p>67.81</text:p>
          </table:table-cell>
          <table:table-cell office:value-type="float" office:value="72.22" table:style-name="ce55">
            <text:p>72.22</text:p>
          </table:table-cell>
          <table:table-cell office:value-type="float" office:value="74.67" table:style-name="ce55">
            <text:p>74.67</text:p>
          </table:table-cell>
          <table:table-cell office:value-type="float" office:value="78.84" table:style-name="ce55">
            <text:p>78.84</text:p>
          </table:table-cell>
          <table:table-cell office:value-type="float" office:value="79.31" table:style-name="ce55">
            <text:p>79.31</text:p>
          </table:table-cell>
          <table:table-cell office:value-type="float" office:value="88.83" table:style-name="ce55">
            <text:p>88.83</text:p>
          </table:table-cell>
          <table:table-cell office:value-type="float" office:value="91.23" table:style-name="ce55">
            <text:p>91.23</text:p>
          </table:table-cell>
          <table:table-cell office:value-type="float" office:value="95" table:style-name="ce55">
            <text:p>95.00</text:p>
          </table:table-cell>
          <table:table-cell office:value-type="float" office:value="99.41" table:style-name="ce55">
            <text:p>99.41</text:p>
          </table:table-cell>
          <table:table-cell office:value-type="float" office:value="102.57" table:style-name="ce55">
            <text:p>102.57</text:p>
          </table:table-cell>
          <table:table-cell office:value-type="float" office:value="101.55" table:style-name="ce55">
            <text:p>101.55</text:p>
          </table:table-cell>
          <table:table-cell office:value-type="float" office:value="100.55" table:style-name="ce55">
            <text:p>100.55</text:p>
          </table:table-cell>
          <table:table-cell office:value-type="float" office:value="99.97" table:style-name="ce55">
            <text:p>99.97</text:p>
          </table:table-cell>
          <table:table-cell table:style-name="ce55"/>
          <table:table-cell office:value-type="float" office:value="98.18" table:style-name="ce55">
            <text:p>98.18</text:p>
          </table:table-cell>
          <table:table-cell office:value-type="float" office:value="101.58" table:style-name="ce55">
            <text:p>101.58</text:p>
          </table:table-cell>
          <table:table-cell office:value-type="float" office:value="103.29" table:style-name="ce55">
            <text:p>103.29</text:p>
          </table:table-cell>
          <table:table-cell table:number-columns-repeated="16349" table:style-name="ce1"/>
        </table:table-row>
        <table:table-row table:style-name="ro2">
          <table:table-cell table:style-name="ce7"/>
          <table:table-cell office:value-type="string" table:style-name="ce12">
            <text:p>E09000013</text:p>
          </table:table-cell>
          <table:table-cell office:value-type="string" table:style-name="ce12">
            <text:p>Hammersmith and Fulham</text:p>
          </table:table-cell>
          <table:table-cell table:style-name="ce58"/>
          <table:table-cell table:style-name="ce58"/>
          <table:table-cell table:style-name="ce58"/>
          <table:table-cell table:style-name="ce58"/>
          <table:table-cell table:style-name="ce58"/>
          <table:table-cell office:value-type="float" office:value="53.77" table:style-name="ce58">
            <text:p>53.77</text:p>
          </table:table-cell>
          <table:table-cell office:value-type="float" office:value="54.26" table:style-name="ce58">
            <text:p>54.26</text:p>
          </table:table-cell>
          <table:table-cell office:value-type="float" office:value="56.18" table:style-name="ce55">
            <text:p>56.18</text:p>
          </table:table-cell>
          <table:table-cell office:value-type="float" office:value="57.98" table:style-name="ce55">
            <text:p>57.98</text:p>
          </table:table-cell>
          <table:table-cell office:value-type="float" office:value="59.13" table:style-name="ce55">
            <text:p>59.13</text:p>
          </table:table-cell>
          <table:table-cell office:value-type="float" office:value="61.37" table:style-name="ce55">
            <text:p>61.37</text:p>
          </table:table-cell>
          <table:table-cell office:value-type="float" office:value="63.97" table:style-name="ce55">
            <text:p>63.97</text:p>
          </table:table-cell>
          <table:table-cell office:value-type="float" office:value="64.8" table:style-name="ce55">
            <text:p>64.80</text:p>
          </table:table-cell>
          <table:table-cell office:value-type="float" office:value="68.02" table:style-name="ce55">
            <text:p>68.02</text:p>
          </table:table-cell>
          <table:table-cell office:value-type="float" office:value="71.19" table:style-name="ce55">
            <text:p>71.19</text:p>
          </table:table-cell>
          <table:table-cell office:value-type="float" office:value="74.599999999999994" table:style-name="ce55">
            <text:p>74.60</text:p>
          </table:table-cell>
          <table:table-cell office:value-type="float" office:value="81.42" table:style-name="ce55">
            <text:p>81.42</text:p>
          </table:table-cell>
          <table:table-cell office:value-type="float" office:value="82.78" table:style-name="ce55">
            <text:p>82.78</text:p>
          </table:table-cell>
          <table:table-cell office:value-type="float" office:value="85.3" table:style-name="ce55">
            <text:p>85.30</text:p>
          </table:table-cell>
          <table:table-cell office:value-type="float" office:value="86.42" table:style-name="ce55">
            <text:p>86.42</text:p>
          </table:table-cell>
          <table:table-cell office:value-type="float" office:value="92.19" table:style-name="ce55">
            <text:p>92.19</text:p>
          </table:table-cell>
          <table:table-cell office:value-type="float" office:value="92.6" table:style-name="ce55">
            <text:p>92.60</text:p>
          </table:table-cell>
          <table:table-cell office:value-type="float" office:value="99.31" table:style-name="ce55">
            <text:p>99.31</text:p>
          </table:table-cell>
          <table:table-cell office:value-type="float" office:value="106.29" table:style-name="ce55">
            <text:p>106.29</text:p>
          </table:table-cell>
          <table:table-cell office:value-type="float" office:value="109.44" table:style-name="ce55">
            <text:p>109.44</text:p>
          </table:table-cell>
          <table:table-cell office:value-type="float" office:value="108.34" table:style-name="ce55">
            <text:p>108.34</text:p>
          </table:table-cell>
          <table:table-cell office:value-type="float" office:value="107.94" table:style-name="ce55">
            <text:p>107.94</text:p>
          </table:table-cell>
          <table:table-cell office:value-type="float" office:value="107.48" table:style-name="ce55">
            <text:p>107.48</text:p>
          </table:table-cell>
          <table:table-cell table:style-name="ce55"/>
          <table:table-cell office:value-type="float" office:value="104.02" table:style-name="ce55">
            <text:p>104.02</text:p>
          </table:table-cell>
          <table:table-cell office:value-type="float" office:value="106.87" table:style-name="ce55">
            <text:p>106.87</text:p>
          </table:table-cell>
          <table:table-cell office:value-type="float" office:value="109.3" table:style-name="ce55">
            <text:p>109.30</text:p>
          </table:table-cell>
          <table:table-cell table:number-columns-repeated="16349" table:style-name="ce1"/>
        </table:table-row>
        <table:table-row table:style-name="ro2">
          <table:table-cell table:style-name="ce7"/>
          <table:table-cell office:value-type="string" table:style-name="ce12">
            <text:p>E09000014</text:p>
          </table:table-cell>
          <table:table-cell office:value-type="string" table:style-name="ce12">
            <text:p>Haringey</text:p>
          </table:table-cell>
          <table:table-cell table:style-name="ce58"/>
          <table:table-cell table:style-name="ce58"/>
          <table:table-cell table:style-name="ce58"/>
          <table:table-cell table:style-name="ce58"/>
          <table:table-cell table:style-name="ce58"/>
          <table:table-cell office:value-type="float" office:value="57.54" table:style-name="ce58">
            <text:p>57.54</text:p>
          </table:table-cell>
          <table:table-cell office:value-type="float" office:value="56.02" table:style-name="ce58">
            <text:p>56.02</text:p>
          </table:table-cell>
          <table:table-cell office:value-type="float" office:value="58.96" table:style-name="ce55">
            <text:p>58.96</text:p>
          </table:table-cell>
          <table:table-cell office:value-type="float" office:value="58.94" table:style-name="ce55">
            <text:p>58.94</text:p>
          </table:table-cell>
          <table:table-cell office:value-type="float" office:value="60.48" table:style-name="ce55">
            <text:p>60.48</text:p>
          </table:table-cell>
          <table:table-cell office:value-type="float" office:value="62.14" table:style-name="ce55">
            <text:p>62.14</text:p>
          </table:table-cell>
          <table:table-cell office:value-type="float" office:value="65.319999999999993" table:style-name="ce55">
            <text:p>65.32</text:p>
          </table:table-cell>
          <table:table-cell office:value-type="float" office:value="62.83" table:style-name="ce55">
            <text:p>62.83</text:p>
          </table:table-cell>
          <table:table-cell office:value-type="float" office:value="65.44" table:style-name="ce55">
            <text:p>65.44</text:p>
          </table:table-cell>
          <table:table-cell office:value-type="float" office:value="68.739999999999995" table:style-name="ce55">
            <text:p>68.74</text:p>
          </table:table-cell>
          <table:table-cell office:value-type="float" office:value="72.14" table:style-name="ce55">
            <text:p>72.14</text:p>
          </table:table-cell>
          <table:table-cell office:value-type="float" office:value="76.95" table:style-name="ce55">
            <text:p>76.95</text:p>
          </table:table-cell>
          <table:table-cell office:value-type="float" office:value="79.709999999999994" table:style-name="ce55">
            <text:p>79.71</text:p>
          </table:table-cell>
          <table:table-cell office:value-type="float" office:value="82.53" table:style-name="ce55">
            <text:p>82.53</text:p>
          </table:table-cell>
          <table:table-cell office:value-type="float" office:value="83.43" table:style-name="ce55">
            <text:p>83.43</text:p>
          </table:table-cell>
          <table:table-cell office:value-type="float" office:value="87.5" table:style-name="ce55">
            <text:p>87.50</text:p>
          </table:table-cell>
          <table:table-cell office:value-type="float" office:value="94.02" table:style-name="ce55">
            <text:p>94.02</text:p>
          </table:table-cell>
          <table:table-cell office:value-type="float" office:value="98.48" table:style-name="ce55">
            <text:p>98.48</text:p>
          </table:table-cell>
          <table:table-cell office:value-type="float" office:value="103.27" table:style-name="ce55">
            <text:p>103.27</text:p>
          </table:table-cell>
          <table:table-cell office:value-type="float" office:value="107.12" table:style-name="ce55">
            <text:p>107.12</text:p>
          </table:table-cell>
          <table:table-cell office:value-type="float" office:value="106.44" table:style-name="ce55">
            <text:p>106.44</text:p>
          </table:table-cell>
          <table:table-cell office:value-type="float" office:value="105.56" table:style-name="ce55">
            <text:p>105.56</text:p>
          </table:table-cell>
          <table:table-cell office:value-type="float" office:value="104.63" table:style-name="ce55">
            <text:p>104.63</text:p>
          </table:table-cell>
          <table:table-cell table:style-name="ce55"/>
          <table:table-cell office:value-type="float" office:value="103.72" table:style-name="ce55">
            <text:p>103.72</text:p>
          </table:table-cell>
          <table:table-cell office:value-type="float" office:value="104.78" table:style-name="ce55">
            <text:p>104.78</text:p>
          </table:table-cell>
          <table:table-cell office:value-type="float" office:value="106.83" table:style-name="ce55">
            <text:p>106.83</text:p>
          </table:table-cell>
          <table:table-cell table:number-columns-repeated="16349" table:style-name="ce1"/>
        </table:table-row>
        <table:table-row table:style-name="ro2">
          <table:table-cell table:style-name="ce7"/>
          <table:table-cell office:value-type="string" table:style-name="ce12">
            <text:p>E09000015</text:p>
          </table:table-cell>
          <table:table-cell office:value-type="string" table:style-name="ce12">
            <text:p>Harrow</text:p>
          </table:table-cell>
          <table:table-cell table:style-name="ce58"/>
          <table:table-cell table:style-name="ce58"/>
          <table:table-cell table:style-name="ce58"/>
          <table:table-cell table:style-name="ce58"/>
          <table:table-cell table:style-name="ce58"/>
          <table:table-cell office:value-type="float" office:value="64.680000000000007" table:style-name="ce58">
            <text:p>64.68</text:p>
          </table:table-cell>
          <table:table-cell office:value-type="float" office:value="65.17" table:style-name="ce58">
            <text:p>65.17</text:p>
          </table:table-cell>
          <table:table-cell office:value-type="float" office:value="67.209999999999994" table:style-name="ce55">
            <text:p>67.21</text:p>
          </table:table-cell>
          <table:table-cell office:value-type="float" office:value="66.77" table:style-name="ce55">
            <text:p>66.77</text:p>
          </table:table-cell>
          <table:table-cell office:value-type="float" office:value="68.650000000000006" table:style-name="ce55">
            <text:p>68.65</text:p>
          </table:table-cell>
          <table:table-cell office:value-type="float" office:value="70.67" table:style-name="ce55">
            <text:p>70.67</text:p>
          </table:table-cell>
          <table:table-cell office:value-type="float" office:value="73.349999999999994" table:style-name="ce55">
            <text:p>73.35</text:p>
          </table:table-cell>
          <table:table-cell office:value-type="float" office:value="75.38" table:style-name="ce55">
            <text:p>75.38</text:p>
          </table:table-cell>
          <table:table-cell office:value-type="float" office:value="77.36" table:style-name="ce55">
            <text:p>77.36</text:p>
          </table:table-cell>
          <table:table-cell office:value-type="float" office:value="77.37" table:style-name="ce55">
            <text:p>77.37</text:p>
          </table:table-cell>
          <table:table-cell office:value-type="float" office:value="77.36" table:style-name="ce55">
            <text:p>77.36</text:p>
          </table:table-cell>
          <table:table-cell office:value-type="float" office:value="78.709999999999994" table:style-name="ce55">
            <text:p>78.71</text:p>
          </table:table-cell>
          <table:table-cell office:value-type="float" office:value="81.06" table:style-name="ce55">
            <text:p>81.06</text:p>
          </table:table-cell>
          <table:table-cell office:value-type="float" office:value="84" table:style-name="ce55">
            <text:p>84.00</text:p>
          </table:table-cell>
          <table:table-cell office:value-type="float" office:value="86.6" table:style-name="ce55">
            <text:p>86.60</text:p>
          </table:table-cell>
          <table:table-cell office:value-type="float" office:value="95.7" table:style-name="ce55">
            <text:p>95.70</text:p>
          </table:table-cell>
          <table:table-cell office:value-type="float" office:value="102.08" table:style-name="ce55">
            <text:p>102.08</text:p>
          </table:table-cell>
          <table:table-cell office:value-type="float" office:value="107.06" table:style-name="ce55">
            <text:p>107.06</text:p>
          </table:table-cell>
          <table:table-cell office:value-type="float" office:value="112.5" table:style-name="ce55">
            <text:p>112.50</text:p>
          </table:table-cell>
          <table:table-cell office:value-type="float" office:value="114.99" table:style-name="ce55">
            <text:p>114.99</text:p>
          </table:table-cell>
          <table:table-cell office:value-type="float" office:value="113.8" table:style-name="ce55">
            <text:p>113.80</text:p>
          </table:table-cell>
          <table:table-cell office:value-type="float" office:value="113.08" table:style-name="ce55">
            <text:p>113.08</text:p>
          </table:table-cell>
          <table:table-cell office:value-type="float" office:value="112.13" table:style-name="ce55">
            <text:p>112.13</text:p>
          </table:table-cell>
          <table:table-cell table:style-name="ce55"/>
          <table:table-cell office:value-type="float" office:value="112.23" table:style-name="ce55">
            <text:p>112.23</text:p>
          </table:table-cell>
          <table:table-cell office:value-type="float" office:value="115.53" table:style-name="ce55">
            <text:p>115.53</text:p>
          </table:table-cell>
          <table:table-cell office:value-type="float" office:value="117.27" table:style-name="ce55">
            <text:p>117.27</text:p>
          </table:table-cell>
          <table:table-cell table:number-columns-repeated="16349" table:style-name="ce1"/>
        </table:table-row>
        <table:table-row table:style-name="ro2">
          <table:table-cell table:style-name="ce7"/>
          <table:table-cell office:value-type="string" table:style-name="ce12">
            <text:p>E09000016</text:p>
          </table:table-cell>
          <table:table-cell office:value-type="string" table:style-name="ce12">
            <text:p>Havering</text:p>
          </table:table-cell>
          <table:table-cell table:style-name="ce58"/>
          <table:table-cell table:style-name="ce58"/>
          <table:table-cell table:style-name="ce58"/>
          <table:table-cell table:style-name="ce58"/>
          <table:table-cell table:style-name="ce58"/>
          <table:table-cell office:value-type="float" office:value="44.59" table:style-name="ce58">
            <text:p>44.59</text:p>
          </table:table-cell>
          <table:table-cell office:value-type="float" office:value="44.95" table:style-name="ce58">
            <text:p>44.95</text:p>
          </table:table-cell>
          <table:table-cell office:value-type="float" office:value="45.18" table:style-name="ce55">
            <text:p>45.18</text:p>
          </table:table-cell>
          <table:table-cell office:value-type="float" office:value="46.83" table:style-name="ce55">
            <text:p>46.83</text:p>
          </table:table-cell>
          <table:table-cell office:value-type="float" office:value="48.26" table:style-name="ce55">
            <text:p>48.26</text:p>
          </table:table-cell>
          <table:table-cell office:value-type="float" office:value="49.21" table:style-name="ce55">
            <text:p>49.21</text:p>
          </table:table-cell>
          <table:table-cell office:value-type="float" office:value="52.67" table:style-name="ce55">
            <text:p>52.67</text:p>
          </table:table-cell>
          <table:table-cell office:value-type="float" office:value="53.43" table:style-name="ce55">
            <text:p>53.43</text:p>
          </table:table-cell>
          <table:table-cell office:value-type="float" office:value="55.19" table:style-name="ce55">
            <text:p>55.19</text:p>
          </table:table-cell>
          <table:table-cell office:value-type="float" office:value="55.73" table:style-name="ce55">
            <text:p>55.73</text:p>
          </table:table-cell>
          <table:table-cell office:value-type="float" office:value="58.59" table:style-name="ce55">
            <text:p>58.59</text:p>
          </table:table-cell>
          <table:table-cell office:value-type="float" office:value="62.71" table:style-name="ce55">
            <text:p>62.71</text:p>
          </table:table-cell>
          <table:table-cell office:value-type="float" office:value="66.39" table:style-name="ce55">
            <text:p>66.39</text:p>
          </table:table-cell>
          <table:table-cell office:value-type="float" office:value="68.45" table:style-name="ce55">
            <text:p>68.45</text:p>
          </table:table-cell>
          <table:table-cell office:value-type="float" office:value="69.73" table:style-name="ce55">
            <text:p>69.73</text:p>
          </table:table-cell>
          <table:table-cell office:value-type="float" office:value="75.03" table:style-name="ce55">
            <text:p>75.03</text:p>
          </table:table-cell>
          <table:table-cell office:value-type="float" office:value="81.23" table:style-name="ce55">
            <text:p>81.23</text:p>
          </table:table-cell>
          <table:table-cell office:value-type="float" office:value="86.79" table:style-name="ce55">
            <text:p>86.79</text:p>
          </table:table-cell>
          <table:table-cell office:value-type="float" office:value="90.64" table:style-name="ce55">
            <text:p>90.64</text:p>
          </table:table-cell>
          <table:table-cell office:value-type="float" office:value="90.64" table:style-name="ce55">
            <text:p>90.64</text:p>
          </table:table-cell>
          <table:table-cell office:value-type="float" office:value="98.23" table:style-name="ce55">
            <text:p>98.23</text:p>
          </table:table-cell>
          <table:table-cell office:value-type="float" office:value="98.15" table:style-name="ce55">
            <text:p>98.15</text:p>
          </table:table-cell>
          <table:table-cell office:value-type="string" table:style-name="ce55">
            <text:p>.</text:p>
          </table:table-cell>
          <table:table-cell table:style-name="ce55"/>
          <table:table-cell office:value-type="float" office:value="96.5" table:style-name="ce55">
            <text:p>96.50</text:p>
          </table:table-cell>
          <table:table-cell office:value-type="float" office:value="100.62" table:style-name="ce55">
            <text:p>100.62</text:p>
          </table:table-cell>
          <table:table-cell office:value-type="float" office:value="102.87" table:style-name="ce55">
            <text:p>102.87</text:p>
          </table:table-cell>
          <table:table-cell table:number-columns-repeated="16349" table:style-name="ce1"/>
        </table:table-row>
        <table:table-row table:style-name="ro2">
          <table:table-cell table:style-name="ce7"/>
          <table:table-cell office:value-type="string" table:style-name="ce12">
            <text:p>E09000017</text:p>
          </table:table-cell>
          <table:table-cell office:value-type="string" table:style-name="ce12">
            <text:p>Hillingdon</text:p>
          </table:table-cell>
          <table:table-cell table:style-name="ce58"/>
          <table:table-cell table:style-name="ce58"/>
          <table:table-cell table:style-name="ce58"/>
          <table:table-cell table:style-name="ce58"/>
          <table:table-cell table:style-name="ce58"/>
          <table:table-cell office:value-type="float" office:value="63.24" table:style-name="ce58">
            <text:p>63.24</text:p>
          </table:table-cell>
          <table:table-cell office:value-type="float" office:value="64.2" table:style-name="ce58">
            <text:p>64.2</text:p>
          </table:table-cell>
          <table:table-cell office:value-type="float" office:value="65.28" table:style-name="ce55">
            <text:p>65.28</text:p>
          </table:table-cell>
          <table:table-cell office:value-type="float" office:value="66.709999999999994" table:style-name="ce55">
            <text:p>66.71</text:p>
          </table:table-cell>
          <table:table-cell office:value-type="float" office:value="68.8" table:style-name="ce55">
            <text:p>68.80</text:p>
          </table:table-cell>
          <table:table-cell office:value-type="float" office:value="70.819999999999993" table:style-name="ce55">
            <text:p>70.82</text:p>
          </table:table-cell>
          <table:table-cell office:value-type="float" office:value="72.400000000000006" table:style-name="ce55">
            <text:p>72.40</text:p>
          </table:table-cell>
          <table:table-cell office:value-type="float" office:value="74.13" table:style-name="ce55">
            <text:p>74.13</text:p>
          </table:table-cell>
          <table:table-cell office:value-type="float" office:value="76.06" table:style-name="ce55">
            <text:p>76.06</text:p>
          </table:table-cell>
          <table:table-cell office:value-type="float" office:value="78.069999999999993" table:style-name="ce55">
            <text:p>78.07</text:p>
          </table:table-cell>
          <table:table-cell office:value-type="float" office:value="80.88" table:style-name="ce55">
            <text:p>80.88</text:p>
          </table:table-cell>
          <table:table-cell office:value-type="float" office:value="84.28" table:style-name="ce55">
            <text:p>84.28</text:p>
          </table:table-cell>
          <table:table-cell office:value-type="float" office:value="86.09" table:style-name="ce55">
            <text:p>86.09</text:p>
          </table:table-cell>
          <table:table-cell office:value-type="float" office:value="88.71" table:style-name="ce55">
            <text:p>88.71</text:p>
          </table:table-cell>
          <table:table-cell office:value-type="float" office:value="89.98" table:style-name="ce55">
            <text:p>89.98</text:p>
          </table:table-cell>
          <table:table-cell office:value-type="float" office:value="95.22" table:style-name="ce55">
            <text:p>95.22</text:p>
          </table:table-cell>
          <table:table-cell office:value-type="float" office:value="101" table:style-name="ce55">
            <text:p>101.00</text:p>
          </table:table-cell>
          <table:table-cell office:value-type="float" office:value="104.53" table:style-name="ce55">
            <text:p>104.53</text:p>
          </table:table-cell>
          <table:table-cell office:value-type="float" office:value="110.62" table:style-name="ce55">
            <text:p>110.62</text:p>
          </table:table-cell>
          <table:table-cell office:value-type="float" office:value="109.99" table:style-name="ce55">
            <text:p>109.99</text:p>
          </table:table-cell>
          <table:table-cell office:value-type="float" office:value="108.95" table:style-name="ce55">
            <text:p>108.95</text:p>
          </table:table-cell>
          <table:table-cell office:value-type="float" office:value="108.05" table:style-name="ce55">
            <text:p>108.05</text:p>
          </table:table-cell>
          <table:table-cell office:value-type="float" office:value="109.02" table:style-name="ce55">
            <text:p>109.02</text:p>
          </table:table-cell>
          <table:table-cell table:style-name="ce55"/>
          <table:table-cell office:value-type="float" office:value="108.48" table:style-name="ce55">
            <text:p>108.48</text:p>
          </table:table-cell>
          <table:table-cell office:value-type="float" office:value="111.47" table:style-name="ce55">
            <text:p>111.47</text:p>
          </table:table-cell>
          <table:table-cell office:value-type="float" office:value="113.67" table:style-name="ce55">
            <text:p>113.67</text:p>
          </table:table-cell>
          <table:table-cell table:number-columns-repeated="16349" table:style-name="ce1"/>
        </table:table-row>
        <table:table-row table:style-name="ro2">
          <table:table-cell table:style-name="ce7"/>
          <table:table-cell office:value-type="string" table:style-name="ce12">
            <text:p>E09000018</text:p>
          </table:table-cell>
          <table:table-cell office:value-type="string" table:style-name="ce12">
            <text:p>Hounslow</text:p>
          </table:table-cell>
          <table:table-cell table:style-name="ce58"/>
          <table:table-cell table:style-name="ce58"/>
          <table:table-cell table:style-name="ce58"/>
          <table:table-cell table:style-name="ce58"/>
          <table:table-cell table:style-name="ce58"/>
          <table:table-cell office:value-type="float" office:value="49.81" table:style-name="ce58">
            <text:p>49.81</text:p>
          </table:table-cell>
          <table:table-cell office:value-type="float" office:value="50.81" table:style-name="ce58">
            <text:p>50.81</text:p>
          </table:table-cell>
          <table:table-cell office:value-type="float" office:value="52.01" table:style-name="ce55">
            <text:p>52.01</text:p>
          </table:table-cell>
          <table:table-cell office:value-type="float" office:value="52.89" table:style-name="ce55">
            <text:p>52.89</text:p>
          </table:table-cell>
          <table:table-cell office:value-type="float" office:value="55.85" table:style-name="ce55">
            <text:p>55.85</text:p>
          </table:table-cell>
          <table:table-cell office:value-type="float" office:value="57.91" table:style-name="ce55">
            <text:p>57.91</text:p>
          </table:table-cell>
          <table:table-cell office:value-type="float" office:value="61.25" table:style-name="ce55">
            <text:p>61.25</text:p>
          </table:table-cell>
          <table:table-cell office:value-type="float" office:value="62.2" table:style-name="ce55">
            <text:p>62.20</text:p>
          </table:table-cell>
          <table:table-cell office:value-type="float" office:value="64.8" table:style-name="ce55">
            <text:p>64.80</text:p>
          </table:table-cell>
          <table:table-cell office:value-type="float" office:value="67.47" table:style-name="ce55">
            <text:p>67.47</text:p>
          </table:table-cell>
          <table:table-cell office:value-type="float" office:value="70.84" table:style-name="ce55">
            <text:p>70.84</text:p>
          </table:table-cell>
          <table:table-cell office:value-type="float" office:value="75.95" table:style-name="ce55">
            <text:p>75.95</text:p>
          </table:table-cell>
          <table:table-cell office:value-type="float" office:value="77.89" table:style-name="ce55">
            <text:p>77.89</text:p>
          </table:table-cell>
          <table:table-cell office:value-type="float" office:value="77.42" table:style-name="ce55">
            <text:p>77.42</text:p>
          </table:table-cell>
          <table:table-cell office:value-type="float" office:value="78.73" table:style-name="ce55">
            <text:p>78.73</text:p>
          </table:table-cell>
          <table:table-cell office:value-type="float" office:value="84.35" table:style-name="ce55">
            <text:p>84.35</text:p>
          </table:table-cell>
          <table:table-cell office:value-type="float" office:value="91.36" table:style-name="ce55">
            <text:p>91.36</text:p>
          </table:table-cell>
          <table:table-cell office:value-type="float" office:value="97.76" table:style-name="ce55">
            <text:p>97.76</text:p>
          </table:table-cell>
          <table:table-cell office:value-type="float" office:value="101.45" table:style-name="ce55">
            <text:p>101.45</text:p>
          </table:table-cell>
          <table:table-cell office:value-type="float" office:value="105.22" table:style-name="ce55">
            <text:p>105.22</text:p>
          </table:table-cell>
          <table:table-cell office:value-type="float" office:value="104.6" table:style-name="ce55">
            <text:p>104.60</text:p>
          </table:table-cell>
          <table:table-cell office:value-type="float" office:value="106.5" table:style-name="ce55">
            <text:p>106.50</text:p>
          </table:table-cell>
          <table:table-cell office:value-type="string" table:style-name="ce55">
            <text:p>.</text:p>
          </table:table-cell>
          <table:table-cell table:style-name="ce55"/>
          <table:table-cell office:value-type="float" office:value="102.52" table:style-name="ce55">
            <text:p>102.52</text:p>
          </table:table-cell>
          <table:table-cell office:value-type="float" office:value="105.29" table:style-name="ce55">
            <text:p>105.29</text:p>
          </table:table-cell>
          <table:table-cell office:value-type="float" office:value="107.18" table:style-name="ce55">
            <text:p>107.18</text:p>
          </table:table-cell>
          <table:table-cell table:number-columns-repeated="16349" table:style-name="ce1"/>
        </table:table-row>
        <table:table-row table:style-name="ro2">
          <table:table-cell table:style-name="ce7"/>
          <table:table-cell office:value-type="string" table:style-name="ce12">
            <text:p>E09000019</text:p>
          </table:table-cell>
          <table:table-cell office:value-type="string" table:style-name="ce12">
            <text:p>Islington</text:p>
          </table:table-cell>
          <table:table-cell table:style-name="ce58"/>
          <table:table-cell table:style-name="ce58"/>
          <table:table-cell table:style-name="ce58"/>
          <table:table-cell table:style-name="ce58"/>
          <table:table-cell table:style-name="ce58"/>
          <table:table-cell office:value-type="float" office:value="56.16" table:style-name="ce58">
            <text:p>56.16</text:p>
          </table:table-cell>
          <table:table-cell office:value-type="float" office:value="57.16" table:style-name="ce58">
            <text:p>57.16</text:p>
          </table:table-cell>
          <table:table-cell office:value-type="float" office:value="58.36" table:style-name="ce55">
            <text:p>58.36</text:p>
          </table:table-cell>
          <table:table-cell office:value-type="float" office:value="60" table:style-name="ce55">
            <text:p>60.00</text:p>
          </table:table-cell>
          <table:table-cell office:value-type="float" office:value="62.32" table:style-name="ce55">
            <text:p>62.32</text:p>
          </table:table-cell>
          <table:table-cell office:value-type="float" office:value="64.459999999999994" table:style-name="ce55">
            <text:p>64.46</text:p>
          </table:table-cell>
          <table:table-cell office:value-type="float" office:value="68.59" table:style-name="ce55">
            <text:p>68.59</text:p>
          </table:table-cell>
          <table:table-cell office:value-type="float" office:value="67.08" table:style-name="ce55">
            <text:p>67.08</text:p>
          </table:table-cell>
          <table:table-cell office:value-type="float" office:value="67.09" table:style-name="ce55">
            <text:p>67.09</text:p>
          </table:table-cell>
          <table:table-cell office:value-type="float" office:value="70.41" table:style-name="ce55">
            <text:p>70.41</text:p>
          </table:table-cell>
          <table:table-cell office:value-type="float" office:value="73.92" table:style-name="ce55">
            <text:p>73.92</text:p>
          </table:table-cell>
          <table:table-cell office:value-type="float" office:value="79.010000000000005" table:style-name="ce55">
            <text:p>79.01</text:p>
          </table:table-cell>
          <table:table-cell office:value-type="float" office:value="81.59" table:style-name="ce55">
            <text:p>81.59</text:p>
          </table:table-cell>
          <table:table-cell office:value-type="float" office:value="84.42" table:style-name="ce55">
            <text:p>84.42</text:p>
          </table:table-cell>
          <table:table-cell office:value-type="float" office:value="85.86" table:style-name="ce55">
            <text:p>85.86</text:p>
          </table:table-cell>
          <table:table-cell office:value-type="float" office:value="92.07" table:style-name="ce55">
            <text:p>92.07</text:p>
          </table:table-cell>
          <table:table-cell office:value-type="float" office:value="100.49" table:style-name="ce55">
            <text:p>100.49</text:p>
          </table:table-cell>
          <table:table-cell office:value-type="float" office:value="105.84" table:style-name="ce55">
            <text:p>105.84</text:p>
          </table:table-cell>
          <table:table-cell office:value-type="float" office:value="111.85" table:style-name="ce55">
            <text:p>111.85</text:p>
          </table:table-cell>
          <table:table-cell office:value-type="float" office:value="115.91" table:style-name="ce55">
            <text:p>115.91</text:p>
          </table:table-cell>
          <table:table-cell office:value-type="float" office:value="116.45" table:style-name="ce55">
            <text:p>116.45</text:p>
          </table:table-cell>
          <table:table-cell office:value-type="float" office:value="116.55" table:style-name="ce55">
            <text:p>116.55</text:p>
          </table:table-cell>
          <table:table-cell office:value-type="float" office:value="117.3" table:style-name="ce55">
            <text:p>117.30</text:p>
          </table:table-cell>
          <table:table-cell table:style-name="ce55"/>
          <table:table-cell office:value-type="float" office:value="117.77" table:style-name="ce55">
            <text:p>117.77</text:p>
          </table:table-cell>
          <table:table-cell office:value-type="float" office:value="121.17" table:style-name="ce55">
            <text:p>121.17</text:p>
          </table:table-cell>
          <table:table-cell office:value-type="float" office:value="122.6" table:style-name="ce55">
            <text:p>122.60</text:p>
          </table:table-cell>
          <table:table-cell table:number-columns-repeated="16349" table:style-name="ce1"/>
        </table:table-row>
        <table:table-row table:style-name="ro2">
          <table:table-cell table:style-name="ce7"/>
          <table:table-cell office:value-type="string" table:style-name="ce12">
            <text:p>E09000020</text:p>
          </table:table-cell>
          <table:table-cell office:value-type="string" table:style-name="ce12">
            <text:p>Kensington and Chelsea</text:p>
          </table:table-cell>
          <table:table-cell table:style-name="ce58"/>
          <table:table-cell table:style-name="ce58"/>
          <table:table-cell table:style-name="ce58"/>
          <table:table-cell table:style-name="ce58"/>
          <table:table-cell table:style-name="ce58"/>
          <table:table-cell office:value-type="float" office:value="68.72" table:style-name="ce58">
            <text:p>68.72</text:p>
          </table:table-cell>
          <table:table-cell office:value-type="float" office:value="68.72" table:style-name="ce58">
            <text:p>68.72</text:p>
          </table:table-cell>
          <table:table-cell office:value-type="float" office:value="68.16" table:style-name="ce55">
            <text:p>68.16</text:p>
          </table:table-cell>
          <table:table-cell office:value-type="float" office:value="68.17" table:style-name="ce55">
            <text:p>68.17</text:p>
          </table:table-cell>
          <table:table-cell office:value-type="float" office:value="68.150000000000006" table:style-name="ce55">
            <text:p>68.15</text:p>
          </table:table-cell>
          <table:table-cell office:value-type="float" office:value="70.23" table:style-name="ce55">
            <text:p>70.23</text:p>
          </table:table-cell>
          <table:table-cell office:value-type="float" office:value="74.010000000000005" table:style-name="ce55">
            <text:p>74.01</text:p>
          </table:table-cell>
          <table:table-cell office:value-type="float" office:value="77.91" table:style-name="ce55">
            <text:p>77.91</text:p>
          </table:table-cell>
          <table:table-cell office:value-type="float" office:value="79.69" table:style-name="ce55">
            <text:p>79.69</text:p>
          </table:table-cell>
          <table:table-cell office:value-type="float" office:value="79.47" table:style-name="ce55">
            <text:p>79.47</text:p>
          </table:table-cell>
          <table:table-cell office:value-type="float" office:value="79.41" table:style-name="ce55">
            <text:p>79.41</text:p>
          </table:table-cell>
          <table:table-cell office:value-type="float" office:value="82.52" table:style-name="ce55">
            <text:p>82.52</text:p>
          </table:table-cell>
          <table:table-cell office:value-type="float" office:value="86.93" table:style-name="ce55">
            <text:p>86.93</text:p>
          </table:table-cell>
          <table:table-cell office:value-type="float" office:value="89.79" table:style-name="ce55">
            <text:p>89.79</text:p>
          </table:table-cell>
          <table:table-cell office:value-type="float" office:value="90.86" table:style-name="ce55">
            <text:p>90.86</text:p>
          </table:table-cell>
          <table:table-cell office:value-type="float" office:value="96.99" table:style-name="ce55">
            <text:p>96.99</text:p>
          </table:table-cell>
          <table:table-cell office:value-type="float" office:value="120.33" table:style-name="ce55">
            <text:p>120.33</text:p>
          </table:table-cell>
          <table:table-cell office:value-type="float" office:value="111.66" table:style-name="ce55">
            <text:p>111.66</text:p>
          </table:table-cell>
          <table:table-cell office:value-type="float" office:value="118.56" table:style-name="ce55">
            <text:p>118.56</text:p>
          </table:table-cell>
          <table:table-cell office:value-type="float" office:value="123.91" table:style-name="ce55">
            <text:p>123.91</text:p>
          </table:table-cell>
          <table:table-cell office:value-type="float" office:value="123.06" table:style-name="ce55">
            <text:p>123.06</text:p>
          </table:table-cell>
          <table:table-cell office:value-type="float" office:value="122.15" table:style-name="ce55">
            <text:p>122.15</text:p>
          </table:table-cell>
          <table:table-cell office:value-type="float" office:value="121.14" table:style-name="ce55">
            <text:p>121.14</text:p>
          </table:table-cell>
          <table:table-cell table:style-name="ce55"/>
          <table:table-cell office:value-type="float" office:value="119.96" table:style-name="ce55">
            <text:p>119.96</text:p>
          </table:table-cell>
          <table:table-cell office:value-type="float" office:value="123.19" table:style-name="ce55">
            <text:p>123.19</text:p>
          </table:table-cell>
          <table:table-cell office:value-type="float" office:value="125.18" table:style-name="ce55">
            <text:p>125.18</text:p>
          </table:table-cell>
          <table:table-cell table:number-columns-repeated="16349" table:style-name="ce1"/>
        </table:table-row>
        <table:table-row table:style-name="ro2">
          <table:table-cell table:style-name="ce7"/>
          <table:table-cell office:value-type="string" table:style-name="ce12">
            <text:p>E09000021</text:p>
          </table:table-cell>
          <table:table-cell office:value-type="string" table:style-name="ce12">
            <text:p>Kingston upon Thames</text:p>
          </table:table-cell>
          <table:table-cell table:style-name="ce58"/>
          <table:table-cell table:style-name="ce58"/>
          <table:table-cell table:style-name="ce58"/>
          <table:table-cell table:style-name="ce58"/>
          <table:table-cell table:style-name="ce58"/>
          <table:table-cell office:value-type="float" office:value="61.15" table:style-name="ce58">
            <text:p>61.15</text:p>
          </table:table-cell>
          <table:table-cell office:value-type="float" office:value="61.64" table:style-name="ce58">
            <text:p>61.64</text:p>
          </table:table-cell>
          <table:table-cell office:value-type="float" office:value="63.43" table:style-name="ce55">
            <text:p>63.43</text:p>
          </table:table-cell>
          <table:table-cell office:value-type="float" office:value="63.99" table:style-name="ce55">
            <text:p>63.99</text:p>
          </table:table-cell>
          <table:table-cell office:value-type="float" office:value="66.33" table:style-name="ce55">
            <text:p>66.33</text:p>
          </table:table-cell>
          <table:table-cell office:value-type="float" office:value="66.44" table:style-name="ce55">
            <text:p>66.44</text:p>
          </table:table-cell>
          <table:table-cell office:value-type="float" office:value="70.14" table:style-name="ce55">
            <text:p>70.14</text:p>
          </table:table-cell>
          <table:table-cell office:value-type="float" office:value="71.03" table:style-name="ce55">
            <text:p>71.03</text:p>
          </table:table-cell>
          <table:table-cell office:value-type="float" office:value="71.540000000000006" table:style-name="ce55">
            <text:p>71.54</text:p>
          </table:table-cell>
          <table:table-cell office:value-type="float" office:value="74.849999999999994" table:style-name="ce55">
            <text:p>74.85</text:p>
          </table:table-cell>
          <table:table-cell office:value-type="float" office:value="79.28" table:style-name="ce55">
            <text:p>79.28</text:p>
          </table:table-cell>
          <table:table-cell office:value-type="float" office:value="84.81" table:style-name="ce55">
            <text:p>84.81</text:p>
          </table:table-cell>
          <table:table-cell office:value-type="float" office:value="86.25" table:style-name="ce55">
            <text:p>86.25</text:p>
          </table:table-cell>
          <table:table-cell office:value-type="float" office:value="89.23" table:style-name="ce55">
            <text:p>89.23</text:p>
          </table:table-cell>
          <table:table-cell office:value-type="float" office:value="90.14" table:style-name="ce55">
            <text:p>90.14</text:p>
          </table:table-cell>
          <table:table-cell office:value-type="float" office:value="96.62" table:style-name="ce55">
            <text:p>96.62</text:p>
          </table:table-cell>
          <table:table-cell office:value-type="float" office:value="104.12" table:style-name="ce55">
            <text:p>104.12</text:p>
          </table:table-cell>
          <table:table-cell office:value-type="float" office:value="107" table:style-name="ce55">
            <text:p>107.00</text:p>
          </table:table-cell>
          <table:table-cell office:value-type="float" office:value="114.95" table:style-name="ce55">
            <text:p>114.95</text:p>
          </table:table-cell>
          <table:table-cell office:value-type="float" office:value="116.94" table:style-name="ce55">
            <text:p>116.94</text:p>
          </table:table-cell>
          <table:table-cell office:value-type="float" office:value="116.42" table:style-name="ce55">
            <text:p>116.42</text:p>
          </table:table-cell>
          <table:table-cell office:value-type="float" office:value="116.13" table:style-name="ce55">
            <text:p>116.13</text:p>
          </table:table-cell>
          <table:table-cell office:value-type="float" office:value="113.24" table:style-name="ce55">
            <text:p>113.24</text:p>
          </table:table-cell>
          <table:table-cell table:style-name="ce55"/>
          <table:table-cell office:value-type="float" office:value="112.82" table:style-name="ce55">
            <text:p>112.82</text:p>
          </table:table-cell>
          <table:table-cell office:value-type="float" office:value="113.96" table:style-name="ce55">
            <text:p>113.96</text:p>
          </table:table-cell>
          <table:table-cell office:value-type="float" office:value="118.55" table:style-name="ce55">
            <text:p>118.55</text:p>
          </table:table-cell>
          <table:table-cell table:number-columns-repeated="16349" table:style-name="ce1"/>
        </table:table-row>
        <table:table-row table:style-name="ro2">
          <table:table-cell table:style-name="ce7"/>
          <table:table-cell office:value-type="string" table:style-name="ce12">
            <text:p>E09000022</text:p>
          </table:table-cell>
          <table:table-cell office:value-type="string" table:style-name="ce12">
            <text:p>Lambeth</text:p>
          </table:table-cell>
          <table:table-cell table:style-name="ce58"/>
          <table:table-cell table:style-name="ce58"/>
          <table:table-cell table:style-name="ce58"/>
          <table:table-cell table:style-name="ce58"/>
          <table:table-cell table:style-name="ce58"/>
          <table:table-cell office:value-type="float" office:value="49.56" table:style-name="ce58">
            <text:p>49.56</text:p>
          </table:table-cell>
          <table:table-cell office:value-type="float" office:value="54.01" table:style-name="ce58">
            <text:p>54.01</text:p>
          </table:table-cell>
          <table:table-cell office:value-type="float" office:value="55.24" table:style-name="ce55">
            <text:p>55.24</text:p>
          </table:table-cell>
          <table:table-cell office:value-type="float" office:value="57.72" table:style-name="ce55">
            <text:p>57.72</text:p>
          </table:table-cell>
          <table:table-cell office:value-type="float" office:value="59.88" table:style-name="ce55">
            <text:p>59.88</text:p>
          </table:table-cell>
          <table:table-cell office:value-type="float" office:value="61.63" table:style-name="ce55">
            <text:p>61.63</text:p>
          </table:table-cell>
          <table:table-cell office:value-type="float" office:value="62.52" table:style-name="ce55">
            <text:p>62.52</text:p>
          </table:table-cell>
          <table:table-cell office:value-type="float" office:value="66.069999999999993" table:style-name="ce55">
            <text:p>66.07</text:p>
          </table:table-cell>
          <table:table-cell office:value-type="float" office:value="67.849999999999994" table:style-name="ce55">
            <text:p>67.85</text:p>
          </table:table-cell>
          <table:table-cell office:value-type="float" office:value="69.89" table:style-name="ce55">
            <text:p>69.89</text:p>
          </table:table-cell>
          <table:table-cell office:value-type="float" office:value="73.78" table:style-name="ce55">
            <text:p>73.78</text:p>
          </table:table-cell>
          <table:table-cell office:value-type="float" office:value="69.760000000000005" table:style-name="ce55">
            <text:p>69.76</text:p>
          </table:table-cell>
          <table:table-cell office:value-type="float" office:value="72.849999999999994" table:style-name="ce55">
            <text:p>72.85</text:p>
          </table:table-cell>
          <table:table-cell office:value-type="float" office:value="82.22" table:style-name="ce55">
            <text:p>82.22</text:p>
          </table:table-cell>
          <table:table-cell office:value-type="float" office:value="85.18" table:style-name="ce55">
            <text:p>85.18</text:p>
          </table:table-cell>
          <table:table-cell office:value-type="float" office:value="98.18" table:style-name="ce55">
            <text:p>98.18</text:p>
          </table:table-cell>
          <table:table-cell office:value-type="float" office:value="98.12" table:style-name="ce55">
            <text:p>98.12</text:p>
          </table:table-cell>
          <table:table-cell office:value-type="float" office:value="102.12" table:style-name="ce55">
            <text:p>102.12</text:p>
          </table:table-cell>
          <table:table-cell office:value-type="float" office:value="107.06" table:style-name="ce55">
            <text:p>107.06</text:p>
          </table:table-cell>
          <table:table-cell office:value-type="float" office:value="110.18" table:style-name="ce55">
            <text:p>110.18</text:p>
          </table:table-cell>
          <table:table-cell office:value-type="float" office:value="108.06" table:style-name="ce55">
            <text:p>108.06</text:p>
          </table:table-cell>
          <table:table-cell office:value-type="float" office:value="107.73" table:style-name="ce55">
            <text:p>107.73</text:p>
          </table:table-cell>
          <table:table-cell office:value-type="float" office:value="106.93" table:style-name="ce55">
            <text:p>106.93</text:p>
          </table:table-cell>
          <table:table-cell table:style-name="ce55"/>
          <table:table-cell office:value-type="float" office:value="105.47" table:style-name="ce55">
            <text:p>105.47</text:p>
          </table:table-cell>
          <table:table-cell office:value-type="float" office:value="108.17" table:style-name="ce55">
            <text:p>108.17</text:p>
          </table:table-cell>
          <table:table-cell office:value-type="float" office:value="110.28" table:style-name="ce55">
            <text:p>110.28</text:p>
          </table:table-cell>
          <table:table-cell table:number-columns-repeated="16349" table:style-name="ce1"/>
        </table:table-row>
        <table:table-row table:style-name="ro2">
          <table:table-cell table:style-name="ce7"/>
          <table:table-cell office:value-type="string" table:style-name="ce12">
            <text:p>E09000023</text:p>
          </table:table-cell>
          <table:table-cell office:value-type="string" table:style-name="ce12">
            <text:p>Lewisham</text:p>
          </table:table-cell>
          <table:table-cell table:style-name="ce58"/>
          <table:table-cell table:style-name="ce58"/>
          <table:table-cell table:style-name="ce58"/>
          <table:table-cell table:style-name="ce58"/>
          <table:table-cell table:style-name="ce58"/>
          <table:table-cell office:value-type="float" office:value="46.73" table:style-name="ce58">
            <text:p>46.73</text:p>
          </table:table-cell>
          <table:table-cell office:value-type="float" office:value="48.9" table:style-name="ce58">
            <text:p>48.9</text:p>
          </table:table-cell>
          <table:table-cell office:value-type="float" office:value="49.82" table:style-name="ce55">
            <text:p>49.82</text:p>
          </table:table-cell>
          <table:table-cell office:value-type="float" office:value="52.15" table:style-name="ce55">
            <text:p>52.15</text:p>
          </table:table-cell>
          <table:table-cell office:value-type="float" office:value="55" table:style-name="ce55">
            <text:p>55.00</text:p>
          </table:table-cell>
          <table:table-cell office:value-type="float" office:value="57.03" table:style-name="ce55">
            <text:p>57.03</text:p>
          </table:table-cell>
          <table:table-cell office:value-type="float" office:value="59.16" table:style-name="ce55">
            <text:p>59.16</text:p>
          </table:table-cell>
          <table:table-cell office:value-type="float" office:value="58.45" table:style-name="ce55">
            <text:p>58.45</text:p>
          </table:table-cell>
          <table:table-cell office:value-type="float" office:value="61.57" table:style-name="ce55">
            <text:p>61.57</text:p>
          </table:table-cell>
          <table:table-cell office:value-type="float" office:value="64.44" table:style-name="ce55">
            <text:p>64.44</text:p>
          </table:table-cell>
          <table:table-cell office:value-type="float" office:value="67.52" table:style-name="ce55">
            <text:p>67.52</text:p>
          </table:table-cell>
          <table:table-cell office:value-type="float" office:value="70.900000000000006" table:style-name="ce55">
            <text:p>70.90</text:p>
          </table:table-cell>
          <table:table-cell office:value-type="float" office:value="74.64" table:style-name="ce55">
            <text:p>74.64</text:p>
          </table:table-cell>
          <table:table-cell office:value-type="float" office:value="76.67" table:style-name="ce55">
            <text:p>76.67</text:p>
          </table:table-cell>
          <table:table-cell office:value-type="float" office:value="77.010000000000005" table:style-name="ce55">
            <text:p>77.01</text:p>
          </table:table-cell>
          <table:table-cell office:value-type="float" office:value="81.67" table:style-name="ce55">
            <text:p>81.67</text:p>
          </table:table-cell>
          <table:table-cell office:value-type="float" office:value="87.38" table:style-name="ce55">
            <text:p>87.38</text:p>
          </table:table-cell>
          <table:table-cell office:value-type="float" office:value="95.91" table:style-name="ce55">
            <text:p>95.91</text:p>
          </table:table-cell>
          <table:table-cell office:value-type="float" office:value="98.45" table:style-name="ce55">
            <text:p>98.45</text:p>
          </table:table-cell>
          <table:table-cell office:value-type="float" office:value="98.12" table:style-name="ce55">
            <text:p>98.12</text:p>
          </table:table-cell>
          <table:table-cell office:value-type="float" office:value="96.34" table:style-name="ce55">
            <text:p>96.34</text:p>
          </table:table-cell>
          <table:table-cell office:value-type="float" office:value="95.53" table:style-name="ce55">
            <text:p>95.53</text:p>
          </table:table-cell>
          <table:table-cell office:value-type="float" office:value="94.63" table:style-name="ce55">
            <text:p>94.63</text:p>
          </table:table-cell>
          <table:table-cell table:style-name="ce55"/>
          <table:table-cell office:value-type="float" office:value="91.52" table:style-name="ce55">
            <text:p>91.52</text:p>
          </table:table-cell>
          <table:table-cell office:value-type="float" office:value="95.04" table:style-name="ce55">
            <text:p>95.04</text:p>
          </table:table-cell>
          <table:table-cell office:value-type="float" office:value="95.3" table:style-name="ce55">
            <text:p>95.30</text:p>
          </table:table-cell>
          <table:table-cell table:number-columns-repeated="16349" table:style-name="ce1"/>
        </table:table-row>
        <table:table-row table:style-name="ro2">
          <table:table-cell table:style-name="ce7"/>
          <table:table-cell office:value-type="string" table:style-name="ce12">
            <text:p>E09000024</text:p>
          </table:table-cell>
          <table:table-cell office:value-type="string" table:style-name="ce12">
            <text:p>Merton</text:p>
          </table:table-cell>
          <table:table-cell table:style-name="ce58"/>
          <table:table-cell table:style-name="ce58"/>
          <table:table-cell table:style-name="ce58"/>
          <table:table-cell table:style-name="ce58"/>
          <table:table-cell table:style-name="ce58"/>
          <table:table-cell office:value-type="float" office:value="52.56" table:style-name="ce58">
            <text:p>52.56</text:p>
          </table:table-cell>
          <table:table-cell office:value-type="float" office:value="53.05" table:style-name="ce58">
            <text:p>53.05</text:p>
          </table:table-cell>
          <table:table-cell office:value-type="float" office:value="54.06" table:style-name="ce55">
            <text:p>54.06</text:p>
          </table:table-cell>
          <table:table-cell office:value-type="float" office:value="54.83" table:style-name="ce55">
            <text:p>54.83</text:p>
          </table:table-cell>
          <table:table-cell office:value-type="float" office:value="56.02" table:style-name="ce55">
            <text:p>56.02</text:p>
          </table:table-cell>
          <table:table-cell office:value-type="float" office:value="58.36" table:style-name="ce55">
            <text:p>58.36</text:p>
          </table:table-cell>
          <table:table-cell office:value-type="float" office:value="61.95" table:style-name="ce55">
            <text:p>61.95</text:p>
          </table:table-cell>
          <table:table-cell office:value-type="float" office:value="59.77" table:style-name="ce55">
            <text:p>59.77</text:p>
          </table:table-cell>
          <table:table-cell office:value-type="float" office:value="63.02" table:style-name="ce55">
            <text:p>63.02</text:p>
          </table:table-cell>
          <table:table-cell office:value-type="float" office:value="66.069999999999993" table:style-name="ce55">
            <text:p>66.07</text:p>
          </table:table-cell>
          <table:table-cell office:value-type="float" office:value="69.459999999999994" table:style-name="ce55">
            <text:p>69.46</text:p>
          </table:table-cell>
          <table:table-cell office:value-type="float" office:value="69.459999999999994" table:style-name="ce55">
            <text:p>69.46</text:p>
          </table:table-cell>
          <table:table-cell office:value-type="float" office:value="77.16" table:style-name="ce55">
            <text:p>77.16</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85.5" table:style-name="ce55">
            <text:p>85.50</text:p>
          </table:table-cell>
          <table:table-cell office:value-type="float" office:value="100.92" table:style-name="ce55">
            <text:p>100.92</text:p>
          </table:table-cell>
          <table:table-cell office:value-type="float" office:value="100.92" table:style-name="ce55">
            <text:p>100.92</text:p>
          </table:table-cell>
          <table:table-cell table:number-columns-repeated="16349" table:style-name="ce1"/>
        </table:table-row>
        <table:table-row table:style-name="ro2">
          <table:table-cell table:style-name="ce7"/>
          <table:table-cell office:value-type="string" table:style-name="ce12">
            <text:p>E09000025</text:p>
          </table:table-cell>
          <table:table-cell office:value-type="string" table:style-name="ce12">
            <text:p>Newham</text:p>
          </table:table-cell>
          <table:table-cell table:style-name="ce58"/>
          <table:table-cell table:style-name="ce58"/>
          <table:table-cell table:style-name="ce58"/>
          <table:table-cell table:style-name="ce58"/>
          <table:table-cell table:style-name="ce58"/>
          <table:table-cell office:value-type="float" office:value="43.72" table:style-name="ce58">
            <text:p>43.72</text:p>
          </table:table-cell>
          <table:table-cell office:value-type="float" office:value="44.21" table:style-name="ce58">
            <text:p>44.21</text:p>
          </table:table-cell>
          <table:table-cell office:value-type="float" office:value="44.92" table:style-name="ce55">
            <text:p>44.92</text:p>
          </table:table-cell>
          <table:table-cell office:value-type="float" office:value="49.4" table:style-name="ce55">
            <text:p>49.40</text:p>
          </table:table-cell>
          <table:table-cell office:value-type="float" office:value="54.35" table:style-name="ce55">
            <text:p>54.35</text:p>
          </table:table-cell>
          <table:table-cell office:value-type="float" office:value="56.35" table:style-name="ce55">
            <text:p>56.35</text:p>
          </table:table-cell>
          <table:table-cell office:value-type="float" office:value="58.63" table:style-name="ce55">
            <text:p>58.63</text:p>
          </table:table-cell>
          <table:table-cell office:value-type="float" office:value="60.05" table:style-name="ce55">
            <text:p>60.05</text:p>
          </table:table-cell>
          <table:table-cell office:value-type="float" office:value="57.88" table:style-name="ce55">
            <text:p>57.88</text:p>
          </table:table-cell>
          <table:table-cell office:value-type="float" office:value="60.59" table:style-name="ce55">
            <text:p>60.59</text:p>
          </table:table-cell>
          <table:table-cell office:value-type="float" office:value="63.62" table:style-name="ce55">
            <text:p>63.62</text:p>
          </table:table-cell>
          <table:table-cell office:value-type="float" office:value="68.33" table:style-name="ce55">
            <text:p>68.33</text:p>
          </table:table-cell>
          <table:table-cell office:value-type="float" office:value="71.040000000000006" table:style-name="ce55">
            <text:p>71.04</text:p>
          </table:table-cell>
          <table:table-cell office:value-type="float" office:value="73.180000000000007" table:style-name="ce55">
            <text:p>73.18</text:p>
          </table:table-cell>
          <table:table-cell office:value-type="float" office:value="74.290000000000006" table:style-name="ce55">
            <text:p>74.29</text:p>
          </table:table-cell>
          <table:table-cell office:value-type="float" office:value="98.24" table:style-name="ce55">
            <text:p>98.24</text:p>
          </table:table-cell>
          <table:table-cell office:value-type="float" office:value="95.31" table:style-name="ce55">
            <text:p>95.31</text:p>
          </table:table-cell>
          <table:table-cell office:value-type="float" office:value="101" table:style-name="ce55">
            <text:p>101.00</text:p>
          </table:table-cell>
          <table:table-cell office:value-type="float" office:value="97.92" table:style-name="ce55">
            <text:p>97.92</text:p>
          </table:table-cell>
          <table:table-cell office:value-type="float" office:value="100.84" table:style-name="ce55">
            <text:p>100.84</text:p>
          </table:table-cell>
          <table:table-cell office:value-type="float" office:value="103.39" table:style-name="ce55">
            <text:p>103.39</text:p>
          </table:table-cell>
          <table:table-cell office:value-type="float" office:value="99.69" table:style-name="ce55">
            <text:p>99.69</text:p>
          </table:table-cell>
          <table:table-cell office:value-type="float" office:value="99.17" table:style-name="ce55">
            <text:p>99.17</text:p>
          </table:table-cell>
          <table:table-cell table:style-name="ce55"/>
          <table:table-cell office:value-type="float" office:value="101.98" table:style-name="ce55">
            <text:p>101.98</text:p>
          </table:table-cell>
          <table:table-cell office:value-type="float" office:value="104.64" table:style-name="ce55">
            <text:p>104.64</text:p>
          </table:table-cell>
          <table:table-cell office:value-type="float" office:value="106.95" table:style-name="ce55">
            <text:p>106.95</text:p>
          </table:table-cell>
          <table:table-cell table:number-columns-repeated="16349" table:style-name="ce1"/>
        </table:table-row>
        <table:table-row table:style-name="ro2">
          <table:table-cell table:style-name="ce7"/>
          <table:table-cell office:value-type="string" table:style-name="ce12">
            <text:p>E09000026</text:p>
          </table:table-cell>
          <table:table-cell office:value-type="string" table:style-name="ce12">
            <text:p>Redbridge</text:p>
          </table:table-cell>
          <table:table-cell table:style-name="ce58"/>
          <table:table-cell table:style-name="ce58"/>
          <table:table-cell table:style-name="ce58"/>
          <table:table-cell table:style-name="ce58"/>
          <table:table-cell table:style-name="ce58"/>
          <table:table-cell office:value-type="float" office:value="65.89" table:style-name="ce58">
            <text:p>65.89</text:p>
          </table:table-cell>
          <table:table-cell office:value-type="float" office:value="66.36" table:style-name="ce58">
            <text:p>66.36</text:p>
          </table:table-cell>
          <table:table-cell office:value-type="float" office:value="67.56" table:style-name="ce55">
            <text:p>67.56</text:p>
          </table:table-cell>
          <table:table-cell office:value-type="float" office:value="67.650000000000006" table:style-name="ce55">
            <text:p>67.65</text:p>
          </table:table-cell>
          <table:table-cell office:value-type="float" office:value="69.14" table:style-name="ce55">
            <text:p>69.14</text:p>
          </table:table-cell>
          <table:table-cell office:value-type="float" office:value="70" table:style-name="ce55">
            <text:p>70.00</text:p>
          </table:table-cell>
          <table:table-cell office:value-type="float" office:value="68.27" table:style-name="ce55">
            <text:p>68.27</text:p>
          </table:table-cell>
          <table:table-cell office:value-type="float" office:value="68.05" table:style-name="ce55">
            <text:p>68.05</text:p>
          </table:table-cell>
          <table:table-cell office:value-type="float" office:value="70.349999999999994" table:style-name="ce55">
            <text:p>70.35</text:p>
          </table:table-cell>
          <table:table-cell office:value-type="float" office:value="71.790000000000006" table:style-name="ce55">
            <text:p>71.79</text:p>
          </table:table-cell>
          <table:table-cell office:value-type="float" office:value="74.42" table:style-name="ce55">
            <text:p>74.42</text:p>
          </table:table-cell>
          <table:table-cell office:value-type="float" office:value="79.31" table:style-name="ce55">
            <text:p>79.31</text:p>
          </table:table-cell>
          <table:table-cell office:value-type="float" office:value="81.400000000000006" table:style-name="ce55">
            <text:p>81.40</text:p>
          </table:table-cell>
          <table:table-cell office:value-type="float" office:value="83.6" table:style-name="ce55">
            <text:p>83.60</text:p>
          </table:table-cell>
          <table:table-cell office:value-type="float" office:value="83.79" table:style-name="ce55">
            <text:p>83.79</text:p>
          </table:table-cell>
          <table:table-cell office:value-type="float" office:value="89.25" table:style-name="ce55">
            <text:p>89.25</text:p>
          </table:table-cell>
          <table:table-cell office:value-type="float" office:value="98.72" table:style-name="ce55">
            <text:p>98.72</text:p>
          </table:table-cell>
          <table:table-cell office:value-type="float" office:value="102.82" table:style-name="ce55">
            <text:p>102.82</text:p>
          </table:table-cell>
          <table:table-cell office:value-type="float" office:value="105.11" table:style-name="ce55">
            <text:p>105.11</text:p>
          </table:table-cell>
          <table:table-cell office:value-type="float" office:value="104.7" table:style-name="ce55">
            <text:p>104.70</text:p>
          </table:table-cell>
          <table:table-cell office:value-type="float" office:value="105.59" table:style-name="ce55">
            <text:p>105.59</text:p>
          </table:table-cell>
          <table:table-cell office:value-type="float" office:value="104.76" table:style-name="ce55">
            <text:p>104.76</text:p>
          </table:table-cell>
          <table:table-cell office:value-type="float" office:value="105.26" table:style-name="ce55">
            <text:p>105.26</text:p>
          </table:table-cell>
          <table:table-cell table:style-name="ce55"/>
          <table:table-cell office:value-type="float" office:value="104.85" table:style-name="ce55">
            <text:p>104.85</text:p>
          </table:table-cell>
          <table:table-cell office:value-type="float" office:value="108.8" table:style-name="ce55">
            <text:p>108.80</text:p>
          </table:table-cell>
          <table:table-cell office:value-type="float" office:value="111.59" table:style-name="ce55">
            <text:p>111.59</text:p>
          </table:table-cell>
          <table:table-cell table:number-columns-repeated="16349" table:style-name="ce1"/>
        </table:table-row>
        <table:table-row table:style-name="ro2">
          <table:table-cell table:style-name="ce7"/>
          <table:table-cell office:value-type="string" table:style-name="ce12">
            <text:p>E09000027</text:p>
          </table:table-cell>
          <table:table-cell office:value-type="string" table:style-name="ce12">
            <text:p>Richmond upon Thames</text:p>
          </table:table-cell>
          <table:table-cell table:style-name="ce58"/>
          <table:table-cell table:style-name="ce58"/>
          <table:table-cell table:style-name="ce58"/>
          <table:table-cell table:style-name="ce58"/>
          <table:table-cell table:style-name="ce58"/>
          <table:table-cell office:value-type="float" office:value="52.92" table:style-name="ce58">
            <text:p>52.92</text:p>
          </table:table-cell>
          <table:table-cell office:value-type="float" office:value="54.54" table:style-name="ce58">
            <text:p>54.54</text:p>
          </table:table-cell>
          <table:table-cell office:value-type="float" office:value="56.09" table:style-name="ce55">
            <text:p>56.09</text:p>
          </table:table-cell>
          <table:table-cell office:value-type="float" office:value="61.13" table:style-name="ce55">
            <text:p>61.13</text:p>
          </table:table-cell>
          <table:table-cell office:value-type="float" office:value="62.41" table:style-name="ce55">
            <text:p>62.41</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9000028</text:p>
          </table:table-cell>
          <table:table-cell office:value-type="string" table:style-name="ce12">
            <text:p>Southwark</text:p>
          </table:table-cell>
          <table:table-cell table:style-name="ce58"/>
          <table:table-cell table:style-name="ce58"/>
          <table:table-cell table:style-name="ce58"/>
          <table:table-cell table:style-name="ce58"/>
          <table:table-cell table:style-name="ce58"/>
          <table:table-cell office:value-type="float" office:value="50.07" table:style-name="ce58">
            <text:p>50.07</text:p>
          </table:table-cell>
          <table:table-cell office:value-type="float" office:value="50.56" table:style-name="ce58">
            <text:p>50.56</text:p>
          </table:table-cell>
          <table:table-cell office:value-type="float" office:value="49.7" table:style-name="ce55">
            <text:p>49.70</text:p>
          </table:table-cell>
          <table:table-cell office:value-type="float" office:value="54.74" table:style-name="ce55">
            <text:p>54.74</text:p>
          </table:table-cell>
          <table:table-cell office:value-type="float" office:value="56.56" table:style-name="ce55">
            <text:p>56.56</text:p>
          </table:table-cell>
          <table:table-cell office:value-type="float" office:value="58.84" table:style-name="ce55">
            <text:p>58.84</text:p>
          </table:table-cell>
          <table:table-cell office:value-type="float" office:value="58.24" table:style-name="ce55">
            <text:p>58.24</text:p>
          </table:table-cell>
          <table:table-cell office:value-type="float" office:value="60.09" table:style-name="ce55">
            <text:p>60.09</text:p>
          </table:table-cell>
          <table:table-cell office:value-type="float" office:value="61.27" table:style-name="ce55">
            <text:p>61.27</text:p>
          </table:table-cell>
          <table:table-cell office:value-type="float" office:value="66.5" table:style-name="ce55">
            <text:p>66.50</text:p>
          </table:table-cell>
          <table:table-cell office:value-type="float" office:value="70.09" table:style-name="ce55">
            <text:p>70.09</text:p>
          </table:table-cell>
          <table:table-cell office:value-type="float" office:value="73.260000000000005" table:style-name="ce55">
            <text:p>73.26</text:p>
          </table:table-cell>
          <table:table-cell office:value-type="float" office:value="77.42" table:style-name="ce55">
            <text:p>77.42</text:p>
          </table:table-cell>
          <table:table-cell office:value-type="float" office:value="79.540000000000006" table:style-name="ce55">
            <text:p>79.54</text:p>
          </table:table-cell>
          <table:table-cell office:value-type="float" office:value="80.599999999999994" table:style-name="ce55">
            <text:p>80.60</text:p>
          </table:table-cell>
          <table:table-cell office:value-type="float" office:value="85.2" table:style-name="ce55">
            <text:p>85.20</text:p>
          </table:table-cell>
          <table:table-cell office:value-type="float" office:value="93.65" table:style-name="ce55">
            <text:p>93.65</text:p>
          </table:table-cell>
          <table:table-cell office:value-type="float" office:value="98.68" table:style-name="ce55">
            <text:p>98.68</text:p>
          </table:table-cell>
          <table:table-cell office:value-type="float" office:value="99.18" table:style-name="ce55">
            <text:p>99.18</text:p>
          </table:table-cell>
          <table:table-cell office:value-type="float" office:value="103.9" table:style-name="ce55">
            <text:p>103.90</text:p>
          </table:table-cell>
          <table:table-cell office:value-type="float" office:value="100.76" table:style-name="ce55">
            <text:p>100.76</text:p>
          </table:table-cell>
          <table:table-cell office:value-type="float" office:value="100.13" table:style-name="ce55">
            <text:p>100.13</text:p>
          </table:table-cell>
          <table:table-cell office:value-type="float" office:value="98.75" table:style-name="ce55">
            <text:p>98.75</text:p>
          </table:table-cell>
          <table:table-cell table:style-name="ce55"/>
          <table:table-cell office:value-type="float" office:value="101.68" table:style-name="ce55">
            <text:p>101.68</text:p>
          </table:table-cell>
          <table:table-cell office:value-type="float" office:value="104.99" table:style-name="ce55">
            <text:p>104.99</text:p>
          </table:table-cell>
          <table:table-cell office:value-type="float" office:value="107.18" table:style-name="ce55">
            <text:p>107.18</text:p>
          </table:table-cell>
          <table:table-cell table:number-columns-repeated="16349" table:style-name="ce1"/>
        </table:table-row>
        <table:table-row table:style-name="ro2">
          <table:table-cell table:style-name="ce7"/>
          <table:table-cell office:value-type="string" table:style-name="ce12">
            <text:p>E09000029</text:p>
          </table:table-cell>
          <table:table-cell office:value-type="string" table:style-name="ce12">
            <text:p>Sutton</text:p>
          </table:table-cell>
          <table:table-cell table:style-name="ce58"/>
          <table:table-cell table:style-name="ce58"/>
          <table:table-cell table:style-name="ce58"/>
          <table:table-cell table:style-name="ce58"/>
          <table:table-cell table:style-name="ce58"/>
          <table:table-cell office:value-type="float" office:value="50.97" table:style-name="ce58">
            <text:p>50.97</text:p>
          </table:table-cell>
          <table:table-cell office:value-type="float" office:value="53.08" table:style-name="ce58">
            <text:p>53.08</text:p>
          </table:table-cell>
          <table:table-cell office:value-type="float" office:value="54.63" table:style-name="ce55">
            <text:p>54.63</text:p>
          </table:table-cell>
          <table:table-cell office:value-type="float" office:value="54.15" table:style-name="ce55">
            <text:p>54.15</text:p>
          </table:table-cell>
          <table:table-cell office:value-type="float" office:value="56.88" table:style-name="ce55">
            <text:p>56.88</text:p>
          </table:table-cell>
          <table:table-cell office:value-type="float" office:value="55.23" table:style-name="ce55">
            <text:p>55.23</text:p>
          </table:table-cell>
          <table:table-cell office:value-type="float" office:value="57.6" table:style-name="ce55">
            <text:p>57.60</text:p>
          </table:table-cell>
          <table:table-cell office:value-type="float" office:value="59.36" table:style-name="ce55">
            <text:p>59.36</text:p>
          </table:table-cell>
          <table:table-cell office:value-type="float" office:value="64.41" table:style-name="ce55">
            <text:p>64.41</text:p>
          </table:table-cell>
          <table:table-cell office:value-type="float" office:value="64.58" table:style-name="ce55">
            <text:p>64.58</text:p>
          </table:table-cell>
          <table:table-cell office:value-type="float" office:value="69.06" table:style-name="ce55">
            <text:p>69.06</text:p>
          </table:table-cell>
          <table:table-cell office:value-type="float" office:value="74.55" table:style-name="ce55">
            <text:p>74.55</text:p>
          </table:table-cell>
          <table:table-cell office:value-type="float" office:value="77.44" table:style-name="ce55">
            <text:p>77.44</text:p>
          </table:table-cell>
          <table:table-cell office:value-type="float" office:value="79.95" table:style-name="ce55">
            <text:p>79.95</text:p>
          </table:table-cell>
          <table:table-cell office:value-type="float" office:value="81.31" table:style-name="ce55">
            <text:p>81.31</text:p>
          </table:table-cell>
          <table:table-cell office:value-type="float" office:value="87.2" table:style-name="ce55">
            <text:p>87.20</text:p>
          </table:table-cell>
          <table:table-cell office:value-type="float" office:value="94.51" table:style-name="ce55">
            <text:p>94.51</text:p>
          </table:table-cell>
          <table:table-cell office:value-type="float" office:value="99.41" table:style-name="ce55">
            <text:p>99.41</text:p>
          </table:table-cell>
          <table:table-cell office:value-type="float" office:value="108.82" table:style-name="ce55">
            <text:p>108.82</text:p>
          </table:table-cell>
          <table:table-cell office:value-type="float" office:value="108.86" table:style-name="ce55">
            <text:p>108.86</text:p>
          </table:table-cell>
          <table:table-cell office:value-type="float" office:value="107.74" table:style-name="ce55">
            <text:p>107.74</text:p>
          </table:table-cell>
          <table:table-cell office:value-type="float" office:value="107.06" table:style-name="ce55">
            <text:p>107.06</text:p>
          </table:table-cell>
          <table:table-cell office:value-type="float" office:value="107.49" table:style-name="ce55">
            <text:p>107.49</text:p>
          </table:table-cell>
          <table:table-cell table:style-name="ce55"/>
          <table:table-cell office:value-type="float" office:value="108.11" table:style-name="ce55">
            <text:p>108.11</text:p>
          </table:table-cell>
          <table:table-cell office:value-type="float" office:value="112.24" table:style-name="ce55">
            <text:p>112.24</text:p>
          </table:table-cell>
          <table:table-cell office:value-type="float" office:value="114.94" table:style-name="ce55">
            <text:p>114.94</text:p>
          </table:table-cell>
          <table:table-cell table:number-columns-repeated="16349" table:style-name="ce1"/>
        </table:table-row>
        <table:table-row table:style-name="ro2">
          <table:table-cell table:style-name="ce7"/>
          <table:table-cell office:value-type="string" table:style-name="ce12">
            <text:p>E09000030</text:p>
          </table:table-cell>
          <table:table-cell office:value-type="string" table:style-name="ce12">
            <text:p>Tower Hamlets</text:p>
          </table:table-cell>
          <table:table-cell table:style-name="ce58"/>
          <table:table-cell table:style-name="ce58"/>
          <table:table-cell table:style-name="ce58"/>
          <table:table-cell table:style-name="ce58"/>
          <table:table-cell table:style-name="ce58"/>
          <table:table-cell office:value-type="float" office:value="45.01" table:style-name="ce58">
            <text:p>45.01</text:p>
          </table:table-cell>
          <table:table-cell office:value-type="float" office:value="49.21" table:style-name="ce58">
            <text:p>49.21</text:p>
          </table:table-cell>
          <table:table-cell office:value-type="float" office:value="50.52" table:style-name="ce55">
            <text:p>50.52</text:p>
          </table:table-cell>
          <table:table-cell office:value-type="float" office:value="58.71" table:style-name="ce55">
            <text:p>58.71</text:p>
          </table:table-cell>
          <table:table-cell office:value-type="float" office:value="62.86" table:style-name="ce55">
            <text:p>62.86</text:p>
          </table:table-cell>
          <table:table-cell office:value-type="float" office:value="67.67" table:style-name="ce55">
            <text:p>67.67</text:p>
          </table:table-cell>
          <table:table-cell office:value-type="float" office:value="69.650000000000006" table:style-name="ce55">
            <text:p>69.65</text:p>
          </table:table-cell>
          <table:table-cell office:value-type="float" office:value="70.19" table:style-name="ce55">
            <text:p>70.19</text:p>
          </table:table-cell>
          <table:table-cell office:value-type="float" office:value="66.760000000000005" table:style-name="ce55">
            <text:p>66.76</text:p>
          </table:table-cell>
          <table:table-cell office:value-type="float" office:value="70.14" table:style-name="ce55">
            <text:p>70.14</text:p>
          </table:table-cell>
          <table:table-cell office:value-type="float" office:value="73.319999999999993" table:style-name="ce55">
            <text:p>73.32</text:p>
          </table:table-cell>
          <table:table-cell office:value-type="float" office:value="77.33" table:style-name="ce55">
            <text:p>77.33</text:p>
          </table:table-cell>
          <table:table-cell office:value-type="float" office:value="81.36" table:style-name="ce55">
            <text:p>81.36</text:p>
          </table:table-cell>
          <table:table-cell office:value-type="float" office:value="83.86" table:style-name="ce55">
            <text:p>83.86</text:p>
          </table:table-cell>
          <table:table-cell office:value-type="float" office:value="86.46" table:style-name="ce55">
            <text:p>86.46</text:p>
          </table:table-cell>
          <table:table-cell office:value-type="float" office:value="92.23" table:style-name="ce55">
            <text:p>92.23</text:p>
          </table:table-cell>
          <table:table-cell office:value-type="float" office:value="99.16" table:style-name="ce55">
            <text:p>99.16</text:p>
          </table:table-cell>
          <table:table-cell office:value-type="float" office:value="103.56" table:style-name="ce55">
            <text:p>103.56</text:p>
          </table:table-cell>
          <table:table-cell office:value-type="float" office:value="111.48" table:style-name="ce55">
            <text:p>111.48</text:p>
          </table:table-cell>
          <table:table-cell office:value-type="float" office:value="112.07" table:style-name="ce55">
            <text:p>112.07</text:p>
          </table:table-cell>
          <table:table-cell office:value-type="float" office:value="114.53" table:style-name="ce55">
            <text:p>114.53</text:p>
          </table:table-cell>
          <table:table-cell office:value-type="float" office:value="110.81" table:style-name="ce55">
            <text:p>110.81</text:p>
          </table:table-cell>
          <table:table-cell office:value-type="float" office:value="109.96" table:style-name="ce55">
            <text:p>109.96</text:p>
          </table:table-cell>
          <table:table-cell table:style-name="ce55"/>
          <table:table-cell office:value-type="float" office:value="109.04" table:style-name="ce55">
            <text:p>109.04</text:p>
          </table:table-cell>
          <table:table-cell office:value-type="float" office:value="112.29" table:style-name="ce55">
            <text:p>112.29</text:p>
          </table:table-cell>
          <table:table-cell office:value-type="float" office:value="114.13" table:style-name="ce55">
            <text:p>114.13</text:p>
          </table:table-cell>
          <table:table-cell table:number-columns-repeated="16349" table:style-name="ce1"/>
        </table:table-row>
        <table:table-row table:style-name="ro2">
          <table:table-cell table:style-name="ce7"/>
          <table:table-cell office:value-type="string" table:style-name="ce12">
            <text:p>E09000031</text:p>
          </table:table-cell>
          <table:table-cell office:value-type="string" table:style-name="ce12">
            <text:p>Waltham Forest</text:p>
          </table:table-cell>
          <table:table-cell table:style-name="ce58"/>
          <table:table-cell table:style-name="ce58"/>
          <table:table-cell table:style-name="ce58"/>
          <table:table-cell table:style-name="ce58"/>
          <table:table-cell table:style-name="ce58"/>
          <table:table-cell office:value-type="float" office:value="46.37" table:style-name="ce58">
            <text:p>46.37</text:p>
          </table:table-cell>
          <table:table-cell office:value-type="float" office:value="49.36" table:style-name="ce58">
            <text:p>49.36</text:p>
          </table:table-cell>
          <table:table-cell office:value-type="float" office:value="52.17" table:style-name="ce55">
            <text:p>52.17</text:p>
          </table:table-cell>
          <table:table-cell office:value-type="float" office:value="59.54" table:style-name="ce55">
            <text:p>59.54</text:p>
          </table:table-cell>
          <table:table-cell office:value-type="float" office:value="62.65" table:style-name="ce55">
            <text:p>62.65</text:p>
          </table:table-cell>
          <table:table-cell office:value-type="float" office:value="64.47" table:style-name="ce55">
            <text:p>64.47</text:p>
          </table:table-cell>
          <table:table-cell office:value-type="float" office:value="66.680000000000007" table:style-name="ce55">
            <text:p>66.68</text:p>
          </table:table-cell>
          <table:table-cell office:value-type="float" office:value="68.290000000000006" table:style-name="ce55">
            <text:p>68.29</text:p>
          </table:table-cell>
          <table:table-cell office:value-type="float" office:value="70.08" table:style-name="ce55">
            <text:p>70.08</text:p>
          </table:table-cell>
          <table:table-cell office:value-type="float" office:value="72.08" table:style-name="ce55">
            <text:p>72.08</text:p>
          </table:table-cell>
          <table:table-cell office:value-type="float" office:value="70.56" table:style-name="ce55">
            <text:p>70.56</text:p>
          </table:table-cell>
          <table:table-cell office:value-type="float" office:value="79.23" table:style-name="ce55">
            <text:p>79.23</text:p>
          </table:table-cell>
          <table:table-cell office:value-type="float" office:value="78.27" table:style-name="ce55">
            <text:p>78.27</text:p>
          </table:table-cell>
          <table:table-cell office:value-type="float" office:value="80.41" table:style-name="ce55">
            <text:p>80.41</text:p>
          </table:table-cell>
          <table:table-cell office:value-type="float" office:value="80.95" table:style-name="ce55">
            <text:p>80.95</text:p>
          </table:table-cell>
          <table:table-cell office:value-type="float" office:value="86.51" table:style-name="ce55">
            <text:p>86.51</text:p>
          </table:table-cell>
          <table:table-cell office:value-type="float" office:value="92.39" table:style-name="ce55">
            <text:p>92.39</text:p>
          </table:table-cell>
          <table:table-cell office:value-type="float" office:value="104.79" table:style-name="ce55">
            <text:p>104.79</text:p>
          </table:table-cell>
          <table:table-cell office:value-type="float" office:value="100.8" table:style-name="ce55">
            <text:p>100.80</text:p>
          </table:table-cell>
          <table:table-cell office:value-type="float" office:value="104.6" table:style-name="ce55">
            <text:p>104.60</text:p>
          </table:table-cell>
          <table:table-cell office:value-type="float" office:value="104.86" table:style-name="ce55">
            <text:p>104.86</text:p>
          </table:table-cell>
          <table:table-cell office:value-type="float" office:value="104.69" table:style-name="ce55">
            <text:p>104.69</text:p>
          </table:table-cell>
          <table:table-cell office:value-type="float" office:value="104.69" table:style-name="ce55">
            <text:p>104.69</text:p>
          </table:table-cell>
          <table:table-cell table:style-name="ce55"/>
          <table:table-cell office:value-type="float" office:value="102.65" table:style-name="ce55">
            <text:p>102.65</text:p>
          </table:table-cell>
          <table:table-cell office:value-type="float" office:value="104.72" table:style-name="ce55">
            <text:p>104.72</text:p>
          </table:table-cell>
          <table:table-cell office:value-type="float" office:value="105.67" table:style-name="ce55">
            <text:p>105.67</text:p>
          </table:table-cell>
          <table:table-cell table:number-columns-repeated="16349" table:style-name="ce1"/>
        </table:table-row>
        <table:table-row table:style-name="ro2">
          <table:table-cell table:style-name="ce7"/>
          <table:table-cell office:value-type="string" table:style-name="ce12">
            <text:p>E09000032</text:p>
          </table:table-cell>
          <table:table-cell office:value-type="string" table:style-name="ce12">
            <text:p>Wandsworth</text:p>
          </table:table-cell>
          <table:table-cell table:style-name="ce58"/>
          <table:table-cell table:style-name="ce58"/>
          <table:table-cell table:style-name="ce58"/>
          <table:table-cell table:style-name="ce58"/>
          <table:table-cell table:style-name="ce58"/>
          <table:table-cell office:value-type="float" office:value="59.68" table:style-name="ce58">
            <text:p>59.68</text:p>
          </table:table-cell>
          <table:table-cell office:value-type="float" office:value="60.17" table:style-name="ce58">
            <text:p>60.17</text:p>
          </table:table-cell>
          <table:table-cell office:value-type="float" office:value="60.79" table:style-name="ce55">
            <text:p>60.79</text:p>
          </table:table-cell>
          <table:table-cell office:value-type="float" office:value="65.61" table:style-name="ce55">
            <text:p>65.61</text:p>
          </table:table-cell>
          <table:table-cell office:value-type="float" office:value="66.95" table:style-name="ce55">
            <text:p>66.95</text:p>
          </table:table-cell>
          <table:table-cell office:value-type="float" office:value="70.05" table:style-name="ce55">
            <text:p>70.05</text:p>
          </table:table-cell>
          <table:table-cell office:value-type="float" office:value="72.48" table:style-name="ce55">
            <text:p>72.48</text:p>
          </table:table-cell>
          <table:table-cell office:value-type="float" office:value="77.48" table:style-name="ce55">
            <text:p>77.48</text:p>
          </table:table-cell>
          <table:table-cell office:value-type="float" office:value="81.62" table:style-name="ce55">
            <text:p>81.62</text:p>
          </table:table-cell>
          <table:table-cell office:value-type="float" office:value="86.98" table:style-name="ce55">
            <text:p>86.98</text:p>
          </table:table-cell>
          <table:table-cell office:value-type="float" office:value="94.63" table:style-name="ce55">
            <text:p>94.63</text:p>
          </table:table-cell>
          <table:table-cell office:value-type="float" office:value="99.84" table:style-name="ce55">
            <text:p>99.84</text:p>
          </table:table-cell>
          <table:table-cell office:value-type="float" office:value="105.06" table:style-name="ce55">
            <text:p>105.06</text:p>
          </table:table-cell>
          <table:table-cell office:value-type="float" office:value="108.07" table:style-name="ce55">
            <text:p>108.07</text:p>
          </table:table-cell>
          <table:table-cell office:value-type="float" office:value="104.64" table:style-name="ce55">
            <text:p>104.64</text:p>
          </table:table-cell>
          <table:table-cell office:value-type="float" office:value="112.49" table:style-name="ce55">
            <text:p>112.49</text:p>
          </table:table-cell>
          <table:table-cell office:value-type="float" office:value="120.85" table:style-name="ce55">
            <text:p>120.85</text:p>
          </table:table-cell>
          <table:table-cell office:value-type="float" office:value="130.83000000000001" table:style-name="ce55">
            <text:p>130.83</text:p>
          </table:table-cell>
          <table:table-cell office:value-type="float" office:value="125.85" table:style-name="ce55">
            <text:p>125.85</text:p>
          </table:table-cell>
          <table:table-cell office:value-type="float" office:value="128.44999999999999" table:style-name="ce55">
            <text:p>128.45</text:p>
          </table:table-cell>
          <table:table-cell office:value-type="float" office:value="128.85" table:style-name="ce55">
            <text:p>128.85</text:p>
          </table:table-cell>
          <table:table-cell office:value-type="float" office:value="128.13999999999999" table:style-name="ce55">
            <text:p>128.14</text:p>
          </table:table-cell>
          <table:table-cell office:value-type="float" office:value="126.35" table:style-name="ce55">
            <text:p>126.35</text:p>
          </table:table-cell>
          <table:table-cell table:style-name="ce55"/>
          <table:table-cell office:value-type="float" office:value="125.2" table:style-name="ce55">
            <text:p>125.20</text:p>
          </table:table-cell>
          <table:table-cell office:value-type="float" office:value="128.49" table:style-name="ce55">
            <text:p>128.49</text:p>
          </table:table-cell>
          <table:table-cell office:value-type="float" office:value="129.75" table:style-name="ce55">
            <text:p>129.75</text:p>
          </table:table-cell>
          <table:table-cell table:number-columns-repeated="16349" table:style-name="ce1"/>
        </table:table-row>
        <table:table-row table:style-name="ro2">
          <table:table-cell table:style-name="ce7"/>
          <table:table-cell office:value-type="string" table:style-name="ce12">
            <text:p>E09000033</text:p>
          </table:table-cell>
          <table:table-cell office:value-type="string" table:style-name="ce12">
            <text:p>Westminster</text:p>
          </table:table-cell>
          <table:table-cell table:style-name="ce58"/>
          <table:table-cell table:style-name="ce58"/>
          <table:table-cell table:style-name="ce58"/>
          <table:table-cell table:style-name="ce58"/>
          <table:table-cell table:style-name="ce58"/>
          <table:table-cell office:value-type="float" office:value="64.62" table:style-name="ce58">
            <text:p>64.62</text:p>
          </table:table-cell>
          <table:table-cell office:value-type="float" office:value="66.650000000000006" table:style-name="ce58">
            <text:p>66.65</text:p>
          </table:table-cell>
          <table:table-cell office:value-type="float" office:value="68.62" table:style-name="ce55">
            <text:p>68.62</text:p>
          </table:table-cell>
          <table:table-cell office:value-type="float" office:value="73.959999999999994" table:style-name="ce55">
            <text:p>73.96</text:p>
          </table:table-cell>
          <table:table-cell office:value-type="float" office:value="76.150000000000006" table:style-name="ce55">
            <text:p>76.15</text:p>
          </table:table-cell>
          <table:table-cell office:value-type="float" office:value="77.84" table:style-name="ce55">
            <text:p>77.84</text:p>
          </table:table-cell>
          <table:table-cell office:value-type="float" office:value="81.3" table:style-name="ce55">
            <text:p>81.30</text:p>
          </table:table-cell>
          <table:table-cell office:value-type="float" office:value="81.59" table:style-name="ce55">
            <text:p>81.59</text:p>
          </table:table-cell>
          <table:table-cell office:value-type="float" office:value="84.26" table:style-name="ce55">
            <text:p>84.26</text:p>
          </table:table-cell>
          <table:table-cell office:value-type="float" office:value="87.08" table:style-name="ce55">
            <text:p>87.08</text:p>
          </table:table-cell>
          <table:table-cell office:value-type="float" office:value="90.22" table:style-name="ce55">
            <text:p>90.22</text:p>
          </table:table-cell>
          <table:table-cell office:value-type="float" office:value="93.96" table:style-name="ce55">
            <text:p>93.96</text:p>
          </table:table-cell>
          <table:table-cell office:value-type="float" office:value="93.64" table:style-name="ce55">
            <text:p>93.64</text:p>
          </table:table-cell>
          <table:table-cell office:value-type="float" office:value="96.61" table:style-name="ce55">
            <text:p>96.61</text:p>
          </table:table-cell>
          <table:table-cell office:value-type="float" office:value="98.03" table:style-name="ce55">
            <text:p>98.03</text:p>
          </table:table-cell>
          <table:table-cell office:value-type="float" office:value="106.03" table:style-name="ce55">
            <text:p>106.03</text:p>
          </table:table-cell>
          <table:table-cell office:value-type="float" office:value="111.43" table:style-name="ce55">
            <text:p>111.43</text:p>
          </table:table-cell>
          <table:table-cell office:value-type="float" office:value="117.92" table:style-name="ce55">
            <text:p>117.92</text:p>
          </table:table-cell>
          <table:table-cell office:value-type="float" office:value="122.19" table:style-name="ce55">
            <text:p>122.19</text:p>
          </table:table-cell>
          <table:table-cell office:value-type="float" office:value="126.14" table:style-name="ce55">
            <text:p>126.14</text:p>
          </table:table-cell>
          <table:table-cell office:value-type="float" office:value="131.87" table:style-name="ce55">
            <text:p>131.87</text:p>
          </table:table-cell>
          <table:table-cell office:value-type="float" office:value="129.97999999999999" table:style-name="ce55">
            <text:p>129.98</text:p>
          </table:table-cell>
          <table:table-cell office:value-type="float" office:value="127.09" table:style-name="ce55">
            <text:p>127.09</text:p>
          </table:table-cell>
          <table:table-cell table:style-name="ce55"/>
          <table:table-cell office:value-type="float" office:value="121.27" table:style-name="ce55">
            <text:p>121.27</text:p>
          </table:table-cell>
          <table:table-cell office:value-type="float" office:value="124.56" table:style-name="ce55">
            <text:p>124.56</text:p>
          </table:table-cell>
          <table:table-cell office:value-type="float" office:value="126.76" table:style-name="ce55">
            <text:p>126.76</text:p>
          </table:table-cell>
          <table:table-cell table:number-columns-repeated="16349" table:style-name="ce1"/>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style-name="ce1"/>
        </table:table-row>
        <table:table-row table:style-name="ro2">
          <table:table-cell office:value-type="string" table:style-name="ce15">
            <text:p>South East</text:p>
          </table:table-cell>
          <table:table-cell office:value-type="string" table:style-name="ce15">
            <text:p>E12000008</text:p>
          </table:table-cell>
          <table:table-cell table:style-name="ce15"/>
          <table:table-cell office:value-type="float" office:value="31.15" table:style-name="ce57">
            <text:p>31.15</text:p>
          </table:table-cell>
          <table:table-cell office:value-type="float" office:value="35.17" table:style-name="ce57">
            <text:p>35.17</text:p>
          </table:table-cell>
          <table:table-cell office:value-type="float" office:value="38.75" table:style-name="ce57">
            <text:p>38.75</text:p>
          </table:table-cell>
          <table:table-cell office:value-type="float" office:value="41.96" table:style-name="ce57">
            <text:p>41.96</text:p>
          </table:table-cell>
          <table:table-cell office:value-type="float" office:value="44.48" table:style-name="ce57">
            <text:p>44.48</text:p>
          </table:table-cell>
          <table:table-cell office:value-type="float" office:value="45.955404366554227" table:style-name="ce60">
            <text:p>45.96</text:p>
          </table:table-cell>
          <table:table-cell office:value-type="float" office:value="47.045184183186095" table:style-name="ce60">
            <text:p>47.05</text:p>
          </table:table-cell>
          <table:table-cell office:value-type="float" office:value="48.36" table:style-name="ce52">
            <text:p>48.36</text:p>
          </table:table-cell>
          <table:table-cell office:value-type="float" office:value="50.55" table:style-name="ce52">
            <text:p>50.55</text:p>
          </table:table-cell>
          <table:table-cell office:value-type="float" office:value="51.97" table:style-name="ce52">
            <text:p>51.97</text:p>
          </table:table-cell>
          <table:table-cell office:value-type="float" office:value="53.98" table:style-name="ce52">
            <text:p>53.98</text:p>
          </table:table-cell>
          <table:table-cell office:value-type="float" office:value="56.34" table:style-name="ce52">
            <text:p>56.34</text:p>
          </table:table-cell>
          <table:table-cell office:value-type="float" office:value="57.59" table:style-name="ce52">
            <text:p>57.59</text:p>
          </table:table-cell>
          <table:table-cell office:value-type="float" office:value="59.41" table:style-name="ce52">
            <text:p>59.41</text:p>
          </table:table-cell>
          <table:table-cell office:value-type="float" office:value="61.61" table:style-name="ce52">
            <text:p>61.61</text:p>
          </table:table-cell>
          <table:table-cell office:value-type="float" office:value="63.98" table:style-name="ce52">
            <text:p>63.98</text:p>
          </table:table-cell>
          <table:table-cell office:value-type="float" office:value="67.91" table:style-name="ce52">
            <text:p>67.91</text:p>
          </table:table-cell>
          <table:table-cell office:value-type="float" office:value="70.83" table:style-name="ce52">
            <text:p>70.83</text:p>
          </table:table-cell>
          <table:table-cell office:value-type="float" office:value="72.989999999999995" table:style-name="ce52">
            <text:p>72.99</text:p>
          </table:table-cell>
          <table:table-cell office:value-type="float" office:value="74.19" table:style-name="ce52">
            <text:p>74.19</text:p>
          </table:table-cell>
          <table:table-cell office:value-type="float" office:value="78.7" table:style-name="ce52">
            <text:p>78.70</text:p>
          </table:table-cell>
          <table:table-cell office:value-type="float" office:value="84.55" table:style-name="ce52">
            <text:p>84.55</text:p>
          </table:table-cell>
          <table:table-cell office:value-type="float" office:value="87.9" table:style-name="ce52">
            <text:p>87.90</text:p>
          </table:table-cell>
          <table:table-cell office:value-type="float" office:value="92.26" table:style-name="ce52">
            <text:p>92.26</text:p>
          </table:table-cell>
          <table:table-cell office:value-type="float" office:value="94.15" table:style-name="ce52">
            <text:p>94.15</text:p>
          </table:table-cell>
          <table:table-cell office:value-type="float" office:value="93.76" table:style-name="ce52">
            <text:p>93.76</text:p>
          </table:table-cell>
          <table:table-cell office:value-type="float" office:value="93.06" table:style-name="ce52">
            <text:p>93.06</text:p>
          </table:table-cell>
          <table:table-cell office:value-type="float" office:value="92.03" table:style-name="ce52">
            <text:p>92.03</text:p>
          </table:table-cell>
          <table:table-cell table:style-name="ce18"/>
          <table:table-cell office:value-type="float" office:value="91.71" table:style-name="ce52">
            <text:p>91.71</text:p>
          </table:table-cell>
          <table:table-cell office:value-type="float" office:value="94.76" table:style-name="ce52">
            <text:p>94.76</text:p>
          </table:table-cell>
          <table:table-cell office:value-type="float" office:value="96.31" table:style-name="ce52">
            <text:p>96.31</text:p>
          </table:table-cell>
          <table:table-cell table:number-columns-repeated="16349" table:style-name="ce1"/>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style-name="ce1"/>
        </table:table-row>
        <table:table-row table:style-name="ro2">
          <table:table-cell table:style-name="ce7"/>
          <table:table-cell office:value-type="string" table:style-name="ce12">
            <text:p>E07000223</text:p>
          </table:table-cell>
          <table:table-cell office:value-type="string" table:style-name="ce12">
            <text:p>Adur</text:p>
          </table:table-cell>
          <table:table-cell table:style-name="ce58"/>
          <table:table-cell table:style-name="ce58"/>
          <table:table-cell table:style-name="ce58"/>
          <table:table-cell table:style-name="ce58"/>
          <table:table-cell table:style-name="ce58"/>
          <table:table-cell office:value-type="float" office:value="44.05" table:style-name="ce58">
            <text:p>44.05</text:p>
          </table:table-cell>
          <table:table-cell office:value-type="float" office:value="46.34" table:style-name="ce58">
            <text:p>46.34</text:p>
          </table:table-cell>
          <table:table-cell office:value-type="float" office:value="48.59" table:style-name="ce55">
            <text:p>48.59</text:p>
          </table:table-cell>
          <table:table-cell office:value-type="float" office:value="51.69" table:style-name="ce55">
            <text:p>51.69</text:p>
          </table:table-cell>
          <table:table-cell office:value-type="float" office:value="53.03" table:style-name="ce55">
            <text:p>53.03</text:p>
          </table:table-cell>
          <table:table-cell office:value-type="float" office:value="54.48" table:style-name="ce55">
            <text:p>54.48</text:p>
          </table:table-cell>
          <table:table-cell office:value-type="float" office:value="57.6" table:style-name="ce55">
            <text:p>57.60</text:p>
          </table:table-cell>
          <table:table-cell office:value-type="float" office:value="58.32" table:style-name="ce55">
            <text:p>58.32</text:p>
          </table:table-cell>
          <table:table-cell office:value-type="float" office:value="58.36" table:style-name="ce55">
            <text:p>58.36</text:p>
          </table:table-cell>
          <table:table-cell office:value-type="float" office:value="58.64" table:style-name="ce55">
            <text:p>58.64</text:p>
          </table:table-cell>
          <table:table-cell office:value-type="float" office:value="60.74" table:style-name="ce55">
            <text:p>60.74</text:p>
          </table:table-cell>
          <table:table-cell office:value-type="float" office:value="64.95" table:style-name="ce55">
            <text:p>64.95</text:p>
          </table:table-cell>
          <table:table-cell office:value-type="float" office:value="67.53" table:style-name="ce55">
            <text:p>67.53</text:p>
          </table:table-cell>
          <table:table-cell office:value-type="float" office:value="69.790000000000006" table:style-name="ce55">
            <text:p>69.79</text:p>
          </table:table-cell>
          <table:table-cell office:value-type="float" office:value="71.239999999999995" table:style-name="ce55">
            <text:p>71.24</text:p>
          </table:table-cell>
          <table:table-cell office:value-type="float" office:value="76.11" table:style-name="ce55">
            <text:p>76.11</text:p>
          </table:table-cell>
          <table:table-cell office:value-type="float" office:value="82.03" table:style-name="ce55">
            <text:p>82.03</text:p>
          </table:table-cell>
          <table:table-cell office:value-type="float" office:value="84.56" table:style-name="ce55">
            <text:p>84.56</text:p>
          </table:table-cell>
          <table:table-cell office:value-type="float" office:value="92.13" table:style-name="ce55">
            <text:p>92.13</text:p>
          </table:table-cell>
          <table:table-cell office:value-type="float" office:value="91.65" table:style-name="ce55">
            <text:p>91.65</text:p>
          </table:table-cell>
          <table:table-cell office:value-type="float" office:value="91" table:style-name="ce55">
            <text:p>91.00</text:p>
          </table:table-cell>
          <table:table-cell office:value-type="float" office:value="91.33" table:style-name="ce55">
            <text:p>91.33</text:p>
          </table:table-cell>
          <table:table-cell office:value-type="float" office:value="90.85" table:style-name="ce55">
            <text:p>90.85</text:p>
          </table:table-cell>
          <table:table-cell table:style-name="ce55"/>
          <table:table-cell office:value-type="float" office:value="90.04" table:style-name="ce55">
            <text:p>90.04</text:p>
          </table:table-cell>
          <table:table-cell office:value-type="float" office:value="92.71" table:style-name="ce55">
            <text:p>92.71</text:p>
          </table:table-cell>
          <table:table-cell office:value-type="float" office:value="94.33" table:style-name="ce55">
            <text:p>94.33</text:p>
          </table:table-cell>
          <table:table-cell table:number-columns-repeated="16349" table:style-name="ce1"/>
        </table:table-row>
        <table:table-row table:style-name="ro2">
          <table:table-cell table:style-name="ce7"/>
          <table:table-cell office:value-type="string" table:style-name="ce12">
            <text:p>E07000224</text:p>
          </table:table-cell>
          <table:table-cell office:value-type="string" table:style-name="ce12">
            <text:p>Arun</text:p>
          </table:table-cell>
          <table:table-cell table:style-name="ce58"/>
          <table:table-cell table:style-name="ce58"/>
          <table:table-cell table:style-name="ce58"/>
          <table:table-cell table:style-name="ce58"/>
          <table:table-cell table:style-name="ce58"/>
          <table:table-cell office:value-type="float" office:value="54.14" table:style-name="ce58">
            <text:p>54.14</text:p>
          </table:table-cell>
          <table:table-cell office:value-type="float" office:value="54.62" table:style-name="ce58">
            <text:p>54.62</text:p>
          </table:table-cell>
          <table:table-cell office:value-type="float" office:value="55.03" table:style-name="ce55">
            <text:p>55.03</text:p>
          </table:table-cell>
          <table:table-cell office:value-type="float" office:value="56.44" table:style-name="ce55">
            <text:p>56.44</text:p>
          </table:table-cell>
          <table:table-cell office:value-type="float" office:value="57.64" table:style-name="ce55">
            <text:p>57.64</text:p>
          </table:table-cell>
          <table:table-cell office:value-type="float" office:value="57.93" table:style-name="ce55">
            <text:p>57.93</text:p>
          </table:table-cell>
          <table:table-cell office:value-type="float" office:value="56.72" table:style-name="ce55">
            <text:p>56.72</text:p>
          </table:table-cell>
          <table:table-cell office:value-type="float" office:value="56.08" table:style-name="ce55">
            <text:p>56.08</text:p>
          </table:table-cell>
          <table:table-cell office:value-type="float" office:value="58.37" table:style-name="ce55">
            <text:p>58.37</text:p>
          </table:table-cell>
          <table:table-cell office:value-type="float" office:value="60.7" table:style-name="ce55">
            <text:p>60.70</text:p>
          </table:table-cell>
          <table:table-cell office:value-type="float" office:value="63.93" table:style-name="ce55">
            <text:p>63.93</text:p>
          </table:table-cell>
          <table:table-cell office:value-type="float" office:value="68.260000000000005" table:style-name="ce55">
            <text:p>68.26</text:p>
          </table:table-cell>
          <table:table-cell office:value-type="float" office:value="70.260000000000005" table:style-name="ce55">
            <text:p>70.26</text:p>
          </table:table-cell>
          <table:table-cell office:value-type="float" office:value="72.16" table:style-name="ce55">
            <text:p>72.16</text:p>
          </table:table-cell>
          <table:table-cell office:value-type="float" office:value="72.400000000000006" table:style-name="ce55">
            <text:p>72.40</text:p>
          </table:table-cell>
          <table:table-cell office:value-type="float" office:value="76.790000000000006" table:style-name="ce55">
            <text:p>76.79</text:p>
          </table:table-cell>
          <table:table-cell office:value-type="float" office:value="82.22" table:style-name="ce55">
            <text:p>82.22</text:p>
          </table:table-cell>
          <table:table-cell office:value-type="float" office:value="89.42" table:style-name="ce55">
            <text:p>89.42</text:p>
          </table:table-cell>
          <table:table-cell office:value-type="float" office:value="91" table:style-name="ce55">
            <text:p>91.00</text:p>
          </table:table-cell>
          <table:table-cell office:value-type="float" office:value="90.24" table:style-name="ce55">
            <text:p>90.24</text:p>
          </table:table-cell>
          <table:table-cell office:value-type="float" office:value="89.31" table:style-name="ce55">
            <text:p>89.31</text:p>
          </table:table-cell>
          <table:table-cell office:value-type="float" office:value="88.55" table:style-name="ce55">
            <text:p>88.55</text:p>
          </table:table-cell>
          <table:table-cell office:value-type="float" office:value="88.44" table:style-name="ce55">
            <text:p>88.44</text:p>
          </table:table-cell>
          <table:table-cell table:style-name="ce55"/>
          <table:table-cell office:value-type="float" office:value="87.84" table:style-name="ce55">
            <text:p>87.84</text:p>
          </table:table-cell>
          <table:table-cell office:value-type="float" office:value="92.4" table:style-name="ce55">
            <text:p>92.40</text:p>
          </table:table-cell>
          <table:table-cell office:value-type="float" office:value="92.57" table:style-name="ce55">
            <text:p>92.57</text:p>
          </table:table-cell>
          <table:table-cell table:number-columns-repeated="16349" table:style-name="ce1"/>
        </table:table-row>
        <table:table-row table:style-name="ro2">
          <table:table-cell table:style-name="ce7"/>
          <table:table-cell office:value-type="string" table:style-name="ce12">
            <text:p>E07000105</text:p>
          </table:table-cell>
          <table:table-cell office:value-type="string" table:style-name="ce12">
            <text:p>Ashford</text:p>
          </table:table-cell>
          <table:table-cell table:style-name="ce58"/>
          <table:table-cell table:style-name="ce58"/>
          <table:table-cell table:style-name="ce58"/>
          <table:table-cell table:style-name="ce58"/>
          <table:table-cell table:style-name="ce58"/>
          <table:table-cell office:value-type="float" office:value="49.91" table:style-name="ce58">
            <text:p>49.91</text:p>
          </table:table-cell>
          <table:table-cell office:value-type="float" office:value="50.04" table:style-name="ce58">
            <text:p>50.04</text:p>
          </table:table-cell>
          <table:table-cell office:value-type="float" office:value="51.13" table:style-name="ce55">
            <text:p>51.13</text:p>
          </table:table-cell>
          <table:table-cell office:value-type="float" office:value="51.88" table:style-name="ce55">
            <text:p>51.88</text:p>
          </table:table-cell>
          <table:table-cell office:value-type="float" office:value="53.41" table:style-name="ce55">
            <text:p>53.41</text:p>
          </table:table-cell>
          <table:table-cell office:value-type="float" office:value="54.81" table:style-name="ce55">
            <text:p>54.81</text:p>
          </table:table-cell>
          <table:table-cell office:value-type="float" office:value="56.09" table:style-name="ce55">
            <text:p>56.09</text:p>
          </table:table-cell>
          <table:table-cell office:value-type="float" office:value="57.34" table:style-name="ce55">
            <text:p>57.34</text:p>
          </table:table-cell>
          <table:table-cell office:value-type="float" office:value="58.92" table:style-name="ce55">
            <text:p>58.92</text:p>
          </table:table-cell>
          <table:table-cell office:value-type="float" office:value="60.77" table:style-name="ce55">
            <text:p>60.77</text:p>
          </table:table-cell>
          <table:table-cell office:value-type="float" office:value="63.19" table:style-name="ce55">
            <text:p>63.19</text:p>
          </table:table-cell>
          <table:table-cell office:value-type="float" office:value="66.489999999999995" table:style-name="ce55">
            <text:p>66.49</text:p>
          </table:table-cell>
          <table:table-cell office:value-type="float" office:value="69.77" table:style-name="ce55">
            <text:p>69.77</text:p>
          </table:table-cell>
          <table:table-cell office:value-type="float" office:value="71.150000000000006" table:style-name="ce55">
            <text:p>71.15</text:p>
          </table:table-cell>
          <table:table-cell office:value-type="float" office:value="72.989999999999995" table:style-name="ce55">
            <text:p>72.99</text:p>
          </table:table-cell>
          <table:table-cell office:value-type="float" office:value="82.38" table:style-name="ce55">
            <text:p>82.38</text:p>
          </table:table-cell>
          <table:table-cell office:value-type="float" office:value="85.38" table:style-name="ce55">
            <text:p>85.38</text:p>
          </table:table-cell>
          <table:table-cell office:value-type="float" office:value="88.27" table:style-name="ce55">
            <text:p>88.27</text:p>
          </table:table-cell>
          <table:table-cell office:value-type="float" office:value="92.59" table:style-name="ce55">
            <text:p>92.59</text:p>
          </table:table-cell>
          <table:table-cell office:value-type="float" office:value="93.18" table:style-name="ce55">
            <text:p>93.18</text:p>
          </table:table-cell>
          <table:table-cell office:value-type="float" office:value="93.04" table:style-name="ce55">
            <text:p>93.04</text:p>
          </table:table-cell>
          <table:table-cell office:value-type="float" office:value="93.81" table:style-name="ce55">
            <text:p>93.81</text:p>
          </table:table-cell>
          <table:table-cell office:value-type="float" office:value="94.64" table:style-name="ce55">
            <text:p>94.64</text:p>
          </table:table-cell>
          <table:table-cell table:style-name="ce55"/>
          <table:table-cell office:value-type="float" office:value="92.64" table:style-name="ce55">
            <text:p>92.64</text:p>
          </table:table-cell>
          <table:table-cell office:value-type="float" office:value="97.25" table:style-name="ce55">
            <text:p>97.25</text:p>
          </table:table-cell>
          <table:table-cell office:value-type="float" office:value="99.8" table:style-name="ce55">
            <text:p>99.80</text:p>
          </table:table-cell>
          <table:table-cell table:number-columns-repeated="16349" table:style-name="ce1"/>
        </table:table-row>
        <table:table-row table:style-name="ro2">
          <table:table-cell table:style-name="ce7"/>
          <table:table-cell office:value-type="string" table:style-name="ce12">
            <text:p>E07000004</text:p>
          </table:table-cell>
          <table:table-cell office:value-type="string" table:style-name="ce12">
            <text:p>Aylesbury Vale</text:p>
          </table:table-cell>
          <table:table-cell table:style-name="ce58"/>
          <table:table-cell table:style-name="ce58"/>
          <table:table-cell table:style-name="ce58"/>
          <table:table-cell table:style-name="ce58"/>
          <table:table-cell table:style-name="ce58"/>
          <table:table-cell office:value-type="float" office:value="43.48" table:style-name="ce58">
            <text:p>43.48</text:p>
          </table:table-cell>
          <table:table-cell office:value-type="float" office:value="45.27" table:style-name="ce58">
            <text:p>45.27</text:p>
          </table:table-cell>
          <table:table-cell office:value-type="float" office:value="47.31" table:style-name="ce55">
            <text:p>47.31</text:p>
          </table:table-cell>
          <table:table-cell office:value-type="float" office:value="48.96" table:style-name="ce55">
            <text:p>48.96</text:p>
          </table:table-cell>
          <table:table-cell office:value-type="float" office:value="50.99" table:style-name="ce55">
            <text:p>50.99</text:p>
          </table:table-cell>
          <table:table-cell office:value-type="float" office:value="52.15" table:style-name="ce55">
            <text:p>52.15</text:p>
          </table:table-cell>
          <table:table-cell office:value-type="float" office:value="56.72" table:style-name="ce55">
            <text:p>56.72</text:p>
          </table:table-cell>
          <table:table-cell office:value-type="float" office:value="58.07" table:style-name="ce55">
            <text:p>58.07</text:p>
          </table:table-cell>
          <table:table-cell office:value-type="float" office:value="60.83" table:style-name="ce55">
            <text:p>60.83</text:p>
          </table:table-cell>
          <table:table-cell office:value-type="float" office:value="64.260000000000005" table:style-name="ce55">
            <text:p>64.26</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84</text:p>
          </table:table-cell>
          <table:table-cell office:value-type="string" table:style-name="ce12">
            <text:p>Basingstoke and Deane</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36</text:p>
          </table:table-cell>
          <table:table-cell office:value-type="string" table:style-name="ce12">
            <text:p>Bracknell Forest</text:p>
          </table:table-cell>
          <table:table-cell table:style-name="ce58"/>
          <table:table-cell table:style-name="ce58"/>
          <table:table-cell table:style-name="ce58"/>
          <table:table-cell table:style-name="ce58"/>
          <table:table-cell table:style-name="ce58"/>
          <table:table-cell office:value-type="float" office:value="42.68" table:style-name="ce58">
            <text:p>42.68</text:p>
          </table:table-cell>
          <table:table-cell office:value-type="float" office:value="45.02" table:style-name="ce58">
            <text:p>45.02</text:p>
          </table:table-cell>
          <table:table-cell office:value-type="float" office:value="49.84" table:style-name="ce55">
            <text:p>49.84</text:p>
          </table:table-cell>
          <table:table-cell office:value-type="float" office:value="52.81" table:style-name="ce55">
            <text:p>52.81</text:p>
          </table:table-cell>
          <table:table-cell office:value-type="float" office:value="54.21" table:style-name="ce55">
            <text:p>54.21</text:p>
          </table:table-cell>
          <table:table-cell office:value-type="float" office:value="58.21" table:style-name="ce55">
            <text:p>58.21</text:p>
          </table:table-cell>
          <table:table-cell office:value-type="float" office:value="62.57" table:style-name="ce55">
            <text:p>62.57</text:p>
          </table:table-cell>
          <table:table-cell office:value-type="float" office:value="63.03" table:style-name="ce55">
            <text:p>63.03</text:p>
          </table:table-cell>
          <table:table-cell office:value-type="float" office:value="65.28" table:style-name="ce55">
            <text:p>65.28</text:p>
          </table:table-cell>
          <table:table-cell office:value-type="float" office:value="67.91" table:style-name="ce55">
            <text:p>67.91</text:p>
          </table:table-cell>
          <table:table-cell office:value-type="float" office:value="71.150000000000006" table:style-name="ce55">
            <text:p>71.15</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43</text:p>
          </table:table-cell>
          <table:table-cell office:value-type="string" table:style-name="ce12">
            <text:p>Brighton and Hove</text:p>
          </table:table-cell>
          <table:table-cell table:style-name="ce58"/>
          <table:table-cell table:style-name="ce58"/>
          <table:table-cell table:style-name="ce58"/>
          <table:table-cell table:style-name="ce58"/>
          <table:table-cell table:style-name="ce58"/>
          <table:table-cell office:value-type="float" office:value="43.72" table:style-name="ce58">
            <text:p>43.72</text:p>
          </table:table-cell>
          <table:table-cell office:value-type="float" office:value="44.69" table:style-name="ce58">
            <text:p>44.69</text:p>
          </table:table-cell>
          <table:table-cell office:value-type="float" office:value="45.42" table:style-name="ce55">
            <text:p>45.42</text:p>
          </table:table-cell>
          <table:table-cell office:value-type="float" office:value="46.14" table:style-name="ce55">
            <text:p>46.14</text:p>
          </table:table-cell>
          <table:table-cell office:value-type="float" office:value="47.81" table:style-name="ce55">
            <text:p>47.81</text:p>
          </table:table-cell>
          <table:table-cell office:value-type="float" office:value="49.35" table:style-name="ce55">
            <text:p>49.35</text:p>
          </table:table-cell>
          <table:table-cell office:value-type="float" office:value="51.8" table:style-name="ce55">
            <text:p>51.80</text:p>
          </table:table-cell>
          <table:table-cell office:value-type="float" office:value="52.26" table:style-name="ce55">
            <text:p>52.26</text:p>
          </table:table-cell>
          <table:table-cell office:value-type="float" office:value="54.09" table:style-name="ce55">
            <text:p>54.09</text:p>
          </table:table-cell>
          <table:table-cell office:value-type="float" office:value="55.28" table:style-name="ce55">
            <text:p>55.28</text:p>
          </table:table-cell>
          <table:table-cell office:value-type="float" office:value="57.66" table:style-name="ce55">
            <text:p>57.66</text:p>
          </table:table-cell>
          <table:table-cell office:value-type="float" office:value="61.45" table:style-name="ce55">
            <text:p>61.45</text:p>
          </table:table-cell>
          <table:table-cell office:value-type="float" office:value="64.22" table:style-name="ce55">
            <text:p>64.22</text:p>
          </table:table-cell>
          <table:table-cell office:value-type="float" office:value="65.739999999999995" table:style-name="ce55">
            <text:p>65.74</text:p>
          </table:table-cell>
          <table:table-cell office:value-type="float" office:value="66.55" table:style-name="ce55">
            <text:p>66.55</text:p>
          </table:table-cell>
          <table:table-cell office:value-type="float" office:value="70.760000000000005" table:style-name="ce55">
            <text:p>70.76</text:p>
          </table:table-cell>
          <table:table-cell office:value-type="float" office:value="75.930000000000007" table:style-name="ce55">
            <text:p>75.93</text:p>
          </table:table-cell>
          <table:table-cell office:value-type="float" office:value="79.290000000000006" table:style-name="ce55">
            <text:p>79.29</text:p>
          </table:table-cell>
          <table:table-cell office:value-type="float" office:value="83.72" table:style-name="ce55">
            <text:p>83.72</text:p>
          </table:table-cell>
          <table:table-cell office:value-type="float" office:value="85.72" table:style-name="ce55">
            <text:p>85.72</text:p>
          </table:table-cell>
          <table:table-cell office:value-type="float" office:value="85.26" table:style-name="ce55">
            <text:p>85.26</text:p>
          </table:table-cell>
          <table:table-cell office:value-type="float" office:value="85.27" table:style-name="ce55">
            <text:p>85.27</text:p>
          </table:table-cell>
          <table:table-cell office:value-type="float" office:value="85.25" table:style-name="ce55">
            <text:p>85.25</text:p>
          </table:table-cell>
          <table:table-cell table:style-name="ce55"/>
          <table:table-cell office:value-type="float" office:value="84.08" table:style-name="ce55">
            <text:p>84.08</text:p>
          </table:table-cell>
          <table:table-cell office:value-type="float" office:value="87.49" table:style-name="ce55">
            <text:p>87.49</text:p>
          </table:table-cell>
          <table:table-cell office:value-type="float" office:value="88.86" table:style-name="ce55">
            <text:p>88.86</text:p>
          </table:table-cell>
          <table:table-cell table:number-columns-repeated="16349" table:style-name="ce1"/>
        </table:table-row>
        <table:table-row table:style-name="ro2">
          <table:table-cell table:style-name="ce7"/>
          <table:table-cell office:value-type="string" table:style-name="ce12">
            <text:p>E06000060</text:p>
          </table:table-cell>
          <table:table-cell office:value-type="string" table:style-name="ce12">
            <text:p>Buckinghamshire</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office:value-type="string" table:style-name="ce58">
            <text:p>..</text:p>
          </table:table-cell>
          <table:table-cell table:style-name="ce55"/>
          <table:table-cell office:value-type="string" table:style-name="ce58">
            <text:p>..</text:p>
          </table:table-cell>
          <table:table-cell office:value-type="string" table:style-name="ce58">
            <text:p>..</text:p>
          </table:table-cell>
          <table:table-cell office:value-type="string" table:style-name="ce58">
            <text:p>..</text:p>
          </table:table-cell>
          <table:table-cell table:number-columns-repeated="16349" table:style-name="ce1"/>
        </table:table-row>
        <table:table-row table:style-name="ro2">
          <table:table-cell table:style-name="ce7"/>
          <table:table-cell office:value-type="string" table:style-name="ce12">
            <text:p>E07000106</text:p>
          </table:table-cell>
          <table:table-cell office:value-type="string" table:style-name="ce12">
            <text:p>Canterbury</text:p>
          </table:table-cell>
          <table:table-cell table:style-name="ce58"/>
          <table:table-cell table:style-name="ce58"/>
          <table:table-cell table:style-name="ce58"/>
          <table:table-cell table:style-name="ce58"/>
          <table:table-cell table:style-name="ce58"/>
          <table:table-cell office:value-type="float" office:value="47.62" table:style-name="ce58">
            <text:p>47.62</text:p>
          </table:table-cell>
          <table:table-cell office:value-type="float" office:value="48.11" table:style-name="ce58">
            <text:p>48.11</text:p>
          </table:table-cell>
          <table:table-cell office:value-type="float" office:value="49.1" table:style-name="ce55">
            <text:p>49.10</text:p>
          </table:table-cell>
          <table:table-cell office:value-type="float" office:value="49.55" table:style-name="ce55">
            <text:p>49.55</text:p>
          </table:table-cell>
          <table:table-cell office:value-type="float" office:value="50.82" table:style-name="ce55">
            <text:p>50.82</text:p>
          </table:table-cell>
          <table:table-cell office:value-type="float" office:value="52.13" table:style-name="ce55">
            <text:p>52.13</text:p>
          </table:table-cell>
          <table:table-cell office:value-type="float" office:value="55.34" table:style-name="ce55">
            <text:p>55.34</text:p>
          </table:table-cell>
          <table:table-cell office:value-type="float" office:value="56.69" table:style-name="ce55">
            <text:p>56.69</text:p>
          </table:table-cell>
          <table:table-cell office:value-type="float" office:value="58.5" table:style-name="ce55">
            <text:p>58.50</text:p>
          </table:table-cell>
          <table:table-cell office:value-type="float" office:value="60.25" table:style-name="ce55">
            <text:p>60.25</text:p>
          </table:table-cell>
          <table:table-cell office:value-type="float" office:value="62.58" table:style-name="ce55">
            <text:p>62.58</text:p>
          </table:table-cell>
          <table:table-cell office:value-type="float" office:value="67.069999999999993" table:style-name="ce55">
            <text:p>67.07</text:p>
          </table:table-cell>
          <table:table-cell office:value-type="float" office:value="69.260000000000005" table:style-name="ce55">
            <text:p>69.26</text:p>
          </table:table-cell>
          <table:table-cell office:value-type="float" office:value="71.2" table:style-name="ce55">
            <text:p>71.20</text:p>
          </table:table-cell>
          <table:table-cell office:value-type="float" office:value="70.78" table:style-name="ce55">
            <text:p>70.78</text:p>
          </table:table-cell>
          <table:table-cell office:value-type="float" office:value="78" table:style-name="ce55">
            <text:p>78.00</text:p>
          </table:table-cell>
          <table:table-cell office:value-type="float" office:value="82.69" table:style-name="ce55">
            <text:p>82.69</text:p>
          </table:table-cell>
          <table:table-cell office:value-type="float" office:value="85.68" table:style-name="ce55">
            <text:p>85.68</text:p>
          </table:table-cell>
          <table:table-cell office:value-type="float" office:value="87.84" table:style-name="ce55">
            <text:p>87.84</text:p>
          </table:table-cell>
          <table:table-cell office:value-type="float" office:value="89.79" table:style-name="ce55">
            <text:p>89.79</text:p>
          </table:table-cell>
          <table:table-cell office:value-type="float" office:value="89.1" table:style-name="ce55">
            <text:p>89.10</text:p>
          </table:table-cell>
          <table:table-cell office:value-type="float" office:value="88.21" table:style-name="ce55">
            <text:p>88.21</text:p>
          </table:table-cell>
          <table:table-cell office:value-type="float" office:value="86.45" table:style-name="ce55">
            <text:p>86.45</text:p>
          </table:table-cell>
          <table:table-cell table:style-name="ce55"/>
          <table:table-cell office:value-type="float" office:value="86.5" table:style-name="ce55">
            <text:p>86.50</text:p>
          </table:table-cell>
          <table:table-cell office:value-type="float" office:value="88.89" table:style-name="ce55">
            <text:p>88.89</text:p>
          </table:table-cell>
          <table:table-cell office:value-type="float" office:value="90.51" table:style-name="ce55">
            <text:p>90.51</text:p>
          </table:table-cell>
          <table:table-cell table:number-columns-repeated="16349" table:style-name="ce1"/>
        </table:table-row>
        <table:table-row table:style-name="ro2">
          <table:table-cell table:style-name="ce7"/>
          <table:table-cell office:value-type="string" table:style-name="ce12">
            <text:p>E07000177</text:p>
          </table:table-cell>
          <table:table-cell office:value-type="string" table:style-name="ce12">
            <text:p>Cherwell</text:p>
          </table:table-cell>
          <table:table-cell table:style-name="ce58"/>
          <table:table-cell table:style-name="ce58"/>
          <table:table-cell table:style-name="ce58"/>
          <table:table-cell table:style-name="ce58"/>
          <table:table-cell table:style-name="ce58"/>
          <table:table-cell office:value-type="float" office:value="40.950000000000003" table:style-name="ce58">
            <text:p>40.95</text:p>
          </table:table-cell>
          <table:table-cell office:value-type="float" office:value="44.91" table:style-name="ce58">
            <text:p>44.91</text:p>
          </table:table-cell>
          <table:table-cell office:value-type="float" office:value="47.22" table:style-name="ce55">
            <text:p>47.22</text:p>
          </table:table-cell>
          <table:table-cell office:value-type="float" office:value="47.04" table:style-name="ce55">
            <text:p>47.04</text:p>
          </table:table-cell>
          <table:table-cell office:value-type="float" office:value="49.83" table:style-name="ce55">
            <text:p>49.83</text:p>
          </table:table-cell>
          <table:table-cell office:value-type="float" office:value="52.64" table:style-name="ce55">
            <text:p>52.64</text:p>
          </table:table-cell>
          <table:table-cell office:value-type="float" office:value="55.42" table:style-name="ce55">
            <text:p>55.42</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157.65" table:style-name="ce55">
            <text:p>157.65</text:p>
          </table:table-cell>
          <table:table-cell office:value-type="float" office:value="154.99" table:style-name="ce55">
            <text:p>154.99</text:p>
          </table:table-cell>
          <table:table-cell office:value-type="float" office:value="150.87" table:style-name="ce55">
            <text:p>150.87</text:p>
          </table:table-cell>
          <table:table-cell table:number-columns-repeated="16349" table:style-name="ce1"/>
        </table:table-row>
        <table:table-row table:style-name="ro2">
          <table:table-cell table:style-name="ce7"/>
          <table:table-cell office:value-type="string" table:style-name="ce12">
            <text:p>E07000225</text:p>
          </table:table-cell>
          <table:table-cell office:value-type="string" table:style-name="ce12">
            <text:p>Chichester</text:p>
          </table:table-cell>
          <table:table-cell table:style-name="ce58"/>
          <table:table-cell table:style-name="ce58"/>
          <table:table-cell table:style-name="ce58"/>
          <table:table-cell table:style-name="ce58"/>
          <table:table-cell table:style-name="ce58"/>
          <table:table-cell office:value-type="float" office:value="43.51" table:style-name="ce58">
            <text:p>43.51</text:p>
          </table:table-cell>
          <table:table-cell office:value-type="float" office:value="44.49" table:style-name="ce58">
            <text:p>44.49</text:p>
          </table:table-cell>
          <table:table-cell office:value-type="float" office:value="45.43" table:style-name="ce55">
            <text:p>45.43</text:p>
          </table:table-cell>
          <table:table-cell office:value-type="float" office:value="50.4" table:style-name="ce55">
            <text:p>50.40</text:p>
          </table:table-cell>
          <table:table-cell office:value-type="float" office:value="52.82" table:style-name="ce55">
            <text:p>52.82</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05</text:p>
          </table:table-cell>
          <table:table-cell office:value-type="string" table:style-name="ce12">
            <text:p>Chiltern</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26</text:p>
          </table:table-cell>
          <table:table-cell office:value-type="string" table:style-name="ce12">
            <text:p>Crawley</text:p>
          </table:table-cell>
          <table:table-cell table:style-name="ce58"/>
          <table:table-cell table:style-name="ce58"/>
          <table:table-cell table:style-name="ce58"/>
          <table:table-cell table:style-name="ce58"/>
          <table:table-cell table:style-name="ce58"/>
          <table:table-cell office:value-type="float" office:value="44.85" table:style-name="ce58">
            <text:p>44.85</text:p>
          </table:table-cell>
          <table:table-cell office:value-type="float" office:value="45.34" table:style-name="ce58">
            <text:p>45.34</text:p>
          </table:table-cell>
          <table:table-cell office:value-type="float" office:value="46.79" table:style-name="ce55">
            <text:p>46.79</text:p>
          </table:table-cell>
          <table:table-cell office:value-type="float" office:value="50.3" table:style-name="ce55">
            <text:p>50.30</text:p>
          </table:table-cell>
          <table:table-cell office:value-type="float" office:value="53.82" table:style-name="ce55">
            <text:p>53.82</text:p>
          </table:table-cell>
          <table:table-cell office:value-type="float" office:value="57.81" table:style-name="ce55">
            <text:p>57.81</text:p>
          </table:table-cell>
          <table:table-cell office:value-type="float" office:value="61.59" table:style-name="ce55">
            <text:p>61.59</text:p>
          </table:table-cell>
          <table:table-cell office:value-type="float" office:value="62.4" table:style-name="ce55">
            <text:p>62.40</text:p>
          </table:table-cell>
          <table:table-cell office:value-type="float" office:value="64.89" table:style-name="ce55">
            <text:p>64.89</text:p>
          </table:table-cell>
          <table:table-cell office:value-type="float" office:value="67.569999999999993" table:style-name="ce55">
            <text:p>67.57</text:p>
          </table:table-cell>
          <table:table-cell office:value-type="float" office:value="70.87" table:style-name="ce55">
            <text:p>70.87</text:p>
          </table:table-cell>
          <table:table-cell office:value-type="float" office:value="75.010000000000005" table:style-name="ce55">
            <text:p>75.01</text:p>
          </table:table-cell>
          <table:table-cell office:value-type="float" office:value="78.92" table:style-name="ce55">
            <text:p>78.92</text:p>
          </table:table-cell>
          <table:table-cell office:value-type="float" office:value="81.650000000000006" table:style-name="ce55">
            <text:p>81.65</text:p>
          </table:table-cell>
          <table:table-cell office:value-type="float" office:value="83.91" table:style-name="ce55">
            <text:p>83.91</text:p>
          </table:table-cell>
          <table:table-cell office:value-type="float" office:value="90.17" table:style-name="ce55">
            <text:p>90.17</text:p>
          </table:table-cell>
          <table:table-cell office:value-type="float" office:value="103.24" table:style-name="ce55">
            <text:p>103.24</text:p>
          </table:table-cell>
          <table:table-cell office:value-type="float" office:value="99.31" table:style-name="ce55">
            <text:p>99.31</text:p>
          </table:table-cell>
          <table:table-cell office:value-type="float" office:value="107.39" table:style-name="ce55">
            <text:p>107.39</text:p>
          </table:table-cell>
          <table:table-cell office:value-type="float" office:value="107.27" table:style-name="ce55">
            <text:p>107.27</text:p>
          </table:table-cell>
          <table:table-cell office:value-type="float" office:value="106.25" table:style-name="ce55">
            <text:p>106.25</text:p>
          </table:table-cell>
          <table:table-cell office:value-type="float" office:value="106.7" table:style-name="ce55">
            <text:p>106.70</text:p>
          </table:table-cell>
          <table:table-cell office:value-type="float" office:value="106.85" table:style-name="ce55">
            <text:p>106.85</text:p>
          </table:table-cell>
          <table:table-cell table:style-name="ce55"/>
          <table:table-cell office:value-type="float" office:value="105.23" table:style-name="ce55">
            <text:p>105.23</text:p>
          </table:table-cell>
          <table:table-cell office:value-type="float" office:value="108.57" table:style-name="ce55">
            <text:p>108.57</text:p>
          </table:table-cell>
          <table:table-cell office:value-type="float" office:value="108.4" table:style-name="ce55">
            <text:p>108.40</text:p>
          </table:table-cell>
          <table:table-cell table:number-columns-repeated="16349" table:style-name="ce1"/>
        </table:table-row>
        <table:table-row table:style-name="ro2">
          <table:table-cell table:style-name="ce7"/>
          <table:table-cell office:value-type="string" table:style-name="ce12">
            <text:p>E07000107</text:p>
          </table:table-cell>
          <table:table-cell office:value-type="string" table:style-name="ce12">
            <text:p>Dartford</text:p>
          </table:table-cell>
          <table:table-cell table:style-name="ce58"/>
          <table:table-cell table:style-name="ce58"/>
          <table:table-cell table:style-name="ce58"/>
          <table:table-cell table:style-name="ce58"/>
          <table:table-cell table:style-name="ce58"/>
          <table:table-cell office:value-type="float" office:value="47.25" table:style-name="ce58">
            <text:p>47.25</text:p>
          </table:table-cell>
          <table:table-cell office:value-type="float" office:value="47.78" table:style-name="ce58">
            <text:p>47.78</text:p>
          </table:table-cell>
          <table:table-cell office:value-type="float" office:value="48.67" table:style-name="ce55">
            <text:p>48.67</text:p>
          </table:table-cell>
          <table:table-cell office:value-type="float" office:value="50.52" table:style-name="ce55">
            <text:p>50.52</text:p>
          </table:table-cell>
          <table:table-cell office:value-type="float" office:value="51.99" table:style-name="ce55">
            <text:p>51.99</text:p>
          </table:table-cell>
          <table:table-cell office:value-type="float" office:value="53.48" table:style-name="ce55">
            <text:p>53.48</text:p>
          </table:table-cell>
          <table:table-cell office:value-type="float" office:value="56.51" table:style-name="ce55">
            <text:p>56.51</text:p>
          </table:table-cell>
          <table:table-cell office:value-type="float" office:value="56.76" table:style-name="ce55">
            <text:p>56.76</text:p>
          </table:table-cell>
          <table:table-cell office:value-type="float" office:value="59.08" table:style-name="ce55">
            <text:p>59.08</text:p>
          </table:table-cell>
          <table:table-cell office:value-type="float" office:value="61.18" table:style-name="ce55">
            <text:p>61.18</text:p>
          </table:table-cell>
          <table:table-cell office:value-type="float" office:value="63.82" table:style-name="ce55">
            <text:p>63.82</text:p>
          </table:table-cell>
          <table:table-cell office:value-type="float" office:value="66.930000000000007" table:style-name="ce55">
            <text:p>66.93</text:p>
          </table:table-cell>
          <table:table-cell office:value-type="float" office:value="70.459999999999994" table:style-name="ce55">
            <text:p>70.46</text:p>
          </table:table-cell>
          <table:table-cell office:value-type="float" office:value="72.900000000000006" table:style-name="ce55">
            <text:p>72.90</text:p>
          </table:table-cell>
          <table:table-cell office:value-type="float" office:value="74.959999999999994" table:style-name="ce55">
            <text:p>74.96</text:p>
          </table:table-cell>
          <table:table-cell office:value-type="float" office:value="83.49" table:style-name="ce55">
            <text:p>83.49</text:p>
          </table:table-cell>
          <table:table-cell office:value-type="float" office:value="88.12" table:style-name="ce55">
            <text:p>88.12</text:p>
          </table:table-cell>
          <table:table-cell office:value-type="float" office:value="90.42" table:style-name="ce55">
            <text:p>90.42</text:p>
          </table:table-cell>
          <table:table-cell office:value-type="float" office:value="93.43" table:style-name="ce55">
            <text:p>93.43</text:p>
          </table:table-cell>
          <table:table-cell office:value-type="float" office:value="95.25" table:style-name="ce55">
            <text:p>95.25</text:p>
          </table:table-cell>
          <table:table-cell office:value-type="float" office:value="95.06" table:style-name="ce55">
            <text:p>95.06</text:p>
          </table:table-cell>
          <table:table-cell office:value-type="float" office:value="94.17" table:style-name="ce55">
            <text:p>94.17</text:p>
          </table:table-cell>
          <table:table-cell office:value-type="float" office:value="92.9" table:style-name="ce55">
            <text:p>92.90</text:p>
          </table:table-cell>
          <table:table-cell table:style-name="ce55"/>
          <table:table-cell office:value-type="float" office:value="88.71" table:style-name="ce55">
            <text:p>88.71</text:p>
          </table:table-cell>
          <table:table-cell office:value-type="float" office:value="91.47" table:style-name="ce55">
            <text:p>91.47</text:p>
          </table:table-cell>
          <table:table-cell office:value-type="float" office:value="93.41" table:style-name="ce55">
            <text:p>93.41</text:p>
          </table:table-cell>
          <table:table-cell table:number-columns-repeated="16349" table:style-name="ce1"/>
        </table:table-row>
        <table:table-row table:style-name="ro2">
          <table:table-cell table:style-name="ce7"/>
          <table:table-cell office:value-type="string" table:style-name="ce12">
            <text:p>E07000108</text:p>
          </table:table-cell>
          <table:table-cell office:value-type="string" table:style-name="ce12">
            <text:p>Dover</text:p>
          </table:table-cell>
          <table:table-cell table:style-name="ce58"/>
          <table:table-cell table:style-name="ce58"/>
          <table:table-cell table:style-name="ce58"/>
          <table:table-cell table:style-name="ce58"/>
          <table:table-cell table:style-name="ce58"/>
          <table:table-cell office:value-type="float" office:value="49.58" table:style-name="ce58">
            <text:p>49.58</text:p>
          </table:table-cell>
          <table:table-cell office:value-type="float" office:value="50.19" table:style-name="ce58">
            <text:p>50.19</text:p>
          </table:table-cell>
          <table:table-cell office:value-type="float" office:value="52.12" table:style-name="ce55">
            <text:p>52.12</text:p>
          </table:table-cell>
          <table:table-cell office:value-type="float" office:value="55.58" table:style-name="ce55">
            <text:p>55.58</text:p>
          </table:table-cell>
          <table:table-cell office:value-type="float" office:value="53.9" table:style-name="ce55">
            <text:p>53.90</text:p>
          </table:table-cell>
          <table:table-cell office:value-type="float" office:value="55.34" table:style-name="ce55">
            <text:p>55.34</text:p>
          </table:table-cell>
          <table:table-cell office:value-type="float" office:value="57.44" table:style-name="ce55">
            <text:p>57.44</text:p>
          </table:table-cell>
          <table:table-cell office:value-type="float" office:value="57.26" table:style-name="ce55">
            <text:p>57.26</text:p>
          </table:table-cell>
          <table:table-cell office:value-type="float" office:value="58.54" table:style-name="ce55">
            <text:p>58.54</text:p>
          </table:table-cell>
          <table:table-cell office:value-type="float" office:value="59.91" table:style-name="ce55">
            <text:p>59.91</text:p>
          </table:table-cell>
          <table:table-cell office:value-type="float" office:value="61.87" table:style-name="ce55">
            <text:p>61.87</text:p>
          </table:table-cell>
          <table:table-cell office:value-type="float" office:value="65.67" table:style-name="ce55">
            <text:p>65.67</text:p>
          </table:table-cell>
          <table:table-cell office:value-type="float" office:value="68.08" table:style-name="ce55">
            <text:p>68.08</text:p>
          </table:table-cell>
          <table:table-cell office:value-type="float" office:value="70.36" table:style-name="ce55">
            <text:p>70.36</text:p>
          </table:table-cell>
          <table:table-cell office:value-type="float" office:value="70.2" table:style-name="ce55">
            <text:p>70.20</text:p>
          </table:table-cell>
          <table:table-cell office:value-type="float" office:value="73.95" table:style-name="ce55">
            <text:p>73.95</text:p>
          </table:table-cell>
          <table:table-cell office:value-type="string" table:style-name="ce55">
            <text:p>LSVT</text:p>
          </table:table-cell>
          <table:table-cell office:value-type="float" office:value="82.56" table:style-name="ce55">
            <text:p>82.56</text:p>
          </table:table-cell>
          <table:table-cell office:value-type="float" office:value="84.72" table:style-name="ce55">
            <text:p>84.72</text:p>
          </table:table-cell>
          <table:table-cell office:value-type="float" office:value="86.5" table:style-name="ce55">
            <text:p>86.50</text:p>
          </table:table-cell>
          <table:table-cell office:value-type="float" office:value="85.78" table:style-name="ce55">
            <text:p>85.78</text:p>
          </table:table-cell>
          <table:table-cell office:value-type="float" office:value="84.92" table:style-name="ce55">
            <text:p>84.92</text:p>
          </table:table-cell>
          <table:table-cell office:value-type="float" office:value="84.17" table:style-name="ce55">
            <text:p>84.17</text:p>
          </table:table-cell>
          <table:table-cell table:style-name="ce55"/>
          <table:table-cell office:value-type="float" office:value="83.38" table:style-name="ce55">
            <text:p>83.38</text:p>
          </table:table-cell>
          <table:table-cell office:value-type="float" office:value="85.64" table:style-name="ce55">
            <text:p>85.64</text:p>
          </table:table-cell>
          <table:table-cell office:value-type="float" office:value="86.85" table:style-name="ce55">
            <text:p>86.85</text:p>
          </table:table-cell>
          <table:table-cell table:number-columns-repeated="16349" table:style-name="ce1"/>
        </table:table-row>
        <table:table-row table:style-name="ro2">
          <table:table-cell table:style-name="ce7"/>
          <table:table-cell office:value-type="string" table:style-name="ce12">
            <text:p>E07000085</text:p>
          </table:table-cell>
          <table:table-cell office:value-type="string" table:style-name="ce12">
            <text:p>East Hampshire</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61</text:p>
          </table:table-cell>
          <table:table-cell office:value-type="string" table:style-name="ce12">
            <text:p>Eastbourne</text:p>
          </table:table-cell>
          <table:table-cell table:style-name="ce58"/>
          <table:table-cell table:style-name="ce58"/>
          <table:table-cell table:style-name="ce58"/>
          <table:table-cell table:style-name="ce58"/>
          <table:table-cell table:style-name="ce58"/>
          <table:table-cell office:value-type="float" office:value="43.8" table:style-name="ce58">
            <text:p>43.8</text:p>
          </table:table-cell>
          <table:table-cell office:value-type="float" office:value="44.53" table:style-name="ce58">
            <text:p>44.53</text:p>
          </table:table-cell>
          <table:table-cell office:value-type="float" office:value="45.33" table:style-name="ce55">
            <text:p>45.33</text:p>
          </table:table-cell>
          <table:table-cell office:value-type="float" office:value="46.03" table:style-name="ce55">
            <text:p>46.03</text:p>
          </table:table-cell>
          <table:table-cell office:value-type="float" office:value="47.7" table:style-name="ce55">
            <text:p>47.70</text:p>
          </table:table-cell>
          <table:table-cell office:value-type="float" office:value="49.19" table:style-name="ce55">
            <text:p>49.19</text:p>
          </table:table-cell>
          <table:table-cell office:value-type="float" office:value="50.27" table:style-name="ce55">
            <text:p>50.27</text:p>
          </table:table-cell>
          <table:table-cell office:value-type="float" office:value="51.49" table:style-name="ce55">
            <text:p>51.49</text:p>
          </table:table-cell>
          <table:table-cell office:value-type="float" office:value="53" table:style-name="ce55">
            <text:p>53.00</text:p>
          </table:table-cell>
          <table:table-cell office:value-type="float" office:value="54.47" table:style-name="ce55">
            <text:p>54.47</text:p>
          </table:table-cell>
          <table:table-cell office:value-type="float" office:value="56.34" table:style-name="ce55">
            <text:p>56.34</text:p>
          </table:table-cell>
          <table:table-cell office:value-type="float" office:value="58.61" table:style-name="ce55">
            <text:p>58.61</text:p>
          </table:table-cell>
          <table:table-cell office:value-type="float" office:value="58.45" table:style-name="ce55">
            <text:p>58.45</text:p>
          </table:table-cell>
          <table:table-cell office:value-type="float" office:value="62.89" table:style-name="ce55">
            <text:p>62.89</text:p>
          </table:table-cell>
          <table:table-cell office:value-type="float" office:value="63.78" table:style-name="ce55">
            <text:p>63.78</text:p>
          </table:table-cell>
          <table:table-cell office:value-type="float" office:value="68.38" table:style-name="ce55">
            <text:p>68.38</text:p>
          </table:table-cell>
          <table:table-cell office:value-type="float" office:value="71.44" table:style-name="ce55">
            <text:p>71.44</text:p>
          </table:table-cell>
          <table:table-cell office:value-type="float" office:value="74.77" table:style-name="ce55">
            <text:p>74.77</text:p>
          </table:table-cell>
          <table:table-cell office:value-type="float" office:value="77.930000000000007" table:style-name="ce55">
            <text:p>77.93</text:p>
          </table:table-cell>
          <table:table-cell office:value-type="float" office:value="80.069999999999993" table:style-name="ce55">
            <text:p>80.07</text:p>
          </table:table-cell>
          <table:table-cell office:value-type="float" office:value="79.31" table:style-name="ce55">
            <text:p>79.31</text:p>
          </table:table-cell>
          <table:table-cell office:value-type="float" office:value="78.069999999999993" table:style-name="ce55">
            <text:p>78.07</text:p>
          </table:table-cell>
          <table:table-cell office:value-type="float" office:value="77.3" table:style-name="ce55">
            <text:p>77.30</text:p>
          </table:table-cell>
          <table:table-cell table:style-name="ce55"/>
          <table:table-cell office:value-type="float" office:value="74.11" table:style-name="ce55">
            <text:p>74.11</text:p>
          </table:table-cell>
          <table:table-cell office:value-type="float" office:value="79.63" table:style-name="ce55">
            <text:p>79.63</text:p>
          </table:table-cell>
          <table:table-cell office:value-type="float" office:value="80.760000000000005" table:style-name="ce55">
            <text:p>80.76</text:p>
          </table:table-cell>
          <table:table-cell table:number-columns-repeated="16349" table:style-name="ce1"/>
        </table:table-row>
        <table:table-row table:style-name="ro2">
          <table:table-cell table:style-name="ce7"/>
          <table:table-cell office:value-type="string" table:style-name="ce12">
            <text:p>E07000086</text:p>
          </table:table-cell>
          <table:table-cell office:value-type="string" table:style-name="ce12">
            <text:p>Eastleigh</text:p>
          </table:table-cell>
          <table:table-cell table:style-name="ce58"/>
          <table:table-cell table:style-name="ce58"/>
          <table:table-cell table:style-name="ce58"/>
          <table:table-cell table:style-name="ce58"/>
          <table:table-cell table:style-name="ce58"/>
          <table:table-cell office:value-type="float" office:value="55.59" table:style-name="ce58">
            <text:p>55.59</text:p>
          </table:table-cell>
          <table:table-cell office:value-type="float" office:value="62.3" table:style-name="ce58">
            <text:p>62.3</text:p>
          </table:table-cell>
          <table:table-cell office:value-type="float" office:value="64.37" table:style-name="ce55">
            <text:p>64.37</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07</text:p>
          </table:table-cell>
          <table:table-cell office:value-type="string" table:style-name="ce12">
            <text:p>Elmbridge</text:p>
          </table:table-cell>
          <table:table-cell table:style-name="ce58"/>
          <table:table-cell table:style-name="ce58"/>
          <table:table-cell table:style-name="ce58"/>
          <table:table-cell table:style-name="ce58"/>
          <table:table-cell table:style-name="ce58"/>
          <table:table-cell office:value-type="float" office:value="51.45" table:style-name="ce58">
            <text:p>51.45</text:p>
          </table:table-cell>
          <table:table-cell office:value-type="float" office:value="52.75" table:style-name="ce58">
            <text:p>52.75</text:p>
          </table:table-cell>
          <table:table-cell office:value-type="float" office:value="55.34" table:style-name="ce55">
            <text:p>55.34</text:p>
          </table:table-cell>
          <table:table-cell office:value-type="float" office:value="57.76" table:style-name="ce55">
            <text:p>57.76</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08</text:p>
          </table:table-cell>
          <table:table-cell office:value-type="string" table:style-name="ce12">
            <text:p>Epsom and Ewell</text:p>
          </table:table-cell>
          <table:table-cell table:style-name="ce58"/>
          <table:table-cell table:style-name="ce58"/>
          <table:table-cell table:style-name="ce58"/>
          <table:table-cell table:style-name="ce58"/>
          <table:table-cell table:style-name="ce58"/>
          <table:table-cell office:value-type="float" office:value="46.71" table:style-name="ce58">
            <text:p>46.71</text:p>
          </table:table-cell>
          <table:table-cell office:value-type="float" office:value="46.71" table:style-name="ce58">
            <text:p>46.71</text:p>
          </table:table-cell>
          <table:table-cell office:value-type="float" office:value="61.05" table:style-name="ce55">
            <text:p>61.05</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87</text:p>
          </table:table-cell>
          <table:table-cell office:value-type="string" table:style-name="ce12">
            <text:p>Fareham</text:p>
          </table:table-cell>
          <table:table-cell table:style-name="ce58"/>
          <table:table-cell table:style-name="ce58"/>
          <table:table-cell table:style-name="ce58"/>
          <table:table-cell table:style-name="ce58"/>
          <table:table-cell table:style-name="ce58"/>
          <table:table-cell office:value-type="float" office:value="43.93" table:style-name="ce58">
            <text:p>43.93</text:p>
          </table:table-cell>
          <table:table-cell office:value-type="float" office:value="44.42" table:style-name="ce58">
            <text:p>44.42</text:p>
          </table:table-cell>
          <table:table-cell office:value-type="float" office:value="45.28" table:style-name="ce55">
            <text:p>45.28</text:p>
          </table:table-cell>
          <table:table-cell office:value-type="float" office:value="46" table:style-name="ce55">
            <text:p>46.00</text:p>
          </table:table-cell>
          <table:table-cell office:value-type="float" office:value="48.63" table:style-name="ce55">
            <text:p>48.63</text:p>
          </table:table-cell>
          <table:table-cell office:value-type="float" office:value="51.73" table:style-name="ce55">
            <text:p>51.73</text:p>
          </table:table-cell>
          <table:table-cell office:value-type="float" office:value="54.47" table:style-name="ce55">
            <text:p>54.47</text:p>
          </table:table-cell>
          <table:table-cell office:value-type="float" office:value="55.49" table:style-name="ce55">
            <text:p>55.49</text:p>
          </table:table-cell>
          <table:table-cell office:value-type="float" office:value="57.64" table:style-name="ce55">
            <text:p>57.64</text:p>
          </table:table-cell>
          <table:table-cell office:value-type="float" office:value="58.34" table:style-name="ce55">
            <text:p>58.34</text:p>
          </table:table-cell>
          <table:table-cell office:value-type="float" office:value="61.27" table:style-name="ce55">
            <text:p>61.27</text:p>
          </table:table-cell>
          <table:table-cell office:value-type="float" office:value="63.1" table:style-name="ce55">
            <text:p>63.10</text:p>
          </table:table-cell>
          <table:table-cell office:value-type="float" office:value="68.430000000000007" table:style-name="ce55">
            <text:p>68.43</text:p>
          </table:table-cell>
          <table:table-cell office:value-type="float" office:value="70.5" table:style-name="ce55">
            <text:p>70.50</text:p>
          </table:table-cell>
          <table:table-cell office:value-type="float" office:value="71.569999999999993" table:style-name="ce55">
            <text:p>71.57</text:p>
          </table:table-cell>
          <table:table-cell office:value-type="float" office:value="76.94" table:style-name="ce55">
            <text:p>76.94</text:p>
          </table:table-cell>
          <table:table-cell office:value-type="float" office:value="81.63" table:style-name="ce55">
            <text:p>81.63</text:p>
          </table:table-cell>
          <table:table-cell office:value-type="float" office:value="85.6" table:style-name="ce55">
            <text:p>85.60</text:p>
          </table:table-cell>
          <table:table-cell office:value-type="float" office:value="90.13" table:style-name="ce55">
            <text:p>90.13</text:p>
          </table:table-cell>
          <table:table-cell office:value-type="float" office:value="92.86" table:style-name="ce55">
            <text:p>92.86</text:p>
          </table:table-cell>
          <table:table-cell office:value-type="float" office:value="92.62" table:style-name="ce55">
            <text:p>92.62</text:p>
          </table:table-cell>
          <table:table-cell office:value-type="float" office:value="91.3" table:style-name="ce55">
            <text:p>91.30</text:p>
          </table:table-cell>
          <table:table-cell office:value-type="float" office:value="90.8" table:style-name="ce55">
            <text:p>90.80</text:p>
          </table:table-cell>
          <table:table-cell table:style-name="ce55"/>
          <table:table-cell office:value-type="float" office:value="89.19" table:style-name="ce55">
            <text:p>89.19</text:p>
          </table:table-cell>
          <table:table-cell office:value-type="float" office:value="93" table:style-name="ce55">
            <text:p>93.00</text:p>
          </table:table-cell>
          <table:table-cell office:value-type="float" office:value="94.51" table:style-name="ce55">
            <text:p>94.51</text:p>
          </table:table-cell>
          <table:table-cell table:number-columns-repeated="16349" table:style-name="ce1"/>
        </table:table-row>
        <table:table-row table:style-name="ro2">
          <table:table-cell table:style-name="ce7"/>
          <table:table-cell office:value-type="string" table:style-name="ce12">
            <text:p>E07000088</text:p>
          </table:table-cell>
          <table:table-cell office:value-type="string" table:style-name="ce12">
            <text:p>Gosport</text:p>
          </table:table-cell>
          <table:table-cell table:style-name="ce58"/>
          <table:table-cell table:style-name="ce58"/>
          <table:table-cell table:style-name="ce58"/>
          <table:table-cell table:style-name="ce58"/>
          <table:table-cell table:style-name="ce58"/>
          <table:table-cell office:value-type="float" office:value="48.96" table:style-name="ce58">
            <text:p>48.96</text:p>
          </table:table-cell>
          <table:table-cell office:value-type="float" office:value="50.14" table:style-name="ce58">
            <text:p>50.14</text:p>
          </table:table-cell>
          <table:table-cell office:value-type="float" office:value="50.14" table:style-name="ce55">
            <text:p>50.14</text:p>
          </table:table-cell>
          <table:table-cell office:value-type="float" office:value="49.73" table:style-name="ce55">
            <text:p>49.73</text:p>
          </table:table-cell>
          <table:table-cell office:value-type="float" office:value="49.58" table:style-name="ce55">
            <text:p>49.58</text:p>
          </table:table-cell>
          <table:table-cell office:value-type="float" office:value="50.31" table:style-name="ce55">
            <text:p>50.31</text:p>
          </table:table-cell>
          <table:table-cell office:value-type="float" office:value="50.27" table:style-name="ce55">
            <text:p>50.27</text:p>
          </table:table-cell>
          <table:table-cell office:value-type="float" office:value="50.31" table:style-name="ce55">
            <text:p>50.31</text:p>
          </table:table-cell>
          <table:table-cell office:value-type="float" office:value="49.41" table:style-name="ce55">
            <text:p>49.41</text:p>
          </table:table-cell>
          <table:table-cell office:value-type="float" office:value="50.73" table:style-name="ce55">
            <text:p>50.73</text:p>
          </table:table-cell>
          <table:table-cell office:value-type="float" office:value="53.02" table:style-name="ce55">
            <text:p>53.02</text:p>
          </table:table-cell>
          <table:table-cell office:value-type="float" office:value="56.52" table:style-name="ce55">
            <text:p>56.52</text:p>
          </table:table-cell>
          <table:table-cell office:value-type="float" office:value="58.81" table:style-name="ce55">
            <text:p>58.81</text:p>
          </table:table-cell>
          <table:table-cell office:value-type="float" office:value="60.67" table:style-name="ce55">
            <text:p>60.67</text:p>
          </table:table-cell>
          <table:table-cell office:value-type="float" office:value="62.47" table:style-name="ce55">
            <text:p>62.47</text:p>
          </table:table-cell>
          <table:table-cell office:value-type="float" office:value="66.91" table:style-name="ce55">
            <text:p>66.91</text:p>
          </table:table-cell>
          <table:table-cell office:value-type="float" office:value="72.12" table:style-name="ce55">
            <text:p>72.12</text:p>
          </table:table-cell>
          <table:table-cell office:value-type="float" office:value="72.12" table:style-name="ce55">
            <text:p>72.12</text:p>
          </table:table-cell>
          <table:table-cell office:value-type="float" office:value="80.33" table:style-name="ce55">
            <text:p>80.33</text:p>
          </table:table-cell>
          <table:table-cell office:value-type="float" office:value="81.25" table:style-name="ce55">
            <text:p>81.25</text:p>
          </table:table-cell>
          <table:table-cell office:value-type="float" office:value="83.61" table:style-name="ce55">
            <text:p>83.61</text:p>
          </table:table-cell>
          <table:table-cell office:value-type="float" office:value="83.51" table:style-name="ce55">
            <text:p>83.51</text:p>
          </table:table-cell>
          <table:table-cell office:value-type="float" office:value="82.3" table:style-name="ce55">
            <text:p>82.30</text:p>
          </table:table-cell>
          <table:table-cell table:style-name="ce55"/>
          <table:table-cell office:value-type="float" office:value="76.17" table:style-name="ce55">
            <text:p>76.17</text:p>
          </table:table-cell>
          <table:table-cell office:value-type="float" office:value="78.14" table:style-name="ce55">
            <text:p>78.14</text:p>
          </table:table-cell>
          <table:table-cell office:value-type="float" office:value="79.540000000000006" table:style-name="ce55">
            <text:p>79.54</text:p>
          </table:table-cell>
          <table:table-cell table:number-columns-repeated="16349" table:style-name="ce1"/>
        </table:table-row>
        <table:table-row table:style-name="ro2">
          <table:table-cell table:style-name="ce7"/>
          <table:table-cell office:value-type="string" table:style-name="ce12">
            <text:p>E07000109</text:p>
          </table:table-cell>
          <table:table-cell office:value-type="string" table:style-name="ce12">
            <text:p>Gravesham</text:p>
          </table:table-cell>
          <table:table-cell table:style-name="ce58"/>
          <table:table-cell table:style-name="ce58"/>
          <table:table-cell table:style-name="ce58"/>
          <table:table-cell table:style-name="ce58"/>
          <table:table-cell table:style-name="ce58"/>
          <table:table-cell office:value-type="float" office:value="47.16" table:style-name="ce58">
            <text:p>47.16</text:p>
          </table:table-cell>
          <table:table-cell office:value-type="float" office:value="47.64" table:style-name="ce58">
            <text:p>47.64</text:p>
          </table:table-cell>
          <table:table-cell office:value-type="float" office:value="48.28" table:style-name="ce55">
            <text:p>48.28</text:p>
          </table:table-cell>
          <table:table-cell office:value-type="float" office:value="48.63" table:style-name="ce55">
            <text:p>48.63</text:p>
          </table:table-cell>
          <table:table-cell office:value-type="float" office:value="50.06" table:style-name="ce55">
            <text:p>50.06</text:p>
          </table:table-cell>
          <table:table-cell office:value-type="float" office:value="51.93" table:style-name="ce55">
            <text:p>51.93</text:p>
          </table:table-cell>
          <table:table-cell office:value-type="float" office:value="54.5" table:style-name="ce55">
            <text:p>54.50</text:p>
          </table:table-cell>
          <table:table-cell office:value-type="float" office:value="51.21" table:style-name="ce55">
            <text:p>51.21</text:p>
          </table:table-cell>
          <table:table-cell office:value-type="float" office:value="53.5" table:style-name="ce55">
            <text:p>53.50</text:p>
          </table:table-cell>
          <table:table-cell office:value-type="float" office:value="55.86" table:style-name="ce55">
            <text:p>55.86</text:p>
          </table:table-cell>
          <table:table-cell office:value-type="float" office:value="60.3" table:style-name="ce55">
            <text:p>60.30</text:p>
          </table:table-cell>
          <table:table-cell office:value-type="float" office:value="64.540000000000006" table:style-name="ce55">
            <text:p>64.54</text:p>
          </table:table-cell>
          <table:table-cell office:value-type="float" office:value="67.28" table:style-name="ce55">
            <text:p>67.28</text:p>
          </table:table-cell>
          <table:table-cell office:value-type="float" office:value="69.34" table:style-name="ce55">
            <text:p>69.34</text:p>
          </table:table-cell>
          <table:table-cell office:value-type="float" office:value="70.03" table:style-name="ce55">
            <text:p>70.03</text:p>
          </table:table-cell>
          <table:table-cell office:value-type="float" office:value="73.459999999999994" table:style-name="ce55">
            <text:p>73.46</text:p>
          </table:table-cell>
          <table:table-cell office:value-type="float" office:value="79.36" table:style-name="ce55">
            <text:p>79.36</text:p>
          </table:table-cell>
          <table:table-cell office:value-type="float" office:value="83.26" table:style-name="ce55">
            <text:p>83.26</text:p>
          </table:table-cell>
          <table:table-cell office:value-type="float" office:value="87.79" table:style-name="ce55">
            <text:p>87.79</text:p>
          </table:table-cell>
          <table:table-cell office:value-type="float" office:value="89.73" table:style-name="ce55">
            <text:p>89.73</text:p>
          </table:table-cell>
          <table:table-cell office:value-type="float" office:value="92.74" table:style-name="ce55">
            <text:p>92.74</text:p>
          </table:table-cell>
          <table:table-cell office:value-type="float" office:value="88.76" table:style-name="ce55">
            <text:p>88.76</text:p>
          </table:table-cell>
          <table:table-cell office:value-type="float" office:value="88.15" table:style-name="ce55">
            <text:p>88.15</text:p>
          </table:table-cell>
          <table:table-cell table:style-name="ce55"/>
          <table:table-cell office:value-type="float" office:value="87.76" table:style-name="ce55">
            <text:p>87.76</text:p>
          </table:table-cell>
          <table:table-cell office:value-type="float" office:value="90.52" table:style-name="ce55">
            <text:p>90.52</text:p>
          </table:table-cell>
          <table:table-cell office:value-type="float" office:value="91.61" table:style-name="ce55">
            <text:p>91.61</text:p>
          </table:table-cell>
          <table:table-cell table:number-columns-repeated="16349" table:style-name="ce1"/>
        </table:table-row>
        <table:table-row table:style-name="ro2">
          <table:table-cell table:style-name="ce7"/>
          <table:table-cell office:value-type="string" table:style-name="ce12">
            <text:p>E07000209</text:p>
          </table:table-cell>
          <table:table-cell office:value-type="string" table:style-name="ce12">
            <text:p>Guildford</text:p>
          </table:table-cell>
          <table:table-cell table:style-name="ce58"/>
          <table:table-cell table:style-name="ce58"/>
          <table:table-cell table:style-name="ce58"/>
          <table:table-cell table:style-name="ce58"/>
          <table:table-cell table:style-name="ce58"/>
          <table:table-cell office:value-type="float" office:value="52.05" table:style-name="ce58">
            <text:p>52.05</text:p>
          </table:table-cell>
          <table:table-cell office:value-type="float" office:value="55.21" table:style-name="ce58">
            <text:p>55.21</text:p>
          </table:table-cell>
          <table:table-cell office:value-type="float" office:value="57.64" table:style-name="ce55">
            <text:p>57.64</text:p>
          </table:table-cell>
          <table:table-cell office:value-type="float" office:value="58.04" table:style-name="ce55">
            <text:p>58.04</text:p>
          </table:table-cell>
          <table:table-cell office:value-type="float" office:value="59.98" table:style-name="ce55">
            <text:p>59.98</text:p>
          </table:table-cell>
          <table:table-cell office:value-type="float" office:value="62.51" table:style-name="ce55">
            <text:p>62.51</text:p>
          </table:table-cell>
          <table:table-cell office:value-type="float" office:value="65.650000000000006" table:style-name="ce55">
            <text:p>65.65</text:p>
          </table:table-cell>
          <table:table-cell office:value-type="float" office:value="67.209999999999994" table:style-name="ce55">
            <text:p>67.21</text:p>
          </table:table-cell>
          <table:table-cell office:value-type="float" office:value="69.569999999999993" table:style-name="ce55">
            <text:p>69.57</text:p>
          </table:table-cell>
          <table:table-cell office:value-type="float" office:value="72.5" table:style-name="ce55">
            <text:p>72.50</text:p>
          </table:table-cell>
          <table:table-cell office:value-type="float" office:value="76.349999999999994" table:style-name="ce55">
            <text:p>76.35</text:p>
          </table:table-cell>
          <table:table-cell office:value-type="float" office:value="80.13" table:style-name="ce55">
            <text:p>80.13</text:p>
          </table:table-cell>
          <table:table-cell office:value-type="float" office:value="85.36" table:style-name="ce55">
            <text:p>85.36</text:p>
          </table:table-cell>
          <table:table-cell office:value-type="float" office:value="87.29" table:style-name="ce55">
            <text:p>87.29</text:p>
          </table:table-cell>
          <table:table-cell office:value-type="float" office:value="90.85" table:style-name="ce55">
            <text:p>90.85</text:p>
          </table:table-cell>
          <table:table-cell office:value-type="float" office:value="96.12" table:style-name="ce55">
            <text:p>96.12</text:p>
          </table:table-cell>
          <table:table-cell office:value-type="float" office:value="101.44" table:style-name="ce55">
            <text:p>101.44</text:p>
          </table:table-cell>
          <table:table-cell office:value-type="float" office:value="105.93" table:style-name="ce55">
            <text:p>105.93</text:p>
          </table:table-cell>
          <table:table-cell office:value-type="float" office:value="110.21" table:style-name="ce55">
            <text:p>110.21</text:p>
          </table:table-cell>
          <table:table-cell office:value-type="float" office:value="112.94" table:style-name="ce55">
            <text:p>112.94</text:p>
          </table:table-cell>
          <table:table-cell office:value-type="float" office:value="111.85" table:style-name="ce55">
            <text:p>111.85</text:p>
          </table:table-cell>
          <table:table-cell office:value-type="float" office:value="111.22" table:style-name="ce55">
            <text:p>111.22</text:p>
          </table:table-cell>
          <table:table-cell office:value-type="float" office:value="110.44" table:style-name="ce55">
            <text:p>110.44</text:p>
          </table:table-cell>
          <table:table-cell table:style-name="ce55"/>
          <table:table-cell office:value-type="float" office:value="110.6" table:style-name="ce55">
            <text:p>110.60</text:p>
          </table:table-cell>
          <table:table-cell office:value-type="float" office:value="113.9" table:style-name="ce55">
            <text:p>113.90</text:p>
          </table:table-cell>
          <table:table-cell office:value-type="float" office:value="115.81" table:style-name="ce55">
            <text:p>115.81</text:p>
          </table:table-cell>
          <table:table-cell table:number-columns-repeated="16349" table:style-name="ce1"/>
        </table:table-row>
        <table:table-row table:style-name="ro2">
          <table:table-cell table:style-name="ce7"/>
          <table:table-cell office:value-type="string" table:style-name="ce12">
            <text:p>E07000089</text:p>
          </table:table-cell>
          <table:table-cell office:value-type="string" table:style-name="ce12">
            <text:p>Hart</text:p>
          </table:table-cell>
          <table:table-cell table:style-name="ce58"/>
          <table:table-cell table:style-name="ce58"/>
          <table:table-cell table:style-name="ce58"/>
          <table:table-cell table:style-name="ce58"/>
          <table:table-cell table:style-name="ce58"/>
          <table:table-cell office:value-type="float" office:value="61.46" table:style-name="ce58">
            <text:p>61.46</text:p>
          </table:table-cell>
          <table:table-cell office:value-type="float" office:value="63.74" table:style-name="ce58">
            <text:p>63.74</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62</text:p>
          </table:table-cell>
          <table:table-cell office:value-type="string" table:style-name="ce12">
            <text:p>Hastings</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float" office:value="173.54" table:style-name="ce55">
            <text:p>173.54</text:p>
          </table:table-cell>
          <table:table-cell table:number-columns-repeated="16349" table:style-name="ce1"/>
        </table:table-row>
        <table:table-row table:style-name="ro2">
          <table:table-cell table:style-name="ce7"/>
          <table:table-cell office:value-type="string" table:style-name="ce12">
            <text:p>E07000090</text:p>
          </table:table-cell>
          <table:table-cell office:value-type="string" table:style-name="ce12">
            <text:p>Havant</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27</text:p>
          </table:table-cell>
          <table:table-cell office:value-type="string" table:style-name="ce12">
            <text:p>Horsham</text:p>
          </table:table-cell>
          <table:table-cell table:style-name="ce58"/>
          <table:table-cell table:style-name="ce58"/>
          <table:table-cell table:style-name="ce58"/>
          <table:table-cell table:style-name="ce58"/>
          <table:table-cell table:style-name="ce58"/>
          <table:table-cell office:value-type="float" office:value="52.97" table:style-name="ce58">
            <text:p>52.97</text:p>
          </table:table-cell>
          <table:table-cell office:value-type="float" office:value="54.57" table:style-name="ce58">
            <text:p>54.57</text:p>
          </table:table-cell>
          <table:table-cell office:value-type="float" office:value="58.75" table:style-name="ce55">
            <text:p>58.75</text:p>
          </table:table-cell>
          <table:table-cell office:value-type="float" office:value="59.9" table:style-name="ce55">
            <text:p>59.90</text:p>
          </table:table-cell>
          <table:table-cell office:value-type="float" office:value="62.05" table:style-name="ce55">
            <text:p>62.05</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46</text:p>
          </table:table-cell>
          <table:table-cell office:value-type="string" table:style-name="ce12">
            <text:p>Isle of Wight</text:p>
          </table:table-cell>
          <table:table-cell table:style-name="ce58"/>
          <table:table-cell table:style-name="ce58"/>
          <table:table-cell table:style-name="ce58"/>
          <table:table-cell table:style-name="ce58"/>
          <table:table-cell table:style-name="ce58"/>
          <table:table-cell office:value-type="float" office:value="39.369999999999997" table:style-name="ce58">
            <text:p>39.37</text:p>
          </table:table-cell>
          <table:table-cell office:value-type="float" office:value="34.799999999999997" table:style-name="ce58">
            <text:p>34.8</text:p>
          </table:table-cell>
          <table:table-cell office:value-type="float" office:value="41.15" table:style-name="ce55">
            <text:p>41.15</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float" office:value="103.56" table:style-name="ce55">
            <text:p>103.56</text:p>
          </table:table-cell>
          <table:table-cell table:number-columns-repeated="16349" table:style-name="ce1"/>
        </table:table-row>
        <table:table-row table:style-name="ro2">
          <table:table-cell table:style-name="ce7"/>
          <table:table-cell office:value-type="string" table:style-name="ce12">
            <text:p>E07000063</text:p>
          </table:table-cell>
          <table:table-cell office:value-type="string" table:style-name="ce12">
            <text:p>Lewes</text:p>
          </table:table-cell>
          <table:table-cell table:style-name="ce58"/>
          <table:table-cell table:style-name="ce58"/>
          <table:table-cell table:style-name="ce58"/>
          <table:table-cell table:style-name="ce58"/>
          <table:table-cell table:style-name="ce58"/>
          <table:table-cell office:value-type="float" office:value="47.29" table:style-name="ce58">
            <text:p>47.29</text:p>
          </table:table-cell>
          <table:table-cell office:value-type="float" office:value="47.28" table:style-name="ce58">
            <text:p>47.28</text:p>
          </table:table-cell>
          <table:table-cell office:value-type="float" office:value="48.98" table:style-name="ce55">
            <text:p>48.98</text:p>
          </table:table-cell>
          <table:table-cell office:value-type="float" office:value="50.91" table:style-name="ce55">
            <text:p>50.91</text:p>
          </table:table-cell>
          <table:table-cell office:value-type="float" office:value="52.16" table:style-name="ce55">
            <text:p>52.16</text:p>
          </table:table-cell>
          <table:table-cell office:value-type="float" office:value="48.1" table:style-name="ce55">
            <text:p>48.10</text:p>
          </table:table-cell>
          <table:table-cell office:value-type="float" office:value="54.74" table:style-name="ce55">
            <text:p>54.74</text:p>
          </table:table-cell>
          <table:table-cell office:value-type="float" office:value="53.62" table:style-name="ce55">
            <text:p>53.62</text:p>
          </table:table-cell>
          <table:table-cell office:value-type="float" office:value="57.2" table:style-name="ce55">
            <text:p>57.20</text:p>
          </table:table-cell>
          <table:table-cell office:value-type="float" office:value="59.93" table:style-name="ce55">
            <text:p>59.93</text:p>
          </table:table-cell>
          <table:table-cell office:value-type="float" office:value="62.44" table:style-name="ce55">
            <text:p>62.44</text:p>
          </table:table-cell>
          <table:table-cell office:value-type="float" office:value="65.569999999999993" table:style-name="ce55">
            <text:p>65.57</text:p>
          </table:table-cell>
          <table:table-cell office:value-type="float" office:value="68.86" table:style-name="ce55">
            <text:p>68.86</text:p>
          </table:table-cell>
          <table:table-cell office:value-type="float" office:value="69.84" table:style-name="ce55">
            <text:p>69.84</text:p>
          </table:table-cell>
          <table:table-cell office:value-type="float" office:value="70.599999999999994" table:style-name="ce55">
            <text:p>70.60</text:p>
          </table:table-cell>
          <table:table-cell office:value-type="float" office:value="80.569999999999993" table:style-name="ce55">
            <text:p>80.57</text:p>
          </table:table-cell>
          <table:table-cell office:value-type="float" office:value="83.93" table:style-name="ce55">
            <text:p>83.93</text:p>
          </table:table-cell>
          <table:table-cell office:value-type="float" office:value="87.91" table:style-name="ce55">
            <text:p>87.91</text:p>
          </table:table-cell>
          <table:table-cell office:value-type="float" office:value="90.34" table:style-name="ce55">
            <text:p>90.34</text:p>
          </table:table-cell>
          <table:table-cell office:value-type="float" office:value="90.42" table:style-name="ce55">
            <text:p>90.42</text:p>
          </table:table-cell>
          <table:table-cell office:value-type="float" office:value="90" table:style-name="ce55">
            <text:p>90.00</text:p>
          </table:table-cell>
          <table:table-cell office:value-type="float" office:value="88.25" table:style-name="ce55">
            <text:p>88.25</text:p>
          </table:table-cell>
          <table:table-cell office:value-type="float" office:value="88.3" table:style-name="ce55">
            <text:p>88.30</text:p>
          </table:table-cell>
          <table:table-cell table:style-name="ce55"/>
          <table:table-cell office:value-type="float" office:value="87.08" table:style-name="ce55">
            <text:p>87.08</text:p>
          </table:table-cell>
          <table:table-cell office:value-type="float" office:value="90.55" table:style-name="ce55">
            <text:p>90.55</text:p>
          </table:table-cell>
          <table:table-cell office:value-type="float" office:value="92.12" table:style-name="ce55">
            <text:p>92.12</text:p>
          </table:table-cell>
          <table:table-cell table:number-columns-repeated="16349" table:style-name="ce1"/>
        </table:table-row>
        <table:table-row table:style-name="ro2">
          <table:table-cell table:style-name="ce7"/>
          <table:table-cell office:value-type="string" table:style-name="ce12">
            <text:p>E07000110</text:p>
          </table:table-cell>
          <table:table-cell office:value-type="string" table:style-name="ce12">
            <text:p>Maidstone</text:p>
          </table:table-cell>
          <table:table-cell table:style-name="ce58"/>
          <table:table-cell table:style-name="ce58"/>
          <table:table-cell table:style-name="ce58"/>
          <table:table-cell table:style-name="ce58"/>
          <table:table-cell table:style-name="ce58"/>
          <table:table-cell office:value-type="float" office:value="48.26" table:style-name="ce58">
            <text:p>48.26</text:p>
          </table:table-cell>
          <table:table-cell office:value-type="float" office:value="48.74" table:style-name="ce58">
            <text:p>48.74</text:p>
          </table:table-cell>
          <table:table-cell office:value-type="float" office:value="48.98" table:style-name="ce55">
            <text:p>48.98</text:p>
          </table:table-cell>
          <table:table-cell office:value-type="float" office:value="50.73" table:style-name="ce55">
            <text:p>50.73</text:p>
          </table:table-cell>
          <table:table-cell office:value-type="float" office:value="52.47" table:style-name="ce55">
            <text:p>52.47</text:p>
          </table:table-cell>
          <table:table-cell office:value-type="float" office:value="55.18" table:style-name="ce55">
            <text:p>55.18</text:p>
          </table:table-cell>
          <table:table-cell office:value-type="float" office:value="56.42" table:style-name="ce55">
            <text:p>56.42</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77.13" table:style-name="ce55">
            <text:p>77.13</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35</text:p>
          </table:table-cell>
          <table:table-cell office:value-type="string" table:style-name="ce12">
            <text:p>Medway</text:p>
          </table:table-cell>
          <table:table-cell table:style-name="ce58"/>
          <table:table-cell table:style-name="ce58"/>
          <table:table-cell table:style-name="ce58"/>
          <table:table-cell table:style-name="ce58"/>
          <table:table-cell table:style-name="ce58"/>
          <table:table-cell office:value-type="float" office:value="42.03" table:style-name="ce58">
            <text:p>42.03</text:p>
          </table:table-cell>
          <table:table-cell office:value-type="float" office:value="42.14" table:style-name="ce58">
            <text:p>42.14</text:p>
          </table:table-cell>
          <table:table-cell office:value-type="float" office:value="44.05" table:style-name="ce55">
            <text:p>44.05</text:p>
          </table:table-cell>
          <table:table-cell office:value-type="float" office:value="47.05" table:style-name="ce55">
            <text:p>47.05</text:p>
          </table:table-cell>
          <table:table-cell office:value-type="float" office:value="49.63" table:style-name="ce55">
            <text:p>49.63</text:p>
          </table:table-cell>
          <table:table-cell office:value-type="float" office:value="51.71" table:style-name="ce55">
            <text:p>51.71</text:p>
          </table:table-cell>
          <table:table-cell office:value-type="float" office:value="49.97" table:style-name="ce55">
            <text:p>49.97</text:p>
          </table:table-cell>
          <table:table-cell office:value-type="float" office:value="51.95" table:style-name="ce55">
            <text:p>51.95</text:p>
          </table:table-cell>
          <table:table-cell office:value-type="float" office:value="54.12" table:style-name="ce55">
            <text:p>54.12</text:p>
          </table:table-cell>
          <table:table-cell office:value-type="float" office:value="56.47" table:style-name="ce55">
            <text:p>56.47</text:p>
          </table:table-cell>
          <table:table-cell office:value-type="float" office:value="58.48" table:style-name="ce55">
            <text:p>58.48</text:p>
          </table:table-cell>
          <table:table-cell office:value-type="float" office:value="62.76" table:style-name="ce55">
            <text:p>62.76</text:p>
          </table:table-cell>
          <table:table-cell office:value-type="float" office:value="64.900000000000006" table:style-name="ce55">
            <text:p>64.90</text:p>
          </table:table-cell>
          <table:table-cell office:value-type="float" office:value="66.81" table:style-name="ce55">
            <text:p>66.81</text:p>
          </table:table-cell>
          <table:table-cell office:value-type="float" office:value="68" table:style-name="ce55">
            <text:p>68.00</text:p>
          </table:table-cell>
          <table:table-cell office:value-type="float" office:value="76.739999999999995" table:style-name="ce55">
            <text:p>76.74</text:p>
          </table:table-cell>
          <table:table-cell office:value-type="float" office:value="79.44" table:style-name="ce55">
            <text:p>79.44</text:p>
          </table:table-cell>
          <table:table-cell office:value-type="float" office:value="82.42" table:style-name="ce55">
            <text:p>82.42</text:p>
          </table:table-cell>
          <table:table-cell office:value-type="float" office:value="84.24" table:style-name="ce55">
            <text:p>84.24</text:p>
          </table:table-cell>
          <table:table-cell office:value-type="float" office:value="84.26" table:style-name="ce55">
            <text:p>84.26</text:p>
          </table:table-cell>
          <table:table-cell office:value-type="float" office:value="83.49" table:style-name="ce55">
            <text:p>83.49</text:p>
          </table:table-cell>
          <table:table-cell office:value-type="float" office:value="82.61" table:style-name="ce55">
            <text:p>82.61</text:p>
          </table:table-cell>
          <table:table-cell office:value-type="float" office:value="80.95" table:style-name="ce55">
            <text:p>80.95</text:p>
          </table:table-cell>
          <table:table-cell table:style-name="ce55"/>
          <table:table-cell office:value-type="float" office:value="80.930000000000007" table:style-name="ce55">
            <text:p>80.93</text:p>
          </table:table-cell>
          <table:table-cell office:value-type="float" office:value="83.44" table:style-name="ce55">
            <text:p>83.44</text:p>
          </table:table-cell>
          <table:table-cell office:value-type="float" office:value="84.74" table:style-name="ce55">
            <text:p>84.74</text:p>
          </table:table-cell>
          <table:table-cell table:number-columns-repeated="16349" table:style-name="ce1"/>
        </table:table-row>
        <table:table-row table:style-name="ro2">
          <table:table-cell table:style-name="ce7"/>
          <table:table-cell office:value-type="string" table:style-name="ce12">
            <text:p>E07000228</text:p>
          </table:table-cell>
          <table:table-cell office:value-type="string" table:style-name="ce12">
            <text:p>Mid Sussex</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42</text:p>
          </table:table-cell>
          <table:table-cell office:value-type="string" table:style-name="ce12">
            <text:p>Milton Keynes</text:p>
          </table:table-cell>
          <table:table-cell table:style-name="ce58"/>
          <table:table-cell table:style-name="ce58"/>
          <table:table-cell table:style-name="ce58"/>
          <table:table-cell table:style-name="ce58"/>
          <table:table-cell table:style-name="ce58"/>
          <table:table-cell office:value-type="float" office:value="37.28" table:style-name="ce58">
            <text:p>37.28</text:p>
          </table:table-cell>
          <table:table-cell office:value-type="float" office:value="37.72" table:style-name="ce58">
            <text:p>37.72</text:p>
          </table:table-cell>
          <table:table-cell office:value-type="float" office:value="38.659999999999997" table:style-name="ce55">
            <text:p>38.66</text:p>
          </table:table-cell>
          <table:table-cell office:value-type="float" office:value="39.619999999999997" table:style-name="ce55">
            <text:p>39.62</text:p>
          </table:table-cell>
          <table:table-cell office:value-type="float" office:value="44.32" table:style-name="ce55">
            <text:p>44.32</text:p>
          </table:table-cell>
          <table:table-cell office:value-type="float" office:value="52.6" table:style-name="ce55">
            <text:p>52.60</text:p>
          </table:table-cell>
          <table:table-cell office:value-type="float" office:value="56.6" table:style-name="ce55">
            <text:p>56.60</text:p>
          </table:table-cell>
          <table:table-cell office:value-type="float" office:value="62.94" table:style-name="ce55">
            <text:p>62.94</text:p>
          </table:table-cell>
          <table:table-cell office:value-type="float" office:value="63.43" table:style-name="ce55">
            <text:p>63.43</text:p>
          </table:table-cell>
          <table:table-cell office:value-type="float" office:value="64.02" table:style-name="ce55">
            <text:p>64.02</text:p>
          </table:table-cell>
          <table:table-cell office:value-type="float" office:value="65.05" table:style-name="ce55">
            <text:p>65.05</text:p>
          </table:table-cell>
          <table:table-cell office:value-type="float" office:value="66.56" table:style-name="ce55">
            <text:p>66.56</text:p>
          </table:table-cell>
          <table:table-cell office:value-type="float" office:value="68.709999999999994" table:style-name="ce55">
            <text:p>68.71</text:p>
          </table:table-cell>
          <table:table-cell office:value-type="float" office:value="70.650000000000006" table:style-name="ce55">
            <text:p>70.65</text:p>
          </table:table-cell>
          <table:table-cell office:value-type="float" office:value="71.28" table:style-name="ce55">
            <text:p>71.28</text:p>
          </table:table-cell>
          <table:table-cell office:value-type="float" office:value="74.73" table:style-name="ce55">
            <text:p>74.73</text:p>
          </table:table-cell>
          <table:table-cell office:value-type="float" office:value="77.83" table:style-name="ce55">
            <text:p>77.83</text:p>
          </table:table-cell>
          <table:table-cell office:value-type="float" office:value="80.930000000000007" table:style-name="ce55">
            <text:p>80.93</text:p>
          </table:table-cell>
          <table:table-cell office:value-type="float" office:value="83.83" table:style-name="ce55">
            <text:p>83.83</text:p>
          </table:table-cell>
          <table:table-cell office:value-type="float" office:value="85.74" table:style-name="ce55">
            <text:p>85.74</text:p>
          </table:table-cell>
          <table:table-cell office:value-type="float" office:value="85.16" table:style-name="ce55">
            <text:p>85.16</text:p>
          </table:table-cell>
          <table:table-cell office:value-type="float" office:value="84.35" table:style-name="ce55">
            <text:p>84.35</text:p>
          </table:table-cell>
          <table:table-cell office:value-type="float" office:value="80.099999999999994" table:style-name="ce55">
            <text:p>80.10</text:p>
          </table:table-cell>
          <table:table-cell table:style-name="ce55"/>
          <table:table-cell office:value-type="float" office:value="83.94" table:style-name="ce55">
            <text:p>83.94</text:p>
          </table:table-cell>
          <table:table-cell office:value-type="float" office:value="86.53" table:style-name="ce55">
            <text:p>86.53</text:p>
          </table:table-cell>
          <table:table-cell office:value-type="float" office:value="88.34" table:style-name="ce55">
            <text:p>88.34</text:p>
          </table:table-cell>
          <table:table-cell table:number-columns-repeated="16349" table:style-name="ce1"/>
        </table:table-row>
        <table:table-row table:style-name="ro2">
          <table:table-cell table:style-name="ce7"/>
          <table:table-cell office:value-type="string" table:style-name="ce12">
            <text:p>E07000210</text:p>
          </table:table-cell>
          <table:table-cell office:value-type="string" table:style-name="ce12">
            <text:p>Mole Valley</text:p>
          </table:table-cell>
          <table:table-cell table:style-name="ce58"/>
          <table:table-cell table:style-name="ce58"/>
          <table:table-cell table:style-name="ce58"/>
          <table:table-cell table:style-name="ce58"/>
          <table:table-cell table:style-name="ce58"/>
          <table:table-cell office:value-type="float" office:value="44.11" table:style-name="ce58">
            <text:p>44.11</text:p>
          </table:table-cell>
          <table:table-cell office:value-type="float" office:value="45.14" table:style-name="ce58">
            <text:p>45.14</text:p>
          </table:table-cell>
          <table:table-cell office:value-type="float" office:value="46.4" table:style-name="ce55">
            <text:p>46.40</text:p>
          </table:table-cell>
          <table:table-cell office:value-type="float" office:value="48.26" table:style-name="ce55">
            <text:p>48.26</text:p>
          </table:table-cell>
          <table:table-cell office:value-type="float" office:value="49.47" table:style-name="ce55">
            <text:p>49.47</text:p>
          </table:table-cell>
          <table:table-cell office:value-type="float" office:value="49.99" table:style-name="ce55">
            <text:p>49.99</text:p>
          </table:table-cell>
          <table:table-cell office:value-type="float" office:value="53.01" table:style-name="ce55">
            <text:p>53.01</text:p>
          </table:table-cell>
          <table:table-cell office:value-type="float" office:value="55.14" table:style-name="ce55">
            <text:p>55.14</text:p>
          </table:table-cell>
          <table:table-cell office:value-type="float" office:value="59.47" table:style-name="ce55">
            <text:p>59.47</text:p>
          </table:table-cell>
          <table:table-cell office:value-type="float" office:value="59.12" table:style-name="ce55">
            <text:p>59.12</text:p>
          </table:table-cell>
          <table:table-cell office:value-type="float" office:value="66.8" table:style-name="ce55">
            <text:p>66.80</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121.8" table:style-name="ce55">
            <text:p>121.80</text:p>
          </table:table-cell>
          <table:table-cell office:value-type="float" office:value="124.44" table:style-name="ce55">
            <text:p>124.44</text:p>
          </table:table-cell>
          <table:table-cell office:value-type="float" office:value="127.65" table:style-name="ce55">
            <text:p>127.65</text:p>
          </table:table-cell>
          <table:table-cell table:number-columns-repeated="16349" table:style-name="ce1"/>
        </table:table-row>
        <table:table-row table:style-name="ro2">
          <table:table-cell table:style-name="ce7"/>
          <table:table-cell office:value-type="string" table:style-name="ce12">
            <text:p>E07000091</text:p>
          </table:table-cell>
          <table:table-cell office:value-type="string" table:style-name="ce12">
            <text:p>New Forest</text:p>
          </table:table-cell>
          <table:table-cell table:style-name="ce58"/>
          <table:table-cell table:style-name="ce58"/>
          <table:table-cell table:style-name="ce58"/>
          <table:table-cell table:style-name="ce58"/>
          <table:table-cell table:style-name="ce58"/>
          <table:table-cell office:value-type="float" office:value="49.99" table:style-name="ce58">
            <text:p>49.99</text:p>
          </table:table-cell>
          <table:table-cell office:value-type="float" office:value="50.5" table:style-name="ce58">
            <text:p>50.5</text:p>
          </table:table-cell>
          <table:table-cell office:value-type="float" office:value="50.92" table:style-name="ce55">
            <text:p>50.92</text:p>
          </table:table-cell>
          <table:table-cell office:value-type="float" office:value="53.02" table:style-name="ce55">
            <text:p>53.02</text:p>
          </table:table-cell>
          <table:table-cell office:value-type="float" office:value="56.6" table:style-name="ce55">
            <text:p>56.60</text:p>
          </table:table-cell>
          <table:table-cell office:value-type="float" office:value="58.54" table:style-name="ce55">
            <text:p>58.54</text:p>
          </table:table-cell>
          <table:table-cell office:value-type="float" office:value="61.35" table:style-name="ce55">
            <text:p>61.35</text:p>
          </table:table-cell>
          <table:table-cell office:value-type="float" office:value="61.79" table:style-name="ce55">
            <text:p>61.79</text:p>
          </table:table-cell>
          <table:table-cell office:value-type="float" office:value="64.2" table:style-name="ce55">
            <text:p>64.20</text:p>
          </table:table-cell>
          <table:table-cell office:value-type="float" office:value="66.69" table:style-name="ce55">
            <text:p>66.69</text:p>
          </table:table-cell>
          <table:table-cell office:value-type="float" office:value="69.569999999999993" table:style-name="ce55">
            <text:p>69.57</text:p>
          </table:table-cell>
          <table:table-cell office:value-type="float" office:value="74.489999999999995" table:style-name="ce55">
            <text:p>74.49</text:p>
          </table:table-cell>
          <table:table-cell office:value-type="float" office:value="76.930000000000007" table:style-name="ce55">
            <text:p>76.93</text:p>
          </table:table-cell>
          <table:table-cell office:value-type="float" office:value="79.13" table:style-name="ce55">
            <text:p>79.13</text:p>
          </table:table-cell>
          <table:table-cell office:value-type="float" office:value="79.58" table:style-name="ce55">
            <text:p>79.58</text:p>
          </table:table-cell>
          <table:table-cell office:value-type="float" office:value="84.53" table:style-name="ce55">
            <text:p>84.53</text:p>
          </table:table-cell>
          <table:table-cell office:value-type="float" office:value="90.53" table:style-name="ce55">
            <text:p>90.53</text:p>
          </table:table-cell>
          <table:table-cell office:value-type="float" office:value="99.74" table:style-name="ce55">
            <text:p>99.74</text:p>
          </table:table-cell>
          <table:table-cell office:value-type="float" office:value="101.96" table:style-name="ce55">
            <text:p>101.96</text:p>
          </table:table-cell>
          <table:table-cell office:value-type="float" office:value="100.98" table:style-name="ce55">
            <text:p>100.98</text:p>
          </table:table-cell>
          <table:table-cell office:value-type="float" office:value="100.07" table:style-name="ce55">
            <text:p>100.07</text:p>
          </table:table-cell>
          <table:table-cell office:value-type="float" office:value="99.07" table:style-name="ce55">
            <text:p>99.07</text:p>
          </table:table-cell>
          <table:table-cell office:value-type="float" office:value="98.07" table:style-name="ce55">
            <text:p>98.07</text:p>
          </table:table-cell>
          <table:table-cell table:style-name="ce55"/>
          <table:table-cell office:value-type="float" office:value="97.92" table:style-name="ce55">
            <text:p>97.92</text:p>
          </table:table-cell>
          <table:table-cell office:value-type="float" office:value="100.38" table:style-name="ce55">
            <text:p>100.38</text:p>
          </table:table-cell>
          <table:table-cell office:value-type="float" office:value="102.2" table:style-name="ce55">
            <text:p>102.20</text:p>
          </table:table-cell>
          <table:table-cell table:number-columns-repeated="16349" table:style-name="ce1"/>
        </table:table-row>
        <table:table-row table:style-name="ro2">
          <table:table-cell table:style-name="ce7"/>
          <table:table-cell office:value-type="string" table:style-name="ce12">
            <text:p>E07000178</text:p>
          </table:table-cell>
          <table:table-cell office:value-type="string" table:style-name="ce12">
            <text:p>Oxford</text:p>
          </table:table-cell>
          <table:table-cell table:style-name="ce58"/>
          <table:table-cell table:style-name="ce58"/>
          <table:table-cell table:style-name="ce58"/>
          <table:table-cell table:style-name="ce58"/>
          <table:table-cell table:style-name="ce58"/>
          <table:table-cell office:value-type="float" office:value="41.49" table:style-name="ce58">
            <text:p>41.49</text:p>
          </table:table-cell>
          <table:table-cell office:value-type="float" office:value="43.52" table:style-name="ce58">
            <text:p>43.52</text:p>
          </table:table-cell>
          <table:table-cell office:value-type="float" office:value="45" table:style-name="ce55">
            <text:p>45.00</text:p>
          </table:table-cell>
          <table:table-cell office:value-type="float" office:value="49.89" table:style-name="ce55">
            <text:p>49.89</text:p>
          </table:table-cell>
          <table:table-cell office:value-type="float" office:value="53.18" table:style-name="ce55">
            <text:p>53.18</text:p>
          </table:table-cell>
          <table:table-cell office:value-type="float" office:value="56.13" table:style-name="ce55">
            <text:p>56.13</text:p>
          </table:table-cell>
          <table:table-cell office:value-type="float" office:value="57.12" table:style-name="ce55">
            <text:p>57.12</text:p>
          </table:table-cell>
          <table:table-cell office:value-type="float" office:value="58.45" table:style-name="ce55">
            <text:p>58.45</text:p>
          </table:table-cell>
          <table:table-cell office:value-type="float" office:value="60.59" table:style-name="ce55">
            <text:p>60.59</text:p>
          </table:table-cell>
          <table:table-cell office:value-type="float" office:value="64.05" table:style-name="ce55">
            <text:p>64.05</text:p>
          </table:table-cell>
          <table:table-cell office:value-type="float" office:value="66.12" table:style-name="ce55">
            <text:p>66.12</text:p>
          </table:table-cell>
          <table:table-cell office:value-type="float" office:value="71.930000000000007" table:style-name="ce55">
            <text:p>71.93</text:p>
          </table:table-cell>
          <table:table-cell office:value-type="float" office:value="75.03" table:style-name="ce55">
            <text:p>75.03</text:p>
          </table:table-cell>
          <table:table-cell office:value-type="float" office:value="77.400000000000006" table:style-name="ce55">
            <text:p>77.40</text:p>
          </table:table-cell>
          <table:table-cell office:value-type="float" office:value="78.459999999999994" table:style-name="ce55">
            <text:p>78.46</text:p>
          </table:table-cell>
          <table:table-cell office:value-type="float" office:value="85.14" table:style-name="ce55">
            <text:p>85.14</text:p>
          </table:table-cell>
          <table:table-cell office:value-type="float" office:value="91.82" table:style-name="ce55">
            <text:p>91.82</text:p>
          </table:table-cell>
          <table:table-cell office:value-type="float" office:value="96.85" table:style-name="ce55">
            <text:p>96.85</text:p>
          </table:table-cell>
          <table:table-cell office:value-type="float" office:value="102.17" table:style-name="ce55">
            <text:p>102.17</text:p>
          </table:table-cell>
          <table:table-cell office:value-type="float" office:value="106.3" table:style-name="ce55">
            <text:p>106.30</text:p>
          </table:table-cell>
          <table:table-cell office:value-type="float" office:value="106.09" table:style-name="ce55">
            <text:p>106.09</text:p>
          </table:table-cell>
          <table:table-cell office:value-type="float" office:value="106.1" table:style-name="ce55">
            <text:p>106.10</text:p>
          </table:table-cell>
          <table:table-cell office:value-type="float" office:value="104.74" table:style-name="ce55">
            <text:p>104.74</text:p>
          </table:table-cell>
          <table:table-cell table:style-name="ce55"/>
          <table:table-cell office:value-type="float" office:value="103.49" table:style-name="ce55">
            <text:p>103.49</text:p>
          </table:table-cell>
          <table:table-cell office:value-type="float" office:value="106.07" table:style-name="ce55">
            <text:p>106.07</text:p>
          </table:table-cell>
          <table:table-cell office:value-type="float" office:value="107.75" table:style-name="ce55">
            <text:p>107.75</text:p>
          </table:table-cell>
          <table:table-cell table:number-columns-repeated="16349" table:style-name="ce1"/>
        </table:table-row>
        <table:table-row table:style-name="ro2">
          <table:table-cell table:style-name="ce7"/>
          <table:table-cell office:value-type="string" table:style-name="ce12">
            <text:p>E06000044</text:p>
          </table:table-cell>
          <table:table-cell office:value-type="string" table:style-name="ce12">
            <text:p>Portsmouth</text:p>
          </table:table-cell>
          <table:table-cell table:style-name="ce58"/>
          <table:table-cell table:style-name="ce58"/>
          <table:table-cell table:style-name="ce58"/>
          <table:table-cell table:style-name="ce58"/>
          <table:table-cell table:style-name="ce58"/>
          <table:table-cell office:value-type="float" office:value="41.75" table:style-name="ce58">
            <text:p>41.75</text:p>
          </table:table-cell>
          <table:table-cell office:value-type="float" office:value="44.46" table:style-name="ce58">
            <text:p>44.46</text:p>
          </table:table-cell>
          <table:table-cell office:value-type="float" office:value="46.58" table:style-name="ce55">
            <text:p>46.58</text:p>
          </table:table-cell>
          <table:table-cell office:value-type="float" office:value="48.67" table:style-name="ce55">
            <text:p>48.67</text:p>
          </table:table-cell>
          <table:table-cell office:value-type="float" office:value="50.02" table:style-name="ce55">
            <text:p>50.02</text:p>
          </table:table-cell>
          <table:table-cell office:value-type="float" office:value="51.43" table:style-name="ce55">
            <text:p>51.43</text:p>
          </table:table-cell>
          <table:table-cell office:value-type="float" office:value="52.41" table:style-name="ce55">
            <text:p>52.41</text:p>
          </table:table-cell>
          <table:table-cell office:value-type="float" office:value="53.76" table:style-name="ce55">
            <text:p>53.76</text:p>
          </table:table-cell>
          <table:table-cell office:value-type="float" office:value="55.65" table:style-name="ce55">
            <text:p>55.65</text:p>
          </table:table-cell>
          <table:table-cell office:value-type="float" office:value="57.38" table:style-name="ce55">
            <text:p>57.38</text:p>
          </table:table-cell>
          <table:table-cell office:value-type="float" office:value="60.29" table:style-name="ce55">
            <text:p>60.29</text:p>
          </table:table-cell>
          <table:table-cell office:value-type="float" office:value="63.33" table:style-name="ce55">
            <text:p>63.33</text:p>
          </table:table-cell>
          <table:table-cell office:value-type="float" office:value="66.48" table:style-name="ce55">
            <text:p>66.48</text:p>
          </table:table-cell>
          <table:table-cell office:value-type="float" office:value="68.41" table:style-name="ce55">
            <text:p>68.41</text:p>
          </table:table-cell>
          <table:table-cell office:value-type="float" office:value="69.31" table:style-name="ce55">
            <text:p>69.31</text:p>
          </table:table-cell>
          <table:table-cell office:value-type="float" office:value="72.08" table:style-name="ce55">
            <text:p>72.08</text:p>
          </table:table-cell>
          <table:table-cell office:value-type="float" office:value="74.989999999999995" table:style-name="ce55">
            <text:p>74.99</text:p>
          </table:table-cell>
          <table:table-cell office:value-type="float" office:value="79.44" table:style-name="ce55">
            <text:p>79.44</text:p>
          </table:table-cell>
          <table:table-cell office:value-type="float" office:value="85.41" table:style-name="ce55">
            <text:p>85.41</text:p>
          </table:table-cell>
          <table:table-cell office:value-type="float" office:value="87.39" table:style-name="ce55">
            <text:p>87.39</text:p>
          </table:table-cell>
          <table:table-cell office:value-type="float" office:value="86.73" table:style-name="ce55">
            <text:p>86.73</text:p>
          </table:table-cell>
          <table:table-cell office:value-type="float" office:value="86.13" table:style-name="ce55">
            <text:p>86.13</text:p>
          </table:table-cell>
          <table:table-cell office:value-type="float" office:value="84.65" table:style-name="ce55">
            <text:p>84.65</text:p>
          </table:table-cell>
          <table:table-cell table:style-name="ce55"/>
          <table:table-cell office:value-type="float" office:value="85.22" table:style-name="ce55">
            <text:p>85.22</text:p>
          </table:table-cell>
          <table:table-cell office:value-type="float" office:value="88.24" table:style-name="ce55">
            <text:p>88.24</text:p>
          </table:table-cell>
          <table:table-cell office:value-type="float" office:value="90.8" table:style-name="ce55">
            <text:p>90.80</text:p>
          </table:table-cell>
          <table:table-cell table:number-columns-repeated="16349" table:style-name="ce1"/>
        </table:table-row>
        <table:table-row table:style-name="ro2">
          <table:table-cell table:style-name="ce7"/>
          <table:table-cell office:value-type="string" table:style-name="ce12">
            <text:p>E06000038</text:p>
          </table:table-cell>
          <table:table-cell office:value-type="string" table:style-name="ce12">
            <text:p>Reading</text:p>
          </table:table-cell>
          <table:table-cell table:style-name="ce58"/>
          <table:table-cell table:style-name="ce58"/>
          <table:table-cell table:style-name="ce58"/>
          <table:table-cell table:style-name="ce58"/>
          <table:table-cell table:style-name="ce58"/>
          <table:table-cell office:value-type="float" office:value="56.59" table:style-name="ce58">
            <text:p>56.59</text:p>
          </table:table-cell>
          <table:table-cell office:value-type="float" office:value="57.45" table:style-name="ce58">
            <text:p>57.45</text:p>
          </table:table-cell>
          <table:table-cell office:value-type="float" office:value="60.3" table:style-name="ce55">
            <text:p>60.30</text:p>
          </table:table-cell>
          <table:table-cell office:value-type="float" office:value="60.87" table:style-name="ce55">
            <text:p>60.87</text:p>
          </table:table-cell>
          <table:table-cell office:value-type="float" office:value="61.91" table:style-name="ce55">
            <text:p>61.91</text:p>
          </table:table-cell>
          <table:table-cell office:value-type="float" office:value="63.6" table:style-name="ce55">
            <text:p>63.60</text:p>
          </table:table-cell>
          <table:table-cell office:value-type="float" office:value="66.489999999999995" table:style-name="ce55">
            <text:p>66.49</text:p>
          </table:table-cell>
          <table:table-cell office:value-type="float" office:value="67.53" table:style-name="ce55">
            <text:p>67.53</text:p>
          </table:table-cell>
          <table:table-cell office:value-type="float" office:value="69.599999999999994" table:style-name="ce55">
            <text:p>69.60</text:p>
          </table:table-cell>
          <table:table-cell office:value-type="float" office:value="72.55" table:style-name="ce55">
            <text:p>72.55</text:p>
          </table:table-cell>
          <table:table-cell office:value-type="float" office:value="75.38" table:style-name="ce55">
            <text:p>75.38</text:p>
          </table:table-cell>
          <table:table-cell office:value-type="float" office:value="80.05" table:style-name="ce55">
            <text:p>80.05</text:p>
          </table:table-cell>
          <table:table-cell office:value-type="float" office:value="81.12" table:style-name="ce55">
            <text:p>81.12</text:p>
          </table:table-cell>
          <table:table-cell office:value-type="float" office:value="83.48" table:style-name="ce55">
            <text:p>83.48</text:p>
          </table:table-cell>
          <table:table-cell office:value-type="float" office:value="85.08" table:style-name="ce55">
            <text:p>85.08</text:p>
          </table:table-cell>
          <table:table-cell office:value-type="float" office:value="89.36" table:style-name="ce55">
            <text:p>89.36</text:p>
          </table:table-cell>
          <table:table-cell office:value-type="float" office:value="93.25" table:style-name="ce55">
            <text:p>93.25</text:p>
          </table:table-cell>
          <table:table-cell office:value-type="float" office:value="98.08" table:style-name="ce55">
            <text:p>98.08</text:p>
          </table:table-cell>
          <table:table-cell office:value-type="float" office:value="99.12" table:style-name="ce55">
            <text:p>99.12</text:p>
          </table:table-cell>
          <table:table-cell office:value-type="float" office:value="101.67" table:style-name="ce55">
            <text:p>101.67</text:p>
          </table:table-cell>
          <table:table-cell office:value-type="float" office:value="100.89" table:style-name="ce55">
            <text:p>100.89</text:p>
          </table:table-cell>
          <table:table-cell office:value-type="float" office:value="100.07" table:style-name="ce55">
            <text:p>100.07</text:p>
          </table:table-cell>
          <table:table-cell office:value-type="float" office:value="99.7" table:style-name="ce55">
            <text:p>99.70</text:p>
          </table:table-cell>
          <table:table-cell table:style-name="ce55"/>
          <table:table-cell office:value-type="float" office:value="99.32" table:style-name="ce55">
            <text:p>99.32</text:p>
          </table:table-cell>
          <table:table-cell office:value-type="float" office:value="103.93" table:style-name="ce55">
            <text:p>103.93</text:p>
          </table:table-cell>
          <table:table-cell office:value-type="float" office:value="103.8" table:style-name="ce55">
            <text:p>103.80</text:p>
          </table:table-cell>
          <table:table-cell table:number-columns-repeated="16349" table:style-name="ce1"/>
        </table:table-row>
        <table:table-row table:style-name="ro2">
          <table:table-cell table:style-name="ce7"/>
          <table:table-cell office:value-type="string" table:style-name="ce12">
            <text:p>E07000211</text:p>
          </table:table-cell>
          <table:table-cell office:value-type="string" table:style-name="ce12">
            <text:p>Reigate and Banstead</text:p>
          </table:table-cell>
          <table:table-cell table:style-name="ce58"/>
          <table:table-cell table:style-name="ce58"/>
          <table:table-cell table:style-name="ce58"/>
          <table:table-cell table:style-name="ce58"/>
          <table:table-cell table:style-name="ce58"/>
          <table:table-cell office:value-type="float" office:value="49.74" table:style-name="ce58">
            <text:p>49.74</text:p>
          </table:table-cell>
          <table:table-cell office:value-type="float" office:value="50.25" table:style-name="ce58">
            <text:p>50.25</text:p>
          </table:table-cell>
          <table:table-cell office:value-type="float" office:value="51.07" table:style-name="ce55">
            <text:p>51.07</text:p>
          </table:table-cell>
          <table:table-cell office:value-type="float" office:value="57" table:style-name="ce55">
            <text:p>57.00</text:p>
          </table:table-cell>
          <table:table-cell office:value-type="float" office:value="59.31" table:style-name="ce55">
            <text:p>59.31</text:p>
          </table:table-cell>
          <table:table-cell office:value-type="float" office:value="61.6" table:style-name="ce55">
            <text:p>61.60</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94.53" table:style-name="ce55">
            <text:p>94.53</text:p>
          </table:table-cell>
          <table:table-cell office:value-type="float" office:value="95.59" table:style-name="ce55">
            <text:p>95.59</text:p>
          </table:table-cell>
          <table:table-cell table:number-columns-repeated="16349" table:style-name="ce1"/>
        </table:table-row>
        <table:table-row table:style-name="ro2">
          <table:table-cell table:style-name="ce7"/>
          <table:table-cell office:value-type="string" table:style-name="ce12">
            <text:p>E07000064</text:p>
          </table:table-cell>
          <table:table-cell office:value-type="string" table:style-name="ce12">
            <text:p>Rother</text:p>
          </table:table-cell>
          <table:table-cell table:style-name="ce58"/>
          <table:table-cell table:style-name="ce58"/>
          <table:table-cell table:style-name="ce58"/>
          <table:table-cell table:style-name="ce58"/>
          <table:table-cell table:style-name="ce58"/>
          <table:table-cell office:value-type="float" office:value="51.63" table:style-name="ce58">
            <text:p>51.63</text:p>
          </table:table-cell>
          <table:table-cell office:value-type="float" office:value="52.24" table:style-name="ce58">
            <text:p>52.24</text:p>
          </table:table-cell>
          <table:table-cell office:value-type="float" office:value="54.39" table:style-name="ce55">
            <text:p>54.39</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68.98" table:style-name="ce55">
            <text:p>68.98</text:p>
          </table:table-cell>
          <table:table-cell office:value-type="float" office:value="77.11" table:style-name="ce55">
            <text:p>77.11</text:p>
          </table:table-cell>
          <table:table-cell table:number-columns-repeated="16349" table:style-name="ce1"/>
        </table:table-row>
        <table:table-row table:style-name="ro2">
          <table:table-cell table:style-name="ce7"/>
          <table:table-cell office:value-type="string" table:style-name="ce12">
            <text:p>E07000212</text:p>
          </table:table-cell>
          <table:table-cell office:value-type="string" table:style-name="ce12">
            <text:p>Runnymede</text:p>
          </table:table-cell>
          <table:table-cell table:style-name="ce58"/>
          <table:table-cell table:style-name="ce58"/>
          <table:table-cell table:style-name="ce58"/>
          <table:table-cell table:style-name="ce58"/>
          <table:table-cell table:style-name="ce58"/>
          <table:table-cell office:value-type="float" office:value="55.9" table:style-name="ce58">
            <text:p>55.9</text:p>
          </table:table-cell>
          <table:table-cell office:value-type="float" office:value="57.54" table:style-name="ce58">
            <text:p>57.54</text:p>
          </table:table-cell>
          <table:table-cell office:value-type="float" office:value="59.3" table:style-name="ce55">
            <text:p>59.30</text:p>
          </table:table-cell>
          <table:table-cell office:value-type="float" office:value="61.75" table:style-name="ce55">
            <text:p>61.75</text:p>
          </table:table-cell>
          <table:table-cell office:value-type="float" office:value="63.44" table:style-name="ce55">
            <text:p>63.44</text:p>
          </table:table-cell>
          <table:table-cell office:value-type="float" office:value="64.19" table:style-name="ce55">
            <text:p>64.19</text:p>
          </table:table-cell>
          <table:table-cell office:value-type="float" office:value="65.59" table:style-name="ce55">
            <text:p>65.59</text:p>
          </table:table-cell>
          <table:table-cell office:value-type="float" office:value="67.989999999999995" table:style-name="ce55">
            <text:p>67.99</text:p>
          </table:table-cell>
          <table:table-cell office:value-type="float" office:value="68.66" table:style-name="ce55">
            <text:p>68.66</text:p>
          </table:table-cell>
          <table:table-cell office:value-type="float" office:value="71.099999999999994" table:style-name="ce55">
            <text:p>71.10</text:p>
          </table:table-cell>
          <table:table-cell office:value-type="float" office:value="73.819999999999993" table:style-name="ce55">
            <text:p>73.82</text:p>
          </table:table-cell>
          <table:table-cell office:value-type="float" office:value="79.58" table:style-name="ce55">
            <text:p>79.58</text:p>
          </table:table-cell>
          <table:table-cell office:value-type="float" office:value="82.05" table:style-name="ce55">
            <text:p>82.05</text:p>
          </table:table-cell>
          <table:table-cell office:value-type="float" office:value="84.46" table:style-name="ce55">
            <text:p>84.46</text:p>
          </table:table-cell>
          <table:table-cell office:value-type="float" office:value="87.04" table:style-name="ce55">
            <text:p>87.04</text:p>
          </table:table-cell>
          <table:table-cell office:value-type="float" office:value="93.37" table:style-name="ce55">
            <text:p>93.37</text:p>
          </table:table-cell>
          <table:table-cell office:value-type="float" office:value="100.09" table:style-name="ce55">
            <text:p>100.09</text:p>
          </table:table-cell>
          <table:table-cell office:value-type="float" office:value="103.65" table:style-name="ce55">
            <text:p>103.65</text:p>
          </table:table-cell>
          <table:table-cell office:value-type="float" office:value="108.43" table:style-name="ce55">
            <text:p>108.43</text:p>
          </table:table-cell>
          <table:table-cell office:value-type="float" office:value="111.02" table:style-name="ce55">
            <text:p>111.02</text:p>
          </table:table-cell>
          <table:table-cell office:value-type="float" office:value="109.96" table:style-name="ce55">
            <text:p>109.96</text:p>
          </table:table-cell>
          <table:table-cell office:value-type="float" office:value="108.93" table:style-name="ce55">
            <text:p>108.93</text:p>
          </table:table-cell>
          <table:table-cell office:value-type="float" office:value="108.48" table:style-name="ce55">
            <text:p>108.48</text:p>
          </table:table-cell>
          <table:table-cell table:style-name="ce55"/>
          <table:table-cell office:value-type="float" office:value="107.52" table:style-name="ce55">
            <text:p>107.52</text:p>
          </table:table-cell>
          <table:table-cell office:value-type="float" office:value="110.36" table:style-name="ce55">
            <text:p>110.36</text:p>
          </table:table-cell>
          <table:table-cell office:value-type="float" office:value="112.07" table:style-name="ce55">
            <text:p>112.07</text:p>
          </table:table-cell>
          <table:table-cell table:number-columns-repeated="16349" table:style-name="ce1"/>
        </table:table-row>
        <table:table-row table:style-name="ro2">
          <table:table-cell table:style-name="ce7"/>
          <table:table-cell office:value-type="string" table:style-name="ce12">
            <text:p>E07000092</text:p>
          </table:table-cell>
          <table:table-cell office:value-type="string" table:style-name="ce12">
            <text:p>Rushmoor</text:p>
          </table:table-cell>
          <table:table-cell table:style-name="ce58"/>
          <table:table-cell table:style-name="ce58"/>
          <table:table-cell table:style-name="ce58"/>
          <table:table-cell table:style-name="ce58"/>
          <table:table-cell table:style-name="ce58"/>
          <table:table-cell office:value-type="float" office:value="76.12" table:style-name="ce58">
            <text:p>76.12</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11</text:p>
          </table:table-cell>
          <table:table-cell office:value-type="string" table:style-name="ce12">
            <text:p>Sevenoaks</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12</text:p>
          </table:table-cell>
          <table:table-cell office:value-type="string" table:style-name="ce12">
            <text:p>Shepway</text:p>
          </table:table-cell>
          <table:table-cell table:style-name="ce58"/>
          <table:table-cell table:style-name="ce58"/>
          <table:table-cell table:style-name="ce58"/>
          <table:table-cell table:style-name="ce58"/>
          <table:table-cell table:style-name="ce58"/>
          <table:table-cell office:value-type="float" office:value="43.23" table:style-name="ce58">
            <text:p>43.23</text:p>
          </table:table-cell>
          <table:table-cell office:value-type="float" office:value="43.57" table:style-name="ce58">
            <text:p>43.57</text:p>
          </table:table-cell>
          <table:table-cell office:value-type="float" office:value="44.84" table:style-name="ce55">
            <text:p>44.84</text:p>
          </table:table-cell>
          <table:table-cell office:value-type="float" office:value="45.7" table:style-name="ce55">
            <text:p>45.70</text:p>
          </table:table-cell>
          <table:table-cell office:value-type="float" office:value="45.67" table:style-name="ce55">
            <text:p>45.67</text:p>
          </table:table-cell>
          <table:table-cell office:value-type="float" office:value="49.49" table:style-name="ce55">
            <text:p>49.49</text:p>
          </table:table-cell>
          <table:table-cell office:value-type="float" office:value="52.34" table:style-name="ce55">
            <text:p>52.34</text:p>
          </table:table-cell>
          <table:table-cell office:value-type="float" office:value="49.87" table:style-name="ce55">
            <text:p>49.87</text:p>
          </table:table-cell>
          <table:table-cell office:value-type="float" office:value="52.69" table:style-name="ce55">
            <text:p>52.69</text:p>
          </table:table-cell>
          <table:table-cell office:value-type="float" office:value="54.13" table:style-name="ce55">
            <text:p>54.13</text:p>
          </table:table-cell>
          <table:table-cell office:value-type="float" office:value="56.77" table:style-name="ce55">
            <text:p>56.77</text:p>
          </table:table-cell>
          <table:table-cell office:value-type="float" office:value="60.79" table:style-name="ce55">
            <text:p>60.79</text:p>
          </table:table-cell>
          <table:table-cell office:value-type="float" office:value="63.45" table:style-name="ce55">
            <text:p>63.45</text:p>
          </table:table-cell>
          <table:table-cell office:value-type="float" office:value="65.37" table:style-name="ce55">
            <text:p>65.37</text:p>
          </table:table-cell>
          <table:table-cell office:value-type="float" office:value="66.39" table:style-name="ce55">
            <text:p>66.39</text:p>
          </table:table-cell>
          <table:table-cell office:value-type="float" office:value="73.8" table:style-name="ce55">
            <text:p>73.80</text:p>
          </table:table-cell>
          <table:table-cell office:value-type="float" office:value="76.23" table:style-name="ce55">
            <text:p>76.23</text:p>
          </table:table-cell>
          <table:table-cell office:value-type="float" office:value="85.53" table:style-name="ce55">
            <text:p>85.53</text:p>
          </table:table-cell>
          <table:table-cell office:value-type="float" office:value="83.41" table:style-name="ce55">
            <text:p>83.41</text:p>
          </table:table-cell>
          <table:table-cell office:value-type="float" office:value="85.3" table:style-name="ce55">
            <text:p>85.30</text:p>
          </table:table-cell>
          <table:table-cell office:value-type="float" office:value="84.99" table:style-name="ce55">
            <text:p>84.99</text:p>
          </table:table-cell>
          <table:table-cell office:value-type="float" office:value="84.31" table:style-name="ce55">
            <text:p>84.31</text:p>
          </table:table-cell>
          <table:table-cell office:value-type="float" office:value="83.71" table:style-name="ce55">
            <text:p>83.71</text:p>
          </table:table-cell>
          <table:table-cell table:style-name="ce55"/>
          <table:table-cell office:value-type="float" office:value="82.97" table:style-name="ce55">
            <text:p>82.97</text:p>
          </table:table-cell>
          <table:table-cell office:value-type="float" office:value="85.57" table:style-name="ce55">
            <text:p>85.57</text:p>
          </table:table-cell>
          <table:table-cell office:value-type="float" office:value="87" table:style-name="ce55">
            <text:p>87.00</text:p>
          </table:table-cell>
          <table:table-cell table:number-columns-repeated="16349" table:style-name="ce1"/>
        </table:table-row>
        <table:table-row table:style-name="ro2">
          <table:table-cell table:style-name="ce7"/>
          <table:table-cell office:value-type="string" table:style-name="ce12">
            <text:p>E06000039</text:p>
          </table:table-cell>
          <table:table-cell office:value-type="string" table:style-name="ce12">
            <text:p>Slough</text:p>
          </table:table-cell>
          <table:table-cell table:style-name="ce58"/>
          <table:table-cell table:style-name="ce58"/>
          <table:table-cell table:style-name="ce58"/>
          <table:table-cell table:style-name="ce58"/>
          <table:table-cell table:style-name="ce58"/>
          <table:table-cell office:value-type="float" office:value="51.01" table:style-name="ce58">
            <text:p>51.01</text:p>
          </table:table-cell>
          <table:table-cell office:value-type="float" office:value="50.91" table:style-name="ce58">
            <text:p>50.91</text:p>
          </table:table-cell>
          <table:table-cell office:value-type="float" office:value="51.54" table:style-name="ce55">
            <text:p>51.54</text:p>
          </table:table-cell>
          <table:table-cell office:value-type="float" office:value="53.2" table:style-name="ce55">
            <text:p>53.20</text:p>
          </table:table-cell>
          <table:table-cell office:value-type="float" office:value="55.26" table:style-name="ce55">
            <text:p>55.26</text:p>
          </table:table-cell>
          <table:table-cell office:value-type="float" office:value="56.52" table:style-name="ce55">
            <text:p>56.52</text:p>
          </table:table-cell>
          <table:table-cell office:value-type="float" office:value="59.15" table:style-name="ce55">
            <text:p>59.15</text:p>
          </table:table-cell>
          <table:table-cell office:value-type="float" office:value="61.47" table:style-name="ce55">
            <text:p>61.47</text:p>
          </table:table-cell>
          <table:table-cell office:value-type="float" office:value="61.29" table:style-name="ce55">
            <text:p>61.29</text:p>
          </table:table-cell>
          <table:table-cell office:value-type="float" office:value="64.48" table:style-name="ce55">
            <text:p>64.48</text:p>
          </table:table-cell>
          <table:table-cell office:value-type="float" office:value="68.709999999999994" table:style-name="ce55">
            <text:p>68.71</text:p>
          </table:table-cell>
          <table:table-cell office:value-type="float" office:value="72.73" table:style-name="ce55">
            <text:p>72.73</text:p>
          </table:table-cell>
          <table:table-cell office:value-type="float" office:value="76.510000000000005" table:style-name="ce55">
            <text:p>76.51</text:p>
          </table:table-cell>
          <table:table-cell office:value-type="float" office:value="79.010000000000005" table:style-name="ce55">
            <text:p>79.01</text:p>
          </table:table-cell>
          <table:table-cell office:value-type="float" office:value="79.95" table:style-name="ce55">
            <text:p>79.95</text:p>
          </table:table-cell>
          <table:table-cell office:value-type="float" office:value="85.89" table:style-name="ce55">
            <text:p>85.89</text:p>
          </table:table-cell>
          <table:table-cell office:value-type="float" office:value="92.9" table:style-name="ce55">
            <text:p>92.90</text:p>
          </table:table-cell>
          <table:table-cell office:value-type="float" office:value="97.25" table:style-name="ce55">
            <text:p>97.25</text:p>
          </table:table-cell>
          <table:table-cell office:value-type="float" office:value="102.22" table:style-name="ce55">
            <text:p>102.22</text:p>
          </table:table-cell>
          <table:table-cell office:value-type="float" office:value="104.46" table:style-name="ce55">
            <text:p>104.46</text:p>
          </table:table-cell>
          <table:table-cell office:value-type="float" office:value="103.91" table:style-name="ce55">
            <text:p>103.91</text:p>
          </table:table-cell>
          <table:table-cell office:value-type="float" office:value="103.5" table:style-name="ce55">
            <text:p>103.50</text:p>
          </table:table-cell>
          <table:table-cell office:value-type="float" office:value="102.46" table:style-name="ce55">
            <text:p>102.46</text:p>
          </table:table-cell>
          <table:table-cell table:style-name="ce55"/>
          <table:table-cell office:value-type="float" office:value="102.83" table:style-name="ce55">
            <text:p>102.83</text:p>
          </table:table-cell>
          <table:table-cell office:value-type="float" office:value="106.22" table:style-name="ce55">
            <text:p>106.22</text:p>
          </table:table-cell>
          <table:table-cell office:value-type="float" office:value="108.12" table:style-name="ce55">
            <text:p>108.12</text:p>
          </table:table-cell>
          <table:table-cell table:number-columns-repeated="16349" table:style-name="ce1"/>
        </table:table-row>
        <table:table-row table:style-name="ro2">
          <table:table-cell table:style-name="ce7"/>
          <table:table-cell office:value-type="string" table:style-name="ce12">
            <text:p>E07000006</text:p>
          </table:table-cell>
          <table:table-cell office:value-type="string" table:style-name="ce12">
            <text:p>South Bucks</text:p>
          </table:table-cell>
          <table:table-cell table:style-name="ce58"/>
          <table:table-cell table:style-name="ce58"/>
          <table:table-cell table:style-name="ce58"/>
          <table:table-cell table:style-name="ce58"/>
          <table:table-cell table:style-name="ce58"/>
          <table:table-cell office:value-type="float" office:value="36.049999999999997" table:style-name="ce58">
            <text:p>36.05</text:p>
          </table:table-cell>
          <table:table-cell office:value-type="float" office:value="44.67" table:style-name="ce58">
            <text:p>44.67</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79</text:p>
          </table:table-cell>
          <table:table-cell office:value-type="string" table:style-name="ce12">
            <text:p>South Oxfordshire</text:p>
          </table:table-cell>
          <table:table-cell table:style-name="ce58"/>
          <table:table-cell table:style-name="ce58"/>
          <table:table-cell table:style-name="ce58"/>
          <table:table-cell table:style-name="ce58"/>
          <table:table-cell table:style-name="ce58"/>
          <table:table-cell office:value-type="float" office:value="51.16" table:style-name="ce58">
            <text:p>51.16</text:p>
          </table:table-cell>
          <table:table-cell office:value-type="float" office:value="52.68" table:style-name="ce58">
            <text:p>52.68</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45</text:p>
          </table:table-cell>
          <table:table-cell office:value-type="string" table:style-name="ce12">
            <text:p>Southampton</text:p>
          </table:table-cell>
          <table:table-cell table:style-name="ce58"/>
          <table:table-cell table:style-name="ce58"/>
          <table:table-cell table:style-name="ce58"/>
          <table:table-cell table:style-name="ce58"/>
          <table:table-cell table:style-name="ce58"/>
          <table:table-cell office:value-type="float" office:value="40.17" table:style-name="ce58">
            <text:p>40.17</text:p>
          </table:table-cell>
          <table:table-cell office:value-type="float" office:value="40.659999999999997" table:style-name="ce58">
            <text:p>40.66</text:p>
          </table:table-cell>
          <table:table-cell office:value-type="float" office:value="41.35" table:style-name="ce55">
            <text:p>41.35</text:p>
          </table:table-cell>
          <table:table-cell office:value-type="float" office:value="42.24" table:style-name="ce55">
            <text:p>42.24</text:p>
          </table:table-cell>
          <table:table-cell office:value-type="float" office:value="43.57" table:style-name="ce55">
            <text:p>43.57</text:p>
          </table:table-cell>
          <table:table-cell office:value-type="float" office:value="45.4" table:style-name="ce55">
            <text:p>45.40</text:p>
          </table:table-cell>
          <table:table-cell office:value-type="float" office:value="47.17" table:style-name="ce55">
            <text:p>47.17</text:p>
          </table:table-cell>
          <table:table-cell office:value-type="float" office:value="48.3" table:style-name="ce55">
            <text:p>48.30</text:p>
          </table:table-cell>
          <table:table-cell office:value-type="float" office:value="50.1" table:style-name="ce55">
            <text:p>50.10</text:p>
          </table:table-cell>
          <table:table-cell office:value-type="float" office:value="52.85" table:style-name="ce55">
            <text:p>52.85</text:p>
          </table:table-cell>
          <table:table-cell office:value-type="float" office:value="51.27" table:style-name="ce55">
            <text:p>51.27</text:p>
          </table:table-cell>
          <table:table-cell office:value-type="float" office:value="59.43" table:style-name="ce55">
            <text:p>59.43</text:p>
          </table:table-cell>
          <table:table-cell office:value-type="float" office:value="61.67" table:style-name="ce55">
            <text:p>61.67</text:p>
          </table:table-cell>
          <table:table-cell office:value-type="float" office:value="63.58" table:style-name="ce55">
            <text:p>63.58</text:p>
          </table:table-cell>
          <table:table-cell office:value-type="float" office:value="65.13" table:style-name="ce55">
            <text:p>65.13</text:p>
          </table:table-cell>
          <table:table-cell office:value-type="float" office:value="69.709999999999994" table:style-name="ce55">
            <text:p>69.71</text:p>
          </table:table-cell>
          <table:table-cell office:value-type="float" office:value="75.06" table:style-name="ce55">
            <text:p>75.06</text:p>
          </table:table-cell>
          <table:table-cell office:value-type="float" office:value="78.59" table:style-name="ce55">
            <text:p>78.59</text:p>
          </table:table-cell>
          <table:table-cell office:value-type="float" office:value="83.94" table:style-name="ce55">
            <text:p>83.94</text:p>
          </table:table-cell>
          <table:table-cell office:value-type="float" office:value="86.83" table:style-name="ce55">
            <text:p>86.83</text:p>
          </table:table-cell>
          <table:table-cell office:value-type="float" office:value="86.32" table:style-name="ce55">
            <text:p>86.32</text:p>
          </table:table-cell>
          <table:table-cell office:value-type="float" office:value="85.57" table:style-name="ce55">
            <text:p>85.57</text:p>
          </table:table-cell>
          <table:table-cell office:value-type="float" office:value="84.83" table:style-name="ce55">
            <text:p>84.83</text:p>
          </table:table-cell>
          <table:table-cell table:style-name="ce55"/>
          <table:table-cell office:value-type="float" office:value="83.95" table:style-name="ce55">
            <text:p>83.95</text:p>
          </table:table-cell>
          <table:table-cell office:value-type="float" office:value="86.09" table:style-name="ce55">
            <text:p>86.09</text:p>
          </table:table-cell>
          <table:table-cell office:value-type="float" office:value="87.59" table:style-name="ce55">
            <text:p>87.59</text:p>
          </table:table-cell>
          <table:table-cell table:number-columns-repeated="16349" table:style-name="ce1"/>
        </table:table-row>
        <table:table-row table:style-name="ro2">
          <table:table-cell table:style-name="ce7"/>
          <table:table-cell office:value-type="string" table:style-name="ce12">
            <text:p>E07000213</text:p>
          </table:table-cell>
          <table:table-cell office:value-type="string" table:style-name="ce12">
            <text:p>Spelthorne</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float" office:value="73.400000000000006" table:style-name="ce55">
            <text:p>73.40</text:p>
          </table:table-cell>
          <table:table-cell table:number-columns-repeated="16349" table:style-name="ce1"/>
        </table:table-row>
        <table:table-row table:style-name="ro2">
          <table:table-cell table:style-name="ce7"/>
          <table:table-cell office:value-type="string" table:style-name="ce12">
            <text:p>E07000214</text:p>
          </table:table-cell>
          <table:table-cell office:value-type="string" table:style-name="ce12">
            <text:p>Surrey Heath</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13</text:p>
          </table:table-cell>
          <table:table-cell office:value-type="string" table:style-name="ce12">
            <text:p>Swale</text:p>
          </table:table-cell>
          <table:table-cell table:style-name="ce58"/>
          <table:table-cell table:style-name="ce58"/>
          <table:table-cell table:style-name="ce58"/>
          <table:table-cell table:style-name="ce58"/>
          <table:table-cell table:style-name="ce58"/>
          <table:table-cell office:value-type="float" office:value="35.04" table:style-name="ce58">
            <text:p>35.04</text:p>
          </table:table-cell>
          <table:table-cell office:value-type="float" office:value="35.04" table:style-name="ce58">
            <text:p>35.04</text:p>
          </table:table-cell>
          <table:table-cell office:value-type="float" office:value="35.04" table:style-name="ce55">
            <text:p>35.04</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15</text:p>
          </table:table-cell>
          <table:table-cell office:value-type="string" table:style-name="ce12">
            <text:p>Tandridge</text:p>
          </table:table-cell>
          <table:table-cell table:style-name="ce58"/>
          <table:table-cell table:style-name="ce58"/>
          <table:table-cell table:style-name="ce58"/>
          <table:table-cell table:style-name="ce58"/>
          <table:table-cell table:style-name="ce58"/>
          <table:table-cell office:value-type="float" office:value="41.46" table:style-name="ce58">
            <text:p>41.46</text:p>
          </table:table-cell>
          <table:table-cell office:value-type="float" office:value="44.73" table:style-name="ce58">
            <text:p>44.73</text:p>
          </table:table-cell>
          <table:table-cell office:value-type="float" office:value="45.76" table:style-name="ce55">
            <text:p>45.76</text:p>
          </table:table-cell>
          <table:table-cell office:value-type="float" office:value="47.85" table:style-name="ce55">
            <text:p>47.85</text:p>
          </table:table-cell>
          <table:table-cell office:value-type="float" office:value="48.63" table:style-name="ce55">
            <text:p>48.63</text:p>
          </table:table-cell>
          <table:table-cell office:value-type="float" office:value="53.23" table:style-name="ce55">
            <text:p>53.23</text:p>
          </table:table-cell>
          <table:table-cell office:value-type="float" office:value="57.68" table:style-name="ce55">
            <text:p>57.68</text:p>
          </table:table-cell>
          <table:table-cell office:value-type="float" office:value="58.32" table:style-name="ce55">
            <text:p>58.32</text:p>
          </table:table-cell>
          <table:table-cell office:value-type="float" office:value="58.36" table:style-name="ce55">
            <text:p>58.36</text:p>
          </table:table-cell>
          <table:table-cell office:value-type="float" office:value="61.41" table:style-name="ce55">
            <text:p>61.41</text:p>
          </table:table-cell>
          <table:table-cell office:value-type="float" office:value="64.650000000000006" table:style-name="ce55">
            <text:p>64.65</text:p>
          </table:table-cell>
          <table:table-cell office:value-type="float" office:value="70.430000000000007" table:style-name="ce55">
            <text:p>70.43</text:p>
          </table:table-cell>
          <table:table-cell office:value-type="float" office:value="71.680000000000007" table:style-name="ce55">
            <text:p>71.68</text:p>
          </table:table-cell>
          <table:table-cell office:value-type="float" office:value="73.86" table:style-name="ce55">
            <text:p>73.86</text:p>
          </table:table-cell>
          <table:table-cell office:value-type="float" office:value="75.2" table:style-name="ce55">
            <text:p>75.20</text:p>
          </table:table-cell>
          <table:table-cell office:value-type="float" office:value="81" table:style-name="ce55">
            <text:p>81.00</text:p>
          </table:table-cell>
          <table:table-cell office:value-type="float" office:value="84.42" table:style-name="ce55">
            <text:p>84.42</text:p>
          </table:table-cell>
          <table:table-cell office:value-type="float" office:value="93.29" table:style-name="ce55">
            <text:p>93.29</text:p>
          </table:table-cell>
          <table:table-cell office:value-type="float" office:value="97.21" table:style-name="ce55">
            <text:p>97.21</text:p>
          </table:table-cell>
          <table:table-cell office:value-type="float" office:value="99.31" table:style-name="ce55">
            <text:p>99.31</text:p>
          </table:table-cell>
          <table:table-cell office:value-type="float" office:value="99.05" table:style-name="ce55">
            <text:p>99.05</text:p>
          </table:table-cell>
          <table:table-cell office:value-type="float" office:value="98.59" table:style-name="ce55">
            <text:p>98.59</text:p>
          </table:table-cell>
          <table:table-cell office:value-type="float" office:value="96.78" table:style-name="ce55">
            <text:p>96.78</text:p>
          </table:table-cell>
          <table:table-cell table:style-name="ce55"/>
          <table:table-cell office:value-type="float" office:value="97.19" table:style-name="ce55">
            <text:p>97.19</text:p>
          </table:table-cell>
          <table:table-cell office:value-type="float" office:value="100.82" table:style-name="ce55">
            <text:p>100.82</text:p>
          </table:table-cell>
          <table:table-cell office:value-type="float" office:value="102.7" table:style-name="ce55">
            <text:p>102.70</text:p>
          </table:table-cell>
          <table:table-cell table:number-columns-repeated="16349" table:style-name="ce1"/>
        </table:table-row>
        <table:table-row table:style-name="ro2">
          <table:table-cell table:style-name="ce7"/>
          <table:table-cell office:value-type="string" table:style-name="ce12">
            <text:p>E07000093</text:p>
          </table:table-cell>
          <table:table-cell office:value-type="string" table:style-name="ce12">
            <text:p>Test Valley</text:p>
          </table:table-cell>
          <table:table-cell table:style-name="ce58"/>
          <table:table-cell table:style-name="ce58"/>
          <table:table-cell table:style-name="ce58"/>
          <table:table-cell table:style-name="ce58"/>
          <table:table-cell table:style-name="ce58"/>
          <table:table-cell office:value-type="float" office:value="46.96" table:style-name="ce58">
            <text:p>46.96</text:p>
          </table:table-cell>
          <table:table-cell office:value-type="float" office:value="47.45" table:style-name="ce58">
            <text:p>47.45</text:p>
          </table:table-cell>
          <table:table-cell office:value-type="float" office:value="47.24" table:style-name="ce55">
            <text:p>47.24</text:p>
          </table:table-cell>
          <table:table-cell office:value-type="float" office:value="53.07" table:style-name="ce55">
            <text:p>53.07</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14</text:p>
          </table:table-cell>
          <table:table-cell office:value-type="string" table:style-name="ce12">
            <text:p>Thanet</text:p>
          </table:table-cell>
          <table:table-cell table:style-name="ce58"/>
          <table:table-cell table:style-name="ce58"/>
          <table:table-cell table:style-name="ce58"/>
          <table:table-cell table:style-name="ce58"/>
          <table:table-cell table:style-name="ce58"/>
          <table:table-cell office:value-type="float" office:value="45.53" table:style-name="ce58">
            <text:p>45.53</text:p>
          </table:table-cell>
          <table:table-cell office:value-type="float" office:value="45.25" table:style-name="ce58">
            <text:p>45.25</text:p>
          </table:table-cell>
          <table:table-cell office:value-type="float" office:value="46.33" table:style-name="ce55">
            <text:p>46.33</text:p>
          </table:table-cell>
          <table:table-cell office:value-type="float" office:value="47.29" table:style-name="ce55">
            <text:p>47.29</text:p>
          </table:table-cell>
          <table:table-cell office:value-type="float" office:value="48.62" table:style-name="ce55">
            <text:p>48.62</text:p>
          </table:table-cell>
          <table:table-cell office:value-type="float" office:value="50.08" table:style-name="ce55">
            <text:p>50.08</text:p>
          </table:table-cell>
          <table:table-cell office:value-type="float" office:value="52.28" table:style-name="ce55">
            <text:p>52.28</text:p>
          </table:table-cell>
          <table:table-cell office:value-type="float" office:value="52.33" table:style-name="ce55">
            <text:p>52.33</text:p>
          </table:table-cell>
          <table:table-cell office:value-type="float" office:value="53.72" table:style-name="ce55">
            <text:p>53.72</text:p>
          </table:table-cell>
          <table:table-cell office:value-type="float" office:value="55.5" table:style-name="ce55">
            <text:p>55.50</text:p>
          </table:table-cell>
          <table:table-cell office:value-type="float" office:value="57.55" table:style-name="ce55">
            <text:p>57.55</text:p>
          </table:table-cell>
          <table:table-cell office:value-type="float" office:value="61.5" table:style-name="ce55">
            <text:p>61.50</text:p>
          </table:table-cell>
          <table:table-cell office:value-type="float" office:value="63.38" table:style-name="ce55">
            <text:p>63.38</text:p>
          </table:table-cell>
          <table:table-cell office:value-type="float" office:value="65.19" table:style-name="ce55">
            <text:p>65.19</text:p>
          </table:table-cell>
          <table:table-cell office:value-type="float" office:value="67.14" table:style-name="ce55">
            <text:p>67.14</text:p>
          </table:table-cell>
          <table:table-cell office:value-type="float" office:value="69.17" table:style-name="ce55">
            <text:p>69.17</text:p>
          </table:table-cell>
          <table:table-cell office:value-type="float" office:value="74.33" table:style-name="ce55">
            <text:p>74.33</text:p>
          </table:table-cell>
          <table:table-cell office:value-type="float" office:value="80.47" table:style-name="ce55">
            <text:p>80.47</text:p>
          </table:table-cell>
          <table:table-cell office:value-type="float" office:value="81.28" table:style-name="ce55">
            <text:p>81.28</text:p>
          </table:table-cell>
          <table:table-cell office:value-type="float" office:value="82.23" table:style-name="ce55">
            <text:p>82.23</text:p>
          </table:table-cell>
          <table:table-cell office:value-type="float" office:value="82.41" table:style-name="ce55">
            <text:p>82.41</text:p>
          </table:table-cell>
          <table:table-cell office:value-type="float" office:value="81.73" table:style-name="ce55">
            <text:p>81.73</text:p>
          </table:table-cell>
          <table:table-cell office:value-type="float" office:value="80.48" table:style-name="ce55">
            <text:p>80.48</text:p>
          </table:table-cell>
          <table:table-cell table:style-name="ce55"/>
          <table:table-cell office:value-type="float" office:value="80.56" table:style-name="ce55">
            <text:p>80.56</text:p>
          </table:table-cell>
          <table:table-cell office:value-type="float" office:value="83.33" table:style-name="ce55">
            <text:p>83.33</text:p>
          </table:table-cell>
          <table:table-cell office:value-type="float" office:value="85.02" table:style-name="ce55">
            <text:p>85.02</text:p>
          </table:table-cell>
          <table:table-cell table:number-columns-repeated="16349" table:style-name="ce1"/>
        </table:table-row>
        <table:table-row table:style-name="ro2">
          <table:table-cell table:style-name="ce7"/>
          <table:table-cell office:value-type="string" table:style-name="ce12">
            <text:p>E07000115</text:p>
          </table:table-cell>
          <table:table-cell office:value-type="string" table:style-name="ce12">
            <text:p>Tonbridge and Malling</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16</text:p>
          </table:table-cell>
          <table:table-cell office:value-type="string" table:style-name="ce12">
            <text:p>Tunbridge Wells</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float" office:value="95.16" table:style-name="ce55">
            <text:p>95.16</text:p>
          </table:table-cell>
          <table:table-cell office:value-type="float" office:value="123.46" table:style-name="ce55">
            <text:p>123.46</text:p>
          </table:table-cell>
          <table:table-cell table:number-columns-repeated="16349" table:style-name="ce1"/>
        </table:table-row>
        <table:table-row table:style-name="ro2">
          <table:table-cell table:style-name="ce7"/>
          <table:table-cell office:value-type="string" table:style-name="ce12">
            <text:p>E07000180</text:p>
          </table:table-cell>
          <table:table-cell office:value-type="string" table:style-name="ce12">
            <text:p>Vale of White Horse</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16</text:p>
          </table:table-cell>
          <table:table-cell office:value-type="string" table:style-name="ce12">
            <text:p>Waverley</text:p>
          </table:table-cell>
          <table:table-cell table:style-name="ce58"/>
          <table:table-cell table:style-name="ce58"/>
          <table:table-cell table:style-name="ce58"/>
          <table:table-cell table:style-name="ce58"/>
          <table:table-cell table:style-name="ce58"/>
          <table:table-cell office:value-type="float" office:value="48.16" table:style-name="ce58">
            <text:p>48.16</text:p>
          </table:table-cell>
          <table:table-cell office:value-type="float" office:value="49.51" table:style-name="ce58">
            <text:p>49.51</text:p>
          </table:table-cell>
          <table:table-cell office:value-type="float" office:value="50.57" table:style-name="ce55">
            <text:p>50.57</text:p>
          </table:table-cell>
          <table:table-cell office:value-type="float" office:value="57.43" table:style-name="ce55">
            <text:p>57.43</text:p>
          </table:table-cell>
          <table:table-cell office:value-type="float" office:value="59.11" table:style-name="ce55">
            <text:p>59.11</text:p>
          </table:table-cell>
          <table:table-cell office:value-type="float" office:value="55.24" table:style-name="ce55">
            <text:p>55.24</text:p>
          </table:table-cell>
          <table:table-cell office:value-type="float" office:value="65.81" table:style-name="ce55">
            <text:p>65.81</text:p>
          </table:table-cell>
          <table:table-cell office:value-type="float" office:value="69.41" table:style-name="ce55">
            <text:p>69.41</text:p>
          </table:table-cell>
          <table:table-cell office:value-type="float" office:value="72.92" table:style-name="ce55">
            <text:p>72.92</text:p>
          </table:table-cell>
          <table:table-cell office:value-type="float" office:value="77.77" table:style-name="ce55">
            <text:p>77.77</text:p>
          </table:table-cell>
          <table:table-cell office:value-type="float" office:value="80.78" table:style-name="ce55">
            <text:p>80.78</text:p>
          </table:table-cell>
          <table:table-cell office:value-type="float" office:value="82.15" table:style-name="ce55">
            <text:p>82.15</text:p>
          </table:table-cell>
          <table:table-cell office:value-type="float" office:value="87.82" table:style-name="ce55">
            <text:p>87.82</text:p>
          </table:table-cell>
          <table:table-cell office:value-type="float" office:value="90.36" table:style-name="ce55">
            <text:p>90.36</text:p>
          </table:table-cell>
          <table:table-cell office:value-type="float" office:value="93.16" table:style-name="ce55">
            <text:p>93.16</text:p>
          </table:table-cell>
          <table:table-cell office:value-type="float" office:value="100" table:style-name="ce55">
            <text:p>100.00</text:p>
          </table:table-cell>
          <table:table-cell office:value-type="float" office:value="106.31" table:style-name="ce55">
            <text:p>106.31</text:p>
          </table:table-cell>
          <table:table-cell office:value-type="float" office:value="109.77" table:style-name="ce55">
            <text:p>109.77</text:p>
          </table:table-cell>
          <table:table-cell office:value-type="float" office:value="114.47" table:style-name="ce55">
            <text:p>114.47</text:p>
          </table:table-cell>
          <table:table-cell office:value-type="float" office:value="116.31" table:style-name="ce55">
            <text:p>116.31</text:p>
          </table:table-cell>
          <table:table-cell office:value-type="float" office:value="118.09" table:style-name="ce55">
            <text:p>118.09</text:p>
          </table:table-cell>
          <table:table-cell office:value-type="float" office:value="115.66" table:style-name="ce55">
            <text:p>115.66</text:p>
          </table:table-cell>
          <table:table-cell office:value-type="float" office:value="114.67" table:style-name="ce55">
            <text:p>114.67</text:p>
          </table:table-cell>
          <table:table-cell table:style-name="ce55"/>
          <table:table-cell office:value-type="float" office:value="114.4" table:style-name="ce55">
            <text:p>114.40</text:p>
          </table:table-cell>
          <table:table-cell office:value-type="float" office:value="117.42" table:style-name="ce55">
            <text:p>117.42</text:p>
          </table:table-cell>
          <table:table-cell office:value-type="float" office:value="118.98" table:style-name="ce55">
            <text:p>118.98</text:p>
          </table:table-cell>
          <table:table-cell table:number-columns-repeated="16349" table:style-name="ce1"/>
        </table:table-row>
        <table:table-row table:style-name="ro2">
          <table:table-cell table:style-name="ce7"/>
          <table:table-cell office:value-type="string" table:style-name="ce12">
            <text:p>E07000065</text:p>
          </table:table-cell>
          <table:table-cell office:value-type="string" table:style-name="ce12">
            <text:p>Wealden</text:p>
          </table:table-cell>
          <table:table-cell table:style-name="ce58"/>
          <table:table-cell table:style-name="ce58"/>
          <table:table-cell table:style-name="ce58"/>
          <table:table-cell table:style-name="ce58"/>
          <table:table-cell table:style-name="ce58"/>
          <table:table-cell office:value-type="float" office:value="40.39" table:style-name="ce58">
            <text:p>40.39</text:p>
          </table:table-cell>
          <table:table-cell office:value-type="float" office:value="41.62" table:style-name="ce58">
            <text:p>41.62</text:p>
          </table:table-cell>
          <table:table-cell office:value-type="float" office:value="42.72" table:style-name="ce55">
            <text:p>42.72</text:p>
          </table:table-cell>
          <table:table-cell office:value-type="float" office:value="43.57" table:style-name="ce55">
            <text:p>43.57</text:p>
          </table:table-cell>
          <table:table-cell office:value-type="float" office:value="44.26" table:style-name="ce55">
            <text:p>44.26</text:p>
          </table:table-cell>
          <table:table-cell office:value-type="float" office:value="45.83" table:style-name="ce55">
            <text:p>45.83</text:p>
          </table:table-cell>
          <table:table-cell office:value-type="float" office:value="47.95" table:style-name="ce55">
            <text:p>47.95</text:p>
          </table:table-cell>
          <table:table-cell office:value-type="float" office:value="49.63" table:style-name="ce55">
            <text:p>49.63</text:p>
          </table:table-cell>
          <table:table-cell office:value-type="float" office:value="49.7" table:style-name="ce55">
            <text:p>49.70</text:p>
          </table:table-cell>
          <table:table-cell office:value-type="float" office:value="53.98" table:style-name="ce55">
            <text:p>53.98</text:p>
          </table:table-cell>
          <table:table-cell office:value-type="float" office:value="56.8" table:style-name="ce55">
            <text:p>56.80</text:p>
          </table:table-cell>
          <table:table-cell office:value-type="float" office:value="59.63" table:style-name="ce55">
            <text:p>59.63</text:p>
          </table:table-cell>
          <table:table-cell office:value-type="float" office:value="63.16" table:style-name="ce55">
            <text:p>63.16</text:p>
          </table:table-cell>
          <table:table-cell office:value-type="float" office:value="65.11" table:style-name="ce55">
            <text:p>65.11</text:p>
          </table:table-cell>
          <table:table-cell office:value-type="float" office:value="65.97" table:style-name="ce55">
            <text:p>65.97</text:p>
          </table:table-cell>
          <table:table-cell office:value-type="float" office:value="70.430000000000007" table:style-name="ce55">
            <text:p>70.43</text:p>
          </table:table-cell>
          <table:table-cell office:value-type="float" office:value="75.69" table:style-name="ce55">
            <text:p>75.69</text:p>
          </table:table-cell>
          <table:table-cell office:value-type="float" office:value="79.28" table:style-name="ce55">
            <text:p>79.28</text:p>
          </table:table-cell>
          <table:table-cell office:value-type="float" office:value="86.42" table:style-name="ce55">
            <text:p>86.42</text:p>
          </table:table-cell>
          <table:table-cell office:value-type="float" office:value="87.69" table:style-name="ce55">
            <text:p>87.69</text:p>
          </table:table-cell>
          <table:table-cell office:value-type="float" office:value="86.57" table:style-name="ce55">
            <text:p>86.57</text:p>
          </table:table-cell>
          <table:table-cell office:value-type="float" office:value="86.75" table:style-name="ce55">
            <text:p>86.75</text:p>
          </table:table-cell>
          <table:table-cell office:value-type="float" office:value="87.75" table:style-name="ce55">
            <text:p>87.75</text:p>
          </table:table-cell>
          <table:table-cell table:style-name="ce55"/>
          <table:table-cell office:value-type="float" office:value="88.11" table:style-name="ce55">
            <text:p>88.11</text:p>
          </table:table-cell>
          <table:table-cell office:value-type="float" office:value="90.82" table:style-name="ce55">
            <text:p>90.82</text:p>
          </table:table-cell>
          <table:table-cell office:value-type="float" office:value="92.38" table:style-name="ce55">
            <text:p>92.38</text:p>
          </table:table-cell>
          <table:table-cell table:number-columns-repeated="16349" table:style-name="ce1"/>
        </table:table-row>
        <table:table-row table:style-name="ro2">
          <table:table-cell table:style-name="ce7"/>
          <table:table-cell office:value-type="string" table:style-name="ce12">
            <text:p>E06000037</text:p>
          </table:table-cell>
          <table:table-cell office:value-type="string" table:style-name="ce12">
            <text:p>West Berkshire</text:p>
          </table:table-cell>
          <table:table-cell table:style-name="ce58"/>
          <table:table-cell table:style-name="ce58"/>
          <table:table-cell table:style-name="ce58"/>
          <table:table-cell table:style-name="ce58"/>
          <table:table-cell table:style-name="ce58"/>
          <table:table-cell office:value-type="float" office:value="42.94" table:style-name="ce58">
            <text:p>42.94</text:p>
          </table:table-cell>
          <table:table-cell office:value-type="float" office:value="45.15" table:style-name="ce58">
            <text:p>45.15</text:p>
          </table:table-cell>
          <table:table-cell office:value-type="float" office:value="47.94" table:style-name="ce55">
            <text:p>47.94</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81</text:p>
          </table:table-cell>
          <table:table-cell office:value-type="string" table:style-name="ce12">
            <text:p>West Oxfordshire</text:p>
          </table:table-cell>
          <table:table-cell table:style-name="ce58"/>
          <table:table-cell table:style-name="ce58"/>
          <table:table-cell table:style-name="ce58"/>
          <table:table-cell table:style-name="ce58"/>
          <table:table-cell table:style-name="ce58"/>
          <table:table-cell office:value-type="float" office:value="43.2" table:style-name="ce58">
            <text:p>43.2</text:p>
          </table:table-cell>
          <table:table-cell office:value-type="float" office:value="44.33" table:style-name="ce58">
            <text:p>44.33</text:p>
          </table:table-cell>
          <table:table-cell office:value-type="float" office:value="45.14" table:style-name="ce55">
            <text:p>45.14</text:p>
          </table:table-cell>
          <table:table-cell office:value-type="float" office:value="49.95" table:style-name="ce55">
            <text:p>49.95</text:p>
          </table:table-cell>
          <table:table-cell office:value-type="float" office:value="49.92" table:style-name="ce55">
            <text:p>49.92</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94</text:p>
          </table:table-cell>
          <table:table-cell office:value-type="string" table:style-name="ce12">
            <text:p>Winchester</text:p>
          </table:table-cell>
          <table:table-cell table:style-name="ce58"/>
          <table:table-cell table:style-name="ce58"/>
          <table:table-cell table:style-name="ce58"/>
          <table:table-cell table:style-name="ce58"/>
          <table:table-cell table:style-name="ce58"/>
          <table:table-cell office:value-type="float" office:value="45.82" table:style-name="ce58">
            <text:p>45.82</text:p>
          </table:table-cell>
          <table:table-cell office:value-type="float" office:value="46.31" table:style-name="ce58">
            <text:p>46.31</text:p>
          </table:table-cell>
          <table:table-cell office:value-type="float" office:value="48.59" table:style-name="ce55">
            <text:p>48.59</text:p>
          </table:table-cell>
          <table:table-cell office:value-type="float" office:value="62.32" table:style-name="ce55">
            <text:p>62.32</text:p>
          </table:table-cell>
          <table:table-cell office:value-type="float" office:value="51.9" table:style-name="ce55">
            <text:p>51.90</text:p>
          </table:table-cell>
          <table:table-cell office:value-type="float" office:value="53.98" table:style-name="ce55">
            <text:p>53.98</text:p>
          </table:table-cell>
          <table:table-cell office:value-type="float" office:value="56.32" table:style-name="ce55">
            <text:p>56.32</text:p>
          </table:table-cell>
          <table:table-cell office:value-type="float" office:value="58.47" table:style-name="ce55">
            <text:p>58.47</text:p>
          </table:table-cell>
          <table:table-cell office:value-type="float" office:value="59.93" table:style-name="ce55">
            <text:p>59.93</text:p>
          </table:table-cell>
          <table:table-cell office:value-type="float" office:value="63.01" table:style-name="ce55">
            <text:p>63.01</text:p>
          </table:table-cell>
          <table:table-cell office:value-type="float" office:value="66.22" table:style-name="ce55">
            <text:p>66.22</text:p>
          </table:table-cell>
          <table:table-cell office:value-type="float" office:value="69.52" table:style-name="ce55">
            <text:p>69.52</text:p>
          </table:table-cell>
          <table:table-cell office:value-type="float" office:value="75.430000000000007" table:style-name="ce55">
            <text:p>75.43</text:p>
          </table:table-cell>
          <table:table-cell office:value-type="float" office:value="78.22" table:style-name="ce55">
            <text:p>78.22</text:p>
          </table:table-cell>
          <table:table-cell office:value-type="float" office:value="79.180000000000007" table:style-name="ce55">
            <text:p>79.18</text:p>
          </table:table-cell>
          <table:table-cell office:value-type="float" office:value="84.69" table:style-name="ce55">
            <text:p>84.69</text:p>
          </table:table-cell>
          <table:table-cell office:value-type="float" office:value="91.66" table:style-name="ce55">
            <text:p>91.66</text:p>
          </table:table-cell>
          <table:table-cell office:value-type="float" office:value="93.23" table:style-name="ce55">
            <text:p>93.23</text:p>
          </table:table-cell>
          <table:table-cell office:value-type="float" office:value="100.72" table:style-name="ce55">
            <text:p>100.72</text:p>
          </table:table-cell>
          <table:table-cell office:value-type="float" office:value="103.16" table:style-name="ce55">
            <text:p>103.16</text:p>
          </table:table-cell>
          <table:table-cell office:value-type="float" office:value="102.8" table:style-name="ce55">
            <text:p>102.80</text:p>
          </table:table-cell>
          <table:table-cell office:value-type="float" office:value="101.87" table:style-name="ce55">
            <text:p>101.87</text:p>
          </table:table-cell>
          <table:table-cell office:value-type="float" office:value="101.45" table:style-name="ce55">
            <text:p>101.45</text:p>
          </table:table-cell>
          <table:table-cell table:style-name="ce55"/>
          <table:table-cell office:value-type="float" office:value="100.34" table:style-name="ce55">
            <text:p>100.34</text:p>
          </table:table-cell>
          <table:table-cell office:value-type="float" office:value="103.61" table:style-name="ce55">
            <text:p>103.61</text:p>
          </table:table-cell>
          <table:table-cell office:value-type="float" office:value="105.62" table:style-name="ce55">
            <text:p>105.62</text:p>
          </table:table-cell>
          <table:table-cell table:number-columns-repeated="16349" table:style-name="ce1"/>
        </table:table-row>
        <table:table-row table:style-name="ro2">
          <table:table-cell table:style-name="ce7"/>
          <table:table-cell office:value-type="string" table:style-name="ce12">
            <text:p>E06000040</text:p>
          </table:table-cell>
          <table:table-cell office:value-type="string" table:style-name="ce12">
            <text:p>Windsor and Maidenhead</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17</text:p>
          </table:table-cell>
          <table:table-cell office:value-type="string" table:style-name="ce12">
            <text:p>Woking</text:p>
          </table:table-cell>
          <table:table-cell table:style-name="ce58"/>
          <table:table-cell table:style-name="ce58"/>
          <table:table-cell table:style-name="ce58"/>
          <table:table-cell table:style-name="ce58"/>
          <table:table-cell table:style-name="ce58"/>
          <table:table-cell office:value-type="float" office:value="55.83" table:style-name="ce58">
            <text:p>55.83</text:p>
          </table:table-cell>
          <table:table-cell office:value-type="float" office:value="57.31" table:style-name="ce58">
            <text:p>57.31</text:p>
          </table:table-cell>
          <table:table-cell office:value-type="float" office:value="60.37" table:style-name="ce55">
            <text:p>60.37</text:p>
          </table:table-cell>
          <table:table-cell office:value-type="float" office:value="62.32" table:style-name="ce55">
            <text:p>62.32</text:p>
          </table:table-cell>
          <table:table-cell office:value-type="float" office:value="65.22" table:style-name="ce55">
            <text:p>65.22</text:p>
          </table:table-cell>
          <table:table-cell office:value-type="float" office:value="70.34" table:style-name="ce55">
            <text:p>70.34</text:p>
          </table:table-cell>
          <table:table-cell office:value-type="float" office:value="66.569999999999993" table:style-name="ce55">
            <text:p>66.57</text:p>
          </table:table-cell>
          <table:table-cell office:value-type="float" office:value="65.180000000000007" table:style-name="ce55">
            <text:p>65.18</text:p>
          </table:table-cell>
          <table:table-cell office:value-type="float" office:value="66.95" table:style-name="ce55">
            <text:p>66.95</text:p>
          </table:table-cell>
          <table:table-cell office:value-type="float" office:value="69.260000000000005" table:style-name="ce55">
            <text:p>69.26</text:p>
          </table:table-cell>
          <table:table-cell office:value-type="float" office:value="72.55" table:style-name="ce55">
            <text:p>72.55</text:p>
          </table:table-cell>
          <table:table-cell office:value-type="float" office:value="77.86" table:style-name="ce55">
            <text:p>77.86</text:p>
          </table:table-cell>
          <table:table-cell office:value-type="float" office:value="81.53" table:style-name="ce55">
            <text:p>81.53</text:p>
          </table:table-cell>
          <table:table-cell office:value-type="float" office:value="83.92" table:style-name="ce55">
            <text:p>83.92</text:p>
          </table:table-cell>
          <table:table-cell office:value-type="float" office:value="83.92" table:style-name="ce55">
            <text:p>83.92</text:p>
          </table:table-cell>
          <table:table-cell office:value-type="float" office:value="89.73" table:style-name="ce55">
            <text:p>89.73</text:p>
          </table:table-cell>
          <table:table-cell office:value-type="float" office:value="94.68" table:style-name="ce55">
            <text:p>94.68</text:p>
          </table:table-cell>
          <table:table-cell office:value-type="float" office:value="96.81" table:style-name="ce55">
            <text:p>96.81</text:p>
          </table:table-cell>
          <table:table-cell office:value-type="float" office:value="102.7" table:style-name="ce55">
            <text:p>102.70</text:p>
          </table:table-cell>
          <table:table-cell office:value-type="float" office:value="104.63" table:style-name="ce55">
            <text:p>104.63</text:p>
          </table:table-cell>
          <table:table-cell office:value-type="float" office:value="102.24" table:style-name="ce55">
            <text:p>102.24</text:p>
          </table:table-cell>
          <table:table-cell office:value-type="float" office:value="101.95" table:style-name="ce55">
            <text:p>101.95</text:p>
          </table:table-cell>
          <table:table-cell office:value-type="float" office:value="99.12" table:style-name="ce55">
            <text:p>99.12</text:p>
          </table:table-cell>
          <table:table-cell table:style-name="ce55"/>
          <table:table-cell office:value-type="float" office:value="101.42" table:style-name="ce55">
            <text:p>101.42</text:p>
          </table:table-cell>
          <table:table-cell office:value-type="float" office:value="104.6" table:style-name="ce55">
            <text:p>104.60</text:p>
          </table:table-cell>
          <table:table-cell office:value-type="float" office:value="106.5" table:style-name="ce55">
            <text:p>106.50</text:p>
          </table:table-cell>
          <table:table-cell table:number-columns-repeated="16349" table:style-name="ce1"/>
        </table:table-row>
        <table:table-row table:style-name="ro2">
          <table:table-cell table:style-name="ce7"/>
          <table:table-cell office:value-type="string" table:style-name="ce12">
            <text:p>E06000041</text:p>
          </table:table-cell>
          <table:table-cell office:value-type="string" table:style-name="ce12">
            <text:p>Wokingham</text:p>
          </table:table-cell>
          <table:table-cell table:style-name="ce58"/>
          <table:table-cell table:style-name="ce58"/>
          <table:table-cell table:style-name="ce58"/>
          <table:table-cell table:style-name="ce58"/>
          <table:table-cell table:style-name="ce58"/>
          <table:table-cell office:value-type="float" office:value="47.8" table:style-name="ce58">
            <text:p>47.8</text:p>
          </table:table-cell>
          <table:table-cell office:value-type="float" office:value="48.86" table:style-name="ce58">
            <text:p>48.86</text:p>
          </table:table-cell>
          <table:table-cell office:value-type="float" office:value="48.07" table:style-name="ce55">
            <text:p>48.07</text:p>
          </table:table-cell>
          <table:table-cell office:value-type="float" office:value="50.63" table:style-name="ce55">
            <text:p>50.63</text:p>
          </table:table-cell>
          <table:table-cell office:value-type="float" office:value="52.77" table:style-name="ce55">
            <text:p>52.77</text:p>
          </table:table-cell>
          <table:table-cell office:value-type="float" office:value="54.39" table:style-name="ce55">
            <text:p>54.39</text:p>
          </table:table-cell>
          <table:table-cell office:value-type="float" office:value="57.07" table:style-name="ce55">
            <text:p>57.07</text:p>
          </table:table-cell>
          <table:table-cell office:value-type="float" office:value="59.66" table:style-name="ce55">
            <text:p>59.66</text:p>
          </table:table-cell>
          <table:table-cell office:value-type="float" office:value="62.91" table:style-name="ce55">
            <text:p>62.91</text:p>
          </table:table-cell>
          <table:table-cell office:value-type="float" office:value="65.5" table:style-name="ce55">
            <text:p>65.50</text:p>
          </table:table-cell>
          <table:table-cell office:value-type="float" office:value="69.95" table:style-name="ce55">
            <text:p>69.95</text:p>
          </table:table-cell>
          <table:table-cell office:value-type="float" office:value="75.599999999999994" table:style-name="ce55">
            <text:p>75.60</text:p>
          </table:table-cell>
          <table:table-cell office:value-type="float" office:value="78.760000000000005" table:style-name="ce55">
            <text:p>78.76</text:p>
          </table:table-cell>
          <table:table-cell office:value-type="float" office:value="81.33" table:style-name="ce55">
            <text:p>81.33</text:p>
          </table:table-cell>
          <table:table-cell office:value-type="float" office:value="82.46" table:style-name="ce55">
            <text:p>82.46</text:p>
          </table:table-cell>
          <table:table-cell office:value-type="float" office:value="102.83" table:style-name="ce55">
            <text:p>102.83</text:p>
          </table:table-cell>
          <table:table-cell office:value-type="float" office:value="107.61" table:style-name="ce55">
            <text:p>107.61</text:p>
          </table:table-cell>
          <table:table-cell office:value-type="float" office:value="99.73" table:style-name="ce55">
            <text:p>99.73</text:p>
          </table:table-cell>
          <table:table-cell office:value-type="float" office:value="104.76" table:style-name="ce55">
            <text:p>104.76</text:p>
          </table:table-cell>
          <table:table-cell office:value-type="float" office:value="111.25" table:style-name="ce55">
            <text:p>111.25</text:p>
          </table:table-cell>
          <table:table-cell office:value-type="float" office:value="110.14" table:style-name="ce55">
            <text:p>110.14</text:p>
          </table:table-cell>
          <table:table-cell office:value-type="float" office:value="109.51" table:style-name="ce55">
            <text:p>109.51</text:p>
          </table:table-cell>
          <table:table-cell office:value-type="float" office:value="108.37" table:style-name="ce55">
            <text:p>108.37</text:p>
          </table:table-cell>
          <table:table-cell table:style-name="ce55"/>
          <table:table-cell office:value-type="float" office:value="107.73" table:style-name="ce55">
            <text:p>107.73</text:p>
          </table:table-cell>
          <table:table-cell office:value-type="float" office:value="110.29" table:style-name="ce55">
            <text:p>110.29</text:p>
          </table:table-cell>
          <table:table-cell office:value-type="float" office:value="111.79" table:style-name="ce55">
            <text:p>111.79</text:p>
          </table:table-cell>
          <table:table-cell table:number-columns-repeated="16349" table:style-name="ce1"/>
        </table:table-row>
        <table:table-row table:style-name="ro2">
          <table:table-cell table:style-name="ce7"/>
          <table:table-cell office:value-type="string" table:style-name="ce12">
            <text:p>E07000229</text:p>
          </table:table-cell>
          <table:table-cell office:value-type="string" table:style-name="ce12">
            <text:p>Worthing</text:p>
          </table:table-cell>
          <table:table-cell table:style-name="ce58"/>
          <table:table-cell table:style-name="ce58"/>
          <table:table-cell table:style-name="ce58"/>
          <table:table-cell table:style-name="ce58"/>
          <table:table-cell table:style-name="ce58"/>
          <table:table-cell office:value-type="float" office:value="44.27" table:style-name="ce58">
            <text:p>44.27</text:p>
          </table:table-cell>
          <table:table-cell office:value-type="float" office:value="44.81" table:style-name="ce58">
            <text:p>44.81</text:p>
          </table:table-cell>
          <table:table-cell office:value-type="float" office:value="45.56" table:style-name="ce55">
            <text:p>45.56</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float" office:value="117.16" table:style-name="ce55">
            <text:p>117.16</text:p>
          </table:table-cell>
          <table:table-cell table:number-columns-repeated="16349" table:style-name="ce1"/>
        </table:table-row>
        <table:table-row table:style-name="ro2">
          <table:table-cell table:style-name="ce7"/>
          <table:table-cell office:value-type="string" table:style-name="ce12">
            <text:p>E07000007</text:p>
          </table:table-cell>
          <table:table-cell office:value-type="string" table:style-name="ce12">
            <text:p>Wycombe</text:p>
          </table:table-cell>
          <table:table-cell table:style-name="ce58"/>
          <table:table-cell table:style-name="ce58"/>
          <table:table-cell table:style-name="ce58"/>
          <table:table-cell table:style-name="ce58"/>
          <table:table-cell table:style-name="ce58"/>
          <table:table-cell office:value-type="float" office:value="50.87" table:style-name="ce58">
            <text:p>50.87</text:p>
          </table:table-cell>
          <table:table-cell office:value-type="float" office:value="52.19" table:style-name="ce58">
            <text:p>52.19</text:p>
          </table:table-cell>
          <table:table-cell office:value-type="float" office:value="54.09" table:style-name="ce55">
            <text:p>54.09</text:p>
          </table:table-cell>
          <table:table-cell office:value-type="float" office:value="55.35" table:style-name="ce55">
            <text:p>55.35</text:p>
          </table:table-cell>
          <table:table-cell office:value-type="float" office:value="57.33" table:style-name="ce55">
            <text:p>57.33</text:p>
          </table:table-cell>
          <table:table-cell office:value-type="float" office:value="60.76" table:style-name="ce55">
            <text:p>60.76</text:p>
          </table:table-cell>
          <table:table-cell office:value-type="float" office:value="63.49" table:style-name="ce55">
            <text:p>63.49</text:p>
          </table:table-cell>
          <table:table-cell office:value-type="float" office:value="64.28" table:style-name="ce55">
            <text:p>64.28</text:p>
          </table:table-cell>
          <table:table-cell office:value-type="float" office:value="66.63" table:style-name="ce55">
            <text:p>66.63</text:p>
          </table:table-cell>
          <table:table-cell office:value-type="float" office:value="67.56" table:style-name="ce55">
            <text:p>67.56</text:p>
          </table:table-cell>
          <table:table-cell office:value-type="float" office:value="71.17" table:style-name="ce55">
            <text:p>71.17</text:p>
          </table:table-cell>
          <table:table-cell office:value-type="float" office:value="76.900000000000006" table:style-name="ce55">
            <text:p>76.90</text:p>
          </table:table-cell>
          <table:table-cell office:value-type="float" office:value="79.709999999999994" table:style-name="ce55">
            <text:p>79.71</text:p>
          </table:table-cell>
          <table:table-cell office:value-type="float" office:value="82.92" table:style-name="ce55">
            <text:p>82.92</text:p>
          </table:table-cell>
          <table:table-cell office:value-type="float" office:value="84.16" table:style-name="ce55">
            <text:p>84.16</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style-name="ce1"/>
        </table:table-row>
        <table:table-row table:style-name="ro2">
          <table:table-cell office:value-type="string" table:style-name="ce15">
            <text:p>South West</text:p>
          </table:table-cell>
          <table:table-cell office:value-type="string" table:style-name="ce15">
            <text:p>E12000009</text:p>
          </table:table-cell>
          <table:table-cell table:style-name="ce15"/>
          <table:table-cell office:value-type="float" office:value="27.19" table:style-name="ce57">
            <text:p>27.19</text:p>
          </table:table-cell>
          <table:table-cell office:value-type="float" office:value="30.93" table:style-name="ce57">
            <text:p>30.93</text:p>
          </table:table-cell>
          <table:table-cell office:value-type="float" office:value="34.340000000000003" table:style-name="ce57">
            <text:p>34.34</text:p>
          </table:table-cell>
          <table:table-cell office:value-type="float" office:value="37.19" table:style-name="ce57">
            <text:p>37.19</text:p>
          </table:table-cell>
          <table:table-cell office:value-type="float" office:value="39.6" table:style-name="ce57">
            <text:p>39.6</text:p>
          </table:table-cell>
          <table:table-cell office:value-type="float" office:value="40.845845051030437" table:style-name="ce63">
            <text:p>40.85</text:p>
          </table:table-cell>
          <table:table-cell office:value-type="float" office:value="41.449175138079127" table:style-name="ce63">
            <text:p>41.45</text:p>
          </table:table-cell>
          <table:table-cell office:value-type="float" office:value="42.48" table:style-name="ce52">
            <text:p>42.48</text:p>
          </table:table-cell>
          <table:table-cell office:value-type="float" office:value="43.59" table:style-name="ce52">
            <text:p>43.59</text:p>
          </table:table-cell>
          <table:table-cell office:value-type="float" office:value="44.99" table:style-name="ce52">
            <text:p>44.99</text:p>
          </table:table-cell>
          <table:table-cell office:value-type="float" office:value="46.55" table:style-name="ce52">
            <text:p>46.55</text:p>
          </table:table-cell>
          <table:table-cell office:value-type="float" office:value="48.21" table:style-name="ce52">
            <text:p>48.21</text:p>
          </table:table-cell>
          <table:table-cell office:value-type="float" office:value="48.54" table:style-name="ce52">
            <text:p>48.54</text:p>
          </table:table-cell>
          <table:table-cell office:value-type="float" office:value="50.08" table:style-name="ce52">
            <text:p>50.08</text:p>
          </table:table-cell>
          <table:table-cell office:value-type="float" office:value="51.62" table:style-name="ce52">
            <text:p>51.62</text:p>
          </table:table-cell>
          <table:table-cell office:value-type="float" office:value="53.61" table:style-name="ce52">
            <text:p>53.61</text:p>
          </table:table-cell>
          <table:table-cell office:value-type="float" office:value="56.79" table:style-name="ce52">
            <text:p>56.79</text:p>
          </table:table-cell>
          <table:table-cell office:value-type="float" office:value="59.18" table:style-name="ce52">
            <text:p>59.18</text:p>
          </table:table-cell>
          <table:table-cell office:value-type="float" office:value="61.44" table:style-name="ce52">
            <text:p>61.44</text:p>
          </table:table-cell>
          <table:table-cell office:value-type="float" office:value="62.96" table:style-name="ce52">
            <text:p>62.96</text:p>
          </table:table-cell>
          <table:table-cell office:value-type="float" office:value="67.06" table:style-name="ce52">
            <text:p>67.06</text:p>
          </table:table-cell>
          <table:table-cell office:value-type="float" office:value="72.930000000000007" table:style-name="ce52">
            <text:p>72.93</text:p>
          </table:table-cell>
          <table:table-cell office:value-type="float" office:value="76.19" table:style-name="ce52">
            <text:p>76.19</text:p>
          </table:table-cell>
          <table:table-cell office:value-type="float" office:value="79.12" table:style-name="ce52">
            <text:p>79.12</text:p>
          </table:table-cell>
          <table:table-cell office:value-type="float" office:value="81.67" table:style-name="ce52">
            <text:p>81.67</text:p>
          </table:table-cell>
          <table:table-cell office:value-type="float" office:value="80.95" table:style-name="ce52">
            <text:p>80.95</text:p>
          </table:table-cell>
          <table:table-cell office:value-type="float" office:value="80.180000000000007" table:style-name="ce52">
            <text:p>80.18</text:p>
          </table:table-cell>
          <table:table-cell office:value-type="float" office:value="80.17" table:style-name="ce52">
            <text:p>80.17</text:p>
          </table:table-cell>
          <table:table-cell table:style-name="ce18"/>
          <table:table-cell office:value-type="float" office:value="79.180000000000007" table:style-name="ce52">
            <text:p>79.18</text:p>
          </table:table-cell>
          <table:table-cell office:value-type="float" office:value="81.44" table:style-name="ce52">
            <text:p>81.44</text:p>
          </table:table-cell>
          <table:table-cell office:value-type="float" office:value="82.57" table:style-name="ce52">
            <text:p>82.57</text:p>
          </table:table-cell>
          <table:table-cell table:number-columns-repeated="16349" table:style-name="ce1"/>
        </table:table-row>
        <table:table-row table:style-name="ro2">
          <table:table-cell table:style-name="ce7"/>
          <table:table-cell table:number-columns-repeated="2" table:style-name="ce12"/>
          <table:table-cell table:style-name="ce58"/>
          <table:table-cell table:style-name="ce58"/>
          <table:table-cell table:style-name="ce58"/>
          <table:table-cell table:style-name="ce58"/>
          <table:table-cell table:style-name="ce58"/>
          <table:table-cell table:style-name="ce58"/>
          <table:table-cell table:style-name="ce58"/>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20"/>
          <table:table-cell table:style-name="ce54"/>
          <table:table-cell table:style-name="ce54"/>
          <table:table-cell table:style-name="ce54"/>
          <table:table-cell table:number-columns-repeated="16349" table:style-name="ce1"/>
        </table:table-row>
        <table:table-row table:style-name="ro2">
          <table:table-cell table:style-name="ce7"/>
          <table:table-cell office:value-type="string" table:style-name="ce12">
            <text:p>E06000022</text:p>
          </table:table-cell>
          <table:table-cell office:value-type="string" table:style-name="ce12">
            <text:p>Bath and North East Somerset</text:p>
          </table:table-cell>
          <table:table-cell table:style-name="ce58"/>
          <table:table-cell table:style-name="ce58"/>
          <table:table-cell table:style-name="ce58"/>
          <table:table-cell table:style-name="ce58"/>
          <table:table-cell table:style-name="ce58"/>
          <table:table-cell office:value-type="float" office:value="38.93" table:style-name="ce58">
            <text:p>38.93</text:p>
          </table:table-cell>
          <table:table-cell office:value-type="float" office:value="38.93" table:style-name="ce58">
            <text:p>38.93</text:p>
          </table:table-cell>
          <table:table-cell office:value-type="float" office:value="39.020000000000003" table:style-name="ce55">
            <text:p>39.02</text:p>
          </table:table-cell>
          <table:table-cell office:value-type="float" office:value="41.24" table:style-name="ce55">
            <text:p>41.24</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float" office:value="305" table:style-name="ce55">
            <text:p>305.00</text:p>
          </table:table-cell>
          <table:table-cell table:number-columns-repeated="16349" table:style-name="ce1"/>
        </table:table-row>
        <table:table-row table:style-name="ro2">
          <table:table-cell table:style-name="ce7"/>
          <table:table-cell office:value-type="string" table:style-name="ce12">
            <text:p>E06000028</text:p>
          </table:table-cell>
          <table:table-cell office:value-type="string" table:style-name="ce12">
            <text:p>Bournemouth</text:p>
          </table:table-cell>
          <table:table-cell table:style-name="ce58"/>
          <table:table-cell table:style-name="ce58"/>
          <table:table-cell table:style-name="ce58"/>
          <table:table-cell table:style-name="ce58"/>
          <table:table-cell table:style-name="ce58"/>
          <table:table-cell office:value-type="float" office:value="43.23" table:style-name="ce58">
            <text:p>43.23</text:p>
          </table:table-cell>
          <table:table-cell office:value-type="float" office:value="44.29" table:style-name="ce58">
            <text:p>44.29</text:p>
          </table:table-cell>
          <table:table-cell office:value-type="float" office:value="44.96" table:style-name="ce55">
            <text:p>44.96</text:p>
          </table:table-cell>
          <table:table-cell office:value-type="float" office:value="45.9" table:style-name="ce55">
            <text:p>45.90</text:p>
          </table:table-cell>
          <table:table-cell office:value-type="float" office:value="47.26" table:style-name="ce55">
            <text:p>47.26</text:p>
          </table:table-cell>
          <table:table-cell office:value-type="float" office:value="47.87" table:style-name="ce55">
            <text:p>47.87</text:p>
          </table:table-cell>
          <table:table-cell office:value-type="float" office:value="47.98" table:style-name="ce55">
            <text:p>47.98</text:p>
          </table:table-cell>
          <table:table-cell office:value-type="float" office:value="49.15" table:style-name="ce55">
            <text:p>49.15</text:p>
          </table:table-cell>
          <table:table-cell office:value-type="float" office:value="51.51" table:style-name="ce55">
            <text:p>51.51</text:p>
          </table:table-cell>
          <table:table-cell office:value-type="float" office:value="53.69" table:style-name="ce55">
            <text:p>53.69</text:p>
          </table:table-cell>
          <table:table-cell office:value-type="float" office:value="56.32" table:style-name="ce55">
            <text:p>56.32</text:p>
          </table:table-cell>
          <table:table-cell office:value-type="float" office:value="60.45" table:style-name="ce55">
            <text:p>60.45</text:p>
          </table:table-cell>
          <table:table-cell office:value-type="float" office:value="62.61" table:style-name="ce55">
            <text:p>62.61</text:p>
          </table:table-cell>
          <table:table-cell office:value-type="float" office:value="65.040000000000006" table:style-name="ce55">
            <text:p>65.04</text:p>
          </table:table-cell>
          <table:table-cell office:value-type="float" office:value="65.739999999999995" table:style-name="ce55">
            <text:p>65.74</text:p>
          </table:table-cell>
          <table:table-cell office:value-type="float" office:value="70.02" table:style-name="ce55">
            <text:p>70.02</text:p>
          </table:table-cell>
          <table:table-cell office:value-type="float" office:value="75.39" table:style-name="ce55">
            <text:p>75.39</text:p>
          </table:table-cell>
          <table:table-cell office:value-type="float" office:value="81.38" table:style-name="ce55">
            <text:p>81.38</text:p>
          </table:table-cell>
          <table:table-cell office:value-type="float" office:value="82.92" table:style-name="ce55">
            <text:p>82.92</text:p>
          </table:table-cell>
          <table:table-cell office:value-type="float" office:value="86.95" table:style-name="ce55">
            <text:p>86.95</text:p>
          </table:table-cell>
          <table:table-cell office:value-type="float" office:value="84.97" table:style-name="ce55">
            <text:p>84.97</text:p>
          </table:table-cell>
          <table:table-cell office:value-type="float" office:value="84.15" table:style-name="ce55">
            <text:p>84.15</text:p>
          </table:table-cell>
          <table:table-cell office:value-type="float" office:value="84.85" table:style-name="ce55">
            <text:p>84.85</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58</text:p>
          </table:table-cell>
          <table:table-cell office:value-type="string" table:style-name="ce12">
            <text:p>Bournemouth, Christchurch &amp; Poole</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float" office:value="84.15" table:style-name="ce55">
            <text:p>84.15</text:p>
          </table:table-cell>
          <table:table-cell office:value-type="float" office:value="86.42" table:style-name="ce55">
            <text:p>86.42</text:p>
          </table:table-cell>
          <table:table-cell office:value-type="float" office:value="87.91" table:style-name="ce55">
            <text:p>87.91</text:p>
          </table:table-cell>
          <table:table-cell table:number-columns-repeated="16349" table:style-name="ce1"/>
        </table:table-row>
        <table:table-row table:style-name="ro2">
          <table:table-cell table:style-name="ce7"/>
          <table:table-cell office:value-type="string" table:style-name="ce12">
            <text:p>E06000023</text:p>
          </table:table-cell>
          <table:table-cell office:value-type="string" table:style-name="ce12">
            <text:p>Bristol, City of</text:p>
          </table:table-cell>
          <table:table-cell table:style-name="ce58"/>
          <table:table-cell table:style-name="ce58"/>
          <table:table-cell table:style-name="ce58"/>
          <table:table-cell table:style-name="ce58"/>
          <table:table-cell table:style-name="ce58"/>
          <table:table-cell office:value-type="float" office:value="38.19" table:style-name="ce58">
            <text:p>38.19</text:p>
          </table:table-cell>
          <table:table-cell office:value-type="float" office:value="38.65" table:style-name="ce58">
            <text:p>38.65</text:p>
          </table:table-cell>
          <table:table-cell office:value-type="float" office:value="39.479999999999997" table:style-name="ce55">
            <text:p>39.48</text:p>
          </table:table-cell>
          <table:table-cell office:value-type="float" office:value="40.68" table:style-name="ce55">
            <text:p>40.68</text:p>
          </table:table-cell>
          <table:table-cell office:value-type="float" office:value="41.58" table:style-name="ce55">
            <text:p>41.58</text:p>
          </table:table-cell>
          <table:table-cell office:value-type="float" office:value="43.04" table:style-name="ce55">
            <text:p>43.04</text:p>
          </table:table-cell>
          <table:table-cell office:value-type="float" office:value="45.14" table:style-name="ce55">
            <text:p>45.14</text:p>
          </table:table-cell>
          <table:table-cell office:value-type="float" office:value="46.24" table:style-name="ce55">
            <text:p>46.24</text:p>
          </table:table-cell>
          <table:table-cell office:value-type="float" office:value="46.55" table:style-name="ce55">
            <text:p>46.55</text:p>
          </table:table-cell>
          <table:table-cell office:value-type="float" office:value="48.81" table:style-name="ce55">
            <text:p>48.81</text:p>
          </table:table-cell>
          <table:table-cell office:value-type="float" office:value="51.25" table:style-name="ce55">
            <text:p>51.25</text:p>
          </table:table-cell>
          <table:table-cell office:value-type="float" office:value="53.82" table:style-name="ce55">
            <text:p>53.82</text:p>
          </table:table-cell>
          <table:table-cell office:value-type="float" office:value="56.92" table:style-name="ce55">
            <text:p>56.92</text:p>
          </table:table-cell>
          <table:table-cell office:value-type="float" office:value="58.55" table:style-name="ce55">
            <text:p>58.55</text:p>
          </table:table-cell>
          <table:table-cell office:value-type="float" office:value="60.32" table:style-name="ce55">
            <text:p>60.32</text:p>
          </table:table-cell>
          <table:table-cell office:value-type="float" office:value="64.98" table:style-name="ce55">
            <text:p>64.98</text:p>
          </table:table-cell>
          <table:table-cell office:value-type="float" office:value="70.66" table:style-name="ce55">
            <text:p>70.66</text:p>
          </table:table-cell>
          <table:table-cell office:value-type="float" office:value="74.180000000000007" table:style-name="ce55">
            <text:p>74.18</text:p>
          </table:table-cell>
          <table:table-cell office:value-type="float" office:value="79.06" table:style-name="ce55">
            <text:p>79.06</text:p>
          </table:table-cell>
          <table:table-cell office:value-type="float" office:value="81.7" table:style-name="ce55">
            <text:p>81.70</text:p>
          </table:table-cell>
          <table:table-cell office:value-type="float" office:value="81" table:style-name="ce55">
            <text:p>81.00</text:p>
          </table:table-cell>
          <table:table-cell office:value-type="float" office:value="80.3" table:style-name="ce55">
            <text:p>80.30</text:p>
          </table:table-cell>
          <table:table-cell office:value-type="float" office:value="80" table:style-name="ce55">
            <text:p>80.00</text:p>
          </table:table-cell>
          <table:table-cell table:style-name="ce55"/>
          <table:table-cell office:value-type="float" office:value="79.22" table:style-name="ce55">
            <text:p>79.22</text:p>
          </table:table-cell>
          <table:table-cell office:value-type="float" office:value="81.31" table:style-name="ce55">
            <text:p>81.31</text:p>
          </table:table-cell>
          <table:table-cell office:value-type="float" office:value="81.45" table:style-name="ce55">
            <text:p>81.45</text:p>
          </table:table-cell>
          <table:table-cell table:number-columns-repeated="16349" table:style-name="ce1"/>
        </table:table-row>
        <table:table-row table:style-name="ro2">
          <table:table-cell table:style-name="ce7"/>
          <table:table-cell office:value-type="string" table:style-name="ce12">
            <text:p>E07000019</text:p>
          </table:table-cell>
          <table:table-cell office:value-type="string" table:style-name="ce12">
            <text:p>Caradon</text:p>
          </table:table-cell>
          <table:table-cell table:style-name="ce58"/>
          <table:table-cell table:style-name="ce58"/>
          <table:table-cell table:style-name="ce58"/>
          <table:table-cell table:style-name="ce58"/>
          <table:table-cell table:style-name="ce58"/>
          <table:table-cell office:value-type="float" office:value="40.69" table:style-name="ce58">
            <text:p>40.69</text:p>
          </table:table-cell>
          <table:table-cell office:value-type="float" office:value="40.49" table:style-name="ce58">
            <text:p>40.49</text:p>
          </table:table-cell>
          <table:table-cell office:value-type="float" office:value="40.75" table:style-name="ce55">
            <text:p>40.75</text:p>
          </table:table-cell>
          <table:table-cell office:value-type="float" office:value="41.52" table:style-name="ce55">
            <text:p>41.52</text:p>
          </table:table-cell>
          <table:table-cell office:value-type="float" office:value="42.58" table:style-name="ce55">
            <text:p>42.58</text:p>
          </table:table-cell>
          <table:table-cell office:value-type="float" office:value="43.19" table:style-name="ce55">
            <text:p>43.19</text:p>
          </table:table-cell>
          <table:table-cell office:value-type="float" office:value="44.77" table:style-name="ce55">
            <text:p>44.77</text:p>
          </table:table-cell>
          <table:table-cell office:value-type="float" office:value="37.94" table:style-name="ce55">
            <text:p>37.94</text:p>
          </table:table-cell>
          <table:table-cell office:value-type="float" office:value="47.03" table:style-name="ce55">
            <text:p>47.03</text:p>
          </table:table-cell>
          <table:table-cell office:value-type="float" office:value="48.21" table:style-name="ce55">
            <text:p>48.21</text:p>
          </table:table-cell>
          <table:table-cell office:value-type="float" office:value="50.63" table:style-name="ce55">
            <text:p>50.63</text:p>
          </table:table-cell>
          <table:table-cell office:value-type="float" office:value="53.95" table:style-name="ce55">
            <text:p>53.95</text:p>
          </table:table-cell>
          <table:table-cell office:value-type="float" office:value="56.68" table:style-name="ce55">
            <text:p>56.68</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20</text:p>
          </table:table-cell>
          <table:table-cell office:value-type="string" table:style-name="ce12">
            <text:p>Carrick</text:p>
          </table:table-cell>
          <table:table-cell table:style-name="ce58"/>
          <table:table-cell table:style-name="ce58"/>
          <table:table-cell table:style-name="ce58"/>
          <table:table-cell table:style-name="ce58"/>
          <table:table-cell table:style-name="ce58"/>
          <table:table-cell office:value-type="float" office:value="38.119999999999997" table:style-name="ce58">
            <text:p>38.12</text:p>
          </table:table-cell>
          <table:table-cell office:value-type="float" office:value="40.39" table:style-name="ce58">
            <text:p>40.39</text:p>
          </table:table-cell>
          <table:table-cell office:value-type="float" office:value="43.14" table:style-name="ce55">
            <text:p>43.14</text:p>
          </table:table-cell>
          <table:table-cell office:value-type="float" office:value="45.16" table:style-name="ce55">
            <text:p>45.16</text:p>
          </table:table-cell>
          <table:table-cell office:value-type="float" office:value="47.82" table:style-name="ce55">
            <text:p>47.82</text:p>
          </table:table-cell>
          <table:table-cell office:value-type="float" office:value="50.36" table:style-name="ce55">
            <text:p>50.36</text:p>
          </table:table-cell>
          <table:table-cell office:value-type="float" office:value="50.98" table:style-name="ce55">
            <text:p>50.98</text:p>
          </table:table-cell>
          <table:table-cell office:value-type="float" office:value="51.37" table:style-name="ce55">
            <text:p>51.37</text:p>
          </table:table-cell>
          <table:table-cell office:value-type="float" office:value="52.12" table:style-name="ce55">
            <text:p>52.12</text:p>
          </table:table-cell>
          <table:table-cell office:value-type="float" office:value="53" table:style-name="ce55">
            <text:p>53.00</text:p>
          </table:table-cell>
          <table:table-cell office:value-type="float" office:value="54.23" table:style-name="ce55">
            <text:p>54.23</text:p>
          </table:table-cell>
          <table:table-cell office:value-type="float" office:value="57.05" table:style-name="ce55">
            <text:p>57.05</text:p>
          </table:table-cell>
          <table:table-cell office:value-type="float" office:value="58.33" table:style-name="ce55">
            <text:p>58.33</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78</text:p>
          </table:table-cell>
          <table:table-cell office:value-type="string" table:style-name="ce12">
            <text:p>Cheltenham</text:p>
          </table:table-cell>
          <table:table-cell table:style-name="ce58"/>
          <table:table-cell table:style-name="ce58"/>
          <table:table-cell table:style-name="ce58"/>
          <table:table-cell table:style-name="ce58"/>
          <table:table-cell table:style-name="ce58"/>
          <table:table-cell office:value-type="float" office:value="45.58" table:style-name="ce58">
            <text:p>45.58</text:p>
          </table:table-cell>
          <table:table-cell office:value-type="float" office:value="46.07" table:style-name="ce58">
            <text:p>46.07</text:p>
          </table:table-cell>
          <table:table-cell office:value-type="float" office:value="51.26" table:style-name="ce55">
            <text:p>51.26</text:p>
          </table:table-cell>
          <table:table-cell office:value-type="float" office:value="52.15" table:style-name="ce55">
            <text:p>52.15</text:p>
          </table:table-cell>
          <table:table-cell office:value-type="float" office:value="53.29" table:style-name="ce55">
            <text:p>53.29</text:p>
          </table:table-cell>
          <table:table-cell office:value-type="float" office:value="57.25" table:style-name="ce55">
            <text:p>57.25</text:p>
          </table:table-cell>
          <table:table-cell office:value-type="float" office:value="59.25" table:style-name="ce55">
            <text:p>59.25</text:p>
          </table:table-cell>
          <table:table-cell office:value-type="float" office:value="58.43" table:style-name="ce55">
            <text:p>58.43</text:p>
          </table:table-cell>
          <table:table-cell office:value-type="float" office:value="59.38" table:style-name="ce55">
            <text:p>59.38</text:p>
          </table:table-cell>
          <table:table-cell office:value-type="float" office:value="60.27" table:style-name="ce55">
            <text:p>60.27</text:p>
          </table:table-cell>
          <table:table-cell office:value-type="float" office:value="61.81" table:style-name="ce55">
            <text:p>61.81</text:p>
          </table:table-cell>
          <table:table-cell office:value-type="float" office:value="64.62" table:style-name="ce55">
            <text:p>64.62</text:p>
          </table:table-cell>
          <table:table-cell office:value-type="float" office:value="65.22" table:style-name="ce55">
            <text:p>65.22</text:p>
          </table:table-cell>
          <table:table-cell office:value-type="float" office:value="66.98" table:style-name="ce55">
            <text:p>66.98</text:p>
          </table:table-cell>
          <table:table-cell office:value-type="float" office:value="66.87" table:style-name="ce55">
            <text:p>66.87</text:p>
          </table:table-cell>
          <table:table-cell office:value-type="float" office:value="75.02" table:style-name="ce55">
            <text:p>75.02</text:p>
          </table:table-cell>
          <table:table-cell office:value-type="float" office:value="77.58" table:style-name="ce55">
            <text:p>77.58</text:p>
          </table:table-cell>
          <table:table-cell office:value-type="float" office:value="77.52" table:style-name="ce55">
            <text:p>77.52</text:p>
          </table:table-cell>
          <table:table-cell office:value-type="float" office:value="80.599999999999994" table:style-name="ce55">
            <text:p>80.60</text:p>
          </table:table-cell>
          <table:table-cell office:value-type="float" office:value="82.29" table:style-name="ce55">
            <text:p>82.29</text:p>
          </table:table-cell>
          <table:table-cell office:value-type="float" office:value="81.62" table:style-name="ce55">
            <text:p>81.62</text:p>
          </table:table-cell>
          <table:table-cell office:value-type="float" office:value="81.11" table:style-name="ce55">
            <text:p>81.11</text:p>
          </table:table-cell>
          <table:table-cell office:value-type="float" office:value="80.400000000000006" table:style-name="ce55">
            <text:p>80.40</text:p>
          </table:table-cell>
          <table:table-cell table:style-name="ce55"/>
          <table:table-cell office:value-type="float" office:value="79.98" table:style-name="ce55">
            <text:p>79.98</text:p>
          </table:table-cell>
          <table:table-cell office:value-type="float" office:value="82.43" table:style-name="ce55">
            <text:p>82.43</text:p>
          </table:table-cell>
          <table:table-cell office:value-type="float" office:value="83.94" table:style-name="ce55">
            <text:p>83.94</text:p>
          </table:table-cell>
          <table:table-cell table:number-columns-repeated="16349" table:style-name="ce1"/>
        </table:table-row>
        <table:table-row table:style-name="ro2">
          <table:table-cell table:style-name="ce7"/>
          <table:table-cell office:value-type="string" table:style-name="ce12">
            <text:p>E07000048</text:p>
          </table:table-cell>
          <table:table-cell office:value-type="string" table:style-name="ce12">
            <text:p>Christchurch</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52</text:p>
          </table:table-cell>
          <table:table-cell office:value-type="string" table:style-name="ce12">
            <text:p>Cornwall</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float" office:value="54.08" table:style-name="ce55">
            <text:p>54.08</text:p>
          </table:table-cell>
          <table:table-cell office:value-type="float" office:value="58.59" table:style-name="ce55">
            <text:p>58.59</text:p>
          </table:table-cell>
          <table:table-cell office:value-type="float" office:value="59.45" table:style-name="ce55">
            <text:p>59.45</text:p>
          </table:table-cell>
          <table:table-cell office:value-type="float" office:value="65.89" table:style-name="ce55">
            <text:p>65.89</text:p>
          </table:table-cell>
          <table:table-cell office:value-type="float" office:value="68.2" table:style-name="ce55">
            <text:p>68.20</text:p>
          </table:table-cell>
          <table:table-cell office:value-type="float" office:value="71.319999999999993" table:style-name="ce55">
            <text:p>71.32</text:p>
          </table:table-cell>
          <table:table-cell office:value-type="float" office:value="72.83" table:style-name="ce55">
            <text:p>72.83</text:p>
          </table:table-cell>
          <table:table-cell office:value-type="float" office:value="72.099999999999994" table:style-name="ce55">
            <text:p>72.10</text:p>
          </table:table-cell>
          <table:table-cell office:value-type="float" office:value="71.239999999999995" table:style-name="ce55">
            <text:p>71.24</text:p>
          </table:table-cell>
          <table:table-cell office:value-type="float" office:value="70.650000000000006" table:style-name="ce55">
            <text:p>70.65</text:p>
          </table:table-cell>
          <table:table-cell table:style-name="ce55"/>
          <table:table-cell office:value-type="float" office:value="70.010000000000005" table:style-name="ce55">
            <text:p>70.01</text:p>
          </table:table-cell>
          <table:table-cell office:value-type="float" office:value="72.13" table:style-name="ce55">
            <text:p>72.13</text:p>
          </table:table-cell>
          <table:table-cell office:value-type="float" office:value="73.209999999999994" table:style-name="ce55">
            <text:p>73.21</text:p>
          </table:table-cell>
          <table:table-cell table:number-columns-repeated="16349" table:style-name="ce1"/>
        </table:table-row>
        <table:table-row table:style-name="ro2">
          <table:table-cell table:style-name="ce7"/>
          <table:table-cell office:value-type="string" table:style-name="ce12">
            <text:p>E07000079</text:p>
          </table:table-cell>
          <table:table-cell office:value-type="string" table:style-name="ce12">
            <text:p>Cotswold</text:p>
          </table:table-cell>
          <table:table-cell table:style-name="ce58"/>
          <table:table-cell table:style-name="ce58"/>
          <table:table-cell table:style-name="ce58"/>
          <table:table-cell table:style-name="ce58"/>
          <table:table-cell table:style-name="ce58"/>
          <table:table-cell office:value-type="float" office:value="53.49" table:style-name="ce58">
            <text:p>53.49</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59</text:p>
          </table:table-cell>
          <table:table-cell office:value-type="string" table:style-name="ce12">
            <text:p>Dorset<text:s/></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float" office:value="125.7" table:style-name="ce55">
            <text:p>125.70</text:p>
          </table:table-cell>
          <table:table-cell office:value-type="float" office:value="120.36" table:style-name="ce55">
            <text:p>120.36</text:p>
          </table:table-cell>
          <table:table-cell table:number-columns-repeated="16349" table:style-name="ce1"/>
        </table:table-row>
        <table:table-row table:style-name="ro2">
          <table:table-cell table:style-name="ce7"/>
          <table:table-cell office:value-type="string" table:style-name="ce12">
            <text:p>E07000040</text:p>
          </table:table-cell>
          <table:table-cell office:value-type="string" table:style-name="ce12">
            <text:p>East Devon</text:p>
          </table:table-cell>
          <table:table-cell table:style-name="ce58"/>
          <table:table-cell table:style-name="ce58"/>
          <table:table-cell table:style-name="ce58"/>
          <table:table-cell table:style-name="ce58"/>
          <table:table-cell table:style-name="ce58"/>
          <table:table-cell office:value-type="float" office:value="36.950000000000003" table:style-name="ce58">
            <text:p>36.95</text:p>
          </table:table-cell>
          <table:table-cell office:value-type="float" office:value="37.43" table:style-name="ce58">
            <text:p>37.43</text:p>
          </table:table-cell>
          <table:table-cell office:value-type="float" office:value="38.15" table:style-name="ce55">
            <text:p>38.15</text:p>
          </table:table-cell>
          <table:table-cell office:value-type="float" office:value="39.04" table:style-name="ce55">
            <text:p>39.04</text:p>
          </table:table-cell>
          <table:table-cell office:value-type="float" office:value="40.409999999999997" table:style-name="ce55">
            <text:p>40.41</text:p>
          </table:table-cell>
          <table:table-cell office:value-type="float" office:value="42.1" table:style-name="ce55">
            <text:p>42.10</text:p>
          </table:table-cell>
          <table:table-cell office:value-type="float" office:value="44.33" table:style-name="ce55">
            <text:p>44.33</text:p>
          </table:table-cell>
          <table:table-cell office:value-type="float" office:value="45.38" table:style-name="ce55">
            <text:p>45.38</text:p>
          </table:table-cell>
          <table:table-cell office:value-type="float" office:value="47.7" table:style-name="ce55">
            <text:p>47.70</text:p>
          </table:table-cell>
          <table:table-cell office:value-type="float" office:value="50.12" table:style-name="ce55">
            <text:p>50.12</text:p>
          </table:table-cell>
          <table:table-cell office:value-type="float" office:value="53.01" table:style-name="ce55">
            <text:p>53.01</text:p>
          </table:table-cell>
          <table:table-cell office:value-type="float" office:value="57.58" table:style-name="ce55">
            <text:p>57.58</text:p>
          </table:table-cell>
          <table:table-cell office:value-type="float" office:value="59.72" table:style-name="ce55">
            <text:p>59.72</text:p>
          </table:table-cell>
          <table:table-cell office:value-type="float" office:value="61.58" table:style-name="ce55">
            <text:p>61.58</text:p>
          </table:table-cell>
          <table:table-cell office:value-type="float" office:value="62.73" table:style-name="ce55">
            <text:p>62.73</text:p>
          </table:table-cell>
          <table:table-cell office:value-type="float" office:value="67.13" table:style-name="ce55">
            <text:p>67.13</text:p>
          </table:table-cell>
          <table:table-cell office:value-type="float" office:value="74.42" table:style-name="ce55">
            <text:p>74.42</text:p>
          </table:table-cell>
          <table:table-cell office:value-type="float" office:value="75.83" table:style-name="ce55">
            <text:p>75.83</text:p>
          </table:table-cell>
          <table:table-cell office:value-type="float" office:value="80.02" table:style-name="ce55">
            <text:p>80.02</text:p>
          </table:table-cell>
          <table:table-cell office:value-type="float" office:value="84.52" table:style-name="ce55">
            <text:p>84.52</text:p>
          </table:table-cell>
          <table:table-cell office:value-type="float" office:value="81.790000000000006" table:style-name="ce55">
            <text:p>81.79</text:p>
          </table:table-cell>
          <table:table-cell office:value-type="float" office:value="81.03" table:style-name="ce55">
            <text:p>81.03</text:p>
          </table:table-cell>
          <table:table-cell office:value-type="float" office:value="92.31" table:style-name="ce55">
            <text:p>92.31</text:p>
          </table:table-cell>
          <table:table-cell table:style-name="ce55"/>
          <table:table-cell office:value-type="float" office:value="79.510000000000005" table:style-name="ce55">
            <text:p>79.51</text:p>
          </table:table-cell>
          <table:table-cell office:value-type="float" office:value="81.72" table:style-name="ce55">
            <text:p>81.72</text:p>
          </table:table-cell>
          <table:table-cell office:value-type="float" office:value="83.53" table:style-name="ce55">
            <text:p>83.53</text:p>
          </table:table-cell>
          <table:table-cell table:number-columns-repeated="16349" table:style-name="ce1"/>
        </table:table-row>
        <table:table-row table:style-name="ro2">
          <table:table-cell table:style-name="ce7"/>
          <table:table-cell office:value-type="string" table:style-name="ce12">
            <text:p>E07000049</text:p>
          </table:table-cell>
          <table:table-cell office:value-type="string" table:style-name="ce12">
            <text:p>East Dorset</text:p>
          </table:table-cell>
          <table:table-cell table:style-name="ce58"/>
          <table:table-cell table:style-name="ce58"/>
          <table:table-cell table:style-name="ce58"/>
          <table:table-cell table:style-name="ce58"/>
          <table:table-cell table:style-name="ce58"/>
          <table:table-cell office:value-type="float" office:value="48.31" table:style-name="ce58">
            <text:p>48.31</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41</text:p>
          </table:table-cell>
          <table:table-cell office:value-type="string" table:style-name="ce12">
            <text:p>Exeter</text:p>
          </table:table-cell>
          <table:table-cell table:style-name="ce58"/>
          <table:table-cell table:style-name="ce58"/>
          <table:table-cell table:style-name="ce58"/>
          <table:table-cell table:style-name="ce58"/>
          <table:table-cell table:style-name="ce58"/>
          <table:table-cell office:value-type="float" office:value="36" table:style-name="ce58">
            <text:p>36</text:p>
          </table:table-cell>
          <table:table-cell office:value-type="float" office:value="36.49" table:style-name="ce58">
            <text:p>36.49</text:p>
          </table:table-cell>
          <table:table-cell office:value-type="float" office:value="37.21" table:style-name="ce55">
            <text:p>37.21</text:p>
          </table:table-cell>
          <table:table-cell office:value-type="float" office:value="37.74" table:style-name="ce55">
            <text:p>37.74</text:p>
          </table:table-cell>
          <table:table-cell office:value-type="float" office:value="39.409999999999997" table:style-name="ce55">
            <text:p>39.41</text:p>
          </table:table-cell>
          <table:table-cell office:value-type="float" office:value="40.98" table:style-name="ce55">
            <text:p>40.98</text:p>
          </table:table-cell>
          <table:table-cell office:value-type="float" office:value="42.79" table:style-name="ce55">
            <text:p>42.79</text:p>
          </table:table-cell>
          <table:table-cell office:value-type="float" office:value="44.02" table:style-name="ce55">
            <text:p>44.02</text:p>
          </table:table-cell>
          <table:table-cell office:value-type="float" office:value="46.08" table:style-name="ce55">
            <text:p>46.08</text:p>
          </table:table-cell>
          <table:table-cell office:value-type="float" office:value="48.13" table:style-name="ce55">
            <text:p>48.13</text:p>
          </table:table-cell>
          <table:table-cell office:value-type="float" office:value="50.53" table:style-name="ce55">
            <text:p>50.53</text:p>
          </table:table-cell>
          <table:table-cell office:value-type="float" office:value="53.05" table:style-name="ce55">
            <text:p>53.05</text:p>
          </table:table-cell>
          <table:table-cell office:value-type="float" office:value="56.08" table:style-name="ce55">
            <text:p>56.08</text:p>
          </table:table-cell>
          <table:table-cell office:value-type="float" office:value="57.81" table:style-name="ce55">
            <text:p>57.81</text:p>
          </table:table-cell>
          <table:table-cell office:value-type="float" office:value="58.2" table:style-name="ce55">
            <text:p>58.20</text:p>
          </table:table-cell>
          <table:table-cell office:value-type="float" office:value="62.3" table:style-name="ce55">
            <text:p>62.30</text:p>
          </table:table-cell>
          <table:table-cell office:value-type="float" office:value="67.48" table:style-name="ce55">
            <text:p>67.48</text:p>
          </table:table-cell>
          <table:table-cell office:value-type="float" office:value="70.819999999999993" table:style-name="ce55">
            <text:p>70.82</text:p>
          </table:table-cell>
          <table:table-cell office:value-type="float" office:value="75.03" table:style-name="ce55">
            <text:p>75.03</text:p>
          </table:table-cell>
          <table:table-cell office:value-type="float" office:value="77.010000000000005" table:style-name="ce55">
            <text:p>77.01</text:p>
          </table:table-cell>
          <table:table-cell office:value-type="float" office:value="76.41" table:style-name="ce55">
            <text:p>76.41</text:p>
          </table:table-cell>
          <table:table-cell office:value-type="float" office:value="75.5" table:style-name="ce55">
            <text:p>75.50</text:p>
          </table:table-cell>
          <table:table-cell office:value-type="float" office:value="74.180000000000007" table:style-name="ce55">
            <text:p>74.18</text:p>
          </table:table-cell>
          <table:table-cell table:style-name="ce55"/>
          <table:table-cell office:value-type="float" office:value="72.83" table:style-name="ce55">
            <text:p>72.83</text:p>
          </table:table-cell>
          <table:table-cell office:value-type="float" office:value="76.33" table:style-name="ce55">
            <text:p>76.33</text:p>
          </table:table-cell>
          <table:table-cell office:value-type="float" office:value="77.48" table:style-name="ce55">
            <text:p>77.48</text:p>
          </table:table-cell>
          <table:table-cell table:number-columns-repeated="16349" table:style-name="ce1"/>
        </table:table-row>
        <table:table-row table:style-name="ro2">
          <table:table-cell table:style-name="ce7"/>
          <table:table-cell office:value-type="string" table:style-name="ce12">
            <text:p>E07000080</text:p>
          </table:table-cell>
          <table:table-cell office:value-type="string" table:style-name="ce12">
            <text:p>Forest of Dean</text:p>
          </table:table-cell>
          <table:table-cell table:style-name="ce58"/>
          <table:table-cell table:style-name="ce58"/>
          <table:table-cell table:style-name="ce58"/>
          <table:table-cell table:style-name="ce58"/>
          <table:table-cell table:style-name="ce58"/>
          <table:table-cell office:value-type="float" office:value="39.840000000000003" table:style-name="ce58">
            <text:p>39.84</text:p>
          </table:table-cell>
          <table:table-cell office:value-type="float" office:value="40.369999999999997" table:style-name="ce58">
            <text:p>40.37</text:p>
          </table:table-cell>
          <table:table-cell office:value-type="float" office:value="41.03" table:style-name="ce55">
            <text:p>41.03</text:p>
          </table:table-cell>
          <table:table-cell office:value-type="float" office:value="41.97" table:style-name="ce55">
            <text:p>41.97</text:p>
          </table:table-cell>
          <table:table-cell office:value-type="float" office:value="43.34" table:style-name="ce55">
            <text:p>43.34</text:p>
          </table:table-cell>
          <table:table-cell office:value-type="float" office:value="44.92" table:style-name="ce55">
            <text:p>44.92</text:p>
          </table:table-cell>
          <table:table-cell office:value-type="float" office:value="46.46" table:style-name="ce55">
            <text:p>46.46</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81</text:p>
          </table:table-cell>
          <table:table-cell office:value-type="string" table:style-name="ce12">
            <text:p>Gloucester</text:p>
          </table:table-cell>
          <table:table-cell table:style-name="ce58"/>
          <table:table-cell table:style-name="ce58"/>
          <table:table-cell table:style-name="ce58"/>
          <table:table-cell table:style-name="ce58"/>
          <table:table-cell table:style-name="ce58"/>
          <table:table-cell office:value-type="float" office:value="43.08" table:style-name="ce58">
            <text:p>43.08</text:p>
          </table:table-cell>
          <table:table-cell office:value-type="float" office:value="44.95" table:style-name="ce58">
            <text:p>44.95</text:p>
          </table:table-cell>
          <table:table-cell office:value-type="float" office:value="46.52" table:style-name="ce55">
            <text:p>46.52</text:p>
          </table:table-cell>
          <table:table-cell office:value-type="float" office:value="46.9" table:style-name="ce55">
            <text:p>46.90</text:p>
          </table:table-cell>
          <table:table-cell office:value-type="float" office:value="47.79" table:style-name="ce55">
            <text:p>47.79</text:p>
          </table:table-cell>
          <table:table-cell office:value-type="float" office:value="49.31" table:style-name="ce55">
            <text:p>49.31</text:p>
          </table:table-cell>
          <table:table-cell office:value-type="float" office:value="49.59" table:style-name="ce55">
            <text:p>49.59</text:p>
          </table:table-cell>
          <table:table-cell office:value-type="float" office:value="50.34" table:style-name="ce55">
            <text:p>50.34</text:p>
          </table:table-cell>
          <table:table-cell office:value-type="float" office:value="51.56" table:style-name="ce55">
            <text:p>51.56</text:p>
          </table:table-cell>
          <table:table-cell office:value-type="float" office:value="53.41" table:style-name="ce55">
            <text:p>53.41</text:p>
          </table:table-cell>
          <table:table-cell office:value-type="float" office:value="55.72" table:style-name="ce55">
            <text:p>55.72</text:p>
          </table:table-cell>
          <table:table-cell office:value-type="float" office:value="59.58" table:style-name="ce55">
            <text:p>59.58</text:p>
          </table:table-cell>
          <table:table-cell office:value-type="float" office:value="61.16" table:style-name="ce55">
            <text:p>61.16</text:p>
          </table:table-cell>
          <table:table-cell office:value-type="float" office:value="62.88" table:style-name="ce55">
            <text:p>62.88</text:p>
          </table:table-cell>
          <table:table-cell office:value-type="float" office:value="63.38" table:style-name="ce55">
            <text:p>63.38</text:p>
          </table:table-cell>
          <table:table-cell office:value-type="float" office:value="67.09" table:style-name="ce55">
            <text:p>67.09</text:p>
          </table:table-cell>
          <table:table-cell office:value-type="float" office:value="71.72" table:style-name="ce55">
            <text:p>71.72</text:p>
          </table:table-cell>
          <table:table-cell office:value-type="float" office:value="76.05" table:style-name="ce55">
            <text:p>76.05</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float" office:value="172.47" table:style-name="ce55">
            <text:p>172.47</text:p>
          </table:table-cell>
          <table:table-cell table:number-columns-repeated="16349" table:style-name="ce1"/>
        </table:table-row>
        <table:table-row table:style-name="ro2">
          <table:table-cell table:style-name="ce7"/>
          <table:table-cell office:value-type="string" table:style-name="ce12">
            <text:p>E06000053</text:p>
          </table:table-cell>
          <table:table-cell office:value-type="string" table:style-name="ce12">
            <text:p>Isles of Scilly</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float" office:value="60.79" table:style-name="ce55">
            <text:p>60.79</text:p>
          </table:table-cell>
          <table:table-cell office:value-type="float" office:value="64.98" table:style-name="ce55">
            <text:p>64.98</text:p>
          </table:table-cell>
          <table:table-cell office:value-type="float" office:value="68.849999999999994" table:style-name="ce55">
            <text:p>68.85</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float" office:value="83.76" table:style-name="ce55">
            <text:p>83.76</text:p>
          </table:table-cell>
          <table:table-cell office:value-type="float" office:value="84.6" table:style-name="ce55">
            <text:p>84.60</text:p>
          </table:table-cell>
          <table:table-cell office:value-type="string" table:style-name="ce55">
            <text:p>.</text:p>
          </table:table-cell>
          <table:table-cell table:style-name="ce55"/>
          <table:table-cell office:value-type="float" office:value="84.84" table:style-name="ce55">
            <text:p>84.84</text:p>
          </table:table-cell>
          <table:table-cell office:value-type="float" office:value="75.8" table:style-name="ce55">
            <text:p>75.80</text:p>
          </table:table-cell>
          <table:table-cell office:value-type="float" office:value="79.2" table:style-name="ce55">
            <text:p>79.20</text:p>
          </table:table-cell>
          <table:table-cell table:number-columns-repeated="16349" table:style-name="ce1"/>
        </table:table-row>
        <table:table-row table:style-name="ro2">
          <table:table-cell table:style-name="ce7"/>
          <table:table-cell office:value-type="string" table:style-name="ce12">
            <text:p>E07000025</text:p>
          </table:table-cell>
          <table:table-cell office:value-type="string" table:style-name="ce12">
            <text:p>Isles of Scilly</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float" office:value="40.76" table:style-name="ce55">
            <text:p>40.76</text:p>
          </table:table-cell>
          <table:table-cell office:value-type="float" office:value="45.65" table:style-name="ce55">
            <text:p>45.65</text:p>
          </table:table-cell>
          <table:table-cell office:value-type="float" office:value="46.53" table:style-name="ce55">
            <text:p>46.53</text:p>
          </table:table-cell>
          <table:table-cell office:value-type="float" office:value="48.36" table:style-name="ce55">
            <text:p>48.36</text:p>
          </table:table-cell>
          <table:table-cell office:value-type="float" office:value="51.05" table:style-name="ce55">
            <text:p>51.05</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30</text:p>
          </table:table-cell>
          <table:table-cell office:value-type="string" table:style-name="ce12">
            <text:p>Kennet</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21</text:p>
          </table:table-cell>
          <table:table-cell office:value-type="string" table:style-name="ce12">
            <text:p>Kerrier</text:p>
          </table:table-cell>
          <table:table-cell table:style-name="ce58"/>
          <table:table-cell table:style-name="ce58"/>
          <table:table-cell table:style-name="ce58"/>
          <table:table-cell table:style-name="ce58"/>
          <table:table-cell table:style-name="ce58"/>
          <table:table-cell office:value-type="float" office:value="41.2" table:style-name="ce58">
            <text:p>41.2</text:p>
          </table:table-cell>
          <table:table-cell office:value-type="float" office:value="42.46" table:style-name="ce58">
            <text:p>42.46</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87</text:p>
          </table:table-cell>
          <table:table-cell office:value-type="string" table:style-name="ce12">
            <text:p>Mendip</text:p>
          </table:table-cell>
          <table:table-cell table:style-name="ce58"/>
          <table:table-cell table:style-name="ce58"/>
          <table:table-cell table:style-name="ce58"/>
          <table:table-cell table:style-name="ce58"/>
          <table:table-cell table:style-name="ce58"/>
          <table:table-cell office:value-type="float" office:value="41.4" table:style-name="ce58">
            <text:p>41.4</text:p>
          </table:table-cell>
          <table:table-cell office:value-type="float" office:value="41.96" table:style-name="ce58">
            <text:p>41.96</text:p>
          </table:table-cell>
          <table:table-cell office:value-type="float" office:value="42.5" table:style-name="ce55">
            <text:p>42.50</text:p>
          </table:table-cell>
          <table:table-cell office:value-type="float" office:value="43.5" table:style-name="ce55">
            <text:p>43.50</text:p>
          </table:table-cell>
          <table:table-cell office:value-type="float" office:value="44.59" table:style-name="ce55">
            <text:p>44.59</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42</text:p>
          </table:table-cell>
          <table:table-cell office:value-type="string" table:style-name="ce12">
            <text:p>Mid Devon</text:p>
          </table:table-cell>
          <table:table-cell table:style-name="ce58"/>
          <table:table-cell table:style-name="ce58"/>
          <table:table-cell table:style-name="ce58"/>
          <table:table-cell table:style-name="ce58"/>
          <table:table-cell table:style-name="ce58"/>
          <table:table-cell office:value-type="float" office:value="39.29" table:style-name="ce58">
            <text:p>39.29</text:p>
          </table:table-cell>
          <table:table-cell office:value-type="float" office:value="39.770000000000003" table:style-name="ce58">
            <text:p>39.77</text:p>
          </table:table-cell>
          <table:table-cell office:value-type="float" office:value="40.29" table:style-name="ce55">
            <text:p>40.29</text:p>
          </table:table-cell>
          <table:table-cell office:value-type="float" office:value="41.17" table:style-name="ce55">
            <text:p>41.17</text:p>
          </table:table-cell>
          <table:table-cell office:value-type="float" office:value="42.46" table:style-name="ce55">
            <text:p>42.46</text:p>
          </table:table-cell>
          <table:table-cell office:value-type="float" office:value="43.94" table:style-name="ce55">
            <text:p>43.94</text:p>
          </table:table-cell>
          <table:table-cell office:value-type="float" office:value="45.45" table:style-name="ce55">
            <text:p>45.45</text:p>
          </table:table-cell>
          <table:table-cell office:value-type="float" office:value="48.15" table:style-name="ce55">
            <text:p>48.15</text:p>
          </table:table-cell>
          <table:table-cell office:value-type="float" office:value="50.9" table:style-name="ce55">
            <text:p>50.90</text:p>
          </table:table-cell>
          <table:table-cell office:value-type="float" office:value="48.56" table:style-name="ce55">
            <text:p>48.56</text:p>
          </table:table-cell>
          <table:table-cell office:value-type="float" office:value="54.94" table:style-name="ce55">
            <text:p>54.94</text:p>
          </table:table-cell>
          <table:table-cell office:value-type="float" office:value="57.7" table:style-name="ce55">
            <text:p>57.70</text:p>
          </table:table-cell>
          <table:table-cell office:value-type="float" office:value="60.52" table:style-name="ce55">
            <text:p>60.52</text:p>
          </table:table-cell>
          <table:table-cell office:value-type="float" office:value="62.32" table:style-name="ce55">
            <text:p>62.32</text:p>
          </table:table-cell>
          <table:table-cell office:value-type="float" office:value="63.53" table:style-name="ce55">
            <text:p>63.53</text:p>
          </table:table-cell>
          <table:table-cell office:value-type="float" office:value="67.64" table:style-name="ce55">
            <text:p>67.64</text:p>
          </table:table-cell>
          <table:table-cell office:value-type="float" office:value="72.19" table:style-name="ce55">
            <text:p>72.19</text:p>
          </table:table-cell>
          <table:table-cell office:value-type="float" office:value="75.37" table:style-name="ce55">
            <text:p>75.37</text:p>
          </table:table-cell>
          <table:table-cell office:value-type="float" office:value="78.88" table:style-name="ce55">
            <text:p>78.88</text:p>
          </table:table-cell>
          <table:table-cell office:value-type="float" office:value="81.209999999999994" table:style-name="ce55">
            <text:p>81.21</text:p>
          </table:table-cell>
          <table:table-cell office:value-type="float" office:value="80.290000000000006" table:style-name="ce55">
            <text:p>80.29</text:p>
          </table:table-cell>
          <table:table-cell office:value-type="float" office:value="79.44" table:style-name="ce55">
            <text:p>79.44</text:p>
          </table:table-cell>
          <table:table-cell office:value-type="float" office:value="78.72" table:style-name="ce55">
            <text:p>78.72</text:p>
          </table:table-cell>
          <table:table-cell table:style-name="ce55"/>
          <table:table-cell office:value-type="float" office:value="76.92" table:style-name="ce55">
            <text:p>76.92</text:p>
          </table:table-cell>
          <table:table-cell office:value-type="float" office:value="80.45" table:style-name="ce55">
            <text:p>80.45</text:p>
          </table:table-cell>
          <table:table-cell office:value-type="float" office:value="81.739999999999995" table:style-name="ce55">
            <text:p>81.74</text:p>
          </table:table-cell>
          <table:table-cell table:number-columns-repeated="16349" table:style-name="ce1"/>
        </table:table-row>
        <table:table-row table:style-name="ro2">
          <table:table-cell table:style-name="ce7"/>
          <table:table-cell office:value-type="string" table:style-name="ce12">
            <text:p>E07000022</text:p>
          </table:table-cell>
          <table:table-cell office:value-type="string" table:style-name="ce12">
            <text:p>North Cornwall</text:p>
          </table:table-cell>
          <table:table-cell table:style-name="ce58"/>
          <table:table-cell table:style-name="ce58"/>
          <table:table-cell table:style-name="ce58"/>
          <table:table-cell table:style-name="ce58"/>
          <table:table-cell table:style-name="ce58"/>
          <table:table-cell office:value-type="float" office:value="40.479999999999997" table:style-name="ce58">
            <text:p>40.48</text:p>
          </table:table-cell>
          <table:table-cell office:value-type="float" office:value="40.96" table:style-name="ce58">
            <text:p>40.96</text:p>
          </table:table-cell>
          <table:table-cell office:value-type="float" office:value="41.62" table:style-name="ce55">
            <text:p>41.62</text:p>
          </table:table-cell>
          <table:table-cell office:value-type="float" office:value="41.95" table:style-name="ce55">
            <text:p>41.95</text:p>
          </table:table-cell>
          <table:table-cell office:value-type="float" office:value="43.21" table:style-name="ce55">
            <text:p>43.21</text:p>
          </table:table-cell>
          <table:table-cell office:value-type="float" office:value="44.71" table:style-name="ce55">
            <text:p>44.71</text:p>
          </table:table-cell>
          <table:table-cell office:value-type="float" office:value="45.73" table:style-name="ce55">
            <text:p>45.73</text:p>
          </table:table-cell>
          <table:table-cell office:value-type="float" office:value="47.08" table:style-name="ce55">
            <text:p>47.08</text:p>
          </table:table-cell>
          <table:table-cell office:value-type="float" office:value="48.13" table:style-name="ce55">
            <text:p>48.13</text:p>
          </table:table-cell>
          <table:table-cell office:value-type="float" office:value="49.63" table:style-name="ce55">
            <text:p>49.63</text:p>
          </table:table-cell>
          <table:table-cell office:value-type="float" office:value="51.61" table:style-name="ce55">
            <text:p>51.61</text:p>
          </table:table-cell>
          <table:table-cell office:value-type="float" office:value="54.28" table:style-name="ce55">
            <text:p>54.28</text:p>
          </table:table-cell>
          <table:table-cell office:value-type="float" office:value="56.7" table:style-name="ce55">
            <text:p>56.70</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43</text:p>
          </table:table-cell>
          <table:table-cell office:value-type="string" table:style-name="ce12">
            <text:p>North Devon</text:p>
          </table:table-cell>
          <table:table-cell table:style-name="ce58"/>
          <table:table-cell table:style-name="ce58"/>
          <table:table-cell table:style-name="ce58"/>
          <table:table-cell table:style-name="ce58"/>
          <table:table-cell table:style-name="ce58"/>
          <table:table-cell office:value-type="float" office:value="45.74" table:style-name="ce58">
            <text:p>45.74</text:p>
          </table:table-cell>
          <table:table-cell office:value-type="float" office:value="47.28" table:style-name="ce58">
            <text:p>47.28</text:p>
          </table:table-cell>
          <table:table-cell office:value-type="float" office:value="48.85" table:style-name="ce55">
            <text:p>48.85</text:p>
          </table:table-cell>
          <table:table-cell office:value-type="float" office:value="51.65" table:style-name="ce55">
            <text:p>51.65</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50</text:p>
          </table:table-cell>
          <table:table-cell office:value-type="string" table:style-name="ce12">
            <text:p>North Dorset</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24</text:p>
          </table:table-cell>
          <table:table-cell office:value-type="string" table:style-name="ce12">
            <text:p>North Somerset</text:p>
          </table:table-cell>
          <table:table-cell table:style-name="ce58"/>
          <table:table-cell table:style-name="ce58"/>
          <table:table-cell table:style-name="ce58"/>
          <table:table-cell table:style-name="ce58"/>
          <table:table-cell table:style-name="ce58"/>
          <table:table-cell office:value-type="float" office:value="47.46" table:style-name="ce58">
            <text:p>47.46</text:p>
          </table:table-cell>
          <table:table-cell office:value-type="float" office:value="49.19" table:style-name="ce58">
            <text:p>49.19</text:p>
          </table:table-cell>
          <table:table-cell office:value-type="float" office:value="49.19" table:style-name="ce55">
            <text:p>49.19</text:p>
          </table:table-cell>
          <table:table-cell office:value-type="float" office:value="51.32" table:style-name="ce55">
            <text:p>51.32</text:p>
          </table:table-cell>
          <table:table-cell office:value-type="float" office:value="52.25" table:style-name="ce55">
            <text:p>52.25</text:p>
          </table:table-cell>
          <table:table-cell office:value-type="float" office:value="54.42" table:style-name="ce55">
            <text:p>54.42</text:p>
          </table:table-cell>
          <table:table-cell office:value-type="float" office:value="56.45" table:style-name="ce55">
            <text:p>56.45</text:p>
          </table:table-cell>
          <table:table-cell office:value-type="float" office:value="56.75" table:style-name="ce55">
            <text:p>56.75</text:p>
          </table:table-cell>
          <table:table-cell office:value-type="float" office:value="58.2" table:style-name="ce55">
            <text:p>58.20</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31</text:p>
          </table:table-cell>
          <table:table-cell office:value-type="string" table:style-name="ce12">
            <text:p>North Wiltshire</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23</text:p>
          </table:table-cell>
          <table:table-cell office:value-type="string" table:style-name="ce12">
            <text:p>Penwith</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26</text:p>
          </table:table-cell>
          <table:table-cell office:value-type="string" table:style-name="ce12">
            <text:p>Plymouth</text:p>
          </table:table-cell>
          <table:table-cell table:style-name="ce58"/>
          <table:table-cell table:style-name="ce58"/>
          <table:table-cell table:style-name="ce58"/>
          <table:table-cell table:style-name="ce58"/>
          <table:table-cell table:style-name="ce58"/>
          <table:table-cell office:value-type="float" office:value="34.1" table:style-name="ce58">
            <text:p>34.1</text:p>
          </table:table-cell>
          <table:table-cell office:value-type="float" office:value="35.79" table:style-name="ce58">
            <text:p>35.79</text:p>
          </table:table-cell>
          <table:table-cell office:value-type="float" office:value="37.54" table:style-name="ce55">
            <text:p>37.54</text:p>
          </table:table-cell>
          <table:table-cell office:value-type="float" office:value="39.51" table:style-name="ce55">
            <text:p>39.51</text:p>
          </table:table-cell>
          <table:table-cell office:value-type="float" office:value="41.49" table:style-name="ce55">
            <text:p>41.49</text:p>
          </table:table-cell>
          <table:table-cell office:value-type="float" office:value="43.03" table:style-name="ce55">
            <text:p>43.03</text:p>
          </table:table-cell>
          <table:table-cell office:value-type="float" office:value="44.04" table:style-name="ce55">
            <text:p>44.04</text:p>
          </table:table-cell>
          <table:table-cell office:value-type="float" office:value="43.44" table:style-name="ce55">
            <text:p>43.44</text:p>
          </table:table-cell>
          <table:table-cell office:value-type="float" office:value="44.62" table:style-name="ce55">
            <text:p>44.62</text:p>
          </table:table-cell>
          <table:table-cell office:value-type="float" office:value="46.39" table:style-name="ce55">
            <text:p>46.39</text:p>
          </table:table-cell>
          <table:table-cell office:value-type="float" office:value="47.66" table:style-name="ce55">
            <text:p>47.66</text:p>
          </table:table-cell>
          <table:table-cell office:value-type="float" office:value="50.95" table:style-name="ce55">
            <text:p>50.95</text:p>
          </table:table-cell>
          <table:table-cell office:value-type="float" office:value="52.57" table:style-name="ce55">
            <text:p>52.57</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29</text:p>
          </table:table-cell>
          <table:table-cell office:value-type="string" table:style-name="ce12">
            <text:p>Poole</text:p>
          </table:table-cell>
          <table:table-cell table:style-name="ce58"/>
          <table:table-cell table:style-name="ce58"/>
          <table:table-cell table:style-name="ce58"/>
          <table:table-cell table:style-name="ce58"/>
          <table:table-cell table:style-name="ce58"/>
          <table:table-cell office:value-type="float" office:value="43.21" table:style-name="ce58">
            <text:p>43.21</text:p>
          </table:table-cell>
          <table:table-cell office:value-type="float" office:value="43.39" table:style-name="ce58">
            <text:p>43.39</text:p>
          </table:table-cell>
          <table:table-cell office:value-type="float" office:value="44.14" table:style-name="ce55">
            <text:p>44.14</text:p>
          </table:table-cell>
          <table:table-cell office:value-type="float" office:value="44.95" table:style-name="ce55">
            <text:p>44.95</text:p>
          </table:table-cell>
          <table:table-cell office:value-type="float" office:value="48.69" table:style-name="ce55">
            <text:p>48.69</text:p>
          </table:table-cell>
          <table:table-cell office:value-type="float" office:value="47.99" table:style-name="ce55">
            <text:p>47.99</text:p>
          </table:table-cell>
          <table:table-cell office:value-type="float" office:value="50.7" table:style-name="ce55">
            <text:p>50.70</text:p>
          </table:table-cell>
          <table:table-cell office:value-type="float" office:value="51.3" table:style-name="ce55">
            <text:p>51.30</text:p>
          </table:table-cell>
          <table:table-cell office:value-type="float" office:value="53.36" table:style-name="ce55">
            <text:p>53.36</text:p>
          </table:table-cell>
          <table:table-cell office:value-type="float" office:value="55.56" table:style-name="ce55">
            <text:p>55.56</text:p>
          </table:table-cell>
          <table:table-cell office:value-type="float" office:value="58.26" table:style-name="ce55">
            <text:p>58.26</text:p>
          </table:table-cell>
          <table:table-cell office:value-type="float" office:value="62.44" table:style-name="ce55">
            <text:p>62.44</text:p>
          </table:table-cell>
          <table:table-cell office:value-type="float" office:value="64.8" table:style-name="ce55">
            <text:p>64.80</text:p>
          </table:table-cell>
          <table:table-cell office:value-type="float" office:value="66.73" table:style-name="ce55">
            <text:p>66.73</text:p>
          </table:table-cell>
          <table:table-cell office:value-type="float" office:value="68.150000000000006" table:style-name="ce55">
            <text:p>68.15</text:p>
          </table:table-cell>
          <table:table-cell office:value-type="float" office:value="72.22" table:style-name="ce55">
            <text:p>72.22</text:p>
          </table:table-cell>
          <table:table-cell office:value-type="float" office:value="77.88" table:style-name="ce55">
            <text:p>77.88</text:p>
          </table:table-cell>
          <table:table-cell office:value-type="float" office:value="84.26" table:style-name="ce55">
            <text:p>84.26</text:p>
          </table:table-cell>
          <table:table-cell office:value-type="float" office:value="81.760000000000005" table:style-name="ce55">
            <text:p>81.76</text:p>
          </table:table-cell>
          <table:table-cell office:value-type="float" office:value="86.33" table:style-name="ce55">
            <text:p>86.33</text:p>
          </table:table-cell>
          <table:table-cell office:value-type="float" office:value="85.9" table:style-name="ce55">
            <text:p>85.90</text:p>
          </table:table-cell>
          <table:table-cell office:value-type="float" office:value="85.08" table:style-name="ce55">
            <text:p>85.08</text:p>
          </table:table-cell>
          <table:table-cell office:value-type="float" office:value="82.91" table:style-name="ce55">
            <text:p>82.91</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51</text:p>
          </table:table-cell>
          <table:table-cell office:value-type="string" table:style-name="ce12">
            <text:p>Purbeck</text:p>
          </table:table-cell>
          <table:table-cell table:style-name="ce58"/>
          <table:table-cell table:style-name="ce58"/>
          <table:table-cell table:style-name="ce58"/>
          <table:table-cell table:style-name="ce58"/>
          <table:table-cell table:style-name="ce58"/>
          <table:table-cell office:value-type="float" office:value="48.64" table:style-name="ce58">
            <text:p>48.64</text:p>
          </table:table-cell>
          <table:table-cell office:value-type="float" office:value="49.05" table:style-name="ce58">
            <text:p>49.05</text:p>
          </table:table-cell>
          <table:table-cell office:value-type="float" office:value="52.35" table:style-name="ce55">
            <text:p>52.35</text:p>
          </table:table-cell>
          <table:table-cell office:value-type="float" office:value="50.8" table:style-name="ce55">
            <text:p>50.80</text:p>
          </table:table-cell>
          <table:table-cell office:value-type="float" office:value="52.28" table:style-name="ce55">
            <text:p>52.28</text:p>
          </table:table-cell>
          <table:table-cell office:value-type="float" office:value="53.57" table:style-name="ce55">
            <text:p>53.57</text:p>
          </table:table-cell>
          <table:table-cell office:value-type="float" office:value="55.95" table:style-name="ce55">
            <text:p>55.95</text:p>
          </table:table-cell>
          <table:table-cell office:value-type="float" office:value="55.32" table:style-name="ce55">
            <text:p>55.32</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24</text:p>
          </table:table-cell>
          <table:table-cell office:value-type="string" table:style-name="ce12">
            <text:p>Restormel</text:p>
          </table:table-cell>
          <table:table-cell table:style-name="ce58"/>
          <table:table-cell table:style-name="ce58"/>
          <table:table-cell table:style-name="ce58"/>
          <table:table-cell table:style-name="ce58"/>
          <table:table-cell table:style-name="ce58"/>
          <table:table-cell office:value-type="float" office:value="40.85" table:style-name="ce58">
            <text:p>40.85</text:p>
          </table:table-cell>
          <table:table-cell office:value-type="float" office:value="41.33" table:style-name="ce58">
            <text:p>41.33</text:p>
          </table:table-cell>
          <table:table-cell office:value-type="float" office:value="44.08" table:style-name="ce55">
            <text:p>44.08</text:p>
          </table:table-cell>
          <table:table-cell office:value-type="float" office:value="46.92" table:style-name="ce55">
            <text:p>46.92</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32</text:p>
          </table:table-cell>
          <table:table-cell office:value-type="string" table:style-name="ce12">
            <text:p>Salisbury</text:p>
          </table:table-cell>
          <table:table-cell table:style-name="ce58"/>
          <table:table-cell table:style-name="ce58"/>
          <table:table-cell table:style-name="ce58"/>
          <table:table-cell table:style-name="ce58"/>
          <table:table-cell table:style-name="ce58"/>
          <table:table-cell office:value-type="float" office:value="49.79" table:style-name="ce58">
            <text:p>49.79</text:p>
          </table:table-cell>
          <table:table-cell office:value-type="float" office:value="50.6" table:style-name="ce58">
            <text:p>50.6</text:p>
          </table:table-cell>
          <table:table-cell office:value-type="float" office:value="50.75" table:style-name="ce55">
            <text:p>50.75</text:p>
          </table:table-cell>
          <table:table-cell office:value-type="float" office:value="54.15" table:style-name="ce55">
            <text:p>54.15</text:p>
          </table:table-cell>
          <table:table-cell office:value-type="float" office:value="55.95" table:style-name="ce55">
            <text:p>55.95</text:p>
          </table:table-cell>
          <table:table-cell office:value-type="float" office:value="59.41" table:style-name="ce55">
            <text:p>59.41</text:p>
          </table:table-cell>
          <table:table-cell office:value-type="float" office:value="60.63" table:style-name="ce55">
            <text:p>60.63</text:p>
          </table:table-cell>
          <table:table-cell office:value-type="float" office:value="61.77" table:style-name="ce55">
            <text:p>61.77</text:p>
          </table:table-cell>
          <table:table-cell office:value-type="float" office:value="63.09" table:style-name="ce55">
            <text:p>63.09</text:p>
          </table:table-cell>
          <table:table-cell office:value-type="float" office:value="64.44" table:style-name="ce55">
            <text:p>64.44</text:p>
          </table:table-cell>
          <table:table-cell office:value-type="float" office:value="66.349999999999994" table:style-name="ce55">
            <text:p>66.35</text:p>
          </table:table-cell>
          <table:table-cell office:value-type="float" office:value="68.89" table:style-name="ce55">
            <text:p>68.89</text:p>
          </table:table-cell>
          <table:table-cell office:value-type="float" office:value="71.87" table:style-name="ce55">
            <text:p>71.87</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88</text:p>
          </table:table-cell>
          <table:table-cell office:value-type="string" table:style-name="ce12">
            <text:p>Sedgemoor</text:p>
          </table:table-cell>
          <table:table-cell table:style-name="ce58"/>
          <table:table-cell table:style-name="ce58"/>
          <table:table-cell table:style-name="ce58"/>
          <table:table-cell table:style-name="ce58"/>
          <table:table-cell table:style-name="ce58"/>
          <table:table-cell office:value-type="float" office:value="42.88" table:style-name="ce58">
            <text:p>42.88</text:p>
          </table:table-cell>
          <table:table-cell office:value-type="float" office:value="44.25" table:style-name="ce58">
            <text:p>44.25</text:p>
          </table:table-cell>
          <table:table-cell office:value-type="float" office:value="44.98" table:style-name="ce55">
            <text:p>44.98</text:p>
          </table:table-cell>
          <table:table-cell office:value-type="float" office:value="45.84" table:style-name="ce55">
            <text:p>45.84</text:p>
          </table:table-cell>
          <table:table-cell office:value-type="float" office:value="47.46" table:style-name="ce55">
            <text:p>47.46</text:p>
          </table:table-cell>
          <table:table-cell office:value-type="float" office:value="50.04" table:style-name="ce55">
            <text:p>50.04</text:p>
          </table:table-cell>
          <table:table-cell office:value-type="float" office:value="47.64" table:style-name="ce55">
            <text:p>47.64</text:p>
          </table:table-cell>
          <table:table-cell office:value-type="float" office:value="44.61" table:style-name="ce55">
            <text:p>44.61</text:p>
          </table:table-cell>
          <table:table-cell office:value-type="float" office:value="47.55" table:style-name="ce55">
            <text:p>47.55</text:p>
          </table:table-cell>
          <table:table-cell office:value-type="float" office:value="51.13" table:style-name="ce55">
            <text:p>51.13</text:p>
          </table:table-cell>
          <table:table-cell office:value-type="float" office:value="53.03" table:style-name="ce55">
            <text:p>53.03</text:p>
          </table:table-cell>
          <table:table-cell office:value-type="float" office:value="55.65" table:style-name="ce55">
            <text:p>55.65</text:p>
          </table:table-cell>
          <table:table-cell office:value-type="float" office:value="57.83" table:style-name="ce55">
            <text:p>57.83</text:p>
          </table:table-cell>
          <table:table-cell office:value-type="float" office:value="60.08" table:style-name="ce55">
            <text:p>60.08</text:p>
          </table:table-cell>
          <table:table-cell office:value-type="float" office:value="60.57" table:style-name="ce55">
            <text:p>60.57</text:p>
          </table:table-cell>
          <table:table-cell office:value-type="float" office:value="64.7" table:style-name="ce55">
            <text:p>64.70</text:p>
          </table:table-cell>
          <table:table-cell office:value-type="float" office:value="66.849999999999994" table:style-name="ce55">
            <text:p>66.85</text:p>
          </table:table-cell>
          <table:table-cell office:value-type="float" office:value="71.38" table:style-name="ce55">
            <text:p>71.38</text:p>
          </table:table-cell>
          <table:table-cell office:value-type="float" office:value="74.180000000000007" table:style-name="ce55">
            <text:p>74.18</text:p>
          </table:table-cell>
          <table:table-cell office:value-type="float" office:value="77.44" table:style-name="ce55">
            <text:p>77.44</text:p>
          </table:table-cell>
          <table:table-cell office:value-type="float" office:value="77.58" table:style-name="ce55">
            <text:p>77.58</text:p>
          </table:table-cell>
          <table:table-cell office:value-type="float" office:value="76.180000000000007" table:style-name="ce55">
            <text:p>76.18</text:p>
          </table:table-cell>
          <table:table-cell office:value-type="float" office:value="76.5" table:style-name="ce55">
            <text:p>76.50</text:p>
          </table:table-cell>
          <table:table-cell table:style-name="ce55"/>
          <table:table-cell office:value-type="float" office:value="75.87" table:style-name="ce55">
            <text:p>75.87</text:p>
          </table:table-cell>
          <table:table-cell office:value-type="float" office:value="78.38" table:style-name="ce55">
            <text:p>78.38</text:p>
          </table:table-cell>
          <table:table-cell office:value-type="float" office:value="79.95" table:style-name="ce55">
            <text:p>79.95</text:p>
          </table:table-cell>
          <table:table-cell table:number-columns-repeated="16349" table:style-name="ce1"/>
        </table:table-row>
        <table:table-row table:style-name="ro2">
          <table:table-cell table:style-name="ce7"/>
          <table:table-cell office:value-type="string" table:style-name="ce12">
            <text:p>E07000246</text:p>
          </table:table-cell>
          <table:table-cell office:value-type="string" table:style-name="ce12">
            <text:p>Somerset West and Taunton</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float" office:value="81.06" table:style-name="ce55">
            <text:p>81.06</text:p>
          </table:table-cell>
          <table:table-cell office:value-type="float" office:value="82.97" table:style-name="ce55">
            <text:p>82.97</text:p>
          </table:table-cell>
          <table:table-cell office:value-type="float" office:value="84.52" table:style-name="ce55">
            <text:p>84.52</text:p>
          </table:table-cell>
          <table:table-cell table:number-columns-repeated="16349" table:style-name="ce1"/>
        </table:table-row>
        <table:table-row table:style-name="ro2">
          <table:table-cell table:style-name="ce7"/>
          <table:table-cell office:value-type="string" table:style-name="ce12">
            <text:p>E06000025</text:p>
          </table:table-cell>
          <table:table-cell office:value-type="string" table:style-name="ce12">
            <text:p>South Gloucestershire</text:p>
          </table:table-cell>
          <table:table-cell table:style-name="ce58"/>
          <table:table-cell table:style-name="ce58"/>
          <table:table-cell table:style-name="ce58"/>
          <table:table-cell table:style-name="ce58"/>
          <table:table-cell table:style-name="ce58"/>
          <table:table-cell office:value-type="float" office:value="42.33" table:style-name="ce58">
            <text:p>42.33</text:p>
          </table:table-cell>
          <table:table-cell office:value-type="float" office:value="42.82" table:style-name="ce58">
            <text:p>42.82</text:p>
          </table:table-cell>
          <table:table-cell office:value-type="float" office:value="43.53" table:style-name="ce55">
            <text:p>43.53</text:p>
          </table:table-cell>
          <table:table-cell office:value-type="float" office:value="44.41" table:style-name="ce55">
            <text:p>44.41</text:p>
          </table:table-cell>
          <table:table-cell office:value-type="float" office:value="45.97" table:style-name="ce55">
            <text:p>45.97</text:p>
          </table:table-cell>
          <table:table-cell office:value-type="float" office:value="47.63" table:style-name="ce55">
            <text:p>47.63</text:p>
          </table:table-cell>
          <table:table-cell office:value-type="float" office:value="50.62" table:style-name="ce55">
            <text:p>50.62</text:p>
          </table:table-cell>
          <table:table-cell office:value-type="float" office:value="51.3" table:style-name="ce55">
            <text:p>51.30</text:p>
          </table:table-cell>
          <table:table-cell office:value-type="float" office:value="53.47" table:style-name="ce55">
            <text:p>53.47</text:p>
          </table:table-cell>
          <table:table-cell office:value-type="float" office:value="55.76" table:style-name="ce55">
            <text:p>55.76</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44</text:p>
          </table:table-cell>
          <table:table-cell office:value-type="string" table:style-name="ce12">
            <text:p>South Hams</text:p>
          </table:table-cell>
          <table:table-cell table:style-name="ce58"/>
          <table:table-cell table:style-name="ce58"/>
          <table:table-cell table:style-name="ce58"/>
          <table:table-cell table:style-name="ce58"/>
          <table:table-cell table:style-name="ce58"/>
          <table:table-cell office:value-type="float" office:value="47.27" table:style-name="ce58">
            <text:p>47.27</text:p>
          </table:table-cell>
          <table:table-cell office:value-type="float" office:value="47.78" table:style-name="ce58">
            <text:p>47.78</text:p>
          </table:table-cell>
          <table:table-cell office:value-type="float" office:value="51.77" table:style-name="ce55">
            <text:p>51.77</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140.33000000000001" table:style-name="ce55">
            <text:p>140.33</text:p>
          </table:table-cell>
          <table:table-cell office:value-type="float" office:value="140.33000000000001" table:style-name="ce55">
            <text:p>140.33</text:p>
          </table:table-cell>
          <table:table-cell office:value-type="float" office:value="134.80000000000001" table:style-name="ce55">
            <text:p>134.80</text:p>
          </table:table-cell>
          <table:table-cell table:number-columns-repeated="16349" table:style-name="ce1"/>
        </table:table-row>
        <table:table-row table:style-name="ro2">
          <table:table-cell table:style-name="ce7"/>
          <table:table-cell office:value-type="string" table:style-name="ce12">
            <text:p>E07000189</text:p>
          </table:table-cell>
          <table:table-cell office:value-type="string" table:style-name="ce12">
            <text:p>South Somerset</text:p>
          </table:table-cell>
          <table:table-cell table:style-name="ce58"/>
          <table:table-cell table:style-name="ce58"/>
          <table:table-cell table:style-name="ce58"/>
          <table:table-cell table:style-name="ce58"/>
          <table:table-cell table:style-name="ce58"/>
          <table:table-cell office:value-type="float" office:value="42.77" table:style-name="ce58">
            <text:p>42.77</text:p>
          </table:table-cell>
          <table:table-cell office:value-type="float" office:value="43.46" table:style-name="ce58">
            <text:p>43.46</text:p>
          </table:table-cell>
          <table:table-cell office:value-type="float" office:value="44.07" table:style-name="ce55">
            <text:p>44.07</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float" office:value="102.96" table:style-name="ce55">
            <text:p>102.96</text:p>
          </table:table-cell>
          <table:table-cell table:number-columns-repeated="16349" table:style-name="ce1"/>
        </table:table-row>
        <table:table-row table:style-name="ro2">
          <table:table-cell table:style-name="ce7"/>
          <table:table-cell office:value-type="string" table:style-name="ce12">
            <text:p>E07000082</text:p>
          </table:table-cell>
          <table:table-cell office:value-type="string" table:style-name="ce12">
            <text:p>Stroud</text:p>
          </table:table-cell>
          <table:table-cell table:style-name="ce58"/>
          <table:table-cell table:style-name="ce58"/>
          <table:table-cell table:style-name="ce58"/>
          <table:table-cell table:style-name="ce58"/>
          <table:table-cell table:style-name="ce58"/>
          <table:table-cell office:value-type="float" office:value="44.54" table:style-name="ce58">
            <text:p>44.54</text:p>
          </table:table-cell>
          <table:table-cell office:value-type="float" office:value="45.67" table:style-name="ce58">
            <text:p>45.67</text:p>
          </table:table-cell>
          <table:table-cell office:value-type="float" office:value="45.6" table:style-name="ce55">
            <text:p>45.60</text:p>
          </table:table-cell>
          <table:table-cell office:value-type="float" office:value="47.1" table:style-name="ce55">
            <text:p>47.10</text:p>
          </table:table-cell>
          <table:table-cell office:value-type="float" office:value="48.37" table:style-name="ce55">
            <text:p>48.37</text:p>
          </table:table-cell>
          <table:table-cell office:value-type="float" office:value="49.97" table:style-name="ce55">
            <text:p>49.97</text:p>
          </table:table-cell>
          <table:table-cell office:value-type="float" office:value="51.33" table:style-name="ce55">
            <text:p>51.33</text:p>
          </table:table-cell>
          <table:table-cell office:value-type="float" office:value="52.79" table:style-name="ce55">
            <text:p>52.79</text:p>
          </table:table-cell>
          <table:table-cell office:value-type="float" office:value="54.46" table:style-name="ce55">
            <text:p>54.46</text:p>
          </table:table-cell>
          <table:table-cell office:value-type="float" office:value="55.95" table:style-name="ce55">
            <text:p>55.95</text:p>
          </table:table-cell>
          <table:table-cell office:value-type="float" office:value="58.25" table:style-name="ce55">
            <text:p>58.25</text:p>
          </table:table-cell>
          <table:table-cell office:value-type="float" office:value="61.17" table:style-name="ce55">
            <text:p>61.17</text:p>
          </table:table-cell>
          <table:table-cell office:value-type="float" office:value="64.19" table:style-name="ce55">
            <text:p>64.19</text:p>
          </table:table-cell>
          <table:table-cell office:value-type="float" office:value="65.989999999999995" table:style-name="ce55">
            <text:p>65.99</text:p>
          </table:table-cell>
          <table:table-cell office:value-type="float" office:value="67.290000000000006" table:style-name="ce55">
            <text:p>67.29</text:p>
          </table:table-cell>
          <table:table-cell office:value-type="float" office:value="71.239999999999995" table:style-name="ce55">
            <text:p>71.24</text:p>
          </table:table-cell>
          <table:table-cell office:value-type="float" office:value="76.13" table:style-name="ce55">
            <text:p>76.13</text:p>
          </table:table-cell>
          <table:table-cell office:value-type="float" office:value="78.239999999999995" table:style-name="ce55">
            <text:p>78.24</text:p>
          </table:table-cell>
          <table:table-cell office:value-type="float" office:value="80.75" table:style-name="ce55">
            <text:p>80.75</text:p>
          </table:table-cell>
          <table:table-cell office:value-type="float" office:value="83.36" table:style-name="ce55">
            <text:p>83.36</text:p>
          </table:table-cell>
          <table:table-cell office:value-type="float" office:value="83.13" table:style-name="ce55">
            <text:p>83.13</text:p>
          </table:table-cell>
          <table:table-cell office:value-type="float" office:value="82.33" table:style-name="ce55">
            <text:p>82.33</text:p>
          </table:table-cell>
          <table:table-cell office:value-type="float" office:value="81.77" table:style-name="ce55">
            <text:p>81.77</text:p>
          </table:table-cell>
          <table:table-cell table:style-name="ce55"/>
          <table:table-cell office:value-type="float" office:value="82.68" table:style-name="ce55">
            <text:p>82.68</text:p>
          </table:table-cell>
          <table:table-cell office:value-type="float" office:value="83.45" table:style-name="ce55">
            <text:p>83.45</text:p>
          </table:table-cell>
          <table:table-cell office:value-type="float" office:value="84.96" table:style-name="ce55">
            <text:p>84.96</text:p>
          </table:table-cell>
          <table:table-cell table:number-columns-repeated="16349" table:style-name="ce1"/>
        </table:table-row>
        <table:table-row table:style-name="ro2">
          <table:table-cell table:style-name="ce7"/>
          <table:table-cell office:value-type="string" table:style-name="ce12">
            <text:p>E06000030</text:p>
          </table:table-cell>
          <table:table-cell office:value-type="string" table:style-name="ce12">
            <text:p>Swindon</text:p>
          </table:table-cell>
          <table:table-cell table:style-name="ce58"/>
          <table:table-cell table:style-name="ce58"/>
          <table:table-cell table:style-name="ce58"/>
          <table:table-cell table:style-name="ce58"/>
          <table:table-cell table:style-name="ce58"/>
          <table:table-cell office:value-type="float" office:value="36.81" table:style-name="ce58">
            <text:p>36.81</text:p>
          </table:table-cell>
          <table:table-cell office:value-type="float" office:value="37.35" table:style-name="ce58">
            <text:p>37.35</text:p>
          </table:table-cell>
          <table:table-cell office:value-type="float" office:value="38.01" table:style-name="ce55">
            <text:p>38.01</text:p>
          </table:table-cell>
          <table:table-cell office:value-type="float" office:value="38.840000000000003" table:style-name="ce55">
            <text:p>38.84</text:p>
          </table:table-cell>
          <table:table-cell office:value-type="float" office:value="41.48" table:style-name="ce55">
            <text:p>41.48</text:p>
          </table:table-cell>
          <table:table-cell office:value-type="float" office:value="44.1" table:style-name="ce55">
            <text:p>44.10</text:p>
          </table:table-cell>
          <table:table-cell office:value-type="float" office:value="46.8" table:style-name="ce55">
            <text:p>46.80</text:p>
          </table:table-cell>
          <table:table-cell office:value-type="float" office:value="47.67" table:style-name="ce55">
            <text:p>47.67</text:p>
          </table:table-cell>
          <table:table-cell office:value-type="float" office:value="49.64" table:style-name="ce55">
            <text:p>49.64</text:p>
          </table:table-cell>
          <table:table-cell office:value-type="float" office:value="51.92" table:style-name="ce55">
            <text:p>51.92</text:p>
          </table:table-cell>
          <table:table-cell office:value-type="float" office:value="54.48" table:style-name="ce55">
            <text:p>54.48</text:p>
          </table:table-cell>
          <table:table-cell office:value-type="float" office:value="58.41" table:style-name="ce55">
            <text:p>58.41</text:p>
          </table:table-cell>
          <table:table-cell office:value-type="float" office:value="60.65" table:style-name="ce55">
            <text:p>60.65</text:p>
          </table:table-cell>
          <table:table-cell office:value-type="float" office:value="62.55" table:style-name="ce55">
            <text:p>62.55</text:p>
          </table:table-cell>
          <table:table-cell office:value-type="float" office:value="63.91" table:style-name="ce55">
            <text:p>63.91</text:p>
          </table:table-cell>
          <table:table-cell office:value-type="float" office:value="69.040000000000006" table:style-name="ce55">
            <text:p>69.04</text:p>
          </table:table-cell>
          <table:table-cell office:value-type="float" office:value="76.25" table:style-name="ce55">
            <text:p>76.25</text:p>
          </table:table-cell>
          <table:table-cell office:value-type="float" office:value="79.38" table:style-name="ce55">
            <text:p>79.38</text:p>
          </table:table-cell>
          <table:table-cell office:value-type="float" office:value="79.69" table:style-name="ce55">
            <text:p>79.69</text:p>
          </table:table-cell>
          <table:table-cell office:value-type="float" office:value="81.709999999999994" table:style-name="ce55">
            <text:p>81.71</text:p>
          </table:table-cell>
          <table:table-cell office:value-type="float" office:value="81.61" table:style-name="ce55">
            <text:p>81.61</text:p>
          </table:table-cell>
          <table:table-cell office:value-type="float" office:value="81.28" table:style-name="ce55">
            <text:p>81.28</text:p>
          </table:table-cell>
          <table:table-cell office:value-type="float" office:value="80.58" table:style-name="ce55">
            <text:p>80.58</text:p>
          </table:table-cell>
          <table:table-cell table:style-name="ce55"/>
          <table:table-cell office:value-type="float" office:value="80.430000000000007" table:style-name="ce55">
            <text:p>80.43</text:p>
          </table:table-cell>
          <table:table-cell office:value-type="float" office:value="82.92" table:style-name="ce55">
            <text:p>82.92</text:p>
          </table:table-cell>
          <table:table-cell office:value-type="float" office:value="84.36" table:style-name="ce55">
            <text:p>84.36</text:p>
          </table:table-cell>
          <table:table-cell table:number-columns-repeated="16349" table:style-name="ce1"/>
        </table:table-row>
        <table:table-row table:style-name="ro2">
          <table:table-cell table:style-name="ce7"/>
          <table:table-cell office:value-type="string" table:style-name="ce12">
            <text:p>E07000190</text:p>
          </table:table-cell>
          <table:table-cell office:value-type="string" table:style-name="ce12">
            <text:p>Taunton Deane</text:p>
          </table:table-cell>
          <table:table-cell table:style-name="ce58"/>
          <table:table-cell table:style-name="ce58"/>
          <table:table-cell table:style-name="ce58"/>
          <table:table-cell table:style-name="ce58"/>
          <table:table-cell table:style-name="ce58"/>
          <table:table-cell office:value-type="float" office:value="37.9" table:style-name="ce58">
            <text:p>37.9</text:p>
          </table:table-cell>
          <table:table-cell office:value-type="float" office:value="38.01" table:style-name="ce58">
            <text:p>38.01</text:p>
          </table:table-cell>
          <table:table-cell office:value-type="float" office:value="38.979999999999997" table:style-name="ce55">
            <text:p>38.98</text:p>
          </table:table-cell>
          <table:table-cell office:value-type="float" office:value="40.58" table:style-name="ce55">
            <text:p>40.58</text:p>
          </table:table-cell>
          <table:table-cell office:value-type="float" office:value="42.34" table:style-name="ce55">
            <text:p>42.34</text:p>
          </table:table-cell>
          <table:table-cell office:value-type="float" office:value="43.97" table:style-name="ce55">
            <text:p>43.97</text:p>
          </table:table-cell>
          <table:table-cell office:value-type="float" office:value="46.09" table:style-name="ce55">
            <text:p>46.09</text:p>
          </table:table-cell>
          <table:table-cell office:value-type="float" office:value="47.18" table:style-name="ce55">
            <text:p>47.18</text:p>
          </table:table-cell>
          <table:table-cell office:value-type="float" office:value="49.06" table:style-name="ce55">
            <text:p>49.06</text:p>
          </table:table-cell>
          <table:table-cell office:value-type="float" office:value="51.76" table:style-name="ce55">
            <text:p>51.76</text:p>
          </table:table-cell>
          <table:table-cell office:value-type="float" office:value="54.34" table:style-name="ce55">
            <text:p>54.34</text:p>
          </table:table-cell>
          <table:table-cell office:value-type="float" office:value="58.15" table:style-name="ce55">
            <text:p>58.15</text:p>
          </table:table-cell>
          <table:table-cell office:value-type="float" office:value="60.32" table:style-name="ce55">
            <text:p>60.32</text:p>
          </table:table-cell>
          <table:table-cell office:value-type="float" office:value="62.1" table:style-name="ce55">
            <text:p>62.10</text:p>
          </table:table-cell>
          <table:table-cell office:value-type="float" office:value="64.16" table:style-name="ce55">
            <text:p>64.16</text:p>
          </table:table-cell>
          <table:table-cell office:value-type="float" office:value="68.52" table:style-name="ce55">
            <text:p>68.52</text:p>
          </table:table-cell>
          <table:table-cell office:value-type="float" office:value="73.540000000000006" table:style-name="ce55">
            <text:p>73.54</text:p>
          </table:table-cell>
          <table:table-cell office:value-type="float" office:value="81.19" table:style-name="ce55">
            <text:p>81.19</text:p>
          </table:table-cell>
          <table:table-cell office:value-type="float" office:value="82.07" table:style-name="ce55">
            <text:p>82.07</text:p>
          </table:table-cell>
          <table:table-cell office:value-type="float" office:value="83.89" table:style-name="ce55">
            <text:p>83.89</text:p>
          </table:table-cell>
          <table:table-cell office:value-type="float" office:value="83.33" table:style-name="ce55">
            <text:p>83.33</text:p>
          </table:table-cell>
          <table:table-cell office:value-type="float" office:value="81.709999999999994" table:style-name="ce55">
            <text:p>81.71</text:p>
          </table:table-cell>
          <table:table-cell office:value-type="float" office:value="81.06" table:style-name="ce55">
            <text:p>81.06</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45</text:p>
          </table:table-cell>
          <table:table-cell office:value-type="string" table:style-name="ce12">
            <text:p>Teignbridge</text:p>
          </table:table-cell>
          <table:table-cell table:style-name="ce58"/>
          <table:table-cell table:style-name="ce58"/>
          <table:table-cell table:style-name="ce58"/>
          <table:table-cell table:style-name="ce58"/>
          <table:table-cell table:style-name="ce58"/>
          <table:table-cell office:value-type="float" office:value="39.950000000000003" table:style-name="ce58">
            <text:p>39.95</text:p>
          </table:table-cell>
          <table:table-cell office:value-type="float" office:value="43.81" table:style-name="ce58">
            <text:p>43.81</text:p>
          </table:table-cell>
          <table:table-cell office:value-type="float" office:value="45.54" table:style-name="ce55">
            <text:p>45.54</text:p>
          </table:table-cell>
          <table:table-cell office:value-type="float" office:value="47.22" table:style-name="ce55">
            <text:p>47.22</text:p>
          </table:table-cell>
          <table:table-cell office:value-type="float" office:value="50.29" table:style-name="ce55">
            <text:p>50.29</text:p>
          </table:table-cell>
          <table:table-cell office:value-type="float" office:value="52.52" table:style-name="ce55">
            <text:p>52.52</text:p>
          </table:table-cell>
          <table:table-cell office:value-type="float" office:value="54.35" table:style-name="ce55">
            <text:p>54.35</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float" office:value="138.47" table:style-name="ce55">
            <text:p>138.47</text:p>
          </table:table-cell>
          <table:table-cell office:value-type="float" office:value="138" table:style-name="ce55">
            <text:p>138.00</text:p>
          </table:table-cell>
          <table:table-cell office:value-type="float" office:value="131.47999999999999" table:style-name="ce55">
            <text:p>131.48</text:p>
          </table:table-cell>
          <table:table-cell table:number-columns-repeated="16349" table:style-name="ce1"/>
        </table:table-row>
        <table:table-row table:style-name="ro2">
          <table:table-cell table:style-name="ce7"/>
          <table:table-cell office:value-type="string" table:style-name="ce12">
            <text:p>E07000083</text:p>
          </table:table-cell>
          <table:table-cell office:value-type="string" table:style-name="ce12">
            <text:p>Tewkesbury</text:p>
          </table:table-cell>
          <table:table-cell table:style-name="ce58"/>
          <table:table-cell table:style-name="ce58"/>
          <table:table-cell table:style-name="ce58"/>
          <table:table-cell table:style-name="ce58"/>
          <table:table-cell table:style-name="ce58"/>
          <table:table-cell office:value-type="float" office:value="36.81" table:style-name="ce58">
            <text:p>36.81</text:p>
          </table:table-cell>
          <table:table-cell office:value-type="float" office:value="39.1" table:style-name="ce58">
            <text:p>39.1</text:p>
          </table:table-cell>
          <table:table-cell office:value-type="float" office:value="41.14" table:style-name="ce55">
            <text:p>41.14</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27</text:p>
          </table:table-cell>
          <table:table-cell office:value-type="string" table:style-name="ce12">
            <text:p>Torbay</text:p>
          </table:table-cell>
          <table:table-cell table:style-name="ce58"/>
          <table:table-cell table:style-name="ce58"/>
          <table:table-cell table:style-name="ce58"/>
          <table:table-cell table:style-name="ce58"/>
          <table:table-cell table:style-name="ce58"/>
          <table:table-cell office:value-type="float" office:value="43.28" table:style-name="ce58">
            <text:p>43.28</text:p>
          </table:table-cell>
          <table:table-cell office:value-type="float" office:value="43.77" table:style-name="ce58">
            <text:p>43.77</text:p>
          </table:table-cell>
          <table:table-cell office:value-type="float" office:value="45.39" table:style-name="ce55">
            <text:p>45.39</text:p>
          </table:table-cell>
          <table:table-cell office:value-type="float" office:value="45.36" table:style-name="ce55">
            <text:p>45.36</text:p>
          </table:table-cell>
          <table:table-cell office:value-type="float" office:value="46.65" table:style-name="ce55">
            <text:p>46.65</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46</text:p>
          </table:table-cell>
          <table:table-cell office:value-type="string" table:style-name="ce12">
            <text:p>Torridge</text:p>
          </table:table-cell>
          <table:table-cell table:style-name="ce58"/>
          <table:table-cell table:style-name="ce58"/>
          <table:table-cell table:style-name="ce58"/>
          <table:table-cell table:style-name="ce58"/>
          <table:table-cell table:style-name="ce58"/>
          <table:table-cell office:value-type="float" office:value="36.4" table:style-name="ce58">
            <text:p>36.4</text:p>
          </table:table-cell>
          <table:table-cell office:value-type="float" office:value="38.950000000000003" table:style-name="ce58">
            <text:p>38.95</text:p>
          </table:table-cell>
          <table:table-cell office:value-type="float" office:value="41.9" table:style-name="ce55">
            <text:p>41.90</text:p>
          </table:table-cell>
          <table:table-cell office:value-type="float" office:value="45.65" table:style-name="ce55">
            <text:p>45.65</text:p>
          </table:table-cell>
          <table:table-cell office:value-type="float" office:value="45.65" table:style-name="ce55">
            <text:p>45.65</text:p>
          </table:table-cell>
          <table:table-cell office:value-type="float" office:value="47.23" table:style-name="ce55">
            <text:p>47.23</text:p>
          </table:table-cell>
          <table:table-cell office:value-type="float" office:value="50.02" table:style-name="ce55">
            <text:p>50.02</text:p>
          </table:table-cell>
          <table:table-cell office:value-type="float" office:value="50.95" table:style-name="ce55">
            <text:p>50.95</text:p>
          </table:table-cell>
          <table:table-cell office:value-type="float" office:value="52.63" table:style-name="ce55">
            <text:p>52.63</text:p>
          </table:table-cell>
          <table:table-cell office:value-type="float" office:value="54.79" table:style-name="ce55">
            <text:p>54.79</text:p>
          </table:table-cell>
          <table:table-cell office:value-type="string" table:style-name="ce55">
            <text:p>.</text:p>
          </table:table-cell>
          <table:table-cell office:value-type="string" table:style-name="ce55">
            <text:p>MY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47</text:p>
          </table:table-cell>
          <table:table-cell office:value-type="string" table:style-name="ce12">
            <text:p>West Devon</text:p>
          </table:table-cell>
          <table:table-cell table:style-name="ce58"/>
          <table:table-cell table:style-name="ce58"/>
          <table:table-cell table:style-name="ce58"/>
          <table:table-cell table:style-name="ce58"/>
          <table:table-cell table:style-name="ce58"/>
          <table:table-cell office:value-type="float" office:value="42.8" table:style-name="ce58">
            <text:p>42.8</text:p>
          </table:table-cell>
          <table:table-cell office:value-type="float" office:value="44.19" table:style-name="ce58">
            <text:p>44.19</text:p>
          </table:table-cell>
          <table:table-cell office:value-type="float" office:value="46.99" table:style-name="ce55">
            <text:p>46.99</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52</text:p>
          </table:table-cell>
          <table:table-cell office:value-type="string" table:style-name="ce12">
            <text:p>West Dorset</text:p>
          </table:table-cell>
          <table:table-cell table:style-name="ce58"/>
          <table:table-cell table:style-name="ce58"/>
          <table:table-cell table:style-name="ce58"/>
          <table:table-cell table:style-name="ce58"/>
          <table:table-cell table:style-name="ce58"/>
          <table:table-cell office:value-type="string" table:style-name="ce58">
            <text:p>LSVT</text:p>
          </table:table-cell>
          <table:table-cell office:value-type="string" table:style-name="ce58">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191</text:p>
          </table:table-cell>
          <table:table-cell office:value-type="string" table:style-name="ce12">
            <text:p>West Somerset</text:p>
          </table:table-cell>
          <table:table-cell table:style-name="ce58"/>
          <table:table-cell table:style-name="ce58"/>
          <table:table-cell table:style-name="ce58"/>
          <table:table-cell table:style-name="ce58"/>
          <table:table-cell table:style-name="ce58"/>
          <table:table-cell office:value-type="float" office:value="50.48" table:style-name="ce58">
            <text:p>50.48</text:p>
          </table:table-cell>
          <table:table-cell office:value-type="float" office:value="50.5" table:style-name="ce58">
            <text:p>50.5</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233</text:p>
          </table:table-cell>
          <table:table-cell office:value-type="string" table:style-name="ce12">
            <text:p>West Wiltshire</text:p>
          </table:table-cell>
          <table:table-cell table:style-name="ce58"/>
          <table:table-cell table:style-name="ce58"/>
          <table:table-cell table:style-name="ce58"/>
          <table:table-cell table:style-name="ce58"/>
          <table:table-cell table:style-name="ce58"/>
          <table:table-cell office:value-type="float" office:value="48.39" table:style-name="ce58">
            <text:p>48.39</text:p>
          </table:table-cell>
          <table:table-cell office:value-type="float" office:value="49.09" table:style-name="ce58">
            <text:p>49.09</text:p>
          </table:table-cell>
          <table:table-cell office:value-type="float" office:value="49.69" table:style-name="ce55">
            <text:p>49.69</text:p>
          </table:table-cell>
          <table:table-cell office:value-type="float" office:value="51.06" table:style-name="ce55">
            <text:p>51.06</text:p>
          </table:table-cell>
          <table:table-cell office:value-type="float" office:value="51.95" table:style-name="ce55">
            <text:p>51.95</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7000053</text:p>
          </table:table-cell>
          <table:table-cell office:value-type="string" table:style-name="ce12">
            <text:p>Weymouth and Portland</text:p>
          </table:table-cell>
          <table:table-cell table:style-name="ce58"/>
          <table:table-cell table:style-name="ce58"/>
          <table:table-cell table:style-name="ce58"/>
          <table:table-cell table:style-name="ce58"/>
          <table:table-cell table:style-name="ce58"/>
          <table:table-cell office:value-type="float" office:value="37.409999999999997" table:style-name="ce58">
            <text:p>37.41</text:p>
          </table:table-cell>
          <table:table-cell office:value-type="float" office:value="39.65" table:style-name="ce58">
            <text:p>39.65</text:p>
          </table:table-cell>
          <table:table-cell office:value-type="float" office:value="43.07" table:style-name="ce55">
            <text:p>43.07</text:p>
          </table:table-cell>
          <table:table-cell office:value-type="float" office:value="45.21" table:style-name="ce55">
            <text:p>45.21</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office:value-type="string" table:style-name="ce55">
            <text:p>LSVT</text:p>
          </table:table-cell>
          <table:table-cell table:style-name="ce55"/>
          <table:table-cell office:value-type="string" table:style-name="ce55">
            <text:p>..</text:p>
          </table:table-cell>
          <table:table-cell office:value-type="string" table:style-name="ce55">
            <text:p>..</text:p>
          </table:table-cell>
          <table:table-cell office:value-type="string" table:style-name="ce55">
            <text:p>..</text:p>
          </table:table-cell>
          <table:table-cell table:number-columns-repeated="16349" table:style-name="ce1"/>
        </table:table-row>
        <table:table-row table:style-name="ro2">
          <table:table-cell table:style-name="ce7"/>
          <table:table-cell office:value-type="string" table:style-name="ce12">
            <text:p>E06000054</text:p>
          </table:table-cell>
          <table:table-cell office:value-type="string" table:style-name="ce12">
            <text:p>Wiltshire</text:p>
          </table:table-cell>
          <table:table-cell table:style-name="ce58"/>
          <table:table-cell table:style-name="ce58"/>
          <table:table-cell table:style-name="ce58"/>
          <table:table-cell table:style-name="ce58"/>
          <table:table-cell table:style-name="ce58"/>
          <table:table-cell office:value-type="string" table:style-name="ce58">
            <text:p>..</text:p>
          </table:table-cell>
          <table:table-cell office:value-type="string" table:style-name="ce58">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float" office:value="73.56" table:style-name="ce55">
            <text:p>73.56</text:p>
          </table:table-cell>
          <table:table-cell office:value-type="float" office:value="73.400000000000006" table:style-name="ce55">
            <text:p>73.40</text:p>
          </table:table-cell>
          <table:table-cell office:value-type="float" office:value="77.25" table:style-name="ce55">
            <text:p>77.25</text:p>
          </table:table-cell>
          <table:table-cell office:value-type="float" office:value="87.62" table:style-name="ce55">
            <text:p>87.62</text:p>
          </table:table-cell>
          <table:table-cell office:value-type="float" office:value="85.27" table:style-name="ce55">
            <text:p>85.27</text:p>
          </table:table-cell>
          <table:table-cell office:value-type="float" office:value="88.64" table:style-name="ce55">
            <text:p>88.64</text:p>
          </table:table-cell>
          <table:table-cell office:value-type="float" office:value="90.57" table:style-name="ce55">
            <text:p>90.57</text:p>
          </table:table-cell>
          <table:table-cell office:value-type="float" office:value="89.76" table:style-name="ce55">
            <text:p>89.76</text:p>
          </table:table-cell>
          <table:table-cell office:value-type="float" office:value="89.23" table:style-name="ce55">
            <text:p>89.23</text:p>
          </table:table-cell>
          <table:table-cell office:value-type="float" office:value="88.72" table:style-name="ce55">
            <text:p>88.72</text:p>
          </table:table-cell>
          <table:table-cell table:style-name="ce55"/>
          <table:table-cell office:value-type="float" office:value="87.98" table:style-name="ce55">
            <text:p>87.98</text:p>
          </table:table-cell>
          <table:table-cell office:value-type="float" office:value="90.45" table:style-name="ce55">
            <text:p>90.45</text:p>
          </table:table-cell>
          <table:table-cell office:value-type="float" office:value="91.78" table:style-name="ce55">
            <text:p>91.78</text:p>
          </table:table-cell>
          <table:table-cell table:number-columns-repeated="16349" table:style-name="ce1"/>
        </table:table-row>
        <table:table-row table:style-name="ro2">
          <table:table-cell table:number-columns-repeated="31" table:style-name="ce27"/>
          <table:table-cell table:style-name="ce7"/>
          <table:table-cell table:number-columns-repeated="3" table:style-name="ce27"/>
          <table:table-cell table:number-columns-repeated="16349" table:style-name="ce1"/>
        </table:table-row>
        <table:table-row table:style-name="ro2">
          <table:table-cell table:number-columns-repeated="33" table:style-name="ce7"/>
          <table:table-cell table:number-columns-repeated="2" table:style-name="ce1"/>
          <table:table-cell table:number-columns-repeated="16349"/>
        </table:table-row>
        <table:table-row table:style-name="ro2">
          <table:table-cell office:value-type="string" table:style-name="ce28">
            <text:p>"." <text:s/>Data not available - For a few local authorities no rent figure is given because the stock is now very small and the local authority no longer reports average rents.</text:p>
          </table:table-cell>
          <table:table-cell table:number-columns-repeated="11" table:style-name="ce28"/>
          <table:table-cell table:number-columns-repeated="21" table:style-name="ce7"/>
          <table:table-cell table:number-columns-repeated="16351" table:style-name="ce1"/>
        </table:table-row>
        <table:table-row table:style-name="ro2">
          <table:table-cell office:value-type="string" table:style-name="ce12">
            <text:p>".." not applicable</text:p>
          </table:table-cell>
          <table:table-cell table:number-columns-repeated="11" table:style-name="ce28"/>
          <table:table-cell table:number-columns-repeated="22" table:style-name="ce7"/>
          <table:table-cell table:number-columns-repeated="16350" table:style-name="ce1"/>
        </table:table-row>
        <table:table-row table:style-name="ro2">
          <table:table-cell office:value-type="string" table:style-name="ce29">
            <text:p>"LSVT" <text:s/>Large Scale Voluntary Transfer - All or most of the local authority's stock has been transferred to the Private Registered Provider sector, so the average rent is no longer applicable. LSVTs are not taken into account when calculating national averages</text:p>
          </table:table-cell>
          <table:table-cell table:number-columns-repeated="11" table:style-name="ce28"/>
          <table:table-cell table:number-columns-repeated="22" table:style-name="ce7"/>
          <table:table-cell table:number-columns-repeated="16350" table:style-name="ce1"/>
        </table:table-row>
        <table:table-row table:style-name="ro2">
          <table:table-cell office:value-type="string" table:style-name="ce29">
            <text:p>"MYT" <text:s/>Mid-Year Transfer - local authorities that have transferred their stock in full, part way through the financial year and this information is only provided for 2003-04 onwards.</text:p>
          </table:table-cell>
          <table:table-cell table:number-columns-repeated="11" table:style-name="ce28"/>
          <table:table-cell table:number-columns-repeated="22" table:style-name="ce7"/>
          <table:table-cell table:number-columns-repeated="16350" table:style-name="ce1"/>
        </table:table-row>
        <table:table-row table:style-name="ro2">
          <table:table-cell table:number-columns-repeated="16384"/>
        </table:table-row>
        <table:table-row table:style-name="ro2">
          <table:table-cell office:value-type="string" table:style-name="ce30">
            <text:p>Notes:</text:p>
          </table:table-cell>
          <table:table-cell table:number-columns-repeated="11" table:style-name="ce31"/>
          <table:table-cell table:number-columns-repeated="22" table:style-name="ce7"/>
          <table:table-cell table:number-columns-repeated="16350" table:style-name="ce1"/>
        </table:table-row>
        <table:table-row table:style-name="ro2">
          <table:table-cell office:value-type="string" table:style-name="ce32">
            <text:p>1. Rents data are based on the financial year. Stock figures used to estimate the average for England are taken at 31 March of the same year (up to 2017-18, this was 1 April of the following financial year).</text:p>
          </table:table-cell>
          <table:table-cell table:style-name="ce33"/>
          <table:table-cell table:number-columns-repeated="10" table:style-name="ce34"/>
          <table:table-cell table:number-columns-repeated="22" table:style-name="ce7"/>
          <table:table-cell table:number-columns-repeated="16350" table:style-name="ce1"/>
        </table:table-row>
        <table:table-row table:style-name="ro2">
          <table:table-cell office:value-type="string" table:style-name="ce32">
            <text:p>2. Before 2011-12, local authority rent data were taken from the Housing Revenue Account (HRA) second subsidy claim form. Between 2011-12 and 2018-19, local authority rent data were taken from the Local Authority Housing Statistics (LAHS) return and only included stock held within an HRA. For 2019-20 onwards, local authority rent data were taken from the Local Authority Data Return (LADR), collected by the Regulator of Social Housing. The LADR data collection counts all stock including that held outside of an HRA. Therefore we have marked a discontinuity in the table.</text:p>
          </table:table-cell>
          <table:table-cell table:number-columns-repeated="5" table:style-name="ce35"/>
          <table:table-cell table:number-columns-repeated="6" table:style-name="ce36"/>
          <table:table-cell table:number-columns-repeated="22" table:style-name="ce7"/>
          <table:table-cell table:number-columns-repeated="16350" table:style-name="ce1"/>
        </table:table-row>
        <table:table-row table:style-name="ro2">
          <table:table-cell office:value-type="string" table:style-name="ce32">
            <text:p>3. Before 2003-04, national average rent data were estimated using total stock figures from the HRA second subsidy claim form. National average rent data since 2003-04 were estimated using total stock figures from the HRA audited base claim form. From 2011-12 to 2018-19, stock figures from LAHS were used to estimate national average rent. From 2019-20, stock figures were taken from the Local Authority Data Return (LADR), published by the Regulator for Social Housing.</text:p>
          </table:table-cell>
          <table:table-cell table:number-columns-repeated="5" table:style-name="ce35"/>
          <table:table-cell table:number-columns-repeated="6" table:style-name="ce36"/>
          <table:table-cell table:number-columns-repeated="22" table:style-name="ce7"/>
          <table:table-cell table:number-columns-repeated="16350" table:style-name="ce1"/>
        </table:table-row>
        <table:table-row table:style-name="ro2">
          <table:table-cell office:value-type="string" table:style-name="ce32">
            <text:p>4. Average rents data for 2003-04 and onwards were based on a standardised 52 week collection calculated by DLUHC from figures provided by local authorities. Data prior to 2003-04 may have been reported on various different collection scales. From 2019-20, rent figures were taken from the Local Authority Data Return (LADR), published by the Regulator for Social Housing.</text:p>
          </table:table-cell>
          <table:table-cell table:number-columns-repeated="4" table:style-name="ce37"/>
          <table:table-cell table:number-columns-repeated="7" table:style-name="ce38"/>
          <table:table-cell table:number-columns-repeated="22" table:style-name="ce7"/>
          <table:table-cell table:number-columns-repeated="16350" table:style-name="ce1"/>
        </table:table-row>
        <table:table-row table:style-name="ro2">
          <table:table-cell office:value-type="string" table:style-name="ce32">
            <text:p>5. For some local authorities the average rent for 2003-04 is lower than in 2002-03. This may be due to some local authorities supplying net rents excluding service charges from 2003-04 onwards. Prior to 2003-04 some local authorities may have been including service charges in their rent figures.</text:p>
          </table:table-cell>
          <table:table-cell table:number-columns-repeated="4" table:style-name="ce39"/>
          <table:table-cell table:number-columns-repeated="7" table:style-name="ce40"/>
          <table:table-cell table:number-columns-repeated="22" table:style-name="ce7"/>
          <table:table-cell table:number-columns-repeated="16350" table:style-name="ce1"/>
        </table:table-row>
        <table:table-row table:style-name="ro2">
          <table:table-cell office:value-type="string" table:style-name="ce32">
            <text:p>6. For 2008-09, stock figures for local authorities where administrative boundaries changed on 1 April 2009 were taken from the HRA 2nd advance subsidy form as at 1 April 2010. <text:s/>Ordinarily stock figures would be taken from the HRA audited base claim form, however these figures were collected on the local authority boundaries post 1 April 2009 and could not be reconciled with rents figures for 2008/09, which were collected on local authority boundaries pre 1 April 2009.</text:p>
          </table:table-cell>
          <table:table-cell table:number-columns-repeated="4" table:style-name="ce41"/>
          <table:table-cell table:number-columns-repeated="7" table:style-name="ce42"/>
          <table:table-cell table:number-columns-repeated="22" table:style-name="ce7"/>
          <table:table-cell table:number-columns-repeated="16350" table:style-name="ce1"/>
        </table:table-row>
        <table:table-row table:style-name="ro2">
          <table:table-cell office:value-type="string" table:style-name="ce32">
            <text:p>7. Average weekly rents are a weighted average of both social rent and affordable rent units since affordable rent was introduced in 2012.</text:p>
          </table:table-cell>
          <table:table-cell table:number-columns-repeated="4" table:style-name="ce41"/>
          <table:table-cell table:number-columns-repeated="7" table:style-name="ce42"/>
          <table:table-cell table:number-columns-repeated="22" table:style-name="ce7"/>
          <table:table-cell table:number-columns-repeated="16350" table:style-name="ce1"/>
        </table:table-row>
        <table:table-row table:style-name="ro2">
          <table:table-cell office:value-type="string" table:style-name="ce43">
            <text:p>8. Historical data for 1991-92 to 1997-98 has been added, using data from the National Archives. For 1991-92 to 1995-96 only regional figures are available.</text:p>
          </table:table-cell>
          <table:table-cell table:number-columns-repeated="11" table:style-name="ce28"/>
          <table:table-cell table:number-columns-repeated="22" table:style-name="ce7"/>
          <table:table-cell table:number-columns-repeated="16350" table:style-name="ce1"/>
        </table:table-row>
        <table:table-row table:style-name="ro2">
          <table:table-cell office:value-type="string" table:style-name="ce43">
            <text:p>9. Imputations have been removed for years 2012-13 to 2014-15 for consistency with other years. This has resulted in some changes to the regional and national figures for those years.<text:s/></text:p>
          </table:table-cell>
          <table:table-cell table:number-columns-repeated="11" table:style-name="ce28"/>
          <table:table-cell table:number-columns-repeated="22" table:style-name="ce7"/>
          <table:table-cell table:number-columns-repeated="16350" table:style-name="ce1"/>
        </table:table-row>
        <table:table-row table:style-name="ro2">
          <table:table-cell office:value-type="string" table:style-name="ce43">
            <text:p>10. There have been revisions to some local authority data across the years. This has resulted in changes to regional/national figures.</text:p>
          </table:table-cell>
          <table:table-cell table:number-columns-repeated="11" table:style-name="ce28"/>
          <table:table-cell table:number-columns-repeated="22" table:style-name="ce7"/>
          <table:table-cell table:number-columns-repeated="16350" table:style-name="ce1"/>
        </table:table-row>
        <table:table-row table:style-name="ro2">
          <table:table-cell table:style-name="ce44"/>
          <table:table-cell table:number-columns-repeated="11" table:style-name="ce28"/>
          <table:table-cell table:number-columns-repeated="22" table:style-name="ce7"/>
          <table:table-cell table:number-columns-repeated="16350" table:style-name="ce1"/>
        </table:table-row>
        <table:table-row table:style-name="ro2">
          <table:table-cell office:value-type="string" table:style-name="ce45">
            <text:p>Sources:<text:s/></text:p>
          </table:table-cell>
          <table:table-cell table:number-columns-repeated="11" table:style-name="ce28"/>
          <table:table-cell table:number-columns-repeated="22" table:style-name="ce7"/>
          <table:table-cell table:number-columns-repeated="16350" table:style-name="ce1"/>
        </table:table-row>
        <table:table-row table:style-name="ro2">
          <table:table-cell office:value-type="string" table:style-name="ce46">
            <text:p>DCLG Housing Revenue Account (HRA) base and second claim forms</text:p>
          </table:table-cell>
          <table:table-cell table:number-columns-repeated="11" table:style-name="ce28"/>
          <table:table-cell table:number-columns-repeated="22" table:style-name="ce7"/>
          <table:table-cell table:number-columns-repeated="16350" table:style-name="ce1"/>
        </table:table-row>
        <table:table-row table:style-name="ro2">
          <table:table-cell office:value-type="string" table:style-name="ce46">
            <text:p>DCLG Housing Subsidy Claim Form</text:p>
          </table:table-cell>
          <table:table-cell table:number-columns-repeated="11" table:style-name="ce28"/>
          <table:table-cell table:number-columns-repeated="22" table:style-name="ce7"/>
          <table:table-cell table:number-columns-repeated="16350" table:style-name="ce1"/>
        </table:table-row>
        <table:table-row table:style-name="ro2">
          <table:table-cell office:value-type="string" table:style-name="ce47">
            <text:p>DLUHC Local Authority Housing Statistics</text:p>
          </table:table-cell>
          <table:table-cell table:number-columns-repeated="11" table:style-name="ce28"/>
          <table:table-cell table:number-columns-repeated="22" table:style-name="ce7"/>
          <table:table-cell table:number-columns-repeated="16350" table:style-name="ce1"/>
        </table:table-row>
        <table:table-row table:style-name="ro2">
          <table:table-cell office:value-type="string" table:style-name="ce47">
            <text:p>Regulator of Social Housing (RSH) Local Authority Data Return</text:p>
          </table:table-cell>
          <table:table-cell table:number-columns-repeated="11" table:style-name="ce28"/>
          <table:table-cell table:number-columns-repeated="22" table:style-name="ce7"/>
          <table:table-cell table:number-columns-repeated="16350" table:style-name="ce1"/>
        </table:table-row>
        <table:table-row table:style-name="ro2">
          <table:table-cell table:number-columns-repeated="16384"/>
        </table:table-row>
        <table:table-row table:style-name="ro2">
          <table:table-cell office:value-type="string" table:style-name="ce48">
            <text:p>Contact:</text:p>
          </table:table-cell>
          <table:table-cell table:number-columns-repeated="33" table:style-name="ce7"/>
          <table:table-cell table:number-columns-repeated="16350" table:style-name="ce1"/>
        </table:table-row>
        <table:table-row table:style-name="ro2">
          <table:table-cell office:value-type="string" table:style-name="ce49">
            <text:p><text:a xlink:href="mailto:housing.statistics@levellingup.gov.uk">housing.statistics@levellingup.gov.uk</text:a></text:p>
          </table:table-cell>
          <table:table-cell table:number-columns-repeated="33" table:style-name="ce7"/>
          <table:table-cell table:number-columns-repeated="16350" table:style-name="ce1"/>
        </table:table-row>
        <table:table-row table:style-name="ro2">
          <table:table-cell table:style-name="ce50"/>
          <table:table-cell table:number-columns-repeated="33" table:style-name="ce7"/>
          <table:table-cell table:number-columns-repeated="16350" table:style-name="ce1"/>
        </table:table-row>
        <table:table-row table:style-name="ro2">
          <table:table-cell office:value-type="string" table:style-name="ce64">
            <text:p>Latest update:<text:span text:style-name="T1"><text:s/>16 February 2023</text:span></text:p>
          </table:table-cell>
          <table:table-cell table:number-columns-repeated="33" table:style-name="ce7"/>
          <table:table-cell table:number-columns-repeated="16350" table:style-name="ce1"/>
        </table:table-row>
        <table:table-row table:style-name="ro2">
          <table:table-cell office:value-type="string" table:style-name="ce64">
            <text:p>Next update:<text:span text:style-name="T2"><text:s/>February 2024</text:span></text:p>
          </table:table-cell>
          <table:table-cell table:number-columns-repeated="33" table:style-name="ce7"/>
          <table:table-cell table:number-columns-repeated="16350" table:style-name="ce1"/>
        </table:table-row>
        <table:table-row table:number-rows-repeated="1048141" table:style-name="ro2">
          <table:table-cell table:number-columns-repeated="16384"/>
        </table:table-row>
        <table:named-expressions>
          <table:named-expression table:name="Local_Authority_Housing_Statistics_dataset__England_2013_14__Section_A" table:expression="of:=[.#REF!]" table:base-cell-address="LT_702_2021.$A$1"/>
          <table:named-expression table:name="Local_Authority_Housing_Statistics_dataset__England_2013_14__Section_C" table:expression="of:=[.#REF!]" table:base-cell-address="LT_702_2021.$A$1"/>
          <table:named-expression table:name="Local_Authority_Housing_Statistics_dataset__England_2013_14__Section_D" table:expression="of:=[.#REF!]" table:base-cell-address="LT_702_2021.$A$1"/>
          <table:named-expression table:name="Local_Authority_Housing_Statistics_dataset__England_2013_14__Section_E" table:expression="of:=[.#REF!]" table:base-cell-address="LT_702_2021.$A$1"/>
          <table:named-expression table:name="Local_Authority_Housing_Statistics_dataset__England_2013_14__Section_F" table:expression="of:=[.#REF!]" table:base-cell-address="LT_702_2021.$A$1"/>
          <table:named-expression table:name="Local_Authority_Housing_Statistics_dataset__England_2013_14__Section_G" table:expression="of:=[.#REF!]" table:base-cell-address="LT_702_2021.$A$1"/>
          <table:named-expression table:name="Local_Authority_Housing_Statistics_dataset__England_2013_14__Section_H" table:expression="of:=[.#REF!]" table:base-cell-address="LT_702_2021.$A$1"/>
          <table:named-expression table:name="Local_Authority_Housing_Statistics_dataset__England_2013_14__Section_I" table:expression="of:=[.#REF!]" table:base-cell-address="LT_702_2021.$A$1"/>
          <table:named-expression table:name="Local_Authority_Housing_Statistics_dataset__including_imputed_data___England_2013_14__Section_B" table:expression="of:=[.#REF!]" table:base-cell-address="LT_702_2021.$A$1"/>
          <table:named-expression table:name="ugh" table:expression="of:=[.#REF!]" table:base-cell-address="LT_702_2021.$A$1"/>
        </table:named-expressions>
      </table:table>
      <table:named-expressions>
        <table:named-expression table:name="Local_Authority_Housing_Statistics_dataset__England_2013_14__Section_A" table:expression="of:=[.#REF!]" table:base-cell-address="LT_702_2021.$A$1"/>
        <table:named-expression table:name="Local_Authority_Housing_Statistics_dataset__England_2013_14__Section_C" table:expression="of:=[.#REF!]" table:base-cell-address="LT_702_2021.$A$1"/>
        <table:named-expression table:name="Local_Authority_Housing_Statistics_dataset__England_2013_14__Section_D" table:expression="of:=[.#REF!]" table:base-cell-address="LT_702_2021.$A$1"/>
        <table:named-expression table:name="Local_Authority_Housing_Statistics_dataset__England_2013_14__Section_E" table:expression="of:=[.#REF!]" table:base-cell-address="LT_702_2021.$A$1"/>
        <table:named-expression table:name="Local_Authority_Housing_Statistics_dataset__England_2013_14__Section_F" table:expression="of:=[.#REF!]" table:base-cell-address="LT_702_2021.$A$1"/>
        <table:named-expression table:name="Local_Authority_Housing_Statistics_dataset__England_2013_14__Section_G" table:expression="of:=[.#REF!]" table:base-cell-address="LT_702_2021.$A$1"/>
        <table:named-expression table:name="Local_Authority_Housing_Statistics_dataset__England_2013_14__Section_H" table:expression="of:=[.#REF!]" table:base-cell-address="LT_702_2021.$A$1"/>
        <table:named-expression table:name="Local_Authority_Housing_Statistics_dataset__England_2013_14__Section_I" table:expression="of:=[.#REF!]" table:base-cell-address="LT_702_2021.$A$1"/>
        <table:named-expression table:name="Local_Authority_Housing_Statistics_dataset__including_imputed_data___England_2013_14__Section_B" table:expression="of:=[.#REF!]" table:base-cell-address="LT_702_2021.$A$1"/>
        <table:named-expression table:name="ugh" table:expression="of:=[.#REF!]" table:base-cell-address="LT_702_202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text-style style:name="N30">
      <number:text-content/>
    </number:text-style>
    <number:number-style style:name="N36">
      <number:number number:decimal-places="2" number:min-decimal-places="2" number:min-integer-digits="1"/>
      <number:text> </number:text>
    </number:number-style>
    <style:style style:name="cf1" style:family="table-cell" style:data-style-name="N0">
      <style:table-cell-properties fo:background-color="#FFC7CE"/>
      <style:text-properties fo:color="#9C0006"/>
    </style:style>
    <style:style style:name="cf10" style:family="table-cell" style:data-style-name="N0">
      <style:table-cell-properties fo:background-color="#FFC7CE"/>
      <style:text-properties fo:color="#9C0006"/>
    </style:style>
    <style:style style:name="cf11" style:family="table-cell" style:data-style-name="N0">
      <style:text-properties fo:color="#A6A6A6"/>
    </style:style>
    <style:style style:name="cf12" style:family="table-cell" style:data-style-name="N0">
      <style:table-cell-properties fo:background-color="#FFC7CE"/>
      <style:text-properties fo:color="#9C0006"/>
    </style:style>
    <style:style style:name="cf13" style:family="table-cell" style:data-style-name="N0">
      <style:text-properties fo:color="#A6A6A6"/>
    </style:style>
    <style:style style:name="cf14" style:family="table-cell" style:data-style-name="N0">
      <style:table-cell-properties fo:background-color="#FFC7CE"/>
      <style:text-properties fo:color="#9C0006"/>
    </style:style>
    <style:style style:name="cf15" style:family="table-cell" style:data-style-name="N0">
      <style:text-properties fo:color="#A6A6A6"/>
    </style:style>
    <style:style style:name="cf16" style:family="table-cell" style:data-style-name="N0">
      <style:table-cell-properties fo:background-color="#FFC7CE"/>
      <style:text-properties fo:color="#9C0006"/>
    </style:style>
    <style:style style:name="cf17" style:family="table-cell" style:data-style-name="N0">
      <style:text-properties fo:color="#A6A6A6"/>
    </style:style>
    <style:style style:name="cf18" style:family="table-cell" style:data-style-name="N0">
      <style:table-cell-properties fo:background-color="#FFC7CE"/>
      <style:text-properties fo:color="#9C0006"/>
    </style:style>
    <style:style style:name="cf2" style:family="table-cell" style:data-style-name="N0">
      <style:text-properties fo:color="#A6A6A6"/>
    </style:style>
    <style:style style:name="cf3" style:family="table-cell" style:data-style-name="N0">
      <style:text-properties fo:color="#A6A6A6"/>
    </style:style>
    <style:style style:name="cf4" style:family="table-cell" style:data-style-name="N0">
      <style:table-cell-properties fo:background-color="#FFC7CE"/>
      <style:text-properties fo:color="#9C0006"/>
    </style:style>
    <style:style style:name="cf5" style:family="table-cell" style:data-style-name="N0">
      <style:text-properties fo:color="#A6A6A6"/>
    </style:style>
    <style:style style:name="cf6" style:family="table-cell" style:data-style-name="N0">
      <style:table-cell-properties fo:background-color="#FFC7CE"/>
      <style:text-properties fo:color="#9C0006"/>
    </style:style>
    <style:style style:name="cf7" style:family="table-cell" style:data-style-name="N0">
      <style:text-properties fo:color="#A6A6A6"/>
    </style:style>
    <style:style style:name="cf8" style:family="table-cell" style:data-style-name="N0">
      <style:table-cell-properties fo:background-color="#FFC7CE"/>
      <style:text-properties fo:color="#9C0006"/>
    </style:style>
    <style:style style:name="cf9" style:family="table-cell" style:data-style-name="N0">
      <style:text-properties fo:color="#A6A6A6"/>
    </style:style>
    <style:style style:name="Hyperlink" style:family="table-cell" style:data-style-name="N0">
      <style:text-properties fo:color="#0563C1"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f19" style:family="table-cell">
      <style:text-properties fo:color="#A6A6A6" style:font-family-generic="swiss"/>
    </style:style>
    <style:style style:name="cf20" style:family="table-cell">
      <style:table-cell-properties fo:background-color="#FFC7CE"/>
      <style:text-properties fo:color="#9C0006"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726</meta:generator>
    <meta:initial-creator>Niall Mcsharry</meta:initial-creator>
    <dc:creator>Alistair Rice</dc:creator>
    <meta:creation-date>2021-12-06T09:09:03Z</meta:creation-date>
    <dc:date>2023-02-16T08:42:29Z</dc:date>
  </office:meta>
</office:document-meta>
</file>